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28in"/>
    </style:style>
    <style:style style:name="co2" style:family="table-column">
      <style:table-column-properties fo:break-before="auto" style:column-width="0.194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0.55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background-color="transparent"/>
    </style:style>
    <style:style style:name="ce25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124">
      <style:table-cell-properties fo:background-color="transparent"/>
    </style:style>
    <style:style style:name="ce10" style:family="table-cell" style:parent-style-name="Default" style:data-style-name="N135">
      <style:table-cell-properties fo:background-color="transparent"/>
    </style:style>
    <style:style style:name="ce15" style:family="table-cell" style:parent-style-name="Default" style:data-style-name="N137">
      <style:table-cell-properties fo:background-color="transparent"/>
    </style:style>
    <style:style style:name="ce29" style:family="table-cell" style:parent-style-name="Default" style:data-style-name="N136">
      <style:table-cell-properties fo:background-color="transparent"/>
    </style:style>
    <style:style style:name="ce30" style:family="table-cell" style:parent-style-name="Default" style:data-style-name="N4">
      <style:table-cell-properties fo:background-color="transparent"/>
    </style:style>
    <style:style style:name="ce35" style:family="table-cell" style:parent-style-name="Default" style:data-style-name="N131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>
      <style:table-cell-properties fo:background-color="#f6f9d4"/>
    </style:style>
    <style:style style:name="ce40" style:family="table-cell" style:parent-style-name="Default">
      <style:table-cell-properties fo:background-color="#f7d1d5"/>
    </style:style>
    <style:style style:name="ce41" style:family="table-cell" style:parent-style-name="Default">
      <style:table-cell-properties fo:background-color="#b3cac7"/>
    </style:style>
    <style:style style:name="ce46" style:family="table-cell" style:parent-style-name="Default">
      <style:table-cell-properties fo:background-color="#e0c2cd"/>
    </style:style>
    <style:style style:name="ce43" style:family="table-cell" style:parent-style-name="Default">
      <style:table-cell-properties fo:background-color="#ffffa6"/>
    </style:style>
    <style:style style:name="ce44" style:family="table-cell" style:parent-style-name="Default" style:data-style-name="N123">
      <style:table-cell-properties fo:background-color="transparent"/>
    </style:style>
    <style:style style:name="ce49" style:family="table-cell" style:parent-style-name="Default" style:data-style-name="N1">
      <style:table-cell-properties fo:background-color="transparent"/>
    </style:style>
    <style:style style:name="ce50" style:family="table-cell" style:parent-style-name="Default">
      <style:table-cell-properties fo:background-color="#81d41a"/>
    </style:style>
    <style:style style:name="ce2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5-6-4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number-columns-repeated="10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5" table:number-columns-repeated="4" table:default-cell-style-name="ce11"/>
        <table:table-column table:style-name="co4" table:number-columns-repeated="2" table:default-cell-style-name="ce11"/>
        <table:table-column table:style-name="co6" table:number-columns-repeated="2" table:default-cell-style-name="ce11"/>
        <table:table-column table:style-name="co7" table:number-columns-repeated="990" table:default-cell-style-name="ce1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number-columns-repeated="7"/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736" calcext:value-type="float">
            <text:p>1.26736</text:p>
          </table:table-cell>
          <table:table-cell office:value-type="float" office:value="3.61062" calcext:value-type="float">
            <text:p>3.61062</text:p>
          </table:table-cell>
          <table:table-cell office:value-type="float" office:value="3.4749" calcext:value-type="float">
            <text:p>3.4749</text:p>
          </table:table-cell>
          <table:table-cell office:value-type="float" office:value="3.76119" calcext:value-type="float">
            <text:p>3.76119</text:p>
          </table:table-cell>
          <table:table-cell office:value-type="float" office:value="3.14066" calcext:value-type="float">
            <text:p>3.14066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3.54321" calcext:value-type="float">
            <text:p>3.54321</text:p>
          </table:table-cell>
          <table:table-cell office:value-type="float" office:value="3.47823" calcext:value-type="float">
            <text:p>3.47823</text:p>
          </table:table-cell>
          <table:table-cell office:value-type="float" office:value="2.19998" calcext:value-type="float">
            <text:p>2.19998</text:p>
          </table:table-cell>
          <table:table-cell office:value-type="float" office:value="1.59977" calcext:value-type="float">
            <text:p>1.59977</text:p>
          </table:table-cell>
          <table:table-cell office:value-type="float" office:value="6.60548" calcext:value-type="float">
            <text:p>6.60548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1.63141" calcext:value-type="float">
            <text:p>1.63141</text:p>
          </table:table-cell>
          <table:table-cell office:value-type="float" office:value="4.54043" calcext:value-type="float">
            <text:p>4.54043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5.95972" calcext:value-type="float">
            <text:p>5.95972</text:p>
          </table:table-cell>
          <table:table-cell office:value-type="float" office:value="5.60268" calcext:value-type="float">
            <text:p>5.60268</text:p>
          </table:table-cell>
          <table:table-cell office:value-type="float" office:value="2.00402" calcext:value-type="float">
            <text:p>2.00402</text:p>
          </table:table-cell>
          <table:table-cell office:value-type="float" office:value="1.34783" calcext:value-type="float">
            <text:p>1.34783</text:p>
          </table:table-cell>
          <table:table-cell office:value-type="float" office:value="3.44702" calcext:value-type="float">
            <text:p>3.44702</text:p>
          </table:table-cell>
          <table:table-cell office:value-type="float" office:value="3.81226" calcext:value-type="float">
            <text:p>3.81226</text:p>
          </table:table-cell>
          <table:table-cell table:number-columns-repeated="2" office:value-type="float" office:value="2.71682" calcext:value-type="float">
            <text:p>2.7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1" calcext:value-type="float">
            <text:p>1</text:p>
          </table:table-cell>
          <table:table-cell office:value-type="float" office:value="1.26736" calcext:value-type="float">
            <text:p>1.26736</text:p>
          </table:table-cell>
          <table:table-cell office:value-type="float" office:value="0" calcext:value-type="float">
            <text:p>0</text:p>
          </table:table-cell>
          <table:table-cell office:value-type="float" office:value="2.6515" calcext:value-type="float">
            <text:p>2.6515</text:p>
          </table:table-cell>
          <table:table-cell office:value-type="float" office:value="3.04191" calcext:value-type="float">
            <text:p>3.04191</text:p>
          </table:table-cell>
          <table:table-cell office:value-type="float" office:value="2.65532" calcext:value-type="float">
            <text:p>2.65532</text:p>
          </table:table-cell>
          <table:table-cell office:value-type="float" office:value="3.27185" calcext:value-type="float">
            <text:p>3.27185</text:p>
          </table:table-cell>
          <table:table-cell office:value-type="float" office:value="1.3575" calcext:value-type="float">
            <text:p>1.3575</text:p>
          </table:table-cell>
          <table:table-cell office:value-type="float" office:value="2.64032" calcext:value-type="float">
            <text:p>2.64032</text:p>
          </table:table-cell>
          <table:table-cell office:value-type="float" office:value="3.04119" calcext:value-type="float">
            <text:p>3.04119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0.747902" calcext:value-type="float">
            <text:p>0.747902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.41651" calcext:value-type="float">
            <text:p>1.41651</text:p>
          </table:table-cell>
          <table:table-cell office:value-type="float" office:value="0.414281" calcext:value-type="float">
            <text:p>0.414281</text:p>
          </table:table-cell>
          <table:table-cell office:value-type="float" office:value="4.42799" calcext:value-type="float">
            <text:p>4.42799</text:p>
          </table:table-cell>
          <table:table-cell office:value-type="float" office:value="0.84203" calcext:value-type="float">
            <text:p>0.84203</text:p>
          </table:table-cell>
          <table:table-cell office:value-type="float" office:value="5.68524" calcext:value-type="float">
            <text:p>5.68524</text:p>
          </table:table-cell>
          <table:table-cell office:value-type="float" office:value="5.76702" calcext:value-type="float">
            <text:p>5.76702</text:p>
          </table:table-cell>
          <table:table-cell office:value-type="float" office:value="0.746077" calcext:value-type="float">
            <text:p>0.746077</text:p>
          </table:table-cell>
          <table:table-cell office:value-type="float" office:value="0.281752" calcext:value-type="float">
            <text:p>0.281752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2.59651" calcext:value-type="float">
            <text:p>2.59651</text:p>
          </table:table-cell>
          <table:table-cell table:number-columns-repeated="2" office:value-type="float" office:value="3.96612" calcext:value-type="float">
            <text:p>3.96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2" calcext:value-type="float">
            <text:p>2</text:p>
          </table:table-cell>
          <table:table-cell office:value-type="float" office:value="3.61062" calcext:value-type="float">
            <text:p>3.61062</text:p>
          </table:table-cell>
          <table:table-cell office:value-type="float" office:value="2.6515" calcext:value-type="float">
            <text:p>2.6515</text:p>
          </table:table-cell>
          <table:table-cell office:value-type="float" office:value="0" calcext:value-type="float">
            <text:p>0</text:p>
          </table:table-cell>
          <table:table-cell office:value-type="float" office:value="1.60544" calcext:value-type="float">
            <text:p>1.60544</text:p>
          </table:table-cell>
          <table:table-cell office:value-type="float" office:value="0.635474" calcext:value-type="float">
            <text:p>0.635474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0.205143" calcext:value-type="float">
            <text:p>0.205143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2.02925" calcext:value-type="float">
            <text:p>2.02925</text:p>
          </table:table-cell>
          <table:table-cell office:value-type="float" office:value="5.08794" calcext:value-type="float">
            <text:p>5.08794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2.62467" calcext:value-type="float">
            <text:p>2.62467</text:p>
          </table:table-cell>
          <table:table-cell office:value-type="float" office:value="3.11951" calcext:value-type="float">
            <text:p>3.11951</text:p>
          </table:table-cell>
          <table:table-cell office:value-type="float" office:value="2.09986" calcext:value-type="float">
            <text:p>2.09986</text:p>
          </table:table-cell>
          <table:table-cell office:value-type="float" office:value="3.81099" calcext:value-type="float">
            <text:p>3.81099</text:p>
          </table:table-cell>
          <table:table-cell office:value-type="float" office:value="4.75318" calcext:value-type="float">
            <text:p>4.75318</text:p>
          </table:table-cell>
          <table:table-cell office:value-type="float" office:value="2.37577" calcext:value-type="float">
            <text:p>2.37577</text:p>
          </table:table-cell>
          <table:table-cell office:value-type="float" office:value="2.41248" calcext:value-type="float">
            <text:p>2.41248</text:p>
          </table:table-cell>
          <table:table-cell office:value-type="float" office:value="2.81555" calcext:value-type="float">
            <text:p>2.81555</text:p>
          </table:table-cell>
          <table:table-cell office:value-type="float" office:value="1.32052" calcext:value-type="float">
            <text:p>1.32052</text:p>
          </table:table-cell>
          <table:table-cell table:number-columns-repeated="2" office:value-type="float" office:value="5.84665" calcext:value-type="float">
            <text:p>5.846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3" calcext:value-type="float">
            <text:p>3</text:p>
          </table:table-cell>
          <table:table-cell office:value-type="float" office:value="3.4749" calcext:value-type="float">
            <text:p>3.4749</text:p>
          </table:table-cell>
          <table:table-cell office:value-type="float" office:value="3.04191" calcext:value-type="float">
            <text:p>3.04191</text:p>
          </table:table-cell>
          <table:table-cell office:value-type="float" office:value="1.60544" calcext:value-type="float">
            <text:p>1.60544</text:p>
          </table:table-cell>
          <table:table-cell office:value-type="float" office:value="0" calcext:value-type="float">
            <text:p>0</text:p>
          </table:table-cell>
          <table:table-cell office:value-type="float" office:value="2.23539" calcext:value-type="float">
            <text:p>2.23539</text:p>
          </table:table-cell>
          <table:table-cell office:value-type="float" office:value="1.45027" calcext:value-type="float">
            <text:p>1.45027</text:p>
          </table:table-cell>
          <table:table-cell office:value-type="float" office:value="2.91574" calcext:value-type="float">
            <text:p>2.91574</text:p>
          </table:table-cell>
          <table:table-cell office:value-type="float" office:value="1.40061" calcext:value-type="float">
            <text:p>1.40061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17692" calcext:value-type="float">
            <text:p>2.17692</text:p>
          </table:table-cell>
          <table:table-cell office:value-type="float" office:value="2.29529" calcext:value-type="float">
            <text:p>2.29529</text:p>
          </table:table-cell>
          <table:table-cell office:value-type="float" office:value="3.69798" calcext:value-type="float">
            <text:p>3.69798</text:p>
          </table:table-cell>
          <table:table-cell office:value-type="float" office:value="2.77227" calcext:value-type="float">
            <text:p>2.77227</text:p>
          </table:table-cell>
          <table:table-cell office:value-type="float" office:value="3.23033" calcext:value-type="float">
            <text:p>3.23033</text:p>
          </table:table-cell>
          <table:table-cell office:value-type="float" office:value="1.58809" calcext:value-type="float">
            <text:p>1.58809</text:p>
          </table:table-cell>
          <table:table-cell office:value-type="float" office:value="2.91818" calcext:value-type="float">
            <text:p>2.91818</text:p>
          </table:table-cell>
          <table:table-cell office:value-type="float" office:value="2.65077" calcext:value-type="float">
            <text:p>2.65077</text:p>
          </table:table-cell>
          <table:table-cell office:value-type="float" office:value="3.18946" calcext:value-type="float">
            <text:p>3.18946</text:p>
          </table:table-cell>
          <table:table-cell office:value-type="float" office:value="3.16245" calcext:value-type="float">
            <text:p>3.16245</text:p>
          </table:table-cell>
          <table:table-cell office:value-type="float" office:value="2.76026" calcext:value-type="float">
            <text:p>2.76026</text:p>
          </table:table-cell>
          <table:table-cell office:value-type="float" office:value="1.2529" calcext:value-type="float">
            <text:p>1.2529</text:p>
          </table:table-cell>
          <table:table-cell office:value-type="float" office:value="2.88513" calcext:value-type="float">
            <text:p>2.88513</text:p>
          </table:table-cell>
          <table:table-cell table:number-columns-repeated="2" office:value-type="float" office:value="5.04326" calcext:value-type="float">
            <text:p>5.04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Default"/>
          <table:table-cell/>
          <table:table-cell table:style-name="ce39" office:value-type="float" office:value="4" calcext:value-type="float">
            <text:p>4</text:p>
          </table:table-cell>
          <table:table-cell office:value-type="float" office:value="3.76119" calcext:value-type="float">
            <text:p>3.76119</text:p>
          </table:table-cell>
          <table:table-cell office:value-type="float" office:value="2.65532" calcext:value-type="float">
            <text:p>2.65532</text:p>
          </table:table-cell>
          <table:table-cell office:value-type="float" office:value="0.635474" calcext:value-type="float">
            <text:p>0.635474</text:p>
          </table:table-cell>
          <table:table-cell office:value-type="float" office:value="2.23539" calcext:value-type="float">
            <text:p>2.23539</text:p>
          </table:table-cell>
          <table:table-cell office:value-type="float" office:value="0" calcext:value-type="float">
            <text:p>0</text:p>
          </table:table-cell>
          <table:table-cell office:value-type="float" office:value="3.51178" calcext:value-type="float">
            <text:p>3.51178</text:p>
          </table:table-cell>
          <table:table-cell office:value-type="float" office:value="1.55567" calcext:value-type="float">
            <text:p>1.55567</text:p>
          </table:table-cell>
          <table:table-cell office:value-type="float" office:value="0.837291" calcext:value-type="float">
            <text:p>0.837291</text:p>
          </table:table-cell>
          <table:table-cell office:value-type="float" office:value="2.22559" calcext:value-type="float">
            <text:p>2.22559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2.1655" calcext:value-type="float">
            <text:p>2.1655</text:p>
          </table:table-cell>
          <table:table-cell office:value-type="float" office:value="5.7009" calcext:value-type="float">
            <text:p>5.7009</text:p>
          </table:table-cell>
          <table:table-cell office:value-type="float" office:value="3.42962" calcext:value-type="float">
            <text:p>3.42962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3.75407" calcext:value-type="float">
            <text:p>3.75407</text:p>
          </table:table-cell>
          <table:table-cell office:value-type="float" office:value="1.95248" calcext:value-type="float">
            <text:p>1.95248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5.38839" calcext:value-type="float">
            <text:p>5.38839</text:p>
          </table:table-cell>
          <table:table-cell office:value-type="float" office:value="2.2129" calcext:value-type="float">
            <text:p>2.2129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3.42645" calcext:value-type="float">
            <text:p>3.42645</text:p>
          </table:table-cell>
          <table:table-cell office:value-type="float" office:value="0.704648" calcext:value-type="float">
            <text:p>0.704648</text:p>
          </table:table-cell>
          <table:table-cell table:number-columns-repeated="2" office:value-type="float" office:value="6.17228" calcext:value-type="float">
            <text:p>6.17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Default"/>
          <table:table-cell/>
          <table:table-cell table:style-name="ce40" office:value-type="float" office:value="5" calcext:value-type="float">
            <text:p>5</text:p>
          </table:table-cell>
          <table:table-cell office:value-type="float" office:value="3.14066" calcext:value-type="float">
            <text:p>3.14066</text:p>
          </table:table-cell>
          <table:table-cell office:value-type="float" office:value="3.27185" calcext:value-type="float">
            <text:p>3.27185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.45027" calcext:value-type="float">
            <text:p>1.45027</text:p>
          </table:table-cell>
          <table:table-cell office:value-type="float" office:value="3.51178" calcext:value-type="float">
            <text:p>3.51178</text:p>
          </table:table-cell>
          <table:table-cell office:value-type="float" office:value="0" calcext:value-type="float">
            <text:p>0</text:p>
          </table:table-cell>
          <table:table-cell office:value-type="float" office:value="3.71114" calcext:value-type="float">
            <text:p>3.71114</text:p>
          </table:table-cell>
          <table:table-cell office:value-type="float" office:value="2.72559" calcext:value-type="float">
            <text:p>2.72559</text:p>
          </table:table-cell>
          <table:table-cell office:value-type="float" office:value="1.46129" calcext:value-type="float">
            <text:p>1.46129</text:p>
          </table:table-cell>
          <table:table-cell office:value-type="float" office:value="2.862" calcext:value-type="float">
            <text:p>2.862</text:p>
          </table:table-cell>
          <table:table-cell office:value-type="float" office:value="2.6439" calcext:value-type="float">
            <text:p>2.6439</text:p>
          </table:table-cell>
          <table:table-cell office:value-type="float" office:value="3.46565" calcext:value-type="float">
            <text:p>3.46565</text:p>
          </table:table-cell>
          <table:table-cell office:value-type="float" office:value="2.3526" calcext:value-type="float">
            <text:p>2.3526</text:p>
          </table:table-cell>
          <table:table-cell office:value-type="float" office:value="3.5985" calcext:value-type="float">
            <text:p>3.5985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3.51498" calcext:value-type="float">
            <text:p>3.51498</text:p>
          </table:table-cell>
          <table:table-cell office:value-type="float" office:value="2.98494" calcext:value-type="float">
            <text:p>2.98494</text:p>
          </table:table-cell>
          <table:table-cell office:value-type="float" office:value="2.50855" calcext:value-type="float">
            <text:p>2.50855</text:p>
          </table:table-cell>
          <table:table-cell office:value-type="float" office:value="3.68814" calcext:value-type="float">
            <text:p>3.68814</text:p>
          </table:table-cell>
          <table:table-cell office:value-type="float" office:value="3.02532" calcext:value-type="float">
            <text:p>3.02532</text:p>
          </table:table-cell>
          <table:table-cell office:value-type="float" office:value="0.376589" calcext:value-type="float">
            <text:p>0.376589</text:p>
          </table:table-cell>
          <table:table-cell office:value-type="float" office:value="4.07572" calcext:value-type="float">
            <text:p>4.07572</text:p>
          </table:table-cell>
          <table:table-cell table:number-columns-repeated="2" office:value-type="float" office:value="3.92427" calcext:value-type="float">
            <text:p>3.9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6" calcext:value-type="float">
            <text:p>6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1.3575" calcext:value-type="float">
            <text:p>1.3575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2.91574" calcext:value-type="float">
            <text:p>2.91574</text:p>
          </table:table-cell>
          <table:table-cell office:value-type="float" office:value="1.55567" calcext:value-type="float">
            <text:p>1.55567</text:p>
          </table:table-cell>
          <table:table-cell office:value-type="float" office:value="3.71114" calcext:value-type="float">
            <text:p>3.71114</text:p>
          </table:table-cell>
          <table:table-cell office:value-type="float" office:value="0" calcext:value-type="float">
            <text:p>0</text:p>
          </table:table-cell>
          <table:table-cell office:value-type="float" office:value="1.91936" calcext:value-type="float">
            <text:p>1.91936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0.852038" calcext:value-type="float">
            <text:p>0.852038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6.61321" calcext:value-type="float">
            <text:p>6.61321</text:p>
          </table:table-cell>
          <table:table-cell office:value-type="float" office:value="2.58273" calcext:value-type="float">
            <text:p>2.58273</text:p>
          </table:table-cell>
          <table:table-cell office:value-type="float" office:value="1.08525" calcext:value-type="float">
            <text:p>1.08525</text:p>
          </table:table-cell>
          <table:table-cell office:value-type="float" office:value="4.48936" calcext:value-type="float">
            <text:p>4.48936</text:p>
          </table:table-cell>
          <table:table-cell office:value-type="float" office:value="0.516698" calcext:value-type="float">
            <text:p>0.516698</text:p>
          </table:table-cell>
          <table:table-cell office:value-type="float" office:value="5.47909" calcext:value-type="float">
            <text:p>5.47909</text:p>
          </table:table-cell>
          <table:table-cell office:value-type="float" office:value="6.02767" calcext:value-type="float">
            <text:p>6.02767</text:p>
          </table:table-cell>
          <table:table-cell office:value-type="float" office:value="0.710571" calcext:value-type="float">
            <text:p>0.710571</text:p>
          </table:table-cell>
          <table:table-cell office:value-type="float" office:value="1.28954" calcext:value-type="float">
            <text:p>1.28954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1.28791" calcext:value-type="float">
            <text:p>1.28791</text:p>
          </table:table-cell>
          <table:table-cell table:number-columns-repeated="2" office:value-type="float" office:value="5.27799" calcext:value-type="float">
            <text:p>5.27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7" calcext:value-type="float">
            <text:p>7</text:p>
          </table:table-cell>
          <table:table-cell office:value-type="float" office:value="3.54321" calcext:value-type="float">
            <text:p>3.54321</text:p>
          </table:table-cell>
          <table:table-cell office:value-type="float" office:value="2.64032" calcext:value-type="float">
            <text:p>2.64032</text:p>
          </table:table-cell>
          <table:table-cell office:value-type="float" office:value="0.205143" calcext:value-type="float">
            <text:p>0.205143</text:p>
          </table:table-cell>
          <table:table-cell office:value-type="float" office:value="1.40061" calcext:value-type="float">
            <text:p>1.40061</text:p>
          </table:table-cell>
          <table:table-cell office:value-type="float" office:value="0.837291" calcext:value-type="float">
            <text:p>0.837291</text:p>
          </table:table-cell>
          <table:table-cell office:value-type="float" office:value="2.72559" calcext:value-type="float">
            <text:p>2.72559</text:p>
          </table:table-cell>
          <table:table-cell office:value-type="float" office:value="1.91936" calcext:value-type="float">
            <text:p>1.91936</text:p>
          </table:table-cell>
          <table:table-cell office:value-type="float" office:value="0" calcext:value-type="float">
            <text:p>0</text:p>
          </table:table-cell>
          <table:table-cell office:value-type="float" office:value="1.39062" calcext:value-type="float">
            <text:p>1.39062</text:p>
          </table:table-cell>
          <table:table-cell office:value-type="float" office:value="1.5106" calcext:value-type="float">
            <text:p>1.5106</text:p>
          </table:table-cell>
          <table:table-cell office:value-type="float" office:value="1.98394" calcext:value-type="float">
            <text:p>1.98394</text:p>
          </table:table-cell>
          <table:table-cell office:value-type="float" office:value="4.90791" calcext:value-type="float">
            <text:p>4.90791</text:p>
          </table:table-cell>
          <table:table-cell office:value-type="float" office:value="3.05845" calcext:value-type="float">
            <text:p>3.05845</text:p>
          </table:table-cell>
          <table:table-cell office:value-type="float" office:value="2.64566" calcext:value-type="float">
            <text:p>2.64566</text:p>
          </table:table-cell>
          <table:table-cell office:value-type="float" office:value="2.92208" calcext:value-type="float">
            <text:p>2.92208</text:p>
          </table:table-cell>
          <table:table-cell office:value-type="float" office:value="2.14555" calcext:value-type="float">
            <text:p>2.14555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4.55407" calcext:value-type="float">
            <text:p>4.55407</text:p>
          </table:table-cell>
          <table:table-cell office:value-type="float" office:value="2.4217" calcext:value-type="float">
            <text:p>2.4217</text:p>
          </table:table-cell>
          <table:table-cell office:value-type="float" office:value="2.39" calcext:value-type="float">
            <text:p>2.39</text:p>
          </table:table-cell>
          <table:table-cell office:value-type="float" office:value="2.61154" calcext:value-type="float">
            <text:p>2.61154</text:p>
          </table:table-cell>
          <table:table-cell office:value-type="float" office:value="1.51243" calcext:value-type="float">
            <text:p>1.51243</text:p>
          </table:table-cell>
          <table:table-cell table:number-columns-repeated="2" office:value-type="float" office:value="5.71678" calcext:value-type="float">
            <text:p>5.71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8" calcext:value-type="float">
            <text:p>8</text:p>
          </table:table-cell>
          <table:table-cell office:value-type="float" office:value="3.47823" calcext:value-type="float">
            <text:p>3.47823</text:p>
          </table:table-cell>
          <table:table-cell office:value-type="float" office:value="3.04119" calcext:value-type="float">
            <text:p>3.04119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22559" calcext:value-type="float">
            <text:p>2.22559</text:p>
          </table:table-cell>
          <table:table-cell office:value-type="float" office:value="1.46129" calcext:value-type="float">
            <text:p>1.46129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1.39062" calcext:value-type="float">
            <text:p>1.39062</text:p>
          </table:table-cell>
          <table:table-cell office:value-type="float" office:value="0" calcext:value-type="float">
            <text:p>0</text:p>
          </table:table-cell>
          <table:table-cell office:value-type="float" office:value="2.17307" calcext:value-type="float">
            <text:p>2.17307</text:p>
          </table:table-cell>
          <table:table-cell office:value-type="float" office:value="2.2944" calcext:value-type="float">
            <text:p>2.2944</text:p>
          </table:table-cell>
          <table:table-cell office:value-type="float" office:value="3.70332" calcext:value-type="float">
            <text:p>3.70332</text:p>
          </table:table-cell>
          <table:table-cell office:value-type="float" office:value="2.7768" calcext:value-type="float">
            <text:p>2.7768</text:p>
          </table:table-cell>
          <table:table-cell office:value-type="float" office:value="3.22832" calcext:value-type="float">
            <text:p>3.22832</text:p>
          </table:table-cell>
          <table:table-cell office:value-type="float" office:value="1.59521" calcext:value-type="float">
            <text:p>1.59521</text:p>
          </table:table-cell>
          <table:table-cell office:value-type="float" office:value="2.91442" calcext:value-type="float">
            <text:p>2.91442</text:p>
          </table:table-cell>
          <table:table-cell office:value-type="float" office:value="2.65266" calcext:value-type="float">
            <text:p>2.65266</text:p>
          </table:table-cell>
          <table:table-cell office:value-type="float" office:value="3.19778" calcext:value-type="float">
            <text:p>3.19778</text:p>
          </table:table-cell>
          <table:table-cell office:value-type="float" office:value="3.15914" calcext:value-type="float">
            <text:p>3.15914</text:p>
          </table:table-cell>
          <table:table-cell office:value-type="float" office:value="2.75952" calcext:value-type="float">
            <text:p>2.75952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2.87594" calcext:value-type="float">
            <text:p>2.87594</text:p>
          </table:table-cell>
          <table:table-cell table:number-columns-repeated="2" office:value-type="float" office:value="5.05154" calcext:value-type="float">
            <text:p>5.05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0" office:value-type="float" office:value="9" calcext:value-type="float">
            <text:p>9</text:p>
          </table:table-cell>
          <table:table-cell office:value-type="float" office:value="2.19998" calcext:value-type="float">
            <text:p>2.19998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2.17692" calcext:value-type="float">
            <text:p>2.17692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2.862" calcext:value-type="float">
            <text:p>2.862</text:p>
          </table:table-cell>
          <table:table-cell office:value-type="float" office:value="0.852038" calcext:value-type="float">
            <text:p>0.852038</text:p>
          </table:table-cell>
          <table:table-cell office:value-type="float" office:value="1.5106" calcext:value-type="float">
            <text:p>1.5106</text:p>
          </table:table-cell>
          <table:table-cell office:value-type="float" office:value="2.17307" calcext:value-type="float">
            <text:p>2.17307</text:p>
          </table:table-cell>
          <table:table-cell office:value-type="float" office:value="0" calcext:value-type="float">
            <text:p>0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5.86077" calcext:value-type="float">
            <text:p>5.86077</text:p>
          </table:table-cell>
          <table:table-cell office:value-type="float" office:value="1.94482" calcext:value-type="float">
            <text:p>1.94482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3.71318" calcext:value-type="float">
            <text:p>3.71318</text:p>
          </table:table-cell>
          <table:table-cell office:value-type="float" office:value="0.741585" calcext:value-type="float">
            <text:p>0.741585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2.94956" calcext:value-type="float">
            <text:p>2.94956</text:p>
          </table:table-cell>
          <table:table-cell office:value-type="float" office:value="1.67709" calcext:value-type="float">
            <text:p>1.67709</text:p>
          </table:table-cell>
          <table:table-cell table:number-columns-repeated="2" office:value-type="float" office:value="4.70034" calcext:value-type="float">
            <text:p>4.70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0" calcext:value-type="float">
            <text:p>10</text:p>
          </table:table-cell>
          <table:table-cell office:value-type="float" office:value="1.59977" calcext:value-type="float">
            <text:p>1.59977</text:p>
          </table:table-cell>
          <table:table-cell office:value-type="float" office:value="0.747902" calcext:value-type="float">
            <text:p>0.747902</text:p>
          </table:table-cell>
          <table:table-cell office:value-type="float" office:value="2.02925" calcext:value-type="float">
            <text:p>2.02925</text:p>
          </table:table-cell>
          <table:table-cell office:value-type="float" office:value="2.29529" calcext:value-type="float">
            <text:p>2.29529</text:p>
          </table:table-cell>
          <table:table-cell office:value-type="float" office:value="2.1655" calcext:value-type="float">
            <text:p>2.1655</text:p>
          </table:table-cell>
          <table:table-cell office:value-type="float" office:value="2.6439" calcext:value-type="float">
            <text:p>2.6439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1.98394" calcext:value-type="float">
            <text:p>1.98394</text:p>
          </table:table-cell>
          <table:table-cell office:value-type="float" office:value="2.2944" calcext:value-type="float">
            <text:p>2.2944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0" calcext:value-type="float">
            <text:p>0</text:p>
          </table:table-cell>
          <table:table-cell office:value-type="float" office:value="5.8711" calcext:value-type="float">
            <text:p>5.8711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3.71078" calcext:value-type="float">
            <text:p>3.71078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5.10365" calcext:value-type="float">
            <text:p>5.10365</text:p>
          </table:table-cell>
          <table:table-cell office:value-type="float" office:value="1.05177" calcext:value-type="float">
            <text:p>1.05177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2.80614" calcext:value-type="float">
            <text:p>2.80614</text:p>
          </table:table-cell>
          <table:table-cell office:value-type="float" office:value="2.29017" calcext:value-type="float">
            <text:p>2.29017</text:p>
          </table:table-cell>
          <table:table-cell table:number-columns-repeated="2" office:value-type="float" office:value="4.08681" calcext:value-type="float">
            <text:p>4.08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1" calcext:value-type="float">
            <text:p>11</text:p>
          </table:table-cell>
          <table:table-cell office:value-type="float" office:value="6.60548" calcext:value-type="float">
            <text:p>6.60548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5.08794" calcext:value-type="float">
            <text:p>5.08794</text:p>
          </table:table-cell>
          <table:table-cell office:value-type="float" office:value="3.69798" calcext:value-type="float">
            <text:p>3.69798</text:p>
          </table:table-cell>
          <table:table-cell office:value-type="float" office:value="5.7009" calcext:value-type="float">
            <text:p>5.7009</text:p>
          </table:table-cell>
          <table:table-cell office:value-type="float" office:value="3.46565" calcext:value-type="float">
            <text:p>3.46565</text:p>
          </table:table-cell>
          <table:table-cell office:value-type="float" office:value="6.61321" calcext:value-type="float">
            <text:p>6.61321</text:p>
          </table:table-cell>
          <table:table-cell office:value-type="float" office:value="4.90791" calcext:value-type="float">
            <text:p>4.90791</text:p>
          </table:table-cell>
          <table:table-cell office:value-type="float" office:value="3.70332" calcext:value-type="float">
            <text:p>3.70332</text:p>
          </table:table-cell>
          <table:table-cell office:value-type="float" office:value="5.86077" calcext:value-type="float">
            <text:p>5.86077</text:p>
          </table:table-cell>
          <table:table-cell office:value-type="float" office:value="5.8711" calcext:value-type="float">
            <text:p>5.8711</text:p>
          </table:table-cell>
          <table:table-cell office:value-type="float" office:value="0" calcext:value-type="float">
            <text:p>0</text:p>
          </table:table-cell>
          <table:table-cell office:value-type="float" office:value="5.8173" calcext:value-type="float">
            <text:p>5.8173</text:p>
          </table:table-cell>
          <table:table-cell office:value-type="float" office:value="6.84293" calcext:value-type="float">
            <text:p>6.84293</text:p>
          </table:table-cell>
          <table:table-cell office:value-type="float" office:value="2.16084" calcext:value-type="float">
            <text:p>2.16084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1.46845" calcext:value-type="float">
            <text:p>1.46845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6.82809" calcext:value-type="float">
            <text:p>6.82809</text:p>
          </table:table-cell>
          <table:table-cell office:value-type="float" office:value="6.31263" calcext:value-type="float">
            <text:p>6.31263</text:p>
          </table:table-cell>
          <table:table-cell office:value-type="float" office:value="3.16741" calcext:value-type="float">
            <text:p>3.16741</text:p>
          </table:table-cell>
          <table:table-cell office:value-type="float" office:value="6.40295" calcext:value-type="float">
            <text:p>6.40295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2" calcext:value-type="float">
            <text:p>12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1.41651" calcext:value-type="float">
            <text:p>1.41651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2.77227" calcext:value-type="float">
            <text:p>2.77227</text:p>
          </table:table-cell>
          <table:table-cell office:value-type="float" office:value="3.42962" calcext:value-type="float">
            <text:p>3.42962</text:p>
          </table:table-cell>
          <table:table-cell office:value-type="float" office:value="2.3526" calcext:value-type="float">
            <text:p>2.3526</text:p>
          </table:table-cell>
          <table:table-cell office:value-type="float" office:value="2.58273" calcext:value-type="float">
            <text:p>2.58273</text:p>
          </table:table-cell>
          <table:table-cell office:value-type="float" office:value="3.05845" calcext:value-type="float">
            <text:p>3.05845</text:p>
          </table:table-cell>
          <table:table-cell office:value-type="float" office:value="2.7768" calcext:value-type="float">
            <text:p>2.7768</text:p>
          </table:table-cell>
          <table:table-cell office:value-type="float" office:value="1.94482" calcext:value-type="float">
            <text:p>1.94482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5.8173" calcext:value-type="float">
            <text:p>5.8173</text:p>
          </table:table-cell>
          <table:table-cell office:value-type="float" office:value="0" calcext:value-type="float">
            <text:p>0</text:p>
          </table:table-cell>
          <table:table-cell office:value-type="float" office:value="1.83075" calcext:value-type="float">
            <text:p>1.83075</text:p>
          </table:table-cell>
          <table:table-cell office:value-type="float" office:value="3.75892" calcext:value-type="float">
            <text:p>3.75892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82215" calcext:value-type="float">
            <text:p>4.82215</text:p>
          </table:table-cell>
          <table:table-cell office:value-type="float" office:value="2.12642" calcext:value-type="float">
            <text:p>2.12642</text:p>
          </table:table-cell>
          <table:table-cell office:value-type="float" office:value="1.33191" calcext:value-type="float">
            <text:p>1.33191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3.62188" calcext:value-type="float">
            <text:p>3.62188</text:p>
          </table:table-cell>
          <table:table-cell table:number-columns-repeated="2" office:value-type="float" office:value="2.75707" calcext:value-type="float">
            <text:p>2.75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3" calcext:value-type="float">
            <text:p>13</text:p>
          </table:table-cell>
          <table:table-cell office:value-type="float" office:value="1.63141" calcext:value-type="float">
            <text:p>1.63141</text:p>
          </table:table-cell>
          <table:table-cell office:value-type="float" office:value="0.414281" calcext:value-type="float">
            <text:p>0.414281</text:p>
          </table:table-cell>
          <table:table-cell office:value-type="float" office:value="2.62467" calcext:value-type="float">
            <text:p>2.62467</text:p>
          </table:table-cell>
          <table:table-cell office:value-type="float" office:value="3.23033" calcext:value-type="float">
            <text:p>3.23033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3.5985" calcext:value-type="float">
            <text:p>3.5985</text:p>
          </table:table-cell>
          <table:table-cell office:value-type="float" office:value="1.08525" calcext:value-type="float">
            <text:p>1.08525</text:p>
          </table:table-cell>
          <table:table-cell office:value-type="float" office:value="2.64566" calcext:value-type="float">
            <text:p>2.64566</text:p>
          </table:table-cell>
          <table:table-cell office:value-type="float" office:value="3.22832" calcext:value-type="float">
            <text:p>3.22832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6.84293" calcext:value-type="float">
            <text:p>6.84293</text:p>
          </table:table-cell>
          <table:table-cell office:value-type="float" office:value="1.83075" calcext:value-type="float">
            <text:p>1.83075</text:p>
          </table:table-cell>
          <table:table-cell office:value-type="float" office:value="0" calcext:value-type="float">
            <text:p>0</text:p>
          </table:table-cell>
          <table:table-cell office:value-type="float" office:value="4.68213" calcext:value-type="float">
            <text:p>4.68213</text:p>
          </table:table-cell>
          <table:table-cell office:value-type="float" office:value="0.588583" calcext:value-type="float">
            <text:p>0.588583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6.07399" calcext:value-type="float">
            <text:p>6.07399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3.77626" calcext:value-type="float">
            <text:p>3.77626</text:p>
          </table:table-cell>
          <table:table-cell office:value-type="float" office:value="2.36839" calcext:value-type="float">
            <text:p>2.36839</text:p>
          </table:table-cell>
          <table:table-cell table:number-columns-repeated="2" office:value-type="float" office:value="4.34594" calcext:value-type="float">
            <text:p>4.34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4" calcext:value-type="float">
            <text:p>14</text:p>
          </table:table-cell>
          <table:table-cell office:value-type="float" office:value="4.54043" calcext:value-type="float">
            <text:p>4.54043</text:p>
          </table:table-cell>
          <table:table-cell office:value-type="float" office:value="4.42799" calcext:value-type="float">
            <text:p>4.42799</text:p>
          </table:table-cell>
          <table:table-cell office:value-type="float" office:value="3.11951" calcext:value-type="float">
            <text:p>3.11951</text:p>
          </table:table-cell>
          <table:table-cell office:value-type="float" office:value="1.58809" calcext:value-type="float">
            <text:p>1.58809</text:p>
          </table:table-cell>
          <table:table-cell office:value-type="float" office:value="3.75407" calcext:value-type="float">
            <text:p>3.75407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4.48936" calcext:value-type="float">
            <text:p>4.48936</text:p>
          </table:table-cell>
          <table:table-cell office:value-type="float" office:value="2.92208" calcext:value-type="float">
            <text:p>2.92208</text:p>
          </table:table-cell>
          <table:table-cell office:value-type="float" office:value="1.59521" calcext:value-type="float">
            <text:p>1.59521</text:p>
          </table:table-cell>
          <table:table-cell office:value-type="float" office:value="3.71318" calcext:value-type="float">
            <text:p>3.71318</text:p>
          </table:table-cell>
          <table:table-cell office:value-type="float" office:value="3.71078" calcext:value-type="float">
            <text:p>3.71078</text:p>
          </table:table-cell>
          <table:table-cell office:value-type="float" office:value="2.16084" calcext:value-type="float">
            <text:p>2.16084</text:p>
          </table:table-cell>
          <table:table-cell office:value-type="float" office:value="3.75892" calcext:value-type="float">
            <text:p>3.75892</text:p>
          </table:table-cell>
          <table:table-cell office:value-type="float" office:value="4.68213" calcext:value-type="float">
            <text:p>4.68213</text:p>
          </table:table-cell>
          <table:table-cell office:value-type="float" office:value="0" calcext:value-type="float">
            <text:p>0</text:p>
          </table:table-cell>
          <table:table-cell office:value-type="float" office:value="4.44521" calcext:value-type="float">
            <text:p>4.44521</text:p>
          </table:table-cell>
          <table:table-cell office:value-type="float" office:value="1.50168" calcext:value-type="float">
            <text:p>1.50168</text:p>
          </table:table-cell>
          <table:table-cell office:value-type="float" office:value="1.63726" calcext:value-type="float">
            <text:p>1.63726</text:p>
          </table:table-cell>
          <table:table-cell office:value-type="float" office:value="4.67144" calcext:value-type="float">
            <text:p>4.67144</text:p>
          </table:table-cell>
          <table:table-cell office:value-type="float" office:value="4.1547" calcext:value-type="float">
            <text:p>4.1547</text:p>
          </table:table-cell>
          <table:table-cell office:value-type="float" office:value="1.12448" calcext:value-type="float">
            <text:p>1.12448</text:p>
          </table:table-cell>
          <table:table-cell office:value-type="float" office:value="4.43317" calcext:value-type="float">
            <text:p>4.43317</text:p>
          </table:table-cell>
          <table:table-cell table:number-columns-repeated="2" office:value-type="float" office:value="5.34826" calcext:value-type="float">
            <text:p>5.348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1" office:value-type="float" office:value="15" calcext:value-type="float">
            <text:p>15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0.84203" calcext:value-type="float">
            <text:p>0.84203</text:p>
          </table:table-cell>
          <table:table-cell office:value-type="float" office:value="2.09986" calcext:value-type="float">
            <text:p>2.09986</text:p>
          </table:table-cell>
          <table:table-cell office:value-type="float" office:value="2.91818" calcext:value-type="float">
            <text:p>2.91818</text:p>
          </table:table-cell>
          <table:table-cell office:value-type="float" office:value="1.95248" calcext:value-type="float">
            <text:p>1.95248</text:p>
          </table:table-cell>
          <table:table-cell office:value-type="float" office:value="3.51498" calcext:value-type="float">
            <text:p>3.51498</text:p>
          </table:table-cell>
          <table:table-cell office:value-type="float" office:value="0.516698" calcext:value-type="float">
            <text:p>0.516698</text:p>
          </table:table-cell>
          <table:table-cell office:value-type="float" office:value="2.14555" calcext:value-type="float">
            <text:p>2.14555</text:p>
          </table:table-cell>
          <table:table-cell office:value-type="float" office:value="2.91442" calcext:value-type="float">
            <text:p>2.91442</text:p>
          </table:table-cell>
          <table:table-cell office:value-type="float" office:value="0.741585" calcext:value-type="float">
            <text:p>0.741585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0.588583" calcext:value-type="float">
            <text:p>0.588583</text:p>
          </table:table-cell>
          <table:table-cell office:value-type="float" office:value="4.44521" calcext:value-type="float">
            <text:p>4.44521</text:p>
          </table:table-cell>
          <table:table-cell office:value-type="float" office:value="0" calcext:value-type="float">
            <text:p>0</text:p>
          </table:table-cell>
          <table:table-cell office:value-type="float" office:value="5.54698" calcext:value-type="float">
            <text:p>5.54698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0.27632" calcext:value-type="float">
            <text:p>0.27632</text:p>
          </table:table-cell>
          <table:table-cell office:value-type="float" office:value="0.80158" calcext:value-type="float">
            <text:p>0.80158</text:p>
          </table:table-cell>
          <table:table-cell office:value-type="float" office:value="3.6378" calcext:value-type="float">
            <text:p>3.6378</text:p>
          </table:table-cell>
          <table:table-cell office:value-type="float" office:value="1.78448" calcext:value-type="float">
            <text:p>1.78448</text:p>
          </table:table-cell>
          <table:table-cell table:number-columns-repeated="2" office:value-type="float" office:value="4.78337" calcext:value-type="float">
            <text:p>4.783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6" calcext:value-type="float">
            <text:p>16</text:p>
          </table:table-cell>
          <table:table-cell office:value-type="float" office:value="5.95972" calcext:value-type="float">
            <text:p>5.95972</text:p>
          </table:table-cell>
          <table:table-cell office:value-type="float" office:value="5.68524" calcext:value-type="float">
            <text:p>5.68524</text:p>
          </table:table-cell>
          <table:table-cell office:value-type="float" office:value="3.81099" calcext:value-type="float">
            <text:p>3.81099</text:p>
          </table:table-cell>
          <table:table-cell office:value-type="float" office:value="2.65077" calcext:value-type="float">
            <text:p>2.65077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2.98494" calcext:value-type="float">
            <text:p>2.98494</text:p>
          </table:table-cell>
          <table:table-cell office:value-type="float" office:value="5.47909" calcext:value-type="float">
            <text:p>5.47909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2.65266" calcext:value-type="float">
            <text:p>2.65266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.46845" calcext:value-type="float">
            <text:p>1.46845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1.50168" calcext:value-type="float">
            <text:p>1.50168</text:p>
          </table:table-cell>
          <table:table-cell office:value-type="float" office:value="5.54698" calcext:value-type="float">
            <text:p>5.54698</text:p>
          </table:table-cell>
          <table:table-cell office:value-type="float" office:value="0" calcext:value-type="float">
            <text:p>0</text:p>
          </table:table-cell>
          <table:table-cell office:value-type="float" office:value="1.99873" calcext:value-type="float">
            <text:p>1.99873</text:p>
          </table:table-cell>
          <table:table-cell office:value-type="float" office:value="5.80001" calcext:value-type="float">
            <text:p>5.80001</text:p>
          </table:table-cell>
          <table:table-cell office:value-type="float" office:value="5.4043" calcext:value-type="float">
            <text:p>5.4043</text:p>
          </table:table-cell>
          <table:table-cell office:value-type="float" office:value="2.61594" calcext:value-type="float">
            <text:p>2.61594</text:p>
          </table:table-cell>
          <table:table-cell office:value-type="float" office:value="5.09653" calcext:value-type="float">
            <text:p>5.09653</text:p>
          </table:table-cell>
          <table:table-cell table:number-columns-repeated="2" office:value-type="float" office:value="6.83686" calcext:value-type="float">
            <text:p>6.836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7" calcext:value-type="float">
            <text:p>17</text:p>
          </table:table-cell>
          <table:table-cell office:value-type="float" office:value="5.60268" calcext:value-type="float">
            <text:p>5.60268</text:p>
          </table:table-cell>
          <table:table-cell office:value-type="float" office:value="5.76702" calcext:value-type="float">
            <text:p>5.76702</text:p>
          </table:table-cell>
          <table:table-cell office:value-type="float" office:value="4.75318" calcext:value-type="float">
            <text:p>4.75318</text:p>
          </table:table-cell>
          <table:table-cell office:value-type="float" office:value="3.18946" calcext:value-type="float">
            <text:p>3.18946</text:p>
          </table:table-cell>
          <table:table-cell office:value-type="float" office:value="5.38839" calcext:value-type="float">
            <text:p>5.38839</text:p>
          </table:table-cell>
          <table:table-cell office:value-type="float" office:value="2.50855" calcext:value-type="float">
            <text:p>2.50855</text:p>
          </table:table-cell>
          <table:table-cell office:value-type="float" office:value="6.02767" calcext:value-type="float">
            <text:p>6.02767</text:p>
          </table:table-cell>
          <table:table-cell office:value-type="float" office:value="4.55407" calcext:value-type="float">
            <text:p>4.55407</text:p>
          </table:table-cell>
          <table:table-cell office:value-type="float" office:value="3.19778" calcext:value-type="float">
            <text:p>3.19778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5.10365" calcext:value-type="float">
            <text:p>5.10365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4.82215" calcext:value-type="float">
            <text:p>4.82215</text:p>
          </table:table-cell>
          <table:table-cell office:value-type="float" office:value="6.07399" calcext:value-type="float">
            <text:p>6.07399</text:p>
          </table:table-cell>
          <table:table-cell office:value-type="float" office:value="1.63726" calcext:value-type="float">
            <text:p>1.63726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1.99873" calcext:value-type="float">
            <text:p>1.99873</text:p>
          </table:table-cell>
          <table:table-cell office:value-type="float" office:value="0" calcext:value-type="float">
            <text:p>0</text:p>
          </table:table-cell>
          <table:table-cell office:value-type="float" office:value="6.12241" calcext:value-type="float">
            <text:p>6.12241</text:p>
          </table:table-cell>
          <table:table-cell office:value-type="float" office:value="5.5115" calcext:value-type="float">
            <text:p>5.5115</text:p>
          </table:table-cell>
          <table:table-cell office:value-type="float" office:value="2.29778" calcext:value-type="float">
            <text:p>2.29778</text:p>
          </table:table-cell>
          <table:table-cell office:value-type="float" office:value="6.06213" calcext:value-type="float">
            <text:p>6.06213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8" calcext:value-type="float">
            <text:p>18</text:p>
          </table:table-cell>
          <table:table-cell office:value-type="float" office:value="2.00402" calcext:value-type="float">
            <text:p>2.00402</text:p>
          </table:table-cell>
          <table:table-cell office:value-type="float" office:value="0.746077" calcext:value-type="float">
            <text:p>0.746077</text:p>
          </table:table-cell>
          <table:table-cell office:value-type="float" office:value="2.37577" calcext:value-type="float">
            <text:p>2.37577</text:p>
          </table:table-cell>
          <table:table-cell office:value-type="float" office:value="3.16245" calcext:value-type="float">
            <text:p>3.16245</text:p>
          </table:table-cell>
          <table:table-cell office:value-type="float" office:value="2.2129" calcext:value-type="float">
            <text:p>2.2129</text:p>
          </table:table-cell>
          <table:table-cell office:value-type="float" office:value="3.68814" calcext:value-type="float">
            <text:p>3.68814</text:p>
          </table:table-cell>
          <table:table-cell office:value-type="float" office:value="0.710571" calcext:value-type="float">
            <text:p>0.710571</text:p>
          </table:table-cell>
          <table:table-cell office:value-type="float" office:value="2.4217" calcext:value-type="float">
            <text:p>2.4217</text:p>
          </table:table-cell>
          <table:table-cell office:value-type="float" office:value="3.15914" calcext:value-type="float">
            <text:p>3.15914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1.05177" calcext:value-type="float">
            <text:p>1.05177</text:p>
          </table:table-cell>
          <table:table-cell office:value-type="float" office:value="6.82809" calcext:value-type="float">
            <text:p>6.82809</text:p>
          </table:table-cell>
          <table:table-cell office:value-type="float" office:value="2.12642" calcext:value-type="float">
            <text:p>2.12642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4.67144" calcext:value-type="float">
            <text:p>4.67144</text:p>
          </table:table-cell>
          <table:table-cell office:value-type="float" office:value="0.27632" calcext:value-type="float">
            <text:p>0.27632</text:p>
          </table:table-cell>
          <table:table-cell office:value-type="float" office:value="5.80001" calcext:value-type="float">
            <text:p>5.80001</text:p>
          </table:table-cell>
          <table:table-cell office:value-type="float" office:value="6.12241" calcext:value-type="float">
            <text:p>6.12241</text:p>
          </table:table-cell>
          <table:table-cell office:value-type="float" office:value="0" calcext:value-type="float">
            <text:p>0</text:p>
          </table:table-cell>
          <table:table-cell office:value-type="float" office:value="0.801691" calcext:value-type="float">
            <text:p>0.801691</text:p>
          </table:table-cell>
          <table:table-cell office:value-type="float" office:value="3.83084" calcext:value-type="float">
            <text:p>3.83084</text:p>
          </table:table-cell>
          <table:table-cell office:value-type="float" office:value="1.99848" calcext:value-type="float">
            <text:p>1.99848</text:p>
          </table:table-cell>
          <table:table-cell table:number-columns-repeated="2" office:value-type="float" office:value="4.71103" calcext:value-type="float">
            <text:p>4.71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19" calcext:value-type="float">
            <text:p>19</text:p>
          </table:table-cell>
          <table:table-cell office:value-type="float" office:value="1.34783" calcext:value-type="float">
            <text:p>1.34783</text:p>
          </table:table-cell>
          <table:table-cell office:value-type="float" office:value="0.281752" calcext:value-type="float">
            <text:p>0.281752</text:p>
          </table:table-cell>
          <table:table-cell office:value-type="float" office:value="2.41248" calcext:value-type="float">
            <text:p>2.41248</text:p>
          </table:table-cell>
          <table:table-cell office:value-type="float" office:value="2.76026" calcext:value-type="float">
            <text:p>2.76026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3.02532" calcext:value-type="float">
            <text:p>3.02532</text:p>
          </table:table-cell>
          <table:table-cell office:value-type="float" office:value="1.28954" calcext:value-type="float">
            <text:p>1.28954</text:p>
          </table:table-cell>
          <table:table-cell office:value-type="float" office:value="2.39" calcext:value-type="float">
            <text:p>2.39</text:p>
          </table:table-cell>
          <table:table-cell office:value-type="float" office:value="2.75952" calcext:value-type="float">
            <text:p>2.75952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6.31263" calcext:value-type="float">
            <text:p>6.31263</text:p>
          </table:table-cell>
          <table:table-cell office:value-type="float" office:value="1.33191" calcext:value-type="float">
            <text:p>1.33191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4.1547" calcext:value-type="float">
            <text:p>4.1547</text:p>
          </table:table-cell>
          <table:table-cell office:value-type="float" office:value="0.80158" calcext:value-type="float">
            <text:p>0.80158</text:p>
          </table:table-cell>
          <table:table-cell office:value-type="float" office:value="5.4043" calcext:value-type="float">
            <text:p>5.4043</text:p>
          </table:table-cell>
          <table:table-cell office:value-type="float" office:value="5.5115" calcext:value-type="float">
            <text:p>5.5115</text:p>
          </table:table-cell>
          <table:table-cell office:value-type="float" office:value="0.801691" calcext:value-type="float">
            <text:p>0.801691</text:p>
          </table:table-cell>
          <table:table-cell office:value-type="float" office:value="0" calcext:value-type="float">
            <text:p>0</text:p>
          </table:table-cell>
          <table:table-cell office:value-type="float" office:value="3.21564" calcext:value-type="float">
            <text:p>3.21564</text:p>
          </table:table-cell>
          <table:table-cell office:value-type="float" office:value="2.46524" calcext:value-type="float">
            <text:p>2.46524</text:p>
          </table:table-cell>
          <table:table-cell table:number-columns-repeated="2" office:value-type="float" office:value="3.98872" calcext:value-type="float">
            <text:p>3.98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20" calcext:value-type="float">
            <text:p>20</text:p>
          </table:table-cell>
          <table:table-cell office:value-type="float" office:value="3.44702" calcext:value-type="float">
            <text:p>3.44702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2.81555" calcext:value-type="float">
            <text:p>2.81555</text:p>
          </table:table-cell>
          <table:table-cell office:value-type="float" office:value="1.2529" calcext:value-type="float">
            <text:p>1.2529</text:p>
          </table:table-cell>
          <table:table-cell office:value-type="float" office:value="3.42645" calcext:value-type="float">
            <text:p>3.42645</text:p>
          </table:table-cell>
          <table:table-cell office:value-type="float" office:value="0.376589" calcext:value-type="float">
            <text:p>0.376589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2.61154" calcext:value-type="float">
            <text:p>2.61154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2.94956" calcext:value-type="float">
            <text:p>2.94956</text:p>
          </table:table-cell>
          <table:table-cell office:value-type="float" office:value="2.80614" calcext:value-type="float">
            <text:p>2.80614</text:p>
          </table:table-cell>
          <table:table-cell office:value-type="float" office:value="3.16741" calcext:value-type="float">
            <text:p>3.16741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3.77626" calcext:value-type="float">
            <text:p>3.77626</text:p>
          </table:table-cell>
          <table:table-cell office:value-type="float" office:value="1.12448" calcext:value-type="float">
            <text:p>1.12448</text:p>
          </table:table-cell>
          <table:table-cell office:value-type="float" office:value="3.6378" calcext:value-type="float">
            <text:p>3.6378</text:p>
          </table:table-cell>
          <table:table-cell office:value-type="float" office:value="2.61594" calcext:value-type="float">
            <text:p>2.61594</text:p>
          </table:table-cell>
          <table:table-cell office:value-type="float" office:value="2.29778" calcext:value-type="float">
            <text:p>2.29778</text:p>
          </table:table-cell>
          <table:table-cell office:value-type="float" office:value="3.83084" calcext:value-type="float">
            <text:p>3.83084</text:p>
          </table:table-cell>
          <table:table-cell office:value-type="float" office:value="3.21564" calcext:value-type="float">
            <text:p>3.21564</text:p>
          </table:table-cell>
          <table:table-cell office:value-type="float" office:value="0" calcext:value-type="float">
            <text:p>0</text:p>
          </table:table-cell>
          <table:table-cell office:value-type="float" office:value="4.02936" calcext:value-type="float">
            <text:p>4.02936</text:p>
          </table:table-cell>
          <table:table-cell table:number-columns-repeated="2" office:value-type="float" office:value="4.29899" calcext:value-type="float">
            <text:p>4.298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6" office:value-type="float" office:value="21" calcext:value-type="float">
            <text:p>21</text:p>
          </table:table-cell>
          <table:table-cell office:value-type="float" office:value="3.81226" calcext:value-type="float">
            <text:p>3.81226</text:p>
          </table:table-cell>
          <table:table-cell office:value-type="float" office:value="2.59651" calcext:value-type="float">
            <text:p>2.59651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2.88513" calcext:value-type="float">
            <text:p>2.88513</text:p>
          </table:table-cell>
          <table:table-cell office:value-type="float" office:value="0.704648" calcext:value-type="float">
            <text:p>0.704648</text:p>
          </table:table-cell>
          <table:table-cell office:value-type="float" office:value="4.07572" calcext:value-type="float">
            <text:p>4.07572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1.51243" calcext:value-type="float">
            <text:p>1.51243</text:p>
          </table:table-cell>
          <table:table-cell office:value-type="float" office:value="2.87594" calcext:value-type="float">
            <text:p>2.87594</text:p>
          </table:table-cell>
          <table:table-cell office:value-type="float" office:value="1.67709" calcext:value-type="float">
            <text:p>1.67709</text:p>
          </table:table-cell>
          <table:table-cell office:value-type="float" office:value="2.29017" calcext:value-type="float">
            <text:p>2.29017</text:p>
          </table:table-cell>
          <table:table-cell office:value-type="float" office:value="6.40295" calcext:value-type="float">
            <text:p>6.40295</text:p>
          </table:table-cell>
          <table:table-cell office:value-type="float" office:value="3.62188" calcext:value-type="float">
            <text:p>3.62188</text:p>
          </table:table-cell>
          <table:table-cell office:value-type="float" office:value="2.36839" calcext:value-type="float">
            <text:p>2.36839</text:p>
          </table:table-cell>
          <table:table-cell office:value-type="float" office:value="4.43317" calcext:value-type="float">
            <text:p>4.43317</text:p>
          </table:table-cell>
          <table:table-cell office:value-type="float" office:value="1.78448" calcext:value-type="float">
            <text:p>1.78448</text:p>
          </table:table-cell>
          <table:table-cell office:value-type="float" office:value="5.09653" calcext:value-type="float">
            <text:p>5.09653</text:p>
          </table:table-cell>
          <table:table-cell office:value-type="float" office:value="6.06213" calcext:value-type="float">
            <text:p>6.06213</text:p>
          </table:table-cell>
          <table:table-cell office:value-type="float" office:value="1.99848" calcext:value-type="float">
            <text:p>1.99848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4.02936" calcext:value-type="float">
            <text:p>4.0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37655" calcext:value-type="float">
            <text:p>6.37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3" office:value-type="float" office:value="22" calcext:value-type="float">
            <text:p>22</text:p>
          </table:table-cell>
          <table:table-cell office:value-type="float" office:value="2.71682" calcext:value-type="float">
            <text:p>2.71682</text:p>
          </table:table-cell>
          <table:table-cell office:value-type="float" office:value="3.96612" calcext:value-type="float">
            <text:p>3.96612</text:p>
          </table:table-cell>
          <table:table-cell office:value-type="float" office:value="5.84665" calcext:value-type="float">
            <text:p>5.84665</text:p>
          </table:table-cell>
          <table:table-cell office:value-type="float" office:value="5.04326" calcext:value-type="float">
            <text:p>5.04326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5.27799" calcext:value-type="float">
            <text:p>5.27799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5.05154" calcext:value-type="float">
            <text:p>5.0515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2.75707" calcext:value-type="float">
            <text:p>2.75707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5.34826" calcext:value-type="float">
            <text:p>5.34826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71103" calcext:value-type="float">
            <text:p>4.71103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29899" calcext:value-type="float">
            <text:p>4.29899</text:p>
          </table:table-cell>
          <table:table-cell office:value-type="float" office:value="6.37655" calcext:value-type="float">
            <text:p>6.376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43" office:value-type="float" office:value="23" calcext:value-type="float">
            <text:p>23</text:p>
          </table:table-cell>
          <table:table-cell office:value-type="float" office:value="2.71682" calcext:value-type="float">
            <text:p>2.71682</text:p>
          </table:table-cell>
          <table:table-cell office:value-type="float" office:value="3.96612" calcext:value-type="float">
            <text:p>3.96612</text:p>
          </table:table-cell>
          <table:table-cell office:value-type="float" office:value="5.84665" calcext:value-type="float">
            <text:p>5.84665</text:p>
          </table:table-cell>
          <table:table-cell office:value-type="float" office:value="5.04326" calcext:value-type="float">
            <text:p>5.04326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5.27799" calcext:value-type="float">
            <text:p>5.27799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5.05154" calcext:value-type="float">
            <text:p>5.0515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2.75707" calcext:value-type="float">
            <text:p>2.75707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5.34826" calcext:value-type="float">
            <text:p>5.34826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71103" calcext:value-type="float">
            <text:p>4.71103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29899" calcext:value-type="float">
            <text:p>4.29899</text:p>
          </table:table-cell>
          <table:table-cell office:value-type="float" office:value="6.37655" calcext:value-type="float">
            <text:p>6.376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formula="of:=[.O36]+0.08333" office:value-type="float" office:value="0.116439756097561" calcext:value-type="float">
            <text:p>0.116439756097561</text:p>
          </table:table-cell>
          <table:table-cell table:formula="of:=[.M32]+0.159934908380094" office:value-type="float" office:value="0.276374664477655" calcext:value-type="float">
            <text:p>0.276374664477655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[.L40]+0.08333" office:value-type="float" office:value="0.11870243902439" calcext:value-type="float">
            <text:p>0.11870243902439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0" calcext:value-type="float">
            <text:p>0</text:p>
          </table:table-cell>
          <table:table-cell table:style-name="ce44" table:formula="of:=[.I4]/41" office:value-type="float" office:value="0" calcext:value-type="float">
            <text:p>0.0000</text:p>
          </table:table-cell>
          <table:table-cell table:style-name="ce44" table:formula="of:=[.J4]/41" office:value-type="float" office:value="0.0309112195121951" calcext:value-type="float">
            <text:p>0.0309</text:p>
          </table:table-cell>
          <table:table-cell table:style-name="ce44" table:formula="of:=[.K4]/41" office:value-type="float" office:value="0.0880639024390244" calcext:value-type="float">
            <text:p>0.0881</text:p>
          </table:table-cell>
          <table:table-cell table:style-name="ce44" table:formula="of:=[.L4]/41" office:value-type="float" office:value="0.0847536585365854" calcext:value-type="float">
            <text:p>0.0848</text:p>
          </table:table-cell>
          <table:table-cell table:style-name="ce44" table:formula="of:=[.M4]/41" office:value-type="float" office:value="0.0917363414634146" calcext:value-type="float">
            <text:p>0.0917</text:p>
          </table:table-cell>
          <table:table-cell table:style-name="ce44" table:formula="of:=[.N4]/41" office:value-type="float" office:value="0.0766014634146341" calcext:value-type="float">
            <text:p>0.0766</text:p>
          </table:table-cell>
          <table:table-cell table:style-name="ce44" table:formula="of:=[.O4]/41" office:value-type="float" office:value="0.0638134146341463" calcext:value-type="float">
            <text:p>0.0638</text:p>
          </table:table-cell>
          <table:table-cell table:style-name="ce44" table:formula="of:=[.P4]/41" office:value-type="float" office:value="0.086419756097561" calcext:value-type="float">
            <text:p>0.0864</text:p>
          </table:table-cell>
          <table:table-cell table:style-name="ce44" table:formula="of:=[.Q4]/41" office:value-type="float" office:value="0.0848348780487805" calcext:value-type="float">
            <text:p>0.0848</text:p>
          </table:table-cell>
          <table:table-cell table:style-name="ce44" table:formula="of:=[.R4]/41" office:value-type="float" office:value="0.0536580487804878" calcext:value-type="float">
            <text:p>0.0537</text:p>
          </table:table-cell>
          <table:table-cell table:style-name="ce44" table:formula="of:=[.S4]/41" office:value-type="float" office:value="0.0390187804878049" calcext:value-type="float">
            <text:p>0.0390</text:p>
          </table:table-cell>
          <table:table-cell table:style-name="ce44" table:formula="of:=[.T4]/41" office:value-type="float" office:value="0.161109268292683" calcext:value-type="float">
            <text:p>0.1611</text:p>
          </table:table-cell>
          <table:table-cell table:style-name="ce44" table:formula="of:=[.U4]/41" office:value-type="float" office:value="0.0192239024390244" calcext:value-type="float">
            <text:p>0.0192</text:p>
          </table:table-cell>
          <table:table-cell table:style-name="ce44" table:formula="of:=[.V4]/41" office:value-type="float" office:value="0.0397904878048781" calcext:value-type="float">
            <text:p>0.0398</text:p>
          </table:table-cell>
          <table:table-cell table:style-name="ce44" table:formula="of:=[.W4]/41" office:value-type="float" office:value="0.110742195121951" calcext:value-type="float">
            <text:p>0.1107</text:p>
          </table:table-cell>
          <table:table-cell table:style-name="ce44" table:formula="of:=[.X4]/41" office:value-type="float" office:value="0.0513478048780488" calcext:value-type="float">
            <text:p>0.0513</text:p>
          </table:table-cell>
          <table:table-cell table:style-name="ce44" table:formula="of:=[.Y4]/41" office:value-type="float" office:value="0.145359024390244" calcext:value-type="float">
            <text:p>0.1454</text:p>
          </table:table-cell>
          <table:table-cell table:style-name="ce44" table:formula="of:=[.Z4]/41" office:value-type="float" office:value="0.136650731707317" calcext:value-type="float">
            <text:p>0.1367</text:p>
          </table:table-cell>
          <table:table-cell table:style-name="ce44" table:formula="of:=[.AA4]/41" office:value-type="float" office:value="0.0488785365853659" calcext:value-type="float">
            <text:p>0.0489</text:p>
          </table:table-cell>
          <table:table-cell table:style-name="ce44" table:formula="of:=[.AB4]/41" office:value-type="float" office:value="0.0328739024390244" calcext:value-type="float">
            <text:p>0.0329</text:p>
          </table:table-cell>
          <table:table-cell table:style-name="ce44" table:formula="of:=[.AC4]/41" office:value-type="float" office:value="0.0840736585365854" calcext:value-type="float">
            <text:p>0.0841</text:p>
          </table:table-cell>
          <table:table-cell table:style-name="ce44" table:formula="of:=[.AD4]/41" office:value-type="float" office:value="0.0929819512195122" calcext:value-type="float">
            <text:p>0.0930</text:p>
          </table:table-cell>
          <table:table-cell table:style-name="ce44" table:formula="of:=[.AE4]/41" office:value-type="float" office:value="0.0662639024390244" calcext:value-type="float">
            <text:p>0.0663</text:p>
          </table:table-cell>
          <table:table-cell table:style-name="ce44" table:formula="of:=[.AF4]/41" office:value-type="float" office:value="0.0662639024390244" calcext:value-type="float">
            <text:p>0.0663</text:p>
          </table:table-cell>
          <table:table-cell table:style-name="ce44" table:formula="of:=[.AG4]/41" office:value-type="float" office:value="0" calcext:value-type="float">
            <text:p>0.0000</text:p>
          </table:table-cell>
          <table:table-cell table:style-name="ce44" table:formula="of:=[.AH4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6"/>
          <table:table-cell table:style-name="ce39" office:value-type="float" office:value="1" calcext:value-type="float">
            <text:p>1</text:p>
          </table:table-cell>
          <table:table-cell table:style-name="ce44" table:formula="of:=[.I5]/41" office:value-type="float" office:value="0.0309112195121951" calcext:value-type="float">
            <text:p>0.0309</text:p>
          </table:table-cell>
          <table:table-cell table:style-name="ce44" table:formula="of:=[.J5]/41" office:value-type="float" office:value="0" calcext:value-type="float">
            <text:p>0.0000</text:p>
          </table:table-cell>
          <table:table-cell table:style-name="ce44" table:formula="of:=[.K5]/41" office:value-type="float" office:value="0.0646707317073171" calcext:value-type="float">
            <text:p>0.0647</text:p>
          </table:table-cell>
          <table:table-cell table:style-name="ce44" table:formula="of:=[.L5]/41" office:value-type="float" office:value="0.0741929268292683" calcext:value-type="float">
            <text:p>0.0742</text:p>
          </table:table-cell>
          <table:table-cell table:style-name="ce44" table:formula="of:=[.M5]/41" office:value-type="float" office:value="0.0647639024390244" calcext:value-type="float">
            <text:p>0.0648</text:p>
          </table:table-cell>
          <table:table-cell table:style-name="ce44" table:formula="of:=[.N5]/41" office:value-type="float" office:value="0.0798012195121951" calcext:value-type="float">
            <text:p>0.0798</text:p>
          </table:table-cell>
          <table:table-cell table:style-name="ce44" table:formula="of:=[.O5]/41" office:value-type="float" office:value="0.033109756097561" calcext:value-type="float">
            <text:p>0.0331</text:p>
          </table:table-cell>
          <table:table-cell table:style-name="ce44" table:formula="of:=[.P5]/41" office:value-type="float" office:value="0.0643980487804878" calcext:value-type="float">
            <text:p>0.0644</text:p>
          </table:table-cell>
          <table:table-cell table:style-name="ce44" table:formula="of:=[.Q5]/41" office:value-type="float" office:value="0.0741753658536585" calcext:value-type="float">
            <text:p>0.0742</text:p>
          </table:table-cell>
          <table:table-cell table:style-name="ce44" table:formula="of:=[.R5]/41" office:value-type="float" office:value="0.0277890243902439" calcext:value-type="float">
            <text:p>0.0278</text:p>
          </table:table-cell>
          <table:table-cell table:style-name="ce44" table:formula="of:=[.S5]/41" office:value-type="float" office:value="0.018241512195122" calcext:value-type="float">
            <text:p>0.0182</text:p>
          </table:table-cell>
          <table:table-cell table:style-name="ce44" table:formula="of:=[.T5]/41" office:value-type="float" office:value="0.16059" calcext:value-type="float">
            <text:p>0.1606</text:p>
          </table:table-cell>
          <table:table-cell table:style-name="ce44" table:formula="of:=[.U5]/41" office:value-type="float" office:value="0.0345490243902439" calcext:value-type="float">
            <text:p>0.0345</text:p>
          </table:table-cell>
          <table:table-cell table:style-name="ce44" table:formula="of:=[.V5]/41" office:value-type="float" office:value="0.0101044146341463" calcext:value-type="float">
            <text:p>0.0101</text:p>
          </table:table-cell>
          <table:table-cell table:style-name="ce44" table:formula="of:=[.W5]/41" office:value-type="float" office:value="0.107999756097561" calcext:value-type="float">
            <text:p>0.1080</text:p>
          </table:table-cell>
          <table:table-cell table:style-name="ce44" table:formula="of:=[.X5]/41" office:value-type="float" office:value="0.0205373170731707" calcext:value-type="float">
            <text:p>0.0205</text:p>
          </table:table-cell>
          <table:table-cell table:style-name="ce44" table:formula="of:=[.Y5]/41" office:value-type="float" office:value="0.138664390243902" calcext:value-type="float">
            <text:p>0.1387</text:p>
          </table:table-cell>
          <table:table-cell table:style-name="ce44" table:formula="of:=[.Z5]/41" office:value-type="float" office:value="0.140659024390244" calcext:value-type="float">
            <text:p>0.1407</text:p>
          </table:table-cell>
          <table:table-cell table:style-name="ce44" table:formula="of:=[.AA5]/41" office:value-type="float" office:value="0.018197" calcext:value-type="float">
            <text:p>0.0182</text:p>
          </table:table-cell>
          <table:table-cell table:style-name="ce44" table:formula="of:=[.AB5]/41" office:value-type="float" office:value="0.006872" calcext:value-type="float">
            <text:p>0.0069</text:p>
          </table:table-cell>
          <table:table-cell table:style-name="ce44" table:formula="of:=[.AC5]/41" office:value-type="float" office:value="0.0847429268292683" calcext:value-type="float">
            <text:p>0.0847</text:p>
          </table:table-cell>
          <table:table-cell table:style-name="ce44" table:formula="of:=[.AD5]/41" office:value-type="float" office:value="0.063329512195122" calcext:value-type="float">
            <text:p>0.0633</text:p>
          </table:table-cell>
          <table:table-cell table:style-name="ce44" table:formula="of:=[.AE5]/41" office:value-type="float" office:value="0.0967346341463415" calcext:value-type="float">
            <text:p>0.0967</text:p>
          </table:table-cell>
          <table:table-cell table:style-name="ce44" table:formula="of:=[.AF5]/41" office:value-type="float" office:value="0.0967346341463415" calcext:value-type="float">
            <text:p>0.0967</text:p>
          </table:table-cell>
          <table:table-cell table:style-name="ce44" table:formula="of:=[.AG5]/41" office:value-type="float" office:value="0" calcext:value-type="float">
            <text:p>0.0000</text:p>
          </table:table-cell>
          <table:table-cell table:style-name="ce44" table:formula="of:=[.AH5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39" office:value-type="float" office:value="2" calcext:value-type="float">
            <text:p>2</text:p>
          </table:table-cell>
          <table:table-cell table:style-name="ce44" table:formula="of:=[.I6]/41" office:value-type="float" office:value="0.0880639024390244" calcext:value-type="float">
            <text:p>0.0881</text:p>
          </table:table-cell>
          <table:table-cell table:style-name="ce44" table:formula="of:=[.J6]/41" office:value-type="float" office:value="0.0646707317073171" calcext:value-type="float">
            <text:p>0.0647</text:p>
          </table:table-cell>
          <table:table-cell table:style-name="ce44" table:formula="of:=[.K6]/41" office:value-type="float" office:value="0" calcext:value-type="float">
            <text:p>0.0000</text:p>
          </table:table-cell>
          <table:table-cell table:style-name="ce44" table:formula="of:=[.L6]/41" office:value-type="float" office:value="0.0391570731707317" calcext:value-type="float">
            <text:p>0.0392</text:p>
          </table:table-cell>
          <table:table-cell table:style-name="ce44" table:formula="of:=[.M6]/41" office:value-type="float" office:value="0.0154993658536585" calcext:value-type="float">
            <text:p>0.0155</text:p>
          </table:table-cell>
          <table:table-cell table:style-name="ce44" table:formula="of:=[.N6]/41" office:value-type="float" office:value="0.0713434146341464" calcext:value-type="float">
            <text:p>0.0713</text:p>
          </table:table-cell>
          <table:table-cell table:style-name="ce44" table:formula="of:=[.O6]/41" office:value-type="float" office:value="0.0446270731707317" calcext:value-type="float">
            <text:p>0.0446</text:p>
          </table:table-cell>
          <table:table-cell table:style-name="ce44" table:formula="of:=[.P6]/41" office:value-type="float" office:value="0.00500348780487805" calcext:value-type="float">
            <text:p>0.0050</text:p>
          </table:table-cell>
          <table:table-cell table:style-name="ce44" table:formula="of:=[.Q6]/41" office:value-type="float" office:value="0.0389124390243902" calcext:value-type="float">
            <text:p>0.0389</text:p>
          </table:table-cell>
          <table:table-cell table:style-name="ce44" table:formula="of:=[.R6]/41" office:value-type="float" office:value="0.0368921951219512" calcext:value-type="float">
            <text:p>0.0369</text:p>
          </table:table-cell>
          <table:table-cell table:style-name="ce44" table:formula="of:=[.S6]/41" office:value-type="float" office:value="0.0494939024390244" calcext:value-type="float">
            <text:p>0.0495</text:p>
          </table:table-cell>
          <table:table-cell table:style-name="ce44" table:formula="of:=[.T6]/41" office:value-type="float" office:value="0.124096097560976" calcext:value-type="float">
            <text:p>0.1241</text:p>
          </table:table-cell>
          <table:table-cell table:style-name="ce44" table:formula="of:=[.U6]/41" office:value-type="float" office:value="0.0771058536585366" calcext:value-type="float">
            <text:p>0.0771</text:p>
          </table:table-cell>
          <table:table-cell table:style-name="ce44" table:formula="of:=[.V6]/41" office:value-type="float" office:value="0.0640163414634146" calcext:value-type="float">
            <text:p>0.0640</text:p>
          </table:table-cell>
          <table:table-cell table:style-name="ce44" table:formula="of:=[.W6]/41" office:value-type="float" office:value="0.0760856097560976" calcext:value-type="float">
            <text:p>0.0761</text:p>
          </table:table-cell>
          <table:table-cell table:style-name="ce44" table:formula="of:=[.X6]/41" office:value-type="float" office:value="0.0512160975609756" calcext:value-type="float">
            <text:p>0.0512</text:p>
          </table:table-cell>
          <table:table-cell table:style-name="ce44" table:formula="of:=[.Y6]/41" office:value-type="float" office:value="0.0929509756097561" calcext:value-type="float">
            <text:p>0.0930</text:p>
          </table:table-cell>
          <table:table-cell table:style-name="ce44" table:formula="of:=[.Z6]/41" office:value-type="float" office:value="0.115931219512195" calcext:value-type="float">
            <text:p>0.1159</text:p>
          </table:table-cell>
          <table:table-cell table:style-name="ce44" table:formula="of:=[.AA6]/41" office:value-type="float" office:value="0.0579456097560976" calcext:value-type="float">
            <text:p>0.0579</text:p>
          </table:table-cell>
          <table:table-cell table:style-name="ce44" table:formula="of:=[.AB6]/41" office:value-type="float" office:value="0.0588409756097561" calcext:value-type="float">
            <text:p>0.0588</text:p>
          </table:table-cell>
          <table:table-cell table:style-name="ce44" table:formula="of:=[.AC6]/41" office:value-type="float" office:value="0.0686719512195122" calcext:value-type="float">
            <text:p>0.0687</text:p>
          </table:table-cell>
          <table:table-cell table:style-name="ce44" table:formula="of:=[.AD6]/41" office:value-type="float" office:value="0.0322078048780488" calcext:value-type="float">
            <text:p>0.0322</text:p>
          </table:table-cell>
          <table:table-cell table:style-name="ce44" table:formula="of:=[.AE6]/41" office:value-type="float" office:value="0.142601219512195" calcext:value-type="float">
            <text:p>0.1426</text:p>
          </table:table-cell>
          <table:table-cell table:style-name="ce44" table:formula="of:=[.AF6]/41" office:value-type="float" office:value="0.142601219512195" calcext:value-type="float">
            <text:p>0.1426</text:p>
          </table:table-cell>
          <table:table-cell table:style-name="ce44" table:formula="of:=[.AG6]/41" office:value-type="float" office:value="0" calcext:value-type="float">
            <text:p>0.0000</text:p>
          </table:table-cell>
          <table:table-cell table:style-name="ce44" table:formula="of:=[.AH6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39" office:value-type="float" office:value="3" calcext:value-type="float">
            <text:p>3</text:p>
          </table:table-cell>
          <table:table-cell table:style-name="ce44" table:formula="of:=[.I7]/41" office:value-type="float" office:value="0.0847536585365854" calcext:value-type="float">
            <text:p>0.0848</text:p>
          </table:table-cell>
          <table:table-cell table:style-name="ce44" table:formula="of:=[.J7]/41" office:value-type="float" office:value="0.0741929268292683" calcext:value-type="float">
            <text:p>0.0742</text:p>
          </table:table-cell>
          <table:table-cell table:style-name="ce44" table:formula="of:=[.K7]/41" office:value-type="float" office:value="0.0391570731707317" calcext:value-type="float">
            <text:p>0.0392</text:p>
          </table:table-cell>
          <table:table-cell table:style-name="ce44" table:formula="of:=[.L7]/41" office:value-type="float" office:value="0" calcext:value-type="float">
            <text:p>0.0000</text:p>
          </table:table-cell>
          <table:table-cell table:style-name="ce44" table:formula="of:=[.M7]/41" office:value-type="float" office:value="0.0545217073170732" calcext:value-type="float">
            <text:p>0.0545</text:p>
          </table:table-cell>
          <table:table-cell table:style-name="ce44" table:formula="of:=[.N7]/41" office:value-type="float" office:value="0.0353724390243902" calcext:value-type="float">
            <text:p>0.0354</text:p>
          </table:table-cell>
          <table:table-cell table:style-name="ce44" table:formula="of:=[.O7]/41" office:value-type="float" office:value="0.0711156097560976" calcext:value-type="float">
            <text:p>0.0711</text:p>
          </table:table-cell>
          <table:table-cell table:style-name="ce44" table:formula="of:=[.P7]/41" office:value-type="float" office:value="0.0341612195121951" calcext:value-type="float">
            <text:p>0.0342</text:p>
          </table:table-cell>
          <table:table-cell table:style-name="ce44" table:formula="of:=[.Q7]/41" office:value-type="float" office:value="0.000271524390243902" calcext:value-type="float">
            <text:p>0.0003</text:p>
          </table:table-cell>
          <table:table-cell table:style-name="ce44" table:formula="of:=[.R7]/41" office:value-type="float" office:value="0.0530956097560976" calcext:value-type="float">
            <text:p>0.0531</text:p>
          </table:table-cell>
          <table:table-cell table:style-name="ce44" table:formula="of:=[.S7]/41" office:value-type="float" office:value="0.0559826829268293" calcext:value-type="float">
            <text:p>0.0560</text:p>
          </table:table-cell>
          <table:table-cell table:style-name="ce44" table:formula="of:=[.T7]/41" office:value-type="float" office:value="0.0901946341463415" calcext:value-type="float">
            <text:p>0.0902</text:p>
          </table:table-cell>
          <table:table-cell table:style-name="ce44" table:formula="of:=[.U7]/41" office:value-type="float" office:value="0.0676163414634146" calcext:value-type="float">
            <text:p>0.0676</text:p>
          </table:table-cell>
          <table:table-cell table:style-name="ce44" table:formula="of:=[.V7]/41" office:value-type="float" office:value="0.0787885365853659" calcext:value-type="float">
            <text:p>0.0788</text:p>
          </table:table-cell>
          <table:table-cell table:style-name="ce44" table:formula="of:=[.W7]/41" office:value-type="float" office:value="0.0387339024390244" calcext:value-type="float">
            <text:p>0.0387</text:p>
          </table:table-cell>
          <table:table-cell table:style-name="ce44" table:formula="of:=[.X7]/41" office:value-type="float" office:value="0.0711751219512195" calcext:value-type="float">
            <text:p>0.0712</text:p>
          </table:table-cell>
          <table:table-cell table:style-name="ce44" table:formula="of:=[.Y7]/41" office:value-type="float" office:value="0.0646529268292683" calcext:value-type="float">
            <text:p>0.0647</text:p>
          </table:table-cell>
          <table:table-cell table:style-name="ce44" table:formula="of:=[.Z7]/41" office:value-type="float" office:value="0.0777917073170732" calcext:value-type="float">
            <text:p>0.0778</text:p>
          </table:table-cell>
          <table:table-cell table:style-name="ce44" table:formula="of:=[.AA7]/41" office:value-type="float" office:value="0.0771329268292683" calcext:value-type="float">
            <text:p>0.0771</text:p>
          </table:table-cell>
          <table:table-cell table:style-name="ce44" table:formula="of:=[.AB7]/41" office:value-type="float" office:value="0.0673234146341463" calcext:value-type="float">
            <text:p>0.0673</text:p>
          </table:table-cell>
          <table:table-cell table:style-name="ce44" table:formula="of:=[.AC7]/41" office:value-type="float" office:value="0.0305585365853658" calcext:value-type="float">
            <text:p>0.0306</text:p>
          </table:table-cell>
          <table:table-cell table:style-name="ce44" table:formula="of:=[.AD7]/41" office:value-type="float" office:value="0.0703690243902439" calcext:value-type="float">
            <text:p>0.0704</text:p>
          </table:table-cell>
          <table:table-cell table:style-name="ce44" table:formula="of:=[.AE7]/41" office:value-type="float" office:value="0.123006341463415" calcext:value-type="float">
            <text:p>0.1230</text:p>
          </table:table-cell>
          <table:table-cell table:style-name="ce44" table:formula="of:=[.AF7]/41" office:value-type="float" office:value="0.123006341463415" calcext:value-type="float">
            <text:p>0.1230</text:p>
          </table:table-cell>
          <table:table-cell table:style-name="ce44" table:formula="of:=[.AG7]/41" office:value-type="float" office:value="0" calcext:value-type="float">
            <text:p>0.0000</text:p>
          </table:table-cell>
          <table:table-cell table:style-name="ce44" table:formula="of:=[.AH7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39" office:value-type="float" office:value="4" calcext:value-type="float">
            <text:p>4</text:p>
          </table:table-cell>
          <table:table-cell table:style-name="ce44" table:formula="of:=[.I8]/41" office:value-type="float" office:value="0.0917363414634146" calcext:value-type="float">
            <text:p>0.0917</text:p>
          </table:table-cell>
          <table:table-cell table:style-name="ce44" table:formula="of:=[.J8]/41" office:value-type="float" office:value="0.0647639024390244" calcext:value-type="float">
            <text:p>0.0648</text:p>
          </table:table-cell>
          <table:table-cell table:style-name="ce44" table:formula="of:=[.K8]/41" office:value-type="float" office:value="0.0154993658536585" calcext:value-type="float">
            <text:p>0.0155</text:p>
          </table:table-cell>
          <table:table-cell table:style-name="ce44" table:formula="of:=[.L8]/41" office:value-type="float" office:value="0.0545217073170732" calcext:value-type="float">
            <text:p>0.0545</text:p>
          </table:table-cell>
          <table:table-cell table:style-name="ce44" table:formula="of:=[.M8]/41" office:value-type="float" office:value="0" calcext:value-type="float">
            <text:p>0.0000</text:p>
          </table:table-cell>
          <table:table-cell table:style-name="ce44" table:formula="of:=[.N8]/41" office:value-type="float" office:value="0.0856531707317073" calcext:value-type="float">
            <text:p>0.0857</text:p>
          </table:table-cell>
          <table:table-cell table:style-name="ce44" table:formula="of:=[.O8]/41" office:value-type="float" office:value="0.0379431707317073" calcext:value-type="float">
            <text:p>0.0379</text:p>
          </table:table-cell>
          <table:table-cell table:style-name="ce44" table:formula="of:=[.P8]/41" office:value-type="float" office:value="0.0204217317073171" calcext:value-type="float">
            <text:p>0.0204</text:p>
          </table:table-cell>
          <table:table-cell table:style-name="ce44" table:formula="of:=[.Q8]/41" office:value-type="float" office:value="0.0542826829268293" calcext:value-type="float">
            <text:p>0.0543</text:p>
          </table:table-cell>
          <table:table-cell table:style-name="ce44" table:formula="of:=[.R8]/41" office:value-type="float" office:value="0.0381226829268293" calcext:value-type="float">
            <text:p>0.0381</text:p>
          </table:table-cell>
          <table:table-cell table:style-name="ce44" table:formula="of:=[.S8]/41" office:value-type="float" office:value="0.0528170731707317" calcext:value-type="float">
            <text:p>0.0528</text:p>
          </table:table-cell>
          <table:table-cell table:style-name="ce44" table:formula="of:=[.T8]/41" office:value-type="float" office:value="0.139046341463415" calcext:value-type="float">
            <text:p>0.1390</text:p>
          </table:table-cell>
          <table:table-cell table:style-name="ce44" table:formula="of:=[.U8]/41" office:value-type="float" office:value="0.0836492682926829" calcext:value-type="float">
            <text:p>0.0836</text:p>
          </table:table-cell>
          <table:table-cell table:style-name="ce44" table:formula="of:=[.V8]/41" office:value-type="float" office:value="0.0617029268292683" calcext:value-type="float">
            <text:p>0.0617</text:p>
          </table:table-cell>
          <table:table-cell table:style-name="ce44" table:formula="of:=[.W8]/41" office:value-type="float" office:value="0.0915626829268293" calcext:value-type="float">
            <text:p>0.0916</text:p>
          </table:table-cell>
          <table:table-cell table:style-name="ce44" table:formula="of:=[.X8]/41" office:value-type="float" office:value="0.0476214634146341" calcext:value-type="float">
            <text:p>0.0476</text:p>
          </table:table-cell>
          <table:table-cell table:style-name="ce44" table:formula="of:=[.Y8]/41" office:value-type="float" office:value="0.107132195121951" calcext:value-type="float">
            <text:p>0.1071</text:p>
          </table:table-cell>
          <table:table-cell table:style-name="ce44" table:formula="of:=[.Z8]/41" office:value-type="float" office:value="0.131424146341463" calcext:value-type="float">
            <text:p>0.1314</text:p>
          </table:table-cell>
          <table:table-cell table:style-name="ce44" table:formula="of:=[.AA8]/41" office:value-type="float" office:value="0.0539731707317073" calcext:value-type="float">
            <text:p>0.0540</text:p>
          </table:table-cell>
          <table:table-cell table:style-name="ce44" table:formula="of:=[.AB8]/41" office:value-type="float" office:value="0.0600175609756098" calcext:value-type="float">
            <text:p>0.0600</text:p>
          </table:table-cell>
          <table:table-cell table:style-name="ce44" table:formula="of:=[.AC8]/41" office:value-type="float" office:value="0.0835719512195122" calcext:value-type="float">
            <text:p>0.0836</text:p>
          </table:table-cell>
          <table:table-cell table:style-name="ce44" table:formula="of:=[.AD8]/41" office:value-type="float" office:value="0.0171865365853659" calcext:value-type="float">
            <text:p>0.0172</text:p>
          </table:table-cell>
          <table:table-cell table:style-name="ce44" table:formula="of:=[.AE8]/41" office:value-type="float" office:value="0.150543414634146" calcext:value-type="float">
            <text:p>0.1505</text:p>
          </table:table-cell>
          <table:table-cell table:style-name="ce44" table:formula="of:=[.AF8]/41" office:value-type="float" office:value="0.150543414634146" calcext:value-type="float">
            <text:p>0.1505</text:p>
          </table:table-cell>
          <table:table-cell table:style-name="ce44" table:formula="of:=[.AG8]/41" office:value-type="float" office:value="0" calcext:value-type="float">
            <text:p>0.0000</text:p>
          </table:table-cell>
          <table:table-cell table:style-name="ce44" table:formula="of:=[.AH8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5" calcext:value-type="float">
            <text:p>5</text:p>
          </table:table-cell>
          <table:table-cell table:style-name="ce44" table:formula="of:=[.I9]/41" office:value-type="float" office:value="0.0766014634146341" calcext:value-type="float">
            <text:p>0.0766</text:p>
          </table:table-cell>
          <table:table-cell table:style-name="ce44" table:formula="of:=[.J9]/41" office:value-type="float" office:value="0.0798012195121951" calcext:value-type="float">
            <text:p>0.0798</text:p>
          </table:table-cell>
          <table:table-cell table:style-name="ce44" table:formula="of:=[.K9]/41" office:value-type="float" office:value="0.0713434146341464" calcext:value-type="float">
            <text:p>0.0713</text:p>
          </table:table-cell>
          <table:table-cell table:style-name="ce44" table:formula="of:=[.L9]/41" office:value-type="float" office:value="0.0353724390243902" calcext:value-type="float">
            <text:p>0.0354</text:p>
          </table:table-cell>
          <table:table-cell table:style-name="ce44" table:formula="of:=[.M9]/41" office:value-type="float" office:value="0.0856531707317073" calcext:value-type="float">
            <text:p>0.0857</text:p>
          </table:table-cell>
          <table:table-cell table:style-name="ce44" table:formula="of:=[.N9]/41" office:value-type="float" office:value="0" calcext:value-type="float">
            <text:p>0.0000</text:p>
          </table:table-cell>
          <table:table-cell table:style-name="ce44" table:formula="of:=[.O9]/41" office:value-type="float" office:value="0.0905156097560976" calcext:value-type="float">
            <text:p>0.0905</text:p>
          </table:table-cell>
          <table:table-cell table:style-name="ce44" table:formula="of:=[.P9]/41" office:value-type="float" office:value="0.0664778048780488" calcext:value-type="float">
            <text:p>0.0665</text:p>
          </table:table-cell>
          <table:table-cell table:style-name="ce44" table:formula="of:=[.Q9]/41" office:value-type="float" office:value="0.0356412195121951" calcext:value-type="float">
            <text:p>0.0356</text:p>
          </table:table-cell>
          <table:table-cell table:style-name="ce44" table:formula="of:=[.R9]/41" office:value-type="float" office:value="0.0698048780487805" calcext:value-type="float">
            <text:p>0.0698</text:p>
          </table:table-cell>
          <table:table-cell table:style-name="ce44" table:formula="of:=[.S9]/41" office:value-type="float" office:value="0.0644853658536585" calcext:value-type="float">
            <text:p>0.0645</text:p>
          </table:table-cell>
          <table:table-cell table:style-name="ce44" table:formula="of:=[.T9]/41" office:value-type="float" office:value="0.0845280487804878" calcext:value-type="float">
            <text:p>0.0845</text:p>
          </table:table-cell>
          <table:table-cell table:style-name="ce44" table:formula="of:=[.U9]/41" office:value-type="float" office:value="0.057380487804878" calcext:value-type="float">
            <text:p>0.0574</text:p>
          </table:table-cell>
          <table:table-cell table:style-name="ce44" table:formula="of:=[.V9]/41" office:value-type="float" office:value="0.0877682926829268" calcext:value-type="float">
            <text:p>0.0878</text:p>
          </table:table-cell>
          <table:table-cell table:style-name="ce44" table:formula="of:=[.W9]/41" office:value-type="float" office:value="0.0362670731707317" calcext:value-type="float">
            <text:p>0.0363</text:p>
          </table:table-cell>
          <table:table-cell table:style-name="ce44" table:formula="of:=[.X9]/41" office:value-type="float" office:value="0.0857312195121951" calcext:value-type="float">
            <text:p>0.0857</text:p>
          </table:table-cell>
          <table:table-cell table:style-name="ce44" table:formula="of:=[.Y9]/41" office:value-type="float" office:value="0.0728034146341463" calcext:value-type="float">
            <text:p>0.0728</text:p>
          </table:table-cell>
          <table:table-cell table:style-name="ce44" table:formula="of:=[.Z9]/41" office:value-type="float" office:value="0.0611841463414634" calcext:value-type="float">
            <text:p>0.0612</text:p>
          </table:table-cell>
          <table:table-cell table:style-name="ce44" table:formula="of:=[.AA9]/41" office:value-type="float" office:value="0.0899546341463415" calcext:value-type="float">
            <text:p>0.0900</text:p>
          </table:table-cell>
          <table:table-cell table:style-name="ce44" table:formula="of:=[.AB9]/41" office:value-type="float" office:value="0.0737882926829268" calcext:value-type="float">
            <text:p>0.0738</text:p>
          </table:table-cell>
          <table:table-cell table:style-name="ce44" table:formula="of:=[.AC9]/41" office:value-type="float" office:value="0.00918509756097561" calcext:value-type="float">
            <text:p>0.0092</text:p>
          </table:table-cell>
          <table:table-cell table:style-name="ce44" table:formula="of:=[.AD9]/41" office:value-type="float" office:value="0.0994078048780488" calcext:value-type="float">
            <text:p>0.0994</text:p>
          </table:table-cell>
          <table:table-cell table:style-name="ce44" table:formula="of:=[.AE9]/41" office:value-type="float" office:value="0.0957139024390244" calcext:value-type="float">
            <text:p>0.0957</text:p>
          </table:table-cell>
          <table:table-cell table:style-name="ce44" table:formula="of:=[.AF9]/41" office:value-type="float" office:value="0.0957139024390244" calcext:value-type="float">
            <text:p>0.0957</text:p>
          </table:table-cell>
          <table:table-cell table:style-name="ce44" table:formula="of:=[.AG9]/41" office:value-type="float" office:value="0" calcext:value-type="float">
            <text:p>0.0000</text:p>
          </table:table-cell>
          <table:table-cell table:style-name="ce44" table:formula="of:=[.AH9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6" calcext:value-type="float">
            <text:p>6</text:p>
          </table:table-cell>
          <table:table-cell table:style-name="ce44" table:formula="of:=[.I10]/41" office:value-type="float" office:value="0.0638134146341463" calcext:value-type="float">
            <text:p>0.0638</text:p>
          </table:table-cell>
          <table:table-cell table:style-name="ce44" table:formula="of:=[.J10]/41" office:value-type="float" office:value="0.033109756097561" calcext:value-type="float">
            <text:p>0.0331</text:p>
          </table:table-cell>
          <table:table-cell table:style-name="ce44" table:formula="of:=[.K10]/41" office:value-type="float" office:value="0.0446270731707317" calcext:value-type="float">
            <text:p>0.0446</text:p>
          </table:table-cell>
          <table:table-cell table:style-name="ce44" table:formula="of:=[.L10]/41" office:value-type="float" office:value="0.0711156097560976" calcext:value-type="float">
            <text:p>0.0711</text:p>
          </table:table-cell>
          <table:table-cell table:style-name="ce44" table:formula="of:=[.M10]/41" office:value-type="float" office:value="0.0379431707317073" calcext:value-type="float">
            <text:p>0.0379</text:p>
          </table:table-cell>
          <table:table-cell table:style-name="ce44" table:formula="of:=[.N10]/41" office:value-type="float" office:value="0.0905156097560976" calcext:value-type="float">
            <text:p>0.0905</text:p>
          </table:table-cell>
          <table:table-cell table:style-name="ce44" table:formula="of:=[.O10]/41" office:value-type="float" office:value="0" calcext:value-type="float">
            <text:p>0.0000</text:p>
          </table:table-cell>
          <table:table-cell table:style-name="ce44" table:formula="of:=[.P10]/41" office:value-type="float" office:value="0.0468136585365854" calcext:value-type="float">
            <text:p>0.0468</text:p>
          </table:table-cell>
          <table:table-cell table:style-name="ce44" table:formula="of:=[.Q10]/41" office:value-type="float" office:value="0.07098" calcext:value-type="float">
            <text:p>0.0710</text:p>
          </table:table-cell>
          <table:table-cell table:style-name="ce44" table:formula="of:=[.R10]/41" office:value-type="float" office:value="0.0207814146341463" calcext:value-type="float">
            <text:p>0.0208</text:p>
          </table:table-cell>
          <table:table-cell table:style-name="ce44" table:formula="of:=[.S10]/41" office:value-type="float" office:value="0.0314909756097561" calcext:value-type="float">
            <text:p>0.0315</text:p>
          </table:table-cell>
          <table:table-cell table:style-name="ce44" table:formula="of:=[.T10]/41" office:value-type="float" office:value="0.161297804878049" calcext:value-type="float">
            <text:p>0.1613</text:p>
          </table:table-cell>
          <table:table-cell table:style-name="ce44" table:formula="of:=[.U10]/41" office:value-type="float" office:value="0.0629934146341463" calcext:value-type="float">
            <text:p>0.0630</text:p>
          </table:table-cell>
          <table:table-cell table:style-name="ce44" table:formula="of:=[.V10]/41" office:value-type="float" office:value="0.026469512195122" calcext:value-type="float">
            <text:p>0.0265</text:p>
          </table:table-cell>
          <table:table-cell table:style-name="ce44" table:formula="of:=[.W10]/41" office:value-type="float" office:value="0.109496585365854" calcext:value-type="float">
            <text:p>0.1095</text:p>
          </table:table-cell>
          <table:table-cell table:style-name="ce44" table:formula="of:=[.X10]/41" office:value-type="float" office:value="0.0126023902439024" calcext:value-type="float">
            <text:p>0.0126</text:p>
          </table:table-cell>
          <table:table-cell table:style-name="ce44" table:formula="of:=[.Y10]/41" office:value-type="float" office:value="0.133636341463415" calcext:value-type="float">
            <text:p>0.1336</text:p>
          </table:table-cell>
          <table:table-cell table:style-name="ce44" table:formula="of:=[.Z10]/41" office:value-type="float" office:value="0.147016341463415" calcext:value-type="float">
            <text:p>0.1470</text:p>
          </table:table-cell>
          <table:table-cell table:style-name="ce44" table:formula="of:=[.AA10]/41" office:value-type="float" office:value="0.017331" calcext:value-type="float">
            <text:p>0.0173</text:p>
          </table:table-cell>
          <table:table-cell table:style-name="ce44" table:formula="of:=[.AB10]/41" office:value-type="float" office:value="0.0314521951219512" calcext:value-type="float">
            <text:p>0.0315</text:p>
          </table:table-cell>
          <table:table-cell table:style-name="ce44" table:formula="of:=[.AC10]/41" office:value-type="float" office:value="0.0923319512195122" calcext:value-type="float">
            <text:p>0.0923</text:p>
          </table:table-cell>
          <table:table-cell table:style-name="ce44" table:formula="of:=[.AD10]/41" office:value-type="float" office:value="0.0314124390243902" calcext:value-type="float">
            <text:p>0.0314</text:p>
          </table:table-cell>
          <table:table-cell table:style-name="ce44" table:formula="of:=[.AE10]/41" office:value-type="float" office:value="0.128731463414634" calcext:value-type="float">
            <text:p>0.1287</text:p>
          </table:table-cell>
          <table:table-cell table:style-name="ce44" table:formula="of:=[.AF10]/41" office:value-type="float" office:value="0.128731463414634" calcext:value-type="float">
            <text:p>0.1287</text:p>
          </table:table-cell>
          <table:table-cell table:style-name="ce44" table:formula="of:=[.AG10]/41" office:value-type="float" office:value="0" calcext:value-type="float">
            <text:p>0.0000</text:p>
          </table:table-cell>
          <table:table-cell table:style-name="ce44" table:formula="of:=[.AH10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7" calcext:value-type="float">
            <text:p>7</text:p>
          </table:table-cell>
          <table:table-cell table:style-name="ce44" table:formula="of:=[.I11]/41" office:value-type="float" office:value="0.086419756097561" calcext:value-type="float">
            <text:p>0.0864</text:p>
          </table:table-cell>
          <table:table-cell table:style-name="ce44" table:formula="of:=[.J11]/41" office:value-type="float" office:value="0.0643980487804878" calcext:value-type="float">
            <text:p>0.0644</text:p>
          </table:table-cell>
          <table:table-cell table:style-name="ce44" table:formula="of:=[.K11]/41" office:value-type="float" office:value="0.00500348780487805" calcext:value-type="float">
            <text:p>0.0050</text:p>
          </table:table-cell>
          <table:table-cell table:style-name="ce44" table:formula="of:=[.L11]/41" office:value-type="float" office:value="0.0341612195121951" calcext:value-type="float">
            <text:p>0.0342</text:p>
          </table:table-cell>
          <table:table-cell table:style-name="ce44" table:formula="of:=[.M11]/41" office:value-type="float" office:value="0.0204217317073171" calcext:value-type="float">
            <text:p>0.0204</text:p>
          </table:table-cell>
          <table:table-cell table:style-name="ce44" table:formula="of:=[.N11]/41" office:value-type="float" office:value="0.0664778048780488" calcext:value-type="float">
            <text:p>0.0665</text:p>
          </table:table-cell>
          <table:table-cell table:style-name="ce44" table:formula="of:=[.O11]/41" office:value-type="float" office:value="0.0468136585365854" calcext:value-type="float">
            <text:p>0.0468</text:p>
          </table:table-cell>
          <table:table-cell table:style-name="ce44" table:formula="of:=[.P11]/41" office:value-type="float" office:value="0" calcext:value-type="float">
            <text:p>0.0000</text:p>
          </table:table-cell>
          <table:table-cell table:style-name="ce44" table:formula="of:=[.Q11]/41" office:value-type="float" office:value="0.0339175609756098" calcext:value-type="float">
            <text:p>0.0339</text:p>
          </table:table-cell>
          <table:table-cell table:style-name="ce44" table:formula="of:=[.R11]/41" office:value-type="float" office:value="0.0368439024390244" calcext:value-type="float">
            <text:p>0.0368</text:p>
          </table:table-cell>
          <table:table-cell table:style-name="ce44" table:formula="of:=[.S11]/41" office:value-type="float" office:value="0.0483887804878049" calcext:value-type="float">
            <text:p>0.0484</text:p>
          </table:table-cell>
          <table:table-cell table:style-name="ce44" table:formula="of:=[.T11]/41" office:value-type="float" office:value="0.11970512195122" calcext:value-type="float">
            <text:p>0.1197</text:p>
          </table:table-cell>
          <table:table-cell table:style-name="ce44" table:formula="of:=[.U11]/41" office:value-type="float" office:value="0.0745963414634146" calcext:value-type="float">
            <text:p>0.0746</text:p>
          </table:table-cell>
          <table:table-cell table:style-name="ce44" table:formula="of:=[.V11]/41" office:value-type="float" office:value="0.0645282926829268" calcext:value-type="float">
            <text:p>0.0645</text:p>
          </table:table-cell>
          <table:table-cell table:style-name="ce44" table:formula="of:=[.W11]/41" office:value-type="float" office:value="0.071270243902439" calcext:value-type="float">
            <text:p>0.0713</text:p>
          </table:table-cell>
          <table:table-cell table:style-name="ce44" table:formula="of:=[.X11]/41" office:value-type="float" office:value="0.052330487804878" calcext:value-type="float">
            <text:p>0.0523</text:p>
          </table:table-cell>
          <table:table-cell table:style-name="ce44" table:formula="of:=[.Y11]/41" office:value-type="float" office:value="0.0890356097560976" calcext:value-type="float">
            <text:p>0.0890</text:p>
          </table:table-cell>
          <table:table-cell table:style-name="ce44" table:formula="of:=[.Z11]/41" office:value-type="float" office:value="0.111074878048781" calcext:value-type="float">
            <text:p>0.1111</text:p>
          </table:table-cell>
          <table:table-cell table:style-name="ce44" table:formula="of:=[.AA11]/41" office:value-type="float" office:value="0.0590658536585366" calcext:value-type="float">
            <text:p>0.0591</text:p>
          </table:table-cell>
          <table:table-cell table:style-name="ce44" table:formula="of:=[.AB11]/41" office:value-type="float" office:value="0.0582926829268293" calcext:value-type="float">
            <text:p>0.0583</text:p>
          </table:table-cell>
          <table:table-cell table:style-name="ce44" table:formula="of:=[.AC11]/41" office:value-type="float" office:value="0.0636960975609756" calcext:value-type="float">
            <text:p>0.0637</text:p>
          </table:table-cell>
          <table:table-cell table:style-name="ce44" table:formula="of:=[.AD11]/41" office:value-type="float" office:value="0.0368885365853659" calcext:value-type="float">
            <text:p>0.0369</text:p>
          </table:table-cell>
          <table:table-cell table:style-name="ce44" table:formula="of:=[.AE11]/41" office:value-type="float" office:value="0.139433658536585" calcext:value-type="float">
            <text:p>0.1394</text:p>
          </table:table-cell>
          <table:table-cell table:style-name="ce44" table:formula="of:=[.AF11]/41" office:value-type="float" office:value="0.139433658536585" calcext:value-type="float">
            <text:p>0.1394</text:p>
          </table:table-cell>
          <table:table-cell table:style-name="ce44" table:formula="of:=[.AG11]/41" office:value-type="float" office:value="0" calcext:value-type="float">
            <text:p>0.0000</text:p>
          </table:table-cell>
          <table:table-cell table:style-name="ce44" table:formula="of:=[.AH11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8" calcext:value-type="float">
            <text:p>8</text:p>
          </table:table-cell>
          <table:table-cell table:style-name="ce44" table:formula="of:=[.I12]/41" office:value-type="float" office:value="0.0848348780487805" calcext:value-type="float">
            <text:p>0.0848</text:p>
          </table:table-cell>
          <table:table-cell table:style-name="ce44" table:formula="of:=[.J12]/41" office:value-type="float" office:value="0.0741753658536585" calcext:value-type="float">
            <text:p>0.0742</text:p>
          </table:table-cell>
          <table:table-cell table:style-name="ce44" table:formula="of:=[.K12]/41" office:value-type="float" office:value="0.0389124390243902" calcext:value-type="float">
            <text:p>0.0389</text:p>
          </table:table-cell>
          <table:table-cell table:style-name="ce44" table:formula="of:=[.L12]/41" office:value-type="float" office:value="0.000271524390243902" calcext:value-type="float">
            <text:p>0.0003</text:p>
          </table:table-cell>
          <table:table-cell table:style-name="ce44" table:formula="of:=[.M12]/41" office:value-type="float" office:value="0.0542826829268293" calcext:value-type="float">
            <text:p>0.0543</text:p>
          </table:table-cell>
          <table:table-cell table:style-name="ce44" table:formula="of:=[.N12]/41" office:value-type="float" office:value="0.0356412195121951" calcext:value-type="float">
            <text:p>0.0356</text:p>
          </table:table-cell>
          <table:table-cell table:style-name="ce44" table:formula="of:=[.O12]/41" office:value-type="float" office:value="0.07098" calcext:value-type="float">
            <text:p>0.0710</text:p>
          </table:table-cell>
          <table:table-cell table:style-name="ce44" table:formula="of:=[.P12]/41" office:value-type="float" office:value="0.0339175609756098" calcext:value-type="float">
            <text:p>0.0339</text:p>
          </table:table-cell>
          <table:table-cell table:style-name="ce44" table:formula="of:=[.Q12]/41" office:value-type="float" office:value="0" calcext:value-type="float">
            <text:p>0.0000</text:p>
          </table:table-cell>
          <table:table-cell table:style-name="ce44" table:formula="of:=[.R12]/41" office:value-type="float" office:value="0.0530017073170732" calcext:value-type="float">
            <text:p>0.0530</text:p>
          </table:table-cell>
          <table:table-cell table:style-name="ce44" table:formula="of:=[.S12]/41" office:value-type="float" office:value="0.0559609756097561" calcext:value-type="float">
            <text:p>0.0560</text:p>
          </table:table-cell>
          <table:table-cell table:style-name="ce44" table:formula="of:=[.T12]/41" office:value-type="float" office:value="0.0903248780487805" calcext:value-type="float">
            <text:p>0.0903</text:p>
          </table:table-cell>
          <table:table-cell table:style-name="ce44" table:formula="of:=[.U12]/41" office:value-type="float" office:value="0.0677268292682927" calcext:value-type="float">
            <text:p>0.0677</text:p>
          </table:table-cell>
          <table:table-cell table:style-name="ce44" table:formula="of:=[.V12]/41" office:value-type="float" office:value="0.078739512195122" calcext:value-type="float">
            <text:p>0.0787</text:p>
          </table:table-cell>
          <table:table-cell table:style-name="ce44" table:formula="of:=[.W12]/41" office:value-type="float" office:value="0.0389075609756098" calcext:value-type="float">
            <text:p>0.0389</text:p>
          </table:table-cell>
          <table:table-cell table:style-name="ce44" table:formula="of:=[.X12]/41" office:value-type="float" office:value="0.0710834146341463" calcext:value-type="float">
            <text:p>0.0711</text:p>
          </table:table-cell>
          <table:table-cell table:style-name="ce44" table:formula="of:=[.Y12]/41" office:value-type="float" office:value="0.0646990243902439" calcext:value-type="float">
            <text:p>0.0647</text:p>
          </table:table-cell>
          <table:table-cell table:style-name="ce44" table:formula="of:=[.Z12]/41" office:value-type="float" office:value="0.0779946341463415" calcext:value-type="float">
            <text:p>0.0780</text:p>
          </table:table-cell>
          <table:table-cell table:style-name="ce44" table:formula="of:=[.AA12]/41" office:value-type="float" office:value="0.0770521951219512" calcext:value-type="float">
            <text:p>0.0771</text:p>
          </table:table-cell>
          <table:table-cell table:style-name="ce44" table:formula="of:=[.AB12]/41" office:value-type="float" office:value="0.0673053658536585" calcext:value-type="float">
            <text:p>0.0673</text:p>
          </table:table-cell>
          <table:table-cell table:style-name="ce44" table:formula="of:=[.AC12]/41" office:value-type="float" office:value="0.0308287804878049" calcext:value-type="float">
            <text:p>0.0308</text:p>
          </table:table-cell>
          <table:table-cell table:style-name="ce44" table:formula="of:=[.AD12]/41" office:value-type="float" office:value="0.0701448780487805" calcext:value-type="float">
            <text:p>0.0701</text:p>
          </table:table-cell>
          <table:table-cell table:style-name="ce44" table:formula="of:=[.AE12]/41" office:value-type="float" office:value="0.123208292682927" calcext:value-type="float">
            <text:p>0.1232</text:p>
          </table:table-cell>
          <table:table-cell table:style-name="ce44" table:formula="of:=[.AF12]/41" office:value-type="float" office:value="0.123208292682927" calcext:value-type="float">
            <text:p>0.1232</text:p>
          </table:table-cell>
          <table:table-cell table:style-name="ce44" table:formula="of:=[.AG12]/41" office:value-type="float" office:value="0" calcext:value-type="float">
            <text:p>0.0000</text:p>
          </table:table-cell>
          <table:table-cell table:style-name="ce44" table:formula="of:=[.AH12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25"/>
          <table:table-cell table:number-columns-repeated="4"/>
          <table:table-cell table:style-name="ce35" table:number-columns-repeated="2"/>
          <table:table-cell table:style-name="ce40" office:value-type="float" office:value="9" calcext:value-type="float">
            <text:p>9</text:p>
          </table:table-cell>
          <table:table-cell table:style-name="ce44" table:formula="of:=[.I13]/41" office:value-type="float" office:value="0.0536580487804878" calcext:value-type="float">
            <text:p>0.0537</text:p>
          </table:table-cell>
          <table:table-cell table:style-name="ce44" table:formula="of:=[.J13]/41" office:value-type="float" office:value="0.0277890243902439" calcext:value-type="float">
            <text:p>0.0278</text:p>
          </table:table-cell>
          <table:table-cell table:style-name="ce44" table:formula="of:=[.K13]/41" office:value-type="float" office:value="0.0368921951219512" calcext:value-type="float">
            <text:p>0.0369</text:p>
          </table:table-cell>
          <table:table-cell table:style-name="ce44" table:formula="of:=[.L13]/41" office:value-type="float" office:value="0.0530956097560976" calcext:value-type="float">
            <text:p>0.0531</text:p>
          </table:table-cell>
          <table:table-cell table:style-name="ce44" table:formula="of:=[.M13]/41" office:value-type="float" office:value="0.0381226829268293" calcext:value-type="float">
            <text:p>0.0381</text:p>
          </table:table-cell>
          <table:table-cell table:style-name="ce44" table:formula="of:=[.N13]/41" office:value-type="float" office:value="0.0698048780487805" calcext:value-type="float">
            <text:p>0.0698</text:p>
          </table:table-cell>
          <table:table-cell table:style-name="ce44" table:formula="of:=[.O13]/41" office:value-type="float" office:value="0.0207814146341463" calcext:value-type="float">
            <text:p>0.0208</text:p>
          </table:table-cell>
          <table:table-cell table:style-name="ce44" table:formula="of:=[.P13]/41" office:value-type="float" office:value="0.0368439024390244" calcext:value-type="float">
            <text:p>0.0368</text:p>
          </table:table-cell>
          <table:table-cell table:style-name="ce44" table:formula="of:=[.Q13]/41" office:value-type="float" office:value="0.0530017073170732" calcext:value-type="float">
            <text:p>0.0530</text:p>
          </table:table-cell>
          <table:table-cell table:style-name="ce44" table:formula="of:=[.R13]/41" office:value-type="float" office:value="0" calcext:value-type="float">
            <text:p>0.0000</text:p>
          </table:table-cell>
          <table:table-cell table:style-name="ce44" table:formula="of:=[.S13]/41" office:value-type="float" office:value="0.0150948048780488" calcext:value-type="float">
            <text:p>0.0151</text:p>
          </table:table-cell>
          <table:table-cell table:style-name="ce44" table:formula="of:=[.T13]/41" office:value-type="float" office:value="0.142945609756098" calcext:value-type="float">
            <text:p>0.1429</text:p>
          </table:table-cell>
          <table:table-cell table:style-name="ce44" table:formula="of:=[.U13]/41" office:value-type="float" office:value="0.0474346341463415" calcext:value-type="float">
            <text:p>0.0474</text:p>
          </table:table-cell>
          <table:table-cell table:style-name="ce44" table:formula="of:=[.V13]/41" office:value-type="float" office:value="0.0279775609756098" calcext:value-type="float">
            <text:p>0.0280</text:p>
          </table:table-cell>
          <table:table-cell table:style-name="ce44" table:formula="of:=[.W13]/41" office:value-type="float" office:value="0.0905653658536586" calcext:value-type="float">
            <text:p>0.0906</text:p>
          </table:table-cell>
          <table:table-cell table:style-name="ce44" table:formula="of:=[.X13]/41" office:value-type="float" office:value="0.0180874390243902" calcext:value-type="float">
            <text:p>0.0181</text:p>
          </table:table-cell>
          <table:table-cell table:style-name="ce44" table:formula="of:=[.Y13]/41" office:value-type="float" office:value="0.117241219512195" calcext:value-type="float">
            <text:p>0.1172</text:p>
          </table:table-cell>
          <table:table-cell table:style-name="ce44" table:formula="of:=[.Z13]/41" office:value-type="float" office:value="0.127149756097561" calcext:value-type="float">
            <text:p>0.1271</text:p>
          </table:table-cell>
          <table:table-cell table:style-name="ce44" table:formula="of:=[.AA13]/41" office:value-type="float" office:value="0.0242599024390244" calcext:value-type="float">
            <text:p>0.0243</text:p>
          </table:table-cell>
          <table:table-cell table:style-name="ce44" table:formula="of:=[.AB13]/41" office:value-type="float" office:value="0.0222225365853658" calcext:value-type="float">
            <text:p>0.0222</text:p>
          </table:table-cell>
          <table:table-cell table:style-name="ce44" table:formula="of:=[.AC13]/41" office:value-type="float" office:value="0.071940487804878" calcext:value-type="float">
            <text:p>0.0719</text:p>
          </table:table-cell>
          <table:table-cell table:style-name="ce44" table:formula="of:=[.AD13]/41" office:value-type="float" office:value="0.0409046341463415" calcext:value-type="float">
            <text:p>0.0409</text:p>
          </table:table-cell>
          <table:table-cell table:style-name="ce44" table:formula="of:=[.AE13]/41" office:value-type="float" office:value="0.11464243902439" calcext:value-type="float">
            <text:p>0.1146</text:p>
          </table:table-cell>
          <table:table-cell table:style-name="ce44" table:formula="of:=[.AF13]/41" office:value-type="float" office:value="0.11464243902439" calcext:value-type="float">
            <text:p>0.1146</text:p>
          </table:table-cell>
          <table:table-cell table:style-name="ce44" table:formula="of:=[.AG13]/41" office:value-type="float" office:value="0" calcext:value-type="float">
            <text:p>0.0000</text:p>
          </table:table-cell>
          <table:table-cell table:style-name="ce44" table:formula="of:=[.AH13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0" calcext:value-type="float">
            <text:p>10</text:p>
          </table:table-cell>
          <table:table-cell table:style-name="ce44" table:formula="of:=[.I14]/41" office:value-type="float" office:value="0.0390187804878049" calcext:value-type="float">
            <text:p>0.0390</text:p>
          </table:table-cell>
          <table:table-cell table:style-name="ce44" table:formula="of:=[.J14]/41" office:value-type="float" office:value="0.018241512195122" calcext:value-type="float">
            <text:p>0.0182</text:p>
          </table:table-cell>
          <table:table-cell table:style-name="ce44" table:formula="of:=[.K14]/41" office:value-type="float" office:value="0.0494939024390244" calcext:value-type="float">
            <text:p>0.0495</text:p>
          </table:table-cell>
          <table:table-cell table:style-name="ce44" table:formula="of:=[.L14]/41" office:value-type="float" office:value="0.0559826829268293" calcext:value-type="float">
            <text:p>0.0560</text:p>
          </table:table-cell>
          <table:table-cell table:style-name="ce44" table:formula="of:=[.M14]/41" office:value-type="float" office:value="0.0528170731707317" calcext:value-type="float">
            <text:p>0.0528</text:p>
          </table:table-cell>
          <table:table-cell table:style-name="ce44" table:formula="of:=[.N14]/41" office:value-type="float" office:value="0.0644853658536585" calcext:value-type="float">
            <text:p>0.0645</text:p>
          </table:table-cell>
          <table:table-cell table:style-name="ce44" table:formula="of:=[.O14]/41" office:value-type="float" office:value="0.0314909756097561" calcext:value-type="float">
            <text:p>0.0315</text:p>
          </table:table-cell>
          <table:table-cell table:style-name="ce44" table:formula="of:=[.P14]/41" office:value-type="float" office:value="0.0483887804878049" calcext:value-type="float">
            <text:p>0.0484</text:p>
          </table:table-cell>
          <table:table-cell table:style-name="ce44" table:formula="of:=[.Q14]/41" office:value-type="float" office:value="0.0559609756097561" calcext:value-type="float">
            <text:p>0.0560</text:p>
          </table:table-cell>
          <table:table-cell table:style-name="ce44" table:formula="of:=[.R14]/41" office:value-type="float" office:value="0.0150948048780488" calcext:value-type="float">
            <text:p>0.0151</text:p>
          </table:table-cell>
          <table:table-cell table:style-name="ce44" table:formula="of:=[.S14]/41" office:value-type="float" office:value="0" calcext:value-type="float">
            <text:p>0.0000</text:p>
          </table:table-cell>
          <table:table-cell table:style-name="ce44" table:formula="of:=[.T14]/41" office:value-type="float" office:value="0.14319756097561" calcext:value-type="float">
            <text:p>0.1432</text:p>
          </table:table-cell>
          <table:table-cell table:style-name="ce44" table:formula="of:=[.U14]/41" office:value-type="float" office:value="0.0325980487804878" calcext:value-type="float">
            <text:p>0.0326</text:p>
          </table:table-cell>
          <table:table-cell table:style-name="ce44" table:formula="of:=[.V14]/41" office:value-type="float" office:value="0.0237746829268293" calcext:value-type="float">
            <text:p>0.0238</text:p>
          </table:table-cell>
          <table:table-cell table:style-name="ce44" table:formula="of:=[.W14]/41" office:value-type="float" office:value="0.0905068292682927" calcext:value-type="float">
            <text:p>0.0905</text:p>
          </table:table-cell>
          <table:table-cell table:style-name="ce44" table:formula="of:=[.X14]/41" office:value-type="float" office:value="0.0225095609756098" calcext:value-type="float">
            <text:p>0.0225</text:p>
          </table:table-cell>
          <table:table-cell table:style-name="ce44" table:formula="of:=[.Y14]/41" office:value-type="float" office:value="0.12052487804878" calcext:value-type="float">
            <text:p>0.1205</text:p>
          </table:table-cell>
          <table:table-cell table:style-name="ce44" table:formula="of:=[.Z14]/41" office:value-type="float" office:value="0.124479268292683" calcext:value-type="float">
            <text:p>0.1245</text:p>
          </table:table-cell>
          <table:table-cell table:style-name="ce44" table:formula="of:=[.AA14]/41" office:value-type="float" office:value="0.0256529268292683" calcext:value-type="float">
            <text:p>0.0257</text:p>
          </table:table-cell>
          <table:table-cell table:style-name="ce44" table:formula="of:=[.AB14]/41" office:value-type="float" office:value="0.0113728780487805" calcext:value-type="float">
            <text:p>0.0114</text:p>
          </table:table-cell>
          <table:table-cell table:style-name="ce44" table:formula="of:=[.AC14]/41" office:value-type="float" office:value="0.0684424390243902" calcext:value-type="float">
            <text:p>0.0684</text:p>
          </table:table-cell>
          <table:table-cell table:style-name="ce44" table:formula="of:=[.AD14]/41" office:value-type="float" office:value="0.0558578048780488" calcext:value-type="float">
            <text:p>0.0559</text:p>
          </table:table-cell>
          <table:table-cell table:style-name="ce44" table:formula="of:=[.AE14]/41" office:value-type="float" office:value="0.0996782926829268" calcext:value-type="float">
            <text:p>0.0997</text:p>
          </table:table-cell>
          <table:table-cell table:style-name="ce44" table:formula="of:=[.AF14]/41" office:value-type="float" office:value="0.0996782926829268" calcext:value-type="float">
            <text:p>0.0997</text:p>
          </table:table-cell>
          <table:table-cell table:style-name="ce44" table:formula="of:=[.AG14]/41" office:value-type="float" office:value="0" calcext:value-type="float">
            <text:p>0.0000</text:p>
          </table:table-cell>
          <table:table-cell table:style-name="ce44" table:formula="of:=[.AH14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1" calcext:value-type="float">
            <text:p>11</text:p>
          </table:table-cell>
          <table:table-cell table:style-name="ce44" table:formula="of:=[.I15]/41" office:value-type="float" office:value="0.161109268292683" calcext:value-type="float">
            <text:p>0.1611</text:p>
          </table:table-cell>
          <table:table-cell table:style-name="ce44" table:formula="of:=[.J15]/41" office:value-type="float" office:value="0.16059" calcext:value-type="float">
            <text:p>0.1606</text:p>
          </table:table-cell>
          <table:table-cell table:style-name="ce44" table:formula="of:=[.K15]/41" office:value-type="float" office:value="0.124096097560976" calcext:value-type="float">
            <text:p>0.1241</text:p>
          </table:table-cell>
          <table:table-cell table:style-name="ce44" table:formula="of:=[.L15]/41" office:value-type="float" office:value="0.0901946341463415" calcext:value-type="float">
            <text:p>0.0902</text:p>
          </table:table-cell>
          <table:table-cell table:style-name="ce44" table:formula="of:=[.M15]/41" office:value-type="float" office:value="0.139046341463415" calcext:value-type="float">
            <text:p>0.1390</text:p>
          </table:table-cell>
          <table:table-cell table:style-name="ce44" table:formula="of:=[.N15]/41" office:value-type="float" office:value="0.0845280487804878" calcext:value-type="float">
            <text:p>0.0845</text:p>
          </table:table-cell>
          <table:table-cell table:style-name="ce44" table:formula="of:=[.O15]/41" office:value-type="float" office:value="0.161297804878049" calcext:value-type="float">
            <text:p>0.1613</text:p>
          </table:table-cell>
          <table:table-cell table:style-name="ce44" table:formula="of:=[.P15]/41" office:value-type="float" office:value="0.11970512195122" calcext:value-type="float">
            <text:p>0.1197</text:p>
          </table:table-cell>
          <table:table-cell table:style-name="ce44" table:formula="of:=[.Q15]/41" office:value-type="float" office:value="0.0903248780487805" calcext:value-type="float">
            <text:p>0.0903</text:p>
          </table:table-cell>
          <table:table-cell table:style-name="ce44" table:formula="of:=[.R15]/41" office:value-type="float" office:value="0.142945609756098" calcext:value-type="float">
            <text:p>0.1429</text:p>
          </table:table-cell>
          <table:table-cell table:style-name="ce44" table:formula="of:=[.S15]/41" office:value-type="float" office:value="0.14319756097561" calcext:value-type="float">
            <text:p>0.1432</text:p>
          </table:table-cell>
          <table:table-cell table:style-name="ce44" table:formula="of:=[.T15]/41" office:value-type="float" office:value="0" calcext:value-type="float">
            <text:p>0.0000</text:p>
          </table:table-cell>
          <table:table-cell table:style-name="ce44" table:formula="of:=[.U15]/41" office:value-type="float" office:value="0.141885365853659" calcext:value-type="float">
            <text:p>0.1419</text:p>
          </table:table-cell>
          <table:table-cell table:style-name="ce44" table:formula="of:=[.V15]/41" office:value-type="float" office:value="0.166900731707317" calcext:value-type="float">
            <text:p>0.1669</text:p>
          </table:table-cell>
          <table:table-cell table:style-name="ce44" table:formula="of:=[.W15]/41" office:value-type="float" office:value="0.0527034146341463" calcext:value-type="float">
            <text:p>0.0527</text:p>
          </table:table-cell>
          <table:table-cell table:style-name="ce44" table:formula="of:=[.X15]/41" office:value-type="float" office:value="0.160908292682927" calcext:value-type="float">
            <text:p>0.1609</text:p>
          </table:table-cell>
          <table:table-cell table:style-name="ce44" table:formula="of:=[.Y15]/41" office:value-type="float" office:value="0.0358158536585366" calcext:value-type="float">
            <text:p>0.0358</text:p>
          </table:table-cell>
          <table:table-cell table:style-name="ce44" table:formula="of:=[.Z15]/41" office:value-type="float" office:value="0.031270487804878" calcext:value-type="float">
            <text:p>0.0313</text:p>
          </table:table-cell>
          <table:table-cell table:style-name="ce44" table:formula="of:=[.AA15]/41" office:value-type="float" office:value="0.166538780487805" calcext:value-type="float">
            <text:p>0.1665</text:p>
          </table:table-cell>
          <table:table-cell table:style-name="ce44" table:formula="of:=[.AB15]/41" office:value-type="float" office:value="0.153966585365854" calcext:value-type="float">
            <text:p>0.1540</text:p>
          </table:table-cell>
          <table:table-cell table:style-name="ce44" table:formula="of:=[.AC15]/41" office:value-type="float" office:value="0.0772539024390244" calcext:value-type="float">
            <text:p>0.0773</text:p>
          </table:table-cell>
          <table:table-cell table:style-name="ce44" table:formula="of:=[.AD15]/41" office:value-type="float" office:value="0.156169512195122" calcext:value-type="float">
            <text:p>0.1562</text:p>
          </table:table-cell>
          <table:table-cell table:style-name="ce44" table:formula="of:=[.AE15]/41" office:value-type="float" office:value="0.168503902439024" calcext:value-type="float">
            <text:p>0.1685</text:p>
          </table:table-cell>
          <table:table-cell table:style-name="ce44" table:formula="of:=[.AF15]/41" office:value-type="float" office:value="0.168503902439024" calcext:value-type="float">
            <text:p>0.1685</text:p>
          </table:table-cell>
          <table:table-cell table:style-name="ce44" table:formula="of:=[.AG15]/41" office:value-type="float" office:value="0" calcext:value-type="float">
            <text:p>0.0000</text:p>
          </table:table-cell>
          <table:table-cell table:style-name="ce44" table:formula="of:=[.AH15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2" calcext:value-type="float">
            <text:p>12</text:p>
          </table:table-cell>
          <table:table-cell table:style-name="ce44" table:formula="of:=[.I16]/41" office:value-type="float" office:value="0.0192239024390244" calcext:value-type="float">
            <text:p>0.0192</text:p>
          </table:table-cell>
          <table:table-cell table:style-name="ce44" table:formula="of:=[.J16]/41" office:value-type="float" office:value="0.0345490243902439" calcext:value-type="float">
            <text:p>0.0345</text:p>
          </table:table-cell>
          <table:table-cell table:style-name="ce44" table:formula="of:=[.K16]/41" office:value-type="float" office:value="0.0771058536585366" calcext:value-type="float">
            <text:p>0.0771</text:p>
          </table:table-cell>
          <table:table-cell table:style-name="ce44" table:formula="of:=[.L16]/41" office:value-type="float" office:value="0.0676163414634146" calcext:value-type="float">
            <text:p>0.0676</text:p>
          </table:table-cell>
          <table:table-cell table:style-name="ce44" table:formula="of:=[.M16]/41" office:value-type="float" office:value="0.0836492682926829" calcext:value-type="float">
            <text:p>0.0836</text:p>
          </table:table-cell>
          <table:table-cell table:style-name="ce44" table:formula="of:=[.N16]/41" office:value-type="float" office:value="0.057380487804878" calcext:value-type="float">
            <text:p>0.0574</text:p>
          </table:table-cell>
          <table:table-cell table:style-name="ce44" table:formula="of:=[.O16]/41" office:value-type="float" office:value="0.0629934146341463" calcext:value-type="float">
            <text:p>0.0630</text:p>
          </table:table-cell>
          <table:table-cell table:style-name="ce44" table:formula="of:=[.P16]/41" office:value-type="float" office:value="0.0745963414634146" calcext:value-type="float">
            <text:p>0.0746</text:p>
          </table:table-cell>
          <table:table-cell table:style-name="ce44" table:formula="of:=[.Q16]/41" office:value-type="float" office:value="0.0677268292682927" calcext:value-type="float">
            <text:p>0.0677</text:p>
          </table:table-cell>
          <table:table-cell table:style-name="ce44" table:formula="of:=[.R16]/41" office:value-type="float" office:value="0.0474346341463415" calcext:value-type="float">
            <text:p>0.0474</text:p>
          </table:table-cell>
          <table:table-cell table:style-name="ce44" table:formula="of:=[.S16]/41" office:value-type="float" office:value="0.0325980487804878" calcext:value-type="float">
            <text:p>0.0326</text:p>
          </table:table-cell>
          <table:table-cell table:style-name="ce44" table:formula="of:=[.T16]/41" office:value-type="float" office:value="0.141885365853659" calcext:value-type="float">
            <text:p>0.1419</text:p>
          </table:table-cell>
          <table:table-cell table:style-name="ce44" table:formula="of:=[.U16]/41" office:value-type="float" office:value="0" calcext:value-type="float">
            <text:p>0.0000</text:p>
          </table:table-cell>
          <table:table-cell table:style-name="ce44" table:formula="of:=[.V16]/41" office:value-type="float" office:value="0.0446524390243903" calcext:value-type="float">
            <text:p>0.0447</text:p>
          </table:table-cell>
          <table:table-cell table:style-name="ce44" table:formula="of:=[.W16]/41" office:value-type="float" office:value="0.0916809756097561" calcext:value-type="float">
            <text:p>0.0917</text:p>
          </table:table-cell>
          <table:table-cell table:style-name="ce44" table:formula="of:=[.X16]/41" office:value-type="float" office:value="0.0518456097560976" calcext:value-type="float">
            <text:p>0.0518</text:p>
          </table:table-cell>
          <table:table-cell table:style-name="ce44" table:formula="of:=[.Y16]/41" office:value-type="float" office:value="0.126633414634146" calcext:value-type="float">
            <text:p>0.1266</text:p>
          </table:table-cell>
          <table:table-cell table:style-name="ce44" table:formula="of:=[.Z16]/41" office:value-type="float" office:value="0.117613414634146" calcext:value-type="float">
            <text:p>0.1176</text:p>
          </table:table-cell>
          <table:table-cell table:style-name="ce44" table:formula="of:=[.AA16]/41" office:value-type="float" office:value="0.0518639024390244" calcext:value-type="float">
            <text:p>0.0519</text:p>
          </table:table-cell>
          <table:table-cell table:style-name="ce44" table:formula="of:=[.AB16]/41" office:value-type="float" office:value="0.0324856097560976" calcext:value-type="float">
            <text:p>0.0325</text:p>
          </table:table-cell>
          <table:table-cell table:style-name="ce44" table:formula="of:=[.AC16]/41" office:value-type="float" office:value="0.0648834146341463" calcext:value-type="float">
            <text:p>0.0649</text:p>
          </table:table-cell>
          <table:table-cell table:style-name="ce44" table:formula="of:=[.AD16]/41" office:value-type="float" office:value="0.0883385365853659" calcext:value-type="float">
            <text:p>0.0883</text:p>
          </table:table-cell>
          <table:table-cell table:style-name="ce44" table:formula="of:=[.AE16]/41" office:value-type="float" office:value="0.0672456097560976" calcext:value-type="float">
            <text:p>0.0672</text:p>
          </table:table-cell>
          <table:table-cell table:style-name="ce44" table:formula="of:=[.AF16]/41" office:value-type="float" office:value="0.0672456097560976" calcext:value-type="float">
            <text:p>0.0672</text:p>
          </table:table-cell>
          <table:table-cell table:style-name="ce44" table:formula="of:=[.AG16]/41" office:value-type="float" office:value="0" calcext:value-type="float">
            <text:p>0.0000</text:p>
          </table:table-cell>
          <table:table-cell table:style-name="ce44" table:formula="of:=[.AH16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3" calcext:value-type="float">
            <text:p>13</text:p>
          </table:table-cell>
          <table:table-cell table:style-name="ce44" table:formula="of:=[.I17]/41" office:value-type="float" office:value="0.0397904878048781" calcext:value-type="float">
            <text:p>0.0398</text:p>
          </table:table-cell>
          <table:table-cell table:style-name="ce44" table:formula="of:=[.J17]/41" office:value-type="float" office:value="0.0101044146341463" calcext:value-type="float">
            <text:p>0.0101</text:p>
          </table:table-cell>
          <table:table-cell table:style-name="ce44" table:formula="of:=[.K17]/41" office:value-type="float" office:value="0.0640163414634146" calcext:value-type="float">
            <text:p>0.0640</text:p>
          </table:table-cell>
          <table:table-cell table:style-name="ce44" table:formula="of:=[.L17]/41" office:value-type="float" office:value="0.0787885365853659" calcext:value-type="float">
            <text:p>0.0788</text:p>
          </table:table-cell>
          <table:table-cell table:style-name="ce44" table:formula="of:=[.M17]/41" office:value-type="float" office:value="0.0617029268292683" calcext:value-type="float">
            <text:p>0.0617</text:p>
          </table:table-cell>
          <table:table-cell table:style-name="ce44" table:formula="of:=[.N17]/41" office:value-type="float" office:value="0.0877682926829268" calcext:value-type="float">
            <text:p>0.0878</text:p>
          </table:table-cell>
          <table:table-cell table:style-name="ce44" table:formula="of:=[.O17]/41" office:value-type="float" office:value="0.026469512195122" calcext:value-type="float">
            <text:p>0.0265</text:p>
          </table:table-cell>
          <table:table-cell table:style-name="ce44" table:formula="of:=[.P17]/41" office:value-type="float" office:value="0.0645282926829268" calcext:value-type="float">
            <text:p>0.0645</text:p>
          </table:table-cell>
          <table:table-cell table:style-name="ce44" table:formula="of:=[.Q17]/41" office:value-type="float" office:value="0.078739512195122" calcext:value-type="float">
            <text:p>0.0787</text:p>
          </table:table-cell>
          <table:table-cell table:style-name="ce44" table:formula="of:=[.R17]/41" office:value-type="float" office:value="0.0279775609756098" calcext:value-type="float">
            <text:p>0.0280</text:p>
          </table:table-cell>
          <table:table-cell table:style-name="ce44" table:formula="of:=[.S17]/41" office:value-type="float" office:value="0.0237746829268293" calcext:value-type="float">
            <text:p>0.0238</text:p>
          </table:table-cell>
          <table:table-cell table:style-name="ce44" table:formula="of:=[.T17]/41" office:value-type="float" office:value="0.166900731707317" calcext:value-type="float">
            <text:p>0.1669</text:p>
          </table:table-cell>
          <table:table-cell table:style-name="ce44" table:formula="of:=[.U17]/41" office:value-type="float" office:value="0.0446524390243903" calcext:value-type="float">
            <text:p>0.0447</text:p>
          </table:table-cell>
          <table:table-cell table:style-name="ce44" table:formula="of:=[.V17]/41" office:value-type="float" office:value="0" calcext:value-type="float">
            <text:p>0.0000</text:p>
          </table:table-cell>
          <table:table-cell table:style-name="ce44" table:formula="of:=[.W17]/41" office:value-type="float" office:value="0.114198292682927" calcext:value-type="float">
            <text:p>0.1142</text:p>
          </table:table-cell>
          <table:table-cell table:style-name="ce44" table:formula="of:=[.X17]/41" office:value-type="float" office:value="0.0143556829268293" calcext:value-type="float">
            <text:p>0.0144</text:p>
          </table:table-cell>
          <table:table-cell table:style-name="ce44" table:formula="of:=[.Y17]/41" office:value-type="float" office:value="0.14343756097561" calcext:value-type="float">
            <text:p>0.1434</text:p>
          </table:table-cell>
          <table:table-cell table:style-name="ce44" table:formula="of:=[.Z17]/41" office:value-type="float" office:value="0.148146097560976" calcext:value-type="float">
            <text:p>0.1481</text:p>
          </table:table-cell>
          <table:table-cell table:style-name="ce44" table:formula="of:=[.AA17]/41" office:value-type="float" office:value="0.00950841463414634" calcext:value-type="float">
            <text:p>0.0095</text:p>
          </table:table-cell>
          <table:table-cell table:style-name="ce44" table:formula="of:=[.AB17]/41" office:value-type="float" office:value="0.0141996585365854" calcext:value-type="float">
            <text:p>0.0142</text:p>
          </table:table-cell>
          <table:table-cell table:style-name="ce44" table:formula="of:=[.AC17]/41" office:value-type="float" office:value="0.0921039024390244" calcext:value-type="float">
            <text:p>0.0921</text:p>
          </table:table-cell>
          <table:table-cell table:style-name="ce44" table:formula="of:=[.AD17]/41" office:value-type="float" office:value="0.0577656097560976" calcext:value-type="float">
            <text:p>0.0578</text:p>
          </table:table-cell>
          <table:table-cell table:style-name="ce44" table:formula="of:=[.AE17]/41" office:value-type="float" office:value="0.105998536585366" calcext:value-type="float">
            <text:p>0.1060</text:p>
          </table:table-cell>
          <table:table-cell table:style-name="ce44" table:formula="of:=[.AF17]/41" office:value-type="float" office:value="0.105998536585366" calcext:value-type="float">
            <text:p>0.1060</text:p>
          </table:table-cell>
          <table:table-cell table:style-name="ce44" table:formula="of:=[.AG17]/41" office:value-type="float" office:value="0" calcext:value-type="float">
            <text:p>0.0000</text:p>
          </table:table-cell>
          <table:table-cell table:style-name="ce44" table:formula="of:=[.AH17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4" calcext:value-type="float">
            <text:p>14</text:p>
          </table:table-cell>
          <table:table-cell table:style-name="ce44" table:formula="of:=[.I18]/41" office:value-type="float" office:value="0.110742195121951" calcext:value-type="float">
            <text:p>0.1107</text:p>
          </table:table-cell>
          <table:table-cell table:style-name="ce44" table:formula="of:=[.J18]/41" office:value-type="float" office:value="0.107999756097561" calcext:value-type="float">
            <text:p>0.1080</text:p>
          </table:table-cell>
          <table:table-cell table:style-name="ce44" table:formula="of:=[.K18]/41" office:value-type="float" office:value="0.0760856097560976" calcext:value-type="float">
            <text:p>0.0761</text:p>
          </table:table-cell>
          <table:table-cell table:style-name="ce44" table:formula="of:=[.L18]/41" office:value-type="float" office:value="0.0387339024390244" calcext:value-type="float">
            <text:p>0.0387</text:p>
          </table:table-cell>
          <table:table-cell table:style-name="ce44" table:formula="of:=[.M18]/41" office:value-type="float" office:value="0.0915626829268293" calcext:value-type="float">
            <text:p>0.0916</text:p>
          </table:table-cell>
          <table:table-cell table:style-name="ce44" table:formula="of:=[.N18]/41" office:value-type="float" office:value="0.0362670731707317" calcext:value-type="float">
            <text:p>0.0363</text:p>
          </table:table-cell>
          <table:table-cell table:style-name="ce44" table:formula="of:=[.O18]/41" office:value-type="float" office:value="0.109496585365854" calcext:value-type="float">
            <text:p>0.1095</text:p>
          </table:table-cell>
          <table:table-cell table:style-name="ce44" table:formula="of:=[.P18]/41" office:value-type="float" office:value="0.071270243902439" calcext:value-type="float">
            <text:p>0.0713</text:p>
          </table:table-cell>
          <table:table-cell table:style-name="ce44" table:formula="of:=[.Q18]/41" office:value-type="float" office:value="0.0389075609756098" calcext:value-type="float">
            <text:p>0.0389</text:p>
          </table:table-cell>
          <table:table-cell table:style-name="ce44" table:formula="of:=[.R18]/41" office:value-type="float" office:value="0.0905653658536586" calcext:value-type="float">
            <text:p>0.0906</text:p>
          </table:table-cell>
          <table:table-cell table:style-name="ce44" table:formula="of:=[.S18]/41" office:value-type="float" office:value="0.0905068292682927" calcext:value-type="float">
            <text:p>0.0905</text:p>
          </table:table-cell>
          <table:table-cell table:style-name="ce44" table:formula="of:=[.T18]/41" office:value-type="float" office:value="0.0527034146341463" calcext:value-type="float">
            <text:p>0.0527</text:p>
          </table:table-cell>
          <table:table-cell table:style-name="ce44" table:formula="of:=[.U18]/41" office:value-type="float" office:value="0.0916809756097561" calcext:value-type="float">
            <text:p>0.0917</text:p>
          </table:table-cell>
          <table:table-cell table:style-name="ce44" table:formula="of:=[.V18]/41" office:value-type="float" office:value="0.114198292682927" calcext:value-type="float">
            <text:p>0.1142</text:p>
          </table:table-cell>
          <table:table-cell table:style-name="ce44" table:formula="of:=[.W18]/41" office:value-type="float" office:value="0" calcext:value-type="float">
            <text:p>0.0000</text:p>
          </table:table-cell>
          <table:table-cell table:style-name="ce44" table:formula="of:=[.X18]/41" office:value-type="float" office:value="0.108419756097561" calcext:value-type="float">
            <text:p>0.1084</text:p>
          </table:table-cell>
          <table:table-cell table:style-name="ce44" table:formula="of:=[.Y18]/41" office:value-type="float" office:value="0.0366263414634146" calcext:value-type="float">
            <text:p>0.0366</text:p>
          </table:table-cell>
          <table:table-cell table:style-name="ce44" table:formula="of:=[.Z18]/41" office:value-type="float" office:value="0.0399331707317073" calcext:value-type="float">
            <text:p>0.0399</text:p>
          </table:table-cell>
          <table:table-cell table:style-name="ce44" table:formula="of:=[.AA18]/41" office:value-type="float" office:value="0.11393756097561" calcext:value-type="float">
            <text:p>0.1139</text:p>
          </table:table-cell>
          <table:table-cell table:style-name="ce44" table:formula="of:=[.AB18]/41" office:value-type="float" office:value="0.101334146341463" calcext:value-type="float">
            <text:p>0.1013</text:p>
          </table:table-cell>
          <table:table-cell table:style-name="ce44" table:formula="of:=[.AC18]/41" office:value-type="float" office:value="0.0274263414634146" calcext:value-type="float">
            <text:p>0.0274</text:p>
          </table:table-cell>
          <table:table-cell table:style-name="ce44" table:formula="of:=[.AD18]/41" office:value-type="float" office:value="0.108126097560976" calcext:value-type="float">
            <text:p>0.1081</text:p>
          </table:table-cell>
          <table:table-cell table:style-name="ce44" table:formula="of:=[.AE18]/41" office:value-type="float" office:value="0.130445365853659" calcext:value-type="float">
            <text:p>0.1304</text:p>
          </table:table-cell>
          <table:table-cell table:style-name="ce44" table:formula="of:=[.AF18]/41" office:value-type="float" office:value="0.130445365853659" calcext:value-type="float">
            <text:p>0.1304</text:p>
          </table:table-cell>
          <table:table-cell table:style-name="ce44" table:formula="of:=[.AG18]/41" office:value-type="float" office:value="0" calcext:value-type="float">
            <text:p>0.0000</text:p>
          </table:table-cell>
          <table:table-cell table:style-name="ce44" table:formula="of:=[.AH18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1" office:value-type="float" office:value="15" calcext:value-type="float">
            <text:p>15</text:p>
          </table:table-cell>
          <table:table-cell table:style-name="ce44" table:formula="of:=[.I19]/41" office:value-type="float" office:value="0.0513478048780488" calcext:value-type="float">
            <text:p>0.0513</text:p>
          </table:table-cell>
          <table:table-cell table:style-name="ce44" table:formula="of:=[.J19]/41" office:value-type="float" office:value="0.0205373170731707" calcext:value-type="float">
            <text:p>0.0205</text:p>
          </table:table-cell>
          <table:table-cell table:style-name="ce44" table:formula="of:=[.K19]/41" office:value-type="float" office:value="0.0512160975609756" calcext:value-type="float">
            <text:p>0.0512</text:p>
          </table:table-cell>
          <table:table-cell table:style-name="ce44" table:formula="of:=[.L19]/41" office:value-type="float" office:value="0.0711751219512195" calcext:value-type="float">
            <text:p>0.0712</text:p>
          </table:table-cell>
          <table:table-cell table:style-name="ce44" table:formula="of:=[.M19]/41" office:value-type="float" office:value="0.0476214634146341" calcext:value-type="float">
            <text:p>0.0476</text:p>
          </table:table-cell>
          <table:table-cell table:style-name="ce44" table:formula="of:=[.N19]/41" office:value-type="float" office:value="0.0857312195121951" calcext:value-type="float">
            <text:p>0.0857</text:p>
          </table:table-cell>
          <table:table-cell table:style-name="ce44" table:formula="of:=[.O19]/41" office:value-type="float" office:value="0.0126023902439024" calcext:value-type="float">
            <text:p>0.0126</text:p>
          </table:table-cell>
          <table:table-cell table:style-name="ce44" table:formula="of:=[.P19]/41" office:value-type="float" office:value="0.052330487804878" calcext:value-type="float">
            <text:p>0.0523</text:p>
          </table:table-cell>
          <table:table-cell table:style-name="ce44" table:formula="of:=[.Q19]/41" office:value-type="float" office:value="0.0710834146341463" calcext:value-type="float">
            <text:p>0.0711</text:p>
          </table:table-cell>
          <table:table-cell table:style-name="ce44" table:formula="of:=[.R19]/41" office:value-type="float" office:value="0.0180874390243902" calcext:value-type="float">
            <text:p>0.0181</text:p>
          </table:table-cell>
          <table:table-cell table:style-name="ce44" table:formula="of:=[.S19]/41" office:value-type="float" office:value="0.0225095609756098" calcext:value-type="float">
            <text:p>0.0225</text:p>
          </table:table-cell>
          <table:table-cell table:style-name="ce44" table:formula="of:=[.T19]/41" office:value-type="float" office:value="0.160908292682927" calcext:value-type="float">
            <text:p>0.1609</text:p>
          </table:table-cell>
          <table:table-cell table:style-name="ce44" table:formula="of:=[.U19]/41" office:value-type="float" office:value="0.0518456097560976" calcext:value-type="float">
            <text:p>0.0518</text:p>
          </table:table-cell>
          <table:table-cell table:style-name="ce44" table:formula="of:=[.V19]/41" office:value-type="float" office:value="0.0143556829268293" calcext:value-type="float">
            <text:p>0.0144</text:p>
          </table:table-cell>
          <table:table-cell table:style-name="ce44" table:formula="of:=[.W19]/41" office:value-type="float" office:value="0.108419756097561" calcext:value-type="float">
            <text:p>0.1084</text:p>
          </table:table-cell>
          <table:table-cell table:style-name="ce44" table:formula="of:=[.X19]/41" office:value-type="float" office:value="0" calcext:value-type="float">
            <text:p>0.0000</text:p>
          </table:table-cell>
          <table:table-cell table:style-name="ce44" table:formula="of:=[.Y19]/41" office:value-type="float" office:value="0.135292195121951" calcext:value-type="float">
            <text:p>0.1353</text:p>
          </table:table-cell>
          <table:table-cell table:style-name="ce44" table:formula="of:=[.Z19]/41" office:value-type="float" office:value="0.144404634146341" calcext:value-type="float">
            <text:p>0.1444</text:p>
          </table:table-cell>
          <table:table-cell table:style-name="ce44" table:formula="of:=[.AA19]/41" office:value-type="float" office:value="0.00673951219512195" calcext:value-type="float">
            <text:p>0.0067</text:p>
          </table:table-cell>
          <table:table-cell table:style-name="ce44" table:formula="of:=[.AB19]/41" office:value-type="float" office:value="0.0195507317073171" calcext:value-type="float">
            <text:p>0.0196</text:p>
          </table:table-cell>
          <table:table-cell table:style-name="ce44" table:formula="of:=[.AC19]/41" office:value-type="float" office:value="0.0887268292682927" calcext:value-type="float">
            <text:p>0.0887</text:p>
          </table:table-cell>
          <table:table-cell table:style-name="ce44" table:formula="of:=[.AD19]/41" office:value-type="float" office:value="0.0435239024390244" calcext:value-type="float">
            <text:p>0.0435</text:p>
          </table:table-cell>
          <table:table-cell table:style-name="ce44" table:formula="of:=[.AE19]/41" office:value-type="float" office:value="0.11666756097561" calcext:value-type="float">
            <text:p>0.1167</text:p>
          </table:table-cell>
          <table:table-cell table:style-name="ce44" table:formula="of:=[.AF19]/41" office:value-type="float" office:value="0.11666756097561" calcext:value-type="float">
            <text:p>0.1167</text:p>
          </table:table-cell>
          <table:table-cell table:style-name="ce44" table:formula="of:=[.AG19]/41" office:value-type="float" office:value="0" calcext:value-type="float">
            <text:p>0.0000</text:p>
          </table:table-cell>
          <table:table-cell table:style-name="ce44" table:formula="of:=[.AH19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6" office:value-type="float" office:value="16" calcext:value-type="float">
            <text:p>16</text:p>
          </table:table-cell>
          <table:table-cell table:style-name="ce44" table:formula="of:=[.I20]/41" office:value-type="float" office:value="0.145359024390244" calcext:value-type="float">
            <text:p>0.1454</text:p>
          </table:table-cell>
          <table:table-cell table:style-name="ce44" table:formula="of:=[.J20]/41" office:value-type="float" office:value="0.138664390243902" calcext:value-type="float">
            <text:p>0.1387</text:p>
          </table:table-cell>
          <table:table-cell table:style-name="ce44" table:formula="of:=[.K20]/41" office:value-type="float" office:value="0.0929509756097561" calcext:value-type="float">
            <text:p>0.0930</text:p>
          </table:table-cell>
          <table:table-cell table:style-name="ce44" table:formula="of:=[.L20]/41" office:value-type="float" office:value="0.0646529268292683" calcext:value-type="float">
            <text:p>0.0647</text:p>
          </table:table-cell>
          <table:table-cell table:style-name="ce44" table:formula="of:=[.M20]/41" office:value-type="float" office:value="0.107132195121951" calcext:value-type="float">
            <text:p>0.1071</text:p>
          </table:table-cell>
          <table:table-cell table:style-name="ce44" table:formula="of:=[.N20]/41" office:value-type="float" office:value="0.0728034146341463" calcext:value-type="float">
            <text:p>0.0728</text:p>
          </table:table-cell>
          <table:table-cell table:style-name="ce44" table:formula="of:=[.O20]/41" office:value-type="float" office:value="0.133636341463415" calcext:value-type="float">
            <text:p>0.1336</text:p>
          </table:table-cell>
          <table:table-cell table:style-name="ce44" table:formula="of:=[.P20]/41" office:value-type="float" office:value="0.0890356097560976" calcext:value-type="float">
            <text:p>0.0890</text:p>
          </table:table-cell>
          <table:table-cell table:style-name="ce44" table:formula="of:=[.Q20]/41" office:value-type="float" office:value="0.0646990243902439" calcext:value-type="float">
            <text:p>0.0647</text:p>
          </table:table-cell>
          <table:table-cell table:style-name="ce44" table:formula="of:=[.R20]/41" office:value-type="float" office:value="0.117241219512195" calcext:value-type="float">
            <text:p>0.1172</text:p>
          </table:table-cell>
          <table:table-cell table:style-name="ce44" table:formula="of:=[.S20]/41" office:value-type="float" office:value="0.12052487804878" calcext:value-type="float">
            <text:p>0.1205</text:p>
          </table:table-cell>
          <table:table-cell table:style-name="ce44" table:formula="of:=[.T20]/41" office:value-type="float" office:value="0.0358158536585366" calcext:value-type="float">
            <text:p>0.0358</text:p>
          </table:table-cell>
          <table:table-cell table:style-name="ce44" table:formula="of:=[.U20]/41" office:value-type="float" office:value="0.126633414634146" calcext:value-type="float">
            <text:p>0.1266</text:p>
          </table:table-cell>
          <table:table-cell table:style-name="ce44" table:formula="of:=[.V20]/41" office:value-type="float" office:value="0.14343756097561" calcext:value-type="float">
            <text:p>0.1434</text:p>
          </table:table-cell>
          <table:table-cell table:style-name="ce44" table:formula="of:=[.W20]/41" office:value-type="float" office:value="0.0366263414634146" calcext:value-type="float">
            <text:p>0.0366</text:p>
          </table:table-cell>
          <table:table-cell table:style-name="ce44" table:formula="of:=[.X20]/41" office:value-type="float" office:value="0.135292195121951" calcext:value-type="float">
            <text:p>0.1353</text:p>
          </table:table-cell>
          <table:table-cell table:style-name="ce44" table:formula="of:=[.Y20]/41" office:value-type="float" office:value="0" calcext:value-type="float">
            <text:p>0.0000</text:p>
          </table:table-cell>
          <table:table-cell table:style-name="ce44" table:formula="of:=[.Z20]/41" office:value-type="float" office:value="0.048749512195122" calcext:value-type="float">
            <text:p>0.0487</text:p>
          </table:table-cell>
          <table:table-cell table:style-name="ce44" table:formula="of:=[.AA20]/41" office:value-type="float" office:value="0.141463658536585" calcext:value-type="float">
            <text:p>0.1415</text:p>
          </table:table-cell>
          <table:table-cell table:style-name="ce44" table:formula="of:=[.AB20]/41" office:value-type="float" office:value="0.131812195121951" calcext:value-type="float">
            <text:p>0.1318</text:p>
          </table:table-cell>
          <table:table-cell table:style-name="ce44" table:formula="of:=[.AC20]/41" office:value-type="float" office:value="0.0638034146341464" calcext:value-type="float">
            <text:p>0.0638</text:p>
          </table:table-cell>
          <table:table-cell table:style-name="ce44" table:formula="of:=[.AD20]/41" office:value-type="float" office:value="0.124305609756098" calcext:value-type="float">
            <text:p>0.1243</text:p>
          </table:table-cell>
          <table:table-cell table:style-name="ce44" table:formula="of:=[.AE20]/41" office:value-type="float" office:value="0.166752682926829" calcext:value-type="float">
            <text:p>0.1668</text:p>
          </table:table-cell>
          <table:table-cell table:style-name="ce44" table:formula="of:=[.AF20]/41" office:value-type="float" office:value="0.166752682926829" calcext:value-type="float">
            <text:p>0.1668</text:p>
          </table:table-cell>
          <table:table-cell table:style-name="ce44" table:formula="of:=[.AG20]/41" office:value-type="float" office:value="0" calcext:value-type="float">
            <text:p>0.0000</text:p>
          </table:table-cell>
          <table:table-cell table:style-name="ce44" table:formula="of:=[.AH20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17" calcext:value-type="float">
            <text:p>17</text:p>
          </table:table-cell>
          <table:table-cell table:style-name="ce44" table:formula="of:=[.I21]/41" office:value-type="float" office:value="0.136650731707317" calcext:value-type="float">
            <text:p>0.1367</text:p>
          </table:table-cell>
          <table:table-cell table:style-name="ce44" table:formula="of:=[.J21]/41" office:value-type="float" office:value="0.140659024390244" calcext:value-type="float">
            <text:p>0.1407</text:p>
          </table:table-cell>
          <table:table-cell table:style-name="ce44" table:formula="of:=[.K21]/41" office:value-type="float" office:value="0.115931219512195" calcext:value-type="float">
            <text:p>0.1159</text:p>
          </table:table-cell>
          <table:table-cell table:style-name="ce44" table:formula="of:=[.L21]/41" office:value-type="float" office:value="0.0777917073170732" calcext:value-type="float">
            <text:p>0.0778</text:p>
          </table:table-cell>
          <table:table-cell table:style-name="ce44" table:formula="of:=[.M21]/41" office:value-type="float" office:value="0.131424146341463" calcext:value-type="float">
            <text:p>0.1314</text:p>
          </table:table-cell>
          <table:table-cell table:style-name="ce44" table:formula="of:=[.N21]/41" office:value-type="float" office:value="0.0611841463414634" calcext:value-type="float">
            <text:p>0.0612</text:p>
          </table:table-cell>
          <table:table-cell table:style-name="ce44" table:formula="of:=[.O21]/41" office:value-type="float" office:value="0.147016341463415" calcext:value-type="float">
            <text:p>0.1470</text:p>
          </table:table-cell>
          <table:table-cell table:style-name="ce44" table:formula="of:=[.P21]/41" office:value-type="float" office:value="0.111074878048781" calcext:value-type="float">
            <text:p>0.1111</text:p>
          </table:table-cell>
          <table:table-cell table:style-name="ce44" table:formula="of:=[.Q21]/41" office:value-type="float" office:value="0.0779946341463415" calcext:value-type="float">
            <text:p>0.0780</text:p>
          </table:table-cell>
          <table:table-cell table:style-name="ce44" table:formula="of:=[.R21]/41" office:value-type="float" office:value="0.127149756097561" calcext:value-type="float">
            <text:p>0.1271</text:p>
          </table:table-cell>
          <table:table-cell table:style-name="ce44" table:formula="of:=[.S21]/41" office:value-type="float" office:value="0.124479268292683" calcext:value-type="float">
            <text:p>0.1245</text:p>
          </table:table-cell>
          <table:table-cell table:style-name="ce44" table:formula="of:=[.T21]/41" office:value-type="float" office:value="0.031270487804878" calcext:value-type="float">
            <text:p>0.0313</text:p>
          </table:table-cell>
          <table:table-cell table:style-name="ce44" table:formula="of:=[.U21]/41" office:value-type="float" office:value="0.117613414634146" calcext:value-type="float">
            <text:p>0.1176</text:p>
          </table:table-cell>
          <table:table-cell table:style-name="ce44" table:formula="of:=[.V21]/41" office:value-type="float" office:value="0.148146097560976" calcext:value-type="float">
            <text:p>0.1481</text:p>
          </table:table-cell>
          <table:table-cell table:style-name="ce44" table:formula="of:=[.W21]/41" office:value-type="float" office:value="0.0399331707317073" calcext:value-type="float">
            <text:p>0.0399</text:p>
          </table:table-cell>
          <table:table-cell table:style-name="ce44" table:formula="of:=[.X21]/41" office:value-type="float" office:value="0.144404634146341" calcext:value-type="float">
            <text:p>0.1444</text:p>
          </table:table-cell>
          <table:table-cell table:style-name="ce44" table:formula="of:=[.Y21]/41" office:value-type="float" office:value="0.048749512195122" calcext:value-type="float">
            <text:p>0.0487</text:p>
          </table:table-cell>
          <table:table-cell table:style-name="ce44" table:formula="of:=[.Z21]/41" office:value-type="float" office:value="0" calcext:value-type="float">
            <text:p>0.0000</text:p>
          </table:table-cell>
          <table:table-cell table:style-name="ce44" table:formula="of:=[.AA21]/41" office:value-type="float" office:value="0.149327073170732" calcext:value-type="float">
            <text:p>0.1493</text:p>
          </table:table-cell>
          <table:table-cell table:style-name="ce44" table:formula="of:=[.AB21]/41" office:value-type="float" office:value="0.134426829268293" calcext:value-type="float">
            <text:p>0.1344</text:p>
          </table:table-cell>
          <table:table-cell table:style-name="ce44" table:formula="of:=[.AC21]/41" office:value-type="float" office:value="0.0560434146341463" calcext:value-type="float">
            <text:p>0.0560</text:p>
          </table:table-cell>
          <table:table-cell table:style-name="ce44" table:formula="of:=[.AD21]/41" office:value-type="float" office:value="0.147856829268293" calcext:value-type="float">
            <text:p>0.1479</text:p>
          </table:table-cell>
          <table:table-cell table:style-name="ce44" table:formula="of:=[.AE21]/41" office:value-type="float" office:value="0.138052926829268" calcext:value-type="float">
            <text:p>0.1381</text:p>
          </table:table-cell>
          <table:table-cell table:style-name="ce44" table:formula="of:=[.AF21]/41" office:value-type="float" office:value="0.138052926829268" calcext:value-type="float">
            <text:p>0.1381</text:p>
          </table:table-cell>
          <table:table-cell table:style-name="ce44" table:formula="of:=[.AG21]/41" office:value-type="float" office:value="0" calcext:value-type="float">
            <text:p>0.0000</text:p>
          </table:table-cell>
          <table:table-cell table:style-name="ce44" table:formula="of:=[.AH21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18" calcext:value-type="float">
            <text:p>18</text:p>
          </table:table-cell>
          <table:table-cell table:style-name="ce44" table:formula="of:=[.I22]/41" office:value-type="float" office:value="0.0488785365853659" calcext:value-type="float">
            <text:p>0.0489</text:p>
          </table:table-cell>
          <table:table-cell table:style-name="ce44" table:formula="of:=[.J22]/41" office:value-type="float" office:value="0.018197" calcext:value-type="float">
            <text:p>0.0182</text:p>
          </table:table-cell>
          <table:table-cell table:style-name="ce44" table:formula="of:=[.K22]/41" office:value-type="float" office:value="0.0579456097560976" calcext:value-type="float">
            <text:p>0.0579</text:p>
          </table:table-cell>
          <table:table-cell table:style-name="ce44" table:formula="of:=[.L22]/41" office:value-type="float" office:value="0.0771329268292683" calcext:value-type="float">
            <text:p>0.0771</text:p>
          </table:table-cell>
          <table:table-cell table:style-name="ce44" table:formula="of:=[.M22]/41" office:value-type="float" office:value="0.0539731707317073" calcext:value-type="float">
            <text:p>0.0540</text:p>
          </table:table-cell>
          <table:table-cell table:style-name="ce44" table:formula="of:=[.N22]/41" office:value-type="float" office:value="0.0899546341463415" calcext:value-type="float">
            <text:p>0.0900</text:p>
          </table:table-cell>
          <table:table-cell table:style-name="ce44" table:formula="of:=[.O22]/41" office:value-type="float" office:value="0.017331" calcext:value-type="float">
            <text:p>0.0173</text:p>
          </table:table-cell>
          <table:table-cell table:style-name="ce44" table:formula="of:=[.P22]/41" office:value-type="float" office:value="0.0590658536585366" calcext:value-type="float">
            <text:p>0.0591</text:p>
          </table:table-cell>
          <table:table-cell table:style-name="ce44" table:formula="of:=[.Q22]/41" office:value-type="float" office:value="0.0770521951219512" calcext:value-type="float">
            <text:p>0.0771</text:p>
          </table:table-cell>
          <table:table-cell table:style-name="ce44" table:formula="of:=[.R22]/41" office:value-type="float" office:value="0.0242599024390244" calcext:value-type="float">
            <text:p>0.0243</text:p>
          </table:table-cell>
          <table:table-cell table:style-name="ce44" table:formula="of:=[.S22]/41" office:value-type="float" office:value="0.0256529268292683" calcext:value-type="float">
            <text:p>0.0257</text:p>
          </table:table-cell>
          <table:table-cell table:style-name="ce44" table:formula="of:=[.T22]/41" office:value-type="float" office:value="0.166538780487805" calcext:value-type="float">
            <text:p>0.1665</text:p>
          </table:table-cell>
          <table:table-cell table:style-name="ce44" table:formula="of:=[.U22]/41" office:value-type="float" office:value="0.0518639024390244" calcext:value-type="float">
            <text:p>0.0519</text:p>
          </table:table-cell>
          <table:table-cell table:style-name="ce44" table:formula="of:=[.V22]/41" office:value-type="float" office:value="0.00950841463414634" calcext:value-type="float">
            <text:p>0.0095</text:p>
          </table:table-cell>
          <table:table-cell table:style-name="ce44" table:formula="of:=[.W22]/41" office:value-type="float" office:value="0.11393756097561" calcext:value-type="float">
            <text:p>0.1139</text:p>
          </table:table-cell>
          <table:table-cell table:style-name="ce44" table:formula="of:=[.X22]/41" office:value-type="float" office:value="0.00673951219512195" calcext:value-type="float">
            <text:p>0.0067</text:p>
          </table:table-cell>
          <table:table-cell table:style-name="ce44" table:formula="of:=[.Y22]/41" office:value-type="float" office:value="0.141463658536585" calcext:value-type="float">
            <text:p>0.1415</text:p>
          </table:table-cell>
          <table:table-cell table:style-name="ce44" table:formula="of:=[.Z22]/41" office:value-type="float" office:value="0.149327073170732" calcext:value-type="float">
            <text:p>0.1493</text:p>
          </table:table-cell>
          <table:table-cell table:style-name="ce44" table:formula="of:=[.AA22]/41" office:value-type="float" office:value="0" calcext:value-type="float">
            <text:p>0.0000</text:p>
          </table:table-cell>
          <table:table-cell table:style-name="ce44" table:formula="of:=[.AB22]/41" office:value-type="float" office:value="0.0195534390243902" calcext:value-type="float">
            <text:p>0.0196</text:p>
          </table:table-cell>
          <table:table-cell table:style-name="ce44" table:formula="of:=[.AC22]/41" office:value-type="float" office:value="0.0934351219512195" calcext:value-type="float">
            <text:p>0.0934</text:p>
          </table:table-cell>
          <table:table-cell table:style-name="ce44" table:formula="of:=[.AD22]/41" office:value-type="float" office:value="0.0487434146341463" calcext:value-type="float">
            <text:p>0.0487</text:p>
          </table:table-cell>
          <table:table-cell table:style-name="ce44" table:formula="of:=[.AE22]/41" office:value-type="float" office:value="0.114903170731707" calcext:value-type="float">
            <text:p>0.1149</text:p>
          </table:table-cell>
          <table:table-cell table:style-name="ce44" table:formula="of:=[.AF22]/41" office:value-type="float" office:value="0.114903170731707" calcext:value-type="float">
            <text:p>0.1149</text:p>
          </table:table-cell>
          <table:table-cell table:style-name="ce44" table:formula="of:=[.AG22]/41" office:value-type="float" office:value="0" calcext:value-type="float">
            <text:p>0.0000</text:p>
          </table:table-cell>
          <table:table-cell table:style-name="ce44" table:formula="of:=[.AH22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19" calcext:value-type="float">
            <text:p>19</text:p>
          </table:table-cell>
          <table:table-cell table:style-name="ce44" table:formula="of:=[.I23]/41" office:value-type="float" office:value="0.0328739024390244" calcext:value-type="float">
            <text:p>0.0329</text:p>
          </table:table-cell>
          <table:table-cell table:style-name="ce44" table:formula="of:=[.J23]/41" office:value-type="float" office:value="0.006872" calcext:value-type="float">
            <text:p>0.0069</text:p>
          </table:table-cell>
          <table:table-cell table:style-name="ce44" table:formula="of:=[.K23]/41" office:value-type="float" office:value="0.0588409756097561" calcext:value-type="float">
            <text:p>0.0588</text:p>
          </table:table-cell>
          <table:table-cell table:style-name="ce44" table:formula="of:=[.L23]/41" office:value-type="float" office:value="0.0673234146341463" calcext:value-type="float">
            <text:p>0.0673</text:p>
          </table:table-cell>
          <table:table-cell table:style-name="ce44" table:formula="of:=[.M23]/41" office:value-type="float" office:value="0.0600175609756098" calcext:value-type="float">
            <text:p>0.0600</text:p>
          </table:table-cell>
          <table:table-cell table:style-name="ce44" table:formula="of:=[.N23]/41" office:value-type="float" office:value="0.0737882926829268" calcext:value-type="float">
            <text:p>0.0738</text:p>
          </table:table-cell>
          <table:table-cell table:style-name="ce44" table:formula="of:=[.O23]/41" office:value-type="float" office:value="0.0314521951219512" calcext:value-type="float">
            <text:p>0.0315</text:p>
          </table:table-cell>
          <table:table-cell table:style-name="ce44" table:formula="of:=[.P23]/41" office:value-type="float" office:value="0.0582926829268293" calcext:value-type="float">
            <text:p>0.0583</text:p>
          </table:table-cell>
          <table:table-cell table:style-name="ce44" table:formula="of:=[.Q23]/41" office:value-type="float" office:value="0.0673053658536585" calcext:value-type="float">
            <text:p>0.0673</text:p>
          </table:table-cell>
          <table:table-cell table:style-name="ce44" table:formula="of:=[.R23]/41" office:value-type="float" office:value="0.0222225365853658" calcext:value-type="float">
            <text:p>0.0222</text:p>
          </table:table-cell>
          <table:table-cell table:style-name="ce44" table:formula="of:=[.S23]/41" office:value-type="float" office:value="0.0113728780487805" calcext:value-type="float">
            <text:p>0.0114</text:p>
          </table:table-cell>
          <table:table-cell table:style-name="ce44" table:formula="of:=[.T23]/41" office:value-type="float" office:value="0.153966585365854" calcext:value-type="float">
            <text:p>0.1540</text:p>
          </table:table-cell>
          <table:table-cell table:style-name="ce44" table:formula="of:=[.U23]/41" office:value-type="float" office:value="0.0324856097560976" calcext:value-type="float">
            <text:p>0.0325</text:p>
          </table:table-cell>
          <table:table-cell table:style-name="ce44" table:formula="of:=[.V23]/41" office:value-type="float" office:value="0.0141996585365854" calcext:value-type="float">
            <text:p>0.0142</text:p>
          </table:table-cell>
          <table:table-cell table:style-name="ce44" table:formula="of:=[.W23]/41" office:value-type="float" office:value="0.101334146341463" calcext:value-type="float">
            <text:p>0.1013</text:p>
          </table:table-cell>
          <table:table-cell table:style-name="ce44" table:formula="of:=[.X23]/41" office:value-type="float" office:value="0.0195507317073171" calcext:value-type="float">
            <text:p>0.0196</text:p>
          </table:table-cell>
          <table:table-cell table:style-name="ce44" table:formula="of:=[.Y23]/41" office:value-type="float" office:value="0.131812195121951" calcext:value-type="float">
            <text:p>0.1318</text:p>
          </table:table-cell>
          <table:table-cell table:style-name="ce44" table:formula="of:=[.Z23]/41" office:value-type="float" office:value="0.134426829268293" calcext:value-type="float">
            <text:p>0.1344</text:p>
          </table:table-cell>
          <table:table-cell table:style-name="ce44" table:formula="of:=[.AA23]/41" office:value-type="float" office:value="0.0195534390243902" calcext:value-type="float">
            <text:p>0.0196</text:p>
          </table:table-cell>
          <table:table-cell table:style-name="ce44" table:formula="of:=[.AB23]/41" office:value-type="float" office:value="0" calcext:value-type="float">
            <text:p>0.0000</text:p>
          </table:table-cell>
          <table:table-cell table:style-name="ce44" table:formula="of:=[.AC23]/41" office:value-type="float" office:value="0.078430243902439" calcext:value-type="float">
            <text:p>0.0784</text:p>
          </table:table-cell>
          <table:table-cell table:style-name="ce44" table:formula="of:=[.AD23]/41" office:value-type="float" office:value="0.0601278048780488" calcext:value-type="float">
            <text:p>0.0601</text:p>
          </table:table-cell>
          <table:table-cell table:style-name="ce44" table:formula="of:=[.AE23]/41" office:value-type="float" office:value="0.0972858536585366" calcext:value-type="float">
            <text:p>0.0973</text:p>
          </table:table-cell>
          <table:table-cell table:style-name="ce44" table:formula="of:=[.AF23]/41" office:value-type="float" office:value="0.0972858536585366" calcext:value-type="float">
            <text:p>0.0973</text:p>
          </table:table-cell>
          <table:table-cell table:style-name="ce44" table:formula="of:=[.AG23]/41" office:value-type="float" office:value="0" calcext:value-type="float">
            <text:p>0.0000</text:p>
          </table:table-cell>
          <table:table-cell table:style-name="ce44" table:formula="of:=[.AH23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style-name="ce8"/>
          <table:table-cell table:number-columns-repeated="4"/>
          <table:table-cell table:style-name="ce35" table:number-columns-repeated="2"/>
          <table:table-cell table:style-name="ce46" office:value-type="float" office:value="20" calcext:value-type="float">
            <text:p>20</text:p>
          </table:table-cell>
          <table:table-cell table:style-name="ce44" table:formula="of:=[.I24]/41" office:value-type="float" office:value="0.0840736585365854" calcext:value-type="float">
            <text:p>0.0841</text:p>
          </table:table-cell>
          <table:table-cell table:style-name="ce44" table:formula="of:=[.J24]/41" office:value-type="float" office:value="0.0847429268292683" calcext:value-type="float">
            <text:p>0.0847</text:p>
          </table:table-cell>
          <table:table-cell table:style-name="ce44" table:formula="of:=[.K24]/41" office:value-type="float" office:value="0.0686719512195122" calcext:value-type="float">
            <text:p>0.0687</text:p>
          </table:table-cell>
          <table:table-cell table:style-name="ce44" table:formula="of:=[.L24]/41" office:value-type="float" office:value="0.0305585365853658" calcext:value-type="float">
            <text:p>0.0306</text:p>
          </table:table-cell>
          <table:table-cell table:style-name="ce44" table:formula="of:=[.M24]/41" office:value-type="float" office:value="0.0835719512195122" calcext:value-type="float">
            <text:p>0.0836</text:p>
          </table:table-cell>
          <table:table-cell table:style-name="ce44" table:formula="of:=[.N24]/41" office:value-type="float" office:value="0.00918509756097561" calcext:value-type="float">
            <text:p>0.0092</text:p>
          </table:table-cell>
          <table:table-cell table:style-name="ce44" table:formula="of:=[.O24]/41" office:value-type="float" office:value="0.0923319512195122" calcext:value-type="float">
            <text:p>0.0923</text:p>
          </table:table-cell>
          <table:table-cell table:style-name="ce44" table:formula="of:=[.P24]/41" office:value-type="float" office:value="0.0636960975609756" calcext:value-type="float">
            <text:p>0.0637</text:p>
          </table:table-cell>
          <table:table-cell table:style-name="ce44" table:formula="of:=[.Q24]/41" office:value-type="float" office:value="0.0308287804878049" calcext:value-type="float">
            <text:p>0.0308</text:p>
          </table:table-cell>
          <table:table-cell table:style-name="ce44" table:formula="of:=[.R24]/41" office:value-type="float" office:value="0.071940487804878" calcext:value-type="float">
            <text:p>0.0719</text:p>
          </table:table-cell>
          <table:table-cell table:style-name="ce44" table:formula="of:=[.S24]/41" office:value-type="float" office:value="0.0684424390243902" calcext:value-type="float">
            <text:p>0.0684</text:p>
          </table:table-cell>
          <table:table-cell table:style-name="ce44" table:formula="of:=[.T24]/41" office:value-type="float" office:value="0.0772539024390244" calcext:value-type="float">
            <text:p>0.0773</text:p>
          </table:table-cell>
          <table:table-cell table:style-name="ce44" table:formula="of:=[.U24]/41" office:value-type="float" office:value="0.0648834146341463" calcext:value-type="float">
            <text:p>0.0649</text:p>
          </table:table-cell>
          <table:table-cell table:style-name="ce44" table:formula="of:=[.V24]/41" office:value-type="float" office:value="0.0921039024390244" calcext:value-type="float">
            <text:p>0.0921</text:p>
          </table:table-cell>
          <table:table-cell table:style-name="ce44" table:formula="of:=[.W24]/41" office:value-type="float" office:value="0.0274263414634146" calcext:value-type="float">
            <text:p>0.0274</text:p>
          </table:table-cell>
          <table:table-cell table:style-name="ce44" table:formula="of:=[.X24]/41" office:value-type="float" office:value="0.0887268292682927" calcext:value-type="float">
            <text:p>0.0887</text:p>
          </table:table-cell>
          <table:table-cell table:style-name="ce44" table:formula="of:=[.Y24]/41" office:value-type="float" office:value="0.0638034146341464" calcext:value-type="float">
            <text:p>0.0638</text:p>
          </table:table-cell>
          <table:table-cell table:style-name="ce44" table:formula="of:=[.Z24]/41" office:value-type="float" office:value="0.0560434146341463" calcext:value-type="float">
            <text:p>0.0560</text:p>
          </table:table-cell>
          <table:table-cell table:style-name="ce44" table:formula="of:=[.AA24]/41" office:value-type="float" office:value="0.0934351219512195" calcext:value-type="float">
            <text:p>0.0934</text:p>
          </table:table-cell>
          <table:table-cell table:style-name="ce44" table:formula="of:=[.AB24]/41" office:value-type="float" office:value="0.078430243902439" calcext:value-type="float">
            <text:p>0.0784</text:p>
          </table:table-cell>
          <table:table-cell table:style-name="ce44" table:formula="of:=[.AC24]/41" office:value-type="float" office:value="0" calcext:value-type="float">
            <text:p>0.0000</text:p>
          </table:table-cell>
          <table:table-cell table:style-name="ce44" table:formula="of:=[.AD24]/41" office:value-type="float" office:value="0.0982770731707317" calcext:value-type="float">
            <text:p>0.0983</text:p>
          </table:table-cell>
          <table:table-cell table:style-name="ce44" table:formula="of:=[.AE24]/41" office:value-type="float" office:value="0.104853414634146" calcext:value-type="float">
            <text:p>0.1049</text:p>
          </table:table-cell>
          <table:table-cell table:style-name="ce44" table:formula="of:=[.AF24]/41" office:value-type="float" office:value="0.104853414634146" calcext:value-type="float">
            <text:p>0.1049</text:p>
          </table:table-cell>
          <table:table-cell table:style-name="ce44" table:formula="of:=[.AG24]/41" office:value-type="float" office:value="0" calcext:value-type="float">
            <text:p>0.0000</text:p>
          </table:table-cell>
          <table:table-cell table:style-name="ce44" table:formula="of:=[.AH24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6" office:value-type="float" office:value="21" calcext:value-type="float">
            <text:p>21</text:p>
          </table:table-cell>
          <table:table-cell table:style-name="ce44" table:formula="of:=[.I25]/41" office:value-type="float" office:value="0.0929819512195122" calcext:value-type="float">
            <text:p>0.0930</text:p>
          </table:table-cell>
          <table:table-cell table:style-name="ce44" table:formula="of:=[.J25]/41" office:value-type="float" office:value="0.063329512195122" calcext:value-type="float">
            <text:p>0.0633</text:p>
          </table:table-cell>
          <table:table-cell table:style-name="ce44" table:formula="of:=[.K25]/41" office:value-type="float" office:value="0.0322078048780488" calcext:value-type="float">
            <text:p>0.0322</text:p>
          </table:table-cell>
          <table:table-cell table:style-name="ce44" table:formula="of:=[.L25]/41" office:value-type="float" office:value="0.0703690243902439" calcext:value-type="float">
            <text:p>0.0704</text:p>
          </table:table-cell>
          <table:table-cell table:style-name="ce44" table:formula="of:=[.M25]/41" office:value-type="float" office:value="0.0171865365853659" calcext:value-type="float">
            <text:p>0.0172</text:p>
          </table:table-cell>
          <table:table-cell table:style-name="ce44" table:formula="of:=[.N25]/41" office:value-type="float" office:value="0.0994078048780488" calcext:value-type="float">
            <text:p>0.0994</text:p>
          </table:table-cell>
          <table:table-cell table:style-name="ce44" table:formula="of:=[.O25]/41" office:value-type="float" office:value="0.0314124390243902" calcext:value-type="float">
            <text:p>0.0314</text:p>
          </table:table-cell>
          <table:table-cell table:style-name="ce44" table:formula="of:=[.P25]/41" office:value-type="float" office:value="0.0368885365853659" calcext:value-type="float">
            <text:p>0.0369</text:p>
          </table:table-cell>
          <table:table-cell table:style-name="ce44" table:formula="of:=[.Q25]/41" office:value-type="float" office:value="0.0701448780487805" calcext:value-type="float">
            <text:p>0.0701</text:p>
          </table:table-cell>
          <table:table-cell table:style-name="ce44" table:formula="of:=[.R25]/41" office:value-type="float" office:value="0.0409046341463415" calcext:value-type="float">
            <text:p>0.0409</text:p>
          </table:table-cell>
          <table:table-cell table:style-name="ce44" table:formula="of:=[.S25]/41" office:value-type="float" office:value="0.0558578048780488" calcext:value-type="float">
            <text:p>0.0559</text:p>
          </table:table-cell>
          <table:table-cell table:style-name="ce44" table:formula="of:=[.T25]/41" office:value-type="float" office:value="0.156169512195122" calcext:value-type="float">
            <text:p>0.1562</text:p>
          </table:table-cell>
          <table:table-cell table:style-name="ce44" table:formula="of:=[.U25]/41" office:value-type="float" office:value="0.0883385365853659" calcext:value-type="float">
            <text:p>0.0883</text:p>
          </table:table-cell>
          <table:table-cell table:style-name="ce44" table:formula="of:=[.V25]/41" office:value-type="float" office:value="0.0577656097560976" calcext:value-type="float">
            <text:p>0.0578</text:p>
          </table:table-cell>
          <table:table-cell table:style-name="ce44" table:formula="of:=[.W25]/41" office:value-type="float" office:value="0.108126097560976" calcext:value-type="float">
            <text:p>0.1081</text:p>
          </table:table-cell>
          <table:table-cell table:style-name="ce44" table:formula="of:=[.X25]/41" office:value-type="float" office:value="0.0435239024390244" calcext:value-type="float">
            <text:p>0.0435</text:p>
          </table:table-cell>
          <table:table-cell table:style-name="ce44" table:formula="of:=[.Y25]/41" office:value-type="float" office:value="0.124305609756098" calcext:value-type="float">
            <text:p>0.1243</text:p>
          </table:table-cell>
          <table:table-cell table:style-name="ce44" table:formula="of:=[.Z25]/41" office:value-type="float" office:value="0.147856829268293" calcext:value-type="float">
            <text:p>0.1479</text:p>
          </table:table-cell>
          <table:table-cell table:style-name="ce44" table:formula="of:=[.AA25]/41" office:value-type="float" office:value="0.0487434146341463" calcext:value-type="float">
            <text:p>0.0487</text:p>
          </table:table-cell>
          <table:table-cell table:style-name="ce44" table:formula="of:=[.AB25]/41" office:value-type="float" office:value="0.0601278048780488" calcext:value-type="float">
            <text:p>0.0601</text:p>
          </table:table-cell>
          <table:table-cell table:style-name="ce44" table:formula="of:=[.AC25]/41" office:value-type="float" office:value="0.0982770731707317" calcext:value-type="float">
            <text:p>0.0983</text:p>
          </table:table-cell>
          <table:table-cell table:style-name="ce44" table:formula="of:=[.AD25]/41" office:value-type="float" office:value="0" calcext:value-type="float">
            <text:p>0.0000</text:p>
          </table:table-cell>
          <table:table-cell table:style-name="ce44" table:formula="of:=[.AE25]/41" office:value-type="float" office:value="0.155525609756098" calcext:value-type="float">
            <text:p>0.1555</text:p>
          </table:table-cell>
          <table:table-cell table:style-name="ce44" table:formula="of:=[.AF25]/41" office:value-type="float" office:value="0.155525609756098" calcext:value-type="float">
            <text:p>0.1555</text:p>
          </table:table-cell>
          <table:table-cell table:style-name="ce44" table:formula="of:=[.AG25]/41" office:value-type="float" office:value="0" calcext:value-type="float">
            <text:p>0.0000</text:p>
          </table:table-cell>
          <table:table-cell table:style-name="ce44" table:formula="of:=[.AH25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3" office:value-type="float" office:value="22" calcext:value-type="float">
            <text:p>22</text:p>
          </table:table-cell>
          <table:table-cell table:style-name="ce44" table:formula="of:=[.I26]/41" office:value-type="float" office:value="0.0662639024390244" calcext:value-type="float">
            <text:p>0.0663</text:p>
          </table:table-cell>
          <table:table-cell table:style-name="ce44" table:formula="of:=[.J26]/41" office:value-type="float" office:value="0.0967346341463415" calcext:value-type="float">
            <text:p>0.0967</text:p>
          </table:table-cell>
          <table:table-cell table:style-name="ce44" table:formula="of:=[.K26]/41" office:value-type="float" office:value="0.142601219512195" calcext:value-type="float">
            <text:p>0.1426</text:p>
          </table:table-cell>
          <table:table-cell table:style-name="ce44" table:formula="of:=[.L26]/41" office:value-type="float" office:value="0.123006341463415" calcext:value-type="float">
            <text:p>0.1230</text:p>
          </table:table-cell>
          <table:table-cell table:style-name="ce44" table:formula="of:=[.M26]/41" office:value-type="float" office:value="0.150543414634146" calcext:value-type="float">
            <text:p>0.1505</text:p>
          </table:table-cell>
          <table:table-cell table:style-name="ce44" table:formula="of:=[.N26]/41" office:value-type="float" office:value="0.0957139024390244" calcext:value-type="float">
            <text:p>0.0957</text:p>
          </table:table-cell>
          <table:table-cell table:style-name="ce44" table:formula="of:=[.O26]/41" office:value-type="float" office:value="0.128731463414634" calcext:value-type="float">
            <text:p>0.1287</text:p>
          </table:table-cell>
          <table:table-cell table:style-name="ce44" table:formula="of:=[.P26]/41" office:value-type="float" office:value="0.139433658536585" calcext:value-type="float">
            <text:p>0.1394</text:p>
          </table:table-cell>
          <table:table-cell table:style-name="ce44" table:formula="of:=[.Q26]/41" office:value-type="float" office:value="0.123208292682927" calcext:value-type="float">
            <text:p>0.1232</text:p>
          </table:table-cell>
          <table:table-cell table:style-name="ce44" table:formula="of:=[.R26]/41" office:value-type="float" office:value="0.11464243902439" calcext:value-type="float">
            <text:p>0.1146</text:p>
          </table:table-cell>
          <table:table-cell table:style-name="ce44" table:formula="of:=[.S26]/41" office:value-type="float" office:value="0.0996782926829268" calcext:value-type="float">
            <text:p>0.0997</text:p>
          </table:table-cell>
          <table:table-cell table:style-name="ce44" table:formula="of:=[.T26]/41" office:value-type="float" office:value="0.168503902439024" calcext:value-type="float">
            <text:p>0.1685</text:p>
          </table:table-cell>
          <table:table-cell table:style-name="ce44" table:formula="of:=[.U26]/41" office:value-type="float" office:value="0.0672456097560976" calcext:value-type="float">
            <text:p>0.0672</text:p>
          </table:table-cell>
          <table:table-cell table:style-name="ce44" table:formula="of:=[.V26]/41" office:value-type="float" office:value="0.105998536585366" calcext:value-type="float">
            <text:p>0.1060</text:p>
          </table:table-cell>
          <table:table-cell table:style-name="ce44" table:formula="of:=[.W26]/41" office:value-type="float" office:value="0.130445365853659" calcext:value-type="float">
            <text:p>0.1304</text:p>
          </table:table-cell>
          <table:table-cell table:style-name="ce44" table:formula="of:=[.X26]/41" office:value-type="float" office:value="0.11666756097561" calcext:value-type="float">
            <text:p>0.1167</text:p>
          </table:table-cell>
          <table:table-cell table:style-name="ce44" table:formula="of:=[.Y26]/41" office:value-type="float" office:value="0.166752682926829" calcext:value-type="float">
            <text:p>0.1668</text:p>
          </table:table-cell>
          <table:table-cell table:style-name="ce44" table:formula="of:=[.Z26]/41" office:value-type="float" office:value="0.138052926829268" calcext:value-type="float">
            <text:p>0.1381</text:p>
          </table:table-cell>
          <table:table-cell table:style-name="ce44" table:formula="of:=[.AA26]/41" office:value-type="float" office:value="0.114903170731707" calcext:value-type="float">
            <text:p>0.1149</text:p>
          </table:table-cell>
          <table:table-cell table:style-name="ce44" table:formula="of:=[.AB26]/41" office:value-type="float" office:value="0.0972858536585366" calcext:value-type="float">
            <text:p>0.0973</text:p>
          </table:table-cell>
          <table:table-cell table:style-name="ce44" table:formula="of:=[.AC26]/41" office:value-type="float" office:value="0.104853414634146" calcext:value-type="float">
            <text:p>0.1049</text:p>
          </table:table-cell>
          <table:table-cell table:style-name="ce44" table:formula="of:=[.AD26]/41" office:value-type="float" office:value="0.155525609756098" calcext:value-type="float">
            <text:p>0.1555</text:p>
          </table:table-cell>
          <table:table-cell table:style-name="ce44" table:formula="of:=[.AE26]/41" office:value-type="float" office:value="0" calcext:value-type="float">
            <text:p>0.0000</text:p>
          </table:table-cell>
          <table:table-cell table:style-name="ce44" table:formula="of:=[.AF26]/41" office:value-type="float" office:value="0" calcext:value-type="float">
            <text:p>0.0000</text:p>
          </table:table-cell>
          <table:table-cell table:style-name="ce44" table:formula="of:=[.AG26]/41" office:value-type="float" office:value="0" calcext:value-type="float">
            <text:p>0.0000</text:p>
          </table:table-cell>
          <table:table-cell table:style-name="ce44" table:formula="of:=[.AH26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table:style-name="ce43" office:value-type="float" office:value="23" calcext:value-type="float">
            <text:p>23</text:p>
          </table:table-cell>
          <table:table-cell table:style-name="ce44" table:formula="of:=[.I27]/41" office:value-type="float" office:value="0.0662639024390244" calcext:value-type="float">
            <text:p>0.0663</text:p>
          </table:table-cell>
          <table:table-cell table:style-name="ce44" table:formula="of:=[.J27]/41" office:value-type="float" office:value="0.0967346341463415" calcext:value-type="float">
            <text:p>0.0967</text:p>
          </table:table-cell>
          <table:table-cell table:style-name="ce44" table:formula="of:=[.K27]/41" office:value-type="float" office:value="0.142601219512195" calcext:value-type="float">
            <text:p>0.1426</text:p>
          </table:table-cell>
          <table:table-cell table:style-name="ce44" table:formula="of:=[.L27]/41" office:value-type="float" office:value="0.123006341463415" calcext:value-type="float">
            <text:p>0.1230</text:p>
          </table:table-cell>
          <table:table-cell table:style-name="ce44" table:formula="of:=[.M27]/41" office:value-type="float" office:value="0.150543414634146" calcext:value-type="float">
            <text:p>0.1505</text:p>
          </table:table-cell>
          <table:table-cell table:style-name="ce44" table:formula="of:=[.N27]/41" office:value-type="float" office:value="0.0957139024390244" calcext:value-type="float">
            <text:p>0.0957</text:p>
          </table:table-cell>
          <table:table-cell table:style-name="ce44" table:formula="of:=[.O27]/41" office:value-type="float" office:value="0.128731463414634" calcext:value-type="float">
            <text:p>0.1287</text:p>
          </table:table-cell>
          <table:table-cell table:style-name="ce44" table:formula="of:=[.P27]/41" office:value-type="float" office:value="0.139433658536585" calcext:value-type="float">
            <text:p>0.1394</text:p>
          </table:table-cell>
          <table:table-cell table:style-name="ce44" table:formula="of:=[.Q27]/41" office:value-type="float" office:value="0.123208292682927" calcext:value-type="float">
            <text:p>0.1232</text:p>
          </table:table-cell>
          <table:table-cell table:style-name="ce44" table:formula="of:=[.R27]/41" office:value-type="float" office:value="0.11464243902439" calcext:value-type="float">
            <text:p>0.1146</text:p>
          </table:table-cell>
          <table:table-cell table:style-name="ce44" table:formula="of:=[.S27]/41" office:value-type="float" office:value="0.0996782926829268" calcext:value-type="float">
            <text:p>0.0997</text:p>
          </table:table-cell>
          <table:table-cell table:style-name="ce44" table:formula="of:=[.T27]/41" office:value-type="float" office:value="0.168503902439024" calcext:value-type="float">
            <text:p>0.1685</text:p>
          </table:table-cell>
          <table:table-cell table:style-name="ce44" table:formula="of:=[.U27]/41" office:value-type="float" office:value="0.0672456097560976" calcext:value-type="float">
            <text:p>0.0672</text:p>
          </table:table-cell>
          <table:table-cell table:style-name="ce44" table:formula="of:=[.V27]/41" office:value-type="float" office:value="0.105998536585366" calcext:value-type="float">
            <text:p>0.1060</text:p>
          </table:table-cell>
          <table:table-cell table:style-name="ce44" table:formula="of:=[.W27]/41" office:value-type="float" office:value="0.130445365853659" calcext:value-type="float">
            <text:p>0.1304</text:p>
          </table:table-cell>
          <table:table-cell table:style-name="ce44" table:formula="of:=[.X27]/41" office:value-type="float" office:value="0.11666756097561" calcext:value-type="float">
            <text:p>0.1167</text:p>
          </table:table-cell>
          <table:table-cell table:style-name="ce44" table:formula="of:=[.Y27]/41" office:value-type="float" office:value="0.166752682926829" calcext:value-type="float">
            <text:p>0.1668</text:p>
          </table:table-cell>
          <table:table-cell table:style-name="ce44" table:formula="of:=[.Z27]/41" office:value-type="float" office:value="0.138052926829268" calcext:value-type="float">
            <text:p>0.1381</text:p>
          </table:table-cell>
          <table:table-cell table:style-name="ce44" table:formula="of:=[.AA27]/41" office:value-type="float" office:value="0.114903170731707" calcext:value-type="float">
            <text:p>0.1149</text:p>
          </table:table-cell>
          <table:table-cell table:style-name="ce44" table:formula="of:=[.AB27]/41" office:value-type="float" office:value="0.0972858536585366" calcext:value-type="float">
            <text:p>0.0973</text:p>
          </table:table-cell>
          <table:table-cell table:style-name="ce44" table:formula="of:=[.AC27]/41" office:value-type="float" office:value="0.104853414634146" calcext:value-type="float">
            <text:p>0.1049</text:p>
          </table:table-cell>
          <table:table-cell table:style-name="ce44" table:formula="of:=[.AD27]/41" office:value-type="float" office:value="0.155525609756098" calcext:value-type="float">
            <text:p>0.1555</text:p>
          </table:table-cell>
          <table:table-cell table:style-name="ce44" table:formula="of:=[.AE27]/41" office:value-type="float" office:value="0" calcext:value-type="float">
            <text:p>0.0000</text:p>
          </table:table-cell>
          <table:table-cell table:style-name="ce44" table:formula="of:=[.AF27]/41" office:value-type="float" office:value="0" calcext:value-type="float">
            <text:p>0.0000</text:p>
          </table:table-cell>
          <table:table-cell table:style-name="ce44" table:formula="of:=[.AG27]/41" office:value-type="float" office:value="0" calcext:value-type="float">
            <text:p>0.0000</text:p>
          </table:table-cell>
          <table:table-cell table:style-name="ce44" table:formula="of:=[.AH27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office:value-type="float" office:value="24" calcext:value-type="float">
            <text:p>24</text:p>
          </table:table-cell>
          <table:table-cell table:style-name="ce44" table:formula="of:=[.I28]/41" office:value-type="float" office:value="0" calcext:value-type="float">
            <text:p>0.0000</text:p>
          </table:table-cell>
          <table:table-cell table:style-name="ce44" table:formula="of:=[.J28]/41" office:value-type="float" office:value="0" calcext:value-type="float">
            <text:p>0.0000</text:p>
          </table:table-cell>
          <table:table-cell table:style-name="ce44" table:formula="of:=[.K28]/41" office:value-type="float" office:value="0" calcext:value-type="float">
            <text:p>0.0000</text:p>
          </table:table-cell>
          <table:table-cell table:style-name="ce44" table:formula="of:=[.L28]/41" office:value-type="float" office:value="0" calcext:value-type="float">
            <text:p>0.0000</text:p>
          </table:table-cell>
          <table:table-cell table:style-name="ce44" table:formula="of:=[.M28]/41" office:value-type="float" office:value="0" calcext:value-type="float">
            <text:p>0.0000</text:p>
          </table:table-cell>
          <table:table-cell table:style-name="ce44" table:formula="of:=[.N28]/41" office:value-type="float" office:value="0" calcext:value-type="float">
            <text:p>0.0000</text:p>
          </table:table-cell>
          <table:table-cell table:style-name="ce44" table:formula="of:=[.O28]/41" office:value-type="float" office:value="0" calcext:value-type="float">
            <text:p>0.0000</text:p>
          </table:table-cell>
          <table:table-cell table:style-name="ce44" table:formula="of:=[.P28]/41" office:value-type="float" office:value="0" calcext:value-type="float">
            <text:p>0.0000</text:p>
          </table:table-cell>
          <table:table-cell table:style-name="ce44" table:formula="of:=[.Q28]/41" office:value-type="float" office:value="0" calcext:value-type="float">
            <text:p>0.0000</text:p>
          </table:table-cell>
          <table:table-cell table:style-name="ce44" table:formula="of:=[.R28]/41" office:value-type="float" office:value="0" calcext:value-type="float">
            <text:p>0.0000</text:p>
          </table:table-cell>
          <table:table-cell table:style-name="ce44" table:formula="of:=[.S28]/41" office:value-type="float" office:value="0" calcext:value-type="float">
            <text:p>0.0000</text:p>
          </table:table-cell>
          <table:table-cell table:style-name="ce44" table:formula="of:=[.T28]/41" office:value-type="float" office:value="0" calcext:value-type="float">
            <text:p>0.0000</text:p>
          </table:table-cell>
          <table:table-cell table:style-name="ce44" table:formula="of:=[.U28]/41" office:value-type="float" office:value="0" calcext:value-type="float">
            <text:p>0.0000</text:p>
          </table:table-cell>
          <table:table-cell table:style-name="ce44" table:formula="of:=[.V28]/41" office:value-type="float" office:value="0" calcext:value-type="float">
            <text:p>0.0000</text:p>
          </table:table-cell>
          <table:table-cell table:style-name="ce44" table:formula="of:=[.W28]/41" office:value-type="float" office:value="0" calcext:value-type="float">
            <text:p>0.0000</text:p>
          </table:table-cell>
          <table:table-cell table:style-name="ce44" table:formula="of:=[.X28]/41" office:value-type="float" office:value="0" calcext:value-type="float">
            <text:p>0.0000</text:p>
          </table:table-cell>
          <table:table-cell table:style-name="ce44" table:formula="of:=[.Y28]/41" office:value-type="float" office:value="0" calcext:value-type="float">
            <text:p>0.0000</text:p>
          </table:table-cell>
          <table:table-cell table:style-name="ce44" table:formula="of:=[.Z28]/41" office:value-type="float" office:value="0" calcext:value-type="float">
            <text:p>0.0000</text:p>
          </table:table-cell>
          <table:table-cell table:style-name="ce44" table:formula="of:=[.AA28]/41" office:value-type="float" office:value="0" calcext:value-type="float">
            <text:p>0.0000</text:p>
          </table:table-cell>
          <table:table-cell table:style-name="ce44" table:formula="of:=[.AB28]/41" office:value-type="float" office:value="0" calcext:value-type="float">
            <text:p>0.0000</text:p>
          </table:table-cell>
          <table:table-cell table:style-name="ce44" table:formula="of:=[.AC28]/41" office:value-type="float" office:value="0" calcext:value-type="float">
            <text:p>0.0000</text:p>
          </table:table-cell>
          <table:table-cell table:style-name="ce44" table:formula="of:=[.AD28]/41" office:value-type="float" office:value="0" calcext:value-type="float">
            <text:p>0.0000</text:p>
          </table:table-cell>
          <table:table-cell table:style-name="ce44" table:formula="of:=[.AE28]/41" office:value-type="float" office:value="0" calcext:value-type="float">
            <text:p>0.0000</text:p>
          </table:table-cell>
          <table:table-cell table:style-name="ce44" table:formula="of:=[.AF28]/41" office:value-type="float" office:value="0" calcext:value-type="float">
            <text:p>0.0000</text:p>
          </table:table-cell>
          <table:table-cell table:style-name="ce44" table:formula="of:=[.AG28]/41" office:value-type="float" office:value="0" calcext:value-type="float">
            <text:p>0.0000</text:p>
          </table:table-cell>
          <table:table-cell table:style-name="ce44" table:formula="of:=[.AH28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35" table:number-columns-repeated="2"/>
          <table:table-cell office:value-type="float" office:value="25" calcext:value-type="float">
            <text:p>25</text:p>
          </table:table-cell>
          <table:table-cell table:style-name="ce44" table:formula="of:=[.I29]/41" office:value-type="float" office:value="0" calcext:value-type="float">
            <text:p>0.0000</text:p>
          </table:table-cell>
          <table:table-cell table:style-name="ce44" table:formula="of:=[.J29]/41" office:value-type="float" office:value="0" calcext:value-type="float">
            <text:p>0.0000</text:p>
          </table:table-cell>
          <table:table-cell table:style-name="ce44" table:formula="of:=[.K29]/41" office:value-type="float" office:value="0" calcext:value-type="float">
            <text:p>0.0000</text:p>
          </table:table-cell>
          <table:table-cell table:style-name="ce44" table:formula="of:=[.L29]/41" office:value-type="float" office:value="0" calcext:value-type="float">
            <text:p>0.0000</text:p>
          </table:table-cell>
          <table:table-cell table:style-name="ce44" table:formula="of:=[.M29]/41" office:value-type="float" office:value="0" calcext:value-type="float">
            <text:p>0.0000</text:p>
          </table:table-cell>
          <table:table-cell table:style-name="ce44" table:formula="of:=[.N29]/41" office:value-type="float" office:value="0" calcext:value-type="float">
            <text:p>0.0000</text:p>
          </table:table-cell>
          <table:table-cell table:style-name="ce44" table:formula="of:=[.O29]/41" office:value-type="float" office:value="0" calcext:value-type="float">
            <text:p>0.0000</text:p>
          </table:table-cell>
          <table:table-cell table:style-name="ce44" table:formula="of:=[.P29]/41" office:value-type="float" office:value="0" calcext:value-type="float">
            <text:p>0.0000</text:p>
          </table:table-cell>
          <table:table-cell table:style-name="ce44" table:formula="of:=[.Q29]/41" office:value-type="float" office:value="0" calcext:value-type="float">
            <text:p>0.0000</text:p>
          </table:table-cell>
          <table:table-cell table:style-name="ce44" table:formula="of:=[.R29]/41" office:value-type="float" office:value="0" calcext:value-type="float">
            <text:p>0.0000</text:p>
          </table:table-cell>
          <table:table-cell table:style-name="ce44" table:formula="of:=[.S29]/41" office:value-type="float" office:value="0" calcext:value-type="float">
            <text:p>0.0000</text:p>
          </table:table-cell>
          <table:table-cell table:style-name="ce44" table:formula="of:=[.T29]/41" office:value-type="float" office:value="0" calcext:value-type="float">
            <text:p>0.0000</text:p>
          </table:table-cell>
          <table:table-cell table:style-name="ce44" table:formula="of:=[.U29]/41" office:value-type="float" office:value="0" calcext:value-type="float">
            <text:p>0.0000</text:p>
          </table:table-cell>
          <table:table-cell table:style-name="ce44" table:formula="of:=[.V29]/41" office:value-type="float" office:value="0" calcext:value-type="float">
            <text:p>0.0000</text:p>
          </table:table-cell>
          <table:table-cell table:style-name="ce44" table:formula="of:=[.W29]/41" office:value-type="float" office:value="0" calcext:value-type="float">
            <text:p>0.0000</text:p>
          </table:table-cell>
          <table:table-cell table:style-name="ce44" table:formula="of:=[.X29]/41" office:value-type="float" office:value="0" calcext:value-type="float">
            <text:p>0.0000</text:p>
          </table:table-cell>
          <table:table-cell table:style-name="ce44" table:formula="of:=[.Y29]/41" office:value-type="float" office:value="0" calcext:value-type="float">
            <text:p>0.0000</text:p>
          </table:table-cell>
          <table:table-cell table:style-name="ce44" table:formula="of:=[.Z29]/41" office:value-type="float" office:value="0" calcext:value-type="float">
            <text:p>0.0000</text:p>
          </table:table-cell>
          <table:table-cell table:style-name="ce44" table:formula="of:=[.AA29]/41" office:value-type="float" office:value="0" calcext:value-type="float">
            <text:p>0.0000</text:p>
          </table:table-cell>
          <table:table-cell table:style-name="ce44" table:formula="of:=[.AB29]/41" office:value-type="float" office:value="0" calcext:value-type="float">
            <text:p>0.0000</text:p>
          </table:table-cell>
          <table:table-cell table:style-name="ce44" table:formula="of:=[.AC29]/41" office:value-type="float" office:value="0" calcext:value-type="float">
            <text:p>0.0000</text:p>
          </table:table-cell>
          <table:table-cell table:style-name="ce44" table:formula="of:=[.AD29]/41" office:value-type="float" office:value="0" calcext:value-type="float">
            <text:p>0.0000</text:p>
          </table:table-cell>
          <table:table-cell table:style-name="ce44" table:formula="of:=[.AE29]/41" office:value-type="float" office:value="0" calcext:value-type="float">
            <text:p>0.0000</text:p>
          </table:table-cell>
          <table:table-cell table:style-name="ce44" table:formula="of:=[.AF29]/41" office:value-type="float" office:value="0" calcext:value-type="float">
            <text:p>0.0000</text:p>
          </table:table-cell>
          <table:table-cell table:style-name="ce44" table:formula="of:=[.AG29]/41" office:value-type="float" office:value="0" calcext:value-type="float">
            <text:p>0.0000</text:p>
          </table:table-cell>
          <table:table-cell table:style-name="ce44" table:formula="of:=[.AH29]/41" office:value-type="float" office:value="0" calcext:value-type="float">
            <text:p>0.0000</text:p>
          </table:table-cell>
          <table:table-cell table:number-columns-repeated="990"/>
        </table:table-row>
        <table:table-row table:style-name="ro1" table:number-rows-repeated="2">
          <table:table-cell table:number-columns-repeated="5"/>
          <table:table-cell table:style-name="ce35" table:number-columns-repeated="26"/>
          <table:table-cell table:number-columns-repeated="993"/>
        </table:table-row>
        <table:table-row table:style-name="ro1">
          <table:table-cell table:number-columns-repeated="6"/>
          <table:table-cell table:style-name="ce25"/>
          <table:table-cell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0" calcext:value-type="float">
            <text:p>0</text:p>
          </table:table-cell>
          <table:table-cell table:formula="of:=[.I4]*0.46" office:value-type="float" office:value="0" calcext:value-type="float">
            <text:p>0</text:p>
          </table:table-cell>
          <table:table-cell table:formula="of:=[.J4]*0.46" office:value-type="float" office:value="0.5829856" calcext:value-type="float">
            <text:p>0.5829856</text:p>
          </table:table-cell>
          <table:table-cell table:formula="of:=[.K4]*0.46" office:value-type="float" office:value="1.6608852" calcext:value-type="float">
            <text:p>1.6608852</text:p>
          </table:table-cell>
          <table:table-cell table:formula="of:=[.L4]*0.46" office:value-type="float" office:value="1.598454" calcext:value-type="float">
            <text:p>1.598454</text:p>
          </table:table-cell>
          <table:table-cell table:formula="of:=[.M4]*0.46" office:value-type="float" office:value="1.7301474" calcext:value-type="float">
            <text:p>1.7301474</text:p>
          </table:table-cell>
          <table:table-cell table:formula="of:=[.N4]*0.46" office:value-type="float" office:value="1.4447036" calcext:value-type="float">
            <text:p>1.4447036</text:p>
          </table:table-cell>
          <table:table-cell table:formula="of:=[.O4]*0.46" office:value-type="float" office:value="1.203521" calcext:value-type="float">
            <text:p>1.203521</text:p>
          </table:table-cell>
          <table:table-cell table:formula="of:=[.P4]*0.46" office:value-type="float" office:value="1.6298766" calcext:value-type="float">
            <text:p>1.6298766</text:p>
          </table:table-cell>
          <table:table-cell table:formula="of:=[.Q4]*0.46" office:value-type="float" office:value="1.5999858" calcext:value-type="float">
            <text:p>1.5999858</text:p>
          </table:table-cell>
          <table:table-cell table:formula="of:=[.R4]*0.46" office:value-type="float" office:value="1.0119908" calcext:value-type="float">
            <text:p>1.0119908</text:p>
          </table:table-cell>
          <table:table-cell table:formula="of:=[.S4]*0.46" office:value-type="float" office:value="0.7358942" calcext:value-type="float">
            <text:p>0.7358942</text:p>
          </table:table-cell>
          <table:table-cell table:formula="of:=[.T4]*0.46" office:value-type="float" office:value="3.0385208" calcext:value-type="float">
            <text:p>3.0385208</text:p>
          </table:table-cell>
          <table:table-cell table:formula="of:=[.U4]*0.46" office:value-type="float" office:value="0.3625628" calcext:value-type="float">
            <text:p>0.3625628</text:p>
          </table:table-cell>
          <table:table-cell table:formula="of:=[.V4]*0.46" office:value-type="float" office:value="0.7504486" calcext:value-type="float">
            <text:p>0.7504486</text:p>
          </table:table-cell>
          <table:table-cell table:formula="of:=[.W4]*0.46" office:value-type="float" office:value="2.0885978" calcext:value-type="float">
            <text:p>2.0885978</text:p>
          </table:table-cell>
          <table:table-cell table:formula="of:=[.X4]*0.46" office:value-type="float" office:value="0.9684196" calcext:value-type="float">
            <text:p>0.9684196</text:p>
          </table:table-cell>
          <table:table-cell table:formula="of:=[.Y4]*0.46" office:value-type="float" office:value="2.7414712" calcext:value-type="float">
            <text:p>2.7414712</text:p>
          </table:table-cell>
          <table:table-cell table:formula="of:=[.Z4]*0.46" office:value-type="float" office:value="2.5772328" calcext:value-type="float">
            <text:p>2.5772328</text:p>
          </table:table-cell>
          <table:table-cell table:formula="of:=[.AA4]*0.46" office:value-type="float" office:value="0.9218492" calcext:value-type="float">
            <text:p>0.9218492</text:p>
          </table:table-cell>
          <table:table-cell table:formula="of:=[.AB4]*0.46" office:value-type="float" office:value="0.6200018" calcext:value-type="float">
            <text:p>0.6200018</text:p>
          </table:table-cell>
          <table:table-cell table:formula="of:=[.AC4]*0.46" office:value-type="float" office:value="1.5856292" calcext:value-type="float">
            <text:p>1.5856292</text:p>
          </table:table-cell>
          <table:table-cell table:formula="of:=[.AD4]*0.46" office:value-type="float" office:value="1.7536396" calcext:value-type="float">
            <text:p>1.7536396</text:p>
          </table:table-cell>
          <table:table-cell table:formula="of:=[.AE4]*0.46" office:value-type="float" office:value="1.2497372" calcext:value-type="float">
            <text:p>1.2497372</text:p>
          </table:table-cell>
          <table:table-cell table:formula="of:=[.AF4]*0.46" office:value-type="float" office:value="1.2497372" calcext:value-type="float">
            <text:p>1.2497372</text:p>
          </table:table-cell>
          <table:table-cell table:formula="of:=[.AG4]*0.46" office:value-type="float" office:value="0" calcext:value-type="float">
            <text:p>0</text:p>
          </table:table-cell>
          <table:table-cell table:formula="of:=[.AH4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1" calcext:value-type="float">
            <text:p>1</text:p>
          </table:table-cell>
          <table:table-cell table:formula="of:=[.I5]*0.46" office:value-type="float" office:value="0.5829856" calcext:value-type="float">
            <text:p>0.5829856</text:p>
          </table:table-cell>
          <table:table-cell table:formula="of:=[.J5]*0.46" office:value-type="float" office:value="0" calcext:value-type="float">
            <text:p>0</text:p>
          </table:table-cell>
          <table:table-cell table:formula="of:=[.K5]*0.46" office:value-type="float" office:value="1.21969" calcext:value-type="float">
            <text:p>1.21969</text:p>
          </table:table-cell>
          <table:table-cell table:formula="of:=[.L5]*0.46" office:value-type="float" office:value="1.3992786" calcext:value-type="float">
            <text:p>1.3992786</text:p>
          </table:table-cell>
          <table:table-cell table:formula="of:=[.M5]*0.46" office:value-type="float" office:value="1.2214472" calcext:value-type="float">
            <text:p>1.2214472</text:p>
          </table:table-cell>
          <table:table-cell table:formula="of:=[.N5]*0.46" office:value-type="float" office:value="1.505051" calcext:value-type="float">
            <text:p>1.505051</text:p>
          </table:table-cell>
          <table:table-cell table:formula="of:=[.O5]*0.46" office:value-type="float" office:value="0.62445" calcext:value-type="float">
            <text:p>0.62445</text:p>
          </table:table-cell>
          <table:table-cell table:formula="of:=[.P5]*0.46" office:value-type="float" office:value="1.2145472" calcext:value-type="float">
            <text:p>1.2145472</text:p>
          </table:table-cell>
          <table:table-cell table:formula="of:=[.Q5]*0.46" office:value-type="float" office:value="1.3989474" calcext:value-type="float">
            <text:p>1.3989474</text:p>
          </table:table-cell>
          <table:table-cell table:formula="of:=[.R5]*0.46" office:value-type="float" office:value="0.524101" calcext:value-type="float">
            <text:p>0.524101</text:p>
          </table:table-cell>
          <table:table-cell table:formula="of:=[.S5]*0.46" office:value-type="float" office:value="0.34403492" calcext:value-type="float">
            <text:p>0.34403492</text:p>
          </table:table-cell>
          <table:table-cell table:formula="of:=[.T5]*0.46" office:value-type="float" office:value="3.0287274" calcext:value-type="float">
            <text:p>3.0287274</text:p>
          </table:table-cell>
          <table:table-cell table:formula="of:=[.U5]*0.46" office:value-type="float" office:value="0.6515946" calcext:value-type="float">
            <text:p>0.6515946</text:p>
          </table:table-cell>
          <table:table-cell table:formula="of:=[.V5]*0.46" office:value-type="float" office:value="0.19056926" calcext:value-type="float">
            <text:p>0.19056926</text:p>
          </table:table-cell>
          <table:table-cell table:formula="of:=[.W5]*0.46" office:value-type="float" office:value="2.0368754" calcext:value-type="float">
            <text:p>2.0368754</text:p>
          </table:table-cell>
          <table:table-cell table:formula="of:=[.X5]*0.46" office:value-type="float" office:value="0.3873338" calcext:value-type="float">
            <text:p>0.3873338</text:p>
          </table:table-cell>
          <table:table-cell table:formula="of:=[.Y5]*0.46" office:value-type="float" office:value="2.6152104" calcext:value-type="float">
            <text:p>2.6152104</text:p>
          </table:table-cell>
          <table:table-cell table:formula="of:=[.Z5]*0.46" office:value-type="float" office:value="2.6528292" calcext:value-type="float">
            <text:p>2.6528292</text:p>
          </table:table-cell>
          <table:table-cell table:formula="of:=[.AA5]*0.46" office:value-type="float" office:value="0.34319542" calcext:value-type="float">
            <text:p>0.34319542</text:p>
          </table:table-cell>
          <table:table-cell table:formula="of:=[.AB5]*0.46" office:value-type="float" office:value="0.12960592" calcext:value-type="float">
            <text:p>0.12960592</text:p>
          </table:table-cell>
          <table:table-cell table:formula="of:=[.AC5]*0.46" office:value-type="float" office:value="1.5982516" calcext:value-type="float">
            <text:p>1.5982516</text:p>
          </table:table-cell>
          <table:table-cell table:formula="of:=[.AD5]*0.46" office:value-type="float" office:value="1.1943946" calcext:value-type="float">
            <text:p>1.1943946</text:p>
          </table:table-cell>
          <table:table-cell table:formula="of:=[.AE5]*0.46" office:value-type="float" office:value="1.8244152" calcext:value-type="float">
            <text:p>1.8244152</text:p>
          </table:table-cell>
          <table:table-cell table:formula="of:=[.AF5]*0.46" office:value-type="float" office:value="1.8244152" calcext:value-type="float">
            <text:p>1.8244152</text:p>
          </table:table-cell>
          <table:table-cell table:formula="of:=[.AG5]*0.46" office:value-type="float" office:value="0" calcext:value-type="float">
            <text:p>0</text:p>
          </table:table-cell>
          <table:table-cell table:formula="of:=[.AH5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2" calcext:value-type="float">
            <text:p>2</text:p>
          </table:table-cell>
          <table:table-cell table:formula="of:=[.I6]*0.46" office:value-type="float" office:value="1.6608852" calcext:value-type="float">
            <text:p>1.6608852</text:p>
          </table:table-cell>
          <table:table-cell table:formula="of:=[.J6]*0.46" office:value-type="float" office:value="1.21969" calcext:value-type="float">
            <text:p>1.21969</text:p>
          </table:table-cell>
          <table:table-cell table:formula="of:=[.K6]*0.46" office:value-type="float" office:value="0" calcext:value-type="float">
            <text:p>0</text:p>
          </table:table-cell>
          <table:table-cell table:formula="of:=[.L6]*0.46" office:value-type="float" office:value="0.7385024" calcext:value-type="float">
            <text:p>0.7385024</text:p>
          </table:table-cell>
          <table:table-cell table:formula="of:=[.M6]*0.46" office:value-type="float" office:value="0.29231804" calcext:value-type="float">
            <text:p>0.29231804</text:p>
          </table:table-cell>
          <table:table-cell table:formula="of:=[.N6]*0.46" office:value-type="float" office:value="1.3455368" calcext:value-type="float">
            <text:p>1.3455368</text:p>
          </table:table-cell>
          <table:table-cell table:formula="of:=[.O6]*0.46" office:value-type="float" office:value="0.8416666" calcext:value-type="float">
            <text:p>0.8416666</text:p>
          </table:table-cell>
          <table:table-cell table:formula="of:=[.P6]*0.46" office:value-type="float" office:value="0.09436578" calcext:value-type="float">
            <text:p>0.09436578</text:p>
          </table:table-cell>
          <table:table-cell table:formula="of:=[.Q6]*0.46" office:value-type="float" office:value="0.7338886" calcext:value-type="float">
            <text:p>0.7338886</text:p>
          </table:table-cell>
          <table:table-cell table:formula="of:=[.R6]*0.46" office:value-type="float" office:value="0.6957868" calcext:value-type="float">
            <text:p>0.6957868</text:p>
          </table:table-cell>
          <table:table-cell table:formula="of:=[.S6]*0.46" office:value-type="float" office:value="0.933455" calcext:value-type="float">
            <text:p>0.933455</text:p>
          </table:table-cell>
          <table:table-cell table:formula="of:=[.T6]*0.46" office:value-type="float" office:value="2.3404524" calcext:value-type="float">
            <text:p>2.3404524</text:p>
          </table:table-cell>
          <table:table-cell table:formula="of:=[.U6]*0.46" office:value-type="float" office:value="1.4542164" calcext:value-type="float">
            <text:p>1.4542164</text:p>
          </table:table-cell>
          <table:table-cell table:formula="of:=[.V6]*0.46" office:value-type="float" office:value="1.2073482" calcext:value-type="float">
            <text:p>1.2073482</text:p>
          </table:table-cell>
          <table:table-cell table:formula="of:=[.W6]*0.46" office:value-type="float" office:value="1.4349746" calcext:value-type="float">
            <text:p>1.4349746</text:p>
          </table:table-cell>
          <table:table-cell table:formula="of:=[.X6]*0.46" office:value-type="float" office:value="0.9659356" calcext:value-type="float">
            <text:p>0.9659356</text:p>
          </table:table-cell>
          <table:table-cell table:formula="of:=[.Y6]*0.46" office:value-type="float" office:value="1.7530554" calcext:value-type="float">
            <text:p>1.7530554</text:p>
          </table:table-cell>
          <table:table-cell table:formula="of:=[.Z6]*0.46" office:value-type="float" office:value="2.1864628" calcext:value-type="float">
            <text:p>2.1864628</text:p>
          </table:table-cell>
          <table:table-cell table:formula="of:=[.AA6]*0.46" office:value-type="float" office:value="1.0928542" calcext:value-type="float">
            <text:p>1.0928542</text:p>
          </table:table-cell>
          <table:table-cell table:formula="of:=[.AB6]*0.46" office:value-type="float" office:value="1.1097408" calcext:value-type="float">
            <text:p>1.1097408</text:p>
          </table:table-cell>
          <table:table-cell table:formula="of:=[.AC6]*0.46" office:value-type="float" office:value="1.295153" calcext:value-type="float">
            <text:p>1.295153</text:p>
          </table:table-cell>
          <table:table-cell table:formula="of:=[.AD6]*0.46" office:value-type="float" office:value="0.6074392" calcext:value-type="float">
            <text:p>0.6074392</text:p>
          </table:table-cell>
          <table:table-cell table:formula="of:=[.AE6]*0.46" office:value-type="float" office:value="2.689459" calcext:value-type="float">
            <text:p>2.689459</text:p>
          </table:table-cell>
          <table:table-cell table:formula="of:=[.AF6]*0.46" office:value-type="float" office:value="2.689459" calcext:value-type="float">
            <text:p>2.689459</text:p>
          </table:table-cell>
          <table:table-cell table:formula="of:=[.AG6]*0.46" office:value-type="float" office:value="0" calcext:value-type="float">
            <text:p>0</text:p>
          </table:table-cell>
          <table:table-cell table:formula="of:=[.AH6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3" calcext:value-type="float">
            <text:p>3</text:p>
          </table:table-cell>
          <table:table-cell table:formula="of:=[.I7]*0.46" office:value-type="float" office:value="1.598454" calcext:value-type="float">
            <text:p>1.598454</text:p>
          </table:table-cell>
          <table:table-cell table:formula="of:=[.J7]*0.46" office:value-type="float" office:value="1.3992786" calcext:value-type="float">
            <text:p>1.3992786</text:p>
          </table:table-cell>
          <table:table-cell table:formula="of:=[.K7]*0.46" office:value-type="float" office:value="0.7385024" calcext:value-type="float">
            <text:p>0.7385024</text:p>
          </table:table-cell>
          <table:table-cell table:formula="of:=[.L7]*0.46" office:value-type="float" office:value="0" calcext:value-type="float">
            <text:p>0</text:p>
          </table:table-cell>
          <table:table-cell table:formula="of:=[.M7]*0.46" office:value-type="float" office:value="1.0282794" calcext:value-type="float">
            <text:p>1.0282794</text:p>
          </table:table-cell>
          <table:table-cell table:formula="of:=[.N7]*0.46" office:value-type="float" office:value="0.6671242" calcext:value-type="float">
            <text:p>0.6671242</text:p>
          </table:table-cell>
          <table:table-cell table:formula="of:=[.O7]*0.46" office:value-type="float" office:value="1.3412404" calcext:value-type="float">
            <text:p>1.3412404</text:p>
          </table:table-cell>
          <table:table-cell table:formula="of:=[.P7]*0.46" office:value-type="float" office:value="0.6442806" calcext:value-type="float">
            <text:p>0.6442806</text:p>
          </table:table-cell>
          <table:table-cell table:formula="of:=[.Q7]*0.46" office:value-type="float" office:value="0.00512095" calcext:value-type="float">
            <text:p>0.00512095</text:p>
          </table:table-cell>
          <table:table-cell table:formula="of:=[.R7]*0.46" office:value-type="float" office:value="1.0013832" calcext:value-type="float">
            <text:p>1.0013832</text:p>
          </table:table-cell>
          <table:table-cell table:formula="of:=[.S7]*0.46" office:value-type="float" office:value="1.0558334" calcext:value-type="float">
            <text:p>1.0558334</text:p>
          </table:table-cell>
          <table:table-cell table:formula="of:=[.T7]*0.46" office:value-type="float" office:value="1.7010708" calcext:value-type="float">
            <text:p>1.7010708</text:p>
          </table:table-cell>
          <table:table-cell table:formula="of:=[.U7]*0.46" office:value-type="float" office:value="1.2752442" calcext:value-type="float">
            <text:p>1.2752442</text:p>
          </table:table-cell>
          <table:table-cell table:formula="of:=[.V7]*0.46" office:value-type="float" office:value="1.4859518" calcext:value-type="float">
            <text:p>1.4859518</text:p>
          </table:table-cell>
          <table:table-cell table:formula="of:=[.W7]*0.46" office:value-type="float" office:value="0.7305214" calcext:value-type="float">
            <text:p>0.7305214</text:p>
          </table:table-cell>
          <table:table-cell table:formula="of:=[.X7]*0.46" office:value-type="float" office:value="1.3423628" calcext:value-type="float">
            <text:p>1.3423628</text:p>
          </table:table-cell>
          <table:table-cell table:formula="of:=[.Y7]*0.46" office:value-type="float" office:value="1.2193542" calcext:value-type="float">
            <text:p>1.2193542</text:p>
          </table:table-cell>
          <table:table-cell table:formula="of:=[.Z7]*0.46" office:value-type="float" office:value="1.4671516" calcext:value-type="float">
            <text:p>1.4671516</text:p>
          </table:table-cell>
          <table:table-cell table:formula="of:=[.AA7]*0.46" office:value-type="float" office:value="1.454727" calcext:value-type="float">
            <text:p>1.454727</text:p>
          </table:table-cell>
          <table:table-cell table:formula="of:=[.AB7]*0.46" office:value-type="float" office:value="1.2697196" calcext:value-type="float">
            <text:p>1.2697196</text:p>
          </table:table-cell>
          <table:table-cell table:formula="of:=[.AC7]*0.46" office:value-type="float" office:value="0.576334" calcext:value-type="float">
            <text:p>0.576334</text:p>
          </table:table-cell>
          <table:table-cell table:formula="of:=[.AD7]*0.46" office:value-type="float" office:value="1.3271598" calcext:value-type="float">
            <text:p>1.3271598</text:p>
          </table:table-cell>
          <table:table-cell table:formula="of:=[.AE7]*0.46" office:value-type="float" office:value="2.3198996" calcext:value-type="float">
            <text:p>2.3198996</text:p>
          </table:table-cell>
          <table:table-cell table:formula="of:=[.AF7]*0.46" office:value-type="float" office:value="2.3198996" calcext:value-type="float">
            <text:p>2.3198996</text:p>
          </table:table-cell>
          <table:table-cell table:formula="of:=[.AG7]*0.46" office:value-type="float" office:value="0" calcext:value-type="float">
            <text:p>0</text:p>
          </table:table-cell>
          <table:table-cell table:formula="of:=[.AH7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25"/>
          <table:table-cell table:style-name="ce39" office:value-type="float" office:value="4" calcext:value-type="float">
            <text:p>4</text:p>
          </table:table-cell>
          <table:table-cell table:formula="of:=[.I8]*0.46" office:value-type="float" office:value="1.7301474" calcext:value-type="float">
            <text:p>1.7301474</text:p>
          </table:table-cell>
          <table:table-cell table:formula="of:=[.J8]*0.46" office:value-type="float" office:value="1.2214472" calcext:value-type="float">
            <text:p>1.2214472</text:p>
          </table:table-cell>
          <table:table-cell table:formula="of:=[.K8]*0.46" office:value-type="float" office:value="0.29231804" calcext:value-type="float">
            <text:p>0.29231804</text:p>
          </table:table-cell>
          <table:table-cell table:formula="of:=[.L8]*0.46" office:value-type="float" office:value="1.0282794" calcext:value-type="float">
            <text:p>1.0282794</text:p>
          </table:table-cell>
          <table:table-cell table:formula="of:=[.M8]*0.46" office:value-type="float" office:value="0" calcext:value-type="float">
            <text:p>0</text:p>
          </table:table-cell>
          <table:table-cell table:formula="of:=[.N8]*0.46" office:value-type="float" office:value="1.6154188" calcext:value-type="float">
            <text:p>1.6154188</text:p>
          </table:table-cell>
          <table:table-cell table:formula="of:=[.O8]*0.46" office:value-type="float" office:value="0.7156082" calcext:value-type="float">
            <text:p>0.7156082</text:p>
          </table:table-cell>
          <table:table-cell table:formula="of:=[.P8]*0.46" office:value-type="float" office:value="0.38515386" calcext:value-type="float">
            <text:p>0.38515386</text:p>
          </table:table-cell>
          <table:table-cell table:formula="of:=[.Q8]*0.46" office:value-type="float" office:value="1.0237714" calcext:value-type="float">
            <text:p>1.0237714</text:p>
          </table:table-cell>
          <table:table-cell table:formula="of:=[.R8]*0.46" office:value-type="float" office:value="0.7189938" calcext:value-type="float">
            <text:p>0.7189938</text:p>
          </table:table-cell>
          <table:table-cell table:formula="of:=[.S8]*0.46" office:value-type="float" office:value="0.99613" calcext:value-type="float">
            <text:p>0.99613</text:p>
          </table:table-cell>
          <table:table-cell table:formula="of:=[.T8]*0.46" office:value-type="float" office:value="2.622414" calcext:value-type="float">
            <text:p>2.622414</text:p>
          </table:table-cell>
          <table:table-cell table:formula="of:=[.U8]*0.46" office:value-type="float" office:value="1.5776252" calcext:value-type="float">
            <text:p>1.5776252</text:p>
          </table:table-cell>
          <table:table-cell table:formula="of:=[.V8]*0.46" office:value-type="float" office:value="1.1637172" calcext:value-type="float">
            <text:p>1.1637172</text:p>
          </table:table-cell>
          <table:table-cell table:formula="of:=[.W8]*0.46" office:value-type="float" office:value="1.7268722" calcext:value-type="float">
            <text:p>1.7268722</text:p>
          </table:table-cell>
          <table:table-cell table:formula="of:=[.X8]*0.46" office:value-type="float" office:value="0.8981408" calcext:value-type="float">
            <text:p>0.8981408</text:p>
          </table:table-cell>
          <table:table-cell table:formula="of:=[.Y8]*0.46" office:value-type="float" office:value="2.0205132" calcext:value-type="float">
            <text:p>2.0205132</text:p>
          </table:table-cell>
          <table:table-cell table:formula="of:=[.Z8]*0.46" office:value-type="float" office:value="2.4786594" calcext:value-type="float">
            <text:p>2.4786594</text:p>
          </table:table-cell>
          <table:table-cell table:formula="of:=[.AA8]*0.46" office:value-type="float" office:value="1.017934" calcext:value-type="float">
            <text:p>1.017934</text:p>
          </table:table-cell>
          <table:table-cell table:formula="of:=[.AB8]*0.46" office:value-type="float" office:value="1.1319312" calcext:value-type="float">
            <text:p>1.1319312</text:p>
          </table:table-cell>
          <table:table-cell table:formula="of:=[.AC8]*0.46" office:value-type="float" office:value="1.576167" calcext:value-type="float">
            <text:p>1.576167</text:p>
          </table:table-cell>
          <table:table-cell table:formula="of:=[.AD8]*0.46" office:value-type="float" office:value="0.32413808" calcext:value-type="float">
            <text:p>0.32413808</text:p>
          </table:table-cell>
          <table:table-cell table:formula="of:=[.AE8]*0.46" office:value-type="float" office:value="2.8392488" calcext:value-type="float">
            <text:p>2.8392488</text:p>
          </table:table-cell>
          <table:table-cell table:formula="of:=[.AF8]*0.46" office:value-type="float" office:value="2.8392488" calcext:value-type="float">
            <text:p>2.8392488</text:p>
          </table:table-cell>
          <table:table-cell table:formula="of:=[.AG8]*0.46" office:value-type="float" office:value="0" calcext:value-type="float">
            <text:p>0</text:p>
          </table:table-cell>
          <table:table-cell table:formula="of:=[.AH8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5" calcext:value-type="float">
            <text:p>5</text:p>
          </table:table-cell>
          <table:table-cell table:formula="of:=[.I9]*0.46" office:value-type="float" office:value="1.4447036" calcext:value-type="float">
            <text:p>1.4447036</text:p>
          </table:table-cell>
          <table:table-cell table:formula="of:=[.J9]*0.46" office:value-type="float" office:value="1.505051" calcext:value-type="float">
            <text:p>1.505051</text:p>
          </table:table-cell>
          <table:table-cell table:formula="of:=[.K9]*0.46" office:value-type="float" office:value="1.3455368" calcext:value-type="float">
            <text:p>1.3455368</text:p>
          </table:table-cell>
          <table:table-cell table:formula="of:=[.L9]*0.46" office:value-type="float" office:value="0.6671242" calcext:value-type="float">
            <text:p>0.6671242</text:p>
          </table:table-cell>
          <table:table-cell table:formula="of:=[.M9]*0.46" office:value-type="float" office:value="1.6154188" calcext:value-type="float">
            <text:p>1.6154188</text:p>
          </table:table-cell>
          <table:table-cell table:formula="of:=[.N9]*0.46" office:value-type="float" office:value="0" calcext:value-type="float">
            <text:p>0</text:p>
          </table:table-cell>
          <table:table-cell table:formula="of:=[.O9]*0.46" office:value-type="float" office:value="1.7071244" calcext:value-type="float">
            <text:p>1.7071244</text:p>
          </table:table-cell>
          <table:table-cell table:formula="of:=[.P9]*0.46" office:value-type="float" office:value="1.2537714" calcext:value-type="float">
            <text:p>1.2537714</text:p>
          </table:table-cell>
          <table:table-cell table:formula="of:=[.Q9]*0.46" office:value-type="float" office:value="0.6721934" calcext:value-type="float">
            <text:p>0.6721934</text:p>
          </table:table-cell>
          <table:table-cell table:formula="of:=[.R9]*0.46" office:value-type="float" office:value="1.31652" calcext:value-type="float">
            <text:p>1.31652</text:p>
          </table:table-cell>
          <table:table-cell table:formula="of:=[.S9]*0.46" office:value-type="float" office:value="1.216194" calcext:value-type="float">
            <text:p>1.216194</text:p>
          </table:table-cell>
          <table:table-cell table:formula="of:=[.T9]*0.46" office:value-type="float" office:value="1.594199" calcext:value-type="float">
            <text:p>1.594199</text:p>
          </table:table-cell>
          <table:table-cell table:formula="of:=[.U9]*0.46" office:value-type="float" office:value="1.082196" calcext:value-type="float">
            <text:p>1.082196</text:p>
          </table:table-cell>
          <table:table-cell table:formula="of:=[.V9]*0.46" office:value-type="float" office:value="1.65531" calcext:value-type="float">
            <text:p>1.65531</text:p>
          </table:table-cell>
          <table:table-cell table:formula="of:=[.W9]*0.46" office:value-type="float" office:value="0.683997" calcext:value-type="float">
            <text:p>0.683997</text:p>
          </table:table-cell>
          <table:table-cell table:formula="of:=[.X9]*0.46" office:value-type="float" office:value="1.6168908" calcext:value-type="float">
            <text:p>1.6168908</text:p>
          </table:table-cell>
          <table:table-cell table:formula="of:=[.Y9]*0.46" office:value-type="float" office:value="1.3730724" calcext:value-type="float">
            <text:p>1.3730724</text:p>
          </table:table-cell>
          <table:table-cell table:formula="of:=[.Z9]*0.46" office:value-type="float" office:value="1.153933" calcext:value-type="float">
            <text:p>1.153933</text:p>
          </table:table-cell>
          <table:table-cell table:formula="of:=[.AA9]*0.46" office:value-type="float" office:value="1.6965444" calcext:value-type="float">
            <text:p>1.6965444</text:p>
          </table:table-cell>
          <table:table-cell table:formula="of:=[.AB9]*0.46" office:value-type="float" office:value="1.3916472" calcext:value-type="float">
            <text:p>1.3916472</text:p>
          </table:table-cell>
          <table:table-cell table:formula="of:=[.AC9]*0.46" office:value-type="float" office:value="0.17323094" calcext:value-type="float">
            <text:p>0.17323094</text:p>
          </table:table-cell>
          <table:table-cell table:formula="of:=[.AD9]*0.46" office:value-type="float" office:value="1.8748312" calcext:value-type="float">
            <text:p>1.8748312</text:p>
          </table:table-cell>
          <table:table-cell table:formula="of:=[.AE9]*0.46" office:value-type="float" office:value="1.8051642" calcext:value-type="float">
            <text:p>1.8051642</text:p>
          </table:table-cell>
          <table:table-cell table:formula="of:=[.AF9]*0.46" office:value-type="float" office:value="1.8051642" calcext:value-type="float">
            <text:p>1.8051642</text:p>
          </table:table-cell>
          <table:table-cell table:formula="of:=[.AG9]*0.46" office:value-type="float" office:value="0" calcext:value-type="float">
            <text:p>0</text:p>
          </table:table-cell>
          <table:table-cell table:formula="of:=[.AH9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6" calcext:value-type="float">
            <text:p>6</text:p>
          </table:table-cell>
          <table:table-cell table:formula="of:=[.I10]*0.46" office:value-type="float" office:value="1.203521" calcext:value-type="float">
            <text:p>1.203521</text:p>
          </table:table-cell>
          <table:table-cell table:formula="of:=[.J10]*0.46" office:value-type="float" office:value="0.62445" calcext:value-type="float">
            <text:p>0.62445</text:p>
          </table:table-cell>
          <table:table-cell table:formula="of:=[.K10]*0.46" office:value-type="float" office:value="0.8416666" calcext:value-type="float">
            <text:p>0.8416666</text:p>
          </table:table-cell>
          <table:table-cell table:formula="of:=[.L10]*0.46" office:value-type="float" office:value="1.3412404" calcext:value-type="float">
            <text:p>1.3412404</text:p>
          </table:table-cell>
          <table:table-cell table:formula="of:=[.M10]*0.46" office:value-type="float" office:value="0.7156082" calcext:value-type="float">
            <text:p>0.7156082</text:p>
          </table:table-cell>
          <table:table-cell table:formula="of:=[.N10]*0.46" office:value-type="float" office:value="1.7071244" calcext:value-type="float">
            <text:p>1.7071244</text:p>
          </table:table-cell>
          <table:table-cell table:formula="of:=[.O10]*0.46" office:value-type="float" office:value="0" calcext:value-type="float">
            <text:p>0</text:p>
          </table:table-cell>
          <table:table-cell table:formula="of:=[.P10]*0.46" office:value-type="float" office:value="0.8829056" calcext:value-type="float">
            <text:p>0.8829056</text:p>
          </table:table-cell>
          <table:table-cell table:formula="of:=[.Q10]*0.46" office:value-type="float" office:value="1.3386828" calcext:value-type="float">
            <text:p>1.3386828</text:p>
          </table:table-cell>
          <table:table-cell table:formula="of:=[.R10]*0.46" office:value-type="float" office:value="0.39193748" calcext:value-type="float">
            <text:p>0.39193748</text:p>
          </table:table-cell>
          <table:table-cell table:formula="of:=[.S10]*0.46" office:value-type="float" office:value="0.5939198" calcext:value-type="float">
            <text:p>0.5939198</text:p>
          </table:table-cell>
          <table:table-cell table:formula="of:=[.T10]*0.46" office:value-type="float" office:value="3.0420766" calcext:value-type="float">
            <text:p>3.0420766</text:p>
          </table:table-cell>
          <table:table-cell table:formula="of:=[.U10]*0.46" office:value-type="float" office:value="1.1880558" calcext:value-type="float">
            <text:p>1.1880558</text:p>
          </table:table-cell>
          <table:table-cell table:formula="of:=[.V10]*0.46" office:value-type="float" office:value="0.499215" calcext:value-type="float">
            <text:p>0.499215</text:p>
          </table:table-cell>
          <table:table-cell table:formula="of:=[.W10]*0.46" office:value-type="float" office:value="2.0651056" calcext:value-type="float">
            <text:p>2.0651056</text:p>
          </table:table-cell>
          <table:table-cell table:formula="of:=[.X10]*0.46" office:value-type="float" office:value="0.23768108" calcext:value-type="float">
            <text:p>0.23768108</text:p>
          </table:table-cell>
          <table:table-cell table:formula="of:=[.Y10]*0.46" office:value-type="float" office:value="2.5203814" calcext:value-type="float">
            <text:p>2.5203814</text:p>
          </table:table-cell>
          <table:table-cell table:formula="of:=[.Z10]*0.46" office:value-type="float" office:value="2.7727282" calcext:value-type="float">
            <text:p>2.7727282</text:p>
          </table:table-cell>
          <table:table-cell table:formula="of:=[.AA10]*0.46" office:value-type="float" office:value="0.32686266" calcext:value-type="float">
            <text:p>0.32686266</text:p>
          </table:table-cell>
          <table:table-cell table:formula="of:=[.AB10]*0.46" office:value-type="float" office:value="0.5931884" calcext:value-type="float">
            <text:p>0.5931884</text:p>
          </table:table-cell>
          <table:table-cell table:formula="of:=[.AC10]*0.46" office:value-type="float" office:value="1.7413806" calcext:value-type="float">
            <text:p>1.7413806</text:p>
          </table:table-cell>
          <table:table-cell table:formula="of:=[.AD10]*0.46" office:value-type="float" office:value="0.5924386" calcext:value-type="float">
            <text:p>0.5924386</text:p>
          </table:table-cell>
          <table:table-cell table:formula="of:=[.AE10]*0.46" office:value-type="float" office:value="2.4278754" calcext:value-type="float">
            <text:p>2.4278754</text:p>
          </table:table-cell>
          <table:table-cell table:formula="of:=[.AF10]*0.46" office:value-type="float" office:value="2.4278754" calcext:value-type="float">
            <text:p>2.4278754</text:p>
          </table:table-cell>
          <table:table-cell table:formula="of:=[.AG10]*0.46" office:value-type="float" office:value="0" calcext:value-type="float">
            <text:p>0</text:p>
          </table:table-cell>
          <table:table-cell table:formula="of:=[.AH10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10"/>
          <table:table-cell table:style-name="ce40" office:value-type="float" office:value="7" calcext:value-type="float">
            <text:p>7</text:p>
          </table:table-cell>
          <table:table-cell table:formula="of:=[.I11]*0.46" office:value-type="float" office:value="1.6298766" calcext:value-type="float">
            <text:p>1.6298766</text:p>
          </table:table-cell>
          <table:table-cell table:formula="of:=[.J11]*0.46" office:value-type="float" office:value="1.2145472" calcext:value-type="float">
            <text:p>1.2145472</text:p>
          </table:table-cell>
          <table:table-cell table:formula="of:=[.K11]*0.46" office:value-type="float" office:value="0.09436578" calcext:value-type="float">
            <text:p>0.09436578</text:p>
          </table:table-cell>
          <table:table-cell table:formula="of:=[.L11]*0.46" office:value-type="float" office:value="0.6442806" calcext:value-type="float">
            <text:p>0.6442806</text:p>
          </table:table-cell>
          <table:table-cell table:formula="of:=[.M11]*0.46" office:value-type="float" office:value="0.38515386" calcext:value-type="float">
            <text:p>0.38515386</text:p>
          </table:table-cell>
          <table:table-cell table:formula="of:=[.N11]*0.46" office:value-type="float" office:value="1.2537714" calcext:value-type="float">
            <text:p>1.2537714</text:p>
          </table:table-cell>
          <table:table-cell table:formula="of:=[.O11]*0.46" office:value-type="float" office:value="0.8829056" calcext:value-type="float">
            <text:p>0.8829056</text:p>
          </table:table-cell>
          <table:table-cell table:formula="of:=[.P11]*0.46" office:value-type="float" office:value="0" calcext:value-type="float">
            <text:p>0</text:p>
          </table:table-cell>
          <table:table-cell table:formula="of:=[.Q11]*0.46" office:value-type="float" office:value="0.6396852" calcext:value-type="float">
            <text:p>0.6396852</text:p>
          </table:table-cell>
          <table:table-cell table:formula="of:=[.R11]*0.46" office:value-type="float" office:value="0.694876" calcext:value-type="float">
            <text:p>0.694876</text:p>
          </table:table-cell>
          <table:table-cell table:formula="of:=[.S11]*0.46" office:value-type="float" office:value="0.9126124" calcext:value-type="float">
            <text:p>0.9126124</text:p>
          </table:table-cell>
          <table:table-cell table:formula="of:=[.T11]*0.46" office:value-type="float" office:value="2.2576386" calcext:value-type="float">
            <text:p>2.2576386</text:p>
          </table:table-cell>
          <table:table-cell table:formula="of:=[.U11]*0.46" office:value-type="float" office:value="1.406887" calcext:value-type="float">
            <text:p>1.406887</text:p>
          </table:table-cell>
          <table:table-cell table:formula="of:=[.V11]*0.46" office:value-type="float" office:value="1.2170036" calcext:value-type="float">
            <text:p>1.2170036</text:p>
          </table:table-cell>
          <table:table-cell table:formula="of:=[.W11]*0.46" office:value-type="float" office:value="1.3441568" calcext:value-type="float">
            <text:p>1.3441568</text:p>
          </table:table-cell>
          <table:table-cell table:formula="of:=[.X11]*0.46" office:value-type="float" office:value="0.986953" calcext:value-type="float">
            <text:p>0.986953</text:p>
          </table:table-cell>
          <table:table-cell table:formula="of:=[.Y11]*0.46" office:value-type="float" office:value="1.6792116" calcext:value-type="float">
            <text:p>1.6792116</text:p>
          </table:table-cell>
          <table:table-cell table:formula="of:=[.Z11]*0.46" office:value-type="float" office:value="2.0948722" calcext:value-type="float">
            <text:p>2.0948722</text:p>
          </table:table-cell>
          <table:table-cell table:formula="of:=[.AA11]*0.46" office:value-type="float" office:value="1.113982" calcext:value-type="float">
            <text:p>1.113982</text:p>
          </table:table-cell>
          <table:table-cell table:formula="of:=[.AB11]*0.46" office:value-type="float" office:value="1.0994" calcext:value-type="float">
            <text:p>1.0994</text:p>
          </table:table-cell>
          <table:table-cell table:formula="of:=[.AC11]*0.46" office:value-type="float" office:value="1.2013084" calcext:value-type="float">
            <text:p>1.2013084</text:p>
          </table:table-cell>
          <table:table-cell table:formula="of:=[.AD11]*0.46" office:value-type="float" office:value="0.6957178" calcext:value-type="float">
            <text:p>0.6957178</text:p>
          </table:table-cell>
          <table:table-cell table:formula="of:=[.AE11]*0.46" office:value-type="float" office:value="2.6297188" calcext:value-type="float">
            <text:p>2.6297188</text:p>
          </table:table-cell>
          <table:table-cell table:formula="of:=[.AF11]*0.46" office:value-type="float" office:value="2.6297188" calcext:value-type="float">
            <text:p>2.6297188</text:p>
          </table:table-cell>
          <table:table-cell table:formula="of:=[.AG11]*0.46" office:value-type="float" office:value="0" calcext:value-type="float">
            <text:p>0</text:p>
          </table:table-cell>
          <table:table-cell table:formula="of:=[.AH11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8" calcext:value-type="float">
            <text:p>8</text:p>
          </table:table-cell>
          <table:table-cell table:formula="of:=[.I12]*0.46" office:value-type="float" office:value="1.5999858" calcext:value-type="float">
            <text:p>1.5999858</text:p>
          </table:table-cell>
          <table:table-cell table:formula="of:=[.J12]*0.46" office:value-type="float" office:value="1.3989474" calcext:value-type="float">
            <text:p>1.3989474</text:p>
          </table:table-cell>
          <table:table-cell table:formula="of:=[.K12]*0.46" office:value-type="float" office:value="0.7338886" calcext:value-type="float">
            <text:p>0.7338886</text:p>
          </table:table-cell>
          <table:table-cell table:formula="of:=[.L12]*0.46" office:value-type="float" office:value="0.00512095" calcext:value-type="float">
            <text:p>0.00512095</text:p>
          </table:table-cell>
          <table:table-cell table:formula="of:=[.M12]*0.46" office:value-type="float" office:value="1.0237714" calcext:value-type="float">
            <text:p>1.0237714</text:p>
          </table:table-cell>
          <table:table-cell table:formula="of:=[.N12]*0.46" office:value-type="float" office:value="0.6721934" calcext:value-type="float">
            <text:p>0.6721934</text:p>
          </table:table-cell>
          <table:table-cell table:formula="of:=[.O12]*0.46" office:value-type="float" office:value="1.3386828" calcext:value-type="float">
            <text:p>1.3386828</text:p>
          </table:table-cell>
          <table:table-cell table:formula="of:=[.P12]*0.46" office:value-type="float" office:value="0.6396852" calcext:value-type="float">
            <text:p>0.6396852</text:p>
          </table:table-cell>
          <table:table-cell table:formula="of:=[.Q12]*0.46" office:value-type="float" office:value="0" calcext:value-type="float">
            <text:p>0</text:p>
          </table:table-cell>
          <table:table-cell table:formula="of:=[.R12]*0.46" office:value-type="float" office:value="0.9996122" calcext:value-type="float">
            <text:p>0.9996122</text:p>
          </table:table-cell>
          <table:table-cell table:formula="of:=[.S12]*0.46" office:value-type="float" office:value="1.055424" calcext:value-type="float">
            <text:p>1.055424</text:p>
          </table:table-cell>
          <table:table-cell table:formula="of:=[.T12]*0.46" office:value-type="float" office:value="1.7035272" calcext:value-type="float">
            <text:p>1.7035272</text:p>
          </table:table-cell>
          <table:table-cell table:formula="of:=[.U12]*0.46" office:value-type="float" office:value="1.277328" calcext:value-type="float">
            <text:p>1.277328</text:p>
          </table:table-cell>
          <table:table-cell table:formula="of:=[.V12]*0.46" office:value-type="float" office:value="1.4850272" calcext:value-type="float">
            <text:p>1.4850272</text:p>
          </table:table-cell>
          <table:table-cell table:formula="of:=[.W12]*0.46" office:value-type="float" office:value="0.7337966" calcext:value-type="float">
            <text:p>0.7337966</text:p>
          </table:table-cell>
          <table:table-cell table:formula="of:=[.X12]*0.46" office:value-type="float" office:value="1.3406332" calcext:value-type="float">
            <text:p>1.3406332</text:p>
          </table:table-cell>
          <table:table-cell table:formula="of:=[.Y12]*0.46" office:value-type="float" office:value="1.2202236" calcext:value-type="float">
            <text:p>1.2202236</text:p>
          </table:table-cell>
          <table:table-cell table:formula="of:=[.Z12]*0.46" office:value-type="float" office:value="1.4709788" calcext:value-type="float">
            <text:p>1.4709788</text:p>
          </table:table-cell>
          <table:table-cell table:formula="of:=[.AA12]*0.46" office:value-type="float" office:value="1.4532044" calcext:value-type="float">
            <text:p>1.4532044</text:p>
          </table:table-cell>
          <table:table-cell table:formula="of:=[.AB12]*0.46" office:value-type="float" office:value="1.2693792" calcext:value-type="float">
            <text:p>1.2693792</text:p>
          </table:table-cell>
          <table:table-cell table:formula="of:=[.AC12]*0.46" office:value-type="float" office:value="0.5814308" calcext:value-type="float">
            <text:p>0.5814308</text:p>
          </table:table-cell>
          <table:table-cell table:formula="of:=[.AD12]*0.46" office:value-type="float" office:value="1.3229324" calcext:value-type="float">
            <text:p>1.3229324</text:p>
          </table:table-cell>
          <table:table-cell table:formula="of:=[.AE12]*0.46" office:value-type="float" office:value="2.3237084" calcext:value-type="float">
            <text:p>2.3237084</text:p>
          </table:table-cell>
          <table:table-cell table:formula="of:=[.AF12]*0.46" office:value-type="float" office:value="2.3237084" calcext:value-type="float">
            <text:p>2.3237084</text:p>
          </table:table-cell>
          <table:table-cell table:formula="of:=[.AG12]*0.46" office:value-type="float" office:value="0" calcext:value-type="float">
            <text:p>0</text:p>
          </table:table-cell>
          <table:table-cell table:formula="of:=[.AH12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0" office:value-type="float" office:value="9" calcext:value-type="float">
            <text:p>9</text:p>
          </table:table-cell>
          <table:table-cell table:formula="of:=[.I13]*0.46" office:value-type="float" office:value="1.0119908" calcext:value-type="float">
            <text:p>1.0119908</text:p>
          </table:table-cell>
          <table:table-cell table:formula="of:=[.J13]*0.46" office:value-type="float" office:value="0.524101" calcext:value-type="float">
            <text:p>0.524101</text:p>
          </table:table-cell>
          <table:table-cell table:formula="of:=[.K13]*0.46" office:value-type="float" office:value="0.6957868" calcext:value-type="float">
            <text:p>0.6957868</text:p>
          </table:table-cell>
          <table:table-cell table:formula="of:=[.L13]*0.46" office:value-type="float" office:value="1.0013832" calcext:value-type="float">
            <text:p>1.0013832</text:p>
          </table:table-cell>
          <table:table-cell table:formula="of:=[.M13]*0.46" office:value-type="float" office:value="0.7189938" calcext:value-type="float">
            <text:p>0.7189938</text:p>
          </table:table-cell>
          <table:table-cell table:formula="of:=[.N13]*0.46" office:value-type="float" office:value="1.31652" calcext:value-type="float">
            <text:p>1.31652</text:p>
          </table:table-cell>
          <table:table-cell table:formula="of:=[.O13]*0.46" office:value-type="float" office:value="0.39193748" calcext:value-type="float">
            <text:p>0.39193748</text:p>
          </table:table-cell>
          <table:table-cell table:formula="of:=[.P13]*0.46" office:value-type="float" office:value="0.694876" calcext:value-type="float">
            <text:p>0.694876</text:p>
          </table:table-cell>
          <table:table-cell table:formula="of:=[.Q13]*0.46" office:value-type="float" office:value="0.9996122" calcext:value-type="float">
            <text:p>0.9996122</text:p>
          </table:table-cell>
          <table:table-cell table:formula="of:=[.R13]*0.46" office:value-type="float" office:value="0" calcext:value-type="float">
            <text:p>0</text:p>
          </table:table-cell>
          <table:table-cell table:formula="of:=[.S13]*0.46" office:value-type="float" office:value="0.28468802" calcext:value-type="float">
            <text:p>0.28468802</text:p>
          </table:table-cell>
          <table:table-cell table:formula="of:=[.T13]*0.46" office:value-type="float" office:value="2.6959542" calcext:value-type="float">
            <text:p>2.6959542</text:p>
          </table:table-cell>
          <table:table-cell table:formula="of:=[.U13]*0.46" office:value-type="float" office:value="0.8946172" calcext:value-type="float">
            <text:p>0.8946172</text:p>
          </table:table-cell>
          <table:table-cell table:formula="of:=[.V13]*0.46" office:value-type="float" office:value="0.5276568" calcext:value-type="float">
            <text:p>0.5276568</text:p>
          </table:table-cell>
          <table:table-cell table:formula="of:=[.W13]*0.46" office:value-type="float" office:value="1.7080628" calcext:value-type="float">
            <text:p>1.7080628</text:p>
          </table:table-cell>
          <table:table-cell table:formula="of:=[.X13]*0.46" office:value-type="float" office:value="0.3411291" calcext:value-type="float">
            <text:p>0.3411291</text:p>
          </table:table-cell>
          <table:table-cell table:formula="of:=[.Y13]*0.46" office:value-type="float" office:value="2.2111694" calcext:value-type="float">
            <text:p>2.2111694</text:p>
          </table:table-cell>
          <table:table-cell table:formula="of:=[.Z13]*0.46" office:value-type="float" office:value="2.3980444" calcext:value-type="float">
            <text:p>2.3980444</text:p>
          </table:table-cell>
          <table:table-cell table:formula="of:=[.AA13]*0.46" office:value-type="float" office:value="0.45754176" calcext:value-type="float">
            <text:p>0.45754176</text:p>
          </table:table-cell>
          <table:table-cell table:formula="of:=[.AB13]*0.46" office:value-type="float" office:value="0.41911704" calcext:value-type="float">
            <text:p>0.41911704</text:p>
          </table:table-cell>
          <table:table-cell table:formula="of:=[.AC13]*0.46" office:value-type="float" office:value="1.3567976" calcext:value-type="float">
            <text:p>1.3567976</text:p>
          </table:table-cell>
          <table:table-cell table:formula="of:=[.AD13]*0.46" office:value-type="float" office:value="0.7714614" calcext:value-type="float">
            <text:p>0.7714614</text:p>
          </table:table-cell>
          <table:table-cell table:formula="of:=[.AE13]*0.46" office:value-type="float" office:value="2.1621564" calcext:value-type="float">
            <text:p>2.1621564</text:p>
          </table:table-cell>
          <table:table-cell table:formula="of:=[.AF13]*0.46" office:value-type="float" office:value="2.1621564" calcext:value-type="float">
            <text:p>2.1621564</text:p>
          </table:table-cell>
          <table:table-cell table:formula="of:=[.AG13]*0.46" office:value-type="float" office:value="0" calcext:value-type="float">
            <text:p>0</text:p>
          </table:table-cell>
          <table:table-cell table:formula="of:=[.AH13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style-name="ce10"/>
          <table:table-cell table:number-columns-repeated="2"/>
          <table:table-cell table:style-name="ce30"/>
          <table:table-cell table:style-name="ce41" office:value-type="float" office:value="10" calcext:value-type="float">
            <text:p>10</text:p>
          </table:table-cell>
          <table:table-cell table:formula="of:=[.I14]*0.46" office:value-type="float" office:value="0.7358942" calcext:value-type="float">
            <text:p>0.7358942</text:p>
          </table:table-cell>
          <table:table-cell table:formula="of:=[.J14]*0.46" office:value-type="float" office:value="0.34403492" calcext:value-type="float">
            <text:p>0.34403492</text:p>
          </table:table-cell>
          <table:table-cell table:formula="of:=[.K14]*0.46" office:value-type="float" office:value="0.933455" calcext:value-type="float">
            <text:p>0.933455</text:p>
          </table:table-cell>
          <table:table-cell table:formula="of:=[.L14]*0.46" office:value-type="float" office:value="1.0558334" calcext:value-type="float">
            <text:p>1.0558334</text:p>
          </table:table-cell>
          <table:table-cell table:formula="of:=[.M14]*0.46" office:value-type="float" office:value="0.99613" calcext:value-type="float">
            <text:p>0.99613</text:p>
          </table:table-cell>
          <table:table-cell table:formula="of:=[.N14]*0.46" office:value-type="float" office:value="1.216194" calcext:value-type="float">
            <text:p>1.216194</text:p>
          </table:table-cell>
          <table:table-cell table:formula="of:=[.O14]*0.46" office:value-type="float" office:value="0.5939198" calcext:value-type="float">
            <text:p>0.5939198</text:p>
          </table:table-cell>
          <table:table-cell table:formula="of:=[.P14]*0.46" office:value-type="float" office:value="0.9126124" calcext:value-type="float">
            <text:p>0.9126124</text:p>
          </table:table-cell>
          <table:table-cell table:formula="of:=[.Q14]*0.46" office:value-type="float" office:value="1.055424" calcext:value-type="float">
            <text:p>1.055424</text:p>
          </table:table-cell>
          <table:table-cell table:formula="of:=[.R14]*0.46" office:value-type="float" office:value="0.28468802" calcext:value-type="float">
            <text:p>0.28468802</text:p>
          </table:table-cell>
          <table:table-cell table:formula="of:=[.S14]*0.46" office:value-type="float" office:value="0" calcext:value-type="float">
            <text:p>0</text:p>
          </table:table-cell>
          <table:table-cell table:formula="of:=[.T14]*0.46" office:value-type="float" office:value="2.700706" calcext:value-type="float">
            <text:p>2.700706</text:p>
          </table:table-cell>
          <table:table-cell table:formula="of:=[.U14]*0.46" office:value-type="float" office:value="0.6147992" calcext:value-type="float">
            <text:p>0.6147992</text:p>
          </table:table-cell>
          <table:table-cell table:formula="of:=[.V14]*0.46" office:value-type="float" office:value="0.44839052" calcext:value-type="float">
            <text:p>0.44839052</text:p>
          </table:table-cell>
          <table:table-cell table:formula="of:=[.W14]*0.46" office:value-type="float" office:value="1.7069588" calcext:value-type="float">
            <text:p>1.7069588</text:p>
          </table:table-cell>
          <table:table-cell table:formula="of:=[.X14]*0.46" office:value-type="float" office:value="0.42453032" calcext:value-type="float">
            <text:p>0.42453032</text:p>
          </table:table-cell>
          <table:table-cell table:formula="of:=[.Y14]*0.46" office:value-type="float" office:value="2.2730992" calcext:value-type="float">
            <text:p>2.2730992</text:p>
          </table:table-cell>
          <table:table-cell table:formula="of:=[.Z14]*0.46" office:value-type="float" office:value="2.347679" calcext:value-type="float">
            <text:p>2.347679</text:p>
          </table:table-cell>
          <table:table-cell table:formula="of:=[.AA14]*0.46" office:value-type="float" office:value="0.4838142" calcext:value-type="float">
            <text:p>0.4838142</text:p>
          </table:table-cell>
          <table:table-cell table:formula="of:=[.AB14]*0.46" office:value-type="float" office:value="0.21449248" calcext:value-type="float">
            <text:p>0.21449248</text:p>
          </table:table-cell>
          <table:table-cell table:formula="of:=[.AC14]*0.46" office:value-type="float" office:value="1.2908244" calcext:value-type="float">
            <text:p>1.2908244</text:p>
          </table:table-cell>
          <table:table-cell table:formula="of:=[.AD14]*0.46" office:value-type="float" office:value="1.0534782" calcext:value-type="float">
            <text:p>1.0534782</text:p>
          </table:table-cell>
          <table:table-cell table:formula="of:=[.AE14]*0.46" office:value-type="float" office:value="1.8799326" calcext:value-type="float">
            <text:p>1.8799326</text:p>
          </table:table-cell>
          <table:table-cell table:formula="of:=[.AF14]*0.46" office:value-type="float" office:value="1.8799326" calcext:value-type="float">
            <text:p>1.8799326</text:p>
          </table:table-cell>
          <table:table-cell table:formula="of:=[.AG14]*0.46" office:value-type="float" office:value="0" calcext:value-type="float">
            <text:p>0</text:p>
          </table:table-cell>
          <table:table-cell table:formula="of:=[.AH14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1" calcext:value-type="float">
            <text:p>11</text:p>
          </table:table-cell>
          <table:table-cell table:formula="of:=[.I15]*0.46" office:value-type="float" office:value="3.0385208" calcext:value-type="float">
            <text:p>3.0385208</text:p>
          </table:table-cell>
          <table:table-cell table:formula="of:=[.J15]*0.46" office:value-type="float" office:value="3.0287274" calcext:value-type="float">
            <text:p>3.0287274</text:p>
          </table:table-cell>
          <table:table-cell table:formula="of:=[.K15]*0.46" office:value-type="float" office:value="2.3404524" calcext:value-type="float">
            <text:p>2.3404524</text:p>
          </table:table-cell>
          <table:table-cell table:formula="of:=[.L15]*0.46" office:value-type="float" office:value="1.7010708" calcext:value-type="float">
            <text:p>1.7010708</text:p>
          </table:table-cell>
          <table:table-cell table:formula="of:=[.M15]*0.46" office:value-type="float" office:value="2.622414" calcext:value-type="float">
            <text:p>2.622414</text:p>
          </table:table-cell>
          <table:table-cell table:formula="of:=[.N15]*0.46" office:value-type="float" office:value="1.594199" calcext:value-type="float">
            <text:p>1.594199</text:p>
          </table:table-cell>
          <table:table-cell table:formula="of:=[.O15]*0.46" office:value-type="float" office:value="3.0420766" calcext:value-type="float">
            <text:p>3.0420766</text:p>
          </table:table-cell>
          <table:table-cell table:formula="of:=[.P15]*0.46" office:value-type="float" office:value="2.2576386" calcext:value-type="float">
            <text:p>2.2576386</text:p>
          </table:table-cell>
          <table:table-cell table:formula="of:=[.Q15]*0.46" office:value-type="float" office:value="1.7035272" calcext:value-type="float">
            <text:p>1.7035272</text:p>
          </table:table-cell>
          <table:table-cell table:formula="of:=[.R15]*0.46" office:value-type="float" office:value="2.6959542" calcext:value-type="float">
            <text:p>2.6959542</text:p>
          </table:table-cell>
          <table:table-cell table:formula="of:=[.S15]*0.46" office:value-type="float" office:value="2.700706" calcext:value-type="float">
            <text:p>2.700706</text:p>
          </table:table-cell>
          <table:table-cell table:formula="of:=[.T15]*0.46" office:value-type="float" office:value="0" calcext:value-type="float">
            <text:p>0</text:p>
          </table:table-cell>
          <table:table-cell table:formula="of:=[.U15]*0.46" office:value-type="float" office:value="2.675958" calcext:value-type="float">
            <text:p>2.675958</text:p>
          </table:table-cell>
          <table:table-cell table:formula="of:=[.V15]*0.46" office:value-type="float" office:value="3.1477478" calcext:value-type="float">
            <text:p>3.1477478</text:p>
          </table:table-cell>
          <table:table-cell table:formula="of:=[.W15]*0.46" office:value-type="float" office:value="0.9939864" calcext:value-type="float">
            <text:p>0.9939864</text:p>
          </table:table-cell>
          <table:table-cell table:formula="of:=[.X15]*0.46" office:value-type="float" office:value="3.0347304" calcext:value-type="float">
            <text:p>3.0347304</text:p>
          </table:table-cell>
          <table:table-cell table:formula="of:=[.Y15]*0.46" office:value-type="float" office:value="0.675487" calcext:value-type="float">
            <text:p>0.675487</text:p>
          </table:table-cell>
          <table:table-cell table:formula="of:=[.Z15]*0.46" office:value-type="float" office:value="0.5897614" calcext:value-type="float">
            <text:p>0.5897614</text:p>
          </table:table-cell>
          <table:table-cell table:formula="of:=[.AA15]*0.46" office:value-type="float" office:value="3.1409214" calcext:value-type="float">
            <text:p>3.1409214</text:p>
          </table:table-cell>
          <table:table-cell table:formula="of:=[.AB15]*0.46" office:value-type="float" office:value="2.9038098" calcext:value-type="float">
            <text:p>2.9038098</text:p>
          </table:table-cell>
          <table:table-cell table:formula="of:=[.AC15]*0.46" office:value-type="float" office:value="1.4570086" calcext:value-type="float">
            <text:p>1.4570086</text:p>
          </table:table-cell>
          <table:table-cell table:formula="of:=[.AD15]*0.46" office:value-type="float" office:value="2.945357" calcext:value-type="float">
            <text:p>2.945357</text:p>
          </table:table-cell>
          <table:table-cell table:formula="of:=[.AE15]*0.46" office:value-type="float" office:value="3.1779836" calcext:value-type="float">
            <text:p>3.1779836</text:p>
          </table:table-cell>
          <table:table-cell table:formula="of:=[.AF15]*0.46" office:value-type="float" office:value="3.1779836" calcext:value-type="float">
            <text:p>3.1779836</text:p>
          </table:table-cell>
          <table:table-cell table:formula="of:=[.AG15]*0.46" office:value-type="float" office:value="0" calcext:value-type="float">
            <text:p>0</text:p>
          </table:table-cell>
          <table:table-cell table:formula="of:=[.AH15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2" calcext:value-type="float">
            <text:p>12</text:p>
          </table:table-cell>
          <table:table-cell table:formula="of:=[.I16]*0.46" office:value-type="float" office:value="0.3625628" calcext:value-type="float">
            <text:p>0.3625628</text:p>
          </table:table-cell>
          <table:table-cell table:formula="of:=[.J16]*0.46" office:value-type="float" office:value="0.6515946" calcext:value-type="float">
            <text:p>0.6515946</text:p>
          </table:table-cell>
          <table:table-cell table:formula="of:=[.K16]*0.46" office:value-type="float" office:value="1.4542164" calcext:value-type="float">
            <text:p>1.4542164</text:p>
          </table:table-cell>
          <table:table-cell table:formula="of:=[.L16]*0.46" office:value-type="float" office:value="1.2752442" calcext:value-type="float">
            <text:p>1.2752442</text:p>
          </table:table-cell>
          <table:table-cell table:formula="of:=[.M16]*0.46" office:value-type="float" office:value="1.5776252" calcext:value-type="float">
            <text:p>1.5776252</text:p>
          </table:table-cell>
          <table:table-cell table:formula="of:=[.N16]*0.46" office:value-type="float" office:value="1.082196" calcext:value-type="float">
            <text:p>1.082196</text:p>
          </table:table-cell>
          <table:table-cell table:formula="of:=[.O16]*0.46" office:value-type="float" office:value="1.1880558" calcext:value-type="float">
            <text:p>1.1880558</text:p>
          </table:table-cell>
          <table:table-cell table:formula="of:=[.P16]*0.46" office:value-type="float" office:value="1.406887" calcext:value-type="float">
            <text:p>1.406887</text:p>
          </table:table-cell>
          <table:table-cell table:formula="of:=[.Q16]*0.46" office:value-type="float" office:value="1.277328" calcext:value-type="float">
            <text:p>1.277328</text:p>
          </table:table-cell>
          <table:table-cell table:formula="of:=[.R16]*0.46" office:value-type="float" office:value="0.8946172" calcext:value-type="float">
            <text:p>0.8946172</text:p>
          </table:table-cell>
          <table:table-cell table:formula="of:=[.S16]*0.46" office:value-type="float" office:value="0.6147992" calcext:value-type="float">
            <text:p>0.6147992</text:p>
          </table:table-cell>
          <table:table-cell table:formula="of:=[.T16]*0.46" office:value-type="float" office:value="2.675958" calcext:value-type="float">
            <text:p>2.675958</text:p>
          </table:table-cell>
          <table:table-cell table:formula="of:=[.U16]*0.46" office:value-type="float" office:value="0" calcext:value-type="float">
            <text:p>0</text:p>
          </table:table-cell>
          <table:table-cell table:formula="of:=[.V16]*0.46" office:value-type="float" office:value="0.842145" calcext:value-type="float">
            <text:p>0.842145</text:p>
          </table:table-cell>
          <table:table-cell table:formula="of:=[.W16]*0.46" office:value-type="float" office:value="1.7291032" calcext:value-type="float">
            <text:p>1.7291032</text:p>
          </table:table-cell>
          <table:table-cell table:formula="of:=[.X16]*0.46" office:value-type="float" office:value="0.9778082" calcext:value-type="float">
            <text:p>0.9778082</text:p>
          </table:table-cell>
          <table:table-cell table:formula="of:=[.Y16]*0.46" office:value-type="float" office:value="2.3883062" calcext:value-type="float">
            <text:p>2.3883062</text:p>
          </table:table-cell>
          <table:table-cell table:formula="of:=[.Z16]*0.46" office:value-type="float" office:value="2.218189" calcext:value-type="float">
            <text:p>2.218189</text:p>
          </table:table-cell>
          <table:table-cell table:formula="of:=[.AA16]*0.46" office:value-type="float" office:value="0.9781532" calcext:value-type="float">
            <text:p>0.9781532</text:p>
          </table:table-cell>
          <table:table-cell table:formula="of:=[.AB16]*0.46" office:value-type="float" office:value="0.6126786" calcext:value-type="float">
            <text:p>0.6126786</text:p>
          </table:table-cell>
          <table:table-cell table:formula="of:=[.AC16]*0.46" office:value-type="float" office:value="1.2237012" calcext:value-type="float">
            <text:p>1.2237012</text:p>
          </table:table-cell>
          <table:table-cell table:formula="of:=[.AD16]*0.46" office:value-type="float" office:value="1.6660648" calcext:value-type="float">
            <text:p>1.6660648</text:p>
          </table:table-cell>
          <table:table-cell table:formula="of:=[.AE16]*0.46" office:value-type="float" office:value="1.2682522" calcext:value-type="float">
            <text:p>1.2682522</text:p>
          </table:table-cell>
          <table:table-cell table:formula="of:=[.AF16]*0.46" office:value-type="float" office:value="1.2682522" calcext:value-type="float">
            <text:p>1.2682522</text:p>
          </table:table-cell>
          <table:table-cell table:formula="of:=[.AG16]*0.46" office:value-type="float" office:value="0" calcext:value-type="float">
            <text:p>0</text:p>
          </table:table-cell>
          <table:table-cell table:formula="of:=[.AH16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3" calcext:value-type="float">
            <text:p>13</text:p>
          </table:table-cell>
          <table:table-cell table:formula="of:=[.I17]*0.46" office:value-type="float" office:value="0.7504486" calcext:value-type="float">
            <text:p>0.7504486</text:p>
          </table:table-cell>
          <table:table-cell table:formula="of:=[.J17]*0.46" office:value-type="float" office:value="0.19056926" calcext:value-type="float">
            <text:p>0.19056926</text:p>
          </table:table-cell>
          <table:table-cell table:formula="of:=[.K17]*0.46" office:value-type="float" office:value="1.2073482" calcext:value-type="float">
            <text:p>1.2073482</text:p>
          </table:table-cell>
          <table:table-cell table:formula="of:=[.L17]*0.46" office:value-type="float" office:value="1.4859518" calcext:value-type="float">
            <text:p>1.4859518</text:p>
          </table:table-cell>
          <table:table-cell table:formula="of:=[.M17]*0.46" office:value-type="float" office:value="1.1637172" calcext:value-type="float">
            <text:p>1.1637172</text:p>
          </table:table-cell>
          <table:table-cell table:formula="of:=[.N17]*0.46" office:value-type="float" office:value="1.65531" calcext:value-type="float">
            <text:p>1.65531</text:p>
          </table:table-cell>
          <table:table-cell table:formula="of:=[.O17]*0.46" office:value-type="float" office:value="0.499215" calcext:value-type="float">
            <text:p>0.499215</text:p>
          </table:table-cell>
          <table:table-cell table:formula="of:=[.P17]*0.46" office:value-type="float" office:value="1.2170036" calcext:value-type="float">
            <text:p>1.2170036</text:p>
          </table:table-cell>
          <table:table-cell table:formula="of:=[.Q17]*0.46" office:value-type="float" office:value="1.4850272" calcext:value-type="float">
            <text:p>1.4850272</text:p>
          </table:table-cell>
          <table:table-cell table:formula="of:=[.R17]*0.46" office:value-type="float" office:value="0.5276568" calcext:value-type="float">
            <text:p>0.5276568</text:p>
          </table:table-cell>
          <table:table-cell table:formula="of:=[.S17]*0.46" office:value-type="float" office:value="0.44839052" calcext:value-type="float">
            <text:p>0.44839052</text:p>
          </table:table-cell>
          <table:table-cell table:formula="of:=[.T17]*0.46" office:value-type="float" office:value="3.1477478" calcext:value-type="float">
            <text:p>3.1477478</text:p>
          </table:table-cell>
          <table:table-cell table:formula="of:=[.U17]*0.46" office:value-type="float" office:value="0.842145" calcext:value-type="float">
            <text:p>0.842145</text:p>
          </table:table-cell>
          <table:table-cell table:formula="of:=[.V17]*0.46" office:value-type="float" office:value="0" calcext:value-type="float">
            <text:p>0</text:p>
          </table:table-cell>
          <table:table-cell table:formula="of:=[.W17]*0.46" office:value-type="float" office:value="2.1537798" calcext:value-type="float">
            <text:p>2.1537798</text:p>
          </table:table-cell>
          <table:table-cell table:formula="of:=[.X17]*0.46" office:value-type="float" office:value="0.27074818" calcext:value-type="float">
            <text:p>0.27074818</text:p>
          </table:table-cell>
          <table:table-cell table:formula="of:=[.Y17]*0.46" office:value-type="float" office:value="2.7052324" calcext:value-type="float">
            <text:p>2.7052324</text:p>
          </table:table-cell>
          <table:table-cell table:formula="of:=[.Z17]*0.46" office:value-type="float" office:value="2.7940354" calcext:value-type="float">
            <text:p>2.7940354</text:p>
          </table:table-cell>
          <table:table-cell table:formula="of:=[.AA17]*0.46" office:value-type="float" office:value="0.1793287" calcext:value-type="float">
            <text:p>0.1793287</text:p>
          </table:table-cell>
          <table:table-cell table:formula="of:=[.AB17]*0.46" office:value-type="float" office:value="0.26780556" calcext:value-type="float">
            <text:p>0.26780556</text:p>
          </table:table-cell>
          <table:table-cell table:formula="of:=[.AC17]*0.46" office:value-type="float" office:value="1.7370796" calcext:value-type="float">
            <text:p>1.7370796</text:p>
          </table:table-cell>
          <table:table-cell table:formula="of:=[.AD17]*0.46" office:value-type="float" office:value="1.0894594" calcext:value-type="float">
            <text:p>1.0894594</text:p>
          </table:table-cell>
          <table:table-cell table:formula="of:=[.AE17]*0.46" office:value-type="float" office:value="1.9991324" calcext:value-type="float">
            <text:p>1.9991324</text:p>
          </table:table-cell>
          <table:table-cell table:formula="of:=[.AF17]*0.46" office:value-type="float" office:value="1.9991324" calcext:value-type="float">
            <text:p>1.9991324</text:p>
          </table:table-cell>
          <table:table-cell table:formula="of:=[.AG17]*0.46" office:value-type="float" office:value="0" calcext:value-type="float">
            <text:p>0</text:p>
          </table:table-cell>
          <table:table-cell table:formula="of:=[.AH17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table:style-name="ce41" office:value-type="float" office:value="14" calcext:value-type="float">
            <text:p>14</text:p>
          </table:table-cell>
          <table:table-cell table:formula="of:=[.I18]*0.46" office:value-type="float" office:value="2.0885978" calcext:value-type="float">
            <text:p>2.0885978</text:p>
          </table:table-cell>
          <table:table-cell table:formula="of:=[.J18]*0.46" office:value-type="float" office:value="2.0368754" calcext:value-type="float">
            <text:p>2.0368754</text:p>
          </table:table-cell>
          <table:table-cell table:formula="of:=[.K18]*0.46" office:value-type="float" office:value="1.4349746" calcext:value-type="float">
            <text:p>1.4349746</text:p>
          </table:table-cell>
          <table:table-cell table:formula="of:=[.L18]*0.46" office:value-type="float" office:value="0.7305214" calcext:value-type="float">
            <text:p>0.7305214</text:p>
          </table:table-cell>
          <table:table-cell table:formula="of:=[.M18]*0.46" office:value-type="float" office:value="1.7268722" calcext:value-type="float">
            <text:p>1.7268722</text:p>
          </table:table-cell>
          <table:table-cell table:formula="of:=[.N18]*0.46" office:value-type="float" office:value="0.683997" calcext:value-type="float">
            <text:p>0.683997</text:p>
          </table:table-cell>
          <table:table-cell table:formula="of:=[.O18]*0.46" office:value-type="float" office:value="2.0651056" calcext:value-type="float">
            <text:p>2.0651056</text:p>
          </table:table-cell>
          <table:table-cell table:formula="of:=[.P18]*0.46" office:value-type="float" office:value="1.3441568" calcext:value-type="float">
            <text:p>1.3441568</text:p>
          </table:table-cell>
          <table:table-cell table:formula="of:=[.Q18]*0.46" office:value-type="float" office:value="0.7337966" calcext:value-type="float">
            <text:p>0.7337966</text:p>
          </table:table-cell>
          <table:table-cell table:formula="of:=[.R18]*0.46" office:value-type="float" office:value="1.7080628" calcext:value-type="float">
            <text:p>1.7080628</text:p>
          </table:table-cell>
          <table:table-cell table:formula="of:=[.S18]*0.46" office:value-type="float" office:value="1.7069588" calcext:value-type="float">
            <text:p>1.7069588</text:p>
          </table:table-cell>
          <table:table-cell table:formula="of:=[.T18]*0.46" office:value-type="float" office:value="0.9939864" calcext:value-type="float">
            <text:p>0.9939864</text:p>
          </table:table-cell>
          <table:table-cell table:formula="of:=[.U18]*0.46" office:value-type="float" office:value="1.7291032" calcext:value-type="float">
            <text:p>1.7291032</text:p>
          </table:table-cell>
          <table:table-cell table:formula="of:=[.V18]*0.46" office:value-type="float" office:value="2.1537798" calcext:value-type="float">
            <text:p>2.1537798</text:p>
          </table:table-cell>
          <table:table-cell table:formula="of:=[.W18]*0.46" office:value-type="float" office:value="0" calcext:value-type="float">
            <text:p>0</text:p>
          </table:table-cell>
          <table:table-cell table:formula="of:=[.X18]*0.46" office:value-type="float" office:value="2.0447966" calcext:value-type="float">
            <text:p>2.0447966</text:p>
          </table:table-cell>
          <table:table-cell table:formula="of:=[.Y18]*0.46" office:value-type="float" office:value="0.6907728" calcext:value-type="float">
            <text:p>0.6907728</text:p>
          </table:table-cell>
          <table:table-cell table:formula="of:=[.Z18]*0.46" office:value-type="float" office:value="0.7531396" calcext:value-type="float">
            <text:p>0.7531396</text:p>
          </table:table-cell>
          <table:table-cell table:formula="of:=[.AA18]*0.46" office:value-type="float" office:value="2.1488624" calcext:value-type="float">
            <text:p>2.1488624</text:p>
          </table:table-cell>
          <table:table-cell table:formula="of:=[.AB18]*0.46" office:value-type="float" office:value="1.911162" calcext:value-type="float">
            <text:p>1.911162</text:p>
          </table:table-cell>
          <table:table-cell table:formula="of:=[.AC18]*0.46" office:value-type="float" office:value="0.5172608" calcext:value-type="float">
            <text:p>0.5172608</text:p>
          </table:table-cell>
          <table:table-cell table:formula="of:=[.AD18]*0.46" office:value-type="float" office:value="2.0392582" calcext:value-type="float">
            <text:p>2.0392582</text:p>
          </table:table-cell>
          <table:table-cell table:formula="of:=[.AE18]*0.46" office:value-type="float" office:value="2.4601996" calcext:value-type="float">
            <text:p>2.4601996</text:p>
          </table:table-cell>
          <table:table-cell table:formula="of:=[.AF18]*0.46" office:value-type="float" office:value="2.4601996" calcext:value-type="float">
            <text:p>2.4601996</text:p>
          </table:table-cell>
          <table:table-cell table:formula="of:=[.AG18]*0.46" office:value-type="float" office:value="0" calcext:value-type="float">
            <text:p>0</text:p>
          </table:table-cell>
          <table:table-cell table:formula="of:=[.AH18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7"/>
          <table:table-cell table:style-name="ce41" office:value-type="float" office:value="15" calcext:value-type="float">
            <text:p>15</text:p>
          </table:table-cell>
          <table:table-cell table:formula="of:=[.I19]*0.46" office:value-type="float" office:value="0.9684196" calcext:value-type="float">
            <text:p>0.9684196</text:p>
          </table:table-cell>
          <table:table-cell table:formula="of:=[.J19]*0.46" office:value-type="float" office:value="0.3873338" calcext:value-type="float">
            <text:p>0.3873338</text:p>
          </table:table-cell>
          <table:table-cell table:formula="of:=[.K19]*0.46" office:value-type="float" office:value="0.9659356" calcext:value-type="float">
            <text:p>0.9659356</text:p>
          </table:table-cell>
          <table:table-cell table:formula="of:=[.L19]*0.46" office:value-type="float" office:value="1.3423628" calcext:value-type="float">
            <text:p>1.3423628</text:p>
          </table:table-cell>
          <table:table-cell table:formula="of:=[.M19]*0.46" office:value-type="float" office:value="0.8981408" calcext:value-type="float">
            <text:p>0.8981408</text:p>
          </table:table-cell>
          <table:table-cell table:formula="of:=[.N19]*0.46" office:value-type="float" office:value="1.6168908" calcext:value-type="float">
            <text:p>1.6168908</text:p>
          </table:table-cell>
          <table:table-cell table:formula="of:=[.O19]*0.46" office:value-type="float" office:value="0.23768108" calcext:value-type="float">
            <text:p>0.23768108</text:p>
          </table:table-cell>
          <table:table-cell table:formula="of:=[.P19]*0.46" office:value-type="float" office:value="0.986953" calcext:value-type="float">
            <text:p>0.986953</text:p>
          </table:table-cell>
          <table:table-cell table:formula="of:=[.Q19]*0.46" office:value-type="float" office:value="1.3406332" calcext:value-type="float">
            <text:p>1.3406332</text:p>
          </table:table-cell>
          <table:table-cell table:formula="of:=[.R19]*0.46" office:value-type="float" office:value="0.3411291" calcext:value-type="float">
            <text:p>0.3411291</text:p>
          </table:table-cell>
          <table:table-cell table:formula="of:=[.S19]*0.46" office:value-type="float" office:value="0.42453032" calcext:value-type="float">
            <text:p>0.42453032</text:p>
          </table:table-cell>
          <table:table-cell table:formula="of:=[.T19]*0.46" office:value-type="float" office:value="3.0347304" calcext:value-type="float">
            <text:p>3.0347304</text:p>
          </table:table-cell>
          <table:table-cell table:formula="of:=[.U19]*0.46" office:value-type="float" office:value="0.9778082" calcext:value-type="float">
            <text:p>0.9778082</text:p>
          </table:table-cell>
          <table:table-cell table:formula="of:=[.V19]*0.46" office:value-type="float" office:value="0.27074818" calcext:value-type="float">
            <text:p>0.27074818</text:p>
          </table:table-cell>
          <table:table-cell table:formula="of:=[.W19]*0.46" office:value-type="float" office:value="2.0447966" calcext:value-type="float">
            <text:p>2.0447966</text:p>
          </table:table-cell>
          <table:table-cell table:formula="of:=[.X19]*0.46" office:value-type="float" office:value="0" calcext:value-type="float">
            <text:p>0</text:p>
          </table:table-cell>
          <table:table-cell table:formula="of:=[.Y19]*0.46" office:value-type="float" office:value="2.5516108" calcext:value-type="float">
            <text:p>2.5516108</text:p>
          </table:table-cell>
          <table:table-cell table:formula="of:=[.Z19]*0.46" office:value-type="float" office:value="2.7234714" calcext:value-type="float">
            <text:p>2.7234714</text:p>
          </table:table-cell>
          <table:table-cell table:formula="of:=[.AA19]*0.46" office:value-type="float" office:value="0.1271072" calcext:value-type="float">
            <text:p>0.1271072</text:p>
          </table:table-cell>
          <table:table-cell table:formula="of:=[.AB19]*0.46" office:value-type="float" office:value="0.3687268" calcext:value-type="float">
            <text:p>0.3687268</text:p>
          </table:table-cell>
          <table:table-cell table:formula="of:=[.AC19]*0.46" office:value-type="float" office:value="1.673388" calcext:value-type="float">
            <text:p>1.673388</text:p>
          </table:table-cell>
          <table:table-cell table:formula="of:=[.AD19]*0.46" office:value-type="float" office:value="0.8208608" calcext:value-type="float">
            <text:p>0.8208608</text:p>
          </table:table-cell>
          <table:table-cell table:formula="of:=[.AE19]*0.46" office:value-type="float" office:value="2.2003502" calcext:value-type="float">
            <text:p>2.2003502</text:p>
          </table:table-cell>
          <table:table-cell table:formula="of:=[.AF19]*0.46" office:value-type="float" office:value="2.2003502" calcext:value-type="float">
            <text:p>2.2003502</text:p>
          </table:table-cell>
          <table:table-cell table:formula="of:=[.AG19]*0.46" office:value-type="float" office:value="0" calcext:value-type="float">
            <text:p>0</text:p>
          </table:table-cell>
          <table:table-cell table:formula="of:=[.AH19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number-columns-repeated="4"/>
          <table:table-cell table:style-name="ce46" office:value-type="float" office:value="16" calcext:value-type="float">
            <text:p>16</text:p>
          </table:table-cell>
          <table:table-cell table:formula="of:=[.I20]*0.46" office:value-type="float" office:value="2.7414712" calcext:value-type="float">
            <text:p>2.7414712</text:p>
          </table:table-cell>
          <table:table-cell table:formula="of:=[.J20]*0.46" office:value-type="float" office:value="2.6152104" calcext:value-type="float">
            <text:p>2.6152104</text:p>
          </table:table-cell>
          <table:table-cell table:formula="of:=[.K20]*0.46" office:value-type="float" office:value="1.7530554" calcext:value-type="float">
            <text:p>1.7530554</text:p>
          </table:table-cell>
          <table:table-cell table:formula="of:=[.L20]*0.46" office:value-type="float" office:value="1.2193542" calcext:value-type="float">
            <text:p>1.2193542</text:p>
          </table:table-cell>
          <table:table-cell table:formula="of:=[.M20]*0.46" office:value-type="float" office:value="2.0205132" calcext:value-type="float">
            <text:p>2.0205132</text:p>
          </table:table-cell>
          <table:table-cell table:formula="of:=[.N20]*0.46" office:value-type="float" office:value="1.3730724" calcext:value-type="float">
            <text:p>1.3730724</text:p>
          </table:table-cell>
          <table:table-cell table:formula="of:=[.O20]*0.46" office:value-type="float" office:value="2.5203814" calcext:value-type="float">
            <text:p>2.5203814</text:p>
          </table:table-cell>
          <table:table-cell table:formula="of:=[.P20]*0.46" office:value-type="float" office:value="1.6792116" calcext:value-type="float">
            <text:p>1.6792116</text:p>
          </table:table-cell>
          <table:table-cell table:formula="of:=[.Q20]*0.46" office:value-type="float" office:value="1.2202236" calcext:value-type="float">
            <text:p>1.2202236</text:p>
          </table:table-cell>
          <table:table-cell table:formula="of:=[.R20]*0.46" office:value-type="float" office:value="2.2111694" calcext:value-type="float">
            <text:p>2.2111694</text:p>
          </table:table-cell>
          <table:table-cell table:formula="of:=[.S20]*0.46" office:value-type="float" office:value="2.2730992" calcext:value-type="float">
            <text:p>2.2730992</text:p>
          </table:table-cell>
          <table:table-cell table:formula="of:=[.T20]*0.46" office:value-type="float" office:value="0.675487" calcext:value-type="float">
            <text:p>0.675487</text:p>
          </table:table-cell>
          <table:table-cell table:formula="of:=[.U20]*0.46" office:value-type="float" office:value="2.3883062" calcext:value-type="float">
            <text:p>2.3883062</text:p>
          </table:table-cell>
          <table:table-cell table:formula="of:=[.V20]*0.46" office:value-type="float" office:value="2.7052324" calcext:value-type="float">
            <text:p>2.7052324</text:p>
          </table:table-cell>
          <table:table-cell table:formula="of:=[.W20]*0.46" office:value-type="float" office:value="0.6907728" calcext:value-type="float">
            <text:p>0.6907728</text:p>
          </table:table-cell>
          <table:table-cell table:formula="of:=[.X20]*0.46" office:value-type="float" office:value="2.5516108" calcext:value-type="float">
            <text:p>2.5516108</text:p>
          </table:table-cell>
          <table:table-cell table:formula="of:=[.Y20]*0.46" office:value-type="float" office:value="0" calcext:value-type="float">
            <text:p>0</text:p>
          </table:table-cell>
          <table:table-cell table:formula="of:=[.Z20]*0.46" office:value-type="float" office:value="0.9194158" calcext:value-type="float">
            <text:p>0.9194158</text:p>
          </table:table-cell>
          <table:table-cell table:formula="of:=[.AA20]*0.46" office:value-type="float" office:value="2.6680046" calcext:value-type="float">
            <text:p>2.6680046</text:p>
          </table:table-cell>
          <table:table-cell table:formula="of:=[.AB20]*0.46" office:value-type="float" office:value="2.485978" calcext:value-type="float">
            <text:p>2.485978</text:p>
          </table:table-cell>
          <table:table-cell table:formula="of:=[.AC20]*0.46" office:value-type="float" office:value="1.2033324" calcext:value-type="float">
            <text:p>1.2033324</text:p>
          </table:table-cell>
          <table:table-cell table:formula="of:=[.AD20]*0.46" office:value-type="float" office:value="2.3444038" calcext:value-type="float">
            <text:p>2.3444038</text:p>
          </table:table-cell>
          <table:table-cell table:formula="of:=[.AE20]*0.46" office:value-type="float" office:value="3.1449556" calcext:value-type="float">
            <text:p>3.1449556</text:p>
          </table:table-cell>
          <table:table-cell table:formula="of:=[.AF20]*0.46" office:value-type="float" office:value="3.1449556" calcext:value-type="float">
            <text:p>3.1449556</text:p>
          </table:table-cell>
          <table:table-cell table:formula="of:=[.AG20]*0.46" office:value-type="float" office:value="0" calcext:value-type="float">
            <text:p>0</text:p>
          </table:table-cell>
          <table:table-cell table:formula="of:=[.AH20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15"/>
          <table:table-cell table:number-columns-repeated="4"/>
          <table:table-cell table:style-name="ce46" office:value-type="float" office:value="17" calcext:value-type="float">
            <text:p>17</text:p>
          </table:table-cell>
          <table:table-cell table:formula="of:=[.I21]*0.46" office:value-type="float" office:value="2.5772328" calcext:value-type="float">
            <text:p>2.5772328</text:p>
          </table:table-cell>
          <table:table-cell table:formula="of:=[.J21]*0.46" office:value-type="float" office:value="2.6528292" calcext:value-type="float">
            <text:p>2.6528292</text:p>
          </table:table-cell>
          <table:table-cell table:formula="of:=[.K21]*0.46" office:value-type="float" office:value="2.1864628" calcext:value-type="float">
            <text:p>2.1864628</text:p>
          </table:table-cell>
          <table:table-cell table:formula="of:=[.L21]*0.46" office:value-type="float" office:value="1.4671516" calcext:value-type="float">
            <text:p>1.4671516</text:p>
          </table:table-cell>
          <table:table-cell table:formula="of:=[.M21]*0.46" office:value-type="float" office:value="2.4786594" calcext:value-type="float">
            <text:p>2.4786594</text:p>
          </table:table-cell>
          <table:table-cell table:formula="of:=[.N21]*0.46" office:value-type="float" office:value="1.153933" calcext:value-type="float">
            <text:p>1.153933</text:p>
          </table:table-cell>
          <table:table-cell table:formula="of:=[.O21]*0.46" office:value-type="float" office:value="2.7727282" calcext:value-type="float">
            <text:p>2.7727282</text:p>
          </table:table-cell>
          <table:table-cell table:formula="of:=[.P21]*0.46" office:value-type="float" office:value="2.0948722" calcext:value-type="float">
            <text:p>2.0948722</text:p>
          </table:table-cell>
          <table:table-cell table:formula="of:=[.Q21]*0.46" office:value-type="float" office:value="1.4709788" calcext:value-type="float">
            <text:p>1.4709788</text:p>
          </table:table-cell>
          <table:table-cell table:formula="of:=[.R21]*0.46" office:value-type="float" office:value="2.3980444" calcext:value-type="float">
            <text:p>2.3980444</text:p>
          </table:table-cell>
          <table:table-cell table:formula="of:=[.S21]*0.46" office:value-type="float" office:value="2.347679" calcext:value-type="float">
            <text:p>2.347679</text:p>
          </table:table-cell>
          <table:table-cell table:formula="of:=[.T21]*0.46" office:value-type="float" office:value="0.5897614" calcext:value-type="float">
            <text:p>0.5897614</text:p>
          </table:table-cell>
          <table:table-cell table:formula="of:=[.U21]*0.46" office:value-type="float" office:value="2.218189" calcext:value-type="float">
            <text:p>2.218189</text:p>
          </table:table-cell>
          <table:table-cell table:formula="of:=[.V21]*0.46" office:value-type="float" office:value="2.7940354" calcext:value-type="float">
            <text:p>2.7940354</text:p>
          </table:table-cell>
          <table:table-cell table:formula="of:=[.W21]*0.46" office:value-type="float" office:value="0.7531396" calcext:value-type="float">
            <text:p>0.7531396</text:p>
          </table:table-cell>
          <table:table-cell table:formula="of:=[.X21]*0.46" office:value-type="float" office:value="2.7234714" calcext:value-type="float">
            <text:p>2.7234714</text:p>
          </table:table-cell>
          <table:table-cell table:formula="of:=[.Y21]*0.46" office:value-type="float" office:value="0.9194158" calcext:value-type="float">
            <text:p>0.9194158</text:p>
          </table:table-cell>
          <table:table-cell table:formula="of:=[.Z21]*0.46" office:value-type="float" office:value="0" calcext:value-type="float">
            <text:p>0</text:p>
          </table:table-cell>
          <table:table-cell table:formula="of:=[.AA21]*0.46" office:value-type="float" office:value="2.8163086" calcext:value-type="float">
            <text:p>2.8163086</text:p>
          </table:table-cell>
          <table:table-cell table:formula="of:=[.AB21]*0.46" office:value-type="float" office:value="2.53529" calcext:value-type="float">
            <text:p>2.53529</text:p>
          </table:table-cell>
          <table:table-cell table:formula="of:=[.AC21]*0.46" office:value-type="float" office:value="1.0569788" calcext:value-type="float">
            <text:p>1.0569788</text:p>
          </table:table-cell>
          <table:table-cell table:formula="of:=[.AD21]*0.46" office:value-type="float" office:value="2.7885798" calcext:value-type="float">
            <text:p>2.7885798</text:p>
          </table:table-cell>
          <table:table-cell table:formula="of:=[.AE21]*0.46" office:value-type="float" office:value="2.6036782" calcext:value-type="float">
            <text:p>2.6036782</text:p>
          </table:table-cell>
          <table:table-cell table:formula="of:=[.AF21]*0.46" office:value-type="float" office:value="2.6036782" calcext:value-type="float">
            <text:p>2.6036782</text:p>
          </table:table-cell>
          <table:table-cell table:formula="of:=[.AG21]*0.46" office:value-type="float" office:value="0" calcext:value-type="float">
            <text:p>0</text:p>
          </table:table-cell>
          <table:table-cell table:formula="of:=[.AH21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9"/>
          <table:table-cell table:style-name="ce25"/>
          <table:table-cell table:number-columns-repeated="4"/>
          <table:table-cell table:style-name="ce46" office:value-type="float" office:value="18" calcext:value-type="float">
            <text:p>18</text:p>
          </table:table-cell>
          <table:table-cell table:formula="of:=[.I22]*0.46" office:value-type="float" office:value="0.9218492" calcext:value-type="float">
            <text:p>0.9218492</text:p>
          </table:table-cell>
          <table:table-cell table:formula="of:=[.J22]*0.46" office:value-type="float" office:value="0.34319542" calcext:value-type="float">
            <text:p>0.34319542</text:p>
          </table:table-cell>
          <table:table-cell table:formula="of:=[.K22]*0.46" office:value-type="float" office:value="1.0928542" calcext:value-type="float">
            <text:p>1.0928542</text:p>
          </table:table-cell>
          <table:table-cell table:formula="of:=[.L22]*0.46" office:value-type="float" office:value="1.454727" calcext:value-type="float">
            <text:p>1.454727</text:p>
          </table:table-cell>
          <table:table-cell table:formula="of:=[.M22]*0.46" office:value-type="float" office:value="1.017934" calcext:value-type="float">
            <text:p>1.017934</text:p>
          </table:table-cell>
          <table:table-cell table:formula="of:=[.N22]*0.46" office:value-type="float" office:value="1.6965444" calcext:value-type="float">
            <text:p>1.6965444</text:p>
          </table:table-cell>
          <table:table-cell table:formula="of:=[.O22]*0.46" office:value-type="float" office:value="0.32686266" calcext:value-type="float">
            <text:p>0.32686266</text:p>
          </table:table-cell>
          <table:table-cell table:formula="of:=[.P22]*0.46" office:value-type="float" office:value="1.113982" calcext:value-type="float">
            <text:p>1.113982</text:p>
          </table:table-cell>
          <table:table-cell table:formula="of:=[.Q22]*0.46" office:value-type="float" office:value="1.4532044" calcext:value-type="float">
            <text:p>1.4532044</text:p>
          </table:table-cell>
          <table:table-cell table:formula="of:=[.R22]*0.46" office:value-type="float" office:value="0.45754176" calcext:value-type="float">
            <text:p>0.45754176</text:p>
          </table:table-cell>
          <table:table-cell table:formula="of:=[.S22]*0.46" office:value-type="float" office:value="0.4838142" calcext:value-type="float">
            <text:p>0.4838142</text:p>
          </table:table-cell>
          <table:table-cell table:formula="of:=[.T22]*0.46" office:value-type="float" office:value="3.1409214" calcext:value-type="float">
            <text:p>3.1409214</text:p>
          </table:table-cell>
          <table:table-cell table:formula="of:=[.U22]*0.46" office:value-type="float" office:value="0.9781532" calcext:value-type="float">
            <text:p>0.9781532</text:p>
          </table:table-cell>
          <table:table-cell table:formula="of:=[.V22]*0.46" office:value-type="float" office:value="0.1793287" calcext:value-type="float">
            <text:p>0.1793287</text:p>
          </table:table-cell>
          <table:table-cell table:formula="of:=[.W22]*0.46" office:value-type="float" office:value="2.1488624" calcext:value-type="float">
            <text:p>2.1488624</text:p>
          </table:table-cell>
          <table:table-cell table:formula="of:=[.X22]*0.46" office:value-type="float" office:value="0.1271072" calcext:value-type="float">
            <text:p>0.1271072</text:p>
          </table:table-cell>
          <table:table-cell table:formula="of:=[.Y22]*0.46" office:value-type="float" office:value="2.6680046" calcext:value-type="float">
            <text:p>2.6680046</text:p>
          </table:table-cell>
          <table:table-cell table:formula="of:=[.Z22]*0.46" office:value-type="float" office:value="2.8163086" calcext:value-type="float">
            <text:p>2.8163086</text:p>
          </table:table-cell>
          <table:table-cell table:formula="of:=[.AA22]*0.46" office:value-type="float" office:value="0" calcext:value-type="float">
            <text:p>0</text:p>
          </table:table-cell>
          <table:table-cell table:formula="of:=[.AB22]*0.46" office:value-type="float" office:value="0.36877786" calcext:value-type="float">
            <text:p>0.36877786</text:p>
          </table:table-cell>
          <table:table-cell table:formula="of:=[.AC22]*0.46" office:value-type="float" office:value="1.7621864" calcext:value-type="float">
            <text:p>1.7621864</text:p>
          </table:table-cell>
          <table:table-cell table:formula="of:=[.AD22]*0.46" office:value-type="float" office:value="0.9193008" calcext:value-type="float">
            <text:p>0.9193008</text:p>
          </table:table-cell>
          <table:table-cell table:formula="of:=[.AE22]*0.46" office:value-type="float" office:value="2.1670738" calcext:value-type="float">
            <text:p>2.1670738</text:p>
          </table:table-cell>
          <table:table-cell table:formula="of:=[.AF22]*0.46" office:value-type="float" office:value="2.1670738" calcext:value-type="float">
            <text:p>2.1670738</text:p>
          </table:table-cell>
          <table:table-cell table:formula="of:=[.AG22]*0.46" office:value-type="float" office:value="0" calcext:value-type="float">
            <text:p>0</text:p>
          </table:table-cell>
          <table:table-cell table:formula="of:=[.AH22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9"/>
          <table:table-cell table:style-name="ce25"/>
          <table:table-cell table:number-columns-repeated="2"/>
          <table:table-cell table:style-name="ce36"/>
          <table:table-cell/>
          <table:table-cell table:style-name="ce46" office:value-type="float" office:value="19" calcext:value-type="float">
            <text:p>19</text:p>
          </table:table-cell>
          <table:table-cell table:formula="of:=[.I23]*0.46" office:value-type="float" office:value="0.6200018" calcext:value-type="float">
            <text:p>0.6200018</text:p>
          </table:table-cell>
          <table:table-cell table:formula="of:=[.J23]*0.46" office:value-type="float" office:value="0.12960592" calcext:value-type="float">
            <text:p>0.12960592</text:p>
          </table:table-cell>
          <table:table-cell table:formula="of:=[.K23]*0.46" office:value-type="float" office:value="1.1097408" calcext:value-type="float">
            <text:p>1.1097408</text:p>
          </table:table-cell>
          <table:table-cell table:formula="of:=[.L23]*0.46" office:value-type="float" office:value="1.2697196" calcext:value-type="float">
            <text:p>1.2697196</text:p>
          </table:table-cell>
          <table:table-cell table:formula="of:=[.M23]*0.46" office:value-type="float" office:value="1.1319312" calcext:value-type="float">
            <text:p>1.1319312</text:p>
          </table:table-cell>
          <table:table-cell table:formula="of:=[.N23]*0.46" office:value-type="float" office:value="1.3916472" calcext:value-type="float">
            <text:p>1.3916472</text:p>
          </table:table-cell>
          <table:table-cell table:formula="of:=[.O23]*0.46" office:value-type="float" office:value="0.5931884" calcext:value-type="float">
            <text:p>0.5931884</text:p>
          </table:table-cell>
          <table:table-cell table:formula="of:=[.P23]*0.46" office:value-type="float" office:value="1.0994" calcext:value-type="float">
            <text:p>1.0994</text:p>
          </table:table-cell>
          <table:table-cell table:formula="of:=[.Q23]*0.46" office:value-type="float" office:value="1.2693792" calcext:value-type="float">
            <text:p>1.2693792</text:p>
          </table:table-cell>
          <table:table-cell table:formula="of:=[.R23]*0.46" office:value-type="float" office:value="0.41911704" calcext:value-type="float">
            <text:p>0.41911704</text:p>
          </table:table-cell>
          <table:table-cell table:formula="of:=[.S23]*0.46" office:value-type="float" office:value="0.21449248" calcext:value-type="float">
            <text:p>0.21449248</text:p>
          </table:table-cell>
          <table:table-cell table:formula="of:=[.T23]*0.46" office:value-type="float" office:value="2.9038098" calcext:value-type="float">
            <text:p>2.9038098</text:p>
          </table:table-cell>
          <table:table-cell table:formula="of:=[.U23]*0.46" office:value-type="float" office:value="0.6126786" calcext:value-type="float">
            <text:p>0.6126786</text:p>
          </table:table-cell>
          <table:table-cell table:formula="of:=[.V23]*0.46" office:value-type="float" office:value="0.26780556" calcext:value-type="float">
            <text:p>0.26780556</text:p>
          </table:table-cell>
          <table:table-cell table:formula="of:=[.W23]*0.46" office:value-type="float" office:value="1.911162" calcext:value-type="float">
            <text:p>1.911162</text:p>
          </table:table-cell>
          <table:table-cell table:formula="of:=[.X23]*0.46" office:value-type="float" office:value="0.3687268" calcext:value-type="float">
            <text:p>0.3687268</text:p>
          </table:table-cell>
          <table:table-cell table:formula="of:=[.Y23]*0.46" office:value-type="float" office:value="2.485978" calcext:value-type="float">
            <text:p>2.485978</text:p>
          </table:table-cell>
          <table:table-cell table:formula="of:=[.Z23]*0.46" office:value-type="float" office:value="2.53529" calcext:value-type="float">
            <text:p>2.53529</text:p>
          </table:table-cell>
          <table:table-cell table:formula="of:=[.AA23]*0.46" office:value-type="float" office:value="0.36877786" calcext:value-type="float">
            <text:p>0.36877786</text:p>
          </table:table-cell>
          <table:table-cell table:formula="of:=[.AB23]*0.46" office:value-type="float" office:value="0" calcext:value-type="float">
            <text:p>0</text:p>
          </table:table-cell>
          <table:table-cell table:formula="of:=[.AC23]*0.46" office:value-type="float" office:value="1.4791944" calcext:value-type="float">
            <text:p>1.4791944</text:p>
          </table:table-cell>
          <table:table-cell table:formula="of:=[.AD23]*0.46" office:value-type="float" office:value="1.1340104" calcext:value-type="float">
            <text:p>1.1340104</text:p>
          </table:table-cell>
          <table:table-cell table:formula="of:=[.AE23]*0.46" office:value-type="float" office:value="1.8348112" calcext:value-type="float">
            <text:p>1.8348112</text:p>
          </table:table-cell>
          <table:table-cell table:formula="of:=[.AF23]*0.46" office:value-type="float" office:value="1.8348112" calcext:value-type="float">
            <text:p>1.8348112</text:p>
          </table:table-cell>
          <table:table-cell table:formula="of:=[.AG23]*0.46" office:value-type="float" office:value="0" calcext:value-type="float">
            <text:p>0</text:p>
          </table:table-cell>
          <table:table-cell table:formula="of:=[.AH23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0"/>
          <table:table-cell table:number-columns-repeated="5"/>
          <table:table-cell table:style-name="ce46" office:value-type="float" office:value="20" calcext:value-type="float">
            <text:p>20</text:p>
          </table:table-cell>
          <table:table-cell table:formula="of:=[.I24]*0.46" office:value-type="float" office:value="1.5856292" calcext:value-type="float">
            <text:p>1.5856292</text:p>
          </table:table-cell>
          <table:table-cell table:formula="of:=[.J24]*0.46" office:value-type="float" office:value="1.5982516" calcext:value-type="float">
            <text:p>1.5982516</text:p>
          </table:table-cell>
          <table:table-cell table:formula="of:=[.K24]*0.46" office:value-type="float" office:value="1.295153" calcext:value-type="float">
            <text:p>1.295153</text:p>
          </table:table-cell>
          <table:table-cell table:formula="of:=[.L24]*0.46" office:value-type="float" office:value="0.576334" calcext:value-type="float">
            <text:p>0.576334</text:p>
          </table:table-cell>
          <table:table-cell table:formula="of:=[.M24]*0.46" office:value-type="float" office:value="1.576167" calcext:value-type="float">
            <text:p>1.576167</text:p>
          </table:table-cell>
          <table:table-cell table:formula="of:=[.N24]*0.46" office:value-type="float" office:value="0.17323094" calcext:value-type="float">
            <text:p>0.17323094</text:p>
          </table:table-cell>
          <table:table-cell table:formula="of:=[.O24]*0.46" office:value-type="float" office:value="1.7413806" calcext:value-type="float">
            <text:p>1.7413806</text:p>
          </table:table-cell>
          <table:table-cell table:formula="of:=[.P24]*0.46" office:value-type="float" office:value="1.2013084" calcext:value-type="float">
            <text:p>1.2013084</text:p>
          </table:table-cell>
          <table:table-cell table:formula="of:=[.Q24]*0.46" office:value-type="float" office:value="0.5814308" calcext:value-type="float">
            <text:p>0.5814308</text:p>
          </table:table-cell>
          <table:table-cell table:formula="of:=[.R24]*0.46" office:value-type="float" office:value="1.3567976" calcext:value-type="float">
            <text:p>1.3567976</text:p>
          </table:table-cell>
          <table:table-cell table:formula="of:=[.S24]*0.46" office:value-type="float" office:value="1.2908244" calcext:value-type="float">
            <text:p>1.2908244</text:p>
          </table:table-cell>
          <table:table-cell table:formula="of:=[.T24]*0.46" office:value-type="float" office:value="1.4570086" calcext:value-type="float">
            <text:p>1.4570086</text:p>
          </table:table-cell>
          <table:table-cell table:formula="of:=[.U24]*0.46" office:value-type="float" office:value="1.2237012" calcext:value-type="float">
            <text:p>1.2237012</text:p>
          </table:table-cell>
          <table:table-cell table:formula="of:=[.V24]*0.46" office:value-type="float" office:value="1.7370796" calcext:value-type="float">
            <text:p>1.7370796</text:p>
          </table:table-cell>
          <table:table-cell table:formula="of:=[.W24]*0.46" office:value-type="float" office:value="0.5172608" calcext:value-type="float">
            <text:p>0.5172608</text:p>
          </table:table-cell>
          <table:table-cell table:formula="of:=[.X24]*0.46" office:value-type="float" office:value="1.673388" calcext:value-type="float">
            <text:p>1.673388</text:p>
          </table:table-cell>
          <table:table-cell table:formula="of:=[.Y24]*0.46" office:value-type="float" office:value="1.2033324" calcext:value-type="float">
            <text:p>1.2033324</text:p>
          </table:table-cell>
          <table:table-cell table:formula="of:=[.Z24]*0.46" office:value-type="float" office:value="1.0569788" calcext:value-type="float">
            <text:p>1.0569788</text:p>
          </table:table-cell>
          <table:table-cell table:formula="of:=[.AA24]*0.46" office:value-type="float" office:value="1.7621864" calcext:value-type="float">
            <text:p>1.7621864</text:p>
          </table:table-cell>
          <table:table-cell table:formula="of:=[.AB24]*0.46" office:value-type="float" office:value="1.4791944" calcext:value-type="float">
            <text:p>1.4791944</text:p>
          </table:table-cell>
          <table:table-cell table:formula="of:=[.AC24]*0.46" office:value-type="float" office:value="0" calcext:value-type="float">
            <text:p>0</text:p>
          </table:table-cell>
          <table:table-cell table:formula="of:=[.AD24]*0.46" office:value-type="float" office:value="1.8535056" calcext:value-type="float">
            <text:p>1.8535056</text:p>
          </table:table-cell>
          <table:table-cell table:formula="of:=[.AE24]*0.46" office:value-type="float" office:value="1.9775354" calcext:value-type="float">
            <text:p>1.9775354</text:p>
          </table:table-cell>
          <table:table-cell table:formula="of:=[.AF24]*0.46" office:value-type="float" office:value="1.9775354" calcext:value-type="float">
            <text:p>1.9775354</text:p>
          </table:table-cell>
          <table:table-cell table:formula="of:=[.AG24]*0.46" office:value-type="float" office:value="0" calcext:value-type="float">
            <text:p>0</text:p>
          </table:table-cell>
          <table:table-cell table:formula="of:=[.AH24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0"/>
          <table:table-cell table:number-columns-repeated="5"/>
          <table:table-cell table:style-name="ce46" office:value-type="float" office:value="21" calcext:value-type="float">
            <text:p>21</text:p>
          </table:table-cell>
          <table:table-cell table:formula="of:=[.I25]*0.46" office:value-type="float" office:value="1.7536396" calcext:value-type="float">
            <text:p>1.7536396</text:p>
          </table:table-cell>
          <table:table-cell table:formula="of:=[.J25]*0.46" office:value-type="float" office:value="1.1943946" calcext:value-type="float">
            <text:p>1.1943946</text:p>
          </table:table-cell>
          <table:table-cell table:formula="of:=[.K25]*0.46" office:value-type="float" office:value="0.6074392" calcext:value-type="float">
            <text:p>0.6074392</text:p>
          </table:table-cell>
          <table:table-cell table:formula="of:=[.L25]*0.46" office:value-type="float" office:value="1.3271598" calcext:value-type="float">
            <text:p>1.3271598</text:p>
          </table:table-cell>
          <table:table-cell table:formula="of:=[.M25]*0.46" office:value-type="float" office:value="0.32413808" calcext:value-type="float">
            <text:p>0.32413808</text:p>
          </table:table-cell>
          <table:table-cell table:formula="of:=[.N25]*0.46" office:value-type="float" office:value="1.8748312" calcext:value-type="float">
            <text:p>1.8748312</text:p>
          </table:table-cell>
          <table:table-cell table:formula="of:=[.O25]*0.46" office:value-type="float" office:value="0.5924386" calcext:value-type="float">
            <text:p>0.5924386</text:p>
          </table:table-cell>
          <table:table-cell table:formula="of:=[.P25]*0.46" office:value-type="float" office:value="0.6957178" calcext:value-type="float">
            <text:p>0.6957178</text:p>
          </table:table-cell>
          <table:table-cell table:formula="of:=[.Q25]*0.46" office:value-type="float" office:value="1.3229324" calcext:value-type="float">
            <text:p>1.3229324</text:p>
          </table:table-cell>
          <table:table-cell table:formula="of:=[.R25]*0.46" office:value-type="float" office:value="0.7714614" calcext:value-type="float">
            <text:p>0.7714614</text:p>
          </table:table-cell>
          <table:table-cell table:formula="of:=[.S25]*0.46" office:value-type="float" office:value="1.0534782" calcext:value-type="float">
            <text:p>1.0534782</text:p>
          </table:table-cell>
          <table:table-cell table:formula="of:=[.T25]*0.46" office:value-type="float" office:value="2.945357" calcext:value-type="float">
            <text:p>2.945357</text:p>
          </table:table-cell>
          <table:table-cell table:formula="of:=[.U25]*0.46" office:value-type="float" office:value="1.6660648" calcext:value-type="float">
            <text:p>1.6660648</text:p>
          </table:table-cell>
          <table:table-cell table:formula="of:=[.V25]*0.46" office:value-type="float" office:value="1.0894594" calcext:value-type="float">
            <text:p>1.0894594</text:p>
          </table:table-cell>
          <table:table-cell table:formula="of:=[.W25]*0.46" office:value-type="float" office:value="2.0392582" calcext:value-type="float">
            <text:p>2.0392582</text:p>
          </table:table-cell>
          <table:table-cell table:formula="of:=[.X25]*0.46" office:value-type="float" office:value="0.8208608" calcext:value-type="float">
            <text:p>0.8208608</text:p>
          </table:table-cell>
          <table:table-cell table:formula="of:=[.Y25]*0.46" office:value-type="float" office:value="2.3444038" calcext:value-type="float">
            <text:p>2.3444038</text:p>
          </table:table-cell>
          <table:table-cell table:formula="of:=[.Z25]*0.46" office:value-type="float" office:value="2.7885798" calcext:value-type="float">
            <text:p>2.7885798</text:p>
          </table:table-cell>
          <table:table-cell table:formula="of:=[.AA25]*0.46" office:value-type="float" office:value="0.9193008" calcext:value-type="float">
            <text:p>0.9193008</text:p>
          </table:table-cell>
          <table:table-cell table:formula="of:=[.AB25]*0.46" office:value-type="float" office:value="1.1340104" calcext:value-type="float">
            <text:p>1.1340104</text:p>
          </table:table-cell>
          <table:table-cell table:formula="of:=[.AC25]*0.46" office:value-type="float" office:value="1.8535056" calcext:value-type="float">
            <text:p>1.8535056</text:p>
          </table:table-cell>
          <table:table-cell table:formula="of:=[.AD25]*0.46" office:value-type="float" office:value="0" calcext:value-type="float">
            <text:p>0</text:p>
          </table:table-cell>
          <table:table-cell table:formula="of:=[.AE25]*0.46" office:value-type="float" office:value="2.933213" calcext:value-type="float">
            <text:p>2.933213</text:p>
          </table:table-cell>
          <table:table-cell table:formula="of:=[.AF25]*0.46" office:value-type="float" office:value="2.933213" calcext:value-type="float">
            <text:p>2.933213</text:p>
          </table:table-cell>
          <table:table-cell table:formula="of:=[.AG25]*0.46" office:value-type="float" office:value="0" calcext:value-type="float">
            <text:p>0</text:p>
          </table:table-cell>
          <table:table-cell table:formula="of:=[.AH25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9"/>
          <table:table-cell table:style-name="ce25"/>
          <table:table-cell table:number-columns-repeated="4"/>
          <table:table-cell table:style-name="ce43" office:value-type="float" office:value="22" calcext:value-type="float">
            <text:p>22</text:p>
          </table:table-cell>
          <table:table-cell table:formula="of:=[.I26]*0.46" office:value-type="float" office:value="1.2497372" calcext:value-type="float">
            <text:p>1.2497372</text:p>
          </table:table-cell>
          <table:table-cell table:formula="of:=[.J26]*0.46" office:value-type="float" office:value="1.8244152" calcext:value-type="float">
            <text:p>1.8244152</text:p>
          </table:table-cell>
          <table:table-cell table:formula="of:=[.K26]*0.46" office:value-type="float" office:value="2.689459" calcext:value-type="float">
            <text:p>2.689459</text:p>
          </table:table-cell>
          <table:table-cell table:formula="of:=[.L26]*0.46" office:value-type="float" office:value="2.3198996" calcext:value-type="float">
            <text:p>2.3198996</text:p>
          </table:table-cell>
          <table:table-cell table:formula="of:=[.M26]*0.46" office:value-type="float" office:value="2.8392488" calcext:value-type="float">
            <text:p>2.8392488</text:p>
          </table:table-cell>
          <table:table-cell table:formula="of:=[.N26]*0.46" office:value-type="float" office:value="1.8051642" calcext:value-type="float">
            <text:p>1.8051642</text:p>
          </table:table-cell>
          <table:table-cell table:formula="of:=[.O26]*0.46" office:value-type="float" office:value="2.4278754" calcext:value-type="float">
            <text:p>2.4278754</text:p>
          </table:table-cell>
          <table:table-cell table:formula="of:=[.P26]*0.46" office:value-type="float" office:value="2.6297188" calcext:value-type="float">
            <text:p>2.6297188</text:p>
          </table:table-cell>
          <table:table-cell table:formula="of:=[.Q26]*0.46" office:value-type="float" office:value="2.3237084" calcext:value-type="float">
            <text:p>2.3237084</text:p>
          </table:table-cell>
          <table:table-cell table:formula="of:=[.R26]*0.46" office:value-type="float" office:value="2.1621564" calcext:value-type="float">
            <text:p>2.1621564</text:p>
          </table:table-cell>
          <table:table-cell table:formula="of:=[.S26]*0.46" office:value-type="float" office:value="1.8799326" calcext:value-type="float">
            <text:p>1.8799326</text:p>
          </table:table-cell>
          <table:table-cell table:formula="of:=[.T26]*0.46" office:value-type="float" office:value="3.1779836" calcext:value-type="float">
            <text:p>3.1779836</text:p>
          </table:table-cell>
          <table:table-cell table:formula="of:=[.U26]*0.46" office:value-type="float" office:value="1.2682522" calcext:value-type="float">
            <text:p>1.2682522</text:p>
          </table:table-cell>
          <table:table-cell table:formula="of:=[.V26]*0.46" office:value-type="float" office:value="1.9991324" calcext:value-type="float">
            <text:p>1.9991324</text:p>
          </table:table-cell>
          <table:table-cell table:formula="of:=[.W26]*0.46" office:value-type="float" office:value="2.4601996" calcext:value-type="float">
            <text:p>2.4601996</text:p>
          </table:table-cell>
          <table:table-cell table:formula="of:=[.X26]*0.46" office:value-type="float" office:value="2.2003502" calcext:value-type="float">
            <text:p>2.2003502</text:p>
          </table:table-cell>
          <table:table-cell table:formula="of:=[.Y26]*0.46" office:value-type="float" office:value="3.1449556" calcext:value-type="float">
            <text:p>3.1449556</text:p>
          </table:table-cell>
          <table:table-cell table:formula="of:=[.Z26]*0.46" office:value-type="float" office:value="2.6036782" calcext:value-type="float">
            <text:p>2.6036782</text:p>
          </table:table-cell>
          <table:table-cell table:formula="of:=[.AA26]*0.46" office:value-type="float" office:value="2.1670738" calcext:value-type="float">
            <text:p>2.1670738</text:p>
          </table:table-cell>
          <table:table-cell table:formula="of:=[.AB26]*0.46" office:value-type="float" office:value="1.8348112" calcext:value-type="float">
            <text:p>1.8348112</text:p>
          </table:table-cell>
          <table:table-cell table:formula="of:=[.AC26]*0.46" office:value-type="float" office:value="1.9775354" calcext:value-type="float">
            <text:p>1.9775354</text:p>
          </table:table-cell>
          <table:table-cell table:formula="of:=[.AD26]*0.46" office:value-type="float" office:value="2.933213" calcext:value-type="float">
            <text:p>2.933213</text:p>
          </table:table-cell>
          <table:table-cell table:formula="of:=[.AE26]*0.46" office:value-type="float" office:value="0" calcext:value-type="float">
            <text:p>0</text:p>
          </table:table-cell>
          <table:table-cell table:formula="of:=[.AF26]*0.46" office:value-type="float" office:value="0" calcext:value-type="float">
            <text:p>0</text:p>
          </table:table-cell>
          <table:table-cell table:formula="of:=[.AG26]*0.46" office:value-type="float" office:value="0" calcext:value-type="float">
            <text:p>0</text:p>
          </table:table-cell>
          <table:table-cell table:formula="of:=[.AH26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5"/>
          <table:table-cell table:number-columns-repeated="4"/>
          <table:table-cell table:style-name="ce43" office:value-type="float" office:value="23" calcext:value-type="float">
            <text:p>23</text:p>
          </table:table-cell>
          <table:table-cell table:formula="of:=[.I27]*0.46" office:value-type="float" office:value="1.2497372" calcext:value-type="float">
            <text:p>1.2497372</text:p>
          </table:table-cell>
          <table:table-cell table:formula="of:=[.J27]*0.46" office:value-type="float" office:value="1.8244152" calcext:value-type="float">
            <text:p>1.8244152</text:p>
          </table:table-cell>
          <table:table-cell table:formula="of:=[.K27]*0.46" office:value-type="float" office:value="2.689459" calcext:value-type="float">
            <text:p>2.689459</text:p>
          </table:table-cell>
          <table:table-cell table:formula="of:=[.L27]*0.46" office:value-type="float" office:value="2.3198996" calcext:value-type="float">
            <text:p>2.3198996</text:p>
          </table:table-cell>
          <table:table-cell table:formula="of:=[.M27]*0.46" office:value-type="float" office:value="2.8392488" calcext:value-type="float">
            <text:p>2.8392488</text:p>
          </table:table-cell>
          <table:table-cell table:formula="of:=[.N27]*0.46" office:value-type="float" office:value="1.8051642" calcext:value-type="float">
            <text:p>1.8051642</text:p>
          </table:table-cell>
          <table:table-cell table:formula="of:=[.O27]*0.46" office:value-type="float" office:value="2.4278754" calcext:value-type="float">
            <text:p>2.4278754</text:p>
          </table:table-cell>
          <table:table-cell table:formula="of:=[.P27]*0.46" office:value-type="float" office:value="2.6297188" calcext:value-type="float">
            <text:p>2.6297188</text:p>
          </table:table-cell>
          <table:table-cell table:formula="of:=[.Q27]*0.46" office:value-type="float" office:value="2.3237084" calcext:value-type="float">
            <text:p>2.3237084</text:p>
          </table:table-cell>
          <table:table-cell table:formula="of:=[.R27]*0.46" office:value-type="float" office:value="2.1621564" calcext:value-type="float">
            <text:p>2.1621564</text:p>
          </table:table-cell>
          <table:table-cell table:formula="of:=[.S27]*0.46" office:value-type="float" office:value="1.8799326" calcext:value-type="float">
            <text:p>1.8799326</text:p>
          </table:table-cell>
          <table:table-cell table:formula="of:=[.T27]*0.46" office:value-type="float" office:value="3.1779836" calcext:value-type="float">
            <text:p>3.1779836</text:p>
          </table:table-cell>
          <table:table-cell table:formula="of:=[.U27]*0.46" office:value-type="float" office:value="1.2682522" calcext:value-type="float">
            <text:p>1.2682522</text:p>
          </table:table-cell>
          <table:table-cell table:formula="of:=[.V27]*0.46" office:value-type="float" office:value="1.9991324" calcext:value-type="float">
            <text:p>1.9991324</text:p>
          </table:table-cell>
          <table:table-cell table:formula="of:=[.W27]*0.46" office:value-type="float" office:value="2.4601996" calcext:value-type="float">
            <text:p>2.4601996</text:p>
          </table:table-cell>
          <table:table-cell table:formula="of:=[.X27]*0.46" office:value-type="float" office:value="2.2003502" calcext:value-type="float">
            <text:p>2.2003502</text:p>
          </table:table-cell>
          <table:table-cell table:formula="of:=[.Y27]*0.46" office:value-type="float" office:value="3.1449556" calcext:value-type="float">
            <text:p>3.1449556</text:p>
          </table:table-cell>
          <table:table-cell table:formula="of:=[.Z27]*0.46" office:value-type="float" office:value="2.6036782" calcext:value-type="float">
            <text:p>2.6036782</text:p>
          </table:table-cell>
          <table:table-cell table:formula="of:=[.AA27]*0.46" office:value-type="float" office:value="2.1670738" calcext:value-type="float">
            <text:p>2.1670738</text:p>
          </table:table-cell>
          <table:table-cell table:formula="of:=[.AB27]*0.46" office:value-type="float" office:value="1.8348112" calcext:value-type="float">
            <text:p>1.8348112</text:p>
          </table:table-cell>
          <table:table-cell table:formula="of:=[.AC27]*0.46" office:value-type="float" office:value="1.9775354" calcext:value-type="float">
            <text:p>1.9775354</text:p>
          </table:table-cell>
          <table:table-cell table:formula="of:=[.AD27]*0.46" office:value-type="float" office:value="2.933213" calcext:value-type="float">
            <text:p>2.933213</text:p>
          </table:table-cell>
          <table:table-cell table:formula="of:=[.AE27]*0.46" office:value-type="float" office:value="0" calcext:value-type="float">
            <text:p>0</text:p>
          </table:table-cell>
          <table:table-cell table:formula="of:=[.AF27]*0.46" office:value-type="float" office:value="0" calcext:value-type="float">
            <text:p>0</text:p>
          </table:table-cell>
          <table:table-cell table:formula="of:=[.AG27]*0.46" office:value-type="float" office:value="0" calcext:value-type="float">
            <text:p>0</text:p>
          </table:table-cell>
          <table:table-cell table:formula="of:=[.AH27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0"/>
          <table:table-cell table:style-name="ce29" table:number-columns-repeated="2"/>
          <table:table-cell table:number-columns-repeated="3"/>
          <table:table-cell office:value-type="float" office:value="24" calcext:value-type="float">
            <text:p>24</text:p>
          </table:table-cell>
          <table:table-cell table:formula="of:=[.I28]*0.46" office:value-type="float" office:value="0" calcext:value-type="float">
            <text:p>0</text:p>
          </table:table-cell>
          <table:table-cell table:formula="of:=[.J28]*0.46" office:value-type="float" office:value="0" calcext:value-type="float">
            <text:p>0</text:p>
          </table:table-cell>
          <table:table-cell table:formula="of:=[.K28]*0.46" office:value-type="float" office:value="0" calcext:value-type="float">
            <text:p>0</text:p>
          </table:table-cell>
          <table:table-cell table:formula="of:=[.L28]*0.46" office:value-type="float" office:value="0" calcext:value-type="float">
            <text:p>0</text:p>
          </table:table-cell>
          <table:table-cell table:formula="of:=[.M28]*0.46" office:value-type="float" office:value="0" calcext:value-type="float">
            <text:p>0</text:p>
          </table:table-cell>
          <table:table-cell table:formula="of:=[.N28]*0.46" office:value-type="float" office:value="0" calcext:value-type="float">
            <text:p>0</text:p>
          </table:table-cell>
          <table:table-cell table:formula="of:=[.O28]*0.46" office:value-type="float" office:value="0" calcext:value-type="float">
            <text:p>0</text:p>
          </table:table-cell>
          <table:table-cell table:formula="of:=[.P28]*0.46" office:value-type="float" office:value="0" calcext:value-type="float">
            <text:p>0</text:p>
          </table:table-cell>
          <table:table-cell table:formula="of:=[.Q28]*0.46" office:value-type="float" office:value="0" calcext:value-type="float">
            <text:p>0</text:p>
          </table:table-cell>
          <table:table-cell table:formula="of:=[.R28]*0.46" office:value-type="float" office:value="0" calcext:value-type="float">
            <text:p>0</text:p>
          </table:table-cell>
          <table:table-cell table:formula="of:=[.S28]*0.46" office:value-type="float" office:value="0" calcext:value-type="float">
            <text:p>0</text:p>
          </table:table-cell>
          <table:table-cell table:formula="of:=[.T28]*0.46" office:value-type="float" office:value="0" calcext:value-type="float">
            <text:p>0</text:p>
          </table:table-cell>
          <table:table-cell table:formula="of:=[.U28]*0.46" office:value-type="float" office:value="0" calcext:value-type="float">
            <text:p>0</text:p>
          </table:table-cell>
          <table:table-cell table:formula="of:=[.V28]*0.46" office:value-type="float" office:value="0" calcext:value-type="float">
            <text:p>0</text:p>
          </table:table-cell>
          <table:table-cell table:formula="of:=[.W28]*0.46" office:value-type="float" office:value="0" calcext:value-type="float">
            <text:p>0</text:p>
          </table:table-cell>
          <table:table-cell table:formula="of:=[.X28]*0.46" office:value-type="float" office:value="0" calcext:value-type="float">
            <text:p>0</text:p>
          </table:table-cell>
          <table:table-cell table:formula="of:=[.Y28]*0.46" office:value-type="float" office:value="0" calcext:value-type="float">
            <text:p>0</text:p>
          </table:table-cell>
          <table:table-cell table:formula="of:=[.Z28]*0.46" office:value-type="float" office:value="0" calcext:value-type="float">
            <text:p>0</text:p>
          </table:table-cell>
          <table:table-cell table:formula="of:=[.AA28]*0.46" office:value-type="float" office:value="0" calcext:value-type="float">
            <text:p>0</text:p>
          </table:table-cell>
          <table:table-cell table:formula="of:=[.AB28]*0.46" office:value-type="float" office:value="0" calcext:value-type="float">
            <text:p>0</text:p>
          </table:table-cell>
          <table:table-cell table:formula="of:=[.AC28]*0.46" office:value-type="float" office:value="0" calcext:value-type="float">
            <text:p>0</text:p>
          </table:table-cell>
          <table:table-cell table:formula="of:=[.AD28]*0.46" office:value-type="float" office:value="0" calcext:value-type="float">
            <text:p>0</text:p>
          </table:table-cell>
          <table:table-cell table:formula="of:=[.AE28]*0.46" office:value-type="float" office:value="0" calcext:value-type="float">
            <text:p>0</text:p>
          </table:table-cell>
          <table:table-cell table:formula="of:=[.AF28]*0.46" office:value-type="float" office:value="0" calcext:value-type="float">
            <text:p>0</text:p>
          </table:table-cell>
          <table:table-cell table:formula="of:=[.AG28]*0.46" office:value-type="float" office:value="0" calcext:value-type="float">
            <text:p>0</text:p>
          </table:table-cell>
          <table:table-cell table:formula="of:=[.AH28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29" table:number-columns-repeated="2"/>
          <table:table-cell table:number-columns-repeated="3"/>
          <table:table-cell office:value-type="float" office:value="25" calcext:value-type="float">
            <text:p>25</text:p>
          </table:table-cell>
          <table:table-cell table:formula="of:=[.I29]*0.46" office:value-type="float" office:value="0" calcext:value-type="float">
            <text:p>0</text:p>
          </table:table-cell>
          <table:table-cell table:formula="of:=[.J29]*0.46" office:value-type="float" office:value="0" calcext:value-type="float">
            <text:p>0</text:p>
          </table:table-cell>
          <table:table-cell table:formula="of:=[.K29]*0.46" office:value-type="float" office:value="0" calcext:value-type="float">
            <text:p>0</text:p>
          </table:table-cell>
          <table:table-cell table:formula="of:=[.L29]*0.46" office:value-type="float" office:value="0" calcext:value-type="float">
            <text:p>0</text:p>
          </table:table-cell>
          <table:table-cell table:formula="of:=[.M29]*0.46" office:value-type="float" office:value="0" calcext:value-type="float">
            <text:p>0</text:p>
          </table:table-cell>
          <table:table-cell table:formula="of:=[.N29]*0.46" office:value-type="float" office:value="0" calcext:value-type="float">
            <text:p>0</text:p>
          </table:table-cell>
          <table:table-cell table:formula="of:=[.O29]*0.46" office:value-type="float" office:value="0" calcext:value-type="float">
            <text:p>0</text:p>
          </table:table-cell>
          <table:table-cell table:formula="of:=[.P29]*0.46" office:value-type="float" office:value="0" calcext:value-type="float">
            <text:p>0</text:p>
          </table:table-cell>
          <table:table-cell table:formula="of:=[.Q29]*0.46" office:value-type="float" office:value="0" calcext:value-type="float">
            <text:p>0</text:p>
          </table:table-cell>
          <table:table-cell table:formula="of:=[.R29]*0.46" office:value-type="float" office:value="0" calcext:value-type="float">
            <text:p>0</text:p>
          </table:table-cell>
          <table:table-cell table:formula="of:=[.S29]*0.46" office:value-type="float" office:value="0" calcext:value-type="float">
            <text:p>0</text:p>
          </table:table-cell>
          <table:table-cell table:formula="of:=[.T29]*0.46" office:value-type="float" office:value="0" calcext:value-type="float">
            <text:p>0</text:p>
          </table:table-cell>
          <table:table-cell table:formula="of:=[.U29]*0.46" office:value-type="float" office:value="0" calcext:value-type="float">
            <text:p>0</text:p>
          </table:table-cell>
          <table:table-cell table:formula="of:=[.V29]*0.46" office:value-type="float" office:value="0" calcext:value-type="float">
            <text:p>0</text:p>
          </table:table-cell>
          <table:table-cell table:formula="of:=[.W29]*0.46" office:value-type="float" office:value="0" calcext:value-type="float">
            <text:p>0</text:p>
          </table:table-cell>
          <table:table-cell table:formula="of:=[.X29]*0.46" office:value-type="float" office:value="0" calcext:value-type="float">
            <text:p>0</text:p>
          </table:table-cell>
          <table:table-cell table:formula="of:=[.Y29]*0.46" office:value-type="float" office:value="0" calcext:value-type="float">
            <text:p>0</text:p>
          </table:table-cell>
          <table:table-cell table:formula="of:=[.Z29]*0.46" office:value-type="float" office:value="0" calcext:value-type="float">
            <text:p>0</text:p>
          </table:table-cell>
          <table:table-cell table:formula="of:=[.AA29]*0.46" office:value-type="float" office:value="0" calcext:value-type="float">
            <text:p>0</text:p>
          </table:table-cell>
          <table:table-cell table:formula="of:=[.AB29]*0.46" office:value-type="float" office:value="0" calcext:value-type="float">
            <text:p>0</text:p>
          </table:table-cell>
          <table:table-cell table:formula="of:=[.AC29]*0.46" office:value-type="float" office:value="0" calcext:value-type="float">
            <text:p>0</text:p>
          </table:table-cell>
          <table:table-cell table:formula="of:=[.AD29]*0.46" office:value-type="float" office:value="0" calcext:value-type="float">
            <text:p>0</text:p>
          </table:table-cell>
          <table:table-cell table:formula="of:=[.AE29]*0.46" office:value-type="float" office:value="0" calcext:value-type="float">
            <text:p>0</text:p>
          </table:table-cell>
          <table:table-cell table:formula="of:=[.AF29]*0.46" office:value-type="float" office:value="0" calcext:value-type="float">
            <text:p>0</text:p>
          </table:table-cell>
          <table:table-cell table:formula="of:=[.AG29]*0.46" office:value-type="float" office:value="0" calcext:value-type="float">
            <text:p>0</text:p>
          </table:table-cell>
          <table:table-cell table:formula="of:=[.AH29]*0.4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8"/>
          <table:table-cell table:style-name="ce10"/>
          <table:table-cell table:style-name="ce2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9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30"/>
          <table:table-cell table:number-columns-repeated="1020"/>
        </table:table-row>
        <table:table-row table:style-name="ro1">
          <table:table-cell table:number-columns-repeated="3"/>
          <table:table-cell table:style-name="ce30"/>
          <table:table-cell table:number-columns-repeated="6"/>
          <table:table-cell table:formula="of:=5/60" office:value-type="float" office:value="0.0833333333333333" calcext:value-type="float">
            <text:p>0.083333333333333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9" table:formula="of:=12*[.K93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hicle: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[.N35]+[.L40]+[.Q38]" office:value-type="float" office:value="0.112245426829268" calcext:value-type="float">
            <text:p>0.112245426829268</text:p>
          </table:table-cell>
          <table:table-cell/>
          <table:table-cell table:formula="of:=[.N35]+[.Q38]" office:value-type="float" office:value="0.076872987804878" calcext:value-type="float">
            <text:p>0.0768729878048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hicle: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O36]+[.X41]+[.K50]+[.P37]+[.AD42]+[.M56]+[.R39]" office:value-type="float" office:value="0.194129487804878" calcext:value-type="float">
            <text:p>0.194129487804878</text:p>
          </table:table-cell>
          <table:table-cell/>
          <table:table-cell table:formula="of:=[.O36]+[.R39]" office:value-type="float" office:value="0.0712324390243903" calcext:value-type="float">
            <text:p>0.071232439024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96]+[.L97]" office:value-type="float" office:value="0.148105426829268" calcext:value-type="float">
            <text:p>0.1481054268292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[.L9]+[.I26]+[.J27]+[.X10]+[.M25]" office:value-type="float" office:value="9.354556" calcext:value-type="float">
            <text:p>9.354556</text:p>
          </table:table-cell>
          <table:table-cell office:value-type="string" calcext:value-type="string">
            <text:p>none</text:p>
          </table:table-cell>
          <table:table-cell/>
          <table:table-cell table:formula="of:=[.I57]+[.K93]" office:value-type="float" office:value="0.149597235772358" calcext:value-type="float">
            <text:p>0.149597235772358</text:p>
          </table:table-cell>
          <table:table-cell table:formula="of:=[.L100]+[.K93]+[.L40]" office:value-type="float" office:value="0.268303008130081" calcext:value-type="float">
            <text:p>0.268303008130081</text:p>
          </table:table-cell>
          <table:table-cell table:formula="of:=[.M100]+[.J58]+[.K93]" office:value-type="float" office:value="0.448370975609756" calcext:value-type="float">
            <text:p>0.448370975609756</text:p>
          </table:table-cell>
          <table:table-cell table:formula="of:=[.N100]+[.K93]+[.X41]" office:value-type="float" office:value="0.544306699186992" calcext:value-type="float">
            <text:p>0.544306699186992</text:p>
          </table:table-cell>
          <table:table-cell table:style-name="ce50" table:formula="of:=[.O100]+[.K93]+[.M56]" office:value-type="float" office:value="0.644826569105691" calcext:value-type="float">
            <text:p>0.64482656910569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formula="of:=[.N4]+[.Q7]+[.O5]+[.R8]" office:value-type="float" office:value="6.0723225" calcext:value-type="float">
            <text:p>6.0723225</text:p>
          </table:table-cell>
          <table:table-cell office:value-type="string" calcext:value-type="string">
            <text:p>pass</text:p>
          </table:table-cell>
          <table:table-cell table:style-name="ce50" table:formula="of:=[.N35]+[.K93]+[.Q38]+[.K93]+[.O36]+[.K93]+[.K93]+[.R39]" office:value-type="float" office:value="0.481438760162602" calcext:value-type="float">
            <text:p>0.48143876016260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K19]+[.AD11]" office:value-type="float" office:value="3.61229" calcext:value-type="float">
            <text:p>3.61229</text:p>
          </table:table-cell>
          <table:table-cell office:value-type="string" calcext:value-type="string">
            <text:p>parcel</text:p>
          </table:table-cell>
          <table:table-cell table:style-name="ce50" table:formula="of:=[.K50]+[.K93]+[.AD42]+[.K93]" office:value-type="float" office:value="0.254771300813008" calcext:value-type="float">
            <text:p>0.254771300813008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[.P6]" office:value-type="float" office:value="0.205143" calcext:value-type="float">
            <text:p>0.205143</text:p>
          </table:table-cell>
          <table:table-cell office:value-type="string" calcext:value-type="string">
            <text:p>both</text:p>
          </table:table-cell>
          <table:table-cell table:style-name="ce50" table:formula="of:=[.P37]+[.K93]" office:value-type="float" office:value="0.0883368211382114" calcext:value-type="float">
            <text:p>0.088336821138211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number-columns-repeated="140" table:default-cell-style-name="Default"/>
        <table:table-row table:style-name="ro1">
          <table:table-cell table:style-name="ce26" office:value-type="string" calcext:value-type="string">
            <text:p>0:</text:p>
          </table:table-cell>
          <table:table-cell office:value-type="float" office:value="14.1833" calcext:value-type="float">
            <text:p>14.1833</text:p>
          </table:table-cell>
          <table:table-cell office:value-type="string" calcext:value-type="string">
            <text:p>-</text:p>
          </table:table-cell>
          <table:table-cell office:value-type="float" office:value="14.35" calcext:value-type="float">
            <text:p>14.35</text:p>
          </table:table-cell>
          <table:table-cell table:number-columns-repeated="136"/>
        </table:table-row>
        <table:table-row table:style-name="ro1">
          <table:table-cell table:style-name="ce26" office:value-type="string" calcext:value-type="string">
            <text:p>1:</text:p>
          </table:table-cell>
          <table:table-cell office:value-type="float" office:value="12.75" calcext:value-type="float">
            <text:p>12.75</text:p>
          </table:table-cell>
          <table:table-cell office:value-type="string" calcext:value-type="string">
            <text:p>-</text:p>
          </table:table-cell>
          <table:table-cell office:value-type="float" office:value="12.9167" calcext:value-type="float">
            <text:p>12.9167</text:p>
          </table:table-cell>
          <table:table-cell table:number-columns-repeated="136"/>
        </table:table-row>
        <table:table-row table:style-name="ro1">
          <table:table-cell table:style-name="ce26" office:value-type="string" calcext:value-type="string">
            <text:p>2: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-</text:p>
          </table:table-cell>
          <table:table-cell office:value-type="float" office:value="16.2667" calcext:value-type="float">
            <text:p>16.266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26" office:value-type="string" calcext:value-type="string">
            <text:p>3:</text:p>
          </table:table-cell>
          <table:table-cell office:value-type="float" office:value="14.7667" calcext:value-type="float">
            <text:p>14.7667</text:p>
          </table:table-cell>
          <table:table-cell office:value-type="string" calcext:value-type="string">
            <text:p>-</text:p>
          </table:table-cell>
          <table:table-cell office:value-type="float" office:value="14.9333" calcext:value-type="float">
            <text:p>14.9333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0" calcext:value-type="float">
            <text:p>0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3.9328" calcext:value-type="float">
            <text:p>3.9328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4.6503" calcext:value-type="float">
            <text:p>4.6503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19.195" calcext:value-type="float">
            <text:p>19.195</text:p>
          </table:table-cell>
          <table:table-cell office:value-type="float" office:value="2.1548" calcext:value-type="float">
            <text:p>2.154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4.2729" calcext:value-type="float">
            <text:p>4.2729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3.6738" calcext:value-type="float">
            <text:p>3.673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3124" calcext:value-type="float">
            <text:p>4.3124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4.643" calcext:value-type="float">
            <text:p>4.643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5.7784" calcext:value-type="float">
            <text:p>5.778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4.643" calcext:value-type="float">
            <text:p>4.643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4.643" calcext:value-type="float">
            <text:p>4.643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4.6844" calcext:value-type="float">
            <text:p>4.6844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4.68572" calcext:value-type="float">
            <text:p>4.68572</text:p>
          </table:table-cell>
          <table:table-cell table:number-columns-repeated="6" office:value-type="float" office:value="2.57687" calcext:value-type="float">
            <text:p>2.576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: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-</text:p>
          </table:table-cell>
          <table:table-cell office:value-type="float" office:value="9.86667" calcext:value-type="float">
            <text:p>9.866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0" calcext:value-type="float">
            <text:p>0</text:p>
          </table:table-cell>
          <table:table-cell office:value-type="float" office:value="1.75326" calcext:value-type="float">
            <text:p>1.75326</text:p>
          </table:table-cell>
          <table:table-cell office:value-type="float" office:value="0.523296" calcext:value-type="float">
            <text:p>0.523296</text:p>
          </table:table-cell>
          <table:table-cell office:value-type="float" office:value="0.981971" calcext:value-type="float">
            <text:p>0.981971</text:p>
          </table:table-cell>
          <table:table-cell office:value-type="float" office:value="0.441872" calcext:value-type="float">
            <text:p>0.441872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4.60758" calcext:value-type="float">
            <text:p>4.60758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0.604295" calcext:value-type="float">
            <text:p>0.604295</text:p>
          </table:table-cell>
          <table:table-cell office:value-type="float" office:value="1.88849" calcext:value-type="float">
            <text:p>1.88849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2.81828" calcext:value-type="float">
            <text:p>2.81828</text:p>
          </table:table-cell>
          <table:table-cell office:value-type="float" office:value="0.545635" calcext:value-type="float">
            <text:p>0.545635</text:p>
          </table:table-cell>
          <table:table-cell office:value-type="float" office:value="1.73063" calcext:value-type="float">
            <text:p>1.73063</text:p>
          </table:table-cell>
          <table:table-cell office:value-type="float" office:value="1.1286" calcext:value-type="float">
            <text:p>1.1286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1.91247" calcext:value-type="float">
            <text:p>1.91247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0.372494" calcext:value-type="float">
            <text:p>0.372494</text:p>
          </table:table-cell>
          <table:table-cell office:value-type="float" office:value="0.301989" calcext:value-type="float">
            <text:p>0.301989</text:p>
          </table:table-cell>
          <table:table-cell office:value-type="float" office:value="0.161679" calcext:value-type="float">
            <text:p>0.161679</text:p>
          </table:table-cell>
          <table:table-cell office:value-type="float" office:value="1.53427" calcext:value-type="float">
            <text:p>1.53427</text:p>
          </table:table-cell>
          <table:table-cell office:value-type="float" office:value="19.14" calcext:value-type="float">
            <text:p>19.14</text:p>
          </table:table-cell>
          <table:table-cell office:value-type="float" office:value="3.51356" calcext:value-type="float">
            <text:p>3.51356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0.644704" calcext:value-type="float">
            <text:p>0.644704</text:p>
          </table:table-cell>
          <table:table-cell office:value-type="float" office:value="0.614819" calcext:value-type="float">
            <text:p>0.614819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1.95564" calcext:value-type="float">
            <text:p>1.95564</text:p>
          </table:table-cell>
          <table:table-cell office:value-type="float" office:value="0.563033" calcext:value-type="float">
            <text:p>0.563033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0.324407" calcext:value-type="float">
            <text:p>0.324407</text:p>
          </table:table-cell>
          <table:table-cell office:value-type="float" office:value="0.164957" calcext:value-type="float">
            <text:p>0.164957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19.5176" calcext:value-type="float">
            <text:p>19.5176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0.683225" calcext:value-type="float">
            <text:p>0.683225</text:p>
          </table:table-cell>
          <table:table-cell office:value-type="float" office:value="0.37748" calcext:value-type="float">
            <text:p>0.37748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1.99155" calcext:value-type="float">
            <text:p>1.99155</text:p>
          </table:table-cell>
          <table:table-cell office:value-type="float" office:value="3.2911" calcext:value-type="float">
            <text:p>3.2911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1.78278" calcext:value-type="float">
            <text:p>1.78278</text:p>
          </table:table-cell>
          <table:table-cell office:value-type="float" office:value="1.12243" calcext:value-type="float">
            <text:p>1.12243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2.38412" calcext:value-type="float">
            <text:p>2.38412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0.224167" calcext:value-type="float">
            <text:p>0.224167</text:p>
          </table:table-cell>
          <table:table-cell office:value-type="float" office:value="0.374778" calcext:value-type="float">
            <text:p>0.374778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241212" calcext:value-type="float">
            <text:p>0.241212</text:p>
          </table:table-cell>
          <table:table-cell office:value-type="float" office:value="0.679588" calcext:value-type="float">
            <text:p>0.679588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764843" calcext:value-type="float">
            <text:p>0.764843</text:p>
          </table:table-cell>
          <table:table-cell office:value-type="float" office:value="1.02795" calcext:value-type="float">
            <text:p>1.02795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0.791191" calcext:value-type="float">
            <text:p>0.791191</text:p>
          </table:table-cell>
          <table:table-cell office:value-type="float" office:value="1.08077" calcext:value-type="float">
            <text:p>1.08077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1.80391" calcext:value-type="float">
            <text:p>1.80391</text:p>
          </table:table-cell>
          <table:table-cell office:value-type="float" office:value="2.24611" calcext:value-type="float">
            <text:p>2.24611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85719" calcext:value-type="float">
            <text:p>1.85719</text:p>
          </table:table-cell>
          <table:table-cell office:value-type="float" office:value="0.658668" calcext:value-type="float">
            <text:p>0.658668</text:p>
          </table:table-cell>
          <table:table-cell office:value-type="float" office:value="2.15056" calcext:value-type="float">
            <text:p>2.15056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.90448" calcext:value-type="float">
            <text:p>1.90448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0.324648" calcext:value-type="float">
            <text:p>0.324648</text:p>
          </table:table-cell>
          <table:table-cell office:value-type="float" office:value="1.94041" calcext:value-type="float">
            <text:p>1.94041</text:p>
          </table:table-cell>
          <table:table-cell office:value-type="float" office:value="2.4358" calcext:value-type="float">
            <text:p>2.4358</text:p>
          </table:table-cell>
          <table:table-cell office:value-type="float" office:value="0.559245" calcext:value-type="float">
            <text:p>0.559245</text:p>
          </table:table-cell>
          <table:table-cell office:value-type="float" office:value="19.333" calcext:value-type="float">
            <text:p>19.333</text:p>
          </table:table-cell>
          <table:table-cell office:value-type="float" office:value="5.14934" calcext:value-type="float">
            <text:p>5.14934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1.71549" calcext:value-type="float">
            <text:p>1.71549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0.470539" calcext:value-type="float">
            <text:p>0.470539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19.4739" calcext:value-type="float">
            <text:p>19.4739</text:p>
          </table:table-cell>
          <table:table-cell office:value-type="float" office:value="2.15137" calcext:value-type="float">
            <text:p>2.15137</text:p>
          </table:table-cell>
          <table:table-cell office:value-type="float" office:value="1.42294" calcext:value-type="float">
            <text:p>1.42294</text:p>
          </table:table-cell>
          <table:table-cell office:value-type="float" office:value="1.16234" calcext:value-type="float">
            <text:p>1.1623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1.25102" calcext:value-type="float">
            <text:p>1.25102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1.57921" calcext:value-type="float">
            <text:p>1.57921</text:p>
          </table:table-cell>
          <table:table-cell office:value-type="float" office:value="2.46134" calcext:value-type="float">
            <text:p>2.46134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0.24507" calcext:value-type="float">
            <text:p>0.24507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2.00787" calcext:value-type="float">
            <text:p>2.00787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.901" calcext:value-type="float">
            <text:p>1.901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0.80312" calcext:value-type="float">
            <text:p>0.80312</text:p>
          </table:table-cell>
          <table:table-cell office:value-type="float" office:value="1.13492" calcext:value-type="float">
            <text:p>1.13492</text:p>
          </table:table-cell>
          <table:table-cell office:value-type="float" office:value="1.48807" calcext:value-type="float">
            <text:p>1.48807</text:p>
          </table:table-cell>
          <table:table-cell office:value-type="float" office:value="0.581286" calcext:value-type="float">
            <text:p>0.581286</text:p>
          </table:table-cell>
          <table:table-cell office:value-type="float" office:value="0.564593" calcext:value-type="float">
            <text:p>0.564593</text:p>
          </table:table-cell>
          <table:table-cell office:value-type="float" office:value="5.83034" calcext:value-type="float">
            <text:p>5.83034</text:p>
          </table:table-cell>
          <table:table-cell office:value-type="float" office:value="0.736053" calcext:value-type="float">
            <text:p>0.736053</text:p>
          </table:table-cell>
          <table:table-cell office:value-type="float" office:value="1.96357" calcext:value-type="float">
            <text:p>1.96357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5.13215" calcext:value-type="float">
            <text:p>5.13215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20.1004" calcext:value-type="float">
            <text:p>20.1004</text:p>
          </table:table-cell>
          <table:table-cell office:value-type="float" office:value="1.51155" calcext:value-type="float">
            <text:p>1.51155</text:p>
          </table:table-cell>
          <table:table-cell office:value-type="float" office:value="0.50345" calcext:value-type="float">
            <text:p>0.50345</text:p>
          </table:table-cell>
          <table:table-cell table:number-columns-repeated="6" office:value-type="float" office:value="4.50257" calcext:value-type="float">
            <text:p>4.502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:</text:p>
          </table:table-cell>
          <table:table-cell office:value-type="float" office:value="11.6167" calcext:value-type="float">
            <text:p>11.6167</text:p>
          </table:table-cell>
          <table:table-cell office:value-type="string" calcext:value-type="string">
            <text:p>-</text:p>
          </table:table-cell>
          <table:table-cell office:value-type="float" office:value="11.7833" calcext:value-type="float">
            <text:p>11.78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1.75326" calcext:value-type="float">
            <text:p>1.75326</text:p>
          </table:table-cell>
          <table:table-cell office:value-type="float" office:value="0" calcext:value-type="float">
            <text:p>0</text:p>
          </table:table-cell>
          <table:table-cell office:value-type="float" office:value="1.47719" calcext:value-type="float">
            <text:p>1.47719</text:p>
          </table:table-cell>
          <table:table-cell office:value-type="float" office:value="2.29432" calcext:value-type="float">
            <text:p>2.29432</text:p>
          </table:table-cell>
          <table:table-cell office:value-type="float" office:value="1.57296" calcext:value-type="float">
            <text:p>1.57296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5.47532" calcext:value-type="float">
            <text:p>5.47532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1.51547" calcext:value-type="float">
            <text:p>1.51547</text:p>
          </table:table-cell>
          <table:table-cell office:value-type="float" office:value="3.63665" calcext:value-type="float">
            <text:p>3.63665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3.31162" calcext:value-type="float">
            <text:p>3.31162</text:p>
          </table:table-cell>
          <table:table-cell office:value-type="float" office:value="1.96847" calcext:value-type="float">
            <text:p>1.96847</text:p>
          </table:table-cell>
          <table:table-cell office:value-type="float" office:value="2.01114" calcext:value-type="float">
            <text:p>2.01114</text:p>
          </table:table-cell>
          <table:table-cell office:value-type="float" office:value="1.40883" calcext:value-type="float">
            <text:p>1.40883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3.30592" calcext:value-type="float">
            <text:p>3.30592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1.9609" calcext:value-type="float">
            <text:p>1.9609</text:p>
          </table:table-cell>
          <table:table-cell office:value-type="float" office:value="1.72298" calcext:value-type="float">
            <text:p>1.72298</text:p>
          </table:table-cell>
          <table:table-cell office:value-type="float" office:value="1.75427" calcext:value-type="float">
            <text:p>1.75427</text:p>
          </table:table-cell>
          <table:table-cell office:value-type="float" office:value="2.78618" calcext:value-type="float">
            <text:p>2.78618</text:p>
          </table:table-cell>
          <table:table-cell office:value-type="float" office:value="17.4236" calcext:value-type="float">
            <text:p>17.4236</text:p>
          </table:table-cell>
          <table:table-cell office:value-type="float" office:value="4.26857" calcext:value-type="float">
            <text:p>4.26857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1.1548" calcext:value-type="float">
            <text:p>1.1548</text:p>
          </table:table-cell>
          <table:table-cell office:value-type="float" office:value="1.7454" calcext:value-type="float">
            <text:p>1.7454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3.70427" calcext:value-type="float">
            <text:p>3.70427</text:p>
          </table:table-cell>
          <table:table-cell office:value-type="float" office:value="1.35845" calcext:value-type="float">
            <text:p>1.35845</text:p>
          </table:table-cell>
          <table:table-cell office:value-type="float" office:value="2.15035" calcext:value-type="float">
            <text:p>2.15035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1.595" calcext:value-type="float">
            <text:p>1.595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18.3689" calcext:value-type="float">
            <text:p>18.3689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36951" calcext:value-type="float">
            <text:p>1.36951</text:p>
          </table:table-cell>
          <table:table-cell office:value-type="float" office:value="2.10938" calcext:value-type="float">
            <text:p>2.10938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3.52497" calcext:value-type="float">
            <text:p>3.52497</text:p>
          </table:table-cell>
          <table:table-cell office:value-type="float" office:value="3.74122" calcext:value-type="float">
            <text:p>3.74122</text:p>
          </table:table-cell>
          <table:table-cell office:value-type="float" office:value="1.78803" calcext:value-type="float">
            <text:p>1.78803</text:p>
          </table:table-cell>
          <table:table-cell office:value-type="float" office:value="2.36778" calcext:value-type="float">
            <text:p>2.36778</text:p>
          </table:table-cell>
          <table:table-cell office:value-type="float" office:value="2.39242" calcext:value-type="float">
            <text:p>2.39242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3.90885" calcext:value-type="float">
            <text:p>3.90885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1.75441" calcext:value-type="float">
            <text:p>1.75441</text:p>
          </table:table-cell>
          <table:table-cell office:value-type="float" office:value="1.38123" calcext:value-type="float">
            <text:p>1.38123</text:p>
          </table:table-cell>
          <table:table-cell office:value-type="float" office:value="0.980878" calcext:value-type="float">
            <text:p>0.980878</text:p>
          </table:table-cell>
          <table:table-cell office:value-type="float" office:value="1.76912" calcext:value-type="float">
            <text:p>1.76912</text:p>
          </table:table-cell>
          <table:table-cell office:value-type="float" office:value="1.40775" calcext:value-type="float">
            <text:p>1.40775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1.58957" calcext:value-type="float">
            <text:p>1.58957</text:p>
          </table:table-cell>
          <table:table-cell office:value-type="float" office:value="1.77298" calcext:value-type="float">
            <text:p>1.77298</text:p>
          </table:table-cell>
          <table:table-cell office:value-type="float" office:value="2.47459" calcext:value-type="float">
            <text:p>2.47459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.67249" calcext:value-type="float">
            <text:p>1.67249</text:p>
          </table:table-cell>
          <table:table-cell office:value-type="float" office:value="0.881235" calcext:value-type="float">
            <text:p>0.881235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3.5523" calcext:value-type="float">
            <text:p>3.5523</text:p>
          </table:table-cell>
          <table:table-cell office:value-type="float" office:value="3.74635" calcext:value-type="float">
            <text:p>3.74635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3.60048" calcext:value-type="float">
            <text:p>3.60048</text:p>
          </table:table-cell>
          <table:table-cell office:value-type="float" office:value="1.3926" calcext:value-type="float">
            <text:p>1.3926</text:p>
          </table:table-cell>
          <table:table-cell office:value-type="float" office:value="3.85914" calcext:value-type="float">
            <text:p>3.85914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3.54834" calcext:value-type="float">
            <text:p>3.54834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.74098" calcext:value-type="float">
            <text:p>1.74098</text:p>
          </table:table-cell>
          <table:table-cell office:value-type="float" office:value="3.49966" calcext:value-type="float">
            <text:p>3.49966</text:p>
          </table:table-cell>
          <table:table-cell office:value-type="float" office:value="3.67948" calcext:value-type="float">
            <text:p>3.67948</text:p>
          </table:table-cell>
          <table:table-cell office:value-type="float" office:value="1.80193" calcext:value-type="float">
            <text:p>1.80193</text:p>
          </table:table-cell>
          <table:table-cell office:value-type="float" office:value="17.6183" calcext:value-type="float">
            <text:p>17.6183</text:p>
          </table:table-cell>
          <table:table-cell office:value-type="float" office:value="6.40535" calcext:value-type="float">
            <text:p>6.40535</text:p>
          </table:table-cell>
          <table:table-cell office:value-type="float" office:value="2.20603" calcext:value-type="float">
            <text:p>2.20603</text:p>
          </table:table-cell>
          <table:table-cell office:value-type="float" office:value="3.09647" calcext:value-type="float">
            <text:p>3.0964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1.61664" calcext:value-type="float">
            <text:p>1.61664</text:p>
          </table:table-cell>
          <table:table-cell office:value-type="float" office:value="1.4242" calcext:value-type="float">
            <text:p>1.4242</text:p>
          </table:table-cell>
          <table:table-cell office:value-type="float" office:value="18.3244" calcext:value-type="float">
            <text:p>18.3244</text:p>
          </table:table-cell>
          <table:table-cell office:value-type="float" office:value="3.81261" calcext:value-type="float">
            <text:p>3.81261</text:p>
          </table:table-cell>
          <table:table-cell office:value-type="float" office:value="2.65022" calcext:value-type="float">
            <text:p>2.65022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0.708868" calcext:value-type="float">
            <text:p>0.708868</text:p>
          </table:table-cell>
          <table:table-cell office:value-type="float" office:value="1.03156" calcext:value-type="float">
            <text:p>1.03156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3.29974" calcext:value-type="float">
            <text:p>3.29974</text:p>
          </table:table-cell>
          <table:table-cell office:value-type="float" office:value="3.40286" calcext:value-type="float">
            <text:p>3.40286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1.60484" calcext:value-type="float">
            <text:p>1.60484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3.65821" calcext:value-type="float">
            <text:p>3.65821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3.54307" calcext:value-type="float">
            <text:p>3.54307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2.03643" calcext:value-type="float">
            <text:p>2.03643</text:p>
          </table:table-cell>
          <table:table-cell office:value-type="float" office:value="2.73006" calcext:value-type="float">
            <text:p>2.73006</text:p>
          </table:table-cell>
          <table:table-cell office:value-type="float" office:value="3.18941" calcext:value-type="float">
            <text:p>3.18941</text:p>
          </table:table-cell>
          <table:table-cell office:value-type="float" office:value="1.51452" calcext:value-type="float">
            <text:p>1.51452</text:p>
          </table:table-cell>
          <table:table-cell office:value-type="float" office:value="1.54303" calcext:value-type="float">
            <text:p>1.54303</text:p>
          </table:table-cell>
          <table:table-cell office:value-type="float" office:value="7.0918" calcext:value-type="float">
            <text:p>7.0918</text:p>
          </table:table-cell>
          <table:table-cell office:value-type="float" office:value="2.31072" calcext:value-type="float">
            <text:p>2.31072</text:p>
          </table:table-cell>
          <table:table-cell office:value-type="float" office:value="3.55693" calcext:value-type="float">
            <text:p>3.55693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6.38776" calcext:value-type="float">
            <text:p>6.38776</text:p>
          </table:table-cell>
          <table:table-cell office:value-type="float" office:value="1.4242" calcext:value-type="float">
            <text:p>1.4242</text:p>
          </table:table-cell>
          <table:table-cell office:value-type="float" office:value="18.9831" calcext:value-type="float">
            <text:p>18.9831</text:p>
          </table:table-cell>
          <table:table-cell office:value-type="float" office:value="3.26481" calcext:value-type="float">
            <text:p>3.26481</text:p>
          </table:table-cell>
          <table:table-cell office:value-type="float" office:value="1.6292" calcext:value-type="float">
            <text:p>1.6292</text:p>
          </table:table-cell>
          <table:table-cell table:number-columns-repeated="6" office:value-type="float" office:value="3.33101" calcext:value-type="float">
            <text:p>3.331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6: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</text:p>
          </table:table-cell>
          <table:table-cell office:value-type="float" office:value="15.2667" calcext:value-type="float">
            <text:p>15.26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0.523296" calcext:value-type="float">
            <text:p>0.523296</text:p>
          </table:table-cell>
          <table:table-cell office:value-type="float" office:value="1.47719" calcext:value-type="float">
            <text:p>1.47719</text:p>
          </table:table-cell>
          <table:table-cell office:value-type="float" office:value="0" calcext:value-type="float">
            <text:p>0</text:p>
          </table:table-cell>
          <table:table-cell office:value-type="float" office:value="0.853691" calcext:value-type="float">
            <text:p>0.853691</text:p>
          </table:table-cell>
          <table:table-cell office:value-type="float" office:value="0.790517" calcext:value-type="float">
            <text:p>0.790517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4.36954" calcext:value-type="float">
            <text:p>4.36954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0.105007" calcext:value-type="float">
            <text:p>0.105007</text:p>
          </table:table-cell>
          <table:table-cell office:value-type="float" office:value="2.29136" calcext:value-type="float">
            <text:p>2.29136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2.43499" calcext:value-type="float">
            <text:p>2.43499</text:p>
          </table:table-cell>
          <table:table-cell office:value-type="float" office:value="0.491402" calcext:value-type="float">
            <text:p>0.491402</text:p>
          </table:table-cell>
          <table:table-cell office:value-type="float" office:value="1.25155" calcext:value-type="float">
            <text:p>1.25155</text:p>
          </table:table-cell>
          <table:table-cell office:value-type="float" office:value="1.35327" calcext:value-type="float">
            <text:p>1.35327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1.87663" calcext:value-type="float">
            <text:p>1.87663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0.892154" calcext:value-type="float">
            <text:p>0.892154</text:p>
          </table:table-cell>
          <table:table-cell office:value-type="float" office:value="0.296527" calcext:value-type="float">
            <text:p>0.296527</text:p>
          </table:table-cell>
          <table:table-cell office:value-type="float" office:value="0.65289" calcext:value-type="float">
            <text:p>0.65289</text:p>
          </table:table-cell>
          <table:table-cell office:value-type="float" office:value="1.3976" calcext:value-type="float">
            <text:p>1.3976</text:p>
          </table:table-cell>
          <table:table-cell office:value-type="float" office:value="18.8982" calcext:value-type="float">
            <text:p>18.8982</text:p>
          </table:table-cell>
          <table:table-cell office:value-type="float" office:value="3.22252" calcext:value-type="float">
            <text:p>3.22252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0.352094" calcext:value-type="float">
            <text:p>0.352094</text:p>
          </table:table-cell>
          <table:table-cell office:value-type="float" office:value="1.03103" calcext:value-type="float">
            <text:p>1.03103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2.28783" calcext:value-type="float">
            <text:p>2.28783</text:p>
          </table:table-cell>
          <table:table-cell office:value-type="float" office:value="0.762206" calcext:value-type="float">
            <text:p>0.762206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0.764384" calcext:value-type="float">
            <text:p>0.764384</text:p>
          </table:table-cell>
          <table:table-cell office:value-type="float" office:value="0.399442" calcext:value-type="float">
            <text:p>0.399442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0.906609" calcext:value-type="float">
            <text:p>0.906609</text:p>
          </table:table-cell>
          <table:table-cell office:value-type="float" office:value="0.734288" calcext:value-type="float">
            <text:p>0.734288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2.5072" calcext:value-type="float">
            <text:p>2.5072</text:p>
          </table:table-cell>
          <table:table-cell office:value-type="float" office:value="2.90903" calcext:value-type="float">
            <text:p>2.90903</text:p>
          </table:table-cell>
          <table:table-cell office:value-type="float" office:value="0.310942" calcext:value-type="float">
            <text:p>0.310942</text:p>
          </table:table-cell>
          <table:table-cell office:value-type="float" office:value="1.3771" calcext:value-type="float">
            <text:p>1.3771</text:p>
          </table:table-cell>
          <table:table-cell office:value-type="float" office:value="1.62665" calcext:value-type="float">
            <text:p>1.62665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2.44715" calcext:value-type="float">
            <text:p>2.44715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0.44614" calcext:value-type="float">
            <text:p>0.44614</text:p>
          </table:table-cell>
          <table:table-cell office:value-type="float" office:value="0.571975" calcext:value-type="float">
            <text:p>0.571975</text:p>
          </table:table-cell>
          <table:table-cell office:value-type="float" office:value="0.369614" calcext:value-type="float">
            <text:p>0.369614</text:p>
          </table:table-cell>
          <table:table-cell office:value-type="float" office:value="0.156844" calcext:value-type="float">
            <text:p>0.156844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0.507038" calcext:value-type="float">
            <text:p>0.507038</text:p>
          </table:table-cell>
          <table:table-cell office:value-type="float" office:value="0.392949" calcext:value-type="float">
            <text:p>0.392949</text:p>
          </table:table-cell>
          <table:table-cell office:value-type="float" office:value="1.54943" calcext:value-type="float">
            <text:p>1.54943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0.352078" calcext:value-type="float">
            <text:p>0.352078</text:p>
          </table:table-cell>
          <table:table-cell office:value-type="float" office:value="0.656696" calcext:value-type="float">
            <text:p>0.656696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13737" calcext:value-type="float">
            <text:p>2.13737</text:p>
          </table:table-cell>
          <table:table-cell office:value-type="float" office:value="2.28958" calcext:value-type="float">
            <text:p>2.28958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2.27302" calcext:value-type="float">
            <text:p>2.27302</text:p>
          </table:table-cell>
          <table:table-cell office:value-type="float" office:value="0.895041" calcext:value-type="float">
            <text:p>0.895041</text:p>
          </table:table-cell>
          <table:table-cell office:value-type="float" office:value="2.6046" calcext:value-type="float">
            <text:p>2.6046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2.39649" calcext:value-type="float">
            <text:p>2.39649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0.301567" calcext:value-type="float">
            <text:p>0.301567</text:p>
          </table:table-cell>
          <table:table-cell office:value-type="float" office:value="2.45279" calcext:value-type="float">
            <text:p>2.45279</text:p>
          </table:table-cell>
          <table:table-cell office:value-type="float" office:value="2.32321" calcext:value-type="float">
            <text:p>2.32321</text:p>
          </table:table-cell>
          <table:table-cell office:value-type="float" office:value="1.00547" calcext:value-type="float">
            <text:p>1.00547</text:p>
          </table:table-cell>
          <table:table-cell office:value-type="float" office:value="19.0933" calcext:value-type="float">
            <text:p>19.0933</text:p>
          </table:table-cell>
          <table:table-cell office:value-type="float" office:value="5.07327" calcext:value-type="float">
            <text:p>5.07327</text:p>
          </table:table-cell>
          <table:table-cell office:value-type="float" office:value="1.18016" calcext:value-type="float">
            <text:p>1.18016</text:p>
          </table:table-cell>
          <table:table-cell office:value-type="float" office:value="2.23823" calcext:value-type="float">
            <text:p>2.23823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0.140116" calcext:value-type="float">
            <text:p>0.140116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8.9516" calcext:value-type="float">
            <text:p>18.9516</text:p>
          </table:table-cell>
          <table:table-cell office:value-type="float" office:value="2.63335" calcext:value-type="float">
            <text:p>2.63335</text:p>
          </table:table-cell>
          <table:table-cell office:value-type="float" office:value="1.92994" calcext:value-type="float">
            <text:p>1.92994</text:p>
          </table:table-cell>
          <table:table-cell office:value-type="float" office:value="1.66852" calcext:value-type="float">
            <text:p>1.66852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1.37318" calcext:value-type="float">
            <text:p>1.37318</text:p>
          </table:table-cell>
          <table:table-cell office:value-type="float" office:value="1.32178" calcext:value-type="float">
            <text:p>1.32178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1.85004" calcext:value-type="float">
            <text:p>1.85004</text:p>
          </table:table-cell>
          <table:table-cell office:value-type="float" office:value="2.21094" calcext:value-type="float">
            <text:p>2.21094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0.27831" calcext:value-type="float">
            <text:p>0.27831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2.49612" calcext:value-type="float">
            <text:p>2.49612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2.3937" calcext:value-type="float">
            <text:p>2.3937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0.598676" calcext:value-type="float">
            <text:p>0.598676</text:p>
          </table:table-cell>
          <table:table-cell office:value-type="float" office:value="1.25311" calcext:value-type="float">
            <text:p>1.25311</text:p>
          </table:table-cell>
          <table:table-cell office:value-type="float" office:value="1.72941" calcext:value-type="float">
            <text:p>1.72941</text:p>
          </table:table-cell>
          <table:table-cell office:value-type="float" office:value="0.0830125" calcext:value-type="float">
            <text:p>0.0830125</text:p>
          </table:table-cell>
          <table:table-cell office:value-type="float" office:value="0.890519" calcext:value-type="float">
            <text:p>0.890519</text:p>
          </table:table-cell>
          <table:table-cell office:value-type="float" office:value="5.76031" calcext:value-type="float">
            <text:p>5.76031</text:p>
          </table:table-cell>
          <table:table-cell office:value-type="float" office:value="1.25907" calcext:value-type="float">
            <text:p>1.25907</text:p>
          </table:table-cell>
          <table:table-cell office:value-type="float" office:value="2.46923" calcext:value-type="float">
            <text:p>2.46923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5.05578" calcext:value-type="float">
            <text:p>5.05578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9.5775" calcext:value-type="float">
            <text:p>19.5775</text:p>
          </table:table-cell>
          <table:table-cell office:value-type="float" office:value="1.88631" calcext:value-type="float">
            <text:p>1.88631</text:p>
          </table:table-cell>
          <table:table-cell office:value-type="float" office:value="0.880829" calcext:value-type="float">
            <text:p>0.880829</text:p>
          </table:table-cell>
          <table:table-cell table:number-columns-repeated="6" office:value-type="float" office:value="3.99105" calcext:value-type="float">
            <text:p>3.99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7:</text:p>
          </table:table-cell>
          <table:table-cell office:value-type="float" office:value="9.33333" calcext:value-type="float">
            <text:p>9.33333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0.981971" calcext:value-type="float">
            <text:p>0.981971</text:p>
          </table:table-cell>
          <table:table-cell office:value-type="float" office:value="2.29432" calcext:value-type="float">
            <text:p>2.29432</text:p>
          </table:table-cell>
          <table:table-cell office:value-type="float" office:value="0.853691" calcext:value-type="float">
            <text:p>0.853691</text:p>
          </table:table-cell>
          <table:table-cell office:value-type="float" office:value="0" calcext:value-type="float">
            <text:p>0</text:p>
          </table:table-cell>
          <table:table-cell office:value-type="float" office:value="1.41919" calcext:value-type="float">
            <text:p>1.41919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3.62563" calcext:value-type="float">
            <text:p>3.62563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0.789405" calcext:value-type="float">
            <text:p>0.789405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9351" calcext:value-type="float">
            <text:p>1.9351</text:p>
          </table:table-cell>
          <table:table-cell office:value-type="float" office:value="0.442163" calcext:value-type="float">
            <text:p>0.442163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2.09062" calcext:value-type="float">
            <text:p>2.09062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1.02353" calcext:value-type="float">
            <text:p>1.02353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1.25502" calcext:value-type="float">
            <text:p>1.25502</text:p>
          </table:table-cell>
          <table:table-cell office:value-type="float" office:value="0.741635" calcext:value-type="float">
            <text:p>0.741635</text:p>
          </table:table-cell>
          <table:table-cell office:value-type="float" office:value="1.1364" calcext:value-type="float">
            <text:p>1.1364</text:p>
          </table:table-cell>
          <table:table-cell office:value-type="float" office:value="0.562058" calcext:value-type="float">
            <text:p>0.562058</text:p>
          </table:table-cell>
          <table:table-cell office:value-type="float" office:value="19.679" calcext:value-type="float">
            <text:p>19.679</text:p>
          </table:table-cell>
          <table:table-cell office:value-type="float" office:value="2.54388" calcext:value-type="float">
            <text:p>2.54388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1.20578" calcext:value-type="float">
            <text:p>1.20578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1.75211" calcext:value-type="float">
            <text:p>1.75211</text:p>
          </table:table-cell>
          <table:table-cell office:value-type="float" office:value="1.49411" calcext:value-type="float">
            <text:p>1.49411</text:p>
          </table:table-cell>
          <table:table-cell office:value-type="float" office:value="1.38179" calcext:value-type="float">
            <text:p>1.38179</text:p>
          </table:table-cell>
          <table:table-cell office:value-type="float" office:value="1.3043" calcext:value-type="float">
            <text:p>1.3043</text:p>
          </table:table-cell>
          <table:table-cell office:value-type="float" office:value="1.0105" calcext:value-type="float">
            <text:p>1.0105</text:p>
          </table:table-cell>
          <table:table-cell office:value-type="float" office:value="1.7967" calcext:value-type="float">
            <text:p>1.7967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19.1038" calcext:value-type="float">
            <text:p>19.1038</text:p>
          </table:table-cell>
          <table:table-cell office:value-type="float" office:value="1.7967" calcext:value-type="float">
            <text:p>1.7967</text:p>
          </table:table-cell>
          <table:table-cell office:value-type="float" office:value="1.63235" calcext:value-type="float">
            <text:p>1.63235</text:p>
          </table:table-cell>
          <table:table-cell office:value-type="float" office:value="0.780395" calcext:value-type="float">
            <text:p>0.780395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2.48677" calcext:value-type="float">
            <text:p>2.48677</text:p>
          </table:table-cell>
          <table:table-cell office:value-type="float" office:value="2.39529" calcext:value-type="float">
            <text:p>2.39529</text:p>
          </table:table-cell>
          <table:table-cell office:value-type="float" office:value="0.570064" calcext:value-type="float">
            <text:p>0.570064</text:p>
          </table:table-cell>
          <table:table-cell office:value-type="float" office:value="1.00842" calcext:value-type="float">
            <text:p>1.00842</text:p>
          </table:table-cell>
          <table:table-cell office:value-type="float" office:value="1.96831" calcext:value-type="float">
            <text:p>1.96831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1.61563" calcext:value-type="float">
            <text:p>1.61563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1.19768" calcext:value-type="float">
            <text:p>1.19768</text:p>
          </table:table-cell>
          <table:table-cell office:value-type="float" office:value="1.19957" calcext:value-type="float">
            <text:p>1.19957</text:p>
          </table:table-cell>
          <table:table-cell office:value-type="float" office:value="1.42531" calcext:value-type="float">
            <text:p>1.42531</text:p>
          </table:table-cell>
          <table:table-cell office:value-type="float" office:value="0.761721" calcext:value-type="float">
            <text:p>0.761721</text:p>
          </table:table-cell>
          <table:table-cell office:value-type="float" office:value="0.88903" calcext:value-type="float">
            <text:p>0.88903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1.11795" calcext:value-type="float">
            <text:p>1.11795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1.78762" calcext:value-type="float">
            <text:p>1.78762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6789" calcext:value-type="float">
            <text:p>1.6789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0.630208" calcext:value-type="float">
            <text:p>0.630208</text:p>
          </table:table-cell>
          <table:table-cell office:value-type="float" office:value="1.4214" calcext:value-type="float">
            <text:p>1.4214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61809" calcext:value-type="float">
            <text:p>1.61809</text:p>
          </table:table-cell>
          <table:table-cell office:value-type="float" office:value="1.45209" calcext:value-type="float">
            <text:p>1.45209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1.90646" calcext:value-type="float">
            <text:p>1.90646</text:p>
          </table:table-cell>
          <table:table-cell office:value-type="float" office:value="1.61189" calcext:value-type="float">
            <text:p>1.61189</text:p>
          </table:table-cell>
          <table:table-cell office:value-type="float" office:value="2.31046" calcext:value-type="float">
            <text:p>2.31046</text:p>
          </table:table-cell>
          <table:table-cell office:value-type="float" office:value="1.6789" calcext:value-type="float">
            <text:p>1.6789</text:p>
          </table:table-cell>
          <table:table-cell office:value-type="float" office:value="2.25046" calcext:value-type="float">
            <text:p>2.25046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0.713082" calcext:value-type="float">
            <text:p>0.713082</text:p>
          </table:table-cell>
          <table:table-cell office:value-type="float" office:value="2.41081" calcext:value-type="float">
            <text:p>2.41081</text:p>
          </table:table-cell>
          <table:table-cell office:value-type="float" office:value="1.48477" calcext:value-type="float">
            <text:p>1.48477</text:p>
          </table:table-cell>
          <table:table-cell office:value-type="float" office:value="1.52599" calcext:value-type="float">
            <text:p>1.52599</text:p>
          </table:table-cell>
          <table:table-cell office:value-type="float" office:value="19.8755" calcext:value-type="float">
            <text:p>19.8755</text:p>
          </table:table-cell>
          <table:table-cell office:value-type="float" office:value="4.22932" calcext:value-type="float">
            <text:p>4.22932</text:p>
          </table:table-cell>
          <table:table-cell office:value-type="float" office:value="1.44878" calcext:value-type="float">
            <text:p>1.44878</text:p>
          </table:table-cell>
          <table:table-cell office:value-type="float" office:value="2.39347" calcext:value-type="float">
            <text:p>2.39347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731583" calcext:value-type="float">
            <text:p>0.731583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2.23932" calcext:value-type="float">
            <text:p>2.23932</text:p>
          </table:table-cell>
          <table:table-cell office:value-type="float" office:value="1.9988" calcext:value-type="float">
            <text:p>1.9988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2.0332" calcext:value-type="float">
            <text:p>2.0332</text:p>
          </table:table-cell>
          <table:table-cell office:value-type="float" office:value="2.13839" calcext:value-type="float">
            <text:p>2.13839</text:p>
          </table:table-cell>
          <table:table-cell office:value-type="float" office:value="2.0754" calcext:value-type="float">
            <text:p>2.0754</text:p>
          </table:table-cell>
          <table:table-cell office:value-type="float" office:value="1.26248" calcext:value-type="float">
            <text:p>1.26248</text:p>
          </table:table-cell>
          <table:table-cell office:value-type="float" office:value="1.48413" calcext:value-type="float">
            <text:p>1.48413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0.890969" calcext:value-type="float">
            <text:p>0.890969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2.32669" calcext:value-type="float">
            <text:p>2.32669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2.25082" calcext:value-type="float">
            <text:p>2.25082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0.258997" calcext:value-type="float">
            <text:p>0.258997</text:p>
          </table:table-cell>
          <table:table-cell office:value-type="float" office:value="0.5694" calcext:value-type="float">
            <text:p>0.5694</text:p>
          </table:table-cell>
          <table:table-cell office:value-type="float" office:value="1.11516" calcext:value-type="float">
            <text:p>1.11516</text:p>
          </table:table-cell>
          <table:table-cell office:value-type="float" office:value="0.795643" calcext:value-type="float">
            <text:p>0.795643</text:p>
          </table:table-cell>
          <table:table-cell office:value-type="float" office:value="1.54124" calcext:value-type="float">
            <text:p>1.54124</text:p>
          </table:table-cell>
          <table:table-cell office:value-type="float" office:value="4.91537" calcext:value-type="float">
            <text:p>4.91537</text:p>
          </table:table-cell>
          <table:table-cell office:value-type="float" office:value="1.47235" calcext:value-type="float">
            <text:p>1.47235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4.2119" calcext:value-type="float">
            <text:p>4.2119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19.6647" calcext:value-type="float">
            <text:p>19.6647</text:p>
          </table:table-cell>
          <table:table-cell office:value-type="float" office:value="1.47649" calcext:value-type="float">
            <text:p>1.47649</text:p>
          </table:table-cell>
          <table:table-cell office:value-type="float" office:value="1.4853" calcext:value-type="float">
            <text:p>1.4853</text:p>
          </table:table-cell>
          <table:table-cell table:number-columns-repeated="6" office:value-type="float" office:value="4.2974" calcext:value-type="float">
            <text:p>4.29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8:</text:p>
          </table:table-cell>
          <table:table-cell office:value-type="float" office:value="14.1833" calcext:value-type="float">
            <text:p>14.1833</text:p>
          </table:table-cell>
          <table:table-cell office:value-type="string" calcext:value-type="string">
            <text:p>-</text:p>
          </table:table-cell>
          <table:table-cell office:value-type="float" office:value="14.35" calcext:value-type="float">
            <text:p>14.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0.441872" calcext:value-type="float">
            <text:p>0.441872</text:p>
          </table:table-cell>
          <table:table-cell office:value-type="float" office:value="1.57296" calcext:value-type="float">
            <text:p>1.57296</text:p>
          </table:table-cell>
          <table:table-cell office:value-type="float" office:value="0.790517" calcext:value-type="float">
            <text:p>0.790517</text:p>
          </table:table-cell>
          <table:table-cell office:value-type="float" office:value="1.41919" calcext:value-type="float">
            <text:p>1.41919</text:p>
          </table:table-cell>
          <table:table-cell office:value-type="float" office:value="0" calcext:value-type="float">
            <text:p>0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5.04295" calcext:value-type="float">
            <text:p>5.04295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.893726" calcext:value-type="float">
            <text:p>0.893726</text:p>
          </table:table-cell>
          <table:table-cell office:value-type="float" office:value="2.11223" calcext:value-type="float">
            <text:p>2.11223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3.20458" calcext:value-type="float">
            <text:p>3.20458</text:p>
          </table:table-cell>
          <table:table-cell office:value-type="float" office:value="0.978449" calcext:value-type="float">
            <text:p>0.978449</text:p>
          </table:table-cell>
          <table:table-cell office:value-type="float" office:value="2.04111" calcext:value-type="float">
            <text:p>2.04111</text:p>
          </table:table-cell>
          <table:table-cell office:value-type="float" office:value="0.690428" calcext:value-type="float">
            <text:p>0.690428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2.35095" calcext:value-type="float">
            <text:p>2.35095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0.410562" calcext:value-type="float">
            <text:p>0.410562</text:p>
          </table:table-cell>
          <table:table-cell office:value-type="float" office:value="0.697235" calcext:value-type="float">
            <text:p>0.697235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1.97476" calcext:value-type="float">
            <text:p>1.97476</text:p>
          </table:table-cell>
          <table:table-cell office:value-type="float" office:value="18.8467" calcext:value-type="float">
            <text:p>18.8467</text:p>
          </table:table-cell>
          <table:table-cell office:value-type="float" office:value="3.93676" calcext:value-type="float">
            <text:p>3.93676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0.692223" calcext:value-type="float">
            <text:p>0.692223</text:p>
          </table:table-cell>
          <table:table-cell office:value-type="float" office:value="0.250536" calcext:value-type="float">
            <text:p>0.250536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0.216002" calcext:value-type="float">
            <text:p>0.216002</text:p>
          </table:table-cell>
          <table:table-cell office:value-type="float" office:value="0.579365" calcext:value-type="float">
            <text:p>0.579365</text:p>
          </table:table-cell>
          <table:table-cell office:value-type="float" office:value="0.164492" calcext:value-type="float">
            <text:p>0.164492</text:p>
          </table:table-cell>
          <table:table-cell office:value-type="float" office:value="0.429045" calcext:value-type="float">
            <text:p>0.429045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19.6456" calcext:value-type="float">
            <text:p>19.6456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0.272239" calcext:value-type="float">
            <text:p>0.272239</text:p>
          </table:table-cell>
          <table:table-cell office:value-type="float" office:value="0.775438" calcext:value-type="float">
            <text:p>0.775438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1.97385" calcext:value-type="float">
            <text:p>1.97385</text:p>
          </table:table-cell>
          <table:table-cell office:value-type="float" office:value="3.67897" calcext:value-type="float">
            <text:p>3.67897</text:p>
          </table:table-cell>
          <table:table-cell office:value-type="float" office:value="0.897426" calcext:value-type="float">
            <text:p>0.897426</text:p>
          </table:table-cell>
          <table:table-cell office:value-type="float" office:value="2.15294" calcext:value-type="float">
            <text:p>2.15294</text:p>
          </table:table-cell>
          <table:table-cell office:value-type="float" office:value="0.915564" calcext:value-type="float">
            <text:p>0.915564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0.264151" calcext:value-type="float">
            <text:p>0.264151</text:p>
          </table:table-cell>
          <table:table-cell office:value-type="float" office:value="0.369146" calcext:value-type="float">
            <text:p>0.369146</text:p>
          </table:table-cell>
          <table:table-cell office:value-type="float" office:value="0.688541" calcext:value-type="float">
            <text:p>0.688541</text:p>
          </table:table-cell>
          <table:table-cell office:value-type="float" office:value="0.660382" calcext:value-type="float">
            <text:p>0.660382</text:p>
          </table:table-cell>
          <table:table-cell office:value-type="float" office:value="0.920299" calcext:value-type="float">
            <text:p>0.920299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0.310762" calcext:value-type="float">
            <text:p>0.310762</text:p>
          </table:table-cell>
          <table:table-cell office:value-type="float" office:value="1.13267" calcext:value-type="float">
            <text:p>1.13267</text:p>
          </table:table-cell>
          <table:table-cell office:value-type="float" office:value="0.927323" calcext:value-type="float">
            <text:p>0.927323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1.12783" calcext:value-type="float">
            <text:p>1.12783</text:p>
          </table:table-cell>
          <table:table-cell office:value-type="float" office:value="1.11671" calcext:value-type="float">
            <text:p>1.11671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2.099" calcext:value-type="float">
            <text:p>2.099</text:p>
          </table:table-cell>
          <table:table-cell office:value-type="float" office:value="2.67021" calcext:value-type="float">
            <text:p>2.67021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06601" calcext:value-type="float">
            <text:p>2.06601</text:p>
          </table:table-cell>
          <table:table-cell office:value-type="float" office:value="0.243961" calcext:value-type="float">
            <text:p>0.243961</text:p>
          </table:table-cell>
          <table:table-cell office:value-type="float" office:value="2.29376" calcext:value-type="float">
            <text:p>2.29376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1.97559" calcext:value-type="float">
            <text:p>1.97559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0.725004" calcext:value-type="float">
            <text:p>0.725004</text:p>
          </table:table-cell>
          <table:table-cell office:value-type="float" office:value="1.9408" calcext:value-type="float">
            <text:p>1.9408</text:p>
          </table:table-cell>
          <table:table-cell office:value-type="float" office:value="2.87759" calcext:value-type="float">
            <text:p>2.8775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5.5868" calcext:value-type="float">
            <text:p>5.5868</text:p>
          </table:table-cell>
          <table:table-cell office:value-type="float" office:value="0.633071" calcext:value-type="float">
            <text:p>0.633071</text:p>
          </table:table-cell>
          <table:table-cell office:value-type="float" office:value="1.59776" calcext:value-type="float">
            <text:p>1.59776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0.808404" calcext:value-type="float">
            <text:p>0.808404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19.6017" calcext:value-type="float">
            <text:p>19.6017</text:p>
          </table:table-cell>
          <table:table-cell office:value-type="float" office:value="2.23966" calcext:value-type="float">
            <text:p>2.23966</text:p>
          </table:table-cell>
          <table:table-cell office:value-type="float" office:value="1.21372" calcext:value-type="float">
            <text:p>1.21372</text:p>
          </table:table-cell>
          <table:table-cell office:value-type="float" office:value="0.960653" calcext:value-type="float">
            <text:p>0.960653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0.864897" calcext:value-type="float">
            <text:p>0.864897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1.92594" calcext:value-type="float">
            <text:p>1.92594</text:p>
          </table:table-cell>
          <table:table-cell office:value-type="float" office:value="2.89142" calcext:value-type="float">
            <text:p>2.89142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0.569545" calcext:value-type="float">
            <text:p>0.569545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1.97039" calcext:value-type="float">
            <text:p>1.97039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.22382" calcext:value-type="float">
            <text:p>1.22382</text:p>
          </table:table-cell>
          <table:table-cell office:value-type="float" office:value="1.55731" calcext:value-type="float">
            <text:p>1.55731</text:p>
          </table:table-cell>
          <table:table-cell office:value-type="float" office:value="1.85431" calcext:value-type="float">
            <text:p>1.85431</text:p>
          </table:table-cell>
          <table:table-cell office:value-type="float" office:value="0.870201" calcext:value-type="float">
            <text:p>0.870201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6.26665" calcext:value-type="float">
            <text:p>6.26665</text:p>
          </table:table-cell>
          <table:table-cell office:value-type="float" office:value="0.737806" calcext:value-type="float">
            <text:p>0.737806</text:p>
          </table:table-cell>
          <table:table-cell office:value-type="float" office:value="1.99058" calcext:value-type="float">
            <text:p>1.99058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5.56965" calcext:value-type="float">
            <text:p>5.56965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20.2383" calcext:value-type="float">
            <text:p>20.2383</text:p>
          </table:table-cell>
          <table:table-cell office:value-type="float" office:value="1.7806" calcext:value-type="float">
            <text:p>1.7806</text:p>
          </table:table-cell>
          <table:table-cell office:value-type="float" office:value="0.0928872" calcext:value-type="float">
            <text:p>0.0928872</text:p>
          </table:table-cell>
          <table:table-cell table:number-columns-repeated="6" office:value-type="float" office:value="4.58677" calcext:value-type="float">
            <text:p>4.5867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9: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</text:p>
          </table:table-cell>
          <table:table-cell office:value-type="float" office:value="15.2667" calcext:value-type="float">
            <text:p>15.26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5889" calcext:value-type="float">
            <text:p>5.5889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" calcext:value-type="float">
            <text:p>0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0" calcext:value-type="float">
            <text:p>0</text:p>
          </table:table-cell>
          <table:table-cell office:value-type="float" office:value="2.714" calcext:value-type="float">
            <text:p>2.714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5.5889" calcext:value-type="float">
            <text:p>5.5889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21.347" calcext:value-type="float">
            <text:p>21.347</text:p>
          </table:table-cell>
          <table:table-cell office:value-type="float" office:value="3.944" calcext:value-type="float">
            <text:p>3.944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2.3617" calcext:value-type="float">
            <text:p>2.3617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3924" calcext:value-type="float">
            <text:p>2.3924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2.566" calcext:value-type="float">
            <text:p>2.566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2.0388" calcext:value-type="float">
            <text:p>2.0388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1.0188" calcext:value-type="float">
            <text:p>1.0188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2.48812" calcext:value-type="float">
            <text:p>2.48812</text:p>
          </table:table-cell>
          <table:table-cell table:number-columns-repeated="6" office:value-type="float" office:value="6.54473" calcext:value-type="float">
            <text:p>6.544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0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3333" calcext:value-type="float">
            <text:p>10.333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9328" calcext:value-type="float">
            <text:p>3.9328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" calcext:value-type="float">
            <text:p>0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0" calcext:value-type="float">
            <text:p>0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2.0763" calcext:value-type="float">
            <text:p>2.0763</text:p>
          </table:table-cell>
          <table:table-cell office:value-type="float" office:value="0.782559" calcext:value-type="float">
            <text:p>0.782559</text:p>
          </table:table-cell>
          <table:table-cell table:number-columns-repeated="6" office:value-type="float" office:value="3.93288" calcext:value-type="float">
            <text:p>3.932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1:</text:p>
          </table:table-cell>
          <table:table-cell office:value-type="float" office:value="15.1667" calcext:value-type="float">
            <text:p>15.1667</text:p>
          </table:table-cell>
          <table:table-cell office:value-type="string" calcext:value-type="string">
            <text:p>-</text:p>
          </table:table-cell>
          <table:table-cell office:value-type="float" office:value="15.3333" calcext:value-type="float">
            <text:p>15.333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4.60758" calcext:value-type="float">
            <text:p>4.60758</text:p>
          </table:table-cell>
          <table:table-cell office:value-type="float" office:value="5.47532" calcext:value-type="float">
            <text:p>5.47532</text:p>
          </table:table-cell>
          <table:table-cell office:value-type="float" office:value="4.36954" calcext:value-type="float">
            <text:p>4.36954</text:p>
          </table:table-cell>
          <table:table-cell office:value-type="float" office:value="3.62563" calcext:value-type="float">
            <text:p>3.62563</text:p>
          </table:table-cell>
          <table:table-cell office:value-type="float" office:value="5.04295" calcext:value-type="float">
            <text:p>5.0429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0" calcext:value-type="float">
            <text:p>0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4.273" calcext:value-type="float">
            <text:p>4.273</text:p>
          </table:table-cell>
          <table:table-cell office:value-type="float" office:value="4.52127" calcext:value-type="float">
            <text:p>4.52127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2.21425" calcext:value-type="float">
            <text:p>2.21425</text:p>
          </table:table-cell>
          <table:table-cell office:value-type="float" office:value="4.06461" calcext:value-type="float">
            <text:p>4.06461</text:p>
          </table:table-cell>
          <table:table-cell office:value-type="float" office:value="3.46658" calcext:value-type="float">
            <text:p>3.46658</text:p>
          </table:table-cell>
          <table:table-cell office:value-type="float" office:value="5.70054" calcext:value-type="float">
            <text:p>5.70054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2.85377" calcext:value-type="float">
            <text:p>2.85377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4.85764" calcext:value-type="float">
            <text:p>4.85764</text:p>
          </table:table-cell>
          <table:table-cell office:value-type="float" office:value="4.35225" calcext:value-type="float">
            <text:p>4.35225</text:p>
          </table:table-cell>
          <table:table-cell office:value-type="float" office:value="4.76137" calcext:value-type="float">
            <text:p>4.76137</text:p>
          </table:table-cell>
          <table:table-cell office:value-type="float" office:value="3.0826" calcext:value-type="float">
            <text:p>3.0826</text:p>
          </table:table-cell>
          <table:table-cell office:value-type="float" office:value="21.9197" calcext:value-type="float">
            <text:p>21.9197</text:p>
          </table:table-cell>
          <table:table-cell office:value-type="float" office:value="1.21165" calcext:value-type="float">
            <text:p>1.21165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4.68646" calcext:value-type="float">
            <text:p>4.68646</text:p>
          </table:table-cell>
          <table:table-cell office:value-type="float" office:value="5.2146" calcext:value-type="float">
            <text:p>5.2146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4.13158" calcext:value-type="float">
            <text:p>4.13158</text:p>
          </table:table-cell>
          <table:table-cell office:value-type="float" office:value="5.09865" calcext:value-type="float">
            <text:p>5.09865</text:p>
          </table:table-cell>
          <table:table-cell office:value-type="float" office:value="4.94454" calcext:value-type="float">
            <text:p>4.94454</text:p>
          </table:table-cell>
          <table:table-cell office:value-type="float" office:value="4.92961" calcext:value-type="float">
            <text:p>4.92961</text:p>
          </table:table-cell>
          <table:table-cell office:value-type="float" office:value="4.62477" calcext:value-type="float">
            <text:p>4.62477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17.9398" calcext:value-type="float">
            <text:p>17.9398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5.24136" calcext:value-type="float">
            <text:p>5.24136</text:p>
          </table:table-cell>
          <table:table-cell office:value-type="float" office:value="4.36461" calcext:value-type="float">
            <text:p>4.36461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5.58254" calcext:value-type="float">
            <text:p>5.58254</text:p>
          </table:table-cell>
          <table:table-cell office:value-type="float" office:value="1.89269" calcext:value-type="float">
            <text:p>1.89269</text:p>
          </table:table-cell>
          <table:table-cell office:value-type="float" office:value="4.15949" calcext:value-type="float">
            <text:p>4.15949</text:p>
          </table:table-cell>
          <table:table-cell office:value-type="float" office:value="3.11528" calcext:value-type="float">
            <text:p>3.11528</text:p>
          </table:table-cell>
          <table:table-cell office:value-type="float" office:value="5.50153" calcext:value-type="float">
            <text:p>5.50153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2.83245" calcext:value-type="float">
            <text:p>2.83245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4.82219" calcext:value-type="float">
            <text:p>4.82219</text:p>
          </table:table-cell>
          <table:table-cell office:value-type="float" office:value="4.78781" calcext:value-type="float">
            <text:p>4.78781</text:p>
          </table:table-cell>
          <table:table-cell office:value-type="float" office:value="4.89799" calcext:value-type="float">
            <text:p>4.89799</text:p>
          </table:table-cell>
          <table:table-cell office:value-type="float" office:value="4.38281" calcext:value-type="float">
            <text:p>4.38281</text:p>
          </table:table-cell>
          <table:table-cell office:value-type="float" office:value="4.32216" calcext:value-type="float">
            <text:p>4.32216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4.73731" calcext:value-type="float">
            <text:p>4.73731</text:p>
          </table:table-cell>
          <table:table-cell office:value-type="float" office:value="3.97676" calcext:value-type="float">
            <text:p>3.97676</text:p>
          </table:table-cell>
          <table:table-cell office:value-type="float" office:value="5.27605" calcext:value-type="float">
            <text:p>5.27605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4.02917" calcext:value-type="float">
            <text:p>4.02917</text:p>
          </table:table-cell>
          <table:table-cell office:value-type="float" office:value="4.67146" calcext:value-type="float">
            <text:p>4.67146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4.1292" calcext:value-type="float">
            <text:p>4.1292</text:p>
          </table:table-cell>
          <table:table-cell office:value-type="float" office:value="2.83209" calcext:value-type="float">
            <text:p>2.83209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4.5944" calcext:value-type="float">
            <text:p>4.5944</text:p>
          </table:table-cell>
          <table:table-cell office:value-type="float" office:value="5.22333" calcext:value-type="float">
            <text:p>5.22333</text:p>
          </table:table-cell>
          <table:table-cell office:value-type="float" office:value="4.97761" calcext:value-type="float">
            <text:p>4.97761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5.212" calcext:value-type="float">
            <text:p>5.212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4.32377" calcext:value-type="float">
            <text:p>4.32377</text:p>
          </table:table-cell>
          <table:table-cell office:value-type="float" office:value="5.49186" calcext:value-type="float">
            <text:p>5.49186</text:p>
          </table:table-cell>
          <table:table-cell office:value-type="float" office:value="2.27277" calcext:value-type="float">
            <text:p>2.27277</text:p>
          </table:table-cell>
          <table:table-cell office:value-type="float" office:value="5.1463" calcext:value-type="float">
            <text:p>5.1463</text:p>
          </table:table-cell>
          <table:table-cell office:value-type="float" office:value="22.125" calcext:value-type="float">
            <text:p>22.125</text:p>
          </table:table-cell>
          <table:table-cell office:value-type="float" office:value="1.67641" calcext:value-type="float">
            <text:p>1.67641</text:p>
          </table:table-cell>
          <table:table-cell office:value-type="float" office:value="4.99841" calcext:value-type="float">
            <text:p>4.99841</text:p>
          </table:table-cell>
          <table:table-cell office:value-type="float" office:value="5.72593" calcext:value-type="float">
            <text:p>5.7259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4.28762" calcext:value-type="float">
            <text:p>4.28762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17.9001" calcext:value-type="float">
            <text:p>17.9001</text:p>
          </table:table-cell>
          <table:table-cell office:value-type="float" office:value="5.23568" calcext:value-type="float">
            <text:p>5.23568</text:p>
          </table:table-cell>
          <table:table-cell office:value-type="float" office:value="5.72748" calcext:value-type="float">
            <text:p>5.72748</text:p>
          </table:table-cell>
          <table:table-cell office:value-type="float" office:value="5.52264" calcext:value-type="float">
            <text:p>5.52264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4.88469" calcext:value-type="float">
            <text:p>4.88469</text:p>
          </table:table-cell>
          <table:table-cell office:value-type="float" office:value="5.68776" calcext:value-type="float">
            <text:p>5.68776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87745" calcext:value-type="float">
            <text:p>3.87745</text:p>
          </table:table-cell>
          <table:table-cell office:value-type="float" office:value="2.15967" calcext:value-type="float">
            <text:p>2.15967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4.49426" calcext:value-type="float">
            <text:p>4.49426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5.22622" calcext:value-type="float">
            <text:p>5.22622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5.21739" calcext:value-type="float">
            <text:p>5.21739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3.82503" calcext:value-type="float">
            <text:p>3.82503</text:p>
          </table:table-cell>
          <table:table-cell office:value-type="float" office:value="3.67388" calcext:value-type="float">
            <text:p>3.67388</text:p>
          </table:table-cell>
          <table:table-cell office:value-type="float" office:value="3.79689" calcext:value-type="float">
            <text:p>3.79689</text:p>
          </table:table-cell>
          <table:table-cell office:value-type="float" office:value="4.29026" calcext:value-type="float">
            <text:p>4.29026</text:p>
          </table:table-cell>
          <table:table-cell office:value-type="float" office:value="5.16427" calcext:value-type="float">
            <text:p>5.16427</text:p>
          </table:table-cell>
          <table:table-cell office:value-type="float" office:value="2.15756" calcext:value-type="float">
            <text:p>2.15756</text:p>
          </table:table-cell>
          <table:table-cell office:value-type="float" office:value="4.9907" calcext:value-type="float">
            <text:p>4.9907</text:p>
          </table:table-cell>
          <table:table-cell office:value-type="float" office:value="5.40602" calcext:value-type="float">
            <text:p>5.40602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1.66511" calcext:value-type="float">
            <text:p>1.66511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18.4014" calcext:value-type="float">
            <text:p>18.4014</text:p>
          </table:table-cell>
          <table:table-cell office:value-type="float" office:value="4.30858" calcext:value-type="float">
            <text:p>4.30858</text:p>
          </table:table-cell>
          <table:table-cell office:value-type="float" office:value="5.1108" calcext:value-type="float">
            <text:p>5.1108</text:p>
          </table:table-cell>
          <table:table-cell table:number-columns-repeated="6" office:value-type="float" office:value="5.32063" calcext:value-type="float">
            <text:p>5.320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2:</text:p>
          </table:table-cell>
          <table:table-cell office:value-type="float" office:value="14.1833" calcext:value-type="float">
            <text:p>14.1833</text:p>
          </table:table-cell>
          <table:table-cell office:value-type="string" calcext:value-type="string">
            <text:p>-</text:p>
          </table:table-cell>
          <table:table-cell office:value-type="float" office:value="14.35" calcext:value-type="float">
            <text:p>14.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5889" calcext:value-type="float">
            <text:p>5.5889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4.04507" calcext:value-type="float">
            <text:p>4.04507</text:p>
          </table:table-cell>
          <table:table-cell office:value-type="float" office:value="2.69372" calcext:value-type="float">
            <text:p>2.69372</text:p>
          </table:table-cell>
          <table:table-cell office:value-type="float" office:value="2.25116" calcext:value-type="float">
            <text:p>2.25116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" calcext:value-type="float">
            <text:p>0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4.59433" calcext:value-type="float">
            <text:p>4.59433</text:p>
          </table:table-cell>
          <table:table-cell office:value-type="float" office:value="0" calcext:value-type="float">
            <text:p>0</text:p>
          </table:table-cell>
          <table:table-cell office:value-type="float" office:value="2.714" calcext:value-type="float">
            <text:p>2.714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5.5889" calcext:value-type="float">
            <text:p>5.5889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21.347" calcext:value-type="float">
            <text:p>21.347</text:p>
          </table:table-cell>
          <table:table-cell office:value-type="float" office:value="3.944" calcext:value-type="float">
            <text:p>3.944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2.3617" calcext:value-type="float">
            <text:p>2.3617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2.3924" calcext:value-type="float">
            <text:p>2.3924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2.566" calcext:value-type="float">
            <text:p>2.566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2.0388" calcext:value-type="float">
            <text:p>2.0388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1.0188" calcext:value-type="float">
            <text:p>1.0188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2.48812" calcext:value-type="float">
            <text:p>2.48812</text:p>
          </table:table-cell>
          <table:table-cell table:number-columns-repeated="6" office:value-type="float" office:value="6.54473" calcext:value-type="float">
            <text:p>6.544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3:</text:p>
          </table:table-cell>
          <table:table-cell office:value-type="float" office:value="14.7833" calcext:value-type="float">
            <text:p>14.7833</text:p>
          </table:table-cell>
          <table:table-cell office:value-type="string" calcext:value-type="string">
            <text:p>-</text:p>
          </table:table-cell>
          <table:table-cell office:value-type="float" office:value="14.95" calcext:value-type="float">
            <text:p>14.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0.604295" calcext:value-type="float">
            <text:p>0.604295</text:p>
          </table:table-cell>
          <table:table-cell office:value-type="float" office:value="1.51547" calcext:value-type="float">
            <text:p>1.51547</text:p>
          </table:table-cell>
          <table:table-cell office:value-type="float" office:value="0.105007" calcext:value-type="float">
            <text:p>0.105007</text:p>
          </table:table-cell>
          <table:table-cell office:value-type="float" office:value="0.789405" calcext:value-type="float">
            <text:p>0.789405</text:p>
          </table:table-cell>
          <table:table-cell office:value-type="float" office:value="0.893726" calcext:value-type="float">
            <text:p>0.893726</text:p>
          </table:table-cell>
          <table:table-cell office:value-type="float" office:value="2.714" calcext:value-type="float">
            <text:p>2.714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4.273" calcext:value-type="float">
            <text:p>4.273</text:p>
          </table:table-cell>
          <table:table-cell office:value-type="float" office:value="2.714" calcext:value-type="float">
            <text:p>2.714</text:p>
          </table:table-cell>
          <table:table-cell office:value-type="float" office:value="0" calcext:value-type="float">
            <text:p>0</text:p>
          </table:table-cell>
          <table:table-cell office:value-type="float" office:value="2.31488" calcext:value-type="float">
            <text:p>2.31488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0.469653" calcext:value-type="float">
            <text:p>0.469653</text:p>
          </table:table-cell>
          <table:table-cell office:value-type="float" office:value="1.15039" calcext:value-type="float">
            <text:p>1.15039</text:p>
          </table:table-cell>
          <table:table-cell office:value-type="float" office:value="1.45649" calcext:value-type="float">
            <text:p>1.45649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1.81235" calcext:value-type="float">
            <text:p>1.81235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0.976317" calcext:value-type="float">
            <text:p>0.976317</text:p>
          </table:table-cell>
          <table:table-cell office:value-type="float" office:value="0.34323" calcext:value-type="float">
            <text:p>0.34323</text:p>
          </table:table-cell>
          <table:table-cell office:value-type="float" office:value="0.742661" calcext:value-type="float">
            <text:p>0.742661</text:p>
          </table:table-cell>
          <table:table-cell office:value-type="float" office:value="1.3214" calcext:value-type="float">
            <text:p>1.3214</text:p>
          </table:table-cell>
          <table:table-cell office:value-type="float" office:value="18.9278" calcext:value-type="float">
            <text:p>18.9278</text:p>
          </table:table-cell>
          <table:table-cell office:value-type="float" office:value="3.12222" calcext:value-type="float">
            <text:p>3.12222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0.427554" calcext:value-type="float">
            <text:p>0.427554</text:p>
          </table:table-cell>
          <table:table-cell office:value-type="float" office:value="1.13246" calcext:value-type="float">
            <text:p>1.13246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2.29321" calcext:value-type="float">
            <text:p>2.29321</text:p>
          </table:table-cell>
          <table:table-cell office:value-type="float" office:value="0.866921" calcext:value-type="float">
            <text:p>0.866921</text:p>
          </table:table-cell>
          <table:table-cell office:value-type="float" office:value="1.18269" calcext:value-type="float">
            <text:p>1.18269</text:p>
          </table:table-cell>
          <table:table-cell office:value-type="float" office:value="0.861836" calcext:value-type="float">
            <text:p>0.861836</text:p>
          </table:table-cell>
          <table:table-cell office:value-type="float" office:value="0.49365" calcext:value-type="float">
            <text:p>0.49365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18.9233" calcext:value-type="float">
            <text:p>18.9233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1.01119" calcext:value-type="float">
            <text:p>1.01119</text:p>
          </table:table-cell>
          <table:table-cell office:value-type="float" office:value="0.772716" calcext:value-type="float">
            <text:p>0.772716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2.57348" calcext:value-type="float">
            <text:p>2.57348</text:p>
          </table:table-cell>
          <table:table-cell office:value-type="float" office:value="2.80422" calcext:value-type="float">
            <text:p>2.80422</text:p>
          </table:table-cell>
          <table:table-cell office:value-type="float" office:value="0.29016" calcext:value-type="float">
            <text:p>0.29016</text:p>
          </table:table-cell>
          <table:table-cell office:value-type="float" office:value="1.27221" calcext:value-type="float">
            <text:p>1.27221</text:p>
          </table:table-cell>
          <table:table-cell office:value-type="float" office:value="1.71819" calcext:value-type="float">
            <text:p>1.71819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2.39637" calcext:value-type="float">
            <text:p>2.39637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0.796625" calcext:value-type="float">
            <text:p>0.796625</text:p>
          </table:table-cell>
          <table:table-cell office:value-type="float" office:value="0.551116" calcext:value-type="float">
            <text:p>0.551116</text:p>
          </table:table-cell>
          <table:table-cell office:value-type="float" office:value="0.648399" calcext:value-type="float">
            <text:p>0.648399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0.117529" calcext:value-type="float">
            <text:p>0.1175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0.605186" calcext:value-type="float">
            <text:p>0.605186</text:p>
          </table:table-cell>
          <table:table-cell office:value-type="float" office:value="0.300613" calcext:value-type="float">
            <text:p>0.300613</text:p>
          </table:table-cell>
          <table:table-cell office:value-type="float" office:value="1.63219" calcext:value-type="float">
            <text:p>1.63219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0.248782" calcext:value-type="float">
            <text:p>0.248782</text:p>
          </table:table-cell>
          <table:table-cell office:value-type="float" office:value="0.666311" calcext:value-type="float">
            <text:p>0.666311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2.14393" calcext:value-type="float">
            <text:p>2.14393</text:p>
          </table:table-cell>
          <table:table-cell office:value-type="float" office:value="2.23616" calcext:value-type="float">
            <text:p>2.23616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0029" calcext:value-type="float">
            <text:p>2.30029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2.64259" calcext:value-type="float">
            <text:p>2.64259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2.44958" calcext:value-type="float">
            <text:p>2.44958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0.339663" calcext:value-type="float">
            <text:p>0.339663</text:p>
          </table:table-cell>
          <table:table-cell office:value-type="float" office:value="2.51671" calcext:value-type="float">
            <text:p>2.51671</text:p>
          </table:table-cell>
          <table:table-cell office:value-type="float" office:value="2.24472" calcext:value-type="float">
            <text:p>2.24472</text:p>
          </table:table-cell>
          <table:table-cell office:value-type="float" office:value="1.10442" calcext:value-type="float">
            <text:p>1.10442</text:p>
          </table:table-cell>
          <table:table-cell office:value-type="float" office:value="19.1233" calcext:value-type="float">
            <text:p>19.1233</text:p>
          </table:table-cell>
          <table:table-cell office:value-type="float" office:value="4.99511" calcext:value-type="float">
            <text:p>4.99511</text:p>
          </table:table-cell>
          <table:table-cell office:value-type="float" office:value="1.26103" calcext:value-type="float">
            <text:p>1.26103</text:p>
          </table:table-cell>
          <table:table-cell office:value-type="float" office:value="2.31881" calcext:value-type="float">
            <text:p>2.31881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0.154048" calcext:value-type="float">
            <text:p>0.154048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18.8797" calcext:value-type="float">
            <text:p>18.8797</text:p>
          </table:table-cell>
          <table:table-cell office:value-type="float" office:value="2.68162" calcext:value-type="float">
            <text:p>2.68162</text:p>
          </table:table-cell>
          <table:table-cell office:value-type="float" office:value="2.02086" calcext:value-type="float">
            <text:p>2.02086</text:p>
          </table:table-cell>
          <table:table-cell office:value-type="float" office:value="1.7595" calcext:value-type="float">
            <text:p>1.7595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1.36069" calcext:value-type="float">
            <text:p>1.36069</text:p>
          </table:table-cell>
          <table:table-cell office:value-type="float" office:value="1.41559" calcext:value-type="float">
            <text:p>1.41559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1.84448" calcext:value-type="float">
            <text:p>1.84448</text:p>
          </table:table-cell>
          <table:table-cell office:value-type="float" office:value="2.11557" calcext:value-type="float">
            <text:p>2.11557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0.363123" calcext:value-type="float">
            <text:p>0.363123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2.4471" calcext:value-type="float">
            <text:p>2.4471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0.530807" calcext:value-type="float">
            <text:p>0.530807</text:p>
          </table:table-cell>
          <table:table-cell office:value-type="float" office:value="1.2248" calcext:value-type="float">
            <text:p>1.2248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0.0239401" calcext:value-type="float">
            <text:p>0.0239401</text:p>
          </table:table-cell>
          <table:table-cell office:value-type="float" office:value="0.994933" calcext:value-type="float">
            <text:p>0.994933</text:p>
          </table:table-cell>
          <table:table-cell office:value-type="float" office:value="5.6825" calcext:value-type="float">
            <text:p>5.6825</text:p>
          </table:table-cell>
          <table:table-cell office:value-type="float" office:value="1.336" calcext:value-type="float">
            <text:p>1.336</text:p>
          </table:table-cell>
          <table:table-cell office:value-type="float" office:value="2.52897" calcext:value-type="float">
            <text:p>2.52897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4.9776" calcext:value-type="float">
            <text:p>4.9776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19.5037" calcext:value-type="float">
            <text:p>19.5037</text:p>
          </table:table-cell>
          <table:table-cell office:value-type="float" office:value="1.90476" calcext:value-type="float">
            <text:p>1.90476</text:p>
          </table:table-cell>
          <table:table-cell office:value-type="float" office:value="0.983506" calcext:value-type="float">
            <text:p>0.983506</text:p>
          </table:table-cell>
          <table:table-cell table:number-columns-repeated="6" office:value-type="float" office:value="3.93329" calcext:value-type="float">
            <text:p>3.933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4: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-</text:p>
          </table:table-cell>
          <table:table-cell office:value-type="float" office:value="12.6167" calcext:value-type="float">
            <text:p>12.6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1.88849" calcext:value-type="float">
            <text:p>1.88849</text:p>
          </table:table-cell>
          <table:table-cell office:value-type="float" office:value="3.63665" calcext:value-type="float">
            <text:p>3.63665</text:p>
          </table:table-cell>
          <table:table-cell office:value-type="float" office:value="2.29136" calcext:value-type="float">
            <text:p>2.29136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2.11223" calcext:value-type="float">
            <text:p>2.11223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4.52127" calcext:value-type="float">
            <text:p>4.52127</text:p>
          </table:table-cell>
          <table:table-cell office:value-type="float" office:value="0.408524" calcext:value-type="float">
            <text:p>0.408524</text:p>
          </table:table-cell>
          <table:table-cell office:value-type="float" office:value="2.31488" calcext:value-type="float">
            <text:p>2.31488</text:p>
          </table:table-cell>
          <table:table-cell office:value-type="float" office:value="0" calcext:value-type="float">
            <text:p>0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3.56217" calcext:value-type="float">
            <text:p>3.56217</text:p>
          </table:table-cell>
          <table:table-cell office:value-type="float" office:value="1.8803" calcext:value-type="float">
            <text:p>1.8803</text:p>
          </table:table-cell>
          <table:table-cell office:value-type="float" office:value="3.06298" calcext:value-type="float">
            <text:p>3.06298</text:p>
          </table:table-cell>
          <table:table-cell office:value-type="float" office:value="2.64747" calcext:value-type="float">
            <text:p>2.64747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1.82322" calcext:value-type="float">
            <text:p>1.82322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1.7022" calcext:value-type="float">
            <text:p>1.7022</text:p>
          </table:table-cell>
          <table:table-cell office:value-type="float" office:value="1.99666" calcext:value-type="float">
            <text:p>1.99666</text:p>
          </table:table-cell>
          <table:table-cell office:value-type="float" office:value="1.88473" calcext:value-type="float">
            <text:p>1.88473</text:p>
          </table:table-cell>
          <table:table-cell office:value-type="float" office:value="1.99301" calcext:value-type="float">
            <text:p>1.99301</text:p>
          </table:table-cell>
          <table:table-cell office:value-type="float" office:value="20.9507" calcext:value-type="float">
            <text:p>20.9507</text:p>
          </table:table-cell>
          <table:table-cell office:value-type="float" office:value="3.77868" calcext:value-type="float">
            <text:p>3.77868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2.52365" calcext:value-type="float">
            <text:p>2.52365</text:p>
          </table:table-cell>
          <table:table-cell office:value-type="float" office:value="2.03405" calcext:value-type="float">
            <text:p>2.03405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2.32353" calcext:value-type="float">
            <text:p>2.32353</text:p>
          </table:table-cell>
          <table:table-cell office:value-type="float" office:value="1.55412" calcext:value-type="float">
            <text:p>1.55412</text:p>
          </table:table-cell>
          <table:table-cell office:value-type="float" office:value="1.95636" calcext:value-type="float">
            <text:p>1.95636</text:p>
          </table:table-cell>
          <table:table-cell office:value-type="float" office:value="2.05135" calcext:value-type="float">
            <text:p>2.05135</text:p>
          </table:table-cell>
          <table:table-cell office:value-type="float" office:value="1.8302" calcext:value-type="float">
            <text:p>1.8302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20.9791" calcext:value-type="float">
            <text:p>20.9791</text:p>
          </table:table-cell>
          <table:table-cell office:value-type="float" office:value="1.8302" calcext:value-type="float">
            <text:p>1.8302</text:p>
          </table:table-cell>
          <table:table-cell office:value-type="float" office:value="2.37074" calcext:value-type="float">
            <text:p>2.37074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1.12156" calcext:value-type="float">
            <text:p>1.12156</text:p>
          </table:table-cell>
          <table:table-cell office:value-type="float" office:value="3.95162" calcext:value-type="float">
            <text:p>3.95162</text:p>
          </table:table-cell>
          <table:table-cell office:value-type="float" office:value="2.0369" calcext:value-type="float">
            <text:p>2.0369</text:p>
          </table:table-cell>
          <table:table-cell office:value-type="float" office:value="2.854" calcext:value-type="float">
            <text:p>2.854</text:p>
          </table:table-cell>
          <table:table-cell office:value-type="float" office:value="1.70815" calcext:value-type="float">
            <text:p>1.70815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1.69176" calcext:value-type="float">
            <text:p>1.69176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1.89122" calcext:value-type="float">
            <text:p>1.89122</text:p>
          </table:table-cell>
          <table:table-cell office:value-type="float" office:value="2.25616" calcext:value-type="float">
            <text:p>2.25616</text:p>
          </table:table-cell>
          <table:table-cell office:value-type="float" office:value="2.66187" calcext:value-type="float">
            <text:p>2.66187</text:p>
          </table:table-cell>
          <table:table-cell office:value-type="float" office:value="1.92964" calcext:value-type="float">
            <text:p>1.92964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2.04717" calcext:value-type="float">
            <text:p>2.04717</text:p>
          </table:table-cell>
          <table:table-cell office:value-type="float" office:value="2.23685" calcext:value-type="float">
            <text:p>2.23685</text:p>
          </table:table-cell>
          <table:table-cell office:value-type="float" office:value="1.46494" calcext:value-type="float">
            <text:p>1.46494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2.3363" calcext:value-type="float">
            <text:p>2.3363</text:p>
          </table:table-cell>
          <table:table-cell office:value-type="float" office:value="2.93617" calcext:value-type="float">
            <text:p>2.93617</text:p>
          </table:table-cell>
          <table:table-cell office:value-type="float" office:value="3.3806" calcext:value-type="float">
            <text:p>3.3806</text:p>
          </table:table-cell>
          <table:table-cell office:value-type="float" office:value="0.397308" calcext:value-type="float">
            <text:p>0.397308</text:p>
          </table:table-cell>
          <table:table-cell office:value-type="float" office:value="1.69334" calcext:value-type="float">
            <text:p>1.69334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0.08592" calcext:value-type="float">
            <text:p>0.08592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0.477631" calcext:value-type="float">
            <text:p>0.477631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0.725429" calcext:value-type="float">
            <text:p>0.725429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1.98981" calcext:value-type="float">
            <text:p>1.98981</text:p>
          </table:table-cell>
          <table:table-cell office:value-type="float" office:value="1.03347" calcext:value-type="float">
            <text:p>1.03347</text:p>
          </table:table-cell>
          <table:table-cell office:value-type="float" office:value="2.33906" calcext:value-type="float">
            <text:p>2.33906</text:p>
          </table:table-cell>
          <table:table-cell office:value-type="float" office:value="1.95086" calcext:value-type="float">
            <text:p>1.95086</text:p>
          </table:table-cell>
          <table:table-cell office:value-type="float" office:value="21.1413" calcext:value-type="float">
            <text:p>21.1413</text:p>
          </table:table-cell>
          <table:table-cell office:value-type="float" office:value="4.40712" calcext:value-type="float">
            <text:p>4.40712</text:p>
          </table:table-cell>
          <table:table-cell office:value-type="float" office:value="1.52616" calcext:value-type="float">
            <text:p>1.52616</text:p>
          </table:table-cell>
          <table:table-cell office:value-type="float" office:value="1.46026" calcext:value-type="float">
            <text:p>1.46026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2.1655" calcext:value-type="float">
            <text:p>2.1655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20.9362" calcext:value-type="float">
            <text:p>20.9362</text:p>
          </table:table-cell>
          <table:table-cell office:value-type="float" office:value="0.714952" calcext:value-type="float">
            <text:p>0.714952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1.69332" calcext:value-type="float">
            <text:p>1.69332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3.66361" calcext:value-type="float">
            <text:p>3.66361</text:p>
          </table:table-cell>
          <table:table-cell office:value-type="float" office:value="2.94459" calcext:value-type="float">
            <text:p>2.94459</text:p>
          </table:table-cell>
          <table:table-cell office:value-type="float" office:value="3.3806" calcext:value-type="float">
            <text:p>3.3806</text:p>
          </table:table-cell>
          <table:table-cell office:value-type="float" office:value="0.732585" calcext:value-type="float">
            <text:p>0.732585</text:p>
          </table:table-cell>
          <table:table-cell office:value-type="float" office:value="2.819" calcext:value-type="float">
            <text:p>2.819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2.07342" calcext:value-type="float">
            <text:p>2.07342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0.714991" calcext:value-type="float">
            <text:p>0.714991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0.732592" calcext:value-type="float">
            <text:p>0.732592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2.01746" calcext:value-type="float">
            <text:p>2.01746</text:p>
          </table:table-cell>
          <table:table-cell office:value-type="float" office:value="1.35247" calcext:value-type="float">
            <text:p>1.35247</text:p>
          </table:table-cell>
          <table:table-cell office:value-type="float" office:value="0.871173" calcext:value-type="float">
            <text:p>0.871173</text:p>
          </table:table-cell>
          <table:table-cell office:value-type="float" office:value="2.30132" calcext:value-type="float">
            <text:p>2.30132</text:p>
          </table:table-cell>
          <table:table-cell office:value-type="float" office:value="2.18514" calcext:value-type="float">
            <text:p>2.18514</text:p>
          </table:table-cell>
          <table:table-cell office:value-type="float" office:value="5.01692" calcext:value-type="float">
            <text:p>5.01692</text:p>
          </table:table-cell>
          <table:table-cell office:value-type="float" office:value="1.42931" calcext:value-type="float">
            <text:p>1.42931</text:p>
          </table:table-cell>
          <table:table-cell office:value-type="float" office:value="0.925479" calcext:value-type="float">
            <text:p>0.925479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21.5331" calcext:value-type="float">
            <text:p>21.5331</text:p>
          </table:table-cell>
          <table:table-cell office:value-type="float" office:value="0.420575" calcext:value-type="float">
            <text:p>0.420575</text:p>
          </table:table-cell>
          <table:table-cell office:value-type="float" office:value="2.08681" calcext:value-type="float">
            <text:p>2.08681</text:p>
          </table:table-cell>
          <table:table-cell table:number-columns-repeated="6" office:value-type="float" office:value="6.17228" calcext:value-type="float">
            <text:p>6.1722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5:</text:p>
          </table:table-cell>
          <table:table-cell office:value-type="float" office:value="14.8667" calcext:value-type="float">
            <text:p>14.8667</text:p>
          </table:table-cell>
          <table:table-cell office:value-type="string" calcext:value-type="string">
            <text:p>-</text:p>
          </table:table-cell>
          <table:table-cell office:value-type="float" office:value="15.0333" calcext:value-type="float">
            <text:p>15.03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28536" calcext:value-type="float">
            <text:p>4.28536</text:p>
          </table:table-cell>
          <table:table-cell office:value-type="float" office:value="4.13141" calcext:value-type="float">
            <text:p>4.13141</text:p>
          </table:table-cell>
          <table:table-cell office:value-type="float" office:value="3.80731" calcext:value-type="float">
            <text:p>3.80731</text:p>
          </table:table-cell>
          <table:table-cell office:value-type="float" office:value="3.56016" calcext:value-type="float">
            <text:p>3.56016</text:p>
          </table:table-cell>
          <table:table-cell office:value-type="float" office:value="4.59399" calcext:value-type="float">
            <text:p>4.59399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87263" calcext:value-type="float">
            <text:p>2.87263</text:p>
          </table:table-cell>
          <table:table-cell office:value-type="float" office:value="5.5889" calcext:value-type="float">
            <text:p>5.5889</text:p>
          </table:table-cell>
          <table:table-cell office:value-type="float" office:value="3.70729" calcext:value-type="float">
            <text:p>3.70729</text:p>
          </table:table-cell>
          <table:table-cell office:value-type="float" office:value="5.31507" calcext:value-type="float">
            <text:p>5.31507</text:p>
          </table:table-cell>
          <table:table-cell office:value-type="float" office:value="0" calcext:value-type="float">
            <text:p>0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3.9328" calcext:value-type="float">
            <text:p>3.9328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4.6503" calcext:value-type="float">
            <text:p>4.6503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19.195" calcext:value-type="float">
            <text:p>19.195</text:p>
          </table:table-cell>
          <table:table-cell office:value-type="float" office:value="2.1548" calcext:value-type="float">
            <text:p>2.1548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4.2729" calcext:value-type="float">
            <text:p>4.2729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3.6738" calcext:value-type="float">
            <text:p>3.673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4.3124" calcext:value-type="float">
            <text:p>4.3124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4.643" calcext:value-type="float">
            <text:p>4.643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5.7784" calcext:value-type="float">
            <text:p>5.7784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4.643" calcext:value-type="float">
            <text:p>4.643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4.643" calcext:value-type="float">
            <text:p>4.643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4.6844" calcext:value-type="float">
            <text:p>4.6844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4.68572" calcext:value-type="float">
            <text:p>4.68572</text:p>
          </table:table-cell>
          <table:table-cell table:number-columns-repeated="6" office:value-type="float" office:value="2.57687" calcext:value-type="float">
            <text:p>2.576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6:</text:p>
          </table:table-cell>
          <table:table-cell office:value-type="float" office:value="15.95" calcext:value-type="float">
            <text:p>15.95</text:p>
          </table:table-cell>
          <table:table-cell office:value-type="string" calcext:value-type="string">
            <text:p>-</text:p>
          </table:table-cell>
          <table:table-cell office:value-type="float" office:value="16.1167" calcext:value-type="float">
            <text:p>16.116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0" calcext:value-type="float">
            <text:p>0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1.1543" calcext:value-type="float">
            <text:p>1.1543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1.8654" calcext:value-type="float">
            <text:p>1.8654</text:p>
          </table:table-cell>
          <table:table-cell office:value-type="float" office:value="2.2664" calcext:value-type="float">
            <text:p>2.2664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0" calcext:value-type="float">
            <text:p>0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3248" calcext:value-type="float">
            <text:p>2.3248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5.536" calcext:value-type="float">
            <text:p>5.536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1.1149" calcext:value-type="float">
            <text:p>1.1149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3.7629" calcext:value-type="float">
            <text:p>3.7629</text:p>
          </table:table-cell>
          <table:table-cell office:value-type="float" office:value="2.6067" calcext:value-type="float">
            <text:p>2.6067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0.2086" calcext:value-type="float">
            <text:p>0.2086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5.5213" calcext:value-type="float">
            <text:p>5.521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1.90109" calcext:value-type="float">
            <text:p>1.90109</text:p>
          </table:table-cell>
          <table:table-cell table:number-columns-repeated="6" office:value-type="float" office:value="6.49222" calcext:value-type="float">
            <text:p>6.492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7:</text:p>
          </table:table-cell>
          <table:table-cell office:value-type="float" office:value="12.4333" calcext:value-type="float">
            <text:p>12.4333</text:p>
          </table:table-cell>
          <table:table-cell office:value-type="string" calcext:value-type="string">
            <text:p>-</text:p>
          </table:table-cell>
          <table:table-cell office:value-type="float" office:value="12.6" calcext:value-type="float">
            <text:p>12.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2.81828" calcext:value-type="float">
            <text:p>2.81828</text:p>
          </table:table-cell>
          <table:table-cell office:value-type="float" office:value="3.31162" calcext:value-type="float">
            <text:p>3.31162</text:p>
          </table:table-cell>
          <table:table-cell office:value-type="float" office:value="2.43499" calcext:value-type="float">
            <text:p>2.43499</text:p>
          </table:table-cell>
          <table:table-cell office:value-type="float" office:value="1.9351" calcext:value-type="float">
            <text:p>1.9351</text:p>
          </table:table-cell>
          <table:table-cell office:value-type="float" office:value="3.20458" calcext:value-type="float">
            <text:p>3.20458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2.21425" calcext:value-type="float">
            <text:p>2.21425</text:p>
          </table:table-cell>
          <table:table-cell office:value-type="float" office:value="3.81963" calcext:value-type="float">
            <text:p>3.81963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3.56217" calcext:value-type="float">
            <text:p>3.56217</text:p>
          </table:table-cell>
          <table:table-cell office:value-type="float" office:value="1.77793" calcext:value-type="float">
            <text:p>1.77793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0" calcext:value-type="float">
            <text:p>0</text:p>
          </table:table-cell>
          <table:table-cell office:value-type="float" office:value="2.29725" calcext:value-type="float">
            <text:p>2.29725</text:p>
          </table:table-cell>
          <table:table-cell office:value-type="float" office:value="1.31356" calcext:value-type="float">
            <text:p>1.31356</text:p>
          </table:table-cell>
          <table:table-cell office:value-type="float" office:value="3.78158" calcext:value-type="float">
            <text:p>3.78158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1.79654" calcext:value-type="float">
            <text:p>1.79654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3.15018" calcext:value-type="float">
            <text:p>3.15018</text:p>
          </table:table-cell>
          <table:table-cell office:value-type="float" office:value="2.52185" calcext:value-type="float">
            <text:p>2.52185</text:p>
          </table:table-cell>
          <table:table-cell office:value-type="float" office:value="2.97981" calcext:value-type="float">
            <text:p>2.97981</text:p>
          </table:table-cell>
          <table:table-cell office:value-type="float" office:value="1.5889" calcext:value-type="float">
            <text:p>1.5889</text:p>
          </table:table-cell>
          <table:table-cell office:value-type="float" office:value="19.868" calcext:value-type="float">
            <text:p>19.868</text:p>
          </table:table-cell>
          <table:table-cell office:value-type="float" office:value="1.01252" calcext:value-type="float">
            <text:p>1.01252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2.69222" calcext:value-type="float">
            <text:p>2.69222</text:p>
          </table:table-cell>
          <table:table-cell office:value-type="float" office:value="3.4236" calcext:value-type="float">
            <text:p>3.4236</text:p>
          </table:table-cell>
          <table:table-cell office:value-type="float" office:value="2.1607" calcext:value-type="float">
            <text:p>2.1607</text:p>
          </table:table-cell>
          <table:table-cell office:value-type="float" office:value="3.27435" calcext:value-type="float">
            <text:p>3.27435</text:p>
          </table:table-cell>
          <table:table-cell office:value-type="float" office:value="3.19716" calcext:value-type="float">
            <text:p>3.19716</text:p>
          </table:table-cell>
          <table:table-cell office:value-type="float" office:value="3.30213" calcext:value-type="float">
            <text:p>3.30213</text:p>
          </table:table-cell>
          <table:table-cell office:value-type="float" office:value="3.13445" calcext:value-type="float">
            <text:p>3.13445</text:p>
          </table:table-cell>
          <table:table-cell office:value-type="float" office:value="2.77765" calcext:value-type="float">
            <text:p>2.77765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17.5478" calcext:value-type="float">
            <text:p>17.5478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3.34137" calcext:value-type="float">
            <text:p>3.34137</text:p>
          </table:table-cell>
          <table:table-cell office:value-type="float" office:value="2.70584" calcext:value-type="float">
            <text:p>2.70584</text:p>
          </table:table-cell>
          <table:table-cell office:value-type="float" office:value="2.1607" calcext:value-type="float">
            <text:p>2.1607</text:p>
          </table:table-cell>
          <table:table-cell office:value-type="float" office:value="4.3703" calcext:value-type="float">
            <text:p>4.3703</text:p>
          </table:table-cell>
          <table:table-cell office:value-type="float" office:value="0.474458" calcext:value-type="float">
            <text:p>0.474458</text:p>
          </table:table-cell>
          <table:table-cell office:value-type="float" office:value="2.32073" calcext:value-type="float">
            <text:p>2.32073</text:p>
          </table:table-cell>
          <table:table-cell office:value-type="float" office:value="1.05874" calcext:value-type="float">
            <text:p>1.05874</text:p>
          </table:table-cell>
          <table:table-cell office:value-type="float" office:value="3.89009" calcext:value-type="float">
            <text:p>3.89009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2.29589" calcext:value-type="float">
            <text:p>2.29589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3.04203" calcext:value-type="float">
            <text:p>3.04203</text:p>
          </table:table-cell>
          <table:table-cell office:value-type="float" office:value="2.88082" calcext:value-type="float">
            <text:p>2.88082</text:p>
          </table:table-cell>
          <table:table-cell office:value-type="float" office:value="2.88044" calcext:value-type="float">
            <text:p>2.88044</text:p>
          </table:table-cell>
          <table:table-cell office:value-type="float" office:value="2.57707" calcext:value-type="float">
            <text:p>2.57707</text:p>
          </table:table-cell>
          <table:table-cell office:value-type="float" office:value="2.34265" calcext:value-type="float">
            <text:p>2.34265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2.89681" calcext:value-type="float">
            <text:p>2.89681</text:p>
          </table:table-cell>
          <table:table-cell office:value-type="float" office:value="2.07192" calcext:value-type="float">
            <text:p>2.07192</text:p>
          </table:table-cell>
          <table:table-cell office:value-type="float" office:value="3.72067" calcext:value-type="float">
            <text:p>3.72067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3.3161" calcext:value-type="float">
            <text:p>3.3161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2.08435" calcext:value-type="float">
            <text:p>2.08435</text:p>
          </table:table-cell>
          <table:table-cell office:value-type="float" office:value="2.57234" calcext:value-type="float">
            <text:p>2.5723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3.19145" calcext:value-type="float">
            <text:p>3.19145</text:p>
          </table:table-cell>
          <table:table-cell office:value-type="float" office:value="2.16297" calcext:value-type="float">
            <text:p>2.16297</text:p>
          </table:table-cell>
          <table:table-cell office:value-type="float" office:value="3.3223" calcext:value-type="float">
            <text:p>3.3223</text:p>
          </table:table-cell>
          <table:table-cell office:value-type="float" office:value="3.60494" calcext:value-type="float">
            <text:p>3.60494</text:p>
          </table:table-cell>
          <table:table-cell office:value-type="float" office:value="3.33003" calcext:value-type="float">
            <text:p>3.33003</text:p>
          </table:table-cell>
          <table:table-cell office:value-type="float" office:value="4.0324" calcext:value-type="float">
            <text:p>4.0324</text:p>
          </table:table-cell>
          <table:table-cell office:value-type="float" office:value="3.3161" calcext:value-type="float">
            <text:p>3.3161</text:p>
          </table:table-cell>
          <table:table-cell office:value-type="float" office:value="4.08378" calcext:value-type="float">
            <text:p>4.08378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2.49653" calcext:value-type="float">
            <text:p>2.49653</text:p>
          </table:table-cell>
          <table:table-cell office:value-type="float" office:value="4.28812" calcext:value-type="float">
            <text:p>4.28812</text:p>
          </table:table-cell>
          <table:table-cell office:value-type="float" office:value="1.50825" calcext:value-type="float">
            <text:p>1.50825</text:p>
          </table:table-cell>
          <table:table-cell office:value-type="float" office:value="3.37617" calcext:value-type="float">
            <text:p>3.37617</text:p>
          </table:table-cell>
          <table:table-cell office:value-type="float" office:value="20.0712" calcext:value-type="float">
            <text:p>20.0712</text:p>
          </table:table-cell>
          <table:table-cell office:value-type="float" office:value="3.47766" calcext:value-type="float">
            <text:p>3.47766</text:p>
          </table:table-cell>
          <table:table-cell office:value-type="float" office:value="3.37293" calcext:value-type="float">
            <text:p>3.37293</text:p>
          </table:table-cell>
          <table:table-cell office:value-type="float" office:value="4.32383" calcext:value-type="float">
            <text:p>4.32383</text:p>
          </table:table-cell>
          <table:table-cell office:value-type="float" office:value="3.3223" calcext:value-type="float">
            <text:p>3.3223</text:p>
          </table:table-cell>
          <table:table-cell office:value-type="float" office:value="2.39655" calcext:value-type="float">
            <text:p>2.39655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17.5056" calcext:value-type="float">
            <text:p>17.5056</text:p>
          </table:table-cell>
          <table:table-cell office:value-type="float" office:value="4.21462" calcext:value-type="float">
            <text:p>4.21462</text:p>
          </table:table-cell>
          <table:table-cell office:value-type="float" office:value="4.16924" calcext:value-type="float">
            <text:p>4.16924</text:p>
          </table:table-cell>
          <table:table-cell office:value-type="float" office:value="3.92308" calcext:value-type="float">
            <text:p>3.92308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7348" calcext:value-type="float">
            <text:p>2.7348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2.68676" calcext:value-type="float">
            <text:p>2.68676</text:p>
          </table:table-cell>
          <table:table-cell office:value-type="float" office:value="3.68314" calcext:value-type="float">
            <text:p>3.6831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83053" calcext:value-type="float">
            <text:p>2.83053</text:p>
          </table:table-cell>
          <table:table-cell office:value-type="float" office:value="0.846677" calcext:value-type="float">
            <text:p>0.846677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2.63598" calcext:value-type="float">
            <text:p>2.63598</text:p>
          </table:table-cell>
          <table:table-cell office:value-type="float" office:value="3.3223" calcext:value-type="float">
            <text:p>3.3223</text:p>
          </table:table-cell>
          <table:table-cell office:value-type="float" office:value="4.14141" calcext:value-type="float">
            <text:p>4.14141</text:p>
          </table:table-cell>
          <table:table-cell office:value-type="float" office:value="2.7348" calcext:value-type="float">
            <text:p>2.7348</text:p>
          </table:table-cell>
          <table:table-cell office:value-type="float" office:value="4.08591" calcext:value-type="float">
            <text:p>4.08591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2.02905" calcext:value-type="float">
            <text:p>2.02905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2.69153" calcext:value-type="float">
            <text:p>2.69153</text:p>
          </table:table-cell>
          <table:table-cell office:value-type="float" office:value="2.35203" calcext:value-type="float">
            <text:p>2.35203</text:p>
          </table:table-cell>
          <table:table-cell office:value-type="float" office:value="3.31492" calcext:value-type="float">
            <text:p>3.31492</text:p>
          </table:table-cell>
          <table:table-cell office:value-type="float" office:value="4.12122" calcext:value-type="float">
            <text:p>4.12122</text:p>
          </table:table-cell>
          <table:table-cell office:value-type="float" office:value="3.40387" calcext:value-type="float">
            <text:p>3.40387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3.46102" calcext:value-type="float">
            <text:p>3.46102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18.0775" calcext:value-type="float">
            <text:p>18.0775</text:p>
          </table:table-cell>
          <table:table-cell office:value-type="float" office:value="3.19885" calcext:value-type="float">
            <text:p>3.19885</text:p>
          </table:table-cell>
          <table:table-cell office:value-type="float" office:value="3.28847" calcext:value-type="float">
            <text:p>3.28847</text:p>
          </table:table-cell>
          <table:table-cell table:number-columns-repeated="6" office:value-type="float" office:value="3.47976" calcext:value-type="float">
            <text:p>3.479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8:</text:p>
          </table:table-cell>
          <table:table-cell office:value-type="float" office:value="9.33333" calcext:value-type="float">
            <text:p>9.33333</text:p>
          </table:table-cell>
          <table:table-cell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0.545635" calcext:value-type="float">
            <text:p>0.545635</text:p>
          </table:table-cell>
          <table:table-cell office:value-type="float" office:value="1.96847" calcext:value-type="float">
            <text:p>1.96847</text:p>
          </table:table-cell>
          <table:table-cell office:value-type="float" office:value="0.491402" calcext:value-type="float">
            <text:p>0.491402</text:p>
          </table:table-cell>
          <table:table-cell office:value-type="float" office:value="0.442163" calcext:value-type="float">
            <text:p>0.442163</text:p>
          </table:table-cell>
          <table:table-cell office:value-type="float" office:value="0.978449" calcext:value-type="float">
            <text:p>0.978449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4.06461" calcext:value-type="float">
            <text:p>4.06461</text:p>
          </table:table-cell>
          <table:table-cell office:value-type="float" office:value="2.27189" calcext:value-type="float">
            <text:p>2.27189</text:p>
          </table:table-cell>
          <table:table-cell office:value-type="float" office:value="0.469653" calcext:value-type="float">
            <text:p>0.469653</text:p>
          </table:table-cell>
          <table:table-cell office:value-type="float" office:value="1.8803" calcext:value-type="float">
            <text:p>1.8803</text:p>
          </table:table-cell>
          <table:table-cell office:value-type="float" office:value="3.83444" calcext:value-type="float">
            <text:p>3.83444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2.29725" calcext:value-type="float">
            <text:p>2.29725</text:p>
          </table:table-cell>
          <table:table-cell office:value-type="float" office:value="0" calcext:value-type="float">
            <text:p>0</text:p>
          </table:table-cell>
          <table:table-cell office:value-type="float" office:value="1.31938" calcext:value-type="float">
            <text:p>1.31938</text:p>
          </table:table-cell>
          <table:table-cell office:value-type="float" office:value="1.64866" calcext:value-type="float">
            <text:p>1.64866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.42876" calcext:value-type="float">
            <text:p>1.42876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0.853135" calcext:value-type="float">
            <text:p>0.853135</text:p>
          </table:table-cell>
          <table:table-cell office:value-type="float" office:value="0.304257" calcext:value-type="float">
            <text:p>0.304257</text:p>
          </table:table-cell>
          <table:table-cell office:value-type="float" office:value="0.704129" calcext:value-type="float">
            <text:p>0.704129</text:p>
          </table:table-cell>
          <table:table-cell office:value-type="float" office:value="1.00264" calcext:value-type="float">
            <text:p>1.00264</text:p>
          </table:table-cell>
          <table:table-cell office:value-type="float" office:value="19.3894" calcext:value-type="float">
            <text:p>19.3894</text:p>
          </table:table-cell>
          <table:table-cell office:value-type="float" office:value="2.96836" calcext:value-type="float">
            <text:p>2.96836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0.828074" calcext:value-type="float">
            <text:p>0.828074</text:p>
          </table:table-cell>
          <table:table-cell office:value-type="float" office:value="1.1596" calcext:value-type="float">
            <text:p>1.1596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1.83249" calcext:value-type="float">
            <text:p>1.83249</text:p>
          </table:table-cell>
          <table:table-cell office:value-type="float" office:value="1.0536" calcext:value-type="float">
            <text:p>1.0536</text:p>
          </table:table-cell>
          <table:table-cell office:value-type="float" office:value="1.01112" calcext:value-type="float">
            <text:p>1.01112</text:p>
          </table:table-cell>
          <table:table-cell office:value-type="float" office:value="0.869934" calcext:value-type="float">
            <text:p>0.869934</text:p>
          </table:table-cell>
          <table:table-cell office:value-type="float" office:value="0.569048" calcext:value-type="float">
            <text:p>0.569048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9.2353" calcext:value-type="float">
            <text:p>19.2353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1.19079" calcext:value-type="float">
            <text:p>1.19079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2.27116" calcext:value-type="float">
            <text:p>2.27116</text:p>
          </table:table-cell>
          <table:table-cell office:value-type="float" office:value="2.76706" calcext:value-type="float">
            <text:p>2.76706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28916" calcext:value-type="float">
            <text:p>1.28916</text:p>
          </table:table-cell>
          <table:table-cell office:value-type="float" office:value="1.59668" calcext:value-type="float">
            <text:p>1.59668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.96909" calcext:value-type="float">
            <text:p>1.96909</text:p>
          </table:table-cell>
          <table:table-cell office:value-type="float" office:value="1.2633" calcext:value-type="float">
            <text:p>1.2633</text:p>
          </table:table-cell>
          <table:table-cell office:value-type="float" office:value="0.766392" calcext:value-type="float">
            <text:p>0.766392</text:p>
          </table:table-cell>
          <table:table-cell office:value-type="float" office:value="0.766446" calcext:value-type="float">
            <text:p>0.766446</text:p>
          </table:table-cell>
          <table:table-cell office:value-type="float" office:value="1.03795" calcext:value-type="float">
            <text:p>1.03795</text:p>
          </table:table-cell>
          <table:table-cell office:value-type="float" office:value="0.319583" calcext:value-type="float">
            <text:p>0.319583</text:p>
          </table:table-cell>
          <table:table-cell office:value-type="float" office:value="0.586797" calcext:value-type="float">
            <text:p>0.586797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1.2633" calcext:value-type="float">
            <text:p>1.2633</text:p>
          </table:table-cell>
          <table:table-cell office:value-type="float" office:value="0.675799" calcext:value-type="float">
            <text:p>0.675799</text:p>
          </table:table-cell>
          <table:table-cell office:value-type="float" office:value="0.36694" calcext:value-type="float">
            <text:p>0.36694</text:p>
          </table:table-cell>
          <table:table-cell office:value-type="float" office:value="1.44674" calcext:value-type="float">
            <text:p>1.44674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0.458167" calcext:value-type="float">
            <text:p>0.458167</text:p>
          </table:table-cell>
          <table:table-cell office:value-type="float" office:value="1.13528" calcext:value-type="float">
            <text:p>1.13528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68476" calcext:value-type="float">
            <text:p>1.68476</text:p>
          </table:table-cell>
          <table:table-cell office:value-type="float" office:value="1.81587" calcext:value-type="float">
            <text:p>1.81587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1.87336" calcext:value-type="float">
            <text:p>1.87336</text:p>
          </table:table-cell>
          <table:table-cell office:value-type="float" office:value="1.17004" calcext:value-type="float">
            <text:p>1.17004</text:p>
          </table:table-cell>
          <table:table-cell office:value-type="float" office:value="2.23888" calcext:value-type="float">
            <text:p>2.23888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2.0947" calcext:value-type="float">
            <text:p>2.0947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0.276341" calcext:value-type="float">
            <text:p>0.276341</text:p>
          </table:table-cell>
          <table:table-cell office:value-type="float" office:value="2.20449" calcext:value-type="float">
            <text:p>2.20449</text:p>
          </table:table-cell>
          <table:table-cell office:value-type="float" office:value="1.91991" calcext:value-type="float">
            <text:p>1.91991</text:p>
          </table:table-cell>
          <table:table-cell office:value-type="float" office:value="1.09964" calcext:value-type="float">
            <text:p>1.09964</text:p>
          </table:table-cell>
          <table:table-cell office:value-type="float" office:value="19.5845" calcext:value-type="float">
            <text:p>19.5845</text:p>
          </table:table-cell>
          <table:table-cell office:value-type="float" office:value="4.65643" calcext:value-type="float">
            <text:p>4.65643</text:p>
          </table:table-cell>
          <table:table-cell office:value-type="float" office:value="1.08494" calcext:value-type="float">
            <text:p>1.08494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0.351864" calcext:value-type="float">
            <text:p>0.351864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9.1919" calcext:value-type="float">
            <text:p>19.1919</text:p>
          </table:table-cell>
          <table:table-cell office:value-type="float" office:value="2.30786" calcext:value-type="float">
            <text:p>2.30786</text:p>
          </table:table-cell>
          <table:table-cell office:value-type="float" office:value="1.88336" calcext:value-type="float">
            <text:p>1.88336</text:p>
          </table:table-cell>
          <table:table-cell office:value-type="float" office:value="1.63144" calcext:value-type="float">
            <text:p>1.63144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70844" calcext:value-type="float">
            <text:p>1.70844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37664" calcext:value-type="float">
            <text:p>1.37664</text:p>
          </table:table-cell>
          <table:table-cell office:value-type="float" office:value="1.91586" calcext:value-type="float">
            <text:p>1.91586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0.455399" calcext:value-type="float">
            <text:p>0.455399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8471" calcext:value-type="float">
            <text:p>2.18471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2.09339" calcext:value-type="float">
            <text:p>2.09339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0.268219" calcext:value-type="float">
            <text:p>0.268219</text:p>
          </table:table-cell>
          <table:table-cell office:value-type="float" office:value="0.761707" calcext:value-type="float">
            <text:p>0.761707</text:p>
          </table:table-cell>
          <table:table-cell office:value-type="float" office:value="1.24933" calcext:value-type="float">
            <text:p>1.24933</text:p>
          </table:table-cell>
          <table:table-cell office:value-type="float" office:value="0.464123" calcext:value-type="float">
            <text:p>0.464123</text:p>
          </table:table-cell>
          <table:table-cell office:value-type="float" office:value="1.10011" calcext:value-type="float">
            <text:p>1.10011</text:p>
          </table:table-cell>
          <table:table-cell office:value-type="float" office:value="5.34109" calcext:value-type="float">
            <text:p>5.34109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4.63907" calcext:value-type="float">
            <text:p>4.63907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9.8069" calcext:value-type="float">
            <text:p>19.8069</text:p>
          </table:table-cell>
          <table:table-cell office:value-type="float" office:value="1.46342" calcext:value-type="float">
            <text:p>1.46342</text:p>
          </table:table-cell>
          <table:table-cell office:value-type="float" office:value="1.04704" calcext:value-type="float">
            <text:p>1.04704</text:p>
          </table:table-cell>
          <table:table-cell table:number-columns-repeated="6" office:value-type="float" office:value="4.31087" calcext:value-type="float">
            <text:p>4.310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19: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-</text:p>
          </table:table-cell>
          <table:table-cell office:value-type="float" office:value="12.0167" calcext:value-type="float">
            <text:p>12.01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1.73063" calcext:value-type="float">
            <text:p>1.73063</text:p>
          </table:table-cell>
          <table:table-cell office:value-type="float" office:value="2.01114" calcext:value-type="float">
            <text:p>2.01114</text:p>
          </table:table-cell>
          <table:table-cell office:value-type="float" office:value="1.25155" calcext:value-type="float">
            <text:p>1.25155</text:p>
          </table:table-cell>
          <table:table-cell office:value-type="float" office:value="1.16989" calcext:value-type="float">
            <text:p>1.16989</text:p>
          </table:table-cell>
          <table:table-cell office:value-type="float" office:value="2.04111" calcext:value-type="float">
            <text:p>2.04111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3.46658" calcext:value-type="float">
            <text:p>3.46658</text:p>
          </table:table-cell>
          <table:table-cell office:value-type="float" office:value="3.41547" calcext:value-type="float">
            <text:p>3.41547</text:p>
          </table:table-cell>
          <table:table-cell office:value-type="float" office:value="1.15039" calcext:value-type="float">
            <text:p>1.15039</text:p>
          </table:table-cell>
          <table:table-cell office:value-type="float" office:value="3.06298" calcext:value-type="float">
            <text:p>3.06298</text:p>
          </table:table-cell>
          <table:table-cell office:value-type="float" office:value="2.55768" calcext:value-type="float">
            <text:p>2.55768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1.31356" calcext:value-type="float">
            <text:p>1.31356</text:p>
          </table:table-cell>
          <table:table-cell office:value-type="float" office:value="1.31938" calcext:value-type="float">
            <text:p>1.31938</text:p>
          </table:table-cell>
          <table:table-cell office:value-type="float" office:value="0" calcext:value-type="float">
            <text:p>0</text:p>
          </table:table-cell>
          <table:table-cell office:value-type="float" office:value="2.53869" calcext:value-type="float">
            <text:p>2.53869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77991" calcext:value-type="float">
            <text:p>1.77991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2.09894" calcext:value-type="float">
            <text:p>2.09894</text:p>
          </table:table-cell>
          <table:table-cell office:value-type="float" office:value="1.43293" calcext:value-type="float">
            <text:p>1.43293</text:p>
          </table:table-cell>
          <table:table-cell office:value-type="float" office:value="1.88173" calcext:value-type="float">
            <text:p>1.88173</text:p>
          </table:table-cell>
          <table:table-cell office:value-type="float" office:value="1.26791" calcext:value-type="float">
            <text:p>1.26791</text:p>
          </table:table-cell>
          <table:table-cell office:value-type="float" office:value="18.9686" calcext:value-type="float">
            <text:p>18.9686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1.4381" calcext:value-type="float">
            <text:p>1.4381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2.90324" calcext:value-type="float">
            <text:p>2.90324</text:p>
          </table:table-cell>
          <table:table-cell office:value-type="float" office:value="1.98652" calcext:value-type="float">
            <text:p>1.98652</text:p>
          </table:table-cell>
          <table:table-cell office:value-type="float" office:value="2.29018" calcext:value-type="float">
            <text:p>2.29018</text:p>
          </table:table-cell>
          <table:table-cell office:value-type="float" office:value="2.01084" calcext:value-type="float">
            <text:p>2.01084</text:p>
          </table:table-cell>
          <table:table-cell office:value-type="float" office:value="1.64136" calcext:value-type="float">
            <text:p>1.64136</text:p>
          </table:table-cell>
          <table:table-cell office:value-type="float" office:value="2.6127" calcext:value-type="float">
            <text:p>2.6127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17.9428" calcext:value-type="float">
            <text:p>17.9428</text:p>
          </table:table-cell>
          <table:table-cell office:value-type="float" office:value="2.6127" calcext:value-type="float">
            <text:p>2.6127</text:p>
          </table:table-cell>
          <table:table-cell office:value-type="float" office:value="2.12518" calcext:value-type="float">
            <text:p>2.12518</text:p>
          </table:table-cell>
          <table:table-cell office:value-type="float" office:value="1.75946" calcext:value-type="float">
            <text:p>1.75946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3.58775" calcext:value-type="float">
            <text:p>3.58775</text:p>
          </table:table-cell>
          <table:table-cell office:value-type="float" office:value="1.76578" calcext:value-type="float">
            <text:p>1.76578</text:p>
          </table:table-cell>
          <table:table-cell office:value-type="float" office:value="1.25651" calcext:value-type="float">
            <text:p>1.25651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2.85291" calcext:value-type="float">
            <text:p>2.85291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2.44103" calcext:value-type="float">
            <text:p>2.44103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1.93915" calcext:value-type="float">
            <text:p>1.93915</text:p>
          </table:table-cell>
          <table:table-cell office:value-type="float" office:value="1.68417" calcext:value-type="float">
            <text:p>1.68417</text:p>
          </table:table-cell>
          <table:table-cell office:value-type="float" office:value="1.60391" calcext:value-type="float">
            <text:p>1.60391</text:p>
          </table:table-cell>
          <table:table-cell office:value-type="float" office:value="1.50513" calcext:value-type="float">
            <text:p>1.50513</text:p>
          </table:table-cell>
          <table:table-cell office:value-type="float" office:value="1.12432" calcext:value-type="float">
            <text:p>1.12432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1.75512" calcext:value-type="float">
            <text:p>1.75512</text:p>
          </table:table-cell>
          <table:table-cell office:value-type="float" office:value="0.980397" calcext:value-type="float">
            <text:p>0.980397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0.939492" calcext:value-type="float">
            <text:p>0.939492</text:p>
          </table:table-cell>
          <table:table-cell office:value-type="float" office:value="1.26279" calcext:value-type="float">
            <text:p>1.26279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2.77588" calcext:value-type="float">
            <text:p>2.77588</text:p>
          </table:table-cell>
          <table:table-cell office:value-type="float" office:value="2.26937" calcext:value-type="float">
            <text:p>2.26937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3.07621" calcext:value-type="float">
            <text:p>3.07621</text:p>
          </table:table-cell>
          <table:table-cell office:value-type="float" office:value="2.11899" calcext:value-type="float">
            <text:p>2.11899</text:p>
          </table:table-cell>
          <table:table-cell office:value-type="float" office:value="3.47746" calcext:value-type="float">
            <text:p>3.47746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3.38977" calcext:value-type="float">
            <text:p>3.38977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.41468" calcext:value-type="float">
            <text:p>1.41468</text:p>
          </table:table-cell>
          <table:table-cell office:value-type="float" office:value="3.51893" calcext:value-type="float">
            <text:p>3.51893</text:p>
          </table:table-cell>
          <table:table-cell office:value-type="float" office:value="1.91915" calcext:value-type="float">
            <text:p>1.91915</text:p>
          </table:table-cell>
          <table:table-cell office:value-type="float" office:value="2.25433" calcext:value-type="float">
            <text:p>2.25433</text:p>
          </table:table-cell>
          <table:table-cell office:value-type="float" office:value="19.1687" calcext:value-type="float">
            <text:p>19.1687</text:p>
          </table:table-cell>
          <table:table-cell office:value-type="float" office:value="4.50298" calcext:value-type="float">
            <text:p>4.50298</text:p>
          </table:table-cell>
          <table:table-cell office:value-type="float" office:value="2.36782" calcext:value-type="float">
            <text:p>2.36782</text:p>
          </table:table-cell>
          <table:table-cell office:value-type="float" office:value="3.40857" calcext:value-type="float">
            <text:p>3.40857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1.26247" calcext:value-type="float">
            <text:p>1.26247</text:p>
          </table:table-cell>
          <table:table-cell office:value-type="float" office:value="1.8958" calcext:value-type="float">
            <text:p>1.8958</text:p>
          </table:table-cell>
          <table:table-cell office:value-type="float" office:value="17.8995" calcext:value-type="float">
            <text:p>17.8995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3.15234" calcext:value-type="float">
            <text:p>3.15234</text:p>
          </table:table-cell>
          <table:table-cell office:value-type="float" office:value="2.89242" calcext:value-type="float">
            <text:p>2.89242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.43495" calcext:value-type="float">
            <text:p>1.43495</text:p>
          </table:table-cell>
          <table:table-cell office:value-type="float" office:value="2.39767" calcext:value-type="float">
            <text:p>2.39767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2.41085" calcext:value-type="float">
            <text:p>2.41085</text:p>
          </table:table-cell>
          <table:table-cell office:value-type="float" office:value="1.46881" calcext:value-type="float">
            <text:p>1.46881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1.50448" calcext:value-type="float">
            <text:p>1.50448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3.4729" calcext:value-type="float">
            <text:p>3.4729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3.38928" calcext:value-type="float">
            <text:p>3.38928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.09129" calcext:value-type="float">
            <text:p>1.09129</text:p>
          </table:table-cell>
          <table:table-cell office:value-type="float" office:value="1.72301" calcext:value-type="float">
            <text:p>1.72301</text:p>
          </table:table-cell>
          <table:table-cell office:value-type="float" office:value="2.2602" calcext:value-type="float">
            <text:p>2.2602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2.1364" calcext:value-type="float">
            <text:p>2.1364</text:p>
          </table:table-cell>
          <table:table-cell office:value-type="float" office:value="5.18042" calcext:value-type="float">
            <text:p>5.18042</text:p>
          </table:table-cell>
          <table:table-cell office:value-type="float" office:value="2.42735" calcext:value-type="float">
            <text:p>2.42735</text:p>
          </table:table-cell>
          <table:table-cell office:value-type="float" office:value="3.50688" calcext:value-type="float">
            <text:p>3.50688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4.48551" calcext:value-type="float">
            <text:p>4.48551</text:p>
          </table:table-cell>
          <table:table-cell office:value-type="float" office:value="1.8958" calcext:value-type="float">
            <text:p>1.8958</text:p>
          </table:table-cell>
          <table:table-cell office:value-type="float" office:value="18.5079" calcext:value-type="float">
            <text:p>18.5079</text:p>
          </table:table-cell>
          <table:table-cell office:value-type="float" office:value="2.64636" calcext:value-type="float">
            <text:p>2.64636</text:p>
          </table:table-cell>
          <table:table-cell office:value-type="float" office:value="2.13203" calcext:value-type="float">
            <text:p>2.13203</text:p>
          </table:table-cell>
          <table:table-cell table:number-columns-repeated="6" office:value-type="float" office:value="3.15707" calcext:value-type="float">
            <text:p>3.1570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0:</text:p>
          </table:table-cell>
          <table:table-cell office:value-type="float" office:value="16.7833" calcext:value-type="float">
            <text:p>16.7833</text:p>
          </table:table-cell>
          <table:table-cell office:value-type="string" calcext:value-type="string">
            <text:p>-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1.1286" calcext:value-type="float">
            <text:p>1.1286</text:p>
          </table:table-cell>
          <table:table-cell office:value-type="float" office:value="1.40883" calcext:value-type="float">
            <text:p>1.40883</text:p>
          </table:table-cell>
          <table:table-cell office:value-type="float" office:value="1.35327" calcext:value-type="float">
            <text:p>1.35327</text:p>
          </table:table-cell>
          <table:table-cell office:value-type="float" office:value="2.09062" calcext:value-type="float">
            <text:p>2.09062</text:p>
          </table:table-cell>
          <table:table-cell office:value-type="float" office:value="0.690428" calcext:value-type="float">
            <text:p>0.690428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5.70054" calcext:value-type="float">
            <text:p>5.70054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1.45649" calcext:value-type="float">
            <text:p>1.45649</text:p>
          </table:table-cell>
          <table:table-cell office:value-type="float" office:value="2.64747" calcext:value-type="float">
            <text:p>2.64747</text:p>
          </table:table-cell>
          <table:table-cell office:value-type="float" office:value="5.03814" calcext:value-type="float">
            <text:p>5.03814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3.78158" calcext:value-type="float">
            <text:p>3.78158</text:p>
          </table:table-cell>
          <table:table-cell office:value-type="float" office:value="1.64866" calcext:value-type="float">
            <text:p>1.64866</text:p>
          </table:table-cell>
          <table:table-cell office:value-type="float" office:value="2.53869" calcext:value-type="float">
            <text:p>2.53869</text:p>
          </table:table-cell>
          <table:table-cell office:value-type="float" office:value="0" calcext:value-type="float">
            <text:p>0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3.0406" calcext:value-type="float">
            <text:p>3.0406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1.0322" calcext:value-type="float">
            <text:p>1.0322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999334" calcext:value-type="float">
            <text:p>0.999334</text:p>
          </table:table-cell>
          <table:table-cell office:value-type="float" office:value="2.65103" calcext:value-type="float">
            <text:p>2.65103</text:p>
          </table:table-cell>
          <table:table-cell office:value-type="float" office:value="18.3186" calcext:value-type="float">
            <text:p>18.3186</text:p>
          </table:table-cell>
          <table:table-cell office:value-type="float" office:value="4.57067" calcext:value-type="float">
            <text:p>4.57067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1.10083" calcext:value-type="float">
            <text:p>1.10083</text:p>
          </table:table-cell>
          <table:table-cell office:value-type="float" office:value="0.634432" calcext:value-type="float">
            <text:p>0.634432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2.84156" calcext:value-type="float">
            <text:p>2.84156</text:p>
          </table:table-cell>
          <table:table-cell office:value-type="float" office:value="0.601985" calcext:value-type="float">
            <text:p>0.601985</text:p>
          </table:table-cell>
          <table:table-cell office:value-type="float" office:value="1.11157" calcext:value-type="float">
            <text:p>1.11157</text:p>
          </table:table-cell>
          <table:table-cell office:value-type="float" office:value="0.840459" calcext:value-type="float">
            <text:p>0.840459</text:p>
          </table:table-cell>
          <table:table-cell office:value-type="float" office:value="1.08036" calcext:value-type="float">
            <text:p>1.08036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19.7532" calcext:value-type="float">
            <text:p>19.7532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0.459466" calcext:value-type="float">
            <text:p>0.459466</text:p>
          </table:table-cell>
          <table:table-cell office:value-type="float" office:value="1.46242" calcext:value-type="float">
            <text:p>1.46242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2.23916" calcext:value-type="float">
            <text:p>2.23916</text:p>
          </table:table-cell>
          <table:table-cell office:value-type="float" office:value="4.25432" calcext:value-type="float">
            <text:p>4.25432</text:p>
          </table:table-cell>
          <table:table-cell office:value-type="float" office:value="1.54122" calcext:value-type="float">
            <text:p>1.54122</text:p>
          </table:table-cell>
          <table:table-cell office:value-type="float" office:value="2.72299" calcext:value-type="float">
            <text:p>2.72299</text:p>
          </table:table-cell>
          <table:table-cell office:value-type="float" office:value="1.07997" calcext:value-type="float">
            <text:p>1.07997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3.48789" calcext:value-type="float">
            <text:p>3.48789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949227" calcext:value-type="float">
            <text:p>0.949227</text:p>
          </table:table-cell>
          <table:table-cell office:value-type="float" office:value="0.916113" calcext:value-type="float">
            <text:p>0.916113</text:p>
          </table:table-cell>
          <table:table-cell office:value-type="float" office:value="0.950165" calcext:value-type="float">
            <text:p>0.950165</text:p>
          </table:table-cell>
          <table:table-cell office:value-type="float" office:value="1.32959" calcext:value-type="float">
            <text:p>1.32959</text:p>
          </table:table-cell>
          <table:table-cell office:value-type="float" office:value="1.43917" calcext:value-type="float">
            <text:p>1.43917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973965" calcext:value-type="float">
            <text:p>0.973965</text:p>
          </table:table-cell>
          <table:table-cell office:value-type="float" office:value="1.73773" calcext:value-type="float">
            <text:p>1.73773</text:p>
          </table:table-cell>
          <table:table-cell office:value-type="float" office:value="1.24318" calcext:value-type="float">
            <text:p>1.24318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.70513" calcext:value-type="float">
            <text:p>1.70513</text:p>
          </table:table-cell>
          <table:table-cell office:value-type="float" office:value="1.37914" calcext:value-type="float">
            <text:p>1.37914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2.69944" calcext:value-type="float">
            <text:p>2.69944</text:p>
          </table:table-cell>
          <table:table-cell office:value-type="float" office:value="3.35818" calcext:value-type="float">
            <text:p>3.3581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2.58839" calcext:value-type="float">
            <text:p>2.58839</text:p>
          </table:table-cell>
          <table:table-cell office:value-type="float" office:value="0.478844" calcext:value-type="float">
            <text:p>0.478844</text:p>
          </table:table-cell>
          <table:table-cell office:value-type="float" office:value="2.73791" calcext:value-type="float">
            <text:p>2.73791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2.35351" calcext:value-type="float">
            <text:p>2.35351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.38021" calcext:value-type="float">
            <text:p>1.38021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3.5619" calcext:value-type="float">
            <text:p>3.5619</text:p>
          </table:table-cell>
          <table:table-cell office:value-type="float" office:value="0.723004" calcext:value-type="float">
            <text:p>0.723004</text:p>
          </table:table-cell>
          <table:table-cell office:value-type="float" office:value="18.5078" calcext:value-type="float">
            <text:p>18.5078</text:p>
          </table:table-cell>
          <table:table-cell office:value-type="float" office:value="6.27695" calcext:value-type="float">
            <text:p>6.27695</text:p>
          </table:table-cell>
          <table:table-cell office:value-type="float" office:value="1.12604" calcext:value-type="float">
            <text:p>1.12604</text:p>
          </table:table-cell>
          <table:table-cell office:value-type="float" office:value="1.75774" calcext:value-type="float">
            <text:p>1.75774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1.41738" calcext:value-type="float">
            <text:p>1.41738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19.7089" calcext:value-type="float">
            <text:p>19.7089</text:p>
          </table:table-cell>
          <table:table-cell office:value-type="float" office:value="2.62269" calcext:value-type="float">
            <text:p>2.62269</text:p>
          </table:table-cell>
          <table:table-cell office:value-type="float" office:value="1.28891" calcext:value-type="float">
            <text:p>1.28891</text:p>
          </table:table-cell>
          <table:table-cell office:value-type="float" office:value="1.11846" calcext:value-type="float">
            <text:p>1.1184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13.064" calcext:value-type="float">
            <text:p>13.064</text:p>
          </table:table-cell>
          <table:table-cell office:value-type="float" office:value="1.89419" calcext:value-type="float">
            <text:p>1.89419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2.57008" calcext:value-type="float">
            <text:p>2.57008</text:p>
          </table:table-cell>
          <table:table-cell office:value-type="float" office:value="3.54209" calcext:value-type="float">
            <text:p>3.54209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1.20682" calcext:value-type="float">
            <text:p>1.20682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2.46395" calcext:value-type="float">
            <text:p>2.46395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2.34661" calcext:value-type="float">
            <text:p>2.34661</text:p>
          </table:table-cell>
          <table:table-cell office:value-type="float" office:value="13.064" calcext:value-type="float">
            <text:p>13.064</text:p>
          </table:table-cell>
          <table:table-cell office:value-type="float" office:value="1.87633" calcext:value-type="float">
            <text:p>1.87633</text:p>
          </table:table-cell>
          <table:table-cell office:value-type="float" office:value="2.24591" calcext:value-type="float">
            <text:p>2.24591</text:p>
          </table:table-cell>
          <table:table-cell office:value-type="float" office:value="2.5127" calcext:value-type="float">
            <text:p>2.5127</text:p>
          </table:table-cell>
          <table:table-cell office:value-type="float" office:value="1.43597" calcext:value-type="float">
            <text:p>1.43597</text:p>
          </table:table-cell>
          <table:table-cell office:value-type="float" office:value="0.570017" calcext:value-type="float">
            <text:p>0.570017</text:p>
          </table:table-cell>
          <table:table-cell office:value-type="float" office:value="6.95703" calcext:value-type="float">
            <text:p>6.95703</text:p>
          </table:table-cell>
          <table:table-cell office:value-type="float" office:value="1.21903" calcext:value-type="float">
            <text:p>1.21903</text:p>
          </table:table-cell>
          <table:table-cell office:value-type="float" office:value="2.31327" calcext:value-type="float">
            <text:p>2.31327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6.25979" calcext:value-type="float">
            <text:p>6.25979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20.3611" calcext:value-type="float">
            <text:p>20.3611</text:p>
          </table:table-cell>
          <table:table-cell office:value-type="float" office:value="2.36808" calcext:value-type="float">
            <text:p>2.36808</text:p>
          </table:table-cell>
          <table:table-cell office:value-type="float" office:value="0.652507" calcext:value-type="float">
            <text:p>0.652507</text:p>
          </table:table-cell>
          <table:table-cell table:number-columns-repeated="6" office:value-type="float" office:value="4.68835" calcext:value-type="float">
            <text:p>4.688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1:</text:p>
          </table:table-cell>
          <table:table-cell office:value-type="float" office:value="15.6667" calcext:value-type="float">
            <text:p>15.6667</text:p>
          </table:table-cell>
          <table:table-cell office:value-type="string" calcext:value-type="string">
            <text:p>-</text:p>
          </table:table-cell>
          <table:table-cell office:value-type="float" office:value="15.8333" calcext:value-type="float">
            <text:p>15.833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.9328" calcext:value-type="float">
            <text:p>3.9328</text:p>
          </table:table-cell>
          <table:table-cell office:value-type="float" office:value="0.598372" calcext:value-type="float">
            <text:p>0.598372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0.281535" calcext:value-type="float">
            <text:p>0.281535</text:p>
          </table:table-cell>
          <table:table-cell office:value-type="float" office:value="1.13515" calcext:value-type="float">
            <text:p>1.13515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" calcext:value-type="float">
            <text:p>0</text:p>
          </table:table-cell>
          <table:table-cell office:value-type="float" office:value="4.62621" calcext:value-type="float">
            <text:p>4.62621</text:p>
          </table:table-cell>
          <table:table-cell office:value-type="float" office:value="2.87515" calcext:value-type="float">
            <text:p>2.87515</text:p>
          </table:table-cell>
          <table:table-cell office:value-type="float" office:value="0.360444" calcext:value-type="float">
            <text:p>0.360444</text:p>
          </table:table-cell>
          <table:table-cell office:value-type="float" office:value="2.46825" calcext:value-type="float">
            <text:p>2.46825</text:p>
          </table:table-cell>
          <table:table-cell office:value-type="float" office:value="3.9328" calcext:value-type="float">
            <text:p>3.9328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64471" calcext:value-type="float">
            <text:p>2.64471</text:p>
          </table:table-cell>
          <table:table-cell office:value-type="float" office:value="0.757216" calcext:value-type="float">
            <text:p>0.757216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14076" calcext:value-type="float">
            <text:p>1.14076</text:p>
          </table:table-cell>
          <table:table-cell office:value-type="float" office:value="0" calcext:value-type="float">
            <text:p>0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2.0763" calcext:value-type="float">
            <text:p>2.0763</text:p>
          </table:table-cell>
          <table:table-cell office:value-type="float" office:value="0.782559" calcext:value-type="float">
            <text:p>0.782559</text:p>
          </table:table-cell>
          <table:table-cell table:number-columns-repeated="6" office:value-type="float" office:value="3.93288" calcext:value-type="float">
            <text:p>3.932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2:</text:p>
          </table:table-cell>
          <table:table-cell office:value-type="float" office:value="15.4333" calcext:value-type="float">
            <text:p>15.4333</text:p>
          </table:table-cell>
          <table:table-cell office:value-type="string" calcext:value-type="string">
            <text:p>-</text:p>
          </table:table-cell>
          <table:table-cell office:value-type="float" office:value="15.6" calcext:value-type="float">
            <text:p>15.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1.91247" calcext:value-type="float">
            <text:p>1.91247</text:p>
          </table:table-cell>
          <table:table-cell office:value-type="float" office:value="3.30592" calcext:value-type="float">
            <text:p>3.30592</text:p>
          </table:table-cell>
          <table:table-cell office:value-type="float" office:value="1.87663" calcext:value-type="float">
            <text:p>1.87663</text:p>
          </table:table-cell>
          <table:table-cell office:value-type="float" office:value="1.02353" calcext:value-type="float">
            <text:p>1.02353</text:p>
          </table:table-cell>
          <table:table-cell office:value-type="float" office:value="2.35095" calcext:value-type="float">
            <text:p>2.35095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2.85377" calcext:value-type="float">
            <text:p>2.85377</text:p>
          </table:table-cell>
          <table:table-cell office:value-type="float" office:value="2.03799" calcext:value-type="float">
            <text:p>2.03799</text:p>
          </table:table-cell>
          <table:table-cell office:value-type="float" office:value="1.81235" calcext:value-type="float">
            <text:p>1.81235</text:p>
          </table:table-cell>
          <table:table-cell office:value-type="float" office:value="1.82322" calcext:value-type="float">
            <text:p>1.82322</text:p>
          </table:table-cell>
          <table:table-cell office:value-type="float" office:value="3.57418" calcext:value-type="float">
            <text:p>3.57418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1.79654" calcext:value-type="float">
            <text:p>1.79654</text:p>
          </table:table-cell>
          <table:table-cell office:value-type="float" office:value="1.42876" calcext:value-type="float">
            <text:p>1.42876</text:p>
          </table:table-cell>
          <table:table-cell office:value-type="float" office:value="1.77991" calcext:value-type="float">
            <text:p>1.77991</text:p>
          </table:table-cell>
          <table:table-cell office:value-type="float" office:value="3.0406" calcext:value-type="float">
            <text:p>3.0406</text:p>
          </table:table-cell>
          <table:table-cell office:value-type="float" office:value="2.15781" calcext:value-type="float">
            <text:p>2.15781</text:p>
          </table:table-cell>
          <table:table-cell office:value-type="float" office:value="0" calcext:value-type="float">
            <text:p>0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2.08246" calcext:value-type="float">
            <text:p>2.08246</text:p>
          </table:table-cell>
          <table:table-cell office:value-type="float" office:value="1.73139" calcext:value-type="float">
            <text:p>1.73139</text:p>
          </table:table-cell>
          <table:table-cell office:value-type="float" office:value="2.04476" calcext:value-type="float">
            <text:p>2.04476</text:p>
          </table:table-cell>
          <table:table-cell office:value-type="float" office:value="0.542338" calcext:value-type="float">
            <text:p>0.542338</text:p>
          </table:table-cell>
          <table:table-cell office:value-type="float" office:value="20.6411" calcext:value-type="float">
            <text:p>20.6411</text:p>
          </table:table-cell>
          <table:table-cell office:value-type="float" office:value="1.97067" calcext:value-type="float">
            <text:p>1.97067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2.22865" calcext:value-type="float">
            <text:p>2.22865</text:p>
          </table:table-cell>
          <table:table-cell office:value-type="float" office:value="2.47258" calcext:value-type="float">
            <text:p>2.47258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2.46472" calcext:value-type="float">
            <text:p>2.46472</text:p>
          </table:table-cell>
          <table:table-cell office:value-type="float" office:value="2.13263" calcext:value-type="float">
            <text:p>2.13263</text:p>
          </table:table-cell>
          <table:table-cell office:value-type="float" office:value="2.20995" calcext:value-type="float">
            <text:p>2.20995</text:p>
          </table:table-cell>
          <table:table-cell office:value-type="float" office:value="1.98312" calcext:value-type="float">
            <text:p>1.98312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19.333" calcext:value-type="float">
            <text:p>19.333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2.59356" calcext:value-type="float">
            <text:p>2.59356</text:p>
          </table:table-cell>
          <table:table-cell office:value-type="float" office:value="1.59647" calcext:value-type="float">
            <text:p>1.59647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2.78015" calcext:value-type="float">
            <text:p>2.78015</text:p>
          </table:table-cell>
          <table:table-cell office:value-type="float" office:value="2.14698" calcext:value-type="float">
            <text:p>2.14698</text:p>
          </table:table-cell>
          <table:table-cell office:value-type="float" office:value="1.58365" calcext:value-type="float">
            <text:p>1.58365</text:p>
          </table:table-cell>
          <table:table-cell office:value-type="float" office:value="1.40972" calcext:value-type="float">
            <text:p>1.40972</text:p>
          </table:table-cell>
          <table:table-cell office:value-type="float" office:value="2.66473" calcext:value-type="float">
            <text:p>2.66473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0.662634" calcext:value-type="float">
            <text:p>0.662634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2.09926" calcext:value-type="float">
            <text:p>2.09926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2.44744" calcext:value-type="float">
            <text:p>2.44744</text:p>
          </table:table-cell>
          <table:table-cell office:value-type="float" office:value="1.73141" calcext:value-type="float">
            <text:p>1.73141</text:p>
          </table:table-cell>
          <table:table-cell office:value-type="float" office:value="1.90882" calcext:value-type="float">
            <text:p>1.90882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2.07585" calcext:value-type="float">
            <text:p>2.07585</text:p>
          </table:table-cell>
          <table:table-cell office:value-type="float" office:value="1.53476" calcext:value-type="float">
            <text:p>1.53476</text:p>
          </table:table-cell>
          <table:table-cell office:value-type="float" office:value="2.43073" calcext:value-type="float">
            <text:p>2.43073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12.868" calcext:value-type="float">
            <text:p>12.868</text:p>
          </table:table-cell>
          <table:table-cell office:value-type="float" office:value="1.63346" calcext:value-type="float">
            <text:p>1.63346</text:p>
          </table:table-cell>
          <table:table-cell office:value-type="float" office:value="2.42627" calcext:value-type="float">
            <text:p>2.42627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1.43322" calcext:value-type="float">
            <text:p>1.43322</text:p>
          </table:table-cell>
          <table:table-cell office:value-type="float" office:value="0.490176" calcext:value-type="float">
            <text:p>0.490176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1.87895" calcext:value-type="float">
            <text:p>1.87895</text:p>
          </table:table-cell>
          <table:table-cell office:value-type="float" office:value="2.56993" calcext:value-type="float">
            <text:p>2.56993</text:p>
          </table:table-cell>
          <table:table-cell office:value-type="float" office:value="2.30083" calcext:value-type="float">
            <text:p>2.30083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2.43741" calcext:value-type="float">
            <text:p>2.43741</text:p>
          </table:table-cell>
          <table:table-cell office:value-type="float" office:value="12.868" calcext:value-type="float">
            <text:p>12.868</text:p>
          </table:table-cell>
          <table:table-cell office:value-type="float" office:value="1.70413" calcext:value-type="float">
            <text:p>1.70413</text:p>
          </table:table-cell>
          <table:table-cell office:value-type="float" office:value="2.6911" calcext:value-type="float">
            <text:p>2.6911</text:p>
          </table:table-cell>
          <table:table-cell office:value-type="float" office:value="0.58109" calcext:value-type="float">
            <text:p>0.58109</text:p>
          </table:table-cell>
          <table:table-cell office:value-type="float" office:value="2.39367" calcext:value-type="float">
            <text:p>2.39367</text:p>
          </table:table-cell>
          <table:table-cell office:value-type="float" office:value="20.8389" calcext:value-type="float">
            <text:p>20.8389</text:p>
          </table:table-cell>
          <table:table-cell office:value-type="float" office:value="3.23702" calcext:value-type="float">
            <text:p>3.23702</text:p>
          </table:table-cell>
          <table:table-cell office:value-type="float" office:value="2.17796" calcext:value-type="float">
            <text:p>2.17796</text:p>
          </table:table-cell>
          <table:table-cell office:value-type="float" office:value="2.87748" calcext:value-type="float">
            <text:p>2.87748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1.75109" calcext:value-type="float">
            <text:p>1.75109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19.2907" calcext:value-type="float">
            <text:p>19.2907</text:p>
          </table:table-cell>
          <table:table-cell office:value-type="float" office:value="2.51762" calcext:value-type="float">
            <text:p>2.51762</text:p>
          </table:table-cell>
          <table:table-cell office:value-type="float" office:value="2.87818" calcext:value-type="float">
            <text:p>2.87818</text:p>
          </table:table-cell>
          <table:table-cell office:value-type="float" office:value="2.68269" calcext:value-type="float">
            <text:p>2.68269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2.97553" calcext:value-type="float">
            <text:p>2.97553</text:p>
          </table:table-cell>
          <table:table-cell office:value-type="float" office:value="3.13468" calcext:value-type="float">
            <text:p>3.13468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1.10123" calcext:value-type="float">
            <text:p>1.10123</text:p>
          </table:table-cell>
          <table:table-cell office:value-type="float" office:value="1.00201" calcext:value-type="float">
            <text:p>1.00201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1.88237" calcext:value-type="float">
            <text:p>1.88237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2.47308" calcext:value-type="float">
            <text:p>2.47308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2.44142" calcext:value-type="float">
            <text:p>2.44142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1.28156" calcext:value-type="float">
            <text:p>1.28156</text:p>
          </table:table-cell>
          <table:table-cell office:value-type="float" office:value="0.838365" calcext:value-type="float">
            <text:p>0.838365</text:p>
          </table:table-cell>
          <table:table-cell office:value-type="float" office:value="0.987293" calcext:value-type="float">
            <text:p>0.987293</text:p>
          </table:table-cell>
          <table:table-cell office:value-type="float" office:value="1.81906" calcext:value-type="float">
            <text:p>1.81906</text:p>
          </table:table-cell>
          <table:table-cell office:value-type="float" office:value="2.4728" calcext:value-type="float">
            <text:p>2.4728</text:p>
          </table:table-cell>
          <table:table-cell office:value-type="float" office:value="3.91893" calcext:value-type="float">
            <text:p>3.91893</text:p>
          </table:table-cell>
          <table:table-cell office:value-type="float" office:value="2.15791" calcext:value-type="float">
            <text:p>2.15791</text:p>
          </table:table-cell>
          <table:table-cell office:value-type="float" office:value="2.61986" calcext:value-type="float">
            <text:p>2.61986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3.2198" calcext:value-type="float">
            <text:p>3.2198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19.8677" calcext:value-type="float">
            <text:p>19.8677</text:p>
          </table:table-cell>
          <table:table-cell office:value-type="float" office:value="1.5177" calcext:value-type="float">
            <text:p>1.5177</text:p>
          </table:table-cell>
          <table:table-cell office:value-type="float" office:value="2.39977" calcext:value-type="float">
            <text:p>2.39977</text:p>
          </table:table-cell>
          <table:table-cell table:number-columns-repeated="6" office:value-type="float" office:value="4.88098" calcext:value-type="float">
            <text:p>4.8809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3: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-</text:p>
          </table:table-cell>
          <table:table-cell office:value-type="float" office:value="10.6167" calcext:value-type="float">
            <text:p>10.616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0" calcext:value-type="float">
            <text:p>0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0" calcext:value-type="float">
            <text:p>0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0.453902" calcext:value-type="float">
            <text:p>0.453902</text:p>
          </table:table-cell>
          <table:table-cell table:number-columns-repeated="6" office:value-type="float" office:value="4.24187" calcext:value-type="float">
            <text:p>4.241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4: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-</text:p>
          </table:table-cell>
          <table:table-cell office:value-type="float" office:value="9.91667" calcext:value-type="float">
            <text:p>9.9166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.6503" calcext:value-type="float">
            <text:p>4.6503</text:p>
          </table:table-cell>
          <table:table-cell office:value-type="float" office:value="0.372494" calcext:value-type="float">
            <text:p>0.372494</text:p>
          </table:table-cell>
          <table:table-cell office:value-type="float" office:value="1.9609" calcext:value-type="float">
            <text:p>1.9609</text:p>
          </table:table-cell>
          <table:table-cell office:value-type="float" office:value="0.892154" calcext:value-type="float">
            <text:p>0.892154</text:p>
          </table:table-cell>
          <table:table-cell office:value-type="float" office:value="1.25502" calcext:value-type="float">
            <text:p>1.25502</text:p>
          </table:table-cell>
          <table:table-cell office:value-type="float" office:value="0.410562" calcext:value-type="float">
            <text:p>0.410562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4.85764" calcext:value-type="float">
            <text:p>4.85764</text:p>
          </table:table-cell>
          <table:table-cell office:value-type="float" office:value="2.10691" calcext:value-type="float">
            <text:p>2.10691</text:p>
          </table:table-cell>
          <table:table-cell office:value-type="float" office:value="0.976317" calcext:value-type="float">
            <text:p>0.976317</text:p>
          </table:table-cell>
          <table:table-cell office:value-type="float" office:value="1.7022" calcext:value-type="float">
            <text:p>1.7022</text:p>
          </table:table-cell>
          <table:table-cell office:value-type="float" office:value="4.6503" calcext:value-type="float">
            <text:p>4.6503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3.15018" calcext:value-type="float">
            <text:p>3.15018</text:p>
          </table:table-cell>
          <table:table-cell office:value-type="float" office:value="0.853135" calcext:value-type="float">
            <text:p>0.853135</text:p>
          </table:table-cell>
          <table:table-cell office:value-type="float" office:value="2.09894" calcext:value-type="float">
            <text:p>2.09894</text:p>
          </table:table-cell>
          <table:table-cell office:value-type="float" office:value="1.0322" calcext:value-type="float">
            <text:p>1.0322</text:p>
          </table:table-cell>
          <table:table-cell office:value-type="float" office:value="0.919495" calcext:value-type="float">
            <text:p>0.919495</text:p>
          </table:table-cell>
          <table:table-cell office:value-type="float" office:value="2.08246" calcext:value-type="float">
            <text:p>2.08246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" calcext:value-type="float">
            <text:p>0</text:p>
          </table:table-cell>
          <table:table-cell office:value-type="float" office:value="0.666025" calcext:value-type="float">
            <text:p>0.666025</text:p>
          </table:table-cell>
          <table:table-cell office:value-type="float" office:value="0.248831" calcext:value-type="float">
            <text:p>0.248831</text:p>
          </table:table-cell>
          <table:table-cell office:value-type="float" office:value="1.77582" calcext:value-type="float">
            <text:p>1.77582</text:p>
          </table:table-cell>
          <table:table-cell office:value-type="float" office:value="19.2568" calcext:value-type="float">
            <text:p>19.2568</text:p>
          </table:table-cell>
          <table:table-cell office:value-type="float" office:value="3.79815" calcext:value-type="float">
            <text:p>3.79815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.950039" calcext:value-type="float">
            <text:p>0.950039</text:p>
          </table:table-cell>
          <table:table-cell office:value-type="float" office:value="0.406037" calcext:value-type="float">
            <text:p>0.406037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1.84084" calcext:value-type="float">
            <text:p>1.84084</text:p>
          </table:table-cell>
          <table:table-cell office:value-type="float" office:value="0.621613" calcext:value-type="float">
            <text:p>0.621613</text:p>
          </table:table-cell>
          <table:table-cell office:value-type="float" office:value="0.21604" calcext:value-type="float">
            <text:p>0.21604</text:p>
          </table:table-cell>
          <table:table-cell office:value-type="float" office:value="0.255618" calcext:value-type="float">
            <text:p>0.255618</text:p>
          </table:table-cell>
          <table:table-cell office:value-type="float" office:value="0.502192" calcext:value-type="float">
            <text:p>0.502192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19.8793" calcext:value-type="float">
            <text:p>19.8793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0.675771" calcext:value-type="float">
            <text:p>0.675771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1.65062" calcext:value-type="float">
            <text:p>1.65062</text:p>
          </table:table-cell>
          <table:table-cell office:value-type="float" office:value="3.6202" calcext:value-type="float">
            <text:p>3.6202</text:p>
          </table:table-cell>
          <table:table-cell office:value-type="float" office:value="0.851454" calcext:value-type="float">
            <text:p>0.851454</text:p>
          </table:table-cell>
          <table:table-cell office:value-type="float" office:value="2.13058" calcext:value-type="float">
            <text:p>2.13058</text:p>
          </table:table-cell>
          <table:table-cell office:value-type="float" office:value="0.755722" calcext:value-type="float">
            <text:p>0.755722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2.47474" calcext:value-type="float">
            <text:p>2.47474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218843" calcext:value-type="float">
            <text:p>0.218843</text:p>
          </table:table-cell>
          <table:table-cell office:value-type="float" office:value="0.622438" calcext:value-type="float">
            <text:p>0.622438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0.595318" calcext:value-type="float">
            <text:p>0.595318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42748" calcext:value-type="float">
            <text:p>0.42748</text:p>
          </table:table-cell>
          <table:table-cell office:value-type="float" office:value="1.12517" calcext:value-type="float">
            <text:p>1.12517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1.39588" calcext:value-type="float">
            <text:p>1.39588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1.69368" calcext:value-type="float">
            <text:p>1.69368</text:p>
          </table:table-cell>
          <table:table-cell office:value-type="float" office:value="2.35407" calcext:value-type="float">
            <text:p>2.35407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1.65709" calcext:value-type="float">
            <text:p>1.65709</text:p>
          </table:table-cell>
          <table:table-cell office:value-type="float" office:value="0.647137" calcext:value-type="float">
            <text:p>0.647137</text:p>
          </table:table-cell>
          <table:table-cell office:value-type="float" office:value="1.89823" calcext:value-type="float">
            <text:p>1.89823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1.60461" calcext:value-type="float">
            <text:p>1.60461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0.684995" calcext:value-type="float">
            <text:p>0.684995</text:p>
          </table:table-cell>
          <table:table-cell office:value-type="float" office:value="1.60627" calcext:value-type="float">
            <text:p>1.60627</text:p>
          </table:table-cell>
          <table:table-cell office:value-type="float" office:value="2.63658" calcext:value-type="float">
            <text:p>2.63658</text:p>
          </table:table-cell>
          <table:table-cell office:value-type="float" office:value="0.319806" calcext:value-type="float">
            <text:p>0.319806</text:p>
          </table:table-cell>
          <table:table-cell office:value-type="float" office:value="19.4482" calcext:value-type="float">
            <text:p>19.4482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0.291573" calcext:value-type="float">
            <text:p>0.291573</text:p>
          </table:table-cell>
          <table:table-cell office:value-type="float" office:value="1.34702" calcext:value-type="float">
            <text:p>1.34702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42377" calcext:value-type="float">
            <text:p>0.842377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19.8356" calcext:value-type="float">
            <text:p>19.8356</text:p>
          </table:table-cell>
          <table:table-cell office:value-type="float" office:value="1.86283" calcext:value-type="float">
            <text:p>1.86283</text:p>
          </table:table-cell>
          <table:table-cell office:value-type="float" office:value="1.05345" calcext:value-type="float">
            <text:p>1.05345</text:p>
          </table:table-cell>
          <table:table-cell office:value-type="float" office:value="0.794156" calcext:value-type="float">
            <text:p>0.794156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2.11991" calcext:value-type="float">
            <text:p>2.11991</text:p>
          </table:table-cell>
          <table:table-cell office:value-type="float" office:value="1.2645" calcext:value-type="float">
            <text:p>1.2645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1.53971" calcext:value-type="float">
            <text:p>1.53971</text:p>
          </table:table-cell>
          <table:table-cell office:value-type="float" office:value="2.73564" calcext:value-type="float">
            <text:p>2.73564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0.614552" calcext:value-type="float">
            <text:p>0.614552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1.71224" calcext:value-type="float">
            <text:p>1.71224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1.12122" calcext:value-type="float">
            <text:p>1.12122</text:p>
          </table:table-cell>
          <table:table-cell office:value-type="float" office:value="1.25486" calcext:value-type="float">
            <text:p>1.25486</text:p>
          </table:table-cell>
          <table:table-cell office:value-type="float" office:value="1.48057" calcext:value-type="float">
            <text:p>1.48057</text:p>
          </table:table-cell>
          <table:table-cell office:value-type="float" office:value="0.953139" calcext:value-type="float">
            <text:p>0.953139</text:p>
          </table:table-cell>
          <table:table-cell office:value-type="float" office:value="0.495247" calcext:value-type="float">
            <text:p>0.495247</text:p>
          </table:table-cell>
          <table:table-cell office:value-type="float" office:value="5.97234" calcext:value-type="float">
            <text:p>5.97234</text:p>
          </table:table-cell>
          <table:table-cell office:value-type="float" office:value="0.382234" calcext:value-type="float">
            <text:p>0.382234</text:p>
          </table:table-cell>
          <table:table-cell office:value-type="float" office:value="1.64129" calcext:value-type="float">
            <text:p>1.64129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5.28165" calcext:value-type="float">
            <text:p>5.28165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20.4641" calcext:value-type="float">
            <text:p>20.4641</text:p>
          </table:table-cell>
          <table:table-cell office:value-type="float" office:value="1.3721" calcext:value-type="float">
            <text:p>1.3721</text:p>
          </table:table-cell>
          <table:table-cell office:value-type="float" office:value="0.397601" calcext:value-type="float">
            <text:p>0.397601</text:p>
          </table:table-cell>
          <table:table-cell table:number-columns-repeated="6" office:value-type="float" office:value="4.8501" calcext:value-type="float">
            <text:p>4.850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5: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-</text:p>
          </table:table-cell>
          <table:table-cell office:value-type="float" office:value="14.7667" calcext:value-type="float">
            <text:p>14.7667</text:p>
          </table:table-cell>
          <table:table-cell/>
          <table:table-cell table:formula="of:=[.B26]+0.08333+[.C143]" office:value-type="float" office:value="15.14223" calcext:value-type="float">
            <text:p>15.142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0.301989" calcext:value-type="float">
            <text:p>0.301989</text:p>
          </table:table-cell>
          <table:table-cell office:value-type="float" office:value="1.72298" calcext:value-type="float">
            <text:p>1.72298</text:p>
          </table:table-cell>
          <table:table-cell office:value-type="float" office:value="0.296527" calcext:value-type="float">
            <text:p>0.296527</text:p>
          </table:table-cell>
          <table:table-cell office:value-type="float" office:value="0.741635" calcext:value-type="float">
            <text:p>0.741635</text:p>
          </table:table-cell>
          <table:table-cell office:value-type="float" office:value="0.697235" calcext:value-type="float">
            <text:p>0.697235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4.35225" calcext:value-type="float">
            <text:p>4.35225</text:p>
          </table:table-cell>
          <table:table-cell office:value-type="float" office:value="2.40011" calcext:value-type="float">
            <text:p>2.40011</text:p>
          </table:table-cell>
          <table:table-cell office:value-type="float" office:value="0.34323" calcext:value-type="float">
            <text:p>0.34323</text:p>
          </table:table-cell>
          <table:table-cell office:value-type="float" office:value="1.99666" calcext:value-type="float">
            <text:p>1.99666</text:p>
          </table:table-cell>
          <table:table-cell office:value-type="float" office:value="3.98528" calcext:value-type="float">
            <text:p>3.98528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2.52185" calcext:value-type="float">
            <text:p>2.52185</text:p>
          </table:table-cell>
          <table:table-cell office:value-type="float" office:value="0.304257" calcext:value-type="float">
            <text:p>0.304257</text:p>
          </table:table-cell>
          <table:table-cell office:value-type="float" office:value="1.43293" calcext:value-type="float">
            <text:p>1.43293</text:p>
          </table:table-cell>
          <table:table-cell office:value-type="float" office:value="1.35157" calcext:value-type="float">
            <text:p>1.35157</text:p>
          </table:table-cell>
          <table:table-cell office:value-type="float" office:value="0.501398" calcext:value-type="float">
            <text:p>0.501398</text:p>
          </table:table-cell>
          <table:table-cell office:value-type="float" office:value="1.73139" calcext:value-type="float">
            <text:p>1.73139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666025" calcext:value-type="float">
            <text:p>0.666025</text:p>
          </table:table-cell>
          <table:table-cell office:value-type="float" office:value="0" calcext:value-type="float">
            <text:p>0</text:p>
          </table:table-cell>
          <table:table-cell office:value-type="float" office:value="0.460969" calcext:value-type="float">
            <text:p>0.460969</text:p>
          </table:table-cell>
          <table:table-cell office:value-type="float" office:value="1.30363" calcext:value-type="float">
            <text:p>1.30363</text:p>
          </table:table-cell>
          <table:table-cell office:value-type="float" office:value="19.1452" calcext:value-type="float">
            <text:p>19.1452</text:p>
          </table:table-cell>
          <table:table-cell office:value-type="float" office:value="3.23964" calcext:value-type="float">
            <text:p>3.23964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568209" calcext:value-type="float">
            <text:p>0.568209</text:p>
          </table:table-cell>
          <table:table-cell office:value-type="float" office:value="0.902561" calcext:value-type="float">
            <text:p>0.902561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2.00445" calcext:value-type="float">
            <text:p>2.00445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860752" calcext:value-type="float">
            <text:p>0.860752</text:p>
          </table:table-cell>
          <table:table-cell office:value-type="float" office:value="0.612647" calcext:value-type="float">
            <text:p>0.612647</text:p>
          </table:table-cell>
          <table:table-cell office:value-type="float" office:value="0.272523" calcext:value-type="float">
            <text:p>0.272523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19.2628" calcext:value-type="float">
            <text:p>19.2628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892357" calcext:value-type="float">
            <text:p>0.892357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2.23206" calcext:value-type="float">
            <text:p>2.23206</text:p>
          </table:table-cell>
          <table:table-cell office:value-type="float" office:value="2.99537" calcext:value-type="float">
            <text:p>2.99537</text:p>
          </table:table-cell>
          <table:table-cell office:value-type="float" office:value="0.201888" calcext:value-type="float">
            <text:p>0.201888</text:p>
          </table:table-cell>
          <table:table-cell office:value-type="float" office:value="1.48205" calcext:value-type="float">
            <text:p>1.48205</text:p>
          </table:table-cell>
          <table:table-cell office:value-type="float" office:value="1.4208" calcext:value-type="float">
            <text:p>1.4208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522284" calcext:value-type="float">
            <text:p>0.522284</text:p>
          </table:table-cell>
          <table:table-cell office:value-type="float" office:value="0.462328" calcext:value-type="float">
            <text:p>0.462328</text:p>
          </table:table-cell>
          <table:table-cell office:value-type="float" office:value="0.761859" calcext:value-type="float">
            <text:p>0.761859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0.444525" calcext:value-type="float">
            <text:p>0.444525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387142" calcext:value-type="float">
            <text:p>0.387142</text:p>
          </table:table-cell>
          <table:table-cell office:value-type="float" office:value="0.462865" calcext:value-type="float">
            <text:p>0.462865</text:p>
          </table:table-cell>
          <table:table-cell office:value-type="float" office:value="1.31146" calcext:value-type="float">
            <text:p>1.31146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0.494285" calcext:value-type="float">
            <text:p>0.494285</text:p>
          </table:table-cell>
          <table:table-cell office:value-type="float" office:value="0.942805" calcext:value-type="float">
            <text:p>0.942805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1.85323" calcext:value-type="float">
            <text:p>1.85323</text:p>
          </table:table-cell>
          <table:table-cell office:value-type="float" office:value="2.10839" calcext:value-type="float">
            <text:p>2.10839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1.97726" calcext:value-type="float">
            <text:p>1.97726</text:p>
          </table:table-cell>
          <table:table-cell office:value-type="float" office:value="0.872849" calcext:value-type="float">
            <text:p>0.872849</text:p>
          </table:table-cell>
          <table:table-cell office:value-type="float" office:value="2.3084" calcext:value-type="float">
            <text:p>2.3084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2.10695" calcext:value-type="float">
            <text:p>2.10695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0.0286448" calcext:value-type="float">
            <text:p>0.0286448</text:p>
          </table:table-cell>
          <table:table-cell office:value-type="float" office:value="2.1744" calcext:value-type="float">
            <text:p>2.1744</text:p>
          </table:table-cell>
          <table:table-cell office:value-type="float" office:value="2.22345" calcext:value-type="float">
            <text:p>2.22345</text:p>
          </table:table-cell>
          <table:table-cell office:value-type="float" office:value="0.854721" calcext:value-type="float">
            <text:p>0.854721</text:p>
          </table:table-cell>
          <table:table-cell office:value-type="float" office:value="19.3395" calcext:value-type="float">
            <text:p>19.3395</text:p>
          </table:table-cell>
          <table:table-cell office:value-type="float" office:value="4.96064" calcext:value-type="float">
            <text:p>4.96064</text:p>
          </table:table-cell>
          <table:table-cell office:value-type="float" office:value="0.938984" calcext:value-type="float">
            <text:p>0.938984</text:p>
          </table:table-cell>
          <table:table-cell office:value-type="float" office:value="1.99187" calcext:value-type="float">
            <text:p>1.99187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191082" calcext:value-type="float">
            <text:p>0.191082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19.2192" calcext:value-type="float">
            <text:p>19.2192</text:p>
          </table:table-cell>
          <table:table-cell office:value-type="float" office:value="2.34069" calcext:value-type="float">
            <text:p>2.34069</text:p>
          </table:table-cell>
          <table:table-cell office:value-type="float" office:value="1.71947" calcext:value-type="float">
            <text:p>1.71947</text:p>
          </table:table-cell>
          <table:table-cell office:value-type="float" office:value="1.45986" calcext:value-type="float">
            <text:p>1.45986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1.66696" calcext:value-type="float">
            <text:p>1.66696</text:p>
          </table:table-cell>
          <table:table-cell office:value-type="float" office:value="1.40439" calcext:value-type="float">
            <text:p>1.4043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1.57965" calcext:value-type="float">
            <text:p>1.57965</text:p>
          </table:table-cell>
          <table:table-cell office:value-type="float" office:value="2.19699" calcext:value-type="float">
            <text:p>2.19699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2.20525" calcext:value-type="float">
            <text:p>2.20525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2.10439" calcext:value-type="float">
            <text:p>2.10439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0.527995" calcext:value-type="float">
            <text:p>0.527995</text:p>
          </table:table-cell>
          <table:table-cell office:value-type="float" office:value="1.02657" calcext:value-type="float">
            <text:p>1.02657</text:p>
          </table:table-cell>
          <table:table-cell office:value-type="float" office:value="1.46655" calcext:value-type="float">
            <text:p>1.46655</text:p>
          </table:table-cell>
          <table:table-cell office:value-type="float" office:value="0.323885" calcext:value-type="float">
            <text:p>0.323885</text:p>
          </table:table-cell>
          <table:table-cell office:value-type="float" office:value="0.815871" calcext:value-type="float">
            <text:p>0.815871</text:p>
          </table:table-cell>
          <table:table-cell office:value-type="float" office:value="5.6452" calcext:value-type="float">
            <text:p>5.6452</text:p>
          </table:table-cell>
          <table:table-cell office:value-type="float" office:value="1.00658" calcext:value-type="float">
            <text:p>1.00658</text:p>
          </table:table-cell>
          <table:table-cell office:value-type="float" office:value="2.18582" calcext:value-type="float">
            <text:p>2.18582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4.94328" calcext:value-type="float">
            <text:p>4.94328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19.8418" calcext:value-type="float">
            <text:p>19.8418</text:p>
          </table:table-cell>
          <table:table-cell office:value-type="float" office:value="1.59418" calcext:value-type="float">
            <text:p>1.59418</text:p>
          </table:table-cell>
          <table:table-cell office:value-type="float" office:value="0.774187" calcext:value-type="float">
            <text:p>0.774187</text:p>
          </table:table-cell>
          <table:table-cell table:number-columns-repeated="6" office:value-type="float" office:value="4.27636" calcext:value-type="float">
            <text:p>4.276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6:</text:p>
          </table:table-cell>
          <table:table-cell office:value-type="float" office:value="10.4167" calcext:value-type="float">
            <text:p>10.4167</text:p>
          </table:table-cell>
          <table:table-cell office:value-type="string" calcext:value-type="string">
            <text:p>-</text:p>
          </table:table-cell>
          <table:table-cell office:value-type="float" office:value="10.5833" calcext:value-type="float">
            <text:p>10.5833</text:p>
          </table:table-cell>
          <table:table-cell/>
          <table:table-cell table:formula="of:=[.B26]+0.083333+[.C144]" office:value-type="float" office:value="14.6884953414634" calcext:value-type="float">
            <text:p>14.6884953414634</text:p>
          </table:table-cell>
          <table:table-cell table:formula="of:=[.F27]+0.083333+([.BL84]/41)" office:value-type="float" office:value="15.2354990731707" calcext:value-type="float">
            <text:p>15.2354990731707</text:p>
          </table:table-cell>
          <table:table-cell office:value-type="float" office:value="23" calcext:value-type="float">
            <text:p>23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0.161679" calcext:value-type="float">
            <text:p>0.161679</text:p>
          </table:table-cell>
          <table:table-cell office:value-type="float" office:value="1.75427" calcext:value-type="float">
            <text:p>1.75427</text:p>
          </table:table-cell>
          <table:table-cell office:value-type="float" office:value="0.65289" calcext:value-type="float">
            <text:p>0.65289</text:p>
          </table:table-cell>
          <table:table-cell office:value-type="float" office:value="1.1364" calcext:value-type="float">
            <text:p>1.1364</text:p>
          </table:table-cell>
          <table:table-cell office:value-type="float" office:value="0.30971" calcext:value-type="float">
            <text:p>0.30971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4.76137" calcext:value-type="float">
            <text:p>4.76137</text:p>
          </table:table-cell>
          <table:table-cell office:value-type="float" office:value="2.29269" calcext:value-type="float">
            <text:p>2.29269</text:p>
          </table:table-cell>
          <table:table-cell office:value-type="float" office:value="0.742661" calcext:value-type="float">
            <text:p>0.742661</text:p>
          </table:table-cell>
          <table:table-cell office:value-type="float" office:value="1.88473" calcext:value-type="float">
            <text:p>1.88473</text:p>
          </table:table-cell>
          <table:table-cell office:value-type="float" office:value="4.43838" calcext:value-type="float">
            <text:p>4.43838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2.97981" calcext:value-type="float">
            <text:p>2.97981</text:p>
          </table:table-cell>
          <table:table-cell office:value-type="float" office:value="0.704129" calcext:value-type="float">
            <text:p>0.704129</text:p>
          </table:table-cell>
          <table:table-cell office:value-type="float" office:value="1.88173" calcext:value-type="float">
            <text:p>1.88173</text:p>
          </table:table-cell>
          <table:table-cell office:value-type="float" office:value="0.999334" calcext:value-type="float">
            <text:p>0.999334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2.04476" calcext:value-type="float">
            <text:p>2.04476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0.248831" calcext:value-type="float">
            <text:p>0.248831</text:p>
          </table:table-cell>
          <table:table-cell office:value-type="float" office:value="0.460969" calcext:value-type="float">
            <text:p>0.460969</text:p>
          </table:table-cell>
          <table:table-cell office:value-type="float" office:value="0" calcext:value-type="float">
            <text:p>0</text:p>
          </table:table-cell>
          <table:table-cell office:value-type="float" office:value="1.68384" calcext:value-type="float">
            <text:p>1.68384</text:p>
          </table:table-cell>
          <table:table-cell office:value-type="float" office:value="19.1029" calcext:value-type="float">
            <text:p>19.1029</text:p>
          </table:table-cell>
          <table:table-cell office:value-type="float" office:value="3.67248" calcext:value-type="float">
            <text:p>3.67248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0.704622" calcext:value-type="float">
            <text:p>0.704622</text:p>
          </table:table-cell>
          <table:table-cell office:value-type="float" office:value="0.455574" calcext:value-type="float">
            <text:p>0.455574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1.98467" calcext:value-type="float">
            <text:p>1.98467</text:p>
          </table:table-cell>
          <table:table-cell office:value-type="float" office:value="0.473568" calcext:value-type="float">
            <text:p>0.473568</text:p>
          </table:table-cell>
          <table:table-cell office:value-type="float" office:value="0.464828" calcext:value-type="float">
            <text:p>0.464828</text:p>
          </table:table-cell>
          <table:table-cell office:value-type="float" office:value="0.168637" calcext:value-type="float">
            <text:p>0.168637</text:p>
          </table:table-cell>
          <table:table-cell office:value-type="float" office:value="0.256196" calcext:value-type="float">
            <text:p>0.256196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19.6319" calcext:value-type="float">
            <text:p>19.6319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0.572798" calcext:value-type="float">
            <text:p>0.572798</text:p>
          </table:table-cell>
          <table:table-cell office:value-type="float" office:value="0.466388" calcext:value-type="float">
            <text:p>0.466388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3.4527" calcext:value-type="float">
            <text:p>3.4527</text:p>
          </table:table-cell>
          <table:table-cell office:value-type="float" office:value="0.65983" calcext:value-type="float">
            <text:p>0.65983</text:p>
          </table:table-cell>
          <table:table-cell office:value-type="float" office:value="1.94294" calcext:value-type="float">
            <text:p>1.94294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2.49323" calcext:value-type="float">
            <text:p>2.49323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0.0625913" calcext:value-type="float">
            <text:p>0.0625913</text:p>
          </table:table-cell>
          <table:table-cell office:value-type="float" office:value="0.385752" calcext:value-type="float">
            <text:p>0.385752</text:p>
          </table:table-cell>
          <table:table-cell office:value-type="float" office:value="0.792679" calcext:value-type="float">
            <text:p>0.792679</text:p>
          </table:table-cell>
          <table:table-cell office:value-type="float" office:value="0.402803" calcext:value-type="float">
            <text:p>0.402803</text:p>
          </table:table-cell>
          <table:table-cell office:value-type="float" office:value="0.805433" calcext:value-type="float">
            <text:p>0.805433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0.922898" calcext:value-type="float">
            <text:p>0.922898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3.2031" calcext:value-type="float">
            <text:p>3.2031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0.943676" calcext:value-type="float">
            <text:p>0.943676</text:p>
          </table:table-cell>
          <table:table-cell office:value-type="float" office:value="1.15013" calcext:value-type="float">
            <text:p>1.15013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8342" calcext:value-type="float">
            <text:p>1.8342</text:p>
          </table:table-cell>
          <table:table-cell office:value-type="float" office:value="2.36051" calcext:value-type="float">
            <text:p>2.36051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1.84664" calcext:value-type="float">
            <text:p>1.84664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2.11405" calcext:value-type="float">
            <text:p>2.11405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1.83979" calcext:value-type="float">
            <text:p>1.83979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0.484758" calcext:value-type="float">
            <text:p>0.484758</text:p>
          </table:table-cell>
          <table:table-cell office:value-type="float" office:value="1.85225" calcext:value-type="float">
            <text:p>1.85225</text:p>
          </table:table-cell>
          <table:table-cell office:value-type="float" office:value="2.57741" calcext:value-type="float">
            <text:p>2.57741</text:p>
          </table:table-cell>
          <table:table-cell office:value-type="float" office:value="0.397678" calcext:value-type="float">
            <text:p>0.397678</text:p>
          </table:table-cell>
          <table:table-cell office:value-type="float" office:value="19.2952" calcext:value-type="float">
            <text:p>19.2952</text:p>
          </table:table-cell>
          <table:table-cell office:value-type="float" office:value="5.27932" calcext:value-type="float">
            <text:p>5.27932</text:p>
          </table:table-cell>
          <table:table-cell office:value-type="float" office:value="0.540188" calcext:value-type="float">
            <text:p>0.540188</text:p>
          </table:table-cell>
          <table:table-cell office:value-type="float" office:value="1.59254" calcext:value-type="float">
            <text:p>1.59254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0.619258" calcext:value-type="float">
            <text:p>0.619258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19.5881" calcext:value-type="float">
            <text:p>19.5881</text:p>
          </table:table-cell>
          <table:table-cell office:value-type="float" office:value="2.0941" calcext:value-type="float">
            <text:p>2.0941</text:p>
          </table:table-cell>
          <table:table-cell office:value-type="float" office:value="1.27821" calcext:value-type="float">
            <text:p>1.27821</text:p>
          </table:table-cell>
          <table:table-cell office:value-type="float" office:value="1.01684" calcext:value-type="float">
            <text:p>1.01684</text:p>
          </table:table-cell>
          <table:table-cell office:value-type="float" office:value="3.2031" calcext:value-type="float">
            <text:p>3.2031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.8775" calcext:value-type="float">
            <text:p>1.8775</text:p>
          </table:table-cell>
          <table:table-cell office:value-type="float" office:value="1.15921" calcext:value-type="float">
            <text:p>1.15921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6374" calcext:value-type="float">
            <text:p>1.6374</text:p>
          </table:table-cell>
          <table:table-cell office:value-type="float" office:value="2.61839" calcext:value-type="float">
            <text:p>2.61839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1.94601" calcext:value-type="float">
            <text:p>1.94601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.83568" calcext:value-type="float">
            <text:p>1.83568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0.963945" calcext:value-type="float">
            <text:p>0.963945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55811" calcext:value-type="float">
            <text:p>1.55811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.429397" calcext:value-type="float">
            <text:p>0.429397</text:p>
          </table:table-cell>
          <table:table-cell office:value-type="float" office:value="5.95854" calcext:value-type="float">
            <text:p>5.95854</text:p>
          </table:table-cell>
          <table:table-cell office:value-type="float" office:value="0.63028" calcext:value-type="float">
            <text:p>0.63028</text:p>
          </table:table-cell>
          <table:table-cell office:value-type="float" office:value="1.88413" calcext:value-type="float">
            <text:p>1.88413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5.2622" calcext:value-type="float">
            <text:p>5.2622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20.2174" calcext:value-type="float">
            <text:p>20.2174</text:p>
          </table:table-cell>
          <table:table-cell office:value-type="float" office:value="1.52729" calcext:value-type="float">
            <text:p>1.52729</text:p>
          </table:table-cell>
          <table:table-cell office:value-type="float" office:value="0.356016" calcext:value-type="float">
            <text:p>0.356016</text:p>
          </table:table-cell>
          <table:table-cell table:number-columns-repeated="6" office:value-type="float" office:value="4.60128" calcext:value-type="float">
            <text:p>4.6012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7:</text:p>
          </table:table-cell>
          <table:table-cell office:value-type="float" office:value="16.7833" calcext:value-type="float">
            <text:p>16.7833</text:p>
          </table:table-cell>
          <table:table-cell office:value-type="string" calcext:value-type="string">
            <text:p>-</text:p>
          </table:table-cell>
          <table:table-cell office:value-type="float" office:value="16.95" calcext:value-type="float">
            <text:p>16.9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1.53427" calcext:value-type="float">
            <text:p>1.53427</text:p>
          </table:table-cell>
          <table:table-cell office:value-type="float" office:value="2.78618" calcext:value-type="float">
            <text:p>2.78618</text:p>
          </table:table-cell>
          <table:table-cell office:value-type="float" office:value="1.3976" calcext:value-type="float">
            <text:p>1.3976</text:p>
          </table:table-cell>
          <table:table-cell office:value-type="float" office:value="0.562058" calcext:value-type="float">
            <text:p>0.562058</text:p>
          </table:table-cell>
          <table:table-cell office:value-type="float" office:value="1.97476" calcext:value-type="float">
            <text:p>1.97476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3.0826" calcext:value-type="float">
            <text:p>3.0826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99301" calcext:value-type="float">
            <text:p>1.99301</text:p>
          </table:table-cell>
          <table:table-cell office:value-type="float" office:value="3.32309" calcext:value-type="float">
            <text:p>3.32309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1.5889" calcext:value-type="float">
            <text:p>1.5889</text:p>
          </table:table-cell>
          <table:table-cell office:value-type="float" office:value="1.00264" calcext:value-type="float">
            <text:p>1.00264</text:p>
          </table:table-cell>
          <table:table-cell office:value-type="float" office:value="1.26791" calcext:value-type="float">
            <text:p>1.26791</text:p>
          </table:table-cell>
          <table:table-cell office:value-type="float" office:value="2.65103" calcext:value-type="float">
            <text:p>2.65103</text:p>
          </table:table-cell>
          <table:table-cell office:value-type="float" office:value="1.67788" calcext:value-type="float">
            <text:p>1.67788</text:p>
          </table:table-cell>
          <table:table-cell office:value-type="float" office:value="0.542338" calcext:value-type="float">
            <text:p>0.542338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.77582" calcext:value-type="float">
            <text:p>1.77582</text:p>
          </table:table-cell>
          <table:table-cell office:value-type="float" office:value="1.30363" calcext:value-type="float">
            <text:p>1.30363</text:p>
          </table:table-cell>
          <table:table-cell office:value-type="float" office:value="1.68384" calcext:value-type="float">
            <text:p>1.68384</text:p>
          </table:table-cell>
          <table:table-cell office:value-type="float" office:value="0" calcext:value-type="float">
            <text:p>0</text:p>
          </table:table-cell>
          <table:table-cell office:value-type="float" office:value="20.0995" calcext:value-type="float">
            <text:p>20.0995</text:p>
          </table:table-cell>
          <table:table-cell office:value-type="float" office:value="2.04361" calcext:value-type="float">
            <text:p>2.04361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.74713" calcext:value-type="float">
            <text:p>1.74713</text:p>
          </table:table-cell>
          <table:table-cell office:value-type="float" office:value="2.13432" calcext:value-type="float">
            <text:p>2.13432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1.74559" calcext:value-type="float">
            <text:p>1.74559</text:p>
          </table:table-cell>
          <table:table-cell office:value-type="float" office:value="2.05584" calcext:value-type="float">
            <text:p>2.05584</text:p>
          </table:table-cell>
          <table:table-cell office:value-type="float" office:value="1.87382" calcext:value-type="float">
            <text:p>1.87382</text:p>
          </table:table-cell>
          <table:table-cell office:value-type="float" office:value="1.85248" calcext:value-type="float">
            <text:p>1.85248</text:p>
          </table:table-cell>
          <table:table-cell office:value-type="float" office:value="1.57166" calcext:value-type="float">
            <text:p>1.57166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9.0123" calcext:value-type="float">
            <text:p>19.0123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2.19343" calcext:value-type="float">
            <text:p>2.19343</text:p>
          </table:table-cell>
          <table:table-cell office:value-type="float" office:value="1.28403" calcext:value-type="float">
            <text:p>1.28403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2.78933" calcext:value-type="float">
            <text:p>2.78933</text:p>
          </table:table-cell>
          <table:table-cell office:value-type="float" office:value="2.01311" calcext:value-type="float">
            <text:p>2.01311</text:p>
          </table:table-cell>
          <table:table-cell office:value-type="float" office:value="1.12916" calcext:value-type="float">
            <text:p>1.12916</text:p>
          </table:table-cell>
          <table:table-cell office:value-type="float" office:value="0.935665" calcext:value-type="float">
            <text:p>0.935665</text:p>
          </table:table-cell>
          <table:table-cell office:value-type="float" office:value="2.44724" calcext:value-type="float">
            <text:p>2.44724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.19887" calcext:value-type="float">
            <text:p>1.19887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.74368" calcext:value-type="float">
            <text:p>1.74368</text:p>
          </table:table-cell>
          <table:table-cell office:value-type="float" office:value="1.76118" calcext:value-type="float">
            <text:p>1.76118</text:p>
          </table:table-cell>
          <table:table-cell office:value-type="float" office:value="1.96814" calcext:value-type="float">
            <text:p>1.96814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.40774" calcext:value-type="float">
            <text:p>1.40774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.67736" calcext:value-type="float">
            <text:p>1.67736</text:p>
          </table:table-cell>
          <table:table-cell office:value-type="float" office:value="1.02944" calcext:value-type="float">
            <text:p>1.02944</text:p>
          </table:table-cell>
          <table:table-cell office:value-type="float" office:value="2.2409" calcext:value-type="float">
            <text:p>2.2409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.12008" calcext:value-type="float">
            <text:p>1.12008</text:p>
          </table:table-cell>
          <table:table-cell office:value-type="float" office:value="1.90495" calcext:value-type="float">
            <text:p>1.90495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1.6425" calcext:value-type="float">
            <text:p>1.6425</text:p>
          </table:table-cell>
          <table:table-cell office:value-type="float" office:value="1.02625" calcext:value-type="float">
            <text:p>1.02625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2.02932" calcext:value-type="float">
            <text:p>2.02932</text:p>
          </table:table-cell>
          <table:table-cell office:value-type="float" office:value="2.17259" calcext:value-type="float">
            <text:p>2.17259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2.49516" calcext:value-type="float">
            <text:p>2.49516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.2751" calcext:value-type="float">
            <text:p>1.2751</text:p>
          </table:table-cell>
          <table:table-cell office:value-type="float" office:value="2.70554" calcext:value-type="float">
            <text:p>2.70554</text:p>
          </table:table-cell>
          <table:table-cell office:value-type="float" office:value="0.926385" calcext:value-type="float">
            <text:p>0.926385</text:p>
          </table:table-cell>
          <table:table-cell office:value-type="float" office:value="2.06444" calcext:value-type="float">
            <text:p>2.06444</text:p>
          </table:table-cell>
          <table:table-cell office:value-type="float" office:value="20.2974" calcext:value-type="float">
            <text:p>20.2974</text:p>
          </table:table-cell>
          <table:table-cell office:value-type="float" office:value="3.67573" calcext:value-type="float">
            <text:p>3.67573</text:p>
          </table:table-cell>
          <table:table-cell office:value-type="float" office:value="1.93294" calcext:value-type="float">
            <text:p>1.93294</text:p>
          </table:table-cell>
          <table:table-cell office:value-type="float" office:value="2.78511" calcext:value-type="float">
            <text:p>2.78511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.28445" calcext:value-type="float">
            <text:p>1.28445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8.9696" calcext:value-type="float">
            <text:p>18.9696</text:p>
          </table:table-cell>
          <table:table-cell office:value-type="float" office:value="2.62799" calcext:value-type="float">
            <text:p>2.62799</text:p>
          </table:table-cell>
          <table:table-cell office:value-type="float" office:value="2.69756" calcext:value-type="float">
            <text:p>2.69756</text:p>
          </table:table-cell>
          <table:table-cell office:value-type="float" office:value="2.47293" calcext:value-type="float">
            <text:p>2.47293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2.43459" calcext:value-type="float">
            <text:p>2.43459</text:p>
          </table:table-cell>
          <table:table-cell office:value-type="float" office:value="2.69835" calcext:value-type="float">
            <text:p>2.69835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0.978588" calcext:value-type="float">
            <text:p>0.978588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1.45301" calcext:value-type="float">
            <text:p>1.45301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2.5526" calcext:value-type="float">
            <text:p>2.5526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2.49738" calcext:value-type="float">
            <text:p>2.49738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0.801237" calcext:value-type="float">
            <text:p>0.801237</text:p>
          </table:table-cell>
          <table:table-cell office:value-type="float" office:value="0.701486" calcext:value-type="float">
            <text:p>0.701486</text:p>
          </table:table-cell>
          <table:table-cell office:value-type="float" office:value="1.12492" calcext:value-type="float">
            <text:p>1.12492</text:p>
          </table:table-cell>
          <table:table-cell office:value-type="float" office:value="1.33149" calcext:value-type="float">
            <text:p>1.33149</text:p>
          </table:table-cell>
          <table:table-cell office:value-type="float" office:value="2.09729" calcext:value-type="float">
            <text:p>2.09729</text:p>
          </table:table-cell>
          <table:table-cell office:value-type="float" office:value="4.36272" calcext:value-type="float">
            <text:p>4.36272</text:p>
          </table:table-cell>
          <table:table-cell office:value-type="float" office:value="1.93794" calcext:value-type="float">
            <text:p>1.93794</text:p>
          </table:table-cell>
          <table:table-cell office:value-type="float" office:value="2.65619" calcext:value-type="float">
            <text:p>2.65619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3.65825" calcext:value-type="float">
            <text:p>3.65825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9.5588" calcext:value-type="float">
            <text:p>19.5588</text:p>
          </table:table-cell>
          <table:table-cell office:value-type="float" office:value="1.6147" calcext:value-type="float">
            <text:p>1.6147</text:p>
          </table:table-cell>
          <table:table-cell office:value-type="float" office:value="2.03709" calcext:value-type="float">
            <text:p>2.03709</text:p>
          </table:table-cell>
          <table:table-cell table:number-columns-repeated="6" office:value-type="float" office:value="4.40781" calcext:value-type="float">
            <text:p>4.407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8:</text:p>
          </table:table-cell>
          <table:table-cell office:value-type="float" office:value="15.2333" calcext:value-type="float">
            <text:p>15.2333</text:p>
          </table:table-cell>
          <table:table-cell office:value-type="string" calcext:value-type="string">
            <text:p>-</text:p>
          </table:table-cell>
          <table:table-cell office:value-type="float" office:value="15.4" calcext:value-type="float">
            <text:p>15.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9.195" calcext:value-type="float">
            <text:p>19.195</text:p>
          </table:table-cell>
          <table:table-cell office:value-type="float" office:value="19.14" calcext:value-type="float">
            <text:p>19.14</text:p>
          </table:table-cell>
          <table:table-cell office:value-type="float" office:value="17.4236" calcext:value-type="float">
            <text:p>17.4236</text:p>
          </table:table-cell>
          <table:table-cell office:value-type="float" office:value="18.8982" calcext:value-type="float">
            <text:p>18.8982</text:p>
          </table:table-cell>
          <table:table-cell office:value-type="float" office:value="19.679" calcext:value-type="float">
            <text:p>19.679</text:p>
          </table:table-cell>
          <table:table-cell office:value-type="float" office:value="18.8467" calcext:value-type="float">
            <text:p>18.8467</text:p>
          </table:table-cell>
          <table:table-cell office:value-type="float" office:value="21.347" calcext:value-type="float">
            <text:p>21.347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21.9197" calcext:value-type="float">
            <text:p>21.9197</text:p>
          </table:table-cell>
          <table:table-cell office:value-type="float" office:value="21.347" calcext:value-type="float">
            <text:p>21.347</text:p>
          </table:table-cell>
          <table:table-cell office:value-type="float" office:value="18.9278" calcext:value-type="float">
            <text:p>18.9278</text:p>
          </table:table-cell>
          <table:table-cell office:value-type="float" office:value="20.9507" calcext:value-type="float">
            <text:p>20.9507</text:p>
          </table:table-cell>
          <table:table-cell office:value-type="float" office:value="19.195" calcext:value-type="float">
            <text:p>19.195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19.868" calcext:value-type="float">
            <text:p>19.868</text:p>
          </table:table-cell>
          <table:table-cell office:value-type="float" office:value="19.3894" calcext:value-type="float">
            <text:p>19.3894</text:p>
          </table:table-cell>
          <table:table-cell office:value-type="float" office:value="18.9686" calcext:value-type="float">
            <text:p>18.9686</text:p>
          </table:table-cell>
          <table:table-cell office:value-type="float" office:value="18.3186" calcext:value-type="float">
            <text:p>18.3186</text:p>
          </table:table-cell>
          <table:table-cell office:value-type="float" office:value="18.6453" calcext:value-type="float">
            <text:p>18.6453</text:p>
          </table:table-cell>
          <table:table-cell office:value-type="float" office:value="20.6411" calcext:value-type="float">
            <text:p>20.6411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19.2568" calcext:value-type="float">
            <text:p>19.2568</text:p>
          </table:table-cell>
          <table:table-cell office:value-type="float" office:value="19.1452" calcext:value-type="float">
            <text:p>19.1452</text:p>
          </table:table-cell>
          <table:table-cell office:value-type="float" office:value="19.1029" calcext:value-type="float">
            <text:p>19.1029</text:p>
          </table:table-cell>
          <table:table-cell office:value-type="float" office:value="20.0995" calcext:value-type="float">
            <text:p>20.0995</text:p>
          </table:table-cell>
          <table:table-cell office:value-type="float" office:value="0" calcext:value-type="float">
            <text:p>0</text:p>
          </table:table-cell>
          <table:table-cell office:value-type="float" office:value="20.8367" calcext:value-type="float">
            <text:p>20.8367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18.5772" calcext:value-type="float">
            <text:p>18.5772</text:p>
          </table:table-cell>
          <table:table-cell office:value-type="float" office:value="18.9177" calcext:value-type="float">
            <text:p>18.9177</text:p>
          </table:table-cell>
          <table:table-cell office:value-type="float" office:value="19.49" calcext:value-type="float">
            <text:p>19.49</text:p>
          </table:table-cell>
          <table:table-cell office:value-type="float" office:value="21.0875" calcext:value-type="float">
            <text:p>21.0875</text:p>
          </table:table-cell>
          <table:table-cell office:value-type="float" office:value="18.6413" calcext:value-type="float">
            <text:p>18.6413</text:p>
          </table:table-cell>
          <table:table-cell office:value-type="float" office:value="19.3965" calcext:value-type="float">
            <text:p>19.3965</text:p>
          </table:table-cell>
          <table:table-cell office:value-type="float" office:value="19.0073" calcext:value-type="float">
            <text:p>19.0073</text:p>
          </table:table-cell>
          <table:table-cell office:value-type="float" office:value="18.993" calcext:value-type="float">
            <text:p>18.993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18.8363" calcext:value-type="float">
            <text:p>18.8363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18.5827" calcext:value-type="float">
            <text:p>18.5827</text:p>
          </table:table-cell>
          <table:table-cell office:value-type="float" office:value="19.5118" calcext:value-type="float">
            <text:p>19.5118</text:p>
          </table:table-cell>
          <table:table-cell office:value-type="float" office:value="19.49" calcext:value-type="float">
            <text:p>19.49</text:p>
          </table:table-cell>
          <table:table-cell office:value-type="float" office:value="20.458" calcext:value-type="float">
            <text:p>20.458</text:p>
          </table:table-cell>
          <table:table-cell office:value-type="float" office:value="20.0664" calcext:value-type="float">
            <text:p>20.0664</text:p>
          </table:table-cell>
          <table:table-cell office:value-type="float" office:value="19.208" calcext:value-type="float">
            <text:p>19.208</text:p>
          </table:table-cell>
          <table:table-cell office:value-type="float" office:value="19.3858" calcext:value-type="float">
            <text:p>19.3858</text:p>
          </table:table-cell>
          <table:table-cell office:value-type="float" office:value="19.3562" calcext:value-type="float">
            <text:p>19.3562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21.283" calcext:value-type="float">
            <text:p>21.283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19.0848" calcext:value-type="float">
            <text:p>19.0848</text:p>
          </table:table-cell>
          <table:table-cell office:value-type="float" office:value="18.7667" calcext:value-type="float">
            <text:p>18.7667</text:p>
          </table:table-cell>
          <table:table-cell office:value-type="float" office:value="18.3903" calcext:value-type="float">
            <text:p>18.3903</text:p>
          </table:table-cell>
          <table:table-cell office:value-type="float" office:value="19.1878" calcext:value-type="float">
            <text:p>19.1878</text:p>
          </table:table-cell>
          <table:table-cell office:value-type="float" office:value="18.8149" calcext:value-type="float">
            <text:p>18.8149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18.9633" calcext:value-type="float">
            <text:p>18.9633</text:p>
          </table:table-cell>
          <table:table-cell office:value-type="float" office:value="19.1571" calcext:value-type="float">
            <text:p>19.1571</text:p>
          </table:table-cell>
          <table:table-cell office:value-type="float" office:value="19.554" calcext:value-type="float">
            <text:p>19.554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9.0492" calcext:value-type="float">
            <text:p>19.0492</text:p>
          </table:table-cell>
          <table:table-cell office:value-type="float" office:value="18.2663" calcext:value-type="float">
            <text:p>18.266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20.9371" calcext:value-type="float">
            <text:p>20.9371</text:p>
          </table:table-cell>
          <table:table-cell office:value-type="float" office:value="21.1135" calcext:value-type="float">
            <text:p>21.1135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20.8975" calcext:value-type="float">
            <text:p>20.8975</text:p>
          </table:table-cell>
          <table:table-cell office:value-type="float" office:value="18.6112" calcext:value-type="float">
            <text:p>18.6112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0.4756" calcext:value-type="float">
            <text:p>20.4756</text:p>
          </table:table-cell>
          <table:table-cell office:value-type="float" office:value="20.8848" calcext:value-type="float">
            <text:p>20.8848</text:p>
          </table:table-cell>
          <table:table-cell office:value-type="float" office:value="19.0001" calcext:value-type="float">
            <text:p>19.0001</text:p>
          </table:table-cell>
          <table:table-cell office:value-type="float" office:value="0.211656" calcext:value-type="float">
            <text:p>0.211656</text:p>
          </table:table-cell>
          <table:table-cell office:value-type="float" office:value="23.3456" calcext:value-type="float">
            <text:p>23.3456</text:p>
          </table:table-cell>
          <table:table-cell office:value-type="float" office:value="19.4265" calcext:value-type="float">
            <text:p>19.4265</text:p>
          </table:table-cell>
          <table:table-cell office:value-type="float" office:value="19.931" calcext:value-type="float">
            <text:p>19.931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18.8038" calcext:value-type="float">
            <text:p>18.8038</text:p>
          </table:table-cell>
          <table:table-cell office:value-type="float" office:value="20.9131" calcext:value-type="float">
            <text:p>20.9131</text:p>
          </table:table-cell>
          <table:table-cell office:value-type="float" office:value="19.4731" calcext:value-type="float">
            <text:p>19.4731</text:p>
          </table:table-cell>
          <table:table-cell office:value-type="float" office:value="19.3864" calcext:value-type="float">
            <text:p>19.3864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7.6658" calcext:value-type="float">
            <text:p>17.6658</text:p>
          </table:table-cell>
          <table:table-cell office:value-type="float" office:value="18.0063" calcext:value-type="float">
            <text:p>18.006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20.7139" calcext:value-type="float">
            <text:p>20.7139</text:p>
          </table:table-cell>
          <table:table-cell office:value-type="float" office:value="20.4006" calcext:value-type="float">
            <text:p>20.4006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19.0212" calcext:value-type="float">
            <text:p>19.0212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20.7561" calcext:value-type="float">
            <text:p>20.7561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20.6407" calcext:value-type="float">
            <text:p>20.6407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9.4289" calcext:value-type="float">
            <text:p>19.4289</text:p>
          </table:table-cell>
          <table:table-cell office:value-type="float" office:value="20.1508" calcext:value-type="float">
            <text:p>20.1508</text:p>
          </table:table-cell>
          <table:table-cell office:value-type="float" office:value="20.6096" calcext:value-type="float">
            <text:p>20.6096</text:p>
          </table:table-cell>
          <table:table-cell office:value-type="float" office:value="18.9295" calcext:value-type="float">
            <text:p>18.9295</text:p>
          </table:table-cell>
          <table:table-cell office:value-type="float" office:value="18.7673" calcext:value-type="float">
            <text:p>18.7673</text:p>
          </table:table-cell>
          <table:table-cell office:value-type="float" office:value="23.9808" calcext:value-type="float">
            <text:p>23.9808</text:p>
          </table:table-cell>
          <table:table-cell office:value-type="float" office:value="19.5259" calcext:value-type="float">
            <text:p>19.5259</text:p>
          </table:table-cell>
          <table:table-cell office:value-type="float" office:value="20.5752" calcext:value-type="float">
            <text:p>20.5752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23.329" calcext:value-type="float">
            <text:p>23.329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19.5413" calcext:value-type="float">
            <text:p>19.5413</text:p>
          </table:table-cell>
          <table:table-cell office:value-type="float" office:value="20.626" calcext:value-type="float">
            <text:p>20.626</text:p>
          </table:table-cell>
          <table:table-cell office:value-type="float" office:value="18.8658" calcext:value-type="float">
            <text:p>18.8658</text:p>
          </table:table-cell>
          <table:table-cell table:number-columns-repeated="6" office:value-type="float" office:value="16.6305" calcext:value-type="float">
            <text:p>16.63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9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25" calcext:value-type="float">
            <text:p>16.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.1548" calcext:value-type="float">
            <text:p>2.1548</text:p>
          </table:table-cell>
          <table:table-cell office:value-type="float" office:value="3.51356" calcext:value-type="float">
            <text:p>3.51356</text:p>
          </table:table-cell>
          <table:table-cell office:value-type="float" office:value="4.26857" calcext:value-type="float">
            <text:p>4.26857</text:p>
          </table:table-cell>
          <table:table-cell office:value-type="float" office:value="3.22252" calcext:value-type="float">
            <text:p>3.22252</text:p>
          </table:table-cell>
          <table:table-cell office:value-type="float" office:value="2.54388" calcext:value-type="float">
            <text:p>2.54388</text:p>
          </table:table-cell>
          <table:table-cell office:value-type="float" office:value="3.93676" calcext:value-type="float">
            <text:p>3.93676</text:p>
          </table:table-cell>
          <table:table-cell office:value-type="float" office:value="3.944" calcext:value-type="float">
            <text:p>3.944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1.21165" calcext:value-type="float">
            <text:p>1.21165</text:p>
          </table:table-cell>
          <table:table-cell office:value-type="float" office:value="3.944" calcext:value-type="float">
            <text:p>3.944</text:p>
          </table:table-cell>
          <table:table-cell office:value-type="float" office:value="3.12222" calcext:value-type="float">
            <text:p>3.12222</text:p>
          </table:table-cell>
          <table:table-cell office:value-type="float" office:value="3.77868" calcext:value-type="float">
            <text:p>3.77868</text:p>
          </table:table-cell>
          <table:table-cell office:value-type="float" office:value="2.1548" calcext:value-type="float">
            <text:p>2.1548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1.01252" calcext:value-type="float">
            <text:p>1.01252</text:p>
          </table:table-cell>
          <table:table-cell office:value-type="float" office:value="2.96836" calcext:value-type="float">
            <text:p>2.96836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4.57067" calcext:value-type="float">
            <text:p>4.57067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1.97067" calcext:value-type="float">
            <text:p>1.97067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3.79815" calcext:value-type="float">
            <text:p>3.79815</text:p>
          </table:table-cell>
          <table:table-cell office:value-type="float" office:value="3.23964" calcext:value-type="float">
            <text:p>3.23964</text:p>
          </table:table-cell>
          <table:table-cell office:value-type="float" office:value="3.67248" calcext:value-type="float">
            <text:p>3.67248</text:p>
          </table:table-cell>
          <table:table-cell office:value-type="float" office:value="2.04361" calcext:value-type="float">
            <text:p>2.04361</text:p>
          </table:table-cell>
          <table:table-cell office:value-type="float" office:value="20.8367" calcext:value-type="float">
            <text:p>20.8367</text:p>
          </table:table-cell>
          <table:table-cell office:value-type="float" office:value="0" calcext:value-type="float">
            <text:p>0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3.5237" calcext:value-type="float">
            <text:p>3.5237</text:p>
          </table:table-cell>
          <table:table-cell office:value-type="float" office:value="4.12796" calcext:value-type="float">
            <text:p>4.12796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3.42394" calcext:value-type="float">
            <text:p>3.42394</text:p>
          </table:table-cell>
          <table:table-cell office:value-type="float" office:value="3.97036" calcext:value-type="float">
            <text:p>3.97036</text:p>
          </table:table-cell>
          <table:table-cell office:value-type="float" office:value="3.91192" calcext:value-type="float">
            <text:p>3.91192</text:p>
          </table:table-cell>
          <table:table-cell office:value-type="float" office:value="3.83797" calcext:value-type="float">
            <text:p>3.83797</text:p>
          </table:table-cell>
          <table:table-cell office:value-type="float" office:value="3.51035" calcext:value-type="float">
            <text:p>3.51035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17.7957" calcext:value-type="float">
            <text:p>17.7957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4.11487" calcext:value-type="float">
            <text:p>4.11487</text:p>
          </table:table-cell>
          <table:table-cell office:value-type="float" office:value="3.31458" calcext:value-type="float">
            <text:p>3.31458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4.74701" calcext:value-type="float">
            <text:p>4.74701</text:p>
          </table:table-cell>
          <table:table-cell office:value-type="float" office:value="0.783837" calcext:value-type="float">
            <text:p>0.783837</text:p>
          </table:table-cell>
          <table:table-cell office:value-type="float" office:value="3.04074" calcext:value-type="float">
            <text:p>3.04074</text:p>
          </table:table-cell>
          <table:table-cell office:value-type="float" office:value="1.91922" calcext:value-type="float">
            <text:p>1.91922</text:p>
          </table:table-cell>
          <table:table-cell office:value-type="float" office:value="4.48971" calcext:value-type="float">
            <text:p>4.48971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2.20204" calcext:value-type="float">
            <text:p>2.20204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3.73467" calcext:value-type="float">
            <text:p>3.73467</text:p>
          </table:table-cell>
          <table:table-cell office:value-type="float" office:value="3.65459" calcext:value-type="float">
            <text:p>3.65459</text:p>
          </table:table-cell>
          <table:table-cell office:value-type="float" office:value="3.72948" calcext:value-type="float">
            <text:p>3.72948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3.16063" calcext:value-type="float">
            <text:p>3.16063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3.62671" calcext:value-type="float">
            <text:p>3.62671</text:p>
          </table:table-cell>
          <table:table-cell office:value-type="float" office:value="2.8335" calcext:value-type="float">
            <text:p>2.8335</text:p>
          </table:table-cell>
          <table:table-cell office:value-type="float" office:value="4.28425" calcext:value-type="float">
            <text:p>4.28425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2.87453" calcext:value-type="float">
            <text:p>2.87453</text:p>
          </table:table-cell>
          <table:table-cell office:value-type="float" office:value="3.47834" calcext:value-type="float">
            <text:p>3.47834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38269" calcext:value-type="float">
            <text:p>3.38269</text:p>
          </table:table-cell>
          <table:table-cell office:value-type="float" office:value="2.13258" calcext:value-type="float">
            <text:p>2.13258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3.83966" calcext:value-type="float">
            <text:p>3.83966</text:p>
          </table:table-cell>
          <table:table-cell office:value-type="float" office:value="4.09907" calcext:value-type="float">
            <text:p>4.09907</text:p>
          </table:table-cell>
          <table:table-cell office:value-type="float" office:value="4.25486" calcext:value-type="float">
            <text:p>4.25486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4.40807" calcext:value-type="float">
            <text:p>4.40807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3.21177" calcext:value-type="float">
            <text:p>3.21177</text:p>
          </table:table-cell>
          <table:table-cell office:value-type="float" office:value="4.65859" calcext:value-type="float">
            <text:p>4.65859</text:p>
          </table:table-cell>
          <table:table-cell office:value-type="float" office:value="1.44371" calcext:value-type="float">
            <text:p>1.44371</text:p>
          </table:table-cell>
          <table:table-cell office:value-type="float" office:value="4.06679" calcext:value-type="float">
            <text:p>4.06679</text:p>
          </table:table-cell>
          <table:table-cell office:value-type="float" office:value="21.0407" calcext:value-type="float">
            <text:p>21.0407</text:p>
          </table:table-cell>
          <table:table-cell office:value-type="float" office:value="2.52665" calcext:value-type="float">
            <text:p>2.52665</text:p>
          </table:table-cell>
          <table:table-cell office:value-type="float" office:value="3.97344" calcext:value-type="float">
            <text:p>3.97344</text:p>
          </table:table-cell>
          <table:table-cell office:value-type="float" office:value="4.80698" calcext:value-type="float">
            <text:p>4.80698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3.15359" calcext:value-type="float">
            <text:p>3.15359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17.7546" calcext:value-type="float">
            <text:p>17.7546</text:p>
          </table:table-cell>
          <table:table-cell office:value-type="float" office:value="4.48279" calcext:value-type="float">
            <text:p>4.48279</text:p>
          </table:table-cell>
          <table:table-cell office:value-type="float" office:value="4.74089" calcext:value-type="float">
            <text:p>4.74089</text:p>
          </table:table-cell>
          <table:table-cell office:value-type="float" office:value="4.51603" calcext:value-type="float">
            <text:p>4.51603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5531" calcext:value-type="float">
            <text:p>3.5531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3.67306" calcext:value-type="float">
            <text:p>3.67306</text:p>
          </table:table-cell>
          <table:table-cell office:value-type="float" office:value="4.52778" calcext:value-type="float">
            <text:p>4.52778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06893" calcext:value-type="float">
            <text:p>3.06893</text:p>
          </table:table-cell>
          <table:table-cell office:value-type="float" office:value="1.066" calcext:value-type="float">
            <text:p>1.066</text:p>
          </table:table-cell>
          <table:table-cell office:value-type="float" office:value="3.9973" calcext:value-type="float">
            <text:p>3.9973</text:p>
          </table:table-cell>
          <table:table-cell office:value-type="float" office:value="3.37418" calcext:value-type="float">
            <text:p>3.37418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4.44292" calcext:value-type="float">
            <text:p>4.44292</text:p>
          </table:table-cell>
          <table:table-cell office:value-type="float" office:value="3.5531" calcext:value-type="float">
            <text:p>3.5531</text:p>
          </table:table-cell>
          <table:table-cell office:value-type="float" office:value="4.41206" calcext:value-type="float">
            <text:p>4.41206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2.71351" calcext:value-type="float">
            <text:p>2.71351</text:p>
          </table:table-cell>
          <table:table-cell office:value-type="float" office:value="2.70802" calcext:value-type="float">
            <text:p>2.70802</text:p>
          </table:table-cell>
          <table:table-cell office:value-type="float" office:value="2.95796" calcext:value-type="float">
            <text:p>2.95796</text:p>
          </table:table-cell>
          <table:table-cell office:value-type="float" office:value="3.14111" calcext:value-type="float">
            <text:p>3.14111</text:p>
          </table:table-cell>
          <table:table-cell office:value-type="float" office:value="4.05535" calcext:value-type="float">
            <text:p>4.05535</text:p>
          </table:table-cell>
          <table:table-cell office:value-type="float" office:value="3.14455" calcext:value-type="float">
            <text:p>3.14455</text:p>
          </table:table-cell>
          <table:table-cell office:value-type="float" office:value="3.98124" calcext:value-type="float">
            <text:p>3.98124</text:p>
          </table:table-cell>
          <table:table-cell office:value-type="float" office:value="4.58977" calcext:value-type="float">
            <text:p>4.58977</text:p>
          </table:table-cell>
          <table:table-cell office:value-type="float" office:value="3.9973" calcext:value-type="float">
            <text:p>3.9973</text:p>
          </table:table-cell>
          <table:table-cell office:value-type="float" office:value="2.51079" calcext:value-type="float">
            <text:p>2.51079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18.2956" calcext:value-type="float">
            <text:p>18.2956</text:p>
          </table:table-cell>
          <table:table-cell office:value-type="float" office:value="3.48836" calcext:value-type="float">
            <text:p>3.48836</text:p>
          </table:table-cell>
          <table:table-cell office:value-type="float" office:value="4.01126" calcext:value-type="float">
            <text:p>4.01126</text:p>
          </table:table-cell>
          <table:table-cell table:number-columns-repeated="6" office:value-type="float" office:value="4.33208" calcext:value-type="float">
            <text:p>4.332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0: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-</text:p>
          </table:table-cell>
          <table:table-cell office:value-type="float" office:value="14.4467" calcext:value-type="float">
            <text:p>14.446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0.404953" calcext:value-type="float">
            <text:p>0.404953</text:p>
          </table:table-cell>
          <table:table-cell office:value-type="float" office:value="1.35452" calcext:value-type="float">
            <text:p>1.35452</text:p>
          </table:table-cell>
          <table:table-cell office:value-type="float" office:value="0.471118" calcext:value-type="float">
            <text:p>0.471118</text:p>
          </table:table-cell>
          <table:table-cell office:value-type="float" office:value="1.23367" calcext:value-type="float">
            <text:p>1.23367</text:p>
          </table:table-cell>
          <table:table-cell office:value-type="float" office:value="0.36152" calcext:value-type="float">
            <text:p>0.36152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4.81921" calcext:value-type="float">
            <text:p>4.81921</text:p>
          </table:table-cell>
          <table:table-cell office:value-type="float" office:value="2.69068" calcext:value-type="float">
            <text:p>2.69068</text:p>
          </table:table-cell>
          <table:table-cell office:value-type="float" office:value="0.575842" calcext:value-type="float">
            <text:p>0.575842</text:p>
          </table:table-cell>
          <table:table-cell office:value-type="float" office:value="2.28221" calcext:value-type="float">
            <text:p>2.28221</text:p>
          </table:table-cell>
          <table:table-cell office:value-type="float" office:value="4.24736" calcext:value-type="float">
            <text:p>4.24736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90607" calcext:value-type="float">
            <text:p>2.90607</text:p>
          </table:table-cell>
          <table:table-cell office:value-type="float" office:value="0.801204" calcext:value-type="float">
            <text:p>0.801204</text:p>
          </table:table-cell>
          <table:table-cell office:value-type="float" office:value="1.70282" calcext:value-type="float">
            <text:p>1.70282</text:p>
          </table:table-cell>
          <table:table-cell office:value-type="float" office:value="0.886575" calcext:value-type="float">
            <text:p>0.886575</text:p>
          </table:table-cell>
          <table:table-cell office:value-type="float" office:value="0.328661" calcext:value-type="float">
            <text:p>0.328661</text:p>
          </table:table-cell>
          <table:table-cell office:value-type="float" office:value="2.22818" calcext:value-type="float">
            <text:p>2.22818</text:p>
          </table:table-cell>
          <table:table-cell office:value-type="float" office:value="0" calcext:value-type="float">
            <text:p>0</text:p>
          </table:table-cell>
          <table:table-cell office:value-type="float" office:value="0.63767" calcext:value-type="float">
            <text:p>0.63767</text:p>
          </table:table-cell>
          <table:table-cell office:value-type="float" office:value="0.497175" calcext:value-type="float">
            <text:p>0.497175</text:p>
          </table:table-cell>
          <table:table-cell office:value-type="float" office:value="0.406082" calcext:value-type="float">
            <text:p>0.406082</text:p>
          </table:table-cell>
          <table:table-cell office:value-type="float" office:value="1.79514" calcext:value-type="float">
            <text:p>1.79514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3.68421" calcext:value-type="float">
            <text:p>3.68421</text:p>
          </table:table-cell>
          <table:table-cell office:value-type="float" office:value="0" calcext:value-type="float">
            <text:p>0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4.7678" calcext:value-type="float">
            <text:p>4.7678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0.453902" calcext:value-type="float">
            <text:p>0.453902</text:p>
          </table:table-cell>
          <table:table-cell table:number-columns-repeated="6" office:value-type="float" office:value="4.24187" calcext:value-type="float">
            <text:p>4.241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1:</text:p>
          </table:table-cell>
          <table:table-cell office:value-type="float" office:value="12.881" calcext:value-type="float">
            <text:p>12.881</text:p>
          </table:table-cell>
          <table:table-cell office:value-type="string" calcext:value-type="string">
            <text:p>-</text:p>
          </table:table-cell>
          <table:table-cell office:value-type="float" office:value="13.0477" calcext:value-type="float">
            <text:p>13.047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0.644704" calcext:value-type="float">
            <text:p>0.644704</text:p>
          </table:table-cell>
          <table:table-cell office:value-type="float" office:value="1.1548" calcext:value-type="float">
            <text:p>1.1548</text:p>
          </table:table-cell>
          <table:table-cell office:value-type="float" office:value="0.352094" calcext:value-type="float">
            <text:p>0.352094</text:p>
          </table:table-cell>
          <table:table-cell office:value-type="float" office:value="1.20578" calcext:value-type="float">
            <text:p>1.20578</text:p>
          </table:table-cell>
          <table:table-cell office:value-type="float" office:value="0.692223" calcext:value-type="float">
            <text:p>0.692223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4.68646" calcext:value-type="float">
            <text:p>4.68646</text:p>
          </table:table-cell>
          <table:table-cell office:value-type="float" office:value="2.93109" calcext:value-type="float">
            <text:p>2.93109</text:p>
          </table:table-cell>
          <table:table-cell office:value-type="float" office:value="0.427554" calcext:value-type="float">
            <text:p>0.427554</text:p>
          </table:table-cell>
          <table:table-cell office:value-type="float" office:value="2.52365" calcext:value-type="float">
            <text:p>2.52365</text:p>
          </table:table-cell>
          <table:table-cell office:value-type="float" office:value="3.95697" calcext:value-type="float">
            <text:p>3.95697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2.69222" calcext:value-type="float">
            <text:p>2.69222</text:p>
          </table:table-cell>
          <table:table-cell office:value-type="float" office:value="0.828074" calcext:value-type="float">
            <text:p>0.828074</text:p>
          </table:table-cell>
          <table:table-cell office:value-type="float" office:value="1.4381" calcext:value-type="float">
            <text:p>1.4381</text:p>
          </table:table-cell>
          <table:table-cell office:value-type="float" office:value="1.10083" calcext:value-type="float">
            <text:p>1.10083</text:p>
          </table:table-cell>
          <table:table-cell office:value-type="float" office:value="0.0712587" calcext:value-type="float">
            <text:p>0.0712587</text:p>
          </table:table-cell>
          <table:table-cell office:value-type="float" office:value="2.22865" calcext:value-type="float">
            <text:p>2.22865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.950039" calcext:value-type="float">
            <text:p>0.950039</text:p>
          </table:table-cell>
          <table:table-cell office:value-type="float" office:value="0.568209" calcext:value-type="float">
            <text:p>0.568209</text:p>
          </table:table-cell>
          <table:table-cell office:value-type="float" office:value="0.704622" calcext:value-type="float">
            <text:p>0.704622</text:p>
          </table:table-cell>
          <table:table-cell office:value-type="float" office:value="1.74713" calcext:value-type="float">
            <text:p>1.74713</text:p>
          </table:table-cell>
          <table:table-cell office:value-type="float" office:value="18.5772" calcext:value-type="float">
            <text:p>18.5772</text:p>
          </table:table-cell>
          <table:table-cell office:value-type="float" office:value="3.5237" calcext:value-type="float">
            <text:p>3.5237</text:p>
          </table:table-cell>
          <table:table-cell office:value-type="float" office:value="0.334087" calcext:value-type="float">
            <text:p>0.334087</text:p>
          </table:table-cell>
          <table:table-cell office:value-type="float" office:value="0" calcext:value-type="float">
            <text:p>0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2.56071" calcext:value-type="float">
            <text:p>2.56071</text:p>
          </table:table-cell>
          <table:table-cell office:value-type="float" office:value="0.571383" calcext:value-type="float">
            <text:p>0.571383</text:p>
          </table:table-cell>
          <table:table-cell office:value-type="float" office:value="1.16491" calcext:value-type="float">
            <text:p>1.16491</text:p>
          </table:table-cell>
          <table:table-cell office:value-type="float" office:value="0.742283" calcext:value-type="float">
            <text:p>0.742283</text:p>
          </table:table-cell>
          <table:table-cell office:value-type="float" office:value="0.479868" calcext:value-type="float">
            <text:p>0.479868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18.9597" calcext:value-type="float">
            <text:p>18.959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699252" calcext:value-type="float">
            <text:p>0.699252</text:p>
          </table:table-cell>
          <table:table-cell office:value-type="float" office:value="0.968156" calcext:value-type="float">
            <text:p>0.968156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2.60041" calcext:value-type="float">
            <text:p>2.60041</text:p>
          </table:table-cell>
          <table:table-cell office:value-type="float" office:value="3.16273" calcext:value-type="float">
            <text:p>3.16273</text:p>
          </table:table-cell>
          <table:table-cell office:value-type="float" office:value="0.653817" calcext:value-type="float">
            <text:p>0.653817</text:p>
          </table:table-cell>
          <table:table-cell office:value-type="float" office:value="1.63702" calcext:value-type="float">
            <text:p>1.63702</text:p>
          </table:table-cell>
          <table:table-cell office:value-type="float" office:value="1.60316" calcext:value-type="float">
            <text:p>1.60316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2.7943" calcext:value-type="float">
            <text:p>2.7943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732434" calcext:value-type="float">
            <text:p>0.732434</text:p>
          </table:table-cell>
          <table:table-cell office:value-type="float" office:value="0.336856" calcext:value-type="float">
            <text:p>0.336856</text:p>
          </table:table-cell>
          <table:table-cell office:value-type="float" office:value="0.221073" calcext:value-type="float">
            <text:p>0.221073</text:p>
          </table:table-cell>
          <table:table-cell office:value-type="float" office:value="0.616014" calcext:value-type="float">
            <text:p>0.616014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523509" calcext:value-type="float">
            <text:p>0.523509</text:p>
          </table:table-cell>
          <table:table-cell office:value-type="float" office:value="0.727188" calcext:value-type="float">
            <text:p>0.727188</text:p>
          </table:table-cell>
          <table:table-cell office:value-type="float" office:value="1.58221" calcext:value-type="float">
            <text:p>1.58221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12.371" calcext:value-type="float">
            <text:p>12.371</text:p>
          </table:table-cell>
          <table:table-cell office:value-type="float" office:value="0.659502" calcext:value-type="float">
            <text:p>0.659502</text:p>
          </table:table-cell>
          <table:table-cell office:value-type="float" office:value="0.445838" calcext:value-type="float">
            <text:p>0.445838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2.4089" calcext:value-type="float">
            <text:p>2.4089</text:p>
          </table:table-cell>
          <table:table-cell office:value-type="float" office:value="2.63827" calcext:value-type="float">
            <text:p>2.63827</text:p>
          </table:table-cell>
          <table:table-cell office:value-type="float" office:value="0.6877" calcext:value-type="float">
            <text:p>0.6877</text:p>
          </table:table-cell>
          <table:table-cell office:value-type="float" office:value="2.49602" calcext:value-type="float">
            <text:p>2.49602</text:p>
          </table:table-cell>
          <table:table-cell office:value-type="float" office:value="0.697807" calcext:value-type="float">
            <text:p>0.697807</text:p>
          </table:table-cell>
          <table:table-cell office:value-type="float" office:value="2.79526" calcext:value-type="float">
            <text:p>2.79526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2.54092" calcext:value-type="float">
            <text:p>2.54092</text:p>
          </table:table-cell>
          <table:table-cell office:value-type="float" office:value="12.371" calcext:value-type="float">
            <text:p>12.371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2.55619" calcext:value-type="float">
            <text:p>2.55619</text:p>
          </table:table-cell>
          <table:table-cell office:value-type="float" office:value="2.67157" calcext:value-type="float">
            <text:p>2.67157</text:p>
          </table:table-cell>
          <table:table-cell office:value-type="float" office:value="0.946416" calcext:value-type="float">
            <text:p>0.946416</text:p>
          </table:table-cell>
          <table:table-cell office:value-type="float" office:value="18.7716" calcext:value-type="float">
            <text:p>18.7716</text:p>
          </table:table-cell>
          <table:table-cell office:value-type="float" office:value="5.42198" calcext:value-type="float">
            <text:p>5.42198</text:p>
          </table:table-cell>
          <table:table-cell office:value-type="float" office:value="1.23719" calcext:value-type="float">
            <text:p>1.23719</text:p>
          </table:table-cell>
          <table:table-cell office:value-type="float" office:value="2.26854" calcext:value-type="float">
            <text:p>2.26854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481436" calcext:value-type="float">
            <text:p>0.481436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18.9157" calcext:value-type="float">
            <text:p>18.9157</text:p>
          </table:table-cell>
          <table:table-cell office:value-type="float" office:value="2.79176" calcext:value-type="float">
            <text:p>2.79176</text:p>
          </table:table-cell>
          <table:table-cell office:value-type="float" office:value="1.90382" calcext:value-type="float">
            <text:p>1.90382</text:p>
          </table:table-cell>
          <table:table-cell office:value-type="float" office:value="1.6478" calcext:value-type="float">
            <text:p>1.6478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1.00408" calcext:value-type="float">
            <text:p>1.00408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2.14607" calcext:value-type="float">
            <text:p>2.14607</text:p>
          </table:table-cell>
          <table:table-cell office:value-type="float" office:value="2.53314" calcext:value-type="float">
            <text:p>2.53314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0.455652" calcext:value-type="float">
            <text:p>0.455652</text:p>
          </table:table-cell>
          <table:table-cell office:value-type="float" office:value="0.6877" calcext:value-type="float">
            <text:p>0.6877</text:p>
          </table:table-cell>
          <table:table-cell office:value-type="float" office:value="2.64597" calcext:value-type="float">
            <text:p>2.64597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2.53706" calcext:value-type="float">
            <text:p>2.53706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0.950246" calcext:value-type="float">
            <text:p>0.950246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2.03462" calcext:value-type="float">
            <text:p>2.03462</text:p>
          </table:table-cell>
          <table:table-cell office:value-type="float" office:value="0.415896" calcext:value-type="float">
            <text:p>0.415896</text:p>
          </table:table-cell>
          <table:table-cell office:value-type="float" office:value="0.753511" calcext:value-type="float">
            <text:p>0.753511</text:p>
          </table:table-cell>
          <table:table-cell office:value-type="float" office:value="6.10926" calcext:value-type="float">
            <text:p>6.10926</text:p>
          </table:table-cell>
          <table:table-cell office:value-type="float" office:value="1.33205" calcext:value-type="float">
            <text:p>1.33205</text:p>
          </table:table-cell>
          <table:table-cell office:value-type="float" office:value="2.58872" calcext:value-type="float">
            <text:p>2.58872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5.40448" calcext:value-type="float">
            <text:p>5.40448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19.5504" calcext:value-type="float">
            <text:p>19.5504</text:p>
          </table:table-cell>
          <table:table-cell office:value-type="float" office:value="2.13462" calcext:value-type="float">
            <text:p>2.13462</text:p>
          </table:table-cell>
          <table:table-cell office:value-type="float" office:value="0.783279" calcext:value-type="float">
            <text:p>0.783279</text:p>
          </table:table-cell>
          <table:table-cell table:number-columns-repeated="6" office:value-type="float" office:value="3.91037" calcext:value-type="float">
            <text:p>3.9103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2:</text:p>
          </table:table-cell>
          <table:table-cell office:value-type="float" office:value="16.2165" calcext:value-type="float">
            <text:p>16.2165</text:p>
          </table:table-cell>
          <table:table-cell office:value-type="string" calcext:value-type="string">
            <text:p>-</text:p>
          </table:table-cell>
          <table:table-cell office:value-type="float" office:value="16.3831" calcext:value-type="float">
            <text:p>16.38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0.614819" calcext:value-type="float">
            <text:p>0.614819</text:p>
          </table:table-cell>
          <table:table-cell office:value-type="float" office:value="1.7454" calcext:value-type="float">
            <text:p>1.7454</text:p>
          </table:table-cell>
          <table:table-cell office:value-type="float" office:value="1.03103" calcext:value-type="float">
            <text:p>1.03103</text:p>
          </table:table-cell>
          <table:table-cell office:value-type="float" office:value="1.59102" calcext:value-type="float">
            <text:p>1.59102</text:p>
          </table:table-cell>
          <table:table-cell office:value-type="float" office:value="0.250536" calcext:value-type="float">
            <text:p>0.250536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5.2146" calcext:value-type="float">
            <text:p>5.2146</text:p>
          </table:table-cell>
          <table:table-cell office:value-type="float" office:value="2.42947" calcext:value-type="float">
            <text:p>2.42947</text:p>
          </table:table-cell>
          <table:table-cell office:value-type="float" office:value="1.13246" calcext:value-type="float">
            <text:p>1.13246</text:p>
          </table:table-cell>
          <table:table-cell office:value-type="float" office:value="2.03405" calcext:value-type="float">
            <text:p>2.03405</text:p>
          </table:table-cell>
          <table:table-cell office:value-type="float" office:value="4.83796" calcext:value-type="float">
            <text:p>4.83796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3.4236" calcext:value-type="float">
            <text:p>3.4236</text:p>
          </table:table-cell>
          <table:table-cell office:value-type="float" office:value="1.1596" calcext:value-type="float">
            <text:p>1.1596</text:p>
          </table:table-cell>
          <table:table-cell office:value-type="float" office:value="2.28252" calcext:value-type="float">
            <text:p>2.28252</text:p>
          </table:table-cell>
          <table:table-cell office:value-type="float" office:value="0.634432" calcext:value-type="float">
            <text:p>0.634432</text:p>
          </table:table-cell>
          <table:table-cell office:value-type="float" office:value="0.940591" calcext:value-type="float">
            <text:p>0.940591</text:p>
          </table:table-cell>
          <table:table-cell office:value-type="float" office:value="2.47258" calcext:value-type="float">
            <text:p>2.47258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0.406037" calcext:value-type="float">
            <text:p>0.406037</text:p>
          </table:table-cell>
          <table:table-cell office:value-type="float" office:value="0.902561" calcext:value-type="float">
            <text:p>0.902561</text:p>
          </table:table-cell>
          <table:table-cell office:value-type="float" office:value="0.455574" calcext:value-type="float">
            <text:p>0.455574</text:p>
          </table:table-cell>
          <table:table-cell office:value-type="float" office:value="2.13432" calcext:value-type="float">
            <text:p>2.13432</text:p>
          </table:table-cell>
          <table:table-cell office:value-type="float" office:value="18.9177" calcext:value-type="float">
            <text:p>18.9177</text:p>
          </table:table-cell>
          <table:table-cell office:value-type="float" office:value="4.12796" calcext:value-type="float">
            <text:p>4.12796</text:p>
          </table:table-cell>
          <table:table-cell office:value-type="float" office:value="0.611931" calcext:value-type="float">
            <text:p>0.611931</text:p>
          </table:table-cell>
          <table:table-cell office:value-type="float" office:value="0.941061" calcext:value-type="float">
            <text:p>0.941061</text:p>
          </table:table-cell>
          <table:table-cell office:value-type="float" office:value="0" calcext:value-type="float">
            <text:p>0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2.211" calcext:value-type="float">
            <text:p>2.211</text:p>
          </table:table-cell>
          <table:table-cell office:value-type="float" office:value="0.412283" calcext:value-type="float">
            <text:p>0.412283</text:p>
          </table:table-cell>
          <table:table-cell office:value-type="float" office:value="0.482705" calcext:value-type="float">
            <text:p>0.482705</text:p>
          </table:table-cell>
          <table:table-cell office:value-type="float" office:value="0.291083" calcext:value-type="float">
            <text:p>0.291083</text:p>
          </table:table-cell>
          <table:table-cell office:value-type="float" office:value="0.649656" calcext:value-type="float">
            <text:p>0.649656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19.8873" calcext:value-type="float">
            <text:p>19.8873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0.876121" calcext:value-type="float">
            <text:p>0.876121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1.77994" calcext:value-type="float">
            <text:p>1.77994</text:p>
          </table:table-cell>
          <table:table-cell office:value-type="float" office:value="3.89742" calcext:value-type="float">
            <text:p>3.89742</text:p>
          </table:table-cell>
          <table:table-cell office:value-type="float" office:value="1.10435" calcext:value-type="float">
            <text:p>1.10435</text:p>
          </table:table-cell>
          <table:table-cell office:value-type="float" office:value="2.37808" calcext:value-type="float">
            <text:p>2.37808</text:p>
          </table:table-cell>
          <table:table-cell office:value-type="float" office:value="0.679201" calcext:value-type="float">
            <text:p>0.679201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2.8799" calcext:value-type="float">
            <text:p>2.8799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0.393636" calcext:value-type="float">
            <text:p>0.393636</text:p>
          </table:table-cell>
          <table:table-cell office:value-type="float" office:value="0.619473" calcext:value-type="float">
            <text:p>0.619473</text:p>
          </table:table-cell>
          <table:table-cell office:value-type="float" office:value="0.919992" calcext:value-type="float">
            <text:p>0.919992</text:p>
          </table:table-cell>
          <table:table-cell office:value-type="float" office:value="0.852843" calcext:value-type="float">
            <text:p>0.852843</text:p>
          </table:table-cell>
          <table:table-cell office:value-type="float" office:value="1.166" calcext:value-type="float">
            <text:p>1.166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0.53157" calcext:value-type="float">
            <text:p>0.53157</text:p>
          </table:table-cell>
          <table:table-cell office:value-type="float" office:value="1.35479" calcext:value-type="float">
            <text:p>1.35479</text:p>
          </table:table-cell>
          <table:table-cell office:value-type="float" office:value="0.729192" calcext:value-type="float">
            <text:p>0.729192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1.3594" calcext:value-type="float">
            <text:p>1.3594</text:p>
          </table:table-cell>
          <table:table-cell office:value-type="float" office:value="1.35861" calcext:value-type="float">
            <text:p>1.35861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06753" calcext:value-type="float">
            <text:p>2.06753</text:p>
          </table:table-cell>
          <table:table-cell office:value-type="float" office:value="2.75752" calcext:value-type="float">
            <text:p>2.75752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1.97978" calcext:value-type="float">
            <text:p>1.97978</text:p>
          </table:table-cell>
          <table:table-cell office:value-type="float" office:value="0.352808" calcext:value-type="float">
            <text:p>0.352808</text:p>
          </table:table-cell>
          <table:table-cell office:value-type="float" office:value="2.16766" calcext:value-type="float">
            <text:p>2.16766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1.81918" calcext:value-type="float">
            <text:p>1.81918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0.928627" calcext:value-type="float">
            <text:p>0.928627</text:p>
          </table:table-cell>
          <table:table-cell office:value-type="float" office:value="1.75443" calcext:value-type="float">
            <text:p>1.75443</text:p>
          </table:table-cell>
          <table:table-cell office:value-type="float" office:value="3.01721" calcext:value-type="float">
            <text:p>3.01721</text:p>
          </table:table-cell>
          <table:table-cell office:value-type="float" office:value="0.0886712" calcext:value-type="float">
            <text:p>0.0886712</text:p>
          </table:table-cell>
          <table:table-cell office:value-type="float" office:value="19.108" calcext:value-type="float">
            <text:p>19.108</text:p>
          </table:table-cell>
          <table:table-cell office:value-type="float" office:value="5.69736" calcext:value-type="float">
            <text:p>5.69736</text:p>
          </table:table-cell>
          <table:table-cell office:value-type="float" office:value="0.50894" calcext:value-type="float">
            <text:p>0.50894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1.03533" calcext:value-type="float">
            <text:p>1.03533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19.8433" calcext:value-type="float">
            <text:p>19.8433</text:p>
          </table:table-cell>
          <table:table-cell office:value-type="float" office:value="2.08725" calcext:value-type="float">
            <text:p>2.08725</text:p>
          </table:table-cell>
          <table:table-cell office:value-type="float" office:value="0.971748" calcext:value-type="float">
            <text:p>0.971748</text:p>
          </table:table-cell>
          <table:table-cell office:value-type="float" office:value="0.724588" calcext:value-type="float">
            <text:p>0.724588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2.03338" calcext:value-type="float">
            <text:p>2.03338</text:p>
          </table:table-cell>
          <table:table-cell office:value-type="float" office:value="0.911936" calcext:value-type="float">
            <text:p>0.911936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1.93691" calcext:value-type="float">
            <text:p>1.93691</text:p>
          </table:table-cell>
          <table:table-cell office:value-type="float" office:value="3.07378" calcext:value-type="float">
            <text:p>3.07378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0.791309" calcext:value-type="float">
            <text:p>0.791309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1.93009" calcext:value-type="float">
            <text:p>1.93009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1.81328" calcext:value-type="float">
            <text:p>1.81328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1.41771" calcext:value-type="float">
            <text:p>1.41771</text:p>
          </table:table-cell>
          <table:table-cell office:value-type="float" office:value="1.65322" calcext:value-type="float">
            <text:p>1.65322</text:p>
          </table:table-cell>
          <table:table-cell office:value-type="float" office:value="1.88337" calcext:value-type="float">
            <text:p>1.88337</text:p>
          </table:table-cell>
          <table:table-cell office:value-type="float" office:value="1.10866" calcext:value-type="float">
            <text:p>1.10866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6.37279" calcext:value-type="float">
            <text:p>6.37279</text:p>
          </table:table-cell>
          <table:table-cell office:value-type="float" office:value="0.609799" calcext:value-type="float">
            <text:p>0.609799</text:p>
          </table:table-cell>
          <table:table-cell office:value-type="float" office:value="1.81443" calcext:value-type="float">
            <text:p>1.81443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5.68038" calcext:value-type="float">
            <text:p>5.68038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20.4815" calcext:value-type="float">
            <text:p>20.4815</text:p>
          </table:table-cell>
          <table:table-cell office:value-type="float" office:value="1.73796" calcext:value-type="float">
            <text:p>1.73796</text:p>
          </table:table-cell>
          <table:table-cell office:value-type="float" office:value="0.158072" calcext:value-type="float">
            <text:p>0.158072</text:p>
          </table:table-cell>
          <table:table-cell table:number-columns-repeated="6" office:value-type="float" office:value="4.8242" calcext:value-type="float">
            <text:p>4.82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3:</text:p>
          </table:table-cell>
          <table:table-cell office:value-type="float" office:value="14.8769" calcext:value-type="float">
            <text:p>14.8769</text:p>
          </table:table-cell>
          <table:table-cell office:value-type="string" calcext:value-type="string">
            <text:p>-</text:p>
          </table:table-cell>
          <table:table-cell office:value-type="float" office:value="15.0435" calcext:value-type="float">
            <text:p>15.043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2.1607" calcext:value-type="float">
            <text:p>2.1607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19.49" calcext:value-type="float">
            <text:p>19.49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0" calcext:value-type="float">
            <text:p>0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0" calcext:value-type="float">
            <text:p>0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4.8236" calcext:value-type="float">
            <text:p>4.8236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1087" calcext:value-type="float">
            <text:p>5.1087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5.1087" calcext:value-type="float">
            <text:p>5.1087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6.4219" calcext:value-type="float">
            <text:p>6.4219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4.3262" calcext:value-type="float">
            <text:p>4.326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5.45" calcext:value-type="float">
            <text:p>15.45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6.1992" calcext:value-type="float">
            <text:p>6.1992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3.9704" calcext:value-type="float">
            <text:p>3.9704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4.8521" calcext:value-type="float">
            <text:p>4.8521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5.20139" calcext:value-type="float">
            <text:p>5.20139</text:p>
          </table:table-cell>
          <table:table-cell table:number-columns-repeated="6" office:value-type="float" office:value="2.94008" calcext:value-type="float">
            <text:p>2.940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4:</text:p>
          </table:table-cell>
          <table:table-cell office:value-type="float" office:value="9.81515" calcext:value-type="float">
            <text:p>9.81515</text:p>
          </table:table-cell>
          <table:table-cell office:value-type="string" calcext:value-type="string">
            <text:p>-</text:p>
          </table:table-cell>
          <table:table-cell office:value-type="float" office:value="9.98181" calcext:value-type="float">
            <text:p>9.981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1.95564" calcext:value-type="float">
            <text:p>1.95564</text:p>
          </table:table-cell>
          <table:table-cell office:value-type="float" office:value="3.70427" calcext:value-type="float">
            <text:p>3.70427</text:p>
          </table:table-cell>
          <table:table-cell office:value-type="float" office:value="2.28783" calcext:value-type="float">
            <text:p>2.28783</text:p>
          </table:table-cell>
          <table:table-cell office:value-type="float" office:value="1.75211" calcext:value-type="float">
            <text:p>1.75211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4.13158" calcext:value-type="float">
            <text:p>4.13158</text:p>
          </table:table-cell>
          <table:table-cell office:value-type="float" office:value="0.545487" calcext:value-type="float">
            <text:p>0.545487</text:p>
          </table:table-cell>
          <table:table-cell office:value-type="float" office:value="2.29321" calcext:value-type="float">
            <text:p>2.29321</text:p>
          </table:table-cell>
          <table:table-cell office:value-type="float" office:value="0.40103" calcext:value-type="float">
            <text:p>0.40103</text:p>
          </table:table-cell>
          <table:table-cell office:value-type="float" office:value="5.04346" calcext:value-type="float">
            <text:p>5.04346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3.27435" calcext:value-type="float">
            <text:p>3.27435</text:p>
          </table:table-cell>
          <table:table-cell office:value-type="float" office:value="1.83249" calcext:value-type="float">
            <text:p>1.83249</text:p>
          </table:table-cell>
          <table:table-cell office:value-type="float" office:value="2.90324" calcext:value-type="float">
            <text:p>2.90324</text:p>
          </table:table-cell>
          <table:table-cell office:value-type="float" office:value="2.84156" calcext:value-type="float">
            <text:p>2.84156</text:p>
          </table:table-cell>
          <table:table-cell office:value-type="float" office:value="2.49891" calcext:value-type="float">
            <text:p>2.49891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2.3601" calcext:value-type="float">
            <text:p>2.3601</text:p>
          </table:table-cell>
          <table:table-cell office:value-type="float" office:value="1.84084" calcext:value-type="float">
            <text:p>1.84084</text:p>
          </table:table-cell>
          <table:table-cell office:value-type="float" office:value="2.00445" calcext:value-type="float">
            <text:p>2.00445</text:p>
          </table:table-cell>
          <table:table-cell office:value-type="float" office:value="1.98467" calcext:value-type="float">
            <text:p>1.98467</text:p>
          </table:table-cell>
          <table:table-cell office:value-type="float" office:value="1.74559" calcext:value-type="float">
            <text:p>1.74559</text:p>
          </table:table-cell>
          <table:table-cell office:value-type="float" office:value="21.0875" calcext:value-type="float">
            <text:p>21.0875</text:p>
          </table:table-cell>
          <table:table-cell office:value-type="float" office:value="3.42394" calcext:value-type="float">
            <text:p>3.42394</text:p>
          </table:table-cell>
          <table:table-cell office:value-type="float" office:value="2.3601" calcext:value-type="float">
            <text:p>2.3601</text:p>
          </table:table-cell>
          <table:table-cell office:value-type="float" office:value="2.56071" calcext:value-type="float">
            <text:p>2.56071</text:p>
          </table:table-cell>
          <table:table-cell office:value-type="float" office:value="2.211" calcext:value-type="float">
            <text:p>2.211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0" calcext:value-type="float">
            <text:p>0</text:p>
          </table:table-cell>
          <table:table-cell office:value-type="float" office:value="2.44821" calcext:value-type="float">
            <text:p>2.44821</text:p>
          </table:table-cell>
          <table:table-cell office:value-type="float" office:value="1.73008" calcext:value-type="float">
            <text:p>1.73008</text:p>
          </table:table-cell>
          <table:table-cell office:value-type="float" office:value="2.0845" calcext:value-type="float">
            <text:p>2.0845</text:p>
          </table:table-cell>
          <table:table-cell office:value-type="float" office:value="2.11014" calcext:value-type="float">
            <text:p>2.11014</text:p>
          </table:table-cell>
          <table:table-cell office:value-type="float" office:value="2.0669" calcext:value-type="float">
            <text:p>2.0669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20.7578" calcext:value-type="float">
            <text:p>20.7578</text:p>
          </table:table-cell>
          <table:table-cell office:value-type="float" office:value="2.0669" calcext:value-type="float">
            <text:p>2.0669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1.59527" calcext:value-type="float">
            <text:p>1.59527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1.51971" calcext:value-type="float">
            <text:p>1.51971</text:p>
          </table:table-cell>
          <table:table-cell office:value-type="float" office:value="3.64259" calcext:value-type="float">
            <text:p>3.64259</text:p>
          </table:table-cell>
          <table:table-cell office:value-type="float" office:value="2.00465" calcext:value-type="float">
            <text:p>2.00465</text:p>
          </table:table-cell>
          <table:table-cell office:value-type="float" office:value="2.65081" calcext:value-type="float">
            <text:p>2.65081</text:p>
          </table:table-cell>
          <table:table-cell office:value-type="float" office:value="1.98799" calcext:value-type="float">
            <text:p>1.98799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1.29929" calcext:value-type="float">
            <text:p>1.29929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2.00337" calcext:value-type="float">
            <text:p>2.00337</text:p>
          </table:table-cell>
          <table:table-cell office:value-type="float" office:value="2.33041" calcext:value-type="float">
            <text:p>2.33041</text:p>
          </table:table-cell>
          <table:table-cell office:value-type="float" office:value="2.7235" calcext:value-type="float">
            <text:p>2.7235</text:p>
          </table:table-cell>
          <table:table-cell office:value-type="float" office:value="1.94706" calcext:value-type="float">
            <text:p>1.94706</text:p>
          </table:table-cell>
          <table:table-cell office:value-type="float" office:value="2.41034" calcext:value-type="float">
            <text:p>2.41034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2.1285" calcext:value-type="float">
            <text:p>2.1285</text:p>
          </table:table-cell>
          <table:table-cell office:value-type="float" office:value="2.16525" calcext:value-type="float">
            <text:p>2.16525</text:p>
          </table:table-cell>
          <table:table-cell office:value-type="float" office:value="1.73319" calcext:value-type="float">
            <text:p>1.73319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2.27157" calcext:value-type="float">
            <text:p>2.27157</text:p>
          </table:table-cell>
          <table:table-cell office:value-type="float" office:value="2.9441" calcext:value-type="float">
            <text:p>2.9441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0.151977" calcext:value-type="float">
            <text:p>0.151977</text:p>
          </table:table-cell>
          <table:table-cell office:value-type="float" office:value="1.31307" calcext:value-type="float">
            <text:p>1.31307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48312" calcext:value-type="float">
            <text:p>0.48312</text:p>
          </table:table-cell>
          <table:table-cell office:value-type="float" office:value="2.48757" calcext:value-type="float">
            <text:p>2.48757</text:p>
          </table:table-cell>
          <table:table-cell office:value-type="float" office:value="0.846772" calcext:value-type="float">
            <text:p>0.846772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1.125" calcext:value-type="float">
            <text:p>1.125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1.99217" calcext:value-type="float">
            <text:p>1.99217</text:p>
          </table:table-cell>
          <table:table-cell office:value-type="float" office:value="1.4308" calcext:value-type="float">
            <text:p>1.4308</text:p>
          </table:table-cell>
          <table:table-cell office:value-type="float" office:value="1.9803" calcext:value-type="float">
            <text:p>1.9803</text:p>
          </table:table-cell>
          <table:table-cell office:value-type="float" office:value="2.12375" calcext:value-type="float">
            <text:p>2.12375</text:p>
          </table:table-cell>
          <table:table-cell office:value-type="float" office:value="21.2797" calcext:value-type="float">
            <text:p>21.2797</text:p>
          </table:table-cell>
          <table:table-cell office:value-type="float" office:value="4.01099" calcext:value-type="float">
            <text:p>4.01099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1.82845" calcext:value-type="float">
            <text:p>1.82845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2.15296" calcext:value-type="float">
            <text:p>2.15296</text:p>
          </table:table-cell>
          <table:table-cell office:value-type="float" office:value="2.3401" calcext:value-type="float">
            <text:p>2.3401</text:p>
          </table:table-cell>
          <table:table-cell office:value-type="float" office:value="20.7152" calcext:value-type="float">
            <text:p>20.7152</text:p>
          </table:table-cell>
          <table:table-cell office:value-type="float" office:value="1.10665" calcext:value-type="float">
            <text:p>1.10665</text:p>
          </table:table-cell>
          <table:table-cell office:value-type="float" office:value="2.05567" calcext:value-type="float">
            <text:p>2.05567</text:p>
          </table:table-cell>
          <table:table-cell office:value-type="float" office:value="1.97994" calcext:value-type="float">
            <text:p>1.97994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3.65388" calcext:value-type="float">
            <text:p>3.65388</text:p>
          </table:table-cell>
          <table:table-cell office:value-type="float" office:value="3.1049" calcext:value-type="float">
            <text:p>3.1049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0.492392" calcext:value-type="float">
            <text:p>0.492392</text:p>
          </table:table-cell>
          <table:table-cell office:value-type="float" office:value="2.49886" calcext:value-type="float">
            <text:p>2.49886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2.10514" calcext:value-type="float">
            <text:p>2.10514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1.11574" calcext:value-type="float">
            <text:p>1.11574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1.13195" calcext:value-type="float">
            <text:p>1.13195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1.91943" calcext:value-type="float">
            <text:p>1.91943</text:p>
          </table:table-cell>
          <table:table-cell office:value-type="float" office:value="1.18425" calcext:value-type="float">
            <text:p>1.18425</text:p>
          </table:table-cell>
          <table:table-cell office:value-type="float" office:value="0.643186" calcext:value-type="float">
            <text:p>0.643186</text:p>
          </table:table-cell>
          <table:table-cell office:value-type="float" office:value="2.28328" calcext:value-type="float">
            <text:p>2.28328</text:p>
          </table:table-cell>
          <table:table-cell office:value-type="float" office:value="2.33576" calcext:value-type="float">
            <text:p>2.33576</text:p>
          </table:table-cell>
          <table:table-cell office:value-type="float" office:value="4.62608" calcext:value-type="float">
            <text:p>4.62608</text:p>
          </table:table-cell>
          <table:table-cell office:value-type="float" office:value="1.63318" calcext:value-type="float">
            <text:p>1.6331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3.99615" calcext:value-type="float">
            <text:p>3.99615</text:p>
          </table:table-cell>
          <table:table-cell office:value-type="float" office:value="2.3401" calcext:value-type="float">
            <text:p>2.3401</text:p>
          </table:table-cell>
          <table:table-cell office:value-type="float" office:value="21.3038" calcext:value-type="float">
            <text:p>21.3038</text:p>
          </table:table-cell>
          <table:table-cell office:value-type="float" office:value="0.473517" calcext:value-type="float">
            <text:p>0.473517</text:p>
          </table:table-cell>
          <table:table-cell office:value-type="float" office:value="2.23761" calcext:value-type="float">
            <text:p>2.23761</text:p>
          </table:table-cell>
          <table:table-cell table:number-columns-repeated="6" office:value-type="float" office:value="6.04857" calcext:value-type="float">
            <text:p>6.048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5:</text:p>
          </table:table-cell>
          <table:table-cell office:value-type="float" office:value="11.7105" calcext:value-type="float">
            <text:p>11.7105</text:p>
          </table:table-cell>
          <table:table-cell office:value-type="string" calcext:value-type="string">
            <text:p>-</text:p>
          </table:table-cell>
          <table:table-cell office:value-type="float" office:value="11.8771" calcext:value-type="float">
            <text:p>11.877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0.563033" calcext:value-type="float">
            <text:p>0.563033</text:p>
          </table:table-cell>
          <table:table-cell office:value-type="float" office:value="1.35845" calcext:value-type="float">
            <text:p>1.35845</text:p>
          </table:table-cell>
          <table:table-cell office:value-type="float" office:value="0.762206" calcext:value-type="float">
            <text:p>0.762206</text:p>
          </table:table-cell>
          <table:table-cell office:value-type="float" office:value="1.49411" calcext:value-type="float">
            <text:p>1.49411</text:p>
          </table:table-cell>
          <table:table-cell office:value-type="float" office:value="0.216002" calcext:value-type="float">
            <text:p>0.216002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5.09865" calcext:value-type="float">
            <text:p>5.09865</text:p>
          </table:table-cell>
          <table:table-cell office:value-type="float" office:value="2.72851" calcext:value-type="float">
            <text:p>2.72851</text:p>
          </table:table-cell>
          <table:table-cell office:value-type="float" office:value="0.866921" calcext:value-type="float">
            <text:p>0.866921</text:p>
          </table:table-cell>
          <table:table-cell office:value-type="float" office:value="2.32353" calcext:value-type="float">
            <text:p>2.32353</text:p>
          </table:table-cell>
          <table:table-cell office:value-type="float" office:value="4.52279" calcext:value-type="float">
            <text:p>4.52279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3.19716" calcext:value-type="float">
            <text:p>3.19716</text:p>
          </table:table-cell>
          <table:table-cell office:value-type="float" office:value="1.0536" calcext:value-type="float">
            <text:p>1.0536</text:p>
          </table:table-cell>
          <table:table-cell office:value-type="float" office:value="1.98652" calcext:value-type="float">
            <text:p>1.98652</text:p>
          </table:table-cell>
          <table:table-cell office:value-type="float" office:value="0.601985" calcext:value-type="float">
            <text:p>0.601985</text:p>
          </table:table-cell>
          <table:table-cell office:value-type="float" office:value="0.590035" calcext:value-type="float">
            <text:p>0.590035</text:p>
          </table:table-cell>
          <table:table-cell office:value-type="float" office:value="2.46472" calcext:value-type="float">
            <text:p>2.46472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621613" calcext:value-type="float">
            <text:p>0.621613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473568" calcext:value-type="float">
            <text:p>0.473568</text:p>
          </table:table-cell>
          <table:table-cell office:value-type="float" office:value="2.05584" calcext:value-type="float">
            <text:p>2.05584</text:p>
          </table:table-cell>
          <table:table-cell office:value-type="float" office:value="18.6413" calcext:value-type="float">
            <text:p>18.6413</text:p>
          </table:table-cell>
          <table:table-cell office:value-type="float" office:value="3.97036" calcext:value-type="float">
            <text:p>3.97036</text:p>
          </table:table-cell>
          <table:table-cell office:value-type="float" office:value="0.29109" calcext:value-type="float">
            <text:p>0.29109</text:p>
          </table:table-cell>
          <table:table-cell office:value-type="float" office:value="0.571383" calcext:value-type="float">
            <text:p>0.571383</text:p>
          </table:table-cell>
          <table:table-cell office:value-type="float" office:value="0.412283" calcext:value-type="float">
            <text:p>0.412283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2.44821" calcext:value-type="float">
            <text:p>2.44821</text:p>
          </table:table-cell>
          <table:table-cell office:value-type="float" office:value="0" calcext:value-type="float">
            <text:p>0</text:p>
          </table:table-cell>
          <table:table-cell office:value-type="float" office:value="0.795355" calcext:value-type="float">
            <text:p>0.795355</text:p>
          </table:table-cell>
          <table:table-cell office:value-type="float" office:value="0.367367" calcext:value-type="float">
            <text:p>0.367367</text:p>
          </table:table-cell>
          <table:table-cell office:value-type="float" office:value="0.485025" calcext:value-type="float">
            <text:p>0.485025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19.4822" calcext:value-type="float">
            <text:p>19.4822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144952" calcext:value-type="float">
            <text:p>0.144952</text:p>
          </table:table-cell>
          <table:table-cell office:value-type="float" office:value="0.930404" calcext:value-type="float">
            <text:p>0.930404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2.17915" calcext:value-type="float">
            <text:p>2.17915</text:p>
          </table:table-cell>
          <table:table-cell office:value-type="float" office:value="3.67113" calcext:value-type="float">
            <text:p>3.67113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2.13901" calcext:value-type="float">
            <text:p>2.13901</text:p>
          </table:table-cell>
          <table:table-cell office:value-type="float" office:value="1.0911" calcext:value-type="float">
            <text:p>1.0911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2.94715" calcext:value-type="float">
            <text:p>2.94715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44592" calcext:value-type="float">
            <text:p>0.44592</text:p>
          </table:table-cell>
          <table:table-cell office:value-type="float" office:value="0.31754" calcext:value-type="float">
            <text:p>0.31754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0.737299" calcext:value-type="float">
            <text:p>0.737299</text:p>
          </table:table-cell>
          <table:table-cell office:value-type="float" office:value="0.865535" calcext:value-type="float">
            <text:p>0.865535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389639" calcext:value-type="float">
            <text:p>0.389639</text:p>
          </table:table-cell>
          <table:table-cell office:value-type="float" office:value="1.13943" calcext:value-type="float">
            <text:p>1.13943</text:p>
          </table:table-cell>
          <table:table-cell office:value-type="float" office:value="1.12898" calcext:value-type="float">
            <text:p>1.12898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12.888" calcext:value-type="float">
            <text:p>12.888</text:p>
          </table:table-cell>
          <table:table-cell office:value-type="float" office:value="1.11366" calcext:value-type="float">
            <text:p>1.11366</text:p>
          </table:table-cell>
          <table:table-cell office:value-type="float" office:value="0.959364" calcext:value-type="float">
            <text:p>0.95936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2.29884" calcext:value-type="float">
            <text:p>2.29884</text:p>
          </table:table-cell>
          <table:table-cell office:value-type="float" office:value="2.80859" calcext:value-type="float">
            <text:p>2.80859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2.27868" calcext:value-type="float">
            <text:p>2.27868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2.50973" calcext:value-type="float">
            <text:p>2.50973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2.18992" calcext:value-type="float">
            <text:p>2.18992</text:p>
          </table:table-cell>
          <table:table-cell office:value-type="float" office:value="12.888" calcext:value-type="float">
            <text:p>12.888</text:p>
          </table:table-cell>
          <table:table-cell office:value-type="float" office:value="0.781436" calcext:value-type="float">
            <text:p>0.781436</text:p>
          </table:table-cell>
          <table:table-cell office:value-type="float" office:value="2.14871" calcext:value-type="float">
            <text:p>2.14871</text:p>
          </table:table-cell>
          <table:table-cell office:value-type="float" office:value="2.97254" calcext:value-type="float">
            <text:p>2.97254</text:p>
          </table:table-cell>
          <table:table-cell office:value-type="float" office:value="0.45143" calcext:value-type="float">
            <text:p>0.45143</text:p>
          </table:table-cell>
          <table:table-cell office:value-type="float" office:value="18.8331" calcext:value-type="float">
            <text:p>18.8331</text:p>
          </table:table-cell>
          <table:table-cell office:value-type="float" office:value="5.70088" calcext:value-type="float">
            <text:p>5.70088</text:p>
          </table:table-cell>
          <table:table-cell office:value-type="float" office:value="0.848151" calcext:value-type="float">
            <text:p>0.848151</text:p>
          </table:table-cell>
          <table:table-cell office:value-type="float" office:value="1.7862" calcext:value-type="float">
            <text:p>1.7862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16836" calcext:value-type="float">
            <text:p>0.816836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19.4382" calcext:value-type="float">
            <text:p>19.4382</text:p>
          </table:table-cell>
          <table:table-cell office:value-type="float" office:value="2.45456" calcext:value-type="float">
            <text:p>2.45456</text:p>
          </table:table-cell>
          <table:table-cell office:value-type="float" office:value="1.38054" calcext:value-type="float">
            <text:p>1.38054</text:p>
          </table:table-cell>
          <table:table-cell office:value-type="float" office:value="1.13649" calcext:value-type="float">
            <text:p>1.13649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.62144" calcext:value-type="float">
            <text:p>1.62144</text:p>
          </table:table-cell>
          <table:table-cell office:value-type="float" office:value="0.689443" calcext:value-type="float">
            <text:p>0.689443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2.11074" calcext:value-type="float">
            <text:p>2.11074</text:p>
          </table:table-cell>
          <table:table-cell office:value-type="float" office:value="2.94011" calcext:value-type="float">
            <text:p>2.94011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0.605944" calcext:value-type="float">
            <text:p>0.605944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2.29987" calcext:value-type="float">
            <text:p>2.29987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2.18463" calcext:value-type="float">
            <text:p>2.18463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.27507" calcext:value-type="float">
            <text:p>1.27507</text:p>
          </table:table-cell>
          <table:table-cell office:value-type="float" office:value="1.69793" calcext:value-type="float">
            <text:p>1.69793</text:p>
          </table:table-cell>
          <table:table-cell office:value-type="float" office:value="2.0313" calcext:value-type="float">
            <text:p>2.0313</text:p>
          </table:table-cell>
          <table:table-cell office:value-type="float" office:value="0.845201" calcext:value-type="float">
            <text:p>0.845201</text:p>
          </table:table-cell>
          <table:table-cell office:value-type="float" office:value="0.203449" calcext:value-type="float">
            <text:p>0.203449</text:p>
          </table:table-cell>
          <table:table-cell office:value-type="float" office:value="6.38358" calcext:value-type="float">
            <text:p>6.38358</text:p>
          </table:table-cell>
          <table:table-cell office:value-type="float" office:value="0.953037" calcext:value-type="float">
            <text:p>0.953037</text:p>
          </table:table-cell>
          <table:table-cell office:value-type="float" office:value="2.20137" calcext:value-type="float">
            <text:p>2.20137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5.68361" calcext:value-type="float">
            <text:p>5.68361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20.0782" calcext:value-type="float">
            <text:p>20.0782</text:p>
          </table:table-cell>
          <table:table-cell office:value-type="float" office:value="1.98469" calcext:value-type="float">
            <text:p>1.98469</text:p>
          </table:table-cell>
          <table:table-cell office:value-type="float" office:value="0.274137" calcext:value-type="float">
            <text:p>0.274137</text:p>
          </table:table-cell>
          <table:table-cell table:number-columns-repeated="6" office:value-type="float" office:value="4.41588" calcext:value-type="float">
            <text:p>4.415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6:</text:p>
          </table:table-cell>
          <table:table-cell office:value-type="float" office:value="15.2371" calcext:value-type="float">
            <text:p>15.2371</text:p>
          </table:table-cell>
          <table:table-cell office:value-type="string" calcext:value-type="string">
            <text:p>-</text:p>
          </table:table-cell>
          <table:table-cell office:value-type="float" office:value="15.4038" calcext:value-type="float">
            <text:p>15.40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2.15035" calcext:value-type="float">
            <text:p>2.15035</text:p>
          </table:table-cell>
          <table:table-cell office:value-type="float" office:value="1.10214" calcext:value-type="float">
            <text:p>1.10214</text:p>
          </table:table-cell>
          <table:table-cell office:value-type="float" office:value="1.38179" calcext:value-type="float">
            <text:p>1.38179</text:p>
          </table:table-cell>
          <table:table-cell office:value-type="float" office:value="0.579365" calcext:value-type="float">
            <text:p>0.579365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4.94454" calcext:value-type="float">
            <text:p>4.94454</text:p>
          </table:table-cell>
          <table:table-cell office:value-type="float" office:value="1.95264" calcext:value-type="float">
            <text:p>1.95264</text:p>
          </table:table-cell>
          <table:table-cell office:value-type="float" office:value="1.18269" calcext:value-type="float">
            <text:p>1.18269</text:p>
          </table:table-cell>
          <table:table-cell office:value-type="float" office:value="1.55412" calcext:value-type="float">
            <text:p>1.55412</text:p>
          </table:table-cell>
          <table:table-cell office:value-type="float" office:value="4.83417" calcext:value-type="float">
            <text:p>4.83417</text:p>
          </table:table-cell>
          <table:table-cell office:value-type="float" office:value="1.4329" calcext:value-type="float">
            <text:p>1.4329</text:p>
          </table:table-cell>
          <table:table-cell office:value-type="float" office:value="3.30213" calcext:value-type="float">
            <text:p>3.30213</text:p>
          </table:table-cell>
          <table:table-cell office:value-type="float" office:value="1.01112" calcext:value-type="float">
            <text:p>1.01112</text:p>
          </table:table-cell>
          <table:table-cell office:value-type="float" office:value="2.29018" calcext:value-type="float">
            <text:p>2.29018</text:p>
          </table:table-cell>
          <table:table-cell office:value-type="float" office:value="1.11157" calcext:value-type="float">
            <text:p>1.11157</text:p>
          </table:table-cell>
          <table:table-cell office:value-type="float" office:value="1.13535" calcext:value-type="float">
            <text:p>1.13535</text:p>
          </table:table-cell>
          <table:table-cell office:value-type="float" office:value="2.13263" calcext:value-type="float">
            <text:p>2.13263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0.21604" calcext:value-type="float">
            <text:p>0.21604</text:p>
          </table:table-cell>
          <table:table-cell office:value-type="float" office:value="0.860752" calcext:value-type="float">
            <text:p>0.860752</text:p>
          </table:table-cell>
          <table:table-cell office:value-type="float" office:value="0.464828" calcext:value-type="float">
            <text:p>0.464828</text:p>
          </table:table-cell>
          <table:table-cell office:value-type="float" office:value="1.87382" calcext:value-type="float">
            <text:p>1.87382</text:p>
          </table:table-cell>
          <table:table-cell office:value-type="float" office:value="19.3965" calcext:value-type="float">
            <text:p>19.3965</text:p>
          </table:table-cell>
          <table:table-cell office:value-type="float" office:value="3.91192" calcext:value-type="float">
            <text:p>3.91192</text:p>
          </table:table-cell>
          <table:table-cell office:value-type="float" office:value="0.847944" calcext:value-type="float">
            <text:p>0.847944</text:p>
          </table:table-cell>
          <table:table-cell office:value-type="float" office:value="1.16491" calcext:value-type="float">
            <text:p>1.16491</text:p>
          </table:table-cell>
          <table:table-cell office:value-type="float" office:value="0.482705" calcext:value-type="float">
            <text:p>0.482705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1.73008" calcext:value-type="float">
            <text:p>1.73008</text:p>
          </table:table-cell>
          <table:table-cell office:value-type="float" office:value="0.795355" calcext:value-type="float">
            <text:p>0.795355</text:p>
          </table:table-cell>
          <table:table-cell office:value-type="float" office:value="0" calcext:value-type="float">
            <text:p>0</text:p>
          </table:table-cell>
          <table:table-cell office:value-type="float" office:value="0.446854" calcext:value-type="float">
            <text:p>0.446854</text:p>
          </table:table-cell>
          <table:table-cell office:value-type="float" office:value="0.716858" calcext:value-type="float">
            <text:p>0.716858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20.0935" calcext:value-type="float">
            <text:p>20.0935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821727" calcext:value-type="float">
            <text:p>0.821727</text:p>
          </table:table-cell>
          <table:table-cell office:value-type="float" office:value="0.601417" calcext:value-type="float">
            <text:p>0.601417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1.43551" calcext:value-type="float">
            <text:p>1.43551</text:p>
          </table:table-cell>
          <table:table-cell office:value-type="float" office:value="3.76877" calcext:value-type="float">
            <text:p>3.76877</text:p>
          </table:table-cell>
          <table:table-cell office:value-type="float" office:value="1.03495" calcext:value-type="float">
            <text:p>1.03495</text:p>
          </table:table-cell>
          <table:table-cell office:value-type="float" office:value="2.29943" calcext:value-type="float">
            <text:p>2.29943</text:p>
          </table:table-cell>
          <table:table-cell office:value-type="float" office:value="0.588098" calcext:value-type="float">
            <text:p>0.588098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2.47302" calcext:value-type="float">
            <text:p>2.47302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432519" calcext:value-type="float">
            <text:p>0.432519</text:p>
          </table:table-cell>
          <table:table-cell office:value-type="float" office:value="0.834698" calcext:value-type="float">
            <text:p>0.834698</text:p>
          </table:table-cell>
          <table:table-cell office:value-type="float" office:value="1.22769" calcext:value-type="float">
            <text:p>1.22769</text:p>
          </table:table-cell>
          <table:table-cell office:value-type="float" office:value="0.78611" calcext:value-type="float">
            <text:p>0.78611</text:p>
          </table:table-cell>
          <table:table-cell office:value-type="float" office:value="1.25799" calcext:value-type="float">
            <text:p>1.25799</text:p>
          </table:table-cell>
          <table:table-cell office:value-type="float" office:value="1.4329" calcext:value-type="float">
            <text:p>1.4329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64321" calcext:value-type="float">
            <text:p>0.64321</text:p>
          </table:table-cell>
          <table:table-cell office:value-type="float" office:value="1.3111" calcext:value-type="float">
            <text:p>1.3111</text:p>
          </table:table-cell>
          <table:table-cell office:value-type="float" office:value="0.450822" calcext:value-type="float">
            <text:p>0.450822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1.35434" calcext:value-type="float">
            <text:p>1.35434</text:p>
          </table:table-cell>
          <table:table-cell office:value-type="float" office:value="1.61067" calcext:value-type="float">
            <text:p>1.61067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1.58794" calcext:value-type="float">
            <text:p>1.58794</text:p>
          </table:table-cell>
          <table:table-cell office:value-type="float" office:value="2.36387" calcext:value-type="float">
            <text:p>2.36387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1.5022" calcext:value-type="float">
            <text:p>1.5022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1.71477" calcext:value-type="float">
            <text:p>1.71477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1.40196" calcext:value-type="float">
            <text:p>1.40196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0.876875" calcext:value-type="float">
            <text:p>0.876875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2.69997" calcext:value-type="float">
            <text:p>2.69997</text:p>
          </table:table-cell>
          <table:table-cell office:value-type="float" office:value="0.397452" calcext:value-type="float">
            <text:p>0.397452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5.31879" calcext:value-type="float">
            <text:p>5.31879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1.13635" calcext:value-type="float">
            <text:p>1.13635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1.04369" calcext:value-type="float">
            <text:p>1.04369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20.0497" calcext:value-type="float">
            <text:p>20.0497</text:p>
          </table:table-cell>
          <table:table-cell office:value-type="float" office:value="1.66365" calcext:value-type="float">
            <text:p>1.66365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0.621142" calcext:value-type="float">
            <text:p>0.621142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2.33254" calcext:value-type="float">
            <text:p>2.33254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1.47802" calcext:value-type="float">
            <text:p>1.47802</text:p>
          </table:table-cell>
          <table:table-cell office:value-type="float" office:value="2.84624" calcext:value-type="float">
            <text:p>2.84624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0.823843" calcext:value-type="float">
            <text:p>0.82384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1.51082" calcext:value-type="float">
            <text:p>1.51082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1.39713" calcext:value-type="float">
            <text:p>1.39713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1.27776" calcext:value-type="float">
            <text:p>1.27776</text:p>
          </table:table-cell>
          <table:table-cell office:value-type="float" office:value="1.29468" calcext:value-type="float">
            <text:p>1.29468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15991" calcext:value-type="float">
            <text:p>1.15991</text:p>
          </table:table-cell>
          <table:table-cell office:value-type="float" office:value="0.635289" calcext:value-type="float">
            <text:p>0.635289</text:p>
          </table:table-cell>
          <table:table-cell office:value-type="float" office:value="5.98681" calcext:value-type="float">
            <text:p>5.98681</text:p>
          </table:table-cell>
          <table:table-cell office:value-type="float" office:value="0.167577" calcext:value-type="float">
            <text:p>0.167577</text:p>
          </table:table-cell>
          <table:table-cell office:value-type="float" office:value="1.43064" calcext:value-type="float">
            <text:p>1.43064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5.30209" calcext:value-type="float">
            <text:p>5.30209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20.6776" calcext:value-type="float">
            <text:p>20.6776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0.538363" calcext:value-type="float">
            <text:p>0.538363</text:p>
          </table:table-cell>
          <table:table-cell table:number-columns-repeated="6" office:value-type="float" office:value="5.06611" calcext:value-type="float">
            <text:p>5.066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7:</text:p>
          </table:table-cell>
          <table:table-cell office:value-type="float" office:value="9.43388" calcext:value-type="float">
            <text:p>9.43388</text:p>
          </table:table-cell>
          <table:table-cell office:value-type="string" calcext:value-type="string">
            <text:p>-</text:p>
          </table:table-cell>
          <table:table-cell office:value-type="float" office:value="9.60055" calcext:value-type="float">
            <text:p>9.6005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0.324407" calcext:value-type="float">
            <text:p>0.324407</text:p>
          </table:table-cell>
          <table:table-cell office:value-type="float" office:value="1.70764" calcext:value-type="float">
            <text:p>1.70764</text:p>
          </table:table-cell>
          <table:table-cell office:value-type="float" office:value="0.764384" calcext:value-type="float">
            <text:p>0.764384</text:p>
          </table:table-cell>
          <table:table-cell office:value-type="float" office:value="1.3043" calcext:value-type="float">
            <text:p>1.3043</text:p>
          </table:table-cell>
          <table:table-cell office:value-type="float" office:value="0.164492" calcext:value-type="float">
            <text:p>0.164492</text:p>
          </table:table-cell>
          <table:table-cell office:value-type="float" office:value="2.3617" calcext:value-type="float">
            <text:p>2.3617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4.92961" calcext:value-type="float">
            <text:p>4.92961</text:p>
          </table:table-cell>
          <table:table-cell office:value-type="float" office:value="2.3617" calcext:value-type="float">
            <text:p>2.3617</text:p>
          </table:table-cell>
          <table:table-cell office:value-type="float" office:value="0.861836" calcext:value-type="float">
            <text:p>0.861836</text:p>
          </table:table-cell>
          <table:table-cell office:value-type="float" office:value="1.95636" calcext:value-type="float">
            <text:p>1.95636</text:p>
          </table:table-cell>
          <table:table-cell office:value-type="float" office:value="4.56844" calcext:value-type="float">
            <text:p>4.56844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3.13445" calcext:value-type="float">
            <text:p>3.13445</text:p>
          </table:table-cell>
          <table:table-cell office:value-type="float" office:value="0.869934" calcext:value-type="float">
            <text:p>0.869934</text:p>
          </table:table-cell>
          <table:table-cell office:value-type="float" office:value="2.01084" calcext:value-type="float">
            <text:p>2.01084</text:p>
          </table:table-cell>
          <table:table-cell office:value-type="float" office:value="0.840459" calcext:value-type="float">
            <text:p>0.840459</text:p>
          </table:table-cell>
          <table:table-cell office:value-type="float" office:value="0.72446" calcext:value-type="float">
            <text:p>0.72446</text:p>
          </table:table-cell>
          <table:table-cell office:value-type="float" office:value="2.20995" calcext:value-type="float">
            <text:p>2.20995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255618" calcext:value-type="float">
            <text:p>0.255618</text:p>
          </table:table-cell>
          <table:table-cell office:value-type="float" office:value="0.612647" calcext:value-type="float">
            <text:p>0.612647</text:p>
          </table:table-cell>
          <table:table-cell office:value-type="float" office:value="0.168637" calcext:value-type="float">
            <text:p>0.168637</text:p>
          </table:table-cell>
          <table:table-cell office:value-type="float" office:value="1.85248" calcext:value-type="float">
            <text:p>1.85248</text:p>
          </table:table-cell>
          <table:table-cell office:value-type="float" office:value="19.0073" calcext:value-type="float">
            <text:p>19.0073</text:p>
          </table:table-cell>
          <table:table-cell office:value-type="float" office:value="3.83797" calcext:value-type="float">
            <text:p>3.83797</text:p>
          </table:table-cell>
          <table:table-cell office:value-type="float" office:value="0.412284" calcext:value-type="float">
            <text:p>0.412284</text:p>
          </table:table-cell>
          <table:table-cell office:value-type="float" office:value="0.742283" calcext:value-type="float">
            <text:p>0.742283</text:p>
          </table:table-cell>
          <table:table-cell office:value-type="float" office:value="0.291083" calcext:value-type="float">
            <text:p>0.291083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2.0845" calcext:value-type="float">
            <text:p>2.0845</text:p>
          </table:table-cell>
          <table:table-cell office:value-type="float" office:value="0.367367" calcext:value-type="float">
            <text:p>0.367367</text:p>
          </table:table-cell>
          <table:table-cell office:value-type="float" office:value="0.446854" calcext:value-type="float">
            <text:p>0.446854</text:p>
          </table:table-cell>
          <table:table-cell office:value-type="float" office:value="0" calcext:value-type="float">
            <text:p>0</text:p>
          </table:table-cell>
          <table:table-cell office:value-type="float" office:value="0.369611" calcext:value-type="float">
            <text:p>0.369611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19.6995" calcext:value-type="float">
            <text:p>19.6995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436695" calcext:value-type="float">
            <text:p>0.436695</text:p>
          </table:table-cell>
          <table:table-cell office:value-type="float" office:value="0.622213" calcext:value-type="float">
            <text:p>0.622213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1.87127" calcext:value-type="float">
            <text:p>1.87127</text:p>
          </table:table-cell>
          <table:table-cell office:value-type="float" office:value="3.60802" calcext:value-type="float">
            <text:p>3.60802</text:p>
          </table:table-cell>
          <table:table-cell office:value-type="float" office:value="0.814174" calcext:value-type="float">
            <text:p>0.814174</text:p>
          </table:table-cell>
          <table:table-cell office:value-type="float" office:value="2.0917" calcext:value-type="float">
            <text:p>2.0917</text:p>
          </table:table-cell>
          <table:table-cell office:value-type="float" office:value="0.87277" calcext:value-type="float">
            <text:p>0.87277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2.64765" calcext:value-type="float">
            <text:p>2.64765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110723" calcext:value-type="float">
            <text:p>0.110723</text:p>
          </table:table-cell>
          <table:table-cell office:value-type="float" office:value="0.40547" calcext:value-type="float">
            <text:p>0.40547</text:p>
          </table:table-cell>
          <table:table-cell office:value-type="float" office:value="0.78331" calcext:value-type="float">
            <text:p>0.78331</text:p>
          </table:table-cell>
          <table:table-cell office:value-type="float" office:value="0.561765" calcext:value-type="float">
            <text:p>0.561765</text:p>
          </table:table-cell>
          <table:table-cell office:value-type="float" office:value="0.908718" calcext:value-type="float">
            <text:p>0.908718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257393" calcext:value-type="float">
            <text:p>0.257393</text:p>
          </table:table-cell>
          <table:table-cell office:value-type="float" office:value="1.06862" calcext:value-type="float">
            <text:p>1.06862</text:p>
          </table:table-cell>
          <table:table-cell office:value-type="float" office:value="0.840581" calcext:value-type="float">
            <text:p>0.840581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1.07927" calcext:value-type="float">
            <text:p>1.07927</text:p>
          </table:table-cell>
          <table:table-cell office:value-type="float" office:value="1.18368" calcext:value-type="float">
            <text:p>1.18368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1.93586" calcext:value-type="float">
            <text:p>1.93586</text:p>
          </table:table-cell>
          <table:table-cell office:value-type="float" office:value="2.51782" calcext:value-type="float">
            <text:p>2.5178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1.91215" calcext:value-type="float">
            <text:p>1.91215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2.152" calcext:value-type="float">
            <text:p>2.152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1.84871" calcext:value-type="float">
            <text:p>1.84871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0.638329" calcext:value-type="float">
            <text:p>0.638329</text:p>
          </table:table-cell>
          <table:table-cell office:value-type="float" office:value="1.83269" calcext:value-type="float">
            <text:p>1.83269</text:p>
          </table:table-cell>
          <table:table-cell office:value-type="float" office:value="2.7451" calcext:value-type="float">
            <text:p>2.7451</text:p>
          </table:table-cell>
          <table:table-cell office:value-type="float" office:value="0.244759" calcext:value-type="float">
            <text:p>0.244759</text:p>
          </table:table-cell>
          <table:table-cell office:value-type="float" office:value="19.1989" calcext:value-type="float">
            <text:p>19.1989</text:p>
          </table:table-cell>
          <table:table-cell office:value-type="float" office:value="5.44293" calcext:value-type="float">
            <text:p>5.44293</text:p>
          </table:table-cell>
          <table:table-cell office:value-type="float" office:value="0.510528" calcext:value-type="float">
            <text:p>0.510528</text:p>
          </table:table-cell>
          <table:table-cell office:value-type="float" office:value="1.52632" calcext:value-type="float">
            <text:p>1.5263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19.6557" calcext:value-type="float">
            <text:p>19.6557</text:p>
          </table:table-cell>
          <table:table-cell office:value-type="float" office:value="2.10972" calcext:value-type="float">
            <text:p>2.10972</text:p>
          </table:table-cell>
          <table:table-cell office:value-type="float" office:value="1.17632" calcext:value-type="float">
            <text:p>1.17632</text:p>
          </table:table-cell>
          <table:table-cell office:value-type="float" office:value="0.916282" calcext:value-type="float">
            <text:p>0.916282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.89517" calcext:value-type="float">
            <text:p>1.89517</text:p>
          </table:table-cell>
          <table:table-cell office:value-type="float" office:value="1.02938" calcext:value-type="float">
            <text:p>1.02938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1.7616" calcext:value-type="float">
            <text:p>1.7616</text:p>
          </table:table-cell>
          <table:table-cell office:value-type="float" office:value="2.78533" calcext:value-type="float">
            <text:p>2.78533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0.508886" calcext:value-type="float">
            <text:p>0.508886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1.9574" calcext:value-type="float">
            <text:p>1.9574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1.84392" calcext:value-type="float">
            <text:p>1.84392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.12677" calcext:value-type="float">
            <text:p>1.12677</text:p>
          </table:table-cell>
          <table:table-cell office:value-type="float" office:value="1.40597" calcext:value-type="float">
            <text:p>1.40597</text:p>
          </table:table-cell>
          <table:table-cell office:value-type="float" office:value="1.69094" calcext:value-type="float">
            <text:p>1.69094</text:p>
          </table:table-cell>
          <table:table-cell office:value-type="float" office:value="0.837896" calcext:value-type="float">
            <text:p>0.837896</text:p>
          </table:table-cell>
          <table:table-cell office:value-type="float" office:value="0.272713" calcext:value-type="float">
            <text:p>0.272713</text:p>
          </table:table-cell>
          <table:table-cell office:value-type="float" office:value="6.12132" calcext:value-type="float">
            <text:p>6.12132</text:p>
          </table:table-cell>
          <table:table-cell office:value-type="float" office:value="0.612366" calcext:value-type="float">
            <text:p>0.612366</text:p>
          </table:table-cell>
          <table:table-cell office:value-type="float" office:value="1.87522" calcext:value-type="float">
            <text:p>1.87522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5.42584" calcext:value-type="float">
            <text:p>5.42584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20.2886" calcext:value-type="float">
            <text:p>20.2886</text:p>
          </table:table-cell>
          <table:table-cell office:value-type="float" office:value="1.61899" calcext:value-type="float">
            <text:p>1.61899</text:p>
          </table:table-cell>
          <table:table-cell office:value-type="float" office:value="0.190031" calcext:value-type="float">
            <text:p>0.190031</text:p>
          </table:table-cell>
          <table:table-cell table:number-columns-repeated="6" office:value-type="float" office:value="4.6526" calcext:value-type="float">
            <text:p>4.65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8:</text:p>
          </table:table-cell>
          <table:table-cell office:value-type="float" office:value="14.8397" calcext:value-type="float">
            <text:p>14.8397</text:p>
          </table:table-cell>
          <table:table-cell office:value-type="string" calcext:value-type="string">
            <text:p>-</text:p>
          </table:table-cell>
          <table:table-cell office:value-type="float" office:value="15.0063" calcext:value-type="float">
            <text:p>15.006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0.164957" calcext:value-type="float">
            <text:p>0.164957</text:p>
          </table:table-cell>
          <table:table-cell office:value-type="float" office:value="1.595" calcext:value-type="float">
            <text:p>1.595</text:p>
          </table:table-cell>
          <table:table-cell office:value-type="float" office:value="0.399442" calcext:value-type="float">
            <text:p>0.399442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429045" calcext:value-type="float">
            <text:p>0.429045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4.62477" calcext:value-type="float">
            <text:p>4.62477</text:p>
          </table:table-cell>
          <table:table-cell office:value-type="float" office:value="2.45959" calcext:value-type="float">
            <text:p>2.45959</text:p>
          </table:table-cell>
          <table:table-cell office:value-type="float" office:value="0.49365" calcext:value-type="float">
            <text:p>0.49365</text:p>
          </table:table-cell>
          <table:table-cell office:value-type="float" office:value="2.05135" calcext:value-type="float">
            <text:p>2.05135</text:p>
          </table:table-cell>
          <table:table-cell office:value-type="float" office:value="4.19902" calcext:value-type="float">
            <text:p>4.19902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2.77765" calcext:value-type="float">
            <text:p>2.77765</text:p>
          </table:table-cell>
          <table:table-cell office:value-type="float" office:value="0.569048" calcext:value-type="float">
            <text:p>0.569048</text:p>
          </table:table-cell>
          <table:table-cell office:value-type="float" office:value="1.64136" calcext:value-type="float">
            <text:p>1.64136</text:p>
          </table:table-cell>
          <table:table-cell office:value-type="float" office:value="1.08036" calcext:value-type="float">
            <text:p>1.08036</text:p>
          </table:table-cell>
          <table:table-cell office:value-type="float" office:value="0.435059" calcext:value-type="float">
            <text:p>0.435059</text:p>
          </table:table-cell>
          <table:table-cell office:value-type="float" office:value="1.98312" calcext:value-type="float">
            <text:p>1.98312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502192" calcext:value-type="float">
            <text:p>0.502192</text:p>
          </table:table-cell>
          <table:table-cell office:value-type="float" office:value="0.272523" calcext:value-type="float">
            <text:p>0.272523</text:p>
          </table:table-cell>
          <table:table-cell office:value-type="float" office:value="0.256196" calcext:value-type="float">
            <text:p>0.256196</text:p>
          </table:table-cell>
          <table:table-cell office:value-type="float" office:value="1.57166" calcext:value-type="float">
            <text:p>1.57166</text:p>
          </table:table-cell>
          <table:table-cell office:value-type="float" office:value="18.993" calcext:value-type="float">
            <text:p>18.993</text:p>
          </table:table-cell>
          <table:table-cell office:value-type="float" office:value="3.51035" calcext:value-type="float">
            <text:p>3.51035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479868" calcext:value-type="float">
            <text:p>0.479868</text:p>
          </table:table-cell>
          <table:table-cell office:value-type="float" office:value="0.649656" calcext:value-type="float">
            <text:p>0.649656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2.11014" calcext:value-type="float">
            <text:p>2.11014</text:p>
          </table:table-cell>
          <table:table-cell office:value-type="float" office:value="0.485025" calcext:value-type="float">
            <text:p>0.485025</text:p>
          </table:table-cell>
          <table:table-cell office:value-type="float" office:value="0.716858" calcext:value-type="float">
            <text:p>0.716858</text:p>
          </table:table-cell>
          <table:table-cell office:value-type="float" office:value="0.369611" calcext:value-type="float">
            <text:p>0.369611</text:p>
          </table:table-cell>
          <table:table-cell office:value-type="float" office:value="0" calcext:value-type="float">
            <text:p>0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.621854" calcext:value-type="float">
            <text:p>0.621854</text:p>
          </table:table-cell>
          <table:table-cell office:value-type="float" office:value="0.518899" calcext:value-type="float">
            <text:p>0.518899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2.14336" calcext:value-type="float">
            <text:p>2.14336</text:p>
          </table:table-cell>
          <table:table-cell office:value-type="float" office:value="3.25189" calcext:value-type="float">
            <text:p>3.25189</text:p>
          </table:table-cell>
          <table:table-cell office:value-type="float" office:value="0.469646" calcext:value-type="float">
            <text:p>0.469646</text:p>
          </table:table-cell>
          <table:table-cell office:value-type="float" office:value="1.72906" calcext:value-type="float">
            <text:p>1.72906</text:p>
          </table:table-cell>
          <table:table-cell office:value-type="float" office:value="1.22727" calcext:value-type="float">
            <text:p>1.22727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2.48391" calcext:value-type="float">
            <text:p>2.48391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305174" calcext:value-type="float">
            <text:p>0.305174</text:p>
          </table:table-cell>
          <table:table-cell office:value-type="float" office:value="0.229858" calcext:value-type="float">
            <text:p>0.229858</text:p>
          </table:table-cell>
          <table:table-cell office:value-type="float" office:value="0.614328" calcext:value-type="float">
            <text:p>0.614328</text:p>
          </table:table-cell>
          <table:table-cell office:value-type="float" office:value="0.252542" calcext:value-type="float">
            <text:p>0.252542</text:p>
          </table:table-cell>
          <table:table-cell office:value-type="float" office:value="0.550009" calcext:value-type="float">
            <text:p>0.550009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119166" calcext:value-type="float">
            <text:p>0.119166</text:p>
          </table:table-cell>
          <table:table-cell office:value-type="float" office:value="0.706313" calcext:value-type="float">
            <text:p>0.706313</text:p>
          </table:table-cell>
          <table:table-cell office:value-type="float" office:value="1.1578" calcext:value-type="float">
            <text:p>1.1578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0.710635" calcext:value-type="float">
            <text:p>0.710635</text:p>
          </table:table-cell>
          <table:table-cell office:value-type="float" office:value="0.917839" calcext:value-type="float">
            <text:p>0.917839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1.95822" calcext:value-type="float">
            <text:p>1.95822</text:p>
          </table:table-cell>
          <table:table-cell office:value-type="float" office:value="2.34025" calcext:value-type="float">
            <text:p>2.34025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2.02099" calcext:value-type="float">
            <text:p>2.02099</text:p>
          </table:table-cell>
          <table:table-cell office:value-type="float" office:value="0.601525" calcext:value-type="float">
            <text:p>0.601525</text:p>
          </table:table-cell>
          <table:table-cell office:value-type="float" office:value="2.31544" calcext:value-type="float">
            <text:p>2.31544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2.06582" calcext:value-type="float">
            <text:p>2.06582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0.301002" calcext:value-type="float">
            <text:p>0.301002</text:p>
          </table:table-cell>
          <table:table-cell office:value-type="float" office:value="2.09451" calcext:value-type="float">
            <text:p>2.09451</text:p>
          </table:table-cell>
          <table:table-cell office:value-type="float" office:value="2.48751" calcext:value-type="float">
            <text:p>2.48751</text:p>
          </table:table-cell>
          <table:table-cell office:value-type="float" office:value="0.613844" calcext:value-type="float">
            <text:p>0.613844</text:p>
          </table:table-cell>
          <table:table-cell office:value-type="float" office:value="19.1863" calcext:value-type="float">
            <text:p>19.1863</text:p>
          </table:table-cell>
          <table:table-cell office:value-type="float" office:value="5.21785" calcext:value-type="float">
            <text:p>5.21785</text:p>
          </table:table-cell>
          <table:table-cell office:value-type="float" office:value="0.793526" calcext:value-type="float">
            <text:p>0.793526</text:p>
          </table:table-cell>
          <table:table-cell office:value-type="float" office:value="1.84831" calcext:value-type="float">
            <text:p>1.848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385756" calcext:value-type="float">
            <text:p>0.385756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19.3334" calcext:value-type="float">
            <text:p>19.3334</text:p>
          </table:table-cell>
          <table:table-cell office:value-type="float" office:value="2.31425" calcext:value-type="float">
            <text:p>2.31425</text:p>
          </table:table-cell>
          <table:table-cell office:value-type="float" office:value="1.53065" calcext:value-type="float">
            <text:p>1.53065</text:p>
          </table:table-cell>
          <table:table-cell office:value-type="float" office:value="1.26925" calcext:value-type="float">
            <text:p>1.26925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.65113" calcext:value-type="float">
            <text:p>1.65113</text:p>
          </table:table-cell>
          <table:table-cell office:value-type="float" office:value="1.15441" calcext:value-type="float">
            <text:p>1.15441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1.72174" calcext:value-type="float">
            <text:p>1.72174</text:p>
          </table:table-cell>
          <table:table-cell office:value-type="float" office:value="2.46936" calcext:value-type="float">
            <text:p>2.46936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0.14189" calcext:value-type="float">
            <text:p>0.14189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2.16986" calcext:value-type="float">
            <text:p>2.16986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2.0622" calcext:value-type="float">
            <text:p>2.0622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0.800353" calcext:value-type="float">
            <text:p>0.800353</text:p>
          </table:table-cell>
          <table:table-cell office:value-type="float" office:value="1.23772" calcext:value-type="float">
            <text:p>1.23772</text:p>
          </table:table-cell>
          <table:table-cell office:value-type="float" office:value="1.62409" calcext:value-type="float">
            <text:p>1.62409</text:p>
          </table:table-cell>
          <table:table-cell office:value-type="float" office:value="0.469741" calcext:value-type="float">
            <text:p>0.469741</text:p>
          </table:table-cell>
          <table:table-cell office:value-type="float" office:value="0.545306" calcext:value-type="float">
            <text:p>0.545306</text:p>
          </table:table-cell>
          <table:table-cell office:value-type="float" office:value="5.9012" calcext:value-type="float">
            <text:p>5.9012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2.12091" calcext:value-type="float">
            <text:p>2.12091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5.20055" calcext:value-type="float">
            <text:p>5.20055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19.9621" calcext:value-type="float">
            <text:p>19.9621</text:p>
          </table:table-cell>
          <table:table-cell office:value-type="float" office:value="1.67084" calcext:value-type="float">
            <text:p>1.67084</text:p>
          </table:table-cell>
          <table:table-cell office:value-type="float" office:value="0.51086" calcext:value-type="float">
            <text:p>0.51086</text:p>
          </table:table-cell>
          <table:table-cell table:number-columns-repeated="6" office:value-type="float" office:value="4.3518" calcext:value-type="float">
            <text:p>4.35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39:</text:p>
          </table:table-cell>
          <table:table-cell office:value-type="float" office:value="15.2371" calcext:value-type="float">
            <text:p>15.2371</text:p>
          </table:table-cell>
          <table:table-cell office:value-type="string" calcext:value-type="string">
            <text:p>-</text:p>
          </table:table-cell>
          <table:table-cell office:value-type="float" office:value="15.4038" calcext:value-type="float">
            <text:p>15.403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1.7967" calcext:value-type="float">
            <text:p>1.7967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1.8302" calcext:value-type="float">
            <text:p>1.83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2.6127" calcext:value-type="float">
            <text:p>2.6127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2.0669" calcext:value-type="float">
            <text:p>2.0669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" calcext:value-type="float">
            <text:p>0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0" calcext:value-type="float">
            <text:p>0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1.4176" calcext:value-type="float">
            <text:p>1.4176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1.6528" calcext:value-type="float">
            <text:p>1.6528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1.4014" calcext:value-type="float">
            <text:p>1.4014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5.7532" calcext:value-type="float">
            <text:p>5.7532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.7743" calcext:value-type="float">
            <text:p>1.7743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8513" calcext:value-type="float">
            <text:p>1.8513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0.546621" calcext:value-type="float">
            <text:p>0.546621</text:p>
          </table:table-cell>
          <table:table-cell table:number-columns-repeated="6" office:value-type="float" office:value="5.21817" calcext:value-type="float">
            <text:p>5.218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0:</text:p>
          </table:table-cell>
          <table:table-cell office:value-type="float" office:value="10.2747" calcext:value-type="float">
            <text:p>10.2747</text:p>
          </table:table-cell>
          <table:table-cell office:value-type="string" calcext:value-type="string">
            <text:p>-</text:p>
          </table:table-cell>
          <table:table-cell office:value-type="float" office:value="10.4413" calcext:value-type="float">
            <text:p>10.441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" calcext:value-type="float">
            <text:p>0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.877" calcext:value-type="float">
            <text:p>1.877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0" calcext:value-type="float">
            <text:p>0</text:p>
          </table:table-cell>
          <table:table-cell office:value-type="float" office:value="2.6021" calcext:value-type="float">
            <text:p>2.6021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0.23828" calcext:value-type="float">
            <text:p>0.23828</text:p>
          </table:table-cell>
          <table:table-cell table:number-columns-repeated="6" office:value-type="float" office:value="4.63757" calcext:value-type="float">
            <text:p>4.637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1:</text:p>
          </table:table-cell>
          <table:table-cell office:value-type="float" office:value="15.2881" calcext:value-type="float">
            <text:p>15.2881</text:p>
          </table:table-cell>
          <table:table-cell office:value-type="string" calcext:value-type="string">
            <text:p>-</text:p>
          </table:table-cell>
          <table:table-cell office:value-type="float" office:value="15.4548" calcext:value-type="float">
            <text:p>15.45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19.5176" calcext:value-type="float">
            <text:p>19.5176</text:p>
          </table:table-cell>
          <table:table-cell office:value-type="float" office:value="18.3689" calcext:value-type="float">
            <text:p>18.3689</text:p>
          </table:table-cell>
          <table:table-cell office:value-type="float" office:value="18.9953" calcext:value-type="float">
            <text:p>18.9953</text:p>
          </table:table-cell>
          <table:table-cell office:value-type="float" office:value="19.1038" calcext:value-type="float">
            <text:p>19.1038</text:p>
          </table:table-cell>
          <table:table-cell office:value-type="float" office:value="19.6456" calcext:value-type="float">
            <text:p>19.6456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7.9398" calcext:value-type="float">
            <text:p>17.9398</text:p>
          </table:table-cell>
          <table:table-cell office:value-type="float" office:value="21.2971" calcext:value-type="float">
            <text:p>21.2971</text:p>
          </table:table-cell>
          <table:table-cell office:value-type="float" office:value="18.9233" calcext:value-type="float">
            <text:p>18.9233</text:p>
          </table:table-cell>
          <table:table-cell office:value-type="float" office:value="20.9791" calcext:value-type="float">
            <text:p>20.9791</text:p>
          </table:table-cell>
          <table:table-cell office:value-type="float" office:value="15.7782" calcext:value-type="float">
            <text:p>15.7782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7.5478" calcext:value-type="float">
            <text:p>17.5478</text:p>
          </table:table-cell>
          <table:table-cell office:value-type="float" office:value="19.2353" calcext:value-type="float">
            <text:p>19.2353</text:p>
          </table:table-cell>
          <table:table-cell office:value-type="float" office:value="17.9428" calcext:value-type="float">
            <text:p>17.9428</text:p>
          </table:table-cell>
          <table:table-cell office:value-type="float" office:value="19.7532" calcext:value-type="float">
            <text:p>19.7532</text:p>
          </table:table-cell>
          <table:table-cell office:value-type="float" office:value="18.9752" calcext:value-type="float">
            <text:p>18.9752</text:p>
          </table:table-cell>
          <table:table-cell office:value-type="float" office:value="19.333" calcext:value-type="float">
            <text:p>19.333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19.8793" calcext:value-type="float">
            <text:p>19.8793</text:p>
          </table:table-cell>
          <table:table-cell office:value-type="float" office:value="19.2628" calcext:value-type="float">
            <text:p>19.2628</text:p>
          </table:table-cell>
          <table:table-cell office:value-type="float" office:value="19.6319" calcext:value-type="float">
            <text:p>19.6319</text:p>
          </table:table-cell>
          <table:table-cell office:value-type="float" office:value="19.0123" calcext:value-type="float">
            <text:p>19.0123</text:p>
          </table:table-cell>
          <table:table-cell office:value-type="float" office:value="18.8363" calcext:value-type="float">
            <text:p>18.8363</text:p>
          </table:table-cell>
          <table:table-cell office:value-type="float" office:value="17.7957" calcext:value-type="float">
            <text:p>17.7957</text:p>
          </table:table-cell>
          <table:table-cell office:value-type="float" office:value="19.2936" calcext:value-type="float">
            <text:p>19.2936</text:p>
          </table:table-cell>
          <table:table-cell office:value-type="float" office:value="18.9597" calcext:value-type="float">
            <text:p>18.9597</text:p>
          </table:table-cell>
          <table:table-cell office:value-type="float" office:value="19.8873" calcext:value-type="float">
            <text:p>19.8873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20.7578" calcext:value-type="float">
            <text:p>20.7578</text:p>
          </table:table-cell>
          <table:table-cell office:value-type="float" office:value="19.4822" calcext:value-type="float">
            <text:p>19.4822</text:p>
          </table:table-cell>
          <table:table-cell office:value-type="float" office:value="20.0935" calcext:value-type="float">
            <text:p>20.0935</text:p>
          </table:table-cell>
          <table:table-cell office:value-type="float" office:value="19.6995" calcext:value-type="float">
            <text:p>19.6995</text:p>
          </table:table-cell>
          <table:table-cell office:value-type="float" office:value="19.3771" calcext:value-type="float">
            <text:p>19.3771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0" calcext:value-type="float">
            <text:p>0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19.566" calcext:value-type="float">
            <text:p>19.566</text:p>
          </table:table-cell>
          <table:table-cell office:value-type="float" office:value="19.6596" calcext:value-type="float">
            <text:p>19.6596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21.4935" calcext:value-type="float">
            <text:p>21.4935</text:p>
          </table:table-cell>
          <table:table-cell office:value-type="float" office:value="17.2733" calcext:value-type="float">
            <text:p>17.2733</text:p>
          </table:table-cell>
          <table:table-cell office:value-type="float" office:value="19.1312" calcext:value-type="float">
            <text:p>19.1312</text:p>
          </table:table-cell>
          <table:table-cell office:value-type="float" office:value="18.1251" calcext:value-type="float">
            <text:p>18.1251</text:p>
          </table:table-cell>
          <table:table-cell office:value-type="float" office:value="20.561" calcext:value-type="float">
            <text:p>20.561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19.8341" calcext:value-type="float">
            <text:p>19.8341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19.6732" calcext:value-type="float">
            <text:p>19.6732</text:p>
          </table:table-cell>
          <table:table-cell office:value-type="float" office:value="19.2957" calcext:value-type="float">
            <text:p>19.2957</text:p>
          </table:table-cell>
          <table:table-cell office:value-type="float" office:value="18.9699" calcext:value-type="float">
            <text:p>18.9699</text:p>
          </table:table-cell>
          <table:table-cell office:value-type="float" office:value="19.3412" calcext:value-type="float">
            <text:p>19.3412</text:p>
          </table:table-cell>
          <table:table-cell office:value-type="float" office:value="18.8385" calcext:value-type="float">
            <text:p>18.8385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19.4604" calcext:value-type="float">
            <text:p>19.4604</text:p>
          </table:table-cell>
          <table:table-cell office:value-type="float" office:value="18.8721" calcext:value-type="float">
            <text:p>18.8721</text:p>
          </table:table-cell>
          <table:table-cell office:value-type="float" office:value="20.5326" calcext:value-type="float">
            <text:p>20.53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8.7971" calcext:value-type="float">
            <text:p>18.7971</text:p>
          </table:table-cell>
          <table:table-cell office:value-type="float" office:value="18.5293" calcext:value-type="float">
            <text:p>18.5293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20.6514" calcext:value-type="float">
            <text:p>20.6514</text:p>
          </table:table-cell>
          <table:table-cell office:value-type="float" office:value="19.7085" calcext:value-type="float">
            <text:p>19.7085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21.0016" calcext:value-type="float">
            <text:p>21.0016</text:p>
          </table:table-cell>
          <table:table-cell office:value-type="float" office:value="19.5782" calcext:value-type="float">
            <text:p>19.5782</text:p>
          </table:table-cell>
          <table:table-cell office:value-type="float" office:value="21.4131" calcext:value-type="float">
            <text:p>21.4131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21.3276" calcext:value-type="float">
            <text:p>21.3276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9.254" calcext:value-type="float">
            <text:p>19.254</text:p>
          </table:table-cell>
          <table:table-cell office:value-type="float" office:value="21.4326" calcext:value-type="float">
            <text:p>21.4326</text:p>
          </table:table-cell>
          <table:table-cell office:value-type="float" office:value="19.031" calcext:value-type="float">
            <text:p>19.031</text:p>
          </table:table-cell>
          <table:table-cell office:value-type="float" office:value="19.9033" calcext:value-type="float">
            <text:p>19.9033</text:p>
          </table:table-cell>
          <table:table-cell office:value-type="float" office:value="19.0047" calcext:value-type="float">
            <text:p>19.0047</text:p>
          </table:table-cell>
          <table:table-cell office:value-type="float" office:value="19.4995" calcext:value-type="float">
            <text:p>19.4995</text:p>
          </table:table-cell>
          <table:table-cell office:value-type="float" office:value="20.1706" calcext:value-type="float">
            <text:p>20.1706</text:p>
          </table:table-cell>
          <table:table-cell office:value-type="float" office:value="21.223" calcext:value-type="float">
            <text:p>21.223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19.072" calcext:value-type="float">
            <text:p>19.072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0453943" calcext:value-type="float">
            <text:p>0.0453943</text:p>
          </table:table-cell>
          <table:table-cell office:value-type="float" office:value="21.527" calcext:value-type="float">
            <text:p>21.527</text:p>
          </table:table-cell>
          <table:table-cell office:value-type="float" office:value="20.8587" calcext:value-type="float">
            <text:p>20.8587</text:p>
          </table:table-cell>
          <table:table-cell office:value-type="float" office:value="20.606" calcext:value-type="float">
            <text:p>20.60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19.038" calcext:value-type="float">
            <text:p>19.038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7.8787" calcext:value-type="float">
            <text:p>17.8787</text:p>
          </table:table-cell>
          <table:table-cell office:value-type="float" office:value="19.3943" calcext:value-type="float">
            <text:p>19.3943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20.2789" calcext:value-type="float">
            <text:p>20.2789</text:p>
          </table:table-cell>
          <table:table-cell office:value-type="float" office:value="18.3864" calcext:value-type="float">
            <text:p>18.3864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19.2728" calcext:value-type="float">
            <text:p>19.272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21.4136" calcext:value-type="float">
            <text:p>21.4136</text:p>
          </table:table-cell>
          <table:table-cell office:value-type="float" office:value="19.038" calcext:value-type="float">
            <text:p>19.038</text:p>
          </table:table-cell>
          <table:table-cell office:value-type="float" office:value="21.3267" calcext:value-type="float">
            <text:p>21.3267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9.0297" calcext:value-type="float">
            <text:p>19.0297</text:p>
          </table:table-cell>
          <table:table-cell office:value-type="float" office:value="19.627" calcext:value-type="float">
            <text:p>19.627</text:p>
          </table:table-cell>
          <table:table-cell office:value-type="float" office:value="20.1294" calcext:value-type="float">
            <text:p>20.1294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19.6841" calcext:value-type="float">
            <text:p>19.6841</text:p>
          </table:table-cell>
          <table:table-cell office:value-type="float" office:value="19.6993" calcext:value-type="float">
            <text:p>19.6993</text:p>
          </table:table-cell>
          <table:table-cell office:value-type="float" office:value="20.2536" calcext:value-type="float">
            <text:p>20.2536</text:p>
          </table:table-cell>
          <table:table-cell office:value-type="float" office:value="21.4333" calcext:value-type="float">
            <text:p>21.4333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19.4936" calcext:value-type="float">
            <text:p>19.4936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749402" calcext:value-type="float">
            <text:p>0.749402</text:p>
          </table:table-cell>
          <table:table-cell office:value-type="float" office:value="20.5718" calcext:value-type="float">
            <text:p>20.5718</text:p>
          </table:table-cell>
          <table:table-cell office:value-type="float" office:value="19.7331" calcext:value-type="float">
            <text:p>19.7331</text:p>
          </table:table-cell>
          <table:table-cell table:number-columns-repeated="6" office:value-type="float" office:value="15.0717" calcext:value-type="float">
            <text:p>15.07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2:</text:p>
          </table:table-cell>
          <table:table-cell office:value-type="float" office:value="14.28" calcext:value-type="float">
            <text:p>14.28</text:p>
          </table:table-cell>
          <table:table-cell office:value-type="string" calcext:value-type="string">
            <text:p>-</text:p>
          </table:table-cell>
          <table:table-cell office:value-type="float" office:value="14.4467" calcext:value-type="float">
            <text:p>14.446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0.887965" calcext:value-type="float">
            <text:p>0.887965</text:p>
          </table:table-cell>
          <table:table-cell office:value-type="float" office:value="2.11567" calcext:value-type="float">
            <text:p>2.11567</text:p>
          </table:table-cell>
          <table:table-cell office:value-type="float" office:value="1.37198" calcext:value-type="float">
            <text:p>1.37198</text:p>
          </table:table-cell>
          <table:table-cell office:value-type="float" office:value="1.7967" calcext:value-type="float">
            <text:p>1.7967</text:p>
          </table:table-cell>
          <table:table-cell office:value-type="float" office:value="0.634607" calcext:value-type="float">
            <text:p>0.634607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5.38171" calcext:value-type="float">
            <text:p>5.38171</text:p>
          </table:table-cell>
          <table:table-cell office:value-type="float" office:value="2.20473" calcext:value-type="float">
            <text:p>2.20473</text:p>
          </table:table-cell>
          <table:table-cell office:value-type="float" office:value="1.46758" calcext:value-type="float">
            <text:p>1.46758</text:p>
          </table:table-cell>
          <table:table-cell office:value-type="float" office:value="1.8302" calcext:value-type="float">
            <text:p>1.8302</text:p>
          </table:table-cell>
          <table:table-cell office:value-type="float" office:value="5.16989" calcext:value-type="float">
            <text:p>5.1698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3.69365" calcext:value-type="float">
            <text:p>3.69365</text:p>
          </table:table-cell>
          <table:table-cell office:value-type="float" office:value="1.39733" calcext:value-type="float">
            <text:p>1.39733</text:p>
          </table:table-cell>
          <table:table-cell office:value-type="float" office:value="2.6127" calcext:value-type="float">
            <text:p>2.6127</text:p>
          </table:table-cell>
          <table:table-cell office:value-type="float" office:value="0.849566" calcext:value-type="float">
            <text:p>0.849566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2.57368" calcext:value-type="float">
            <text:p>2.5736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0.54466" calcext:value-type="float">
            <text:p>0.54466</text:p>
          </table:table-cell>
          <table:table-cell office:value-type="float" office:value="1.18994" calcext:value-type="float">
            <text:p>1.18994</text:p>
          </table:table-cell>
          <table:table-cell office:value-type="float" office:value="0.731851" calcext:value-type="float">
            <text:p>0.731851</text:p>
          </table:table-cell>
          <table:table-cell office:value-type="float" office:value="2.30566" calcext:value-type="float">
            <text:p>2.30566</text:p>
          </table:table-cell>
          <table:table-cell office:value-type="float" office:value="19.1629" calcext:value-type="float">
            <text:p>19.1629</text:p>
          </table:table-cell>
          <table:table-cell office:value-type="float" office:value="4.33718" calcext:value-type="float">
            <text:p>4.33718</text:p>
          </table:table-cell>
          <table:table-cell office:value-type="float" office:value="0.992187" calcext:value-type="float">
            <text:p>0.992187</text:p>
          </table:table-cell>
          <table:table-cell office:value-type="float" office:value="1.32548" calcext:value-type="float">
            <text:p>1.32548</text:p>
          </table:table-cell>
          <table:table-cell office:value-type="float" office:value="0.394469" calcext:value-type="float">
            <text:p>0.394469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2.0669" calcext:value-type="float">
            <text:p>2.0669</text:p>
          </table:table-cell>
          <table:table-cell office:value-type="float" office:value="0.806104" calcext:value-type="float">
            <text:p>0.806104</text:p>
          </table:table-cell>
          <table:table-cell office:value-type="float" office:value="0.441077" calcext:value-type="float">
            <text:p>0.441077</text:p>
          </table:table-cell>
          <table:table-cell office:value-type="float" office:value="0.608674" calcext:value-type="float">
            <text:p>0.608674</text:p>
          </table:table-cell>
          <table:table-cell office:value-type="float" office:value="0.973937" calcext:value-type="float">
            <text:p>0.973937</text:p>
          </table:table-cell>
          <table:table-cell office:value-type="float" office:value="0" calcext:value-type="float">
            <text:p>0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0.2797" calcext:value-type="float">
            <text:p>20.2797</text:p>
          </table:table-cell>
          <table:table-cell office:value-type="float" office:value="0" calcext:value-type="float">
            <text:p>0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1.4176" calcext:value-type="float">
            <text:p>1.4176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1.6528" calcext:value-type="float">
            <text:p>1.6528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1.4014" calcext:value-type="float">
            <text:p>1.4014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5.7532" calcext:value-type="float">
            <text:p>5.7532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.7743" calcext:value-type="float">
            <text:p>1.7743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8513" calcext:value-type="float">
            <text:p>1.8513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0.546621" calcext:value-type="float">
            <text:p>0.546621</text:p>
          </table:table-cell>
          <table:table-cell table:number-columns-repeated="6" office:value-type="float" office:value="5.21817" calcext:value-type="float">
            <text:p>5.2181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3:</text:p>
          </table:table-cell>
          <table:table-cell office:value-type="float" office:value="14.8669" calcext:value-type="float">
            <text:p>14.8669</text:p>
          </table:table-cell>
          <table:table-cell office:value-type="string" calcext:value-type="string">
            <text:p>-</text:p>
          </table:table-cell>
          <table:table-cell office:value-type="float" office:value="15.0335" calcext:value-type="float">
            <text:p>15.033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0.683225" calcext:value-type="float">
            <text:p>0.683225</text:p>
          </table:table-cell>
          <table:table-cell office:value-type="float" office:value="1.36951" calcext:value-type="float">
            <text:p>1.36951</text:p>
          </table:table-cell>
          <table:table-cell office:value-type="float" office:value="0.906609" calcext:value-type="float">
            <text:p>0.906609</text:p>
          </table:table-cell>
          <table:table-cell office:value-type="float" office:value="1.63235" calcext:value-type="float">
            <text:p>1.63235</text:p>
          </table:table-cell>
          <table:table-cell office:value-type="float" office:value="0.272239" calcext:value-type="float">
            <text:p>0.272239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5.24136" calcext:value-type="float">
            <text:p>5.24136</text:p>
          </table:table-cell>
          <table:table-cell office:value-type="float" office:value="2.77221" calcext:value-type="float">
            <text:p>2.77221</text:p>
          </table:table-cell>
          <table:table-cell office:value-type="float" office:value="1.01119" calcext:value-type="float">
            <text:p>1.01119</text:p>
          </table:table-cell>
          <table:table-cell office:value-type="float" office:value="2.37074" calcext:value-type="float">
            <text:p>2.37074</text:p>
          </table:table-cell>
          <table:table-cell office:value-type="float" office:value="4.65571" calcext:value-type="float">
            <text:p>4.65571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3.34137" calcext:value-type="float">
            <text:p>3.34137</text:p>
          </table:table-cell>
          <table:table-cell office:value-type="float" office:value="1.19079" calcext:value-type="float">
            <text:p>1.19079</text:p>
          </table:table-cell>
          <table:table-cell office:value-type="float" office:value="2.12518" calcext:value-type="float">
            <text:p>2.12518</text:p>
          </table:table-cell>
          <table:table-cell office:value-type="float" office:value="0.459466" calcext:value-type="float">
            <text:p>0.459466</text:p>
          </table:table-cell>
          <table:table-cell office:value-type="float" office:value="0.724383" calcext:value-type="float">
            <text:p>0.724383</text:p>
          </table:table-cell>
          <table:table-cell office:value-type="float" office:value="2.59356" calcext:value-type="float">
            <text:p>2.59356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675771" calcext:value-type="float">
            <text:p>0.675771</text:p>
          </table:table-cell>
          <table:table-cell office:value-type="float" office:value="0.892357" calcext:value-type="float">
            <text:p>0.892357</text:p>
          </table:table-cell>
          <table:table-cell office:value-type="float" office:value="0.572798" calcext:value-type="float">
            <text:p>0.572798</text:p>
          </table:table-cell>
          <table:table-cell office:value-type="float" office:value="2.19343" calcext:value-type="float">
            <text:p>2.19343</text:p>
          </table:table-cell>
          <table:table-cell office:value-type="float" office:value="18.5827" calcext:value-type="float">
            <text:p>18.5827</text:p>
          </table:table-cell>
          <table:table-cell office:value-type="float" office:value="4.11487" calcext:value-type="float">
            <text:p>4.11487</text:p>
          </table:table-cell>
          <table:table-cell office:value-type="float" office:value="0.435581" calcext:value-type="float">
            <text:p>0.435581</text:p>
          </table:table-cell>
          <table:table-cell office:value-type="float" office:value="0.699252" calcext:value-type="float">
            <text:p>0.699252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2.51621" calcext:value-type="float">
            <text:p>2.51621</text:p>
          </table:table-cell>
          <table:table-cell office:value-type="float" office:value="0.144952" calcext:value-type="float">
            <text:p>0.144952</text:p>
          </table:table-cell>
          <table:table-cell office:value-type="float" office:value="0.821727" calcext:value-type="float">
            <text:p>0.821727</text:p>
          </table:table-cell>
          <table:table-cell office:value-type="float" office:value="0.436695" calcext:value-type="float">
            <text:p>0.436695</text:p>
          </table:table-cell>
          <table:table-cell office:value-type="float" office:value="0.621854" calcext:value-type="float">
            <text:p>0.621854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19.566" calcext:value-type="float">
            <text:p>19.566</text:p>
          </table:table-cell>
          <table:table-cell office:value-type="float" office:value="0.752493" calcext:value-type="float">
            <text:p>0.752493</text:p>
          </table:table-cell>
          <table:table-cell office:value-type="float" office:value="0" calcext:value-type="float">
            <text:p>0</text:p>
          </table:table-cell>
          <table:table-cell office:value-type="float" office:value="1.03832" calcext:value-type="float">
            <text:p>1.03832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2.15546" calcext:value-type="float">
            <text:p>2.15546</text:p>
          </table:table-cell>
          <table:table-cell office:value-type="float" office:value="3.81523" calcext:value-type="float">
            <text:p>3.81523</text:p>
          </table:table-cell>
          <table:table-cell office:value-type="float" office:value="1.0819" calcext:value-type="float">
            <text:p>1.0819</text:p>
          </table:table-cell>
          <table:table-cell office:value-type="float" office:value="2.28303" calcext:value-type="float">
            <text:p>2.28303</text:p>
          </table:table-cell>
          <table:table-cell office:value-type="float" office:value="1.03511" calcext:value-type="float">
            <text:p>1.03511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3.06312" calcext:value-type="float">
            <text:p>3.06312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533557" calcext:value-type="float">
            <text:p>0.533557</text:p>
          </table:table-cell>
          <table:table-cell office:value-type="float" office:value="0.462469" calcext:value-type="float">
            <text:p>0.462469</text:p>
          </table:table-cell>
          <table:table-cell office:value-type="float" office:value="0.608888" calcext:value-type="float">
            <text:p>0.608888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1.00691" calcext:value-type="float">
            <text:p>1.00691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518939" calcext:value-type="float">
            <text:p>0.518939</text:p>
          </table:table-cell>
          <table:table-cell office:value-type="float" office:value="1.28435" calcext:value-type="float">
            <text:p>1.28435</text:p>
          </table:table-cell>
          <table:table-cell office:value-type="float" office:value="1.10536" calcext:value-type="float">
            <text:p>1.10536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1.25828" calcext:value-type="float">
            <text:p>1.25828</text:p>
          </table:table-cell>
          <table:table-cell office:value-type="float" office:value="1.06113" calcext:value-type="float">
            <text:p>1.06113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36854" calcext:value-type="float">
            <text:p>2.36854</text:p>
          </table:table-cell>
          <table:table-cell office:value-type="float" office:value="2.9276" calcext:value-type="float">
            <text:p>2.927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2.32162" calcext:value-type="float">
            <text:p>2.32162</text:p>
          </table:table-cell>
          <table:table-cell office:value-type="float" office:value="0.0286437" calcext:value-type="float">
            <text:p>0.0286437</text:p>
          </table:table-cell>
          <table:table-cell office:value-type="float" office:value="2.53117" calcext:value-type="float">
            <text:p>2.53117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2.19253" calcext:value-type="float">
            <text:p>2.19253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0.921" calcext:value-type="float">
            <text:p>0.921</text:p>
          </table:table-cell>
          <table:table-cell office:value-type="float" office:value="2.13078" calcext:value-type="float">
            <text:p>2.13078</text:p>
          </table:table-cell>
          <table:table-cell office:value-type="float" office:value="3.10736" calcext:value-type="float">
            <text:p>3.10736</text:p>
          </table:table-cell>
          <table:table-cell office:value-type="float" office:value="0.440099" calcext:value-type="float">
            <text:p>0.440099</text:p>
          </table:table-cell>
          <table:table-cell office:value-type="float" office:value="18.7739" calcext:value-type="float">
            <text:p>18.7739</text:p>
          </table:table-cell>
          <table:table-cell office:value-type="float" office:value="5.83052" calcext:value-type="float">
            <text:p>5.83052</text:p>
          </table:table-cell>
          <table:table-cell office:value-type="float" office:value="0.863779" calcext:value-type="float">
            <text:p>0.863779</text:p>
          </table:table-cell>
          <table:table-cell office:value-type="float" office:value="1.73806" calcext:value-type="float">
            <text:p>1.7380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0.961497" calcext:value-type="float">
            <text:p>0.961497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19.5219" calcext:value-type="float">
            <text:p>19.5219</text:p>
          </table:table-cell>
          <table:table-cell office:value-type="float" office:value="2.45985" calcext:value-type="float">
            <text:p>2.45985</text:p>
          </table:table-cell>
          <table:table-cell office:value-type="float" office:value="1.31272" calcext:value-type="float">
            <text:p>1.31272</text:p>
          </table:table-cell>
          <table:table-cell office:value-type="float" office:value="1.08011" calcext:value-type="float">
            <text:p>1.08011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.6921" calcext:value-type="float">
            <text:p>1.6921</text:p>
          </table:table-cell>
          <table:table-cell office:value-type="float" office:value="0.592688" calcext:value-type="float">
            <text:p>0.592688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19816" calcext:value-type="float">
            <text:p>2.19816</text:p>
          </table:table-cell>
          <table:table-cell office:value-type="float" office:value="3.08329" calcext:value-type="float">
            <text:p>3.08329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747378" calcext:value-type="float">
            <text:p>0.747378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2.30327" calcext:value-type="float">
            <text:p>2.30327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2.18679" calcext:value-type="float">
            <text:p>2.18679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.41689" calcext:value-type="float">
            <text:p>1.41689</text:p>
          </table:table-cell>
          <table:table-cell office:value-type="float" office:value="1.81502" calcext:value-type="float">
            <text:p>1.81502</text:p>
          </table:table-cell>
          <table:table-cell office:value-type="float" office:value="2.1257" calcext:value-type="float">
            <text:p>2.1257</text:p>
          </table:table-cell>
          <table:table-cell office:value-type="float" office:value="0.98962" calcext:value-type="float">
            <text:p>0.98962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6.51228" calcext:value-type="float">
            <text:p>6.51228</text:p>
          </table:table-cell>
          <table:table-cell office:value-type="float" office:value="0.968115" calcext:value-type="float">
            <text:p>0.968115</text:p>
          </table:table-cell>
          <table:table-cell office:value-type="float" office:value="2.19076" calcext:value-type="float">
            <text:p>2.19076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5.81329" calcext:value-type="float">
            <text:p>5.81329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20.1646" calcext:value-type="float">
            <text:p>20.1646</text:p>
          </table:table-cell>
          <table:table-cell office:value-type="float" office:value="2.04787" calcext:value-type="float">
            <text:p>2.04787</text:p>
          </table:table-cell>
          <table:table-cell office:value-type="float" office:value="0.284092" calcext:value-type="float">
            <text:p>0.284092</text:p>
          </table:table-cell>
          <table:table-cell table:number-columns-repeated="6" office:value-type="float" office:value="4.49574" calcext:value-type="float">
            <text:p>4.495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4:</text:p>
          </table:table-cell>
          <table:table-cell office:value-type="float" office:value="12.5449" calcext:value-type="float">
            <text:p>12.5449</text:p>
          </table:table-cell>
          <table:table-cell office:value-type="string" calcext:value-type="string">
            <text:p>-</text:p>
          </table:table-cell>
          <table:table-cell office:value-type="float" office:value="12.7116" calcext:value-type="float">
            <text:p>12.711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.2729" calcext:value-type="float">
            <text:p>4.2729</text:p>
          </table:table-cell>
          <table:table-cell office:value-type="float" office:value="0.37748" calcext:value-type="float">
            <text:p>0.37748</text:p>
          </table:table-cell>
          <table:table-cell office:value-type="float" office:value="2.10938" calcext:value-type="float">
            <text:p>2.10938</text:p>
          </table:table-cell>
          <table:table-cell office:value-type="float" office:value="0.734288" calcext:value-type="float">
            <text:p>0.734288</text:p>
          </table:table-cell>
          <table:table-cell office:value-type="float" office:value="0.780395" calcext:value-type="float">
            <text:p>0.780395</text:p>
          </table:table-cell>
          <table:table-cell office:value-type="float" office:value="0.775438" calcext:value-type="float">
            <text:p>0.775438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4.36461" calcext:value-type="float">
            <text:p>4.36461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772716" calcext:value-type="float">
            <text:p>0.772716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4.2729" calcext:value-type="float">
            <text:p>4.2729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2.70584" calcext:value-type="float">
            <text:p>2.70584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.75946" calcext:value-type="float">
            <text:p>1.75946</text:p>
          </table:table-cell>
          <table:table-cell office:value-type="float" office:value="1.46242" calcext:value-type="float">
            <text:p>1.46242</text:p>
          </table:table-cell>
          <table:table-cell office:value-type="float" office:value="0.90911" calcext:value-type="float">
            <text:p>0.90911</text:p>
          </table:table-cell>
          <table:table-cell office:value-type="float" office:value="1.59647" calcext:value-type="float">
            <text:p>1.59647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0.493827" calcext:value-type="float">
            <text:p>0.493827</text:p>
          </table:table-cell>
          <table:table-cell office:value-type="float" office:value="0.437762" calcext:value-type="float">
            <text:p>0.437762</text:p>
          </table:table-cell>
          <table:table-cell office:value-type="float" office:value="0.466388" calcext:value-type="float">
            <text:p>0.466388</text:p>
          </table:table-cell>
          <table:table-cell office:value-type="float" office:value="1.28403" calcext:value-type="float">
            <text:p>1.28403</text:p>
          </table:table-cell>
          <table:table-cell office:value-type="float" office:value="19.5118" calcext:value-type="float">
            <text:p>19.5118</text:p>
          </table:table-cell>
          <table:table-cell office:value-type="float" office:value="3.31458" calcext:value-type="float">
            <text:p>3.31458</text:p>
          </table:table-cell>
          <table:table-cell office:value-type="float" office:value="0.777785" calcext:value-type="float">
            <text:p>0.777785</text:p>
          </table:table-cell>
          <table:table-cell office:value-type="float" office:value="0.968156" calcext:value-type="float">
            <text:p>0.968156</text:p>
          </table:table-cell>
          <table:table-cell office:value-type="float" office:value="0.876121" calcext:value-type="float">
            <text:p>0.876121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1.59527" calcext:value-type="float">
            <text:p>1.59527</text:p>
          </table:table-cell>
          <table:table-cell office:value-type="float" office:value="0.930404" calcext:value-type="float">
            <text:p>0.930404</text:p>
          </table:table-cell>
          <table:table-cell office:value-type="float" office:value="0.601417" calcext:value-type="float">
            <text:p>0.601417</text:p>
          </table:table-cell>
          <table:table-cell office:value-type="float" office:value="0.622213" calcext:value-type="float">
            <text:p>0.622213</text:p>
          </table:table-cell>
          <table:table-cell office:value-type="float" office:value="0.518899" calcext:value-type="float">
            <text:p>0.518899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19.6596" calcext:value-type="float">
            <text:p>19.6596</text:p>
          </table:table-cell>
          <table:table-cell office:value-type="float" office:value="1.02317" calcext:value-type="float">
            <text:p>1.02317</text:p>
          </table:table-cell>
          <table:table-cell office:value-type="float" office:value="1.03832" calcext:value-type="float">
            <text:p>1.03832</text:p>
          </table:table-cell>
          <table:table-cell office:value-type="float" office:value="0" calcext:value-type="float">
            <text:p>0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1.8376" calcext:value-type="float">
            <text:p>1.8376</text:p>
          </table:table-cell>
          <table:table-cell office:value-type="float" office:value="3.1705" calcext:value-type="float">
            <text:p>3.1705</text:p>
          </table:table-cell>
          <table:table-cell office:value-type="float" office:value="0.529179" calcext:value-type="float">
            <text:p>0.529179</text:p>
          </table:table-cell>
          <table:table-cell office:value-type="float" office:value="1.7215" calcext:value-type="float">
            <text:p>1.7215</text:p>
          </table:table-cell>
          <table:table-cell office:value-type="float" office:value="1.18821" calcext:value-type="float">
            <text:p>1.18821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2.02709" calcext:value-type="float">
            <text:p>2.02709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0.513267" calcext:value-type="float">
            <text:p>0.513267</text:p>
          </table:table-cell>
          <table:table-cell office:value-type="float" office:value="0.745678" calcext:value-type="float">
            <text:p>0.745678</text:p>
          </table:table-cell>
          <table:table-cell office:value-type="float" office:value="1.12906" calcext:value-type="float">
            <text:p>1.12906</text:p>
          </table:table-cell>
          <table:table-cell office:value-type="float" office:value="0.367321" calcext:value-type="float">
            <text:p>0.367321</text:p>
          </table:table-cell>
          <table:table-cell office:value-type="float" office:value="0.8801" calcext:value-type="float">
            <text:p>0.8801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0.558813" calcext:value-type="float">
            <text:p>0.558813</text:p>
          </table:table-cell>
          <table:table-cell office:value-type="float" office:value="0.790448" calcext:value-type="float">
            <text:p>0.790448</text:p>
          </table:table-cell>
          <table:table-cell office:value-type="float" office:value="1.01714" calcext:value-type="float">
            <text:p>1.0171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862639" calcext:value-type="float">
            <text:p>0.862639</text:p>
          </table:table-cell>
          <table:table-cell office:value-type="float" office:value="1.37314" calcext:value-type="float">
            <text:p>1.3731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1.4433" calcext:value-type="float">
            <text:p>1.4433</text:p>
          </table:table-cell>
          <table:table-cell office:value-type="float" office:value="1.89576" calcext:value-type="float">
            <text:p>1.89576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1.54127" calcext:value-type="float">
            <text:p>1.54127</text:p>
          </table:table-cell>
          <table:table-cell office:value-type="float" office:value="1.01175" calcext:value-type="float">
            <text:p>1.01175</text:p>
          </table:table-cell>
          <table:table-cell office:value-type="float" office:value="1.87124" calcext:value-type="float">
            <text:p>1.87124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1.68365" calcext:value-type="float">
            <text:p>1.68365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435056" calcext:value-type="float">
            <text:p>0.435056</text:p>
          </table:table-cell>
          <table:table-cell office:value-type="float" office:value="1.77374" calcext:value-type="float">
            <text:p>1.77374</text:p>
          </table:table-cell>
          <table:table-cell office:value-type="float" office:value="2.14475" calcext:value-type="float">
            <text:p>2.14475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19.7051" calcext:value-type="float">
            <text:p>19.7051</text:p>
          </table:table-cell>
          <table:table-cell office:value-type="float" office:value="4.82392" calcext:value-type="float">
            <text:p>4.82392</text:p>
          </table:table-cell>
          <table:table-cell office:value-type="float" office:value="0.668862" calcext:value-type="float">
            <text:p>0.668862</text:p>
          </table:table-cell>
          <table:table-cell office:value-type="float" office:value="1.65774" calcext:value-type="float">
            <text:p>1.65774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19.6161" calcext:value-type="float">
            <text:p>19.6161</text:p>
          </table:table-cell>
          <table:table-cell office:value-type="float" office:value="1.91062" calcext:value-type="float">
            <text:p>1.91062</text:p>
          </table:table-cell>
          <table:table-cell office:value-type="float" office:value="1.4634" calcext:value-type="float">
            <text:p>1.4634</text:p>
          </table:table-cell>
          <table:table-cell office:value-type="float" office:value="1.21934" calcext:value-type="float">
            <text:p>1.2193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2.10197" calcext:value-type="float">
            <text:p>2.10197</text:p>
          </table:table-cell>
          <table:table-cell office:value-type="float" office:value="1.61974" calcext:value-type="float">
            <text:p>1.61974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1.20379" calcext:value-type="float">
            <text:p>1.20379</text:p>
          </table:table-cell>
          <table:table-cell office:value-type="float" office:value="2.24987" calcext:value-type="float">
            <text:p>2.24987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0.513254" calcext:value-type="float">
            <text:p>0.513254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1.77897" calcext:value-type="float">
            <text:p>1.7789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0.695501" calcext:value-type="float">
            <text:p>0.695501</text:p>
          </table:table-cell>
          <table:table-cell office:value-type="float" office:value="0.783791" calcext:value-type="float">
            <text:p>0.783791</text:p>
          </table:table-cell>
          <table:table-cell office:value-type="float" office:value="1.11063" calcext:value-type="float">
            <text:p>1.11063</text:p>
          </table:table-cell>
          <table:table-cell office:value-type="float" office:value="0.755778" calcext:value-type="float">
            <text:p>0.755778</text:p>
          </table:table-cell>
          <table:table-cell office:value-type="float" office:value="0.892972" calcext:value-type="float">
            <text:p>0.892972</text:p>
          </table:table-cell>
          <table:table-cell office:value-type="float" office:value="5.50111" calcext:value-type="float">
            <text:p>5.50111</text:p>
          </table:table-cell>
          <table:table-cell office:value-type="float" office:value="0.69924" calcext:value-type="float">
            <text:p>0.69924</text:p>
          </table:table-cell>
          <table:table-cell office:value-type="float" office:value="1.77488" calcext:value-type="float">
            <text:p>1.77488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20.234" calcext:value-type="float">
            <text:p>20.234</text:p>
          </table:table-cell>
          <table:table-cell office:value-type="float" office:value="1.16722" calcext:value-type="float">
            <text:p>1.16722</text:p>
          </table:table-cell>
          <table:table-cell office:value-type="float" office:value="0.811615" calcext:value-type="float">
            <text:p>0.811615</text:p>
          </table:table-cell>
          <table:table-cell table:number-columns-repeated="6" office:value-type="float" office:value="4.70034" calcext:value-type="float">
            <text:p>4.700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5:</text:p>
          </table:table-cell>
          <table:table-cell office:value-type="float" office:value="14.9544" calcext:value-type="float">
            <text:p>14.9544</text:p>
          </table:table-cell>
          <table:table-cell office:value-type="string" calcext:value-type="string">
            <text:p>-</text:p>
          </table:table-cell>
          <table:table-cell office:value-type="float" office:value="15.1211" calcext:value-type="float">
            <text:p>15.121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4.78842" calcext:value-type="float">
            <text:p>4.78842</text:p>
          </table:table-cell>
          <table:table-cell office:value-type="float" office:value="4.67922" calcext:value-type="float">
            <text:p>4.67922</text:p>
          </table:table-cell>
          <table:table-cell office:value-type="float" office:value="4.32102" calcext:value-type="float">
            <text:p>4.32102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5.11028" calcext:value-type="float">
            <text:p>5.11028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2.80929" calcext:value-type="float">
            <text:p>2.80929</text:p>
          </table:table-cell>
          <table:table-cell office:value-type="float" office:value="5.97583" calcext:value-type="float">
            <text:p>5.97583</text:p>
          </table:table-cell>
          <table:table-cell office:value-type="float" office:value="4.21958" calcext:value-type="float">
            <text:p>4.21958</text:p>
          </table:table-cell>
          <table:table-cell office:value-type="float" office:value="5.72285" calcext:value-type="float">
            <text:p>5.72285</text:p>
          </table:table-cell>
          <table:table-cell office:value-type="float" office:value="0.547855" calcext:value-type="float">
            <text:p>0.547855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2.1607" calcext:value-type="float">
            <text:p>2.1607</text:p>
          </table:table-cell>
          <table:table-cell office:value-type="float" office:value="4.32142" calcext:value-type="float">
            <text:p>4.32142</text:p>
          </table:table-cell>
          <table:table-cell office:value-type="float" office:value="3.06947" calcext:value-type="float">
            <text:p>3.06947</text:p>
          </table:table-cell>
          <table:table-cell office:value-type="float" office:value="5.57054" calcext:value-type="float">
            <text:p>5.57054</text:p>
          </table:table-cell>
          <table:table-cell office:value-type="float" office:value="4.45709" calcext:value-type="float">
            <text:p>4.45709</text:p>
          </table:table-cell>
          <table:table-cell office:value-type="float" office:value="3.94228" calcext:value-type="float">
            <text:p>3.942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5.14944" calcext:value-type="float">
            <text:p>5.14944</text:p>
          </table:table-cell>
          <table:table-cell office:value-type="float" office:value="4.48702" calcext:value-type="float">
            <text:p>4.48702</text:p>
          </table:table-cell>
          <table:table-cell office:value-type="float" office:value="4.94369" calcext:value-type="float">
            <text:p>4.94369</text:p>
          </table:table-cell>
          <table:table-cell office:value-type="float" office:value="3.74269" calcext:value-type="float">
            <text:p>3.74269</text:p>
          </table:table-cell>
          <table:table-cell office:value-type="float" office:value="19.49" calcext:value-type="float">
            <text:p>19.49</text:p>
          </table:table-cell>
          <table:table-cell office:value-type="float" office:value="2.31828" calcext:value-type="float">
            <text:p>2.31828</text:p>
          </table:table-cell>
          <table:table-cell office:value-type="float" office:value="4.7678" calcext:value-type="float">
            <text:p>4.7678</text:p>
          </table:table-cell>
          <table:table-cell office:value-type="float" office:value="4.48371" calcext:value-type="float">
            <text:p>4.48371</text:p>
          </table:table-cell>
          <table:table-cell office:value-type="float" office:value="5.35194" calcext:value-type="float">
            <text:p>5.35194</text:p>
          </table:table-cell>
          <table:table-cell office:value-type="float" office:value="0" calcext:value-type="float">
            <text:p>0</text:p>
          </table:table-cell>
          <table:table-cell office:value-type="float" office:value="5.43124" calcext:value-type="float">
            <text:p>5.43124</text:p>
          </table:table-cell>
          <table:table-cell office:value-type="float" office:value="5.04642" calcext:value-type="float">
            <text:p>5.04642</text:p>
          </table:table-cell>
          <table:table-cell office:value-type="float" office:value="5.32784" calcext:value-type="float">
            <text:p>5.32784</text:p>
          </table:table-cell>
          <table:table-cell office:value-type="float" office:value="5.07829" calcext:value-type="float">
            <text:p>5.07829</text:p>
          </table:table-cell>
          <table:table-cell office:value-type="float" office:value="4.70871" calcext:value-type="float">
            <text:p>4.70871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5.4914" calcext:value-type="float">
            <text:p>15.4914</text:p>
          </table:table-cell>
          <table:table-cell office:value-type="float" office:value="5.67549" calcext:value-type="float">
            <text:p>5.67549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4.75613" calcext:value-type="float">
            <text:p>4.75613</text:p>
          </table:table-cell>
          <table:table-cell office:value-type="float" office:value="0" calcext:value-type="float">
            <text:p>0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4.8236" calcext:value-type="float">
            <text:p>4.8236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1087" calcext:value-type="float">
            <text:p>5.1087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5.1087" calcext:value-type="float">
            <text:p>5.1087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6.4219" calcext:value-type="float">
            <text:p>6.4219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4.3262" calcext:value-type="float">
            <text:p>4.326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5.45" calcext:value-type="float">
            <text:p>15.45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6.1992" calcext:value-type="float">
            <text:p>6.1992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3.9704" calcext:value-type="float">
            <text:p>3.9704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4.8521" calcext:value-type="float">
            <text:p>4.8521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5.20139" calcext:value-type="float">
            <text:p>5.20139</text:p>
          </table:table-cell>
          <table:table-cell table:number-columns-repeated="6" office:value-type="float" office:value="2.94008" calcext:value-type="float">
            <text:p>2.940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6:</text:p>
          </table:table-cell>
          <table:table-cell office:value-type="float" office:value="16.0435" calcext:value-type="float">
            <text:p>16.0435</text:p>
          </table:table-cell>
          <table:table-cell office:value-type="string" calcext:value-type="string">
            <text:p>-</text:p>
          </table:table-cell>
          <table:table-cell office:value-type="float" office:value="16.2102" calcext:value-type="float">
            <text:p>16.210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1.99155" calcext:value-type="float">
            <text:p>1.99155</text:p>
          </table:table-cell>
          <table:table-cell office:value-type="float" office:value="3.52497" calcext:value-type="float">
            <text:p>3.52497</text:p>
          </table:table-cell>
          <table:table-cell office:value-type="float" office:value="2.5072" calcext:value-type="float">
            <text:p>2.5072</text:p>
          </table:table-cell>
          <table:table-cell office:value-type="float" office:value="2.48677" calcext:value-type="float">
            <text:p>2.48677</text:p>
          </table:table-cell>
          <table:table-cell office:value-type="float" office:value="1.97385" calcext:value-type="float">
            <text:p>1.97385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5.58254" calcext:value-type="float">
            <text:p>5.58254</text:p>
          </table:table-cell>
          <table:table-cell office:value-type="float" office:value="1.27881" calcext:value-type="float">
            <text:p>1.27881</text:p>
          </table:table-cell>
          <table:table-cell office:value-type="float" office:value="2.57348" calcext:value-type="float">
            <text:p>2.57348</text:p>
          </table:table-cell>
          <table:table-cell office:value-type="float" office:value="1.12156" calcext:value-type="float">
            <text:p>1.12156</text:p>
          </table:table-cell>
          <table:table-cell office:value-type="float" office:value="6.04616" calcext:value-type="float">
            <text:p>6.04616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4.3703" calcext:value-type="float">
            <text:p>4.3703</text:p>
          </table:table-cell>
          <table:table-cell office:value-type="float" office:value="2.27116" calcext:value-type="float">
            <text:p>2.27116</text:p>
          </table:table-cell>
          <table:table-cell office:value-type="float" office:value="3.58775" calcext:value-type="float">
            <text:p>3.58775</text:p>
          </table:table-cell>
          <table:table-cell office:value-type="float" office:value="2.23916" calcext:value-type="float">
            <text:p>2.23916</text:p>
          </table:table-cell>
          <table:table-cell office:value-type="float" office:value="2.56963" calcext:value-type="float">
            <text:p>2.56963</text:p>
          </table:table-cell>
          <table:table-cell office:value-type="float" office:value="2.78015" calcext:value-type="float">
            <text:p>2.78015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1.65062" calcext:value-type="float">
            <text:p>1.65062</text:p>
          </table:table-cell>
          <table:table-cell office:value-type="float" office:value="2.23206" calcext:value-type="float">
            <text:p>2.23206</text:p>
          </table:table-cell>
          <table:table-cell office:value-type="float" office:value="1.89804" calcext:value-type="float">
            <text:p>1.89804</text:p>
          </table:table-cell>
          <table:table-cell office:value-type="float" office:value="2.78933" calcext:value-type="float">
            <text:p>2.78933</text:p>
          </table:table-cell>
          <table:table-cell office:value-type="float" office:value="20.458" calcext:value-type="float">
            <text:p>20.458</text:p>
          </table:table-cell>
          <table:table-cell office:value-type="float" office:value="4.74701" calcext:value-type="float">
            <text:p>4.74701</text:p>
          </table:table-cell>
          <table:table-cell office:value-type="float" office:value="2.28078" calcext:value-type="float">
            <text:p>2.28078</text:p>
          </table:table-cell>
          <table:table-cell office:value-type="float" office:value="2.60041" calcext:value-type="float">
            <text:p>2.60041</text:p>
          </table:table-cell>
          <table:table-cell office:value-type="float" office:value="1.77994" calcext:value-type="float">
            <text:p>1.77994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1.51971" calcext:value-type="float">
            <text:p>1.51971</text:p>
          </table:table-cell>
          <table:table-cell office:value-type="float" office:value="2.17915" calcext:value-type="float">
            <text:p>2.17915</text:p>
          </table:table-cell>
          <table:table-cell office:value-type="float" office:value="1.43551" calcext:value-type="float">
            <text:p>1.43551</text:p>
          </table:table-cell>
          <table:table-cell office:value-type="float" office:value="1.87127" calcext:value-type="float">
            <text:p>1.87127</text:p>
          </table:table-cell>
          <table:table-cell office:value-type="float" office:value="2.14336" calcext:value-type="float">
            <text:p>2.14336</text:p>
          </table:table-cell>
          <table:table-cell office:value-type="float" office:value="1.4176" calcext:value-type="float">
            <text:p>1.4176</text:p>
          </table:table-cell>
          <table:table-cell office:value-type="float" office:value="1.877" calcext:value-type="float">
            <text:p>1.877</text:p>
          </table:table-cell>
          <table:table-cell office:value-type="float" office:value="21.4935" calcext:value-type="float">
            <text:p>21.4935</text:p>
          </table:table-cell>
          <table:table-cell office:value-type="float" office:value="1.4176" calcext:value-type="float">
            <text:p>1.4176</text:p>
          </table:table-cell>
          <table:table-cell office:value-type="float" office:value="2.15546" calcext:value-type="float">
            <text:p>2.15546</text:p>
          </table:table-cell>
          <table:table-cell office:value-type="float" office:value="1.8376" calcext:value-type="float">
            <text:p>1.8376</text:p>
          </table:table-cell>
          <table:table-cell office:value-type="float" office:value="6.50135" calcext:value-type="float">
            <text:p>6.50135</text:p>
          </table:table-cell>
          <table:table-cell office:value-type="float" office:value="0" calcext:value-type="float">
            <text:p>0</text:p>
          </table:table-cell>
          <table:table-cell office:value-type="float" office:value="4.80242" calcext:value-type="float">
            <text:p>4.80242</text:p>
          </table:table-cell>
          <table:table-cell office:value-type="float" office:value="2.36375" calcext:value-type="float">
            <text:p>2.36375</text:p>
          </table:table-cell>
          <table:table-cell office:value-type="float" office:value="3.49387" calcext:value-type="float">
            <text:p>3.49387</text:p>
          </table:table-cell>
          <table:table-cell office:value-type="float" office:value="1.16002" calcext:value-type="float">
            <text:p>1.16002</text:p>
          </table:table-cell>
          <table:table-cell office:value-type="float" office:value="1.877" calcext:value-type="float">
            <text:p>1.877</text:p>
          </table:table-cell>
          <table:table-cell office:value-type="float" office:value="2.77872" calcext:value-type="float">
            <text:p>2.77872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1.86803" calcext:value-type="float">
            <text:p>1.86803</text:p>
          </table:table-cell>
          <table:table-cell office:value-type="float" office:value="2.26921" calcext:value-type="float">
            <text:p>2.26921</text:p>
          </table:table-cell>
          <table:table-cell office:value-type="float" office:value="2.65348" calcext:value-type="float">
            <text:p>2.65348</text:p>
          </table:table-cell>
          <table:table-cell office:value-type="float" office:value="2.15365" calcext:value-type="float">
            <text:p>2.15365</text:p>
          </table:table-cell>
          <table:table-cell office:value-type="float" office:value="2.66381" calcext:value-type="float">
            <text:p>2.66381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2.07802" calcext:value-type="float">
            <text:p>2.07802</text:p>
          </table:table-cell>
          <table:table-cell office:value-type="float" office:value="2.62796" calcext:value-type="float">
            <text:p>2.62796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2.69818" calcext:value-type="float">
            <text:p>2.69818</text:p>
          </table:table-cell>
          <table:table-cell office:value-type="float" office:value="3.04618" calcext:value-type="float">
            <text:p>3.04618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1.47918" calcext:value-type="float">
            <text:p>1.47918</text:p>
          </table:table-cell>
          <table:table-cell office:value-type="float" office:value="2.75484" calcext:value-type="float">
            <text:p>2.75484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2.13257" calcext:value-type="float">
            <text:p>2.13257</text:p>
          </table:table-cell>
          <table:table-cell office:value-type="float" office:value="0.809007" calcext:value-type="float">
            <text:p>0.809007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2.24006" calcext:value-type="float">
            <text:p>2.24006</text:p>
          </table:table-cell>
          <table:table-cell office:value-type="float" office:value="0.0908407" calcext:value-type="float">
            <text:p>0.0908407</text:p>
          </table:table-cell>
          <table:table-cell office:value-type="float" office:value="3.34156" calcext:value-type="float">
            <text:p>3.34156</text:p>
          </table:table-cell>
          <table:table-cell office:value-type="float" office:value="1.72825" calcext:value-type="float">
            <text:p>1.72825</text:p>
          </table:table-cell>
          <table:table-cell office:value-type="float" office:value="20.6439" calcext:value-type="float">
            <text:p>20.6439</text:p>
          </table:table-cell>
          <table:table-cell office:value-type="float" office:value="5.52864" calcext:value-type="float">
            <text:p>5.52864</text:p>
          </table:table-cell>
          <table:table-cell office:value-type="float" office:value="1.36419" calcext:value-type="float">
            <text:p>1.36419</text:p>
          </table:table-cell>
          <table:table-cell office:value-type="float" office:value="0.529371" calcext:value-type="float">
            <text:p>0.529371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2.42312" calcext:value-type="float">
            <text:p>2.42312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21.4499" calcext:value-type="float">
            <text:p>21.4499</text:p>
          </table:table-cell>
          <table:table-cell office:value-type="float" office:value="0.545764" calcext:value-type="float">
            <text:p>0.545764</text:p>
          </table:table-cell>
          <table:table-cell office:value-type="float" office:value="0.9878" calcext:value-type="float">
            <text:p>0.9878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3.76589" calcext:value-type="float">
            <text:p>3.76589</text:p>
          </table:table-cell>
          <table:table-cell office:value-type="float" office:value="2.61229" calcext:value-type="float">
            <text:p>2.61229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1.7059" calcext:value-type="float">
            <text:p>1.7059</text:p>
          </table:table-cell>
          <table:table-cell office:value-type="float" office:value="3.72375" calcext:value-type="float">
            <text:p>3.72375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2.23336" calcext:value-type="float">
            <text:p>2.23336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0.439579" calcext:value-type="float">
            <text:p>0.439579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0.389692" calcext:value-type="float">
            <text:p>0.389692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2.49985" calcext:value-type="float">
            <text:p>2.49985</text:p>
          </table:table-cell>
          <table:table-cell office:value-type="float" office:value="2.08785" calcext:value-type="float">
            <text:p>2.08785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2.55266" calcext:value-type="float">
            <text:p>2.55266</text:p>
          </table:table-cell>
          <table:table-cell office:value-type="float" office:value="1.9851" calcext:value-type="float">
            <text:p>1.9851</text:p>
          </table:table-cell>
          <table:table-cell office:value-type="float" office:value="6.13575" calcext:value-type="float">
            <text:p>6.13575</text:p>
          </table:table-cell>
          <table:table-cell office:value-type="float" office:value="1.26842" calcext:value-type="float">
            <text:p>1.26842</text:p>
          </table:table-cell>
          <table:table-cell office:value-type="float" office:value="0.200468" calcext:value-type="float">
            <text:p>0.200468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5.51396" calcext:value-type="float">
            <text:p>5.51396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22.0701" calcext:value-type="float">
            <text:p>22.0701</text:p>
          </table:table-cell>
          <table:table-cell office:value-type="float" office:value="1.27491" calcext:value-type="float">
            <text:p>1.27491</text:p>
          </table:table-cell>
          <table:table-cell office:value-type="float" office:value="1.90502" calcext:value-type="float">
            <text:p>1.90502</text:p>
          </table:table-cell>
          <table:table-cell table:number-columns-repeated="6" office:value-type="float" office:value="6.49408" calcext:value-type="float">
            <text:p>6.4940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7:</text:p>
          </table:table-cell>
          <table:table-cell office:value-type="float" office:value="12.543" calcext:value-type="float">
            <text:p>12.543</text:p>
          </table:table-cell>
          <table:table-cell office:value-type="string" calcext:value-type="string">
            <text:p>-</text:p>
          </table:table-cell>
          <table:table-cell office:value-type="float" office:value="12.7097" calcext:value-type="float">
            <text:p>12.709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3.2911" calcext:value-type="float">
            <text:p>3.2911</text:p>
          </table:table-cell>
          <table:table-cell office:value-type="float" office:value="3.74122" calcext:value-type="float">
            <text:p>3.74122</text:p>
          </table:table-cell>
          <table:table-cell office:value-type="float" office:value="2.90903" calcext:value-type="float">
            <text:p>2.90903</text:p>
          </table:table-cell>
          <table:table-cell office:value-type="float" office:value="2.39529" calcext:value-type="float">
            <text:p>2.39529</text:p>
          </table:table-cell>
          <table:table-cell office:value-type="float" office:value="3.67897" calcext:value-type="float">
            <text:p>3.67897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1.89269" calcext:value-type="float">
            <text:p>1.89269</text:p>
          </table:table-cell>
          <table:table-cell office:value-type="float" office:value="4.18487" calcext:value-type="float">
            <text:p>4.18487</text:p>
          </table:table-cell>
          <table:table-cell office:value-type="float" office:value="2.80422" calcext:value-type="float">
            <text:p>2.80422</text:p>
          </table:table-cell>
          <table:table-cell office:value-type="float" office:value="3.95162" calcext:value-type="float">
            <text:p>3.95162</text:p>
          </table:table-cell>
          <table:table-cell office:value-type="float" office:value="1.50777" calcext:value-type="float">
            <text:p>1.50777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0.474458" calcext:value-type="float">
            <text:p>0.474458</text:p>
          </table:table-cell>
          <table:table-cell office:value-type="float" office:value="2.76706" calcext:value-type="float">
            <text:p>2.76706</text:p>
          </table:table-cell>
          <table:table-cell office:value-type="float" office:value="1.76578" calcext:value-type="float">
            <text:p>1.76578</text:p>
          </table:table-cell>
          <table:table-cell office:value-type="float" office:value="4.25432" calcext:value-type="float">
            <text:p>4.25432</text:p>
          </table:table-cell>
          <table:table-cell office:value-type="float" office:value="3.11627" calcext:value-type="float">
            <text:p>3.11627</text:p>
          </table:table-cell>
          <table:table-cell office:value-type="float" office:value="2.14698" calcext:value-type="float">
            <text:p>2.14698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3.6202" calcext:value-type="float">
            <text:p>3.6202</text:p>
          </table:table-cell>
          <table:table-cell office:value-type="float" office:value="2.99537" calcext:value-type="float">
            <text:p>2.99537</text:p>
          </table:table-cell>
          <table:table-cell office:value-type="float" office:value="3.4527" calcext:value-type="float">
            <text:p>3.4527</text:p>
          </table:table-cell>
          <table:table-cell office:value-type="float" office:value="2.01311" calcext:value-type="float">
            <text:p>2.01311</text:p>
          </table:table-cell>
          <table:table-cell office:value-type="float" office:value="20.0664" calcext:value-type="float">
            <text:p>20.0664</text:p>
          </table:table-cell>
          <table:table-cell office:value-type="float" office:value="0.783837" calcext:value-type="float">
            <text:p>0.783837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3.16273" calcext:value-type="float">
            <text:p>3.16273</text:p>
          </table:table-cell>
          <table:table-cell office:value-type="float" office:value="3.89742" calcext:value-type="float">
            <text:p>3.89742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3.64259" calcext:value-type="float">
            <text:p>3.64259</text:p>
          </table:table-cell>
          <table:table-cell office:value-type="float" office:value="3.67113" calcext:value-type="float">
            <text:p>3.67113</text:p>
          </table:table-cell>
          <table:table-cell office:value-type="float" office:value="3.76877" calcext:value-type="float">
            <text:p>3.76877</text:p>
          </table:table-cell>
          <table:table-cell office:value-type="float" office:value="3.60802" calcext:value-type="float">
            <text:p>3.60802</text:p>
          </table:table-cell>
          <table:table-cell office:value-type="float" office:value="3.25189" calcext:value-type="float">
            <text:p>3.25189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17.2733" calcext:value-type="float">
            <text:p>17.2733</text:p>
          </table:table-cell>
          <table:table-cell office:value-type="float" office:value="4.16421" calcext:value-type="float">
            <text:p>4.16421</text:p>
          </table:table-cell>
          <table:table-cell office:value-type="float" office:value="3.81523" calcext:value-type="float">
            <text:p>3.81523</text:p>
          </table:table-cell>
          <table:table-cell office:value-type="float" office:value="3.1705" calcext:value-type="float">
            <text:p>3.1705</text:p>
          </table:table-cell>
          <table:table-cell office:value-type="float" office:value="1.80604" calcext:value-type="float">
            <text:p>1.80604</text:p>
          </table:table-cell>
          <table:table-cell office:value-type="float" office:value="4.80242" calcext:value-type="float">
            <text:p>4.80242</text:p>
          </table:table-cell>
          <table:table-cell office:value-type="float" office:value="0" calcext:value-type="float">
            <text:p>0</text:p>
          </table:table-cell>
          <table:table-cell office:value-type="float" office:value="2.79406" calcext:value-type="float">
            <text:p>2.79406</text:p>
          </table:table-cell>
          <table:table-cell office:value-type="float" office:value="1.53225" calcext:value-type="float">
            <text:p>1.53225</text:p>
          </table:table-cell>
          <table:table-cell office:value-type="float" office:value="4.35687" calcext:value-type="float">
            <text:p>4.35687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2.56892" calcext:value-type="float">
            <text:p>2.56892</text:p>
          </table:table-cell>
          <table:table-cell office:value-type="float" office:value="3.8563" calcext:value-type="float">
            <text:p>3.8563</text:p>
          </table:table-cell>
          <table:table-cell office:value-type="float" office:value="3.51499" calcext:value-type="float">
            <text:p>3.51499</text:p>
          </table:table-cell>
          <table:table-cell office:value-type="float" office:value="3.35495" calcext:value-type="float">
            <text:p>3.35495</text:p>
          </table:table-cell>
          <table:table-cell office:value-type="float" office:value="3.34819" calcext:value-type="float">
            <text:p>3.34819</text:p>
          </table:table-cell>
          <table:table-cell office:value-type="float" office:value="3.0499" calcext:value-type="float">
            <text:p>3.0499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3.8563" calcext:value-type="float">
            <text:p>3.8563</text:p>
          </table:table-cell>
          <table:table-cell office:value-type="float" office:value="3.37105" calcext:value-type="float">
            <text:p>3.37105</text:p>
          </table:table-cell>
          <table:table-cell office:value-type="float" office:value="2.5463" calcext:value-type="float">
            <text:p>2.5463</text:p>
          </table:table-cell>
          <table:table-cell office:value-type="float" office:value="4.18282" calcext:value-type="float">
            <text:p>4.1828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2.55861" calcext:value-type="float">
            <text:p>2.55861</text:p>
          </table:table-cell>
          <table:table-cell office:value-type="float" office:value="3.02846" calcext:value-type="float">
            <text:p>3.02846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57088" calcext:value-type="float">
            <text:p>3.57088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3.99955" calcext:value-type="float">
            <text:p>3.99955</text:p>
          </table:table-cell>
          <table:table-cell office:value-type="float" office:value="3.80406" calcext:value-type="float">
            <text:p>3.80406</text:p>
          </table:table-cell>
          <table:table-cell office:value-type="float" office:value="4.42641" calcext:value-type="float">
            <text:p>4.42641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4.50325" calcext:value-type="float">
            <text:p>4.50325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2.9699" calcext:value-type="float">
            <text:p>2.9699</text:p>
          </table:table-cell>
          <table:table-cell office:value-type="float" office:value="4.71863" calcext:value-type="float">
            <text:p>4.71863</text:p>
          </table:table-cell>
          <table:table-cell office:value-type="float" office:value="1.76269" calcext:value-type="float">
            <text:p>1.76269</text:p>
          </table:table-cell>
          <table:table-cell office:value-type="float" office:value="3.84938" calcext:value-type="float">
            <text:p>3.84938</text:p>
          </table:table-cell>
          <table:table-cell office:value-type="float" office:value="20.2708" calcext:value-type="float">
            <text:p>20.2708</text:p>
          </table:table-cell>
          <table:table-cell office:value-type="float" office:value="3.30951" calcext:value-type="float">
            <text:p>3.30951</text:p>
          </table:table-cell>
          <table:table-cell office:value-type="float" office:value="3.83871" calcext:value-type="float">
            <text:p>3.83871</text:p>
          </table:table-cell>
          <table:table-cell office:value-type="float" office:value="4.77569" calcext:value-type="float">
            <text:p>4.77569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2.87099" calcext:value-type="float">
            <text:p>2.87099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17.2315" calcext:value-type="float">
            <text:p>17.2315</text:p>
          </table:table-cell>
          <table:table-cell office:value-type="float" office:value="4.62127" calcext:value-type="float">
            <text:p>4.62127</text:p>
          </table:table-cell>
          <table:table-cell office:value-type="float" office:value="4.63337" calcext:value-type="float">
            <text:p>4.63337</text:p>
          </table:table-cell>
          <table:table-cell office:value-type="float" office:value="4.3892" calcext:value-type="float">
            <text:p>4.389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3.09454" calcext:value-type="float">
            <text:p>3.09454</text:p>
          </table:table-cell>
          <table:table-cell office:value-type="float" office:value="4.14991" calcext:value-type="float">
            <text:p>4.14991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3.21936" calcext:value-type="float">
            <text:p>3.21936</text:p>
          </table:table-cell>
          <table:table-cell office:value-type="float" office:value="1.14785" calcext:value-type="float">
            <text:p>1.14785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3.11026" calcext:value-type="float">
            <text:p>3.11026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4.55582" calcext:value-type="float">
            <text:p>4.55582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4.50582" calcext:value-type="float">
            <text:p>4.50582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2.49905" calcext:value-type="float">
            <text:p>2.49905</text:p>
          </table:table-cell>
          <table:table-cell office:value-type="float" office:value="2.71457" calcext:value-type="float">
            <text:p>2.71457</text:p>
          </table:table-cell>
          <table:table-cell office:value-type="float" office:value="3.08633" calcext:value-type="float">
            <text:p>3.08633</text:p>
          </table:table-cell>
          <table:table-cell office:value-type="float" office:value="2.82609" calcext:value-type="float">
            <text:p>2.82609</text:p>
          </table:table-cell>
          <table:table-cell office:value-type="float" office:value="3.78937" calcext:value-type="float">
            <text:p>3.78937</text:p>
          </table:table-cell>
          <table:table-cell office:value-type="float" office:value="3.91991" calcext:value-type="float">
            <text:p>3.91991</text:p>
          </table:table-cell>
          <table:table-cell office:value-type="float" office:value="3.86695" calcext:value-type="float">
            <text:p>3.86695</text:p>
          </table:table-cell>
          <table:table-cell office:value-type="float" office:value="4.66794" calcext:value-type="float">
            <text:p>4.66794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3.29375" calcext:value-type="float">
            <text:p>3.29375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17.7914" calcext:value-type="float">
            <text:p>17.7914</text:p>
          </table:table-cell>
          <table:table-cell office:value-type="float" office:value="3.60459" calcext:value-type="float">
            <text:p>3.60459</text:p>
          </table:table-cell>
          <table:table-cell office:value-type="float" office:value="3.76273" calcext:value-type="float">
            <text:p>3.76273</text:p>
          </table:table-cell>
          <table:table-cell table:number-columns-repeated="6" office:value-type="float" office:value="3.54875" calcext:value-type="float">
            <text:p>3.548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8:</text:p>
          </table:table-cell>
          <table:table-cell office:value-type="float" office:value="9.43388" calcext:value-type="float">
            <text:p>9.43388</text:p>
          </table:table-cell>
          <table:table-cell office:value-type="string" calcext:value-type="string">
            <text:p>-</text:p>
          </table:table-cell>
          <table:table-cell office:value-type="float" office:value="9.60055" calcext:value-type="float">
            <text:p>9.6005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0.498915" calcext:value-type="float">
            <text:p>0.498915</text:p>
          </table:table-cell>
          <table:table-cell office:value-type="float" office:value="1.78803" calcext:value-type="float">
            <text:p>1.78803</text:p>
          </table:table-cell>
          <table:table-cell office:value-type="float" office:value="0.310942" calcext:value-type="float">
            <text:p>0.310942</text:p>
          </table:table-cell>
          <table:table-cell office:value-type="float" office:value="0.570064" calcext:value-type="float">
            <text:p>0.570064</text:p>
          </table:table-cell>
          <table:table-cell office:value-type="float" office:value="0.897426" calcext:value-type="float">
            <text:p>0.897426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4.15949" calcext:value-type="float">
            <text:p>4.15949</text:p>
          </table:table-cell>
          <table:table-cell office:value-type="float" office:value="2.43294" calcext:value-type="float">
            <text:p>2.43294</text:p>
          </table:table-cell>
          <table:table-cell office:value-type="float" office:value="0.29016" calcext:value-type="float">
            <text:p>0.29016</text:p>
          </table:table-cell>
          <table:table-cell office:value-type="float" office:value="2.0369" calcext:value-type="float">
            <text:p>2.0369</text:p>
          </table:table-cell>
          <table:table-cell office:value-type="float" office:value="3.80042" calcext:value-type="float">
            <text:p>3.80042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2.32073" calcext:value-type="float">
            <text:p>2.32073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25651" calcext:value-type="float">
            <text:p>1.25651</text:p>
          </table:table-cell>
          <table:table-cell office:value-type="float" office:value="1.54122" calcext:value-type="float">
            <text:p>1.54122</text:p>
          </table:table-cell>
          <table:table-cell office:value-type="float" office:value="0.582598" calcext:value-type="float">
            <text:p>0.582598</text:p>
          </table:table-cell>
          <table:table-cell office:value-type="float" office:value="1.58365" calcext:value-type="float">
            <text:p>1.58365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0.851454" calcext:value-type="float">
            <text:p>0.851454</text:p>
          </table:table-cell>
          <table:table-cell office:value-type="float" office:value="0.201888" calcext:value-type="float">
            <text:p>0.201888</text:p>
          </table:table-cell>
          <table:table-cell office:value-type="float" office:value="0.65983" calcext:value-type="float">
            <text:p>0.65983</text:p>
          </table:table-cell>
          <table:table-cell office:value-type="float" office:value="1.12916" calcext:value-type="float">
            <text:p>1.12916</text:p>
          </table:table-cell>
          <table:table-cell office:value-type="float" office:value="19.208" calcext:value-type="float">
            <text:p>19.208</text:p>
          </table:table-cell>
          <table:table-cell office:value-type="float" office:value="3.04074" calcext:value-type="float">
            <text:p>3.04074</text:p>
          </table:table-cell>
          <table:table-cell office:value-type="float" office:value="0.667817" calcext:value-type="float">
            <text:p>0.667817</text:p>
          </table:table-cell>
          <table:table-cell office:value-type="float" office:value="0.653817" calcext:value-type="float">
            <text:p>0.653817</text:p>
          </table:table-cell>
          <table:table-cell office:value-type="float" office:value="1.10435" calcext:value-type="float">
            <text:p>1.10435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2.00465" calcext:value-type="float">
            <text:p>2.00465</text:p>
          </table:table-cell>
          <table:table-cell office:value-type="float" office:value="0.93966" calcext:value-type="float">
            <text:p>0.93966</text:p>
          </table:table-cell>
          <table:table-cell office:value-type="float" office:value="1.03495" calcext:value-type="float">
            <text:p>1.03495</text:p>
          </table:table-cell>
          <table:table-cell office:value-type="float" office:value="0.814174" calcext:value-type="float">
            <text:p>0.814174</text:p>
          </table:table-cell>
          <table:table-cell office:value-type="float" office:value="0.469646" calcext:value-type="float">
            <text:p>0.469646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19.1312" calcext:value-type="float">
            <text:p>19.1312</text:p>
          </table:table-cell>
          <table:table-cell office:value-type="float" office:value="1.38433" calcext:value-type="float">
            <text:p>1.38433</text:p>
          </table:table-cell>
          <table:table-cell office:value-type="float" office:value="1.0819" calcext:value-type="float">
            <text:p>1.0819</text:p>
          </table:table-cell>
          <table:table-cell office:value-type="float" office:value="0.529179" calcext:value-type="float">
            <text:p>0.529179</text:p>
          </table:table-cell>
          <table:table-cell office:value-type="float" office:value="4.29802" calcext:value-type="float">
            <text:p>4.29802</text:p>
          </table:table-cell>
          <table:table-cell office:value-type="float" office:value="2.36375" calcext:value-type="float">
            <text:p>2.36375</text:p>
          </table:table-cell>
          <table:table-cell office:value-type="float" office:value="2.79406" calcext:value-type="float">
            <text:p>2.79406</text:p>
          </table:table-cell>
          <table:table-cell office:value-type="float" office:value="0" calcext:value-type="float">
            <text:p>0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1.60696" calcext:value-type="float">
            <text:p>1.60696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2.14048" calcext:value-type="float">
            <text:p>2.14048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0.721759" calcext:value-type="float">
            <text:p>0.721759</text:p>
          </table:table-cell>
          <table:table-cell office:value-type="float" office:value="0.634536" calcext:value-type="float">
            <text:p>0.634536</text:p>
          </table:table-cell>
          <table:table-cell office:value-type="float" office:value="0.867995" calcext:value-type="float">
            <text:p>0.867995</text:p>
          </table:table-cell>
          <table:table-cell office:value-type="float" office:value="0.258818" calcext:value-type="float">
            <text:p>0.258818</text:p>
          </table:table-cell>
          <table:table-cell office:value-type="float" office:value="0.407681" calcext:value-type="float">
            <text:p>0.407681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0.586724" calcext:value-type="float">
            <text:p>0.586724</text:p>
          </table:table-cell>
          <table:table-cell office:value-type="float" office:value="0.276293" calcext:value-type="float">
            <text:p>0.276293</text:p>
          </table:table-cell>
          <table:table-cell office:value-type="float" office:value="1.48285" calcext:value-type="float">
            <text:p>1.48285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1142" calcext:value-type="float">
            <text:p>1.1142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0.334435" calcext:value-type="float">
            <text:p>0.334435</text:p>
          </table:table-cell>
          <table:table-cell office:value-type="float" office:value="0.954304" calcext:value-type="float">
            <text:p>0.954304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85583" calcext:value-type="float">
            <text:p>1.85583</text:p>
          </table:table-cell>
          <table:table-cell office:value-type="float" office:value="1.98477" calcext:value-type="float">
            <text:p>1.98477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02578" calcext:value-type="float">
            <text:p>2.02578</text:p>
          </table:table-cell>
          <table:table-cell office:value-type="float" office:value="1.06389" calcext:value-type="float">
            <text:p>1.06389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1.1142" calcext:value-type="float">
            <text:p>1.1142</text:p>
          </table:table-cell>
          <table:table-cell office:value-type="float" office:value="2.21131" calcext:value-type="float">
            <text:p>2.21131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2.30142" calcext:value-type="float">
            <text:p>2.30142</text:p>
          </table:table-cell>
          <table:table-cell office:value-type="float" office:value="2.05423" calcext:value-type="float">
            <text:p>2.05423</text:p>
          </table:table-cell>
          <table:table-cell office:value-type="float" office:value="1.05545" calcext:value-type="float">
            <text:p>1.05545</text:p>
          </table:table-cell>
          <table:table-cell office:value-type="float" office:value="19.4032" calcext:value-type="float">
            <text:p>19.4032</text:p>
          </table:table-cell>
          <table:table-cell office:value-type="float" office:value="4.79931" calcext:value-type="float">
            <text:p>4.79931</text:p>
          </table:table-cell>
          <table:table-cell office:value-type="float" office:value="1.11218" calcext:value-type="float">
            <text:p>1.11218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0.172989" calcext:value-type="float">
            <text:p>0.172989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19.0877" calcext:value-type="float">
            <text:p>19.0877</text:p>
          </table:table-cell>
          <table:table-cell office:value-type="float" office:value="2.43395" calcext:value-type="float">
            <text:p>2.43395</text:p>
          </table:table-cell>
          <table:table-cell office:value-type="float" office:value="1.90252" calcext:value-type="float">
            <text:p>1.90252</text:p>
          </table:table-cell>
          <table:table-cell office:value-type="float" office:value="1.64476" calcext:value-type="float">
            <text:p>1.6447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1.56921" calcext:value-type="float">
            <text:p>1.56921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55432" calcext:value-type="float">
            <text:p>1.55432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0.334923" calcext:value-type="float">
            <text:p>0.334923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30522" calcext:value-type="float">
            <text:p>2.30522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2.20943" calcext:value-type="float">
            <text:p>2.20943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0.335656" calcext:value-type="float">
            <text:p>0.335656</text:p>
          </table:table-cell>
          <table:table-cell office:value-type="float" office:value="0.94279" calcext:value-type="float">
            <text:p>0.94279</text:p>
          </table:table-cell>
          <table:table-cell office:value-type="float" office:value="1.42895" calcext:value-type="float">
            <text:p>1.42895</text:p>
          </table:table-cell>
          <table:table-cell office:value-type="float" office:value="0.283212" calcext:value-type="float">
            <text:p>0.283212</text:p>
          </table:table-cell>
          <table:table-cell office:value-type="float" office:value="1.01487" calcext:value-type="float">
            <text:p>1.01487</text:p>
          </table:table-cell>
          <table:table-cell office:value-type="float" office:value="5.48524" calcext:value-type="float">
            <text:p>5.48524</text:p>
          </table:table-cell>
          <table:table-cell office:value-type="float" office:value="1.17098" calcext:value-type="float">
            <text:p>1.17098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4.78189" calcext:value-type="float">
            <text:p>4.78189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19.7065" calcext:value-type="float">
            <text:p>19.7065</text:p>
          </table:table-cell>
          <table:table-cell office:value-type="float" office:value="1.62342" calcext:value-type="float">
            <text:p>1.62342</text:p>
          </table:table-cell>
          <table:table-cell office:value-type="float" office:value="0.975607" calcext:value-type="float">
            <text:p>0.975607</text:p>
          </table:table-cell>
          <table:table-cell table:number-columns-repeated="6" office:value-type="float" office:value="4.1767" calcext:value-type="float">
            <text:p>4.17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49:</text:p>
          </table:table-cell>
          <table:table-cell office:value-type="float" office:value="11.9495" calcext:value-type="float">
            <text:p>11.9495</text:p>
          </table:table-cell>
          <table:table-cell office:value-type="string" calcext:value-type="string">
            <text:p>-</text:p>
          </table:table-cell>
          <table:table-cell office:value-type="float" office:value="12.1162" calcext:value-type="float">
            <text:p>12.1162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1.78278" calcext:value-type="float">
            <text:p>1.78278</text:p>
          </table:table-cell>
          <table:table-cell office:value-type="float" office:value="2.36778" calcext:value-type="float">
            <text:p>2.36778</text:p>
          </table:table-cell>
          <table:table-cell office:value-type="float" office:value="1.3771" calcext:value-type="float">
            <text:p>1.3771</text:p>
          </table:table-cell>
          <table:table-cell office:value-type="float" office:value="1.00842" calcext:value-type="float">
            <text:p>1.00842</text:p>
          </table:table-cell>
          <table:table-cell office:value-type="float" office:value="2.15294" calcext:value-type="float">
            <text:p>2.15294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3.11528" calcext:value-type="float">
            <text:p>3.11528</text:p>
          </table:table-cell>
          <table:table-cell office:value-type="float" office:value="3.18083" calcext:value-type="float">
            <text:p>3.18083</text:p>
          </table:table-cell>
          <table:table-cell office:value-type="float" office:value="1.27221" calcext:value-type="float">
            <text:p>1.27221</text:p>
          </table:table-cell>
          <table:table-cell office:value-type="float" office:value="2.854" calcext:value-type="float">
            <text:p>2.854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1.05874" calcext:value-type="float">
            <text:p>1.05874</text:p>
          </table:table-cell>
          <table:table-cell office:value-type="float" office:value="1.28916" calcext:value-type="float">
            <text:p>1.28916</text:p>
          </table:table-cell>
          <table:table-cell office:value-type="float" office:value="0.417886" calcext:value-type="float">
            <text:p>0.417886</text:p>
          </table:table-cell>
          <table:table-cell office:value-type="float" office:value="2.72299" calcext:value-type="float">
            <text:p>2.72299</text:p>
          </table:table-cell>
          <table:table-cell office:value-type="float" office:value="1.58766" calcext:value-type="float">
            <text:p>1.58766</text:p>
          </table:table-cell>
          <table:table-cell office:value-type="float" office:value="1.40972" calcext:value-type="float">
            <text:p>1.40972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2.13058" calcext:value-type="float">
            <text:p>2.13058</text:p>
          </table:table-cell>
          <table:table-cell office:value-type="float" office:value="1.48205" calcext:value-type="float">
            <text:p>1.48205</text:p>
          </table:table-cell>
          <table:table-cell office:value-type="float" office:value="1.94294" calcext:value-type="float">
            <text:p>1.94294</text:p>
          </table:table-cell>
          <table:table-cell office:value-type="float" office:value="0.935665" calcext:value-type="float">
            <text:p>0.935665</text:p>
          </table:table-cell>
          <table:table-cell office:value-type="float" office:value="19.3858" calcext:value-type="float">
            <text:p>19.3858</text:p>
          </table:table-cell>
          <table:table-cell office:value-type="float" office:value="1.91922" calcext:value-type="float">
            <text:p>1.91922</text:p>
          </table:table-cell>
          <table:table-cell office:value-type="float" office:value="1.84799" calcext:value-type="float">
            <text:p>1.84799</text:p>
          </table:table-cell>
          <table:table-cell office:value-type="float" office:value="1.63702" calcext:value-type="float">
            <text:p>1.63702</text:p>
          </table:table-cell>
          <table:table-cell office:value-type="float" office:value="2.37808" calcext:value-type="float">
            <text:p>2.37808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2.65081" calcext:value-type="float">
            <text:p>2.65081</text:p>
          </table:table-cell>
          <table:table-cell office:value-type="float" office:value="2.13901" calcext:value-type="float">
            <text:p>2.13901</text:p>
          </table:table-cell>
          <table:table-cell office:value-type="float" office:value="2.29943" calcext:value-type="float">
            <text:p>2.29943</text:p>
          </table:table-cell>
          <table:table-cell office:value-type="float" office:value="2.0917" calcext:value-type="float">
            <text:p>2.0917</text:p>
          </table:table-cell>
          <table:table-cell office:value-type="float" office:value="1.72906" calcext:value-type="float">
            <text:p>1.72906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18.1251" calcext:value-type="float">
            <text:p>18.1251</text:p>
          </table:table-cell>
          <table:table-cell office:value-type="float" office:value="2.66808" calcext:value-type="float">
            <text:p>2.66808</text:p>
          </table:table-cell>
          <table:table-cell office:value-type="float" office:value="2.28303" calcext:value-type="float">
            <text:p>2.28303</text:p>
          </table:table-cell>
          <table:table-cell office:value-type="float" office:value="1.7215" calcext:value-type="float">
            <text:p>1.7215</text:p>
          </table:table-cell>
          <table:table-cell office:value-type="float" office:value="3.03475" calcext:value-type="float">
            <text:p>3.03475</text:p>
          </table:table-cell>
          <table:table-cell office:value-type="float" office:value="3.49387" calcext:value-type="float">
            <text:p>3.49387</text:p>
          </table:table-cell>
          <table:table-cell office:value-type="float" office:value="1.53225" calcext:value-type="float">
            <text:p>1.53225</text:p>
          </table:table-cell>
          <table:table-cell office:value-type="float" office:value="1.28421" calcext:value-type="float">
            <text:p>1.28421</text:p>
          </table:table-cell>
          <table:table-cell office:value-type="float" office:value="0" calcext:value-type="float">
            <text:p>0</text:p>
          </table:table-cell>
          <table:table-cell office:value-type="float" office:value="2.88242" calcext:value-type="float">
            <text:p>2.88242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2.0632" calcext:value-type="float">
            <text:p>2.0632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2.00433" calcext:value-type="float">
            <text:p>2.00433</text:p>
          </table:table-cell>
          <table:table-cell office:value-type="float" office:value="1.82319" calcext:value-type="float">
            <text:p>1.82319</text:p>
          </table:table-cell>
          <table:table-cell office:value-type="float" office:value="1.83096" calcext:value-type="float">
            <text:p>1.83096</text:p>
          </table:table-cell>
          <table:table-cell office:value-type="float" office:value="1.54298" calcext:value-type="float">
            <text:p>1.54298</text:p>
          </table:table-cell>
          <table:table-cell office:value-type="float" office:value="1.28442" calcext:value-type="float">
            <text:p>1.28442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1.84795" calcext:value-type="float">
            <text:p>1.84795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2.73533" calcext:value-type="float">
            <text:p>2.73533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2.258" calcext:value-type="float">
            <text:p>2.258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.02772" calcext:value-type="float">
            <text:p>1.02772</text:p>
          </table:table-cell>
          <table:table-cell office:value-type="float" office:value="1.55912" calcext:value-type="float">
            <text:p>1.5591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2.53472" calcext:value-type="float">
            <text:p>2.53472</text:p>
          </table:table-cell>
          <table:table-cell office:value-type="float" office:value="1.8938" calcext:value-type="float">
            <text:p>1.893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2.87754" calcext:value-type="float">
            <text:p>2.87754</text:p>
          </table:table-cell>
          <table:table-cell office:value-type="float" office:value="2.27203" calcext:value-type="float">
            <text:p>2.27203</text:p>
          </table:table-cell>
          <table:table-cell office:value-type="float" office:value="3.29328" calcext:value-type="float">
            <text:p>3.29328</text:p>
          </table:table-cell>
          <table:table-cell office:value-type="float" office:value="2.258" calcext:value-type="float">
            <text:p>2.258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.45828" calcext:value-type="float">
            <text:p>1.45828</text:p>
          </table:table-cell>
          <table:table-cell office:value-type="float" office:value="3.41866" calcext:value-type="float">
            <text:p>3.41866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2.33553" calcext:value-type="float">
            <text:p>2.33553</text:p>
          </table:table-cell>
          <table:table-cell office:value-type="float" office:value="19.5859" calcext:value-type="float">
            <text:p>19.5859</text:p>
          </table:table-cell>
          <table:table-cell office:value-type="float" office:value="4.09461" calcext:value-type="float">
            <text:p>4.09461</text:p>
          </table:table-cell>
          <table:table-cell office:value-type="float" office:value="2.37385" calcext:value-type="float">
            <text:p>2.37385</text:p>
          </table:table-cell>
          <table:table-cell office:value-type="float" office:value="3.37523" calcext:value-type="float">
            <text:p>3.37523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3448" calcext:value-type="float">
            <text:p>1.3448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8.0822" calcext:value-type="float">
            <text:p>18.0822</text:p>
          </table:table-cell>
          <table:table-cell office:value-type="float" office:value="3.42877" calcext:value-type="float">
            <text:p>3.42877</text:p>
          </table:table-cell>
          <table:table-cell office:value-type="float" office:value="3.17191" calcext:value-type="float">
            <text:p>3.17191</text:p>
          </table:table-cell>
          <table:table-cell office:value-type="float" office:value="2.91831" calcext:value-type="float">
            <text:p>2.91831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1.6774" calcext:value-type="float">
            <text:p>1.6774</text:p>
          </table:table-cell>
          <table:table-cell office:value-type="float" office:value="11.527" calcext:value-type="float">
            <text:p>11.527</text:p>
          </table:table-cell>
          <table:table-cell office:value-type="float" office:value="1.83237" calcext:value-type="float">
            <text:p>1.83237</text:p>
          </table:table-cell>
          <table:table-cell office:value-type="float" office:value="2.63423" calcext:value-type="float">
            <text:p>2.63423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2.16296" calcext:value-type="float">
            <text:p>2.16296</text:p>
          </table:table-cell>
          <table:table-cell office:value-type="float" office:value="1.05962" calcext:value-type="float">
            <text:p>1.05962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1.58718" calcext:value-type="float">
            <text:p>1.5871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3.33086" calcext:value-type="float">
            <text:p>3.33086</text:p>
          </table:table-cell>
          <table:table-cell office:value-type="float" office:value="1.6774" calcext:value-type="float">
            <text:p>1.6774</text:p>
          </table:table-cell>
          <table:table-cell office:value-type="float" office:value="3.25751" calcext:value-type="float">
            <text:p>3.25751</text:p>
          </table:table-cell>
          <table:table-cell office:value-type="float" office:value="11.527" calcext:value-type="float">
            <text:p>11.527</text:p>
          </table:table-cell>
          <table:table-cell office:value-type="float" office:value="1.02623" calcext:value-type="float">
            <text:p>1.02623</text:p>
          </table:table-cell>
          <table:table-cell office:value-type="float" office:value="1.50208" calcext:value-type="float">
            <text:p>1.50208</text:p>
          </table:table-cell>
          <table:table-cell office:value-type="float" office:value="2.012" calcext:value-type="float">
            <text:p>2.012</text:p>
          </table:table-cell>
          <table:table-cell office:value-type="float" office:value="1.29423" calcext:value-type="float">
            <text:p>1.29423</text:p>
          </table:table-cell>
          <table:table-cell office:value-type="float" office:value="2.26095" calcext:value-type="float">
            <text:p>2.26095</text:p>
          </table:table-cell>
          <table:table-cell office:value-type="float" office:value="4.77431" calcext:value-type="float">
            <text:p>4.77431</text:p>
          </table:table-cell>
          <table:table-cell office:value-type="float" office:value="2.41745" calcext:value-type="float">
            <text:p>2.41745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4.0771" calcext:value-type="float">
            <text:p>4.0771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8.68" calcext:value-type="float">
            <text:p>18.68</text:p>
          </table:table-cell>
          <table:table-cell office:value-type="float" office:value="2.4487" calcext:value-type="float">
            <text:p>2.4487</text:p>
          </table:table-cell>
          <table:table-cell office:value-type="float" office:value="2.23867" calcext:value-type="float">
            <text:p>2.23867</text:p>
          </table:table-cell>
          <table:table-cell table:number-columns-repeated="6" office:value-type="float" office:value="3.47739" calcext:value-type="float">
            <text:p>3.477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0:</text:p>
          </table:table-cell>
          <table:table-cell office:value-type="float" office:value="16.8785" calcext:value-type="float">
            <text:p>16.8785</text:p>
          </table:table-cell>
          <table:table-cell office:value-type="string" calcext:value-type="string">
            <text:p>-</text:p>
          </table:table-cell>
          <table:table-cell office:value-type="float" office:value="17.0452" calcext:value-type="float">
            <text:p>17.045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1.12243" calcext:value-type="float">
            <text:p>1.12243</text:p>
          </table:table-cell>
          <table:table-cell office:value-type="float" office:value="2.39242" calcext:value-type="float">
            <text:p>2.39242</text:p>
          </table:table-cell>
          <table:table-cell office:value-type="float" office:value="1.62665" calcext:value-type="float">
            <text:p>1.62665</text:p>
          </table:table-cell>
          <table:table-cell office:value-type="float" office:value="1.96831" calcext:value-type="float">
            <text:p>1.96831</text:p>
          </table:table-cell>
          <table:table-cell office:value-type="float" office:value="0.915564" calcext:value-type="float">
            <text:p>0.915564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5.50153" calcext:value-type="float">
            <text:p>5.50153</text:p>
          </table:table-cell>
          <table:table-cell office:value-type="float" office:value="2.05845" calcext:value-type="float">
            <text:p>2.05845</text:p>
          </table:table-cell>
          <table:table-cell office:value-type="float" office:value="1.71819" calcext:value-type="float">
            <text:p>1.71819</text:p>
          </table:table-cell>
          <table:table-cell office:value-type="float" office:value="1.70815" calcext:value-type="float">
            <text:p>1.70815</text:p>
          </table:table-cell>
          <table:table-cell office:value-type="float" office:value="5.40586" calcext:value-type="float">
            <text:p>5.40586</text:p>
          </table:table-cell>
          <table:table-cell office:value-type="float" office:value="1.1543" calcext:value-type="float">
            <text:p>1.1543</text:p>
          </table:table-cell>
          <table:table-cell office:value-type="float" office:value="3.89009" calcext:value-type="float">
            <text:p>3.89009</text:p>
          </table:table-cell>
          <table:table-cell office:value-type="float" office:value="1.59668" calcext:value-type="float">
            <text:p>1.59668</text:p>
          </table:table-cell>
          <table:table-cell office:value-type="float" office:value="2.85291" calcext:value-type="float">
            <text:p>2.85291</text:p>
          </table:table-cell>
          <table:table-cell office:value-type="float" office:value="1.07997" calcext:value-type="float">
            <text:p>1.07997</text:p>
          </table:table-cell>
          <table:table-cell office:value-type="float" office:value="1.59281" calcext:value-type="float">
            <text:p>1.59281</text:p>
          </table:table-cell>
          <table:table-cell office:value-type="float" office:value="2.66473" calcext:value-type="float">
            <text:p>2.66473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0.755722" calcext:value-type="float">
            <text:p>0.755722</text:p>
          </table:table-cell>
          <table:table-cell office:value-type="float" office:value="1.4208" calcext:value-type="float">
            <text:p>1.4208</text:p>
          </table:table-cell>
          <table:table-cell office:value-type="float" office:value="0.975606" calcext:value-type="float">
            <text:p>0.975606</text:p>
          </table:table-cell>
          <table:table-cell office:value-type="float" office:value="2.44724" calcext:value-type="float">
            <text:p>2.44724</text:p>
          </table:table-cell>
          <table:table-cell office:value-type="float" office:value="19.3562" calcext:value-type="float">
            <text:p>19.3562</text:p>
          </table:table-cell>
          <table:table-cell office:value-type="float" office:value="4.48971" calcext:value-type="float">
            <text:p>4.48971</text:p>
          </table:table-cell>
          <table:table-cell office:value-type="float" office:value="1.26912" calcext:value-type="float">
            <text:p>1.26912</text:p>
          </table:table-cell>
          <table:table-cell office:value-type="float" office:value="1.60316" calcext:value-type="float">
            <text:p>1.60316</text:p>
          </table:table-cell>
          <table:table-cell office:value-type="float" office:value="0.679201" calcext:value-type="float">
            <text:p>0.679201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1.98799" calcext:value-type="float">
            <text:p>1.98799</text:p>
          </table:table-cell>
          <table:table-cell office:value-type="float" office:value="1.0911" calcext:value-type="float">
            <text:p>1.0911</text:p>
          </table:table-cell>
          <table:table-cell office:value-type="float" office:value="0.588098" calcext:value-type="float">
            <text:p>0.588098</text:p>
          </table:table-cell>
          <table:table-cell office:value-type="float" office:value="0.87277" calcext:value-type="float">
            <text:p>0.87277</text:p>
          </table:table-cell>
          <table:table-cell office:value-type="float" office:value="1.22727" calcext:value-type="float">
            <text:p>1.22727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20.561" calcext:value-type="float">
            <text:p>20.561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1.03511" calcext:value-type="float">
            <text:p>1.03511</text:p>
          </table:table-cell>
          <table:table-cell office:value-type="float" office:value="1.18821" calcext:value-type="float">
            <text:p>1.18821</text:p>
          </table:table-cell>
          <table:table-cell office:value-type="float" office:value="5.90496" calcext:value-type="float">
            <text:p>5.90496</text:p>
          </table:table-cell>
          <table:table-cell office:value-type="float" office:value="1.16002" calcext:value-type="float">
            <text:p>1.16002</text:p>
          </table:table-cell>
          <table:table-cell office:value-type="float" office:value="4.35687" calcext:value-type="float">
            <text:p>4.35687</text:p>
          </table:table-cell>
          <table:table-cell office:value-type="float" office:value="1.60696" calcext:value-type="float">
            <text:p>1.60696</text:p>
          </table:table-cell>
          <table:table-cell office:value-type="float" office:value="2.88242" calcext:value-type="float">
            <text:p>2.88242</text:p>
          </table:table-cell>
          <table:table-cell office:value-type="float" office:value="0" calcext:value-type="float">
            <text:p>0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2.93303" calcext:value-type="float">
            <text:p>2.93303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0.922257" calcext:value-type="float">
            <text:p>0.922257</text:p>
          </table:table-cell>
          <table:table-cell office:value-type="float" office:value="1.26937" calcext:value-type="float">
            <text:p>1.26937</text:p>
          </table:table-cell>
          <table:table-cell office:value-type="float" office:value="1.59854" calcext:value-type="float">
            <text:p>1.59854</text:p>
          </table:table-cell>
          <table:table-cell office:value-type="float" office:value="1.35098" calcext:value-type="float">
            <text:p>1.35098</text:p>
          </table:table-cell>
          <table:table-cell office:value-type="float" office:value="1.77625" calcext:value-type="float">
            <text:p>1.77625</text:p>
          </table:table-cell>
          <table:table-cell office:value-type="float" office:value="1.1543" calcext:value-type="float">
            <text:p>1.1543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1.88089" calcext:value-type="float">
            <text:p>1.88089</text:p>
          </table:table-cell>
          <table:table-cell office:value-type="float" office:value="0.258949" calcext:value-type="float">
            <text:p>0.258949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3.97" calcext:value-type="float">
            <text:p>13.97</text:p>
          </table:table-cell>
          <table:table-cell office:value-type="float" office:value="1.91341" calcext:value-type="float">
            <text:p>1.91341</text:p>
          </table:table-cell>
          <table:table-cell office:value-type="float" office:value="2.03227" calcext:value-type="float">
            <text:p>2.03227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86751" calcext:value-type="float">
            <text:p>1.86751</text:p>
          </table:table-cell>
          <table:table-cell office:value-type="float" office:value="2.84277" calcext:value-type="float">
            <text:p>2.84277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1.6355" calcext:value-type="float">
            <text:p>1.6355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1.70416" calcext:value-type="float">
            <text:p>1.70416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29229" calcext:value-type="float">
            <text:p>1.29229</text:p>
          </table:table-cell>
          <table:table-cell office:value-type="float" office:value="13.97" calcext:value-type="float">
            <text:p>13.97</text:p>
          </table:table-cell>
          <table:table-cell office:value-type="float" office:value="1.44041" calcext:value-type="float">
            <text:p>1.44041</text:p>
          </table:table-cell>
          <table:table-cell office:value-type="float" office:value="1.15307" calcext:value-type="float">
            <text:p>1.15307</text:p>
          </table:table-cell>
          <table:table-cell office:value-type="float" office:value="3.24111" calcext:value-type="float">
            <text:p>3.24111</text:p>
          </table:table-cell>
          <table:table-cell office:value-type="float" office:value="0.657753" calcext:value-type="float">
            <text:p>0.657753</text:p>
          </table:table-cell>
          <table:table-cell office:value-type="float" office:value="19.544" calcext:value-type="float">
            <text:p>19.544</text:p>
          </table:table-cell>
          <table:table-cell office:value-type="float" office:value="5.79285" calcext:value-type="float">
            <text:p>5.79285</text:p>
          </table:table-cell>
          <table:table-cell office:value-type="float" office:value="0.519559" calcext:value-type="float">
            <text:p>0.519559</text:p>
          </table:table-cell>
          <table:table-cell office:value-type="float" office:value="0.704362" calcext:value-type="float">
            <text:p>0.704362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1.59226" calcext:value-type="float">
            <text:p>1.59226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1.55865" calcext:value-type="float">
            <text:p>1.55865</text:p>
          </table:table-cell>
          <table:table-cell office:value-type="float" office:value="0.303775" calcext:value-type="float">
            <text:p>0.303775</text:p>
          </table:table-cell>
          <table:table-cell office:value-type="float" office:value="0.0453901" calcext:value-type="float">
            <text:p>0.0453901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2.7125" calcext:value-type="float">
            <text:p>2.7125</text:p>
          </table:table-cell>
          <table:table-cell office:value-type="float" office:value="1.4527" calcext:value-type="float">
            <text:p>1.4527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1.86291" calcext:value-type="float">
            <text:p>1.86291</text:p>
          </table:table-cell>
          <table:table-cell office:value-type="float" office:value="3.42373" calcext:value-type="float">
            <text:p>3.42373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1.35549" calcext:value-type="float">
            <text:p>1.3554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1.4008" calcext:value-type="float">
            <text:p>1.4008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1.28481" calcext:value-type="float">
            <text:p>1.28481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1.86418" calcext:value-type="float">
            <text:p>1.86418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1.86282" calcext:value-type="float">
            <text:p>1.86282</text:p>
          </table:table-cell>
          <table:table-cell office:value-type="float" office:value="1.69448" calcext:value-type="float">
            <text:p>1.69448</text:p>
          </table:table-cell>
          <table:table-cell office:value-type="float" office:value="0.887759" calcext:value-type="float">
            <text:p>0.887759</text:p>
          </table:table-cell>
          <table:table-cell office:value-type="float" office:value="6.44977" calcext:value-type="float">
            <text:p>6.44977</text:p>
          </table:table-cell>
          <table:table-cell office:value-type="float" office:value="0.511213" calcext:value-type="float">
            <text:p>0.511213</text:p>
          </table:table-cell>
          <table:table-cell office:value-type="float" office:value="1.23621" calcext:value-type="float">
            <text:p>1.23621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5.77653" calcext:value-type="float">
            <text:p>5.77653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21.153" calcext:value-type="float">
            <text:p>21.153</text:p>
          </table:table-cell>
          <table:table-cell office:value-type="float" office:value="1.53638" calcext:value-type="float">
            <text:p>1.53638</text:p>
          </table:table-cell>
          <table:table-cell office:value-type="float" office:value="0.82946" calcext:value-type="float">
            <text:p>0.82946</text:p>
          </table:table-cell>
          <table:table-cell table:number-columns-repeated="6" office:value-type="float" office:value="5.50159" calcext:value-type="float">
            <text:p>5.501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1:</text:p>
          </table:table-cell>
          <table:table-cell office:value-type="float" office:value="15.7553" calcext:value-type="float">
            <text:p>15.7553</text:p>
          </table:table-cell>
          <table:table-cell office:value-type="string" calcext:value-type="string">
            <text:p>-</text:p>
          </table:table-cell>
          <table:table-cell office:value-type="float" office:value="15.922" calcext:value-type="float">
            <text:p>15.92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0.276232" calcext:value-type="float">
            <text:p>0.276232</text:p>
          </table:table-cell>
          <table:table-cell office:value-type="float" office:value="1.72025" calcext:value-type="float">
            <text:p>1.72025</text:p>
          </table:table-cell>
          <table:table-cell office:value-type="float" office:value="0.729946" calcext:value-type="float">
            <text:p>0.729946</text:p>
          </table:table-cell>
          <table:table-cell office:value-type="float" office:value="1.25525" calcext:value-type="float">
            <text:p>1.25525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4.88047" calcext:value-type="float">
            <text:p>4.88047</text:p>
          </table:table-cell>
          <table:table-cell office:value-type="float" office:value="2.33995" calcext:value-type="float">
            <text:p>2.33995</text:p>
          </table:table-cell>
          <table:table-cell office:value-type="float" office:value="0.825613" calcext:value-type="float">
            <text:p>0.825613</text:p>
          </table:table-cell>
          <table:table-cell office:value-type="float" office:value="1.93365" calcext:value-type="float">
            <text:p>1.93365</text:p>
          </table:table-cell>
          <table:table-cell office:value-type="float" office:value="4.53052" calcext:value-type="float">
            <text:p>4.53052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3.08932" calcext:value-type="float">
            <text:p>3.08932</text:p>
          </table:table-cell>
          <table:table-cell office:value-type="float" office:value="0.821448" calcext:value-type="float">
            <text:p>0.821448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0.88673" calcext:value-type="float">
            <text:p>0.88673</text:p>
          </table:table-cell>
          <table:table-cell office:value-type="float" office:value="0.705796" calcext:value-type="float">
            <text:p>0.705796</text:p>
          </table:table-cell>
          <table:table-cell office:value-type="float" office:value="2.16149" calcext:value-type="float">
            <text:p>2.16149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241208" calcext:value-type="float">
            <text:p>0.241208</text:p>
          </table:table-cell>
          <table:table-cell office:value-type="float" office:value="0.567556" calcext:value-type="float">
            <text:p>0.567556</text:p>
          </table:table-cell>
          <table:table-cell office:value-type="float" office:value="0.119342" calcext:value-type="float">
            <text:p>0.119342</text:p>
          </table:table-cell>
          <table:table-cell office:value-type="float" office:value="1.80319" calcext:value-type="float">
            <text:p>1.80319</text:p>
          </table:table-cell>
          <table:table-cell office:value-type="float" office:value="19.0356" calcext:value-type="float">
            <text:p>19.0356</text:p>
          </table:table-cell>
          <table:table-cell office:value-type="float" office:value="3.78967" calcext:value-type="float">
            <text:p>3.78967</text:p>
          </table:table-cell>
          <table:table-cell office:value-type="float" office:value="0.403827" calcext:value-type="float">
            <text:p>0.403827</text:p>
          </table:table-cell>
          <table:table-cell office:value-type="float" office:value="0.728001" calcext:value-type="float">
            <text:p>0.728001</text:p>
          </table:table-cell>
          <table:table-cell office:value-type="float" office:value="0.338609" calcext:value-type="float">
            <text:p>0.338609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2.05392" calcext:value-type="float">
            <text:p>2.05392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0.445049" calcext:value-type="float">
            <text:p>0.445049</text:p>
          </table:table-cell>
          <table:table-cell office:value-type="float" office:value="0.0492999" calcext:value-type="float">
            <text:p>0.0492999</text:p>
          </table:table-cell>
          <table:table-cell office:value-type="float" office:value="0.332025" calcext:value-type="float">
            <text:p>0.332025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" calcext:value-type="float">
            <text:p>0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0.642139" calcext:value-type="float">
            <text:p>0.642139</text:p>
          </table:table-cell>
          <table:table-cell office:value-type="float" office:value="0.474684" calcext:value-type="float">
            <text:p>0.474684</text:p>
          </table:table-cell>
          <table:table-cell office:value-type="float" office:value="0.575708" calcext:value-type="float">
            <text:p>0.575708</text:p>
          </table:table-cell>
          <table:table-cell office:value-type="float" office:value="5.03908" calcext:value-type="float">
            <text:p>5.03908</text:p>
          </table:table-cell>
          <table:table-cell office:value-type="float" office:value="1.877" calcext:value-type="float">
            <text:p>1.877</text:p>
          </table:table-cell>
          <table:table-cell office:value-type="float" office:value="3.56271" calcext:value-type="float">
            <text:p>3.56271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2.04816" calcext:value-type="float">
            <text:p>2.04816</text:p>
          </table:table-cell>
          <table:table-cell office:value-type="float" office:value="0.900313" calcext:value-type="float">
            <text:p>0.900313</text:p>
          </table:table-cell>
          <table:table-cell office:value-type="float" office:value="0" calcext:value-type="float">
            <text:p>0</text:p>
          </table:table-cell>
          <table:table-cell office:value-type="float" office:value="2.6021" calcext:value-type="float">
            <text:p>2.6021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0.23828" calcext:value-type="float">
            <text:p>0.23828</text:p>
          </table:table-cell>
          <table:table-cell table:number-columns-repeated="6" office:value-type="float" office:value="4.63757" calcext:value-type="float">
            <text:p>4.637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2:</text:p>
          </table:table-cell>
          <table:table-cell office:value-type="float" office:value="15.5279" calcext:value-type="float">
            <text:p>15.5279</text:p>
          </table:table-cell>
          <table:table-cell office:value-type="string" calcext:value-type="string">
            <text:p>-</text:p>
          </table:table-cell>
          <table:table-cell office:value-type="float" office:value="15.6946" calcext:value-type="float">
            <text:p>15.694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2.38412" calcext:value-type="float">
            <text:p>2.38412</text:p>
          </table:table-cell>
          <table:table-cell office:value-type="float" office:value="3.90885" calcext:value-type="float">
            <text:p>3.90885</text:p>
          </table:table-cell>
          <table:table-cell office:value-type="float" office:value="2.44715" calcext:value-type="float">
            <text:p>2.44715</text:p>
          </table:table-cell>
          <table:table-cell office:value-type="float" office:value="1.61563" calcext:value-type="float">
            <text:p>1.6156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2.83245" calcext:value-type="float">
            <text:p>2.83245</text:p>
          </table:table-cell>
          <table:table-cell office:value-type="float" office:value="1.77528" calcext:value-type="float">
            <text:p>1.77528</text:p>
          </table:table-cell>
          <table:table-cell office:value-type="float" office:value="2.39637" calcext:value-type="float">
            <text:p>2.39637</text:p>
          </table:table-cell>
          <table:table-cell office:value-type="float" office:value="1.69176" calcext:value-type="float">
            <text:p>1.69176</text:p>
          </table:table-cell>
          <table:table-cell office:value-type="float" office:value="4.05588" calcext:value-type="float">
            <text:p>4.05588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2.29589" calcext:value-type="float">
            <text:p>2.29589</text:p>
          </table:table-cell>
          <table:table-cell office:value-type="float" office:value="1.96909" calcext:value-type="float">
            <text:p>1.96909</text:p>
          </table:table-cell>
          <table:table-cell office:value-type="float" office:value="2.44103" calcext:value-type="float">
            <text:p>2.44103</text:p>
          </table:table-cell>
          <table:table-cell office:value-type="float" office:value="3.48789" calcext:value-type="float">
            <text:p>3.48789</text:p>
          </table:table-cell>
          <table:table-cell office:value-type="float" office:value="2.72308" calcext:value-type="float">
            <text:p>2.72308</text:p>
          </table:table-cell>
          <table:table-cell office:value-type="float" office:value="0.662634" calcext:value-type="float">
            <text:p>0.662634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2.47474" calcext:value-type="float">
            <text:p>2.47474</text:p>
          </table:table-cell>
          <table:table-cell office:value-type="float" office:value="2.25794" calcext:value-type="float">
            <text:p>2.25794</text:p>
          </table:table-cell>
          <table:table-cell office:value-type="float" office:value="2.49323" calcext:value-type="float">
            <text:p>2.49323</text:p>
          </table:table-cell>
          <table:table-cell office:value-type="float" office:value="1.19887" calcext:value-type="float">
            <text:p>1.19887</text:p>
          </table:table-cell>
          <table:table-cell office:value-type="float" office:value="21.283" calcext:value-type="float">
            <text:p>21.283</text:p>
          </table:table-cell>
          <table:table-cell office:value-type="float" office:value="2.20204" calcext:value-type="float">
            <text:p>2.20204</text:p>
          </table:table-cell>
          <table:table-cell office:value-type="float" office:value="2.74256" calcext:value-type="float">
            <text:p>2.74256</text:p>
          </table:table-cell>
          <table:table-cell office:value-type="float" office:value="2.7943" calcext:value-type="float">
            <text:p>2.7943</text:p>
          </table:table-cell>
          <table:table-cell office:value-type="float" office:value="2.8799" calcext:value-type="float">
            <text:p>2.8799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1.29929" calcext:value-type="float">
            <text:p>1.29929</text:p>
          </table:table-cell>
          <table:table-cell office:value-type="float" office:value="2.94715" calcext:value-type="float">
            <text:p>2.94715</text:p>
          </table:table-cell>
          <table:table-cell office:value-type="float" office:value="2.47302" calcext:value-type="float">
            <text:p>2.47302</text:p>
          </table:table-cell>
          <table:table-cell office:value-type="float" office:value="2.64765" calcext:value-type="float">
            <text:p>2.64765</text:p>
          </table:table-cell>
          <table:table-cell office:value-type="float" office:value="2.48391" calcext:value-type="float">
            <text:p>2.48391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2.6021" calcext:value-type="float">
            <text:p>2.6021</text:p>
          </table:table-cell>
          <table:table-cell office:value-type="float" office:value="19.8341" calcext:value-type="float">
            <text:p>19.8341</text:p>
          </table:table-cell>
          <table:table-cell office:value-type="float" office:value="2.90155" calcext:value-type="float">
            <text:p>2.90155</text:p>
          </table:table-cell>
          <table:table-cell office:value-type="float" office:value="3.06312" calcext:value-type="float">
            <text:p>3.06312</text:p>
          </table:table-cell>
          <table:table-cell office:value-type="float" office:value="2.02709" calcext:value-type="float">
            <text:p>2.02709</text:p>
          </table:table-cell>
          <table:table-cell office:value-type="float" office:value="4.37237" calcext:value-type="float">
            <text:p>4.37237</text:p>
          </table:table-cell>
          <table:table-cell office:value-type="float" office:value="2.77872" calcext:value-type="float">
            <text:p>2.77872</text:p>
          </table:table-cell>
          <table:table-cell office:value-type="float" office:value="2.56892" calcext:value-type="float">
            <text:p>2.56892</text:p>
          </table:table-cell>
          <table:table-cell office:value-type="float" office:value="2.14048" calcext:value-type="float">
            <text:p>2.14048</text:p>
          </table:table-cell>
          <table:table-cell office:value-type="float" office:value="2.0632" calcext:value-type="float">
            <text:p>2.0632</text:p>
          </table:table-cell>
          <table:table-cell office:value-type="float" office:value="2.93303" calcext:value-type="float">
            <text:p>2.93303</text:p>
          </table:table-cell>
          <table:table-cell office:value-type="float" office:value="2.6021" calcext:value-type="float">
            <text:p>2.6021</text:p>
          </table:table-cell>
          <table:table-cell office:value-type="float" office:value="0" calcext:value-type="float">
            <text:p>0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2.53988" calcext:value-type="float">
            <text:p>2.53988</text:p>
          </table:table-cell>
          <table:table-cell office:value-type="float" office:value="2.70746" calcext:value-type="float">
            <text:p>2.70746</text:p>
          </table:table-cell>
          <table:table-cell office:value-type="float" office:value="3.00684" calcext:value-type="float">
            <text:p>3.00684</text:p>
          </table:table-cell>
          <table:table-cell office:value-type="float" office:value="2.24165" calcext:value-type="float">
            <text:p>2.24165</text:p>
          </table:table-cell>
          <table:table-cell office:value-type="float" office:value="2.50142" calcext:value-type="float">
            <text:p>2.50142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2.56027" calcext:value-type="float">
            <text:p>2.56027</text:p>
          </table:table-cell>
          <table:table-cell office:value-type="float" office:value="2.13923" calcext:value-type="float">
            <text:p>2.13923</text:p>
          </table:table-cell>
          <table:table-cell office:value-type="float" office:value="2.67997" calcext:value-type="float">
            <text:p>2.67997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2.24397" calcext:value-type="float">
            <text:p>2.24397</text:p>
          </table:table-cell>
          <table:table-cell office:value-type="float" office:value="3.0369" calcext:value-type="float">
            <text:p>3.0369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1.30496" calcext:value-type="float">
            <text:p>1.30496</text:p>
          </table:table-cell>
          <table:table-cell office:value-type="float" office:value="0.172776" calcext:value-type="float">
            <text:p>0.172776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1.76721" calcext:value-type="float">
            <text:p>1.76721</text:p>
          </table:table-cell>
          <table:table-cell office:value-type="float" office:value="3.03713" calcext:value-type="float">
            <text:p>3.03713</text:p>
          </table:table-cell>
          <table:table-cell office:value-type="float" office:value="2.14518" calcext:value-type="float">
            <text:p>2.14518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2.39626" calcext:value-type="float">
            <text:p>2.39626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2.23302" calcext:value-type="float">
            <text:p>2.23302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0.806346" calcext:value-type="float">
            <text:p>0.806346</text:p>
          </table:table-cell>
          <table:table-cell office:value-type="float" office:value="2.79452" calcext:value-type="float">
            <text:p>2.79452</text:p>
          </table:table-cell>
          <table:table-cell office:value-type="float" office:value="21.4802" calcext:value-type="float">
            <text:p>21.4802</text:p>
          </table:table-cell>
          <table:table-cell office:value-type="float" office:value="2.85989" calcext:value-type="float">
            <text:p>2.85989</text:p>
          </table:table-cell>
          <table:table-cell office:value-type="float" office:value="2.50123" calcext:value-type="float">
            <text:p>2.50123</text:p>
          </table:table-cell>
          <table:table-cell office:value-type="float" office:value="2.99291" calcext:value-type="float">
            <text:p>2.99291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2.31306" calcext:value-type="float">
            <text:p>2.31306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19.7922" calcext:value-type="float">
            <text:p>19.7922</text:p>
          </table:table-cell>
          <table:table-cell office:value-type="float" office:value="2.40474" calcext:value-type="float">
            <text:p>2.40474</text:p>
          </table:table-cell>
          <table:table-cell office:value-type="float" office:value="3.09576" calcext:value-type="float">
            <text:p>3.09576</text:p>
          </table:table-cell>
          <table:table-cell office:value-type="float" office:value="2.94158" calcext:value-type="float">
            <text:p>2.94158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3.61887" calcext:value-type="float">
            <text:p>3.61887</text:p>
          </table:table-cell>
          <table:table-cell office:value-type="float" office:value="3.63377" calcext:value-type="float">
            <text:p>3.63377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1.1082" calcext:value-type="float">
            <text:p>1.1082</text:p>
          </table:table-cell>
          <table:table-cell office:value-type="float" office:value="1.45054" calcext:value-type="float">
            <text:p>1.45054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2.40432" calcext:value-type="float">
            <text:p>2.40432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2.40225" calcext:value-type="float">
            <text:p>2.40225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2.40224" calcext:value-type="float">
            <text:p>2.40224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1.87259" calcext:value-type="float">
            <text:p>1.87259</text:p>
          </table:table-cell>
          <table:table-cell office:value-type="float" office:value="1.24923" calcext:value-type="float">
            <text:p>1.24923</text:p>
          </table:table-cell>
          <table:table-cell office:value-type="float" office:value="1.07472" calcext:value-type="float">
            <text:p>1.07472</text:p>
          </table:table-cell>
          <table:table-cell office:value-type="float" office:value="2.39953" calcext:value-type="float">
            <text:p>2.39953</text:p>
          </table:table-cell>
          <table:table-cell office:value-type="float" office:value="2.91958" calcext:value-type="float">
            <text:p>2.91958</text:p>
          </table:table-cell>
          <table:table-cell office:value-type="float" office:value="3.51891" calcext:value-type="float">
            <text:p>3.51891</text:p>
          </table:table-cell>
          <table:table-cell office:value-type="float" office:value="2.456" calcext:value-type="float">
            <text:p>2.456</text:p>
          </table:table-cell>
          <table:table-cell office:value-type="float" office:value="2.59387" calcext:value-type="float">
            <text:p>2.59387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2.84361" calcext:value-type="float">
            <text:p>2.84361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20.357" calcext:value-type="float">
            <text:p>20.357</text:p>
          </table:table-cell>
          <table:table-cell office:value-type="float" office:value="1.52536" calcext:value-type="float">
            <text:p>1.52536</text:p>
          </table:table-cell>
          <table:table-cell office:value-type="float" office:value="2.83551" calcext:value-type="float">
            <text:p>2.83551</text:p>
          </table:table-cell>
          <table:table-cell table:number-columns-repeated="6" office:value-type="float" office:value="5.52078" calcext:value-type="float">
            <text:p>5.5207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3:</text:p>
          </table:table-cell>
          <table:table-cell office:value-type="float" office:value="10.5527" calcext:value-type="float">
            <text:p>10.5527</text:p>
          </table:table-cell>
          <table:table-cell office:value-type="string" calcext:value-type="string">
            <text:p>-</text:p>
          </table:table-cell>
          <table:table-cell office:value-type="float" office:value="10.7193" calcext:value-type="float">
            <text:p>10.719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3.8563" calcext:value-type="float">
            <text:p>3.8563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0" calcext:value-type="float">
            <text:p>0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1.0421" calcext:value-type="float">
            <text:p>1.0421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0" calcext:value-type="float">
            <text:p>0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.3046" calcext:value-type="float">
            <text:p>1.3046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1.367" calcext:value-type="float">
            <text:p>1.367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0.376516" calcext:value-type="float">
            <text:p>0.376516</text:p>
          </table:table-cell>
          <table:table-cell table:number-columns-repeated="6" office:value-type="float" office:value="4.45755" calcext:value-type="float">
            <text:p>4.457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4:</text:p>
          </table:table-cell>
          <table:table-cell office:value-type="float" office:value="9.86556" calcext:value-type="float">
            <text:p>9.86556</text:p>
          </table:table-cell>
          <table:table-cell office:value-type="string" calcext:value-type="string">
            <text:p>-</text:p>
          </table:table-cell>
          <table:table-cell office:value-type="float" office:value="10.0322" calcext:value-type="float">
            <text:p>10.032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0.224167" calcext:value-type="float">
            <text:p>0.224167</text:p>
          </table:table-cell>
          <table:table-cell office:value-type="float" office:value="1.75441" calcext:value-type="float">
            <text:p>1.75441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1.19768" calcext:value-type="float">
            <text:p>1.19768</text:p>
          </table:table-cell>
          <table:table-cell office:value-type="float" office:value="0.264151" calcext:value-type="float">
            <text:p>0.264151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4.82219" calcext:value-type="float">
            <text:p>4.82219</text:p>
          </table:table-cell>
          <table:table-cell office:value-type="float" office:value="2.29836" calcext:value-type="float">
            <text:p>2.29836</text:p>
          </table:table-cell>
          <table:table-cell office:value-type="float" office:value="0.796625" calcext:value-type="float">
            <text:p>0.796625</text:p>
          </table:table-cell>
          <table:table-cell office:value-type="float" office:value="1.89122" calcext:value-type="float">
            <text:p>1.89122</text:p>
          </table:table-cell>
          <table:table-cell office:value-type="float" office:value="4.49631" calcext:value-type="float">
            <text:p>4.49631</text:p>
          </table:table-cell>
          <table:table-cell office:value-type="float" office:value="1.8654" calcext:value-type="float">
            <text:p>1.8654</text:p>
          </table:table-cell>
          <table:table-cell office:value-type="float" office:value="3.04203" calcext:value-type="float">
            <text:p>3.04203</text:p>
          </table:table-cell>
          <table:table-cell office:value-type="float" office:value="0.766392" calcext:value-type="float">
            <text:p>0.766392</text:p>
          </table:table-cell>
          <table:table-cell office:value-type="float" office:value="1.93915" calcext:value-type="float">
            <text:p>1.93915</text:p>
          </table:table-cell>
          <table:table-cell office:value-type="float" office:value="0.949227" calcext:value-type="float">
            <text:p>0.949227</text:p>
          </table:table-cell>
          <table:table-cell office:value-type="float" office:value="0.704415" calcext:value-type="float">
            <text:p>0.704415</text:p>
          </table:table-cell>
          <table:table-cell office:value-type="float" office:value="2.09926" calcext:value-type="float">
            <text:p>2.09926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218843" calcext:value-type="float">
            <text:p>0.218843</text:p>
          </table:table-cell>
          <table:table-cell office:value-type="float" office:value="0.522284" calcext:value-type="float">
            <text:p>0.522284</text:p>
          </table:table-cell>
          <table:table-cell office:value-type="float" office:value="0.0625913" calcext:value-type="float">
            <text:p>0.0625913</text:p>
          </table:table-cell>
          <table:table-cell office:value-type="float" office:value="1.74368" calcext:value-type="float">
            <text:p>1.74368</text:p>
          </table:table-cell>
          <table:table-cell office:value-type="float" office:value="19.0848" calcext:value-type="float">
            <text:p>19.0848</text:p>
          </table:table-cell>
          <table:table-cell office:value-type="float" office:value="3.73467" calcext:value-type="float">
            <text:p>3.73467</text:p>
          </table:table-cell>
          <table:table-cell office:value-type="float" office:value="0.419406" calcext:value-type="float">
            <text:p>0.419406</text:p>
          </table:table-cell>
          <table:table-cell office:value-type="float" office:value="0.732434" calcext:value-type="float">
            <text:p>0.732434</text:p>
          </table:table-cell>
          <table:table-cell office:value-type="float" office:value="0.393636" calcext:value-type="float">
            <text:p>0.393636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2.00337" calcext:value-type="float">
            <text:p>2.00337</text:p>
          </table:table-cell>
          <table:table-cell office:value-type="float" office:value="0.44592" calcext:value-type="float">
            <text:p>0.44592</text:p>
          </table:table-cell>
          <table:table-cell office:value-type="float" office:value="0.432519" calcext:value-type="float">
            <text:p>0.432519</text:p>
          </table:table-cell>
          <table:table-cell office:value-type="float" office:value="0.110723" calcext:value-type="float">
            <text:p>0.110723</text:p>
          </table:table-cell>
          <table:table-cell office:value-type="float" office:value="0.305174" calcext:value-type="float">
            <text:p>0.305174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19.6732" calcext:value-type="float">
            <text:p>19.6732</text:p>
          </table:table-cell>
          <table:table-cell office:value-type="float" office:value="0.673591" calcext:value-type="float">
            <text:p>0.673591</text:p>
          </table:table-cell>
          <table:table-cell office:value-type="float" office:value="0.533557" calcext:value-type="float">
            <text:p>0.533557</text:p>
          </table:table-cell>
          <table:table-cell office:value-type="float" office:value="0.513267" calcext:value-type="float">
            <text:p>0.513267</text:p>
          </table:table-cell>
          <table:table-cell office:value-type="float" office:value="5.00263" calcext:value-type="float">
            <text:p>5.00263</text:p>
          </table:table-cell>
          <table:table-cell office:value-type="float" office:value="1.86803" calcext:value-type="float">
            <text:p>1.86803</text:p>
          </table:table-cell>
          <table:table-cell office:value-type="float" office:value="3.51499" calcext:value-type="float">
            <text:p>3.51499</text:p>
          </table:table-cell>
          <table:table-cell office:value-type="float" office:value="0.721759" calcext:value-type="float">
            <text:p>0.721759</text:p>
          </table:table-cell>
          <table:table-cell office:value-type="float" office:value="2.00433" calcext:value-type="float">
            <text:p>2.00433</text:p>
          </table:table-cell>
          <table:table-cell office:value-type="float" office:value="0.922257" calcext:value-type="float">
            <text:p>0.922257</text:p>
          </table:table-cell>
          <table:table-cell office:value-type="float" office:value="0.0625786" calcext:value-type="float">
            <text:p>0.0625786</text:p>
          </table:table-cell>
          <table:table-cell office:value-type="float" office:value="2.53988" calcext:value-type="float">
            <text:p>2.53988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" calcext:value-type="float">
            <text:p>0</text:p>
          </table:table-cell>
          <table:table-cell office:value-type="float" office:value="0.403608" calcext:value-type="float">
            <text:p>0.403608</text:p>
          </table:table-cell>
          <table:table-cell office:value-type="float" office:value="0.804347" calcext:value-type="float">
            <text:p>0.804347</text:p>
          </table:table-cell>
          <table:table-cell office:value-type="float" office:value="0.465158" calcext:value-type="float">
            <text:p>0.465158</text:p>
          </table:table-cell>
          <table:table-cell office:value-type="float" office:value="0.854979" calcext:value-type="float">
            <text:p>0.854979</text:p>
          </table:table-cell>
          <table:table-cell office:value-type="float" office:value="1.8654" calcext:value-type="float">
            <text:p>1.8654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.213155" calcext:value-type="float">
            <text:p>0.213155</text:p>
          </table:table-cell>
          <table:table-cell office:value-type="float" office:value="0.983508" calcext:value-type="float">
            <text:p>0.983508</text:p>
          </table:table-cell>
          <table:table-cell office:value-type="float" office:value="0.859403" calcext:value-type="float">
            <text:p>0.859403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13.089" calcext:value-type="float">
            <text:p>13.089</text:p>
          </table:table-cell>
          <table:table-cell office:value-type="float" office:value="1.00214" calcext:value-type="float">
            <text:p>1.00214</text:p>
          </table:table-cell>
          <table:table-cell office:value-type="float" office:value="1.17816" calcext:value-type="float">
            <text:p>1.17816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1.85364" calcext:value-type="float">
            <text:p>1.85364</text:p>
          </table:table-cell>
          <table:table-cell office:value-type="float" office:value="2.40901" calcext:value-type="float">
            <text:p>2.40901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1.85058" calcext:value-type="float">
            <text:p>1.85058</text:p>
          </table:table-cell>
          <table:table-cell office:value-type="float" office:value="0.505872" calcext:value-type="float">
            <text:p>0.505872</text:p>
          </table:table-cell>
          <table:table-cell office:value-type="float" office:value="2.10729" calcext:value-type="float">
            <text:p>2.10729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1.82203" calcext:value-type="float">
            <text:p>1.82203</text:p>
          </table:table-cell>
          <table:table-cell office:value-type="float" office:value="13.089" calcext:value-type="float">
            <text:p>13.089</text:p>
          </table:table-cell>
          <table:table-cell office:value-type="float" office:value="0.546436" calcext:value-type="float">
            <text:p>0.546436</text:p>
          </table:table-cell>
          <table:table-cell office:value-type="float" office:value="1.8246" calcext:value-type="float">
            <text:p>1.8246</text:p>
          </table:table-cell>
          <table:table-cell office:value-type="float" office:value="2.63467" calcext:value-type="float">
            <text:p>2.63467</text:p>
          </table:table-cell>
          <table:table-cell office:value-type="float" office:value="0.335107" calcext:value-type="float">
            <text:p>0.335107</text:p>
          </table:table-cell>
          <table:table-cell office:value-type="float" office:value="19.2768" calcext:value-type="float">
            <text:p>19.2768</text:p>
          </table:table-cell>
          <table:table-cell office:value-type="float" office:value="5.33246" calcext:value-type="float">
            <text:p>5.33246</text:p>
          </table:table-cell>
          <table:table-cell office:value-type="float" office:value="0.50507" calcext:value-type="float">
            <text:p>0.50507</text:p>
          </table:table-cell>
          <table:table-cell office:value-type="float" office:value="1.5499" calcext:value-type="float">
            <text:p>1.5499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67698" calcext:value-type="float">
            <text:p>0.67698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19.6294" calcext:value-type="float">
            <text:p>19.6294</text:p>
          </table:table-cell>
          <table:table-cell office:value-type="float" office:value="2.07899" calcext:value-type="float">
            <text:p>2.07899</text:p>
          </table:table-cell>
          <table:table-cell office:value-type="float" office:value="1.22553" calcext:value-type="float">
            <text:p>1.22553</text:p>
          </table:table-cell>
          <table:table-cell office:value-type="float" office:value="0.964116" calcext:value-type="float">
            <text:p>0.964116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90113" calcext:value-type="float">
            <text:p>1.90113</text:p>
          </table:table-cell>
          <table:table-cell office:value-type="float" office:value="1.12424" calcext:value-type="float">
            <text:p>1.12424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1.66737" calcext:value-type="float">
            <text:p>1.66737</text:p>
          </table:table-cell>
          <table:table-cell office:value-type="float" office:value="2.68015" calcext:value-type="float">
            <text:p>2.68015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0.435285" calcext:value-type="float">
            <text:p>0.435285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1.92924" calcext:value-type="float">
            <text:p>1.92924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1.81768" calcext:value-type="float">
            <text:p>1.81768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02652" calcext:value-type="float">
            <text:p>1.02652</text:p>
          </table:table-cell>
          <table:table-cell office:value-type="float" office:value="1.2967" calcext:value-type="float">
            <text:p>1.2967</text:p>
          </table:table-cell>
          <table:table-cell office:value-type="float" office:value="1.5924" calcext:value-type="float">
            <text:p>1.5924</text:p>
          </table:table-cell>
          <table:table-cell office:value-type="float" office:value="0.772829" calcext:value-type="float">
            <text:p>0.772829</text:p>
          </table:table-cell>
          <table:table-cell office:value-type="float" office:value="0.379751" calcext:value-type="float">
            <text:p>0.379751</text:p>
          </table:table-cell>
          <table:table-cell office:value-type="float" office:value="6.01102" calcext:value-type="float">
            <text:p>6.01102</text:p>
          </table:table-cell>
          <table:table-cell office:value-type="float" office:value="0.59983" calcext:value-type="float">
            <text:p>0.59983</text:p>
          </table:table-cell>
          <table:table-cell office:value-type="float" office:value="1.86014" calcext:value-type="float">
            <text:p>1.86014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5.31536" calcext:value-type="float">
            <text:p>5.31536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20.2598" calcext:value-type="float">
            <text:p>20.2598</text:p>
          </table:table-cell>
          <table:table-cell office:value-type="float" office:value="1.54205" calcext:value-type="float">
            <text:p>1.54205</text:p>
          </table:table-cell>
          <table:table-cell office:value-type="float" office:value="0.300584" calcext:value-type="float">
            <text:p>0.300584</text:p>
          </table:table-cell>
          <table:table-cell table:number-columns-repeated="6" office:value-type="float" office:value="4.63706" calcext:value-type="float">
            <text:p>4.63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5:</text:p>
          </table:table-cell>
          <table:table-cell office:value-type="float" office:value="15.2883" calcext:value-type="float">
            <text:p>15.2883</text:p>
          </table:table-cell>
          <table:table-cell office:value-type="string" calcext:value-type="string">
            <text:p>-</text:p>
          </table:table-cell>
          <table:table-cell office:value-type="float" office:value="15.455" calcext:value-type="float">
            <text:p>15.45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0.374778" calcext:value-type="float">
            <text:p>0.374778</text:p>
          </table:table-cell>
          <table:table-cell office:value-type="float" office:value="1.38123" calcext:value-type="float">
            <text:p>1.38123</text:p>
          </table:table-cell>
          <table:table-cell office:value-type="float" office:value="0.44614" calcext:value-type="float">
            <text:p>0.44614</text:p>
          </table:table-cell>
          <table:table-cell office:value-type="float" office:value="1.19957" calcext:value-type="float">
            <text:p>1.19957</text:p>
          </table:table-cell>
          <table:table-cell office:value-type="float" office:value="0.369146" calcext:value-type="float">
            <text:p>0.369146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4.78781" calcext:value-type="float">
            <text:p>4.78781</text:p>
          </table:table-cell>
          <table:table-cell office:value-type="float" office:value="2.66468" calcext:value-type="float">
            <text:p>2.66468</text:p>
          </table:table-cell>
          <table:table-cell office:value-type="float" office:value="0.551116" calcext:value-type="float">
            <text:p>0.551116</text:p>
          </table:table-cell>
          <table:table-cell office:value-type="float" office:value="2.25616" calcext:value-type="float">
            <text:p>2.25616</text:p>
          </table:table-cell>
          <table:table-cell office:value-type="float" office:value="4.23151" calcext:value-type="float">
            <text:p>4.23151</text:p>
          </table:table-cell>
          <table:table-cell office:value-type="float" office:value="2.2664" calcext:value-type="float">
            <text:p>2.2664</text:p>
          </table:table-cell>
          <table:table-cell office:value-type="float" office:value="2.88082" calcext:value-type="float">
            <text:p>2.88082</text:p>
          </table:table-cell>
          <table:table-cell office:value-type="float" office:value="0.766446" calcext:value-type="float">
            <text:p>0.766446</text:p>
          </table:table-cell>
          <table:table-cell office:value-type="float" office:value="1.68417" calcext:value-type="float">
            <text:p>1.68417</text:p>
          </table:table-cell>
          <table:table-cell office:value-type="float" office:value="0.916113" calcext:value-type="float">
            <text:p>0.916113</text:p>
          </table:table-cell>
          <table:table-cell office:value-type="float" office:value="0.323916" calcext:value-type="float">
            <text:p>0.323916</text:p>
          </table:table-cell>
          <table:table-cell office:value-type="float" office:value="2.19317" calcext:value-type="float">
            <text:p>2.19317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622438" calcext:value-type="float">
            <text:p>0.622438</text:p>
          </table:table-cell>
          <table:table-cell office:value-type="float" office:value="0.462328" calcext:value-type="float">
            <text:p>0.462328</text:p>
          </table:table-cell>
          <table:table-cell office:value-type="float" office:value="0.385752" calcext:value-type="float">
            <text:p>0.385752</text:p>
          </table:table-cell>
          <table:table-cell office:value-type="float" office:value="1.76118" calcext:value-type="float">
            <text:p>1.76118</text:p>
          </table:table-cell>
          <table:table-cell office:value-type="float" office:value="18.7667" calcext:value-type="float">
            <text:p>18.7667</text:p>
          </table:table-cell>
          <table:table-cell office:value-type="float" office:value="3.65459" calcext:value-type="float">
            <text:p>3.65459</text:p>
          </table:table-cell>
          <table:table-cell office:value-type="float" office:value="0.0351904" calcext:value-type="float">
            <text:p>0.0351904</text:p>
          </table:table-cell>
          <table:table-cell office:value-type="float" office:value="0.336856" calcext:value-type="float">
            <text:p>0.336856</text:p>
          </table:table-cell>
          <table:table-cell office:value-type="float" office:value="0.619473" calcext:value-type="float">
            <text:p>0.619473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2.33041" calcext:value-type="float">
            <text:p>2.33041</text:p>
          </table:table-cell>
          <table:table-cell office:value-type="float" office:value="0.31754" calcext:value-type="float">
            <text:p>0.31754</text:p>
          </table:table-cell>
          <table:table-cell office:value-type="float" office:value="0.834698" calcext:value-type="float">
            <text:p>0.834698</text:p>
          </table:table-cell>
          <table:table-cell office:value-type="float" office:value="0.40547" calcext:value-type="float">
            <text:p>0.40547</text:p>
          </table:table-cell>
          <table:table-cell office:value-type="float" office:value="0.229858" calcext:value-type="float">
            <text:p>0.229858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19.2957" calcext:value-type="float">
            <text:p>19.2957</text:p>
          </table:table-cell>
          <table:table-cell office:value-type="float" office:value="0.99468" calcext:value-type="float">
            <text:p>0.99468</text:p>
          </table:table-cell>
          <table:table-cell office:value-type="float" office:value="0.462469" calcext:value-type="float">
            <text:p>0.462469</text:p>
          </table:table-cell>
          <table:table-cell office:value-type="float" office:value="0.745678" calcext:value-type="float">
            <text:p>0.745678</text:p>
          </table:table-cell>
          <table:table-cell office:value-type="float" office:value="4.75074" calcext:value-type="float">
            <text:p>4.75074</text:p>
          </table:table-cell>
          <table:table-cell office:value-type="float" office:value="2.26921" calcext:value-type="float">
            <text:p>2.26921</text:p>
          </table:table-cell>
          <table:table-cell office:value-type="float" office:value="3.35495" calcext:value-type="float">
            <text:p>3.35495</text:p>
          </table:table-cell>
          <table:table-cell office:value-type="float" office:value="0.634536" calcext:value-type="float">
            <text:p>0.634536</text:p>
          </table:table-cell>
          <table:table-cell office:value-type="float" office:value="1.82319" calcext:value-type="float">
            <text:p>1.82319</text:p>
          </table:table-cell>
          <table:table-cell office:value-type="float" office:value="1.26937" calcext:value-type="float">
            <text:p>1.26937</text:p>
          </table:table-cell>
          <table:table-cell office:value-type="float" office:value="0.392948" calcext:value-type="float">
            <text:p>0.392948</text:p>
          </table:table-cell>
          <table:table-cell office:value-type="float" office:value="2.70746" calcext:value-type="float">
            <text:p>2.70746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403608" calcext:value-type="float">
            <text:p>0.403608</text:p>
          </table:table-cell>
          <table:table-cell office:value-type="float" office:value="0" calcext:value-type="float">
            <text:p>0</text:p>
          </table:table-cell>
          <table:table-cell office:value-type="float" office:value="0.408438" calcext:value-type="float">
            <text:p>0.408438</text:p>
          </table:table-cell>
          <table:table-cell office:value-type="float" office:value="0.466406" calcext:value-type="float">
            <text:p>0.466406</text:p>
          </table:table-cell>
          <table:table-cell office:value-type="float" office:value="0.559855" calcext:value-type="float">
            <text:p>0.559855</text:p>
          </table:table-cell>
          <table:table-cell office:value-type="float" office:value="2.2664" calcext:value-type="float">
            <text:p>2.2664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210009" calcext:value-type="float">
            <text:p>0.210009</text:p>
          </table:table-cell>
          <table:table-cell office:value-type="float" office:value="0.822328" calcext:value-type="float">
            <text:p>0.822328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0.796695" calcext:value-type="float">
            <text:p>0.796695</text:p>
          </table:table-cell>
          <table:table-cell office:value-type="float" office:value="0.779223" calcext:value-type="float">
            <text:p>0.779223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2.17868" calcext:value-type="float">
            <text:p>2.17868</text:p>
          </table:table-cell>
          <table:table-cell office:value-type="float" office:value="2.56164" calcext:value-type="float">
            <text:p>2.56164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2.22177" calcext:value-type="float">
            <text:p>2.22177</text:p>
          </table:table-cell>
          <table:table-cell office:value-type="float" office:value="0.449559" calcext:value-type="float">
            <text:p>0.449559</text:p>
          </table:table-cell>
          <table:table-cell office:value-type="float" office:value="2.4985" calcext:value-type="float">
            <text:p>2.4985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2.2242" calcext:value-type="float">
            <text:p>2.2242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0.490106" calcext:value-type="float">
            <text:p>0.490106</text:p>
          </table:table-cell>
          <table:table-cell office:value-type="float" office:value="2.22721" calcext:value-type="float">
            <text:p>2.22721</text:p>
          </table:table-cell>
          <table:table-cell office:value-type="float" office:value="2.68376" calcext:value-type="float">
            <text:p>2.68376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18.9599" calcext:value-type="float">
            <text:p>18.9599</text:p>
          </table:table-cell>
          <table:table-cell office:value-type="float" office:value="5.42287" calcext:value-type="float">
            <text:p>5.42287</text:p>
          </table:table-cell>
          <table:table-cell office:value-type="float" office:value="0.905018" calcext:value-type="float">
            <text:p>0.905018</text:p>
          </table:table-cell>
          <table:table-cell office:value-type="float" office:value="1.93169" calcext:value-type="float">
            <text:p>1.93169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501395" calcext:value-type="float">
            <text:p>0.501395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19.2518" calcext:value-type="float">
            <text:p>19.2518</text:p>
          </table:table-cell>
          <table:table-cell office:value-type="float" office:value="2.47951" calcext:value-type="float">
            <text:p>2.47951</text:p>
          </table:table-cell>
          <table:table-cell office:value-type="float" office:value="1.57124" calcext:value-type="float">
            <text:p>1.57124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.49788" calcext:value-type="float">
            <text:p>1.49788</text:p>
          </table:table-cell>
          <table:table-cell office:value-type="float" office:value="0.942059" calcext:value-type="float">
            <text:p>0.942059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1.94943" calcext:value-type="float">
            <text:p>1.94943</text:p>
          </table:table-cell>
          <table:table-cell office:value-type="float" office:value="2.6284" calcext:value-type="float">
            <text:p>2.6284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0.31112" calcext:value-type="float">
            <text:p>0.31112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2.33087" calcext:value-type="float">
            <text:p>2.33087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2.21997" calcext:value-type="float">
            <text:p>2.21997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0.969663" calcext:value-type="float">
            <text:p>0.969663</text:p>
          </table:table-cell>
          <table:table-cell office:value-type="float" office:value="1.46387" calcext:value-type="float">
            <text:p>1.46387</text:p>
          </table:table-cell>
          <table:table-cell office:value-type="float" office:value="1.85335" calcext:value-type="float">
            <text:p>1.85335</text:p>
          </table:table-cell>
          <table:table-cell office:value-type="float" office:value="0.528961" calcext:value-type="float">
            <text:p>0.528961</text:p>
          </table:table-cell>
          <table:table-cell office:value-type="float" office:value="0.452982" calcext:value-type="float">
            <text:p>0.452982</text:p>
          </table:table-cell>
          <table:table-cell office:value-type="float" office:value="6.10751" calcext:value-type="float">
            <text:p>6.10751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2.26372" calcext:value-type="float">
            <text:p>2.26372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5.40551" calcext:value-type="float">
            <text:p>5.40551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19.8857" calcext:value-type="float">
            <text:p>19.8857</text:p>
          </table:table-cell>
          <table:table-cell office:value-type="float" office:value="1.88474" calcext:value-type="float">
            <text:p>1.88474</text:p>
          </table:table-cell>
          <table:table-cell office:value-type="float" office:value="0.462014" calcext:value-type="float">
            <text:p>0.462014</text:p>
          </table:table-cell>
          <table:table-cell table:number-columns-repeated="6" office:value-type="float" office:value="4.24713" calcext:value-type="float">
            <text:p>4.247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6:</text:p>
          </table:table-cell>
          <table:table-cell office:value-type="float" office:value="10.6159" calcext:value-type="float">
            <text:p>10.6159</text:p>
          </table:table-cell>
          <table:table-cell office:value-type="string" calcext:value-type="string">
            <text:p>-</text:p>
          </table:table-cell>
          <table:table-cell office:value-type="float" office:value="10.7826" calcext:value-type="float">
            <text:p>10.782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0.7742" calcext:value-type="float">
            <text:p>0.7742</text:p>
          </table:table-cell>
          <table:table-cell office:value-type="float" office:value="0.980878" calcext:value-type="float">
            <text:p>0.980878</text:p>
          </table:table-cell>
          <table:table-cell office:value-type="float" office:value="0.571975" calcext:value-type="float">
            <text:p>0.571975</text:p>
          </table:table-cell>
          <table:table-cell office:value-type="float" office:value="1.42531" calcext:value-type="float">
            <text:p>1.42531</text:p>
          </table:table-cell>
          <table:table-cell office:value-type="float" office:value="0.688541" calcext:value-type="float">
            <text:p>0.688541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4.89799" calcext:value-type="float">
            <text:p>4.8979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648399" calcext:value-type="float">
            <text:p>0.648399</text:p>
          </table:table-cell>
          <table:table-cell office:value-type="float" office:value="2.66187" calcext:value-type="float">
            <text:p>2.66187</text:p>
          </table:table-cell>
          <table:table-cell office:value-type="float" office:value="4.08803" calcext:value-type="float">
            <text:p>4.08803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2.88044" calcext:value-type="float">
            <text:p>2.88044</text:p>
          </table:table-cell>
          <table:table-cell office:value-type="float" office:value="1.03795" calcext:value-type="float">
            <text:p>1.03795</text:p>
          </table:table-cell>
          <table:table-cell office:value-type="float" office:value="1.60391" calcext:value-type="float">
            <text:p>1.60391</text:p>
          </table:table-cell>
          <table:table-cell office:value-type="float" office:value="0.950165" calcext:value-type="float">
            <text:p>0.950165</text:p>
          </table:table-cell>
          <table:table-cell office:value-type="float" office:value="0.290546" calcext:value-type="float">
            <text:p>0.290546</text:p>
          </table:table-cell>
          <table:table-cell office:value-type="float" office:value="2.44744" calcext:value-type="float">
            <text:p>2.44744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1.02121" calcext:value-type="float">
            <text:p>1.02121</text:p>
          </table:table-cell>
          <table:table-cell office:value-type="float" office:value="0.761859" calcext:value-type="float">
            <text:p>0.761859</text:p>
          </table:table-cell>
          <table:table-cell office:value-type="float" office:value="0.792679" calcext:value-type="float">
            <text:p>0.792679</text:p>
          </table:table-cell>
          <table:table-cell office:value-type="float" office:value="1.96814" calcext:value-type="float">
            <text:p>1.96814</text:p>
          </table:table-cell>
          <table:table-cell office:value-type="float" office:value="18.3903" calcext:value-type="float">
            <text:p>18.3903</text:p>
          </table:table-cell>
          <table:table-cell office:value-type="float" office:value="3.72948" calcext:value-type="float">
            <text:p>3.72948</text:p>
          </table:table-cell>
          <table:table-cell office:value-type="float" office:value="0.386632" calcext:value-type="float">
            <text:p>0.386632</text:p>
          </table:table-cell>
          <table:table-cell office:value-type="float" office:value="0.221073" calcext:value-type="float">
            <text:p>0.221073</text:p>
          </table:table-cell>
          <table:table-cell office:value-type="float" office:value="0.919992" calcext:value-type="float">
            <text:p>0.919992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2.7235" calcext:value-type="float">
            <text:p>2.7235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1.22769" calcext:value-type="float">
            <text:p>1.22769</text:p>
          </table:table-cell>
          <table:table-cell office:value-type="float" office:value="0.78331" calcext:value-type="float">
            <text:p>0.78331</text:p>
          </table:table-cell>
          <table:table-cell office:value-type="float" office:value="0.614328" calcext:value-type="float">
            <text:p>0.614328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18.9699" calcext:value-type="float">
            <text:p>18.9699</text:p>
          </table:table-cell>
          <table:table-cell office:value-type="float" office:value="1.31432" calcext:value-type="float">
            <text:p>1.31432</text:p>
          </table:table-cell>
          <table:table-cell office:value-type="float" office:value="0.608888" calcext:value-type="float">
            <text:p>0.608888</text:p>
          </table:table-cell>
          <table:table-cell office:value-type="float" office:value="1.12906" calcext:value-type="float">
            <text:p>1.12906</text:p>
          </table:table-cell>
          <table:table-cell office:value-type="float" office:value="4.62051" calcext:value-type="float">
            <text:p>4.62051</text:p>
          </table:table-cell>
          <table:table-cell office:value-type="float" office:value="2.65348" calcext:value-type="float">
            <text:p>2.65348</text:p>
          </table:table-cell>
          <table:table-cell office:value-type="float" office:value="3.34819" calcext:value-type="float">
            <text:p>3.34819</text:p>
          </table:table-cell>
          <table:table-cell office:value-type="float" office:value="0.867995" calcext:value-type="float">
            <text:p>0.867995</text:p>
          </table:table-cell>
          <table:table-cell office:value-type="float" office:value="1.83096" calcext:value-type="float">
            <text:p>1.83096</text:p>
          </table:table-cell>
          <table:table-cell office:value-type="float" office:value="1.59854" calcext:value-type="float">
            <text:p>1.59854</text:p>
          </table:table-cell>
          <table:table-cell office:value-type="float" office:value="0.782889" calcext:value-type="float">
            <text:p>0.782889</text:p>
          </table:table-cell>
          <table:table-cell office:value-type="float" office:value="3.00684" calcext:value-type="float">
            <text:p>3.00684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804347" calcext:value-type="float">
            <text:p>0.804347</text:p>
          </table:table-cell>
          <table:table-cell office:value-type="float" office:value="0.408438" calcext:value-type="float">
            <text:p>0.408438</text:p>
          </table:table-cell>
          <table:table-cell office:value-type="float" office:value="0" calcext:value-type="float">
            <text:p>0</text:p>
          </table:table-cell>
          <table:table-cell office:value-type="float" office:value="0.798398" calcext:value-type="float">
            <text:p>0.798398</text:p>
          </table:table-cell>
          <table:table-cell office:value-type="float" office:value="0.578883" calcext:value-type="float">
            <text:p>0.578883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618377" calcext:value-type="float">
            <text:p>0.618377</text:p>
          </table:table-cell>
          <table:table-cell office:value-type="float" office:value="0.947423" calcext:value-type="float">
            <text:p>0.947423</text:p>
          </table:table-cell>
          <table:table-cell office:value-type="float" office:value="1.61332" calcext:value-type="float">
            <text:p>1.61332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0.876371" calcext:value-type="float">
            <text:p>0.876371</text:p>
          </table:table-cell>
          <table:table-cell office:value-type="float" office:value="0.452281" calcext:value-type="float">
            <text:p>0.452281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57153" calcext:value-type="float">
            <text:p>2.57153</text:p>
          </table:table-cell>
          <table:table-cell office:value-type="float" office:value="2.85237" calcext:value-type="float">
            <text:p>2.85237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2.62879" calcext:value-type="float">
            <text:p>2.62879</text:p>
          </table:table-cell>
          <table:table-cell office:value-type="float" office:value="0.616313" calcext:value-type="float">
            <text:p>0.616313</text:p>
          </table:table-cell>
          <table:table-cell office:value-type="float" office:value="2.90653" calcext:value-type="float">
            <text:p>2.90653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2.62581" calcext:value-type="float">
            <text:p>2.62581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0.783505" calcext:value-type="float">
            <text:p>0.783505</text:p>
          </table:table-cell>
          <table:table-cell office:value-type="float" office:value="2.6159" calcext:value-type="float">
            <text:p>2.6159</text:p>
          </table:table-cell>
          <table:table-cell office:value-type="float" office:value="2.89264" calcext:value-type="float">
            <text:p>2.89264</text:p>
          </table:table-cell>
          <table:table-cell office:value-type="float" office:value="0.945884" calcext:value-type="float">
            <text:p>0.945884</text:p>
          </table:table-cell>
          <table:table-cell office:value-type="float" office:value="18.5842" calcext:value-type="float">
            <text:p>18.5842</text:p>
          </table:table-cell>
          <table:table-cell office:value-type="float" office:value="5.64305" calcext:value-type="float">
            <text:p>5.64305</text:p>
          </table:table-cell>
          <table:table-cell office:value-type="float" office:value="1.29364" calcext:value-type="float">
            <text:p>1.29364</text:p>
          </table:table-cell>
          <table:table-cell office:value-type="float" office:value="2.28617" calcext:value-type="float">
            <text:p>2.28617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69726" calcext:value-type="float">
            <text:p>0.69726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18.9258" calcext:value-type="float">
            <text:p>18.9258</text:p>
          </table:table-cell>
          <table:table-cell office:value-type="float" office:value="2.88333" calcext:value-type="float">
            <text:p>2.88333</text:p>
          </table:table-cell>
          <table:table-cell office:value-type="float" office:value="1.8913" calcext:value-type="float">
            <text:p>1.8913</text:p>
          </table:table-cell>
          <table:table-cell office:value-type="float" office:value="1.64389" calcext:value-type="float">
            <text:p>1.6438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803336" calcext:value-type="float">
            <text:p>0.803336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32485" calcext:value-type="float">
            <text:p>2.32485</text:p>
          </table:table-cell>
          <table:table-cell office:value-type="float" office:value="2.74771" calcext:value-type="float">
            <text:p>2.74771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0.631193" calcext:value-type="float">
            <text:p>0.631193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2.73334" calcext:value-type="float">
            <text:p>2.73334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2.62134" calcext:value-type="float">
            <text:p>2.62134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.17061" calcext:value-type="float">
            <text:p>1.17061</text:p>
          </table:table-cell>
          <table:table-cell office:value-type="float" office:value="1.78719" calcext:value-type="float">
            <text:p>1.78719</text:p>
          </table:table-cell>
          <table:table-cell office:value-type="float" office:value="2.21948" calcext:value-type="float">
            <text:p>2.21948</text:p>
          </table:table-cell>
          <table:table-cell office:value-type="float" office:value="0.636966" calcext:value-type="float">
            <text:p>0.636966</text:p>
          </table:table-cell>
          <table:table-cell office:value-type="float" office:value="0.714425" calcext:value-type="float">
            <text:p>0.714425</text:p>
          </table:table-cell>
          <table:table-cell office:value-type="float" office:value="6.33034" calcext:value-type="float">
            <text:p>6.33034</text:p>
          </table:table-cell>
          <table:table-cell office:value-type="float" office:value="1.39453" calcext:value-type="float">
            <text:p>1.39453</text:p>
          </table:table-cell>
          <table:table-cell office:value-type="float" office:value="2.658" calcext:value-type="float">
            <text:p>2.658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5.62555" calcext:value-type="float">
            <text:p>5.62555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19.5658" calcext:value-type="float">
            <text:p>19.5658</text:p>
          </table:table-cell>
          <table:table-cell office:value-type="float" office:value="2.28496" calcext:value-type="float">
            <text:p>2.28496</text:p>
          </table:table-cell>
          <table:table-cell office:value-type="float" office:value="0.769978" calcext:value-type="float">
            <text:p>0.769978</text:p>
          </table:table-cell>
          <table:table-cell table:number-columns-repeated="6" office:value-type="float" office:value="3.90445" calcext:value-type="float">
            <text:p>3.904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7:</text:p>
          </table:table-cell>
          <table:table-cell office:value-type="float" office:value="16.8785" calcext:value-type="float">
            <text:p>16.8785</text:p>
          </table:table-cell>
          <table:table-cell office:value-type="string" calcext:value-type="string">
            <text:p>-</text:p>
          </table:table-cell>
          <table:table-cell office:value-type="float" office:value="17.0452" calcext:value-type="float">
            <text:p>17.045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0.241212" calcext:value-type="float">
            <text:p>0.241212</text:p>
          </table:table-cell>
          <table:table-cell office:value-type="float" office:value="1.76912" calcext:value-type="float">
            <text:p>1.76912</text:p>
          </table:table-cell>
          <table:table-cell office:value-type="float" office:value="0.369614" calcext:value-type="float">
            <text:p>0.369614</text:p>
          </table:table-cell>
          <table:table-cell office:value-type="float" office:value="0.761721" calcext:value-type="float">
            <text:p>0.761721</text:p>
          </table:table-cell>
          <table:table-cell office:value-type="float" office:value="0.660382" calcext:value-type="float">
            <text:p>0.660382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4.38281" calcext:value-type="float">
            <text:p>4.38281</text:p>
          </table:table-cell>
          <table:table-cell office:value-type="float" office:value="2.33424" calcext:value-type="float">
            <text:p>2.33424</text:p>
          </table:table-cell>
          <table:table-cell office:value-type="float" office:value="0.421189" calcext:value-type="float">
            <text:p>0.421189</text:p>
          </table:table-cell>
          <table:table-cell office:value-type="float" office:value="1.92964" calcext:value-type="float">
            <text:p>1.92964</text:p>
          </table:table-cell>
          <table:table-cell office:value-type="float" office:value="4.05498" calcext:value-type="float">
            <text:p>4.05498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2.57707" calcext:value-type="float">
            <text:p>2.57707</text:p>
          </table:table-cell>
          <table:table-cell office:value-type="float" office:value="0.319583" calcext:value-type="float">
            <text:p>0.319583</text:p>
          </table:table-cell>
          <table:table-cell office:value-type="float" office:value="1.50513" calcext:value-type="float">
            <text:p>1.50513</text:p>
          </table:table-cell>
          <table:table-cell office:value-type="float" office:value="1.32959" calcext:value-type="float">
            <text:p>1.32959</text:p>
          </table:table-cell>
          <table:table-cell office:value-type="float" office:value="0.552303" calcext:value-type="float">
            <text:p>0.552303</text:p>
          </table:table-cell>
          <table:table-cell office:value-type="float" office:value="1.73141" calcext:value-type="float">
            <text:p>1.73141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595318" calcext:value-type="float">
            <text:p>0.595318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0.402803" calcext:value-type="float">
            <text:p>0.402803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9.1878" calcext:value-type="float">
            <text:p>19.1878</text:p>
          </table:table-cell>
          <table:table-cell office:value-type="float" office:value="3.27929" calcext:value-type="float">
            <text:p>3.27929</text:p>
          </table:table-cell>
          <table:table-cell office:value-type="float" office:value="0.501587" calcext:value-type="float">
            <text:p>0.501587</text:p>
          </table:table-cell>
          <table:table-cell office:value-type="float" office:value="0.616014" calcext:value-type="float">
            <text:p>0.616014</text:p>
          </table:table-cell>
          <table:table-cell office:value-type="float" office:value="0.852843" calcext:value-type="float">
            <text:p>0.852843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1.94706" calcext:value-type="float">
            <text:p>1.94706</text:p>
          </table:table-cell>
          <table:table-cell office:value-type="float" office:value="0.737299" calcext:value-type="float">
            <text:p>0.737299</text:p>
          </table:table-cell>
          <table:table-cell office:value-type="float" office:value="0.78611" calcext:value-type="float">
            <text:p>0.78611</text:p>
          </table:table-cell>
          <table:table-cell office:value-type="float" office:value="0.561765" calcext:value-type="float">
            <text:p>0.561765</text:p>
          </table:table-cell>
          <table:table-cell office:value-type="float" office:value="0.252542" calcext:value-type="float">
            <text:p>0.25254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19.3412" calcext:value-type="float">
            <text:p>19.3412</text:p>
          </table:table-cell>
          <table:table-cell office:value-type="float" office:value="1.12555" calcext:value-type="float">
            <text:p>1.12555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367321" calcext:value-type="float">
            <text:p>0.367321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2.15365" calcext:value-type="float">
            <text:p>2.15365</text:p>
          </table:table-cell>
          <table:table-cell office:value-type="float" office:value="3.0499" calcext:value-type="float">
            <text:p>3.0499</text:p>
          </table:table-cell>
          <table:table-cell office:value-type="float" office:value="0.258818" calcext:value-type="float">
            <text:p>0.258818</text:p>
          </table:table-cell>
          <table:table-cell office:value-type="float" office:value="1.54298" calcext:value-type="float">
            <text:p>1.54298</text:p>
          </table:table-cell>
          <table:table-cell office:value-type="float" office:value="1.35098" calcext:value-type="float">
            <text:p>1.35098</text:p>
          </table:table-cell>
          <table:table-cell office:value-type="float" office:value="0.514839" calcext:value-type="float">
            <text:p>0.514839</text:p>
          </table:table-cell>
          <table:table-cell office:value-type="float" office:value="2.24165" calcext:value-type="float">
            <text:p>2.24165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0.465158" calcext:value-type="float">
            <text:p>0.465158</text:p>
          </table:table-cell>
          <table:table-cell office:value-type="float" office:value="0.466406" calcext:value-type="float">
            <text:p>0.466406</text:p>
          </table:table-cell>
          <table:table-cell office:value-type="float" office:value="0.798398" calcext:value-type="float">
            <text:p>0.798398</text:p>
          </table:table-cell>
          <table:table-cell office:value-type="float" office:value="0" calcext:value-type="float">
            <text:p>0</text:p>
          </table:table-cell>
          <table:table-cell office:value-type="float" office:value="0.52047" calcext:value-type="float">
            <text:p>0.52047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529976" calcext:value-type="float">
            <text:p>0.529976</text:p>
          </table:table-cell>
          <table:table-cell office:value-type="float" office:value="1.23646" calcext:value-type="float">
            <text:p>1.23646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0.568248" calcext:value-type="float">
            <text:p>0.568248</text:p>
          </table:table-cell>
          <table:table-cell office:value-type="float" office:value="1.00693" calcext:value-type="float">
            <text:p>1.0069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1.79547" calcext:value-type="float">
            <text:p>1.79547</text:p>
          </table:table-cell>
          <table:table-cell office:value-type="float" office:value="2.09527" calcext:value-type="float">
            <text:p>2.09527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1.90855" calcext:value-type="float">
            <text:p>1.90855</text:p>
          </table:table-cell>
          <table:table-cell office:value-type="float" office:value="0.851284" calcext:value-type="float">
            <text:p>0.851284</text:p>
          </table:table-cell>
          <table:table-cell office:value-type="float" office:value="2.23537" calcext:value-type="float">
            <text:p>2.23537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2.0299" calcext:value-type="float">
            <text:p>2.0299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0.0907806" calcext:value-type="float">
            <text:p>0.0907806</text:p>
          </table:table-cell>
          <table:table-cell office:value-type="float" office:value="2.09605" calcext:value-type="float">
            <text:p>2.09605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0.799995" calcext:value-type="float">
            <text:p>0.799995</text:p>
          </table:table-cell>
          <table:table-cell office:value-type="float" office:value="19.3818" calcext:value-type="float">
            <text:p>19.3818</text:p>
          </table:table-cell>
          <table:table-cell office:value-type="float" office:value="4.9655" calcext:value-type="float">
            <text:p>4.9655</text:p>
          </table:table-cell>
          <table:table-cell office:value-type="float" office:value="0.864162" calcext:value-type="float">
            <text:p>0.864162</text:p>
          </table:table-cell>
          <table:table-cell office:value-type="float" office:value="1.91531" calcext:value-type="float">
            <text:p>1.91531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269485" calcext:value-type="float">
            <text:p>0.269485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19.2976" calcext:value-type="float">
            <text:p>19.2976</text:p>
          </table:table-cell>
          <table:table-cell office:value-type="float" office:value="2.26469" calcext:value-type="float">
            <text:p>2.26469</text:p>
          </table:table-cell>
          <table:table-cell office:value-type="float" office:value="1.64832" calcext:value-type="float">
            <text:p>1.64832</text:p>
          </table:table-cell>
          <table:table-cell office:value-type="float" office:value="1.38945" calcext:value-type="float">
            <text:p>1.38945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.73469" calcext:value-type="float">
            <text:p>1.73469</text:p>
          </table:table-cell>
          <table:table-cell office:value-type="float" office:value="1.40416" calcext:value-type="float">
            <text:p>1.40416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1.53064" calcext:value-type="float">
            <text:p>1.53064</text:p>
          </table:table-cell>
          <table:table-cell office:value-type="float" office:value="2.23129" calcext:value-type="float">
            <text:p>2.23129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0.167855" calcext:value-type="float">
            <text:p>0.1678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2.12858" calcext:value-type="float">
            <text:p>2.12858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2.02729" calcext:value-type="float">
            <text:p>2.02729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0.566045" calcext:value-type="float">
            <text:p>0.566045</text:p>
          </table:table-cell>
          <table:table-cell office:value-type="float" office:value="1.00129" calcext:value-type="float">
            <text:p>1.00129</text:p>
          </table:table-cell>
          <table:table-cell office:value-type="float" office:value="1.42186" calcext:value-type="float">
            <text:p>1.42186</text:p>
          </table:table-cell>
          <table:table-cell office:value-type="float" office:value="0.401472" calcext:value-type="float">
            <text:p>0.401472</text:p>
          </table:table-cell>
          <table:table-cell office:value-type="float" office:value="0.781462" calcext:value-type="float">
            <text:p>0.781462</text:p>
          </table:table-cell>
          <table:table-cell office:value-type="float" office:value="5.64901" calcext:value-type="float">
            <text:p>5.64901</text:p>
          </table:table-cell>
          <table:table-cell office:value-type="float" office:value="0.929999" calcext:value-type="float">
            <text:p>0.929999</text:p>
          </table:table-cell>
          <table:table-cell office:value-type="float" office:value="2.10779" calcext:value-type="float">
            <text:p>2.10779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4.94819" calcext:value-type="float">
            <text:p>4.94819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19.9201" calcext:value-type="float">
            <text:p>19.9201</text:p>
          </table:table-cell>
          <table:table-cell office:value-type="float" office:value="1.53028" calcext:value-type="float">
            <text:p>1.53028</text:p>
          </table:table-cell>
          <table:table-cell office:value-type="float" office:value="0.732064" calcext:value-type="float">
            <text:p>0.732064</text:p>
          </table:table-cell>
          <table:table-cell table:number-columns-repeated="6" office:value-type="float" office:value="4.35392" calcext:value-type="float">
            <text:p>4.353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8:</text:p>
          </table:table-cell>
          <table:table-cell office:value-type="float" office:value="15.3294" calcext:value-type="float">
            <text:p>15.3294</text:p>
          </table:table-cell>
          <table:table-cell office:value-type="string" calcext:value-type="string">
            <text:p>-</text:p>
          </table:table-cell>
          <table:table-cell office:value-type="float" office:value="15.4961" calcext:value-type="float">
            <text:p>15.496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3.6738" calcext:value-type="float">
            <text:p>3.6738</text:p>
          </table:table-cell>
          <table:table-cell office:value-type="float" office:value="0.679588" calcext:value-type="float">
            <text:p>0.679588</text:p>
          </table:table-cell>
          <table:table-cell office:value-type="float" office:value="1.40775" calcext:value-type="float">
            <text:p>1.40775</text:p>
          </table:table-cell>
          <table:table-cell office:value-type="float" office:value="0.156844" calcext:value-type="float">
            <text:p>0.156844</text:p>
          </table:table-cell>
          <table:table-cell office:value-type="float" office:value="0.88903" calcext:value-type="float">
            <text:p>0.88903</text:p>
          </table:table-cell>
          <table:table-cell office:value-type="float" office:value="0.920299" calcext:value-type="float">
            <text:p>0.920299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4.32216" calcext:value-type="float">
            <text:p>4.32216</text:p>
          </table:table-cell>
          <table:table-cell office:value-type="float" office:value="2.82874" calcext:value-type="float">
            <text:p>2.82874</text:p>
          </table:table-cell>
          <table:table-cell office:value-type="float" office:value="0.117529" calcext:value-type="float">
            <text:p>0.117529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3.6738" calcext:value-type="float">
            <text:p>3.6738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2.34265" calcext:value-type="float">
            <text:p>2.34265</text:p>
          </table:table-cell>
          <table:table-cell office:value-type="float" office:value="0.586797" calcext:value-type="float">
            <text:p>0.586797</text:p>
          </table:table-cell>
          <table:table-cell office:value-type="float" office:value="1.12432" calcext:value-type="float">
            <text:p>1.12432</text:p>
          </table:table-cell>
          <table:table-cell office:value-type="float" office:value="1.43917" calcext:value-type="float">
            <text:p>1.43917</text:p>
          </table:table-cell>
          <table:table-cell office:value-type="float" office:value="0.306521" calcext:value-type="float">
            <text:p>0.306521</text:p>
          </table:table-cell>
          <table:table-cell office:value-type="float" office:value="1.90882" calcext:value-type="float">
            <text:p>1.90882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0.444525" calcext:value-type="float">
            <text:p>0.444525</text:p>
          </table:table-cell>
          <table:table-cell office:value-type="float" office:value="0.805433" calcext:value-type="float">
            <text:p>0.805433</text:p>
          </table:table-cell>
          <table:table-cell office:value-type="float" office:value="1.40774" calcext:value-type="float">
            <text:p>1.40774</text:p>
          </table:table-cell>
          <table:table-cell office:value-type="float" office:value="18.8149" calcext:value-type="float">
            <text:p>18.8149</text:p>
          </table:table-cell>
          <table:table-cell office:value-type="float" office:value="3.16063" calcext:value-type="float">
            <text:p>3.16063</text:p>
          </table:table-cell>
          <table:table-cell office:value-type="float" office:value="0.578887" calcext:value-type="float">
            <text:p>0.578887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1.166" calcext:value-type="float">
            <text:p>1.166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2.41034" calcext:value-type="float">
            <text:p>2.41034</text:p>
          </table:table-cell>
          <table:table-cell office:value-type="float" office:value="0.865535" calcext:value-type="float">
            <text:p>0.865535</text:p>
          </table:table-cell>
          <table:table-cell office:value-type="float" office:value="1.25799" calcext:value-type="float">
            <text:p>1.25799</text:p>
          </table:table-cell>
          <table:table-cell office:value-type="float" office:value="0.908718" calcext:value-type="float">
            <text:p>0.908718</text:p>
          </table:table-cell>
          <table:table-cell office:value-type="float" office:value="0.550009" calcext:value-type="float">
            <text:p>0.550009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18.8385" calcext:value-type="float">
            <text:p>18.8385</text:p>
          </table:table-cell>
          <table:table-cell office:value-type="float" office:value="1.51738" calcext:value-type="float">
            <text:p>1.51738</text:p>
          </table:table-cell>
          <table:table-cell office:value-type="float" office:value="1.00691" calcext:value-type="float">
            <text:p>1.00691</text:p>
          </table:table-cell>
          <table:table-cell office:value-type="float" office:value="0.8801" calcext:value-type="float">
            <text:p>0.8801</text:p>
          </table:table-cell>
          <table:table-cell office:value-type="float" office:value="4.19147" calcext:value-type="float">
            <text:p>4.19147</text:p>
          </table:table-cell>
          <table:table-cell office:value-type="float" office:value="2.66381" calcext:value-type="float">
            <text:p>2.66381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0.407681" calcext:value-type="float">
            <text:p>0.407681</text:p>
          </table:table-cell>
          <table:table-cell office:value-type="float" office:value="1.28442" calcext:value-type="float">
            <text:p>1.28442</text:p>
          </table:table-cell>
          <table:table-cell office:value-type="float" office:value="1.77625" calcext:value-type="float">
            <text:p>1.77625</text:p>
          </table:table-cell>
          <table:table-cell office:value-type="float" office:value="0.876877" calcext:value-type="float">
            <text:p>0.876877</text:p>
          </table:table-cell>
          <table:table-cell office:value-type="float" office:value="2.50142" calcext:value-type="float">
            <text:p>2.50142</text:p>
          </table:table-cell>
          <table:table-cell office:value-type="float" office:value="1.0421" calcext:value-type="float">
            <text:p>1.0421</text:p>
          </table:table-cell>
          <table:table-cell office:value-type="float" office:value="0.854979" calcext:value-type="float">
            <text:p>0.854979</text:p>
          </table:table-cell>
          <table:table-cell office:value-type="float" office:value="0.559855" calcext:value-type="float">
            <text:p>0.559855</text:p>
          </table:table-cell>
          <table:table-cell office:value-type="float" office:value="0.578883" calcext:value-type="float">
            <text:p>0.578883</text:p>
          </table:table-cell>
          <table:table-cell office:value-type="float" office:value="0.52047" calcext:value-type="float">
            <text:p>0.52047</text:p>
          </table:table-cell>
          <table:table-cell office:value-type="float" office:value="0" calcext:value-type="float">
            <text:p>0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1.0421" calcext:value-type="float">
            <text:p>1.0421</text:p>
          </table:table-cell>
          <table:table-cell office:value-type="float" office:value="0.651934" calcext:value-type="float">
            <text:p>0.651934</text:p>
          </table:table-cell>
          <table:table-cell office:value-type="float" office:value="0.378319" calcext:value-type="float">
            <text:p>0.378319</text:p>
          </table:table-cell>
          <table:table-cell office:value-type="float" office:value="1.70437" calcext:value-type="float">
            <text:p>1.70437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297923" calcext:value-type="float">
            <text:p>0.297923</text:p>
          </table:table-cell>
          <table:table-cell office:value-type="float" office:value="0.55062" calcext:value-type="float">
            <text:p>0.55062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2.26094" calcext:value-type="float">
            <text:p>2.26094</text:p>
          </table:table-cell>
          <table:table-cell office:value-type="float" office:value="2.33977" calcext:value-type="float">
            <text:p>2.33977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413" calcext:value-type="float">
            <text:p>2.413</text:p>
          </table:table-cell>
          <table:table-cell office:value-type="float" office:value="0.998713" calcext:value-type="float">
            <text:p>0.998713</text:p>
          </table:table-cell>
          <table:table-cell office:value-type="float" office:value="2.75129" calcext:value-type="float">
            <text:p>2.75129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2.55002" calcext:value-type="float">
            <text:p>2.55002</text:p>
          </table:table-cell>
          <table:table-cell office:value-type="float" office:value="12.261" calcext:value-type="float">
            <text:p>12.261</text:p>
          </table:table-cell>
          <table:table-cell office:value-type="float" office:value="0.445058" calcext:value-type="float">
            <text:p>0.445058</text:p>
          </table:table-cell>
          <table:table-cell office:value-type="float" office:value="2.60908" calcext:value-type="float">
            <text:p>2.60908</text:p>
          </table:table-cell>
          <table:table-cell office:value-type="float" office:value="2.32656" calcext:value-type="float">
            <text:p>2.32656</text:p>
          </table:table-cell>
          <table:table-cell office:value-type="float" office:value="1.14632" calcext:value-type="float">
            <text:p>1.14632</text:p>
          </table:table-cell>
          <table:table-cell office:value-type="float" office:value="19.0105" calcext:value-type="float">
            <text:p>19.0105</text:p>
          </table:table-cell>
          <table:table-cell office:value-type="float" office:value="5.07579" calcext:value-type="float">
            <text:p>5.07579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2.39372" calcext:value-type="float">
            <text:p>2.39372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0.263415" calcext:value-type="float">
            <text:p>0.263415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18.7948" calcext:value-type="float">
            <text:p>18.7948</text:p>
          </table:table-cell>
          <table:table-cell office:value-type="float" office:value="2.78507" calcext:value-type="float">
            <text:p>2.78507</text:p>
          </table:table-cell>
          <table:table-cell office:value-type="float" office:value="2.07987" calcext:value-type="float">
            <text:p>2.07987</text:p>
          </table:table-cell>
          <table:table-cell office:value-type="float" office:value="1.81857" calcext:value-type="float">
            <text:p>1.81857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1.24369" calcext:value-type="float">
            <text:p>1.24369</text:p>
          </table:table-cell>
          <table:table-cell office:value-type="float" office:value="1.36761" calcext:value-type="float">
            <text:p>1.36761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1.962" calcext:value-type="float">
            <text:p>1.962</text:p>
          </table:table-cell>
          <table:table-cell office:value-type="float" office:value="2.16946" calcext:value-type="float">
            <text:p>2.16946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0.434519" calcext:value-type="float">
            <text:p>0.434519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64899" calcext:value-type="float">
            <text:p>2.64899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0.630185" calcext:value-type="float">
            <text:p>0.630185</text:p>
          </table:table-cell>
          <table:table-cell office:value-type="float" office:value="1.33969" calcext:value-type="float">
            <text:p>1.33969</text:p>
          </table:table-cell>
          <table:table-cell office:value-type="float" office:value="1.83603" calcext:value-type="float">
            <text:p>1.83603</text:p>
          </table:table-cell>
          <table:table-cell office:value-type="float" office:value="0.127704" calcext:value-type="float">
            <text:p>0.127704</text:p>
          </table:table-cell>
          <table:table-cell office:value-type="float" office:value="1.01238" calcext:value-type="float">
            <text:p>1.01238</text:p>
          </table:table-cell>
          <table:table-cell office:value-type="float" office:value="5.76343" calcext:value-type="float">
            <text:p>5.76343</text:p>
          </table:table-cell>
          <table:table-cell office:value-type="float" office:value="1.41556" calcext:value-type="float">
            <text:p>1.41556</text:p>
          </table:table-cell>
          <table:table-cell office:value-type="float" office:value="2.62471" calcext:value-type="float">
            <text:p>2.62471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5.05825" calcext:value-type="float">
            <text:p>5.05825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19.4209" calcext:value-type="float">
            <text:p>19.4209</text:p>
          </table:table-cell>
          <table:table-cell office:value-type="float" office:value="2.01977" calcext:value-type="float">
            <text:p>2.01977</text:p>
          </table:table-cell>
          <table:table-cell office:value-type="float" office:value="1.01229" calcext:value-type="float">
            <text:p>1.01229</text:p>
          </table:table-cell>
          <table:table-cell table:number-columns-repeated="6" office:value-type="float" office:value="3.83559" calcext:value-type="float">
            <text:p>3.835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59:</text:p>
          </table:table-cell>
          <table:table-cell office:value-type="float" office:value="16.1997" calcext:value-type="float">
            <text:p>16.1997</text:p>
          </table:table-cell>
          <table:table-cell office:value-type="string" calcext:value-type="string">
            <text:p>-</text:p>
          </table:table-cell>
          <table:table-cell office:value-type="float" office:value="16.3664" calcext:value-type="float">
            <text:p>16.366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1.98974" calcext:value-type="float">
            <text:p>1.98974</text:p>
          </table:table-cell>
          <table:table-cell office:value-type="float" office:value="3.52052" calcext:value-type="float">
            <text:p>3.52052</text:p>
          </table:table-cell>
          <table:table-cell office:value-type="float" office:value="2.50573" calcext:value-type="float">
            <text:p>2.50573</text:p>
          </table:table-cell>
          <table:table-cell office:value-type="float" office:value="2.48831" calcext:value-type="float">
            <text:p>2.48831</text:p>
          </table:table-cell>
          <table:table-cell office:value-type="float" office:value="1.97018" calcext:value-type="float">
            <text:p>1.97018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5.58812" calcext:value-type="float">
            <text:p>5.58812</text:p>
          </table:table-cell>
          <table:table-cell office:value-type="float" office:value="1.28729" calcext:value-type="float">
            <text:p>1.28729</text:p>
          </table:table-cell>
          <table:table-cell office:value-type="float" office:value="2.5723" calcext:value-type="float">
            <text:p>2.5723</text:p>
          </table:table-cell>
          <table:table-cell office:value-type="float" office:value="1.12888" calcext:value-type="float">
            <text:p>1.12888</text:p>
          </table:table-cell>
          <table:table-cell office:value-type="float" office:value="6.04785" calcext:value-type="float">
            <text:p>6.04785</text:p>
          </table:table-cell>
          <table:table-cell office:value-type="float" office:value="0" calcext:value-type="float">
            <text:p>0</text:p>
          </table:table-cell>
          <table:table-cell office:value-type="float" office:value="4.37299" calcext:value-type="float">
            <text:p>4.37299</text:p>
          </table:table-cell>
          <table:table-cell office:value-type="float" office:value="2.27128" calcext:value-type="float">
            <text:p>2.27128</text:p>
          </table:table-cell>
          <table:table-cell office:value-type="float" office:value="3.58812" calcext:value-type="float">
            <text:p>3.58812</text:p>
          </table:table-cell>
          <table:table-cell office:value-type="float" office:value="2.23326" calcext:value-type="float">
            <text:p>2.23326</text:p>
          </table:table-cell>
          <table:table-cell office:value-type="float" office:value="2.56724" calcext:value-type="float">
            <text:p>2.56724</text:p>
          </table:table-cell>
          <table:table-cell office:value-type="float" office:value="2.78475" calcext:value-type="float">
            <text:p>2.7847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1.64811" calcext:value-type="float">
            <text:p>1.64811</text:p>
          </table:table-cell>
          <table:table-cell office:value-type="float" office:value="2.23101" calcext:value-type="float">
            <text:p>2.23101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2.79239" calcext:value-type="float">
            <text:p>2.79239</text:p>
          </table:table-cell>
          <table:table-cell office:value-type="float" office:value="20.4505" calcext:value-type="float">
            <text:p>20.4505</text:p>
          </table:table-cell>
          <table:table-cell office:value-type="float" office:value="4.75135" calcext:value-type="float">
            <text:p>4.75135</text:p>
          </table:table-cell>
          <table:table-cell office:value-type="float" office:value="2.27784" calcext:value-type="float">
            <text:p>2.27784</text:p>
          </table:table-cell>
          <table:table-cell office:value-type="float" office:value="2.59781" calcext:value-type="float">
            <text:p>2.59781</text:p>
          </table:table-cell>
          <table:table-cell office:value-type="float" office:value="1.77561" calcext:value-type="float">
            <text:p>1.77561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1.52685" calcext:value-type="float">
            <text:p>1.52685</text:p>
          </table:table-cell>
          <table:table-cell office:value-type="float" office:value="2.17522" calcext:value-type="float">
            <text:p>2.17522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86815" calcext:value-type="float">
            <text:p>1.86815</text:p>
          </table:table-cell>
          <table:table-cell office:value-type="float" office:value="2.14129" calcext:value-type="float">
            <text:p>2.14129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.41254" calcext:value-type="float">
            <text:p>1.41254</text:p>
          </table:table-cell>
          <table:table-cell office:value-type="float" office:value="2.15102" calcext:value-type="float">
            <text:p>2.15102</text:p>
          </table:table-cell>
          <table:table-cell office:value-type="float" office:value="1.83737" calcext:value-type="float">
            <text:p>1.83737</text:p>
          </table:table-cell>
          <table:table-cell office:value-type="float" office:value="6.50346" calcext:value-type="float">
            <text:p>6.50346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4.80546" calcext:value-type="float">
            <text:p>4.80546</text:p>
          </table:table-cell>
          <table:table-cell office:value-type="float" office:value="2.36328" calcext:value-type="float">
            <text:p>2.36328</text:p>
          </table:table-cell>
          <table:table-cell office:value-type="float" office:value="3.49526" calcext:value-type="float">
            <text:p>3.49526</text:p>
          </table:table-cell>
          <table:table-cell office:value-type="float" office:value="1.1543" calcext:value-type="float">
            <text:p>1.1543</text:p>
          </table:table-cell>
          <table:table-cell office:value-type="float" office:value="1.87409" calcext:value-type="float">
            <text:p>1.87409</text:p>
          </table:table-cell>
          <table:table-cell office:value-type="float" office:value="2.78496" calcext:value-type="float">
            <text:p>2.78496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1.8654" calcext:value-type="float">
            <text:p>1.8654</text:p>
          </table:table-cell>
          <table:table-cell office:value-type="float" office:value="2.2664" calcext:value-type="float">
            <text:p>2.2664</text:p>
          </table:table-cell>
          <table:table-cell office:value-type="float" office:value="2.65019" calcext:value-type="float">
            <text:p>2.65019</text:p>
          </table:table-cell>
          <table:table-cell office:value-type="float" office:value="2.15259" calcext:value-type="float">
            <text:p>2.15259</text:p>
          </table:table-cell>
          <table:table-cell office:value-type="float" office:value="2.66237" calcext:value-type="float">
            <text:p>2.66237</text:p>
          </table:table-cell>
          <table:table-cell office:value-type="float" office:value="0" calcext:value-type="float">
            <text:p>0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3248" calcext:value-type="float">
            <text:p>2.3248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14.921" calcext:value-type="float">
            <text:p>14.921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5.536" calcext:value-type="float">
            <text:p>5.536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1.1149" calcext:value-type="float">
            <text:p>1.1149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3.7629" calcext:value-type="float">
            <text:p>3.7629</text:p>
          </table:table-cell>
          <table:table-cell office:value-type="float" office:value="2.6067" calcext:value-type="float">
            <text:p>2.6067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0.2086" calcext:value-type="float">
            <text:p>0.2086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5.5213" calcext:value-type="float">
            <text:p>5.521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1.90109" calcext:value-type="float">
            <text:p>1.90109</text:p>
          </table:table-cell>
          <table:table-cell table:number-columns-repeated="6" office:value-type="float" office:value="6.49222" calcext:value-type="float">
            <text:p>6.492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0.767392" calcext:value-type="float">
            <text:p>0.76739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0.952652" calcext:value-type="float">
            <text:p>0.952652</text:p>
          </table:table-cell>
          <table:table-cell office:value-type="float" office:value="1.70347" calcext:value-type="float">
            <text:p>1.70347</text:p>
          </table:table-cell>
          <table:table-cell office:value-type="float" office:value="0.365877" calcext:value-type="float">
            <text:p>0.365877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5.30386" calcext:value-type="float">
            <text:p>5.30386</text:p>
          </table:table-cell>
          <table:table-cell office:value-type="float" office:value="2.86421" calcext:value-type="float">
            <text:p>2.86421</text:p>
          </table:table-cell>
          <table:table-cell office:value-type="float" office:value="1.05608" calcext:value-type="float">
            <text:p>1.05608</text:p>
          </table:table-cell>
          <table:table-cell office:value-type="float" office:value="2.46328" calcext:value-type="float">
            <text:p>2.46328</text:p>
          </table:table-cell>
          <table:table-cell office:value-type="float" office:value="4.66999" calcext:value-type="float">
            <text:p>4.66999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3.38311" calcext:value-type="float">
            <text:p>3.38311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0.400751" calcext:value-type="float">
            <text:p>0.400751</text:p>
          </table:table-cell>
          <table:table-cell office:value-type="float" office:value="0.748866" calcext:value-type="float">
            <text:p>0.748866</text:p>
          </table:table-cell>
          <table:table-cell office:value-type="float" office:value="2.67368" calcext:value-type="float">
            <text:p>2.67368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69713" calcext:value-type="float">
            <text:p>0.769713</text:p>
          </table:table-cell>
          <table:table-cell office:value-type="float" office:value="0.961936" calcext:value-type="float">
            <text:p>0.961936</text:p>
          </table:table-cell>
          <table:table-cell office:value-type="float" office:value="0.66317" calcext:value-type="float">
            <text:p>0.66317</text:p>
          </table:table-cell>
          <table:table-cell office:value-type="float" office:value="2.26532" calcext:value-type="float">
            <text:p>2.26532</text:p>
          </table:table-cell>
          <table:table-cell office:value-type="float" office:value="18.4895" calcext:value-type="float">
            <text:p>18.4895</text:p>
          </table:table-cell>
          <table:table-cell office:value-type="float" office:value="4.17051" calcext:value-type="float">
            <text:p>4.17051</text:p>
          </table:table-cell>
          <table:table-cell office:value-type="float" office:value="0.486339" calcext:value-type="float">
            <text:p>0.486339</text:p>
          </table:table-cell>
          <table:table-cell office:value-type="float" office:value="0.715468" calcext:value-type="float">
            <text:p>0.715468</text:p>
          </table:table-cell>
          <table:table-cell office:value-type="float" office:value="0.456683" calcext:value-type="float">
            <text:p>0.45668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61027" calcext:value-type="float">
            <text:p>2.61027</text:p>
          </table:table-cell>
          <table:table-cell office:value-type="float" office:value="0.209856" calcext:value-type="float">
            <text:p>0.209856</text:p>
          </table:table-cell>
          <table:table-cell office:value-type="float" office:value="0.912629" calcext:value-type="float">
            <text:p>0.912629</text:p>
          </table:table-cell>
          <table:table-cell office:value-type="float" office:value="0.530368" calcext:value-type="float">
            <text:p>0.530368</text:p>
          </table:table-cell>
          <table:table-cell office:value-type="float" office:value="0.694873" calcext:value-type="float">
            <text:p>0.694873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19.5291" calcext:value-type="float">
            <text:p>19.5291</text:p>
          </table:table-cell>
          <table:table-cell office:value-type="float" office:value="0.81849" calcext:value-type="float">
            <text:p>0.81849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1.12743" calcext:value-type="float">
            <text:p>1.12743</text:p>
          </table:table-cell>
          <table:table-cell office:value-type="float" office:value="5.19827" calcext:value-type="float">
            <text:p>5.19827</text:p>
          </table:table-cell>
          <table:table-cell office:value-type="float" office:value="2.22956" calcext:value-type="float">
            <text:p>2.22956</text:p>
          </table:table-cell>
          <table:table-cell office:value-type="float" office:value="3.8563" calcext:value-type="float">
            <text:p>3.8563</text:p>
          </table:table-cell>
          <table:table-cell office:value-type="float" office:value="1.14658" calcext:value-type="float">
            <text:p>1.14658</text:p>
          </table:table-cell>
          <table:table-cell office:value-type="float" office:value="2.32438" calcext:value-type="float">
            <text:p>2.32438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0.567595" calcext:value-type="float">
            <text:p>0.567595</text:p>
          </table:table-cell>
          <table:table-cell office:value-type="float" office:value="3.15017" calcext:value-type="float">
            <text:p>3.15017</text:p>
          </table:table-cell>
          <table:table-cell office:value-type="float" office:value="0" calcext:value-type="float">
            <text:p>0</text:p>
          </table:table-cell>
          <table:table-cell office:value-type="float" office:value="0.625791" calcext:value-type="float">
            <text:p>0.625791</text:p>
          </table:table-cell>
          <table:table-cell office:value-type="float" office:value="0.516589" calcext:value-type="float">
            <text:p>0.516589</text:p>
          </table:table-cell>
          <table:table-cell office:value-type="float" office:value="0.597055" calcext:value-type="float">
            <text:p>0.597055</text:p>
          </table:table-cell>
          <table:table-cell office:value-type="float" office:value="0.947149" calcext:value-type="float">
            <text:p>0.947149</text:p>
          </table:table-cell>
          <table:table-cell office:value-type="float" office:value="1.0421" calcext:value-type="float">
            <text:p>1.0421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0" calcext:value-type="float">
            <text:p>0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.3046" calcext:value-type="float">
            <text:p>1.3046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1.367" calcext:value-type="float">
            <text:p>1.367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0.376516" calcext:value-type="float">
            <text:p>0.376516</text:p>
          </table:table-cell>
          <table:table-cell table:number-columns-repeated="6" office:value-type="float" office:value="4.45755" calcext:value-type="float">
            <text:p>4.457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4.3124" calcext:value-type="float">
            <text:p>4.3124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1.58957" calcext:value-type="float">
            <text:p>1.58957</text:p>
          </table:table-cell>
          <table:table-cell office:value-type="float" office:value="0.507038" calcext:value-type="float">
            <text:p>0.507038</text:p>
          </table:table-cell>
          <table:table-cell office:value-type="float" office:value="1.11795" calcext:value-type="float">
            <text:p>1.11795</text:p>
          </table:table-cell>
          <table:table-cell office:value-type="float" office:value="0.310762" calcext:value-type="float">
            <text:p>0.310762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4.73731" calcext:value-type="float">
            <text:p>4.73731</text:p>
          </table:table-cell>
          <table:table-cell office:value-type="float" office:value="2.45565" calcext:value-type="float">
            <text:p>2.45565</text:p>
          </table:table-cell>
          <table:table-cell office:value-type="float" office:value="0.605186" calcext:value-type="float">
            <text:p>0.605186</text:p>
          </table:table-cell>
          <table:table-cell office:value-type="float" office:value="2.04717" calcext:value-type="float">
            <text:p>2.04717</text:p>
          </table:table-cell>
          <table:table-cell office:value-type="float" office:value="4.3124" calcext:value-type="float">
            <text:p>4.3124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2.89681" calcext:value-type="float">
            <text:p>2.89681</text:p>
          </table:table-cell>
          <table:table-cell office:value-type="float" office:value="0.675799" calcext:value-type="float">
            <text:p>0.675799</text:p>
          </table:table-cell>
          <table:table-cell office:value-type="float" office:value="1.75512" calcext:value-type="float">
            <text:p>1.75512</text:p>
          </table:table-cell>
          <table:table-cell office:value-type="float" office:value="0.973965" calcext:value-type="float">
            <text:p>0.973965</text:p>
          </table:table-cell>
          <table:table-cell office:value-type="float" office:value="0.492166" calcext:value-type="float">
            <text:p>0.492166</text:p>
          </table:table-cell>
          <table:table-cell office:value-type="float" office:value="2.07585" calcext:value-type="float">
            <text:p>2.07585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42748" calcext:value-type="float">
            <text:p>0.42748</text:p>
          </table:table-cell>
          <table:table-cell office:value-type="float" office:value="0.387142" calcext:value-type="float">
            <text:p>0.387142</text:p>
          </table:table-cell>
          <table:table-cell office:value-type="float" office:value="0.181211" calcext:value-type="float">
            <text:p>0.181211</text:p>
          </table:table-cell>
          <table:table-cell office:value-type="float" office:value="1.67736" calcext:value-type="float">
            <text:p>1.67736</text:p>
          </table:table-cell>
          <table:table-cell office:value-type="float" office:value="18.9633" calcext:value-type="float">
            <text:p>18.9633</text:p>
          </table:table-cell>
          <table:table-cell office:value-type="float" office:value="3.62671" calcext:value-type="float">
            <text:p>3.62671</text:p>
          </table:table-cell>
          <table:table-cell office:value-type="float" office:value="0.235051" calcext:value-type="float">
            <text:p>0.235051</text:p>
          </table:table-cell>
          <table:table-cell office:value-type="float" office:value="0.523509" calcext:value-type="float">
            <text:p>0.523509</text:p>
          </table:table-cell>
          <table:table-cell office:value-type="float" office:value="0.53157" calcext:value-type="float">
            <text:p>0.53157</text:p>
          </table:table-cell>
          <table:table-cell office:value-type="float" office:value="4.8236" calcext:value-type="float">
            <text:p>4.8236</text:p>
          </table:table-cell>
          <table:table-cell office:value-type="float" office:value="2.1285" calcext:value-type="float">
            <text:p>2.1285</text:p>
          </table:table-cell>
          <table:table-cell office:value-type="float" office:value="0.389639" calcext:value-type="float">
            <text:p>0.389639</text:p>
          </table:table-cell>
          <table:table-cell office:value-type="float" office:value="0.64321" calcext:value-type="float">
            <text:p>0.64321</text:p>
          </table:table-cell>
          <table:table-cell office:value-type="float" office:value="0.257393" calcext:value-type="float">
            <text:p>0.257393</text:p>
          </table:table-cell>
          <table:table-cell office:value-type="float" office:value="0.119166" calcext:value-type="float">
            <text:p>0.119166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19.4604" calcext:value-type="float">
            <text:p>19.4604</text:p>
          </table:table-cell>
          <table:table-cell office:value-type="float" office:value="0.86569" calcext:value-type="float">
            <text:p>0.86569</text:p>
          </table:table-cell>
          <table:table-cell office:value-type="float" office:value="0.518939" calcext:value-type="float">
            <text:p>0.518939</text:p>
          </table:table-cell>
          <table:table-cell office:value-type="float" office:value="0.558813" calcext:value-type="float">
            <text:p>0.558813</text:p>
          </table:table-cell>
          <table:table-cell office:value-type="float" office:value="4.8236" calcext:value-type="float">
            <text:p>4.8236</text:p>
          </table:table-cell>
          <table:table-cell office:value-type="float" office:value="2.07802" calcext:value-type="float">
            <text:p>2.07802</text:p>
          </table:table-cell>
          <table:table-cell office:value-type="float" office:value="3.37105" calcext:value-type="float">
            <text:p>3.37105</text:p>
          </table:table-cell>
          <table:table-cell office:value-type="float" office:value="0.586724" calcext:value-type="float">
            <text:p>0.586724</text:p>
          </table:table-cell>
          <table:table-cell office:value-type="float" office:value="1.84795" calcext:value-type="float">
            <text:p>1.84795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0.225411" calcext:value-type="float">
            <text:p>0.225411</text:p>
          </table:table-cell>
          <table:table-cell office:value-type="float" office:value="2.56027" calcext:value-type="float">
            <text:p>2.56027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0.213155" calcext:value-type="float">
            <text:p>0.213155</text:p>
          </table:table-cell>
          <table:table-cell office:value-type="float" office:value="0.210009" calcext:value-type="float">
            <text:p>0.210009</text:p>
          </table:table-cell>
          <table:table-cell office:value-type="float" office:value="0.618377" calcext:value-type="float">
            <text:p>0.618377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651934" calcext:value-type="float">
            <text:p>0.651934</text:p>
          </table:table-cell>
          <table:table-cell office:value-type="float" office:value="2.07555" calcext:value-type="float">
            <text:p>2.07555</text:p>
          </table:table-cell>
          <table:table-cell office:value-type="float" office:value="0.59788" calcext:value-type="float">
            <text:p>0.59788</text:p>
          </table:table-cell>
          <table:table-cell office:value-type="float" office:value="0" calcext:value-type="float">
            <text:p>0</text:p>
          </table:table-cell>
          <table:table-cell office:value-type="float" office:value="0.825404" calcext:value-type="float">
            <text:p>0.825404</text:p>
          </table:table-cell>
          <table:table-cell office:value-type="float" office:value="1.07232" calcext:value-type="float">
            <text:p>1.07232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0.827878" calcext:value-type="float">
            <text:p>0.827878</text:p>
          </table:table-cell>
          <table:table-cell office:value-type="float" office:value="0.96916" calcext:value-type="float">
            <text:p>0.96916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1.97707" calcext:value-type="float">
            <text:p>1.97707</text:p>
          </table:table-cell>
          <table:table-cell office:value-type="float" office:value="2.42023" calcext:value-type="float">
            <text:p>2.42023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2.01216" calcext:value-type="float">
            <text:p>2.01216</text:p>
          </table:table-cell>
          <table:table-cell office:value-type="float" office:value="0.496612" calcext:value-type="float">
            <text:p>0.496612</text:p>
          </table:table-cell>
          <table:table-cell office:value-type="float" office:value="2.28922" calcext:value-type="float">
            <text:p>2.28922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2.02035" calcext:value-type="float">
            <text:p>2.02035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0.41518" calcext:value-type="float">
            <text:p>0.41518</text:p>
          </table:table-cell>
          <table:table-cell office:value-type="float" office:value="2.03293" calcext:value-type="float">
            <text:p>2.03293</text:p>
          </table:table-cell>
          <table:table-cell office:value-type="float" office:value="2.58878" calcext:value-type="float">
            <text:p>2.58878</text:p>
          </table:table-cell>
          <table:table-cell office:value-type="float" office:value="0.499265" calcext:value-type="float">
            <text:p>0.499265</text:p>
          </table:table-cell>
          <table:table-cell office:value-type="float" office:value="19.1561" calcext:value-type="float">
            <text:p>19.1561</text:p>
          </table:table-cell>
          <table:table-cell office:value-type="float" office:value="5.3125" calcext:value-type="float">
            <text:p>5.3125</text:p>
          </table:table-cell>
          <table:table-cell office:value-type="float" office:value="0.717108" calcext:value-type="float">
            <text:p>0.717108</text:p>
          </table:table-cell>
          <table:table-cell office:value-type="float" office:value="1.76263" calcext:value-type="float">
            <text:p>1.76263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0.503932" calcext:value-type="float">
            <text:p>0.503932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2.27381" calcext:value-type="float">
            <text:p>2.27381</text:p>
          </table:table-cell>
          <table:table-cell office:value-type="float" office:value="1.42949" calcext:value-type="float">
            <text:p>1.42949</text:p>
          </table:table-cell>
          <table:table-cell office:value-type="float" office:value="1.16855" calcext:value-type="float">
            <text:p>1.16855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1.69634" calcext:value-type="float">
            <text:p>1.69634</text:p>
          </table:table-cell>
          <table:table-cell office:value-type="float" office:value="1.07352" calcext:value-type="float">
            <text:p>1.07352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1.75905" calcext:value-type="float">
            <text:p>1.75905</text:p>
          </table:table-cell>
          <table:table-cell office:value-type="float" office:value="2.58347" calcext:value-type="float">
            <text:p>2.58347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0.260947" calcext:value-type="float">
            <text:p>0.260947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2.12629" calcext:value-type="float">
            <text:p>2.12629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2.0163" calcext:value-type="float">
            <text:p>2.0163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0.914766" calcext:value-type="float">
            <text:p>0.914766</text:p>
          </table:table-cell>
          <table:table-cell office:value-type="float" office:value="1.31124" calcext:value-type="float">
            <text:p>1.31124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0.581255" calcext:value-type="float">
            <text:p>0.581255</text:p>
          </table:table-cell>
          <table:table-cell office:value-type="float" office:value="0.428731" calcext:value-type="float">
            <text:p>0.428731</text:p>
          </table:table-cell>
          <table:table-cell office:value-type="float" office:value="5.99478" calcext:value-type="float">
            <text:p>5.99478</text:p>
          </table:table-cell>
          <table:table-cell office:value-type="float" office:value="0.809706" calcext:value-type="float">
            <text:p>0.809706</text:p>
          </table:table-cell>
          <table:table-cell office:value-type="float" office:value="2.06532" calcext:value-type="float">
            <text:p>2.06532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5.29525" calcext:value-type="float">
            <text:p>5.29525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20.0473" calcext:value-type="float">
            <text:p>20.0473</text:p>
          </table:table-cell>
          <table:table-cell office:value-type="float" office:value="1.67896" calcext:value-type="float">
            <text:p>1.67896</text:p>
          </table:table-cell>
          <table:table-cell office:value-type="float" office:value="0.391701" calcext:value-type="float">
            <text:p>0.391701</text:p>
          </table:table-cell>
          <table:table-cell table:number-columns-repeated="6" office:value-type="float" office:value="4.42423" calcext:value-type="float">
            <text:p>4.424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0.764843" calcext:value-type="float">
            <text:p>0.764843</text:p>
          </table:table-cell>
          <table:table-cell office:value-type="float" office:value="1.77298" calcext:value-type="float">
            <text:p>1.77298</text:p>
          </table:table-cell>
          <table:table-cell office:value-type="float" office:value="0.392949" calcext:value-type="float">
            <text:p>0.392949</text:p>
          </table:table-cell>
          <table:table-cell office:value-type="float" office:value="0.523898" calcext:value-type="float">
            <text:p>0.523898</text:p>
          </table:table-cell>
          <table:table-cell office:value-type="float" office:value="1.13267" calcext:value-type="float">
            <text:p>1.13267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3.97676" calcext:value-type="float">
            <text:p>3.97676</text:p>
          </table:table-cell>
          <table:table-cell office:value-type="float" office:value="2.62305" calcext:value-type="float">
            <text:p>2.62305</text:p>
          </table:table-cell>
          <table:table-cell office:value-type="float" office:value="0.300613" calcext:value-type="float">
            <text:p>0.300613</text:p>
          </table:table-cell>
          <table:table-cell office:value-type="float" office:value="2.23685" calcext:value-type="float">
            <text:p>2.23685</text:p>
          </table:table-cell>
          <table:table-cell office:value-type="float" office:value="3.52533" calcext:value-type="float">
            <text:p>3.52533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2.07192" calcext:value-type="float">
            <text:p>2.07192</text:p>
          </table:table-cell>
          <table:table-cell office:value-type="float" office:value="0.36694" calcext:value-type="float">
            <text:p>0.36694</text:p>
          </table:table-cell>
          <table:table-cell office:value-type="float" office:value="0.980397" calcext:value-type="float">
            <text:p>0.980397</text:p>
          </table:table-cell>
          <table:table-cell office:value-type="float" office:value="1.73773" calcext:value-type="float">
            <text:p>1.73773</text:p>
          </table:table-cell>
          <table:table-cell office:value-type="float" office:value="0.660896" calcext:value-type="float">
            <text:p>0.660896</text:p>
          </table:table-cell>
          <table:table-cell office:value-type="float" office:value="1.53476" calcext:value-type="float">
            <text:p>1.53476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1.12517" calcext:value-type="float">
            <text:p>1.12517</text:p>
          </table:table-cell>
          <table:table-cell office:value-type="float" office:value="0.462865" calcext:value-type="float">
            <text:p>0.462865</text:p>
          </table:table-cell>
          <table:table-cell office:value-type="float" office:value="0.922898" calcext:value-type="float">
            <text:p>0.922898</text:p>
          </table:table-cell>
          <table:table-cell office:value-type="float" office:value="1.02944" calcext:value-type="float">
            <text:p>1.02944</text:p>
          </table:table-cell>
          <table:table-cell office:value-type="float" office:value="19.1571" calcext:value-type="float">
            <text:p>19.1571</text:p>
          </table:table-cell>
          <table:table-cell office:value-type="float" office:value="2.8335" calcext:value-type="float">
            <text:p>2.8335</text:p>
          </table:table-cell>
          <table:table-cell office:value-type="float" office:value="0.851189" calcext:value-type="float">
            <text:p>0.851189</text:p>
          </table:table-cell>
          <table:table-cell office:value-type="float" office:value="0.727188" calcext:value-type="float">
            <text:p>0.727188</text:p>
          </table:table-cell>
          <table:table-cell office:value-type="float" office:value="1.35479" calcext:value-type="float">
            <text:p>1.35479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2.16525" calcext:value-type="float">
            <text:p>2.16525</text:p>
          </table:table-cell>
          <table:table-cell office:value-type="float" office:value="1.13943" calcext:value-type="float">
            <text:p>1.13943</text:p>
          </table:table-cell>
          <table:table-cell office:value-type="float" office:value="1.3111" calcext:value-type="float">
            <text:p>1.3111</text:p>
          </table:table-cell>
          <table:table-cell office:value-type="float" office:value="1.06862" calcext:value-type="float">
            <text:p>1.06862</text:p>
          </table:table-cell>
          <table:table-cell office:value-type="float" office:value="0.706313" calcext:value-type="float">
            <text:p>0.706313</text:p>
          </table:table-cell>
          <table:table-cell office:value-type="float" office:value="1.6528" calcext:value-type="float">
            <text:p>1.6528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18.8721" calcext:value-type="float">
            <text:p>18.8721</text:p>
          </table:table-cell>
          <table:table-cell office:value-type="float" office:value="1.6528" calcext:value-type="float">
            <text:p>1.6528</text:p>
          </table:table-cell>
          <table:table-cell office:value-type="float" office:value="1.28435" calcext:value-type="float">
            <text:p>1.28435</text:p>
          </table:table-cell>
          <table:table-cell office:value-type="float" office:value="0.790448" calcext:value-type="float">
            <text:p>0.790448</text:p>
          </table:table-cell>
          <table:table-cell office:value-type="float" office:value="4.02489" calcext:value-type="float">
            <text:p>4.02489</text:p>
          </table:table-cell>
          <table:table-cell office:value-type="float" office:value="2.62796" calcext:value-type="float">
            <text:p>2.62796</text:p>
          </table:table-cell>
          <table:table-cell office:value-type="float" office:value="2.5463" calcext:value-type="float">
            <text:p>2.5463</text:p>
          </table:table-cell>
          <table:table-cell office:value-type="float" office:value="0.276293" calcext:value-type="float">
            <text:p>0.276293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88089" calcext:value-type="float">
            <text:p>1.88089</text:p>
          </table:table-cell>
          <table:table-cell office:value-type="float" office:value="1.02558" calcext:value-type="float">
            <text:p>1.02558</text:p>
          </table:table-cell>
          <table:table-cell office:value-type="float" office:value="2.13923" calcext:value-type="float">
            <text:p>2.13923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0.983508" calcext:value-type="float">
            <text:p>0.983508</text:p>
          </table:table-cell>
          <table:table-cell office:value-type="float" office:value="0.822328" calcext:value-type="float">
            <text:p>0.822328</text:p>
          </table:table-cell>
          <table:table-cell office:value-type="float" office:value="0.947423" calcext:value-type="float">
            <text:p>0.947423</text:p>
          </table:table-cell>
          <table:table-cell office:value-type="float" office:value="0.529976" calcext:value-type="float">
            <text:p>0.529976</text:p>
          </table:table-cell>
          <table:table-cell office:value-type="float" office:value="0.378319" calcext:value-type="float">
            <text:p>0.378319</text:p>
          </table:table-cell>
          <table:table-cell office:value-type="float" office:value="2.62777" calcext:value-type="float">
            <text:p>2.62777</text:p>
          </table:table-cell>
          <table:table-cell office:value-type="float" office:value="1.33724" calcext:value-type="float">
            <text:p>1.33724</text:p>
          </table:table-cell>
          <table:table-cell office:value-type="float" office:value="0.825404" calcext:value-type="float">
            <text:p>0.825404</text:p>
          </table:table-cell>
          <table:table-cell office:value-type="float" office:value="0" calcext:value-type="float">
            <text:p>0</text:p>
          </table:table-cell>
          <table:table-cell office:value-type="float" office:value="1.75913" calcext:value-type="float">
            <text:p>1.75913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0.110464" calcext:value-type="float">
            <text:p>0.110464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2.02078" calcext:value-type="float">
            <text:p>2.02078</text:p>
          </table:table-cell>
          <table:table-cell office:value-type="float" office:value="1.9749" calcext:value-type="float">
            <text:p>1.9749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23323" calcext:value-type="float">
            <text:p>2.23323</text:p>
          </table:table-cell>
          <table:table-cell office:value-type="float" office:value="1.2701" calcext:value-type="float">
            <text:p>1.2701</text:p>
          </table:table-cell>
          <table:table-cell office:value-type="float" office:value="2.60403" calcext:value-type="float">
            <text:p>2.60403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2.46036" calcext:value-type="float">
            <text:p>2.46036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0.441303" calcext:value-type="float">
            <text:p>0.441303</text:p>
          </table:table-cell>
          <table:table-cell office:value-type="float" office:value="2.56341" calcext:value-type="float">
            <text:p>2.56341</text:p>
          </table:table-cell>
          <table:table-cell office:value-type="float" office:value="1.94898" calcext:value-type="float">
            <text:p>1.94898</text:p>
          </table:table-cell>
          <table:table-cell office:value-type="float" office:value="1.31279" calcext:value-type="float">
            <text:p>1.31279</text:p>
          </table:table-cell>
          <table:table-cell office:value-type="float" office:value="19.3534" calcext:value-type="float">
            <text:p>19.3534</text:p>
          </table:table-cell>
          <table:table-cell office:value-type="float" office:value="4.69881" calcext:value-type="float">
            <text:p>4.69881</text:p>
          </table:table-cell>
          <table:table-cell office:value-type="float" office:value="1.38841" calcext:value-type="float">
            <text:p>1.38841</text:p>
          </table:table-cell>
          <table:table-cell office:value-type="float" office:value="2.42891" calcext:value-type="float">
            <text:p>2.42891</text:p>
          </table:table-cell>
          <table:table-cell office:value-type="float" office:value="1.2633" calcext:value-type="float">
            <text:p>1.2633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1.022" calcext:value-type="float">
            <text:p>1.022</text:p>
          </table:table-cell>
          <table:table-cell office:value-type="float" office:value="18.8286" calcext:value-type="float">
            <text:p>18.8286</text:p>
          </table:table-cell>
          <table:table-cell office:value-type="float" office:value="2.67476" calcext:value-type="float">
            <text:p>2.67476</text:p>
          </table:table-cell>
          <table:table-cell office:value-type="float" office:value="2.17757" calcext:value-type="float">
            <text:p>2.17757</text:p>
          </table:table-cell>
          <table:table-cell office:value-type="float" office:value="1.91917" calcext:value-type="float">
            <text:p>1.91917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1.52612" calcext:value-type="float">
            <text:p>1.52612</text:p>
          </table:table-cell>
          <table:table-cell office:value-type="float" office:value="1.71427" calcext:value-type="float">
            <text:p>1.71427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1.69343" calcext:value-type="float">
            <text:p>1.69343</text:p>
          </table:table-cell>
          <table:table-cell office:value-type="float" office:value="1.818" calcext:value-type="float">
            <text:p>1.818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0.564457" calcext:value-type="float">
            <text:p>0.564457</text:p>
          </table:table-cell>
          <table:table-cell office:value-type="float" office:value="1.2633" calcext:value-type="float">
            <text:p>1.2633</text:p>
          </table:table-cell>
          <table:table-cell office:value-type="float" office:value="2.55109" calcext:value-type="float">
            <text:p>2.55109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2.45893" calcext:value-type="float">
            <text:p>2.45893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0.272534" calcext:value-type="float">
            <text:p>0.272534</text:p>
          </table:table-cell>
          <table:table-cell office:value-type="float" office:value="1.02919" calcext:value-type="float">
            <text:p>1.02919</text:p>
          </table:table-cell>
          <table:table-cell office:value-type="float" office:value="1.55645" calcext:value-type="float">
            <text:p>1.55645</text:p>
          </table:table-cell>
          <table:table-cell office:value-type="float" office:value="0.315467" calcext:value-type="float">
            <text:p>0.315467</text:p>
          </table:table-cell>
          <table:table-cell office:value-type="float" office:value="1.24396" calcext:value-type="float">
            <text:p>1.24396</text:p>
          </table:table-cell>
          <table:table-cell office:value-type="float" office:value="5.38638" calcext:value-type="float">
            <text:p>5.38638</text:p>
          </table:table-cell>
          <table:table-cell office:value-type="float" office:value="1.44695" calcext:value-type="float">
            <text:p>1.44695</text:p>
          </table:table-cell>
          <table:table-cell office:value-type="float" office:value="2.56119" calcext:value-type="float">
            <text:p>2.56119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4.68128" calcext:value-type="float">
            <text:p>4.68128</text:p>
          </table:table-cell>
          <table:table-cell office:value-type="float" office:value="1.022" calcext:value-type="float">
            <text:p>1.022</text:p>
          </table:table-cell>
          <table:table-cell office:value-type="float" office:value="19.445" calcext:value-type="float">
            <text:p>19.445</text:p>
          </table:table-cell>
          <table:table-cell office:value-type="float" office:value="1.81772" calcext:value-type="float">
            <text:p>1.81772</text:p>
          </table:table-cell>
          <table:table-cell office:value-type="float" office:value="1.21683" calcext:value-type="float">
            <text:p>1.21683</text:p>
          </table:table-cell>
          <table:table-cell table:number-columns-repeated="6" office:value-type="float" office:value="3.94558" calcext:value-type="float">
            <text:p>3.9455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1.02795" calcext:value-type="float">
            <text:p>1.02795</text:p>
          </table:table-cell>
          <table:table-cell office:value-type="float" office:value="2.47459" calcext:value-type="float">
            <text:p>2.47459</text:p>
          </table:table-cell>
          <table:table-cell office:value-type="float" office:value="1.54943" calcext:value-type="float">
            <text:p>1.54943</text:p>
          </table:table-cell>
          <table:table-cell office:value-type="float" office:value="1.78762" calcext:value-type="float">
            <text:p>1.78762</text:p>
          </table:table-cell>
          <table:table-cell office:value-type="float" office:value="0.927323" calcext:value-type="float">
            <text:p>0.927323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5.27605" calcext:value-type="float">
            <text:p>5.27605</text:p>
          </table:table-cell>
          <table:table-cell office:value-type="float" office:value="1.82695" calcext:value-type="float">
            <text:p>1.82695</text:p>
          </table:table-cell>
          <table:table-cell office:value-type="float" office:value="1.63219" calcext:value-type="float">
            <text:p>1.63219</text:p>
          </table:table-cell>
          <table:table-cell office:value-type="float" office:value="1.46494" calcext:value-type="float">
            <text:p>1.46494</text:p>
          </table:table-cell>
          <table:table-cell office:value-type="float" office:value="5.27839" calcext:value-type="float">
            <text:p>5.27839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3.72067" calcext:value-type="float">
            <text:p>3.72067</text:p>
          </table:table-cell>
          <table:table-cell office:value-type="float" office:value="1.44674" calcext:value-type="float">
            <text:p>1.44674</text:p>
          </table:table-cell>
          <table:table-cell office:value-type="float" office:value="2.73913" calcext:value-type="float">
            <text:p>2.73913</text:p>
          </table:table-cell>
          <table:table-cell office:value-type="float" office:value="1.24318" calcext:value-type="float">
            <text:p>1.24318</text:p>
          </table:table-cell>
          <table:table-cell office:value-type="float" office:value="1.56057" calcext:value-type="float">
            <text:p>1.56057</text:p>
          </table:table-cell>
          <table:table-cell office:value-type="float" office:value="2.43073" calcext:value-type="float">
            <text:p>2.43073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1.31146" calcext:value-type="float">
            <text:p>1.31146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2.2409" calcext:value-type="float">
            <text:p>2.2409</text:p>
          </table:table-cell>
          <table:table-cell office:value-type="float" office:value="19.554" calcext:value-type="float">
            <text:p>19.554</text:p>
          </table:table-cell>
          <table:table-cell office:value-type="float" office:value="4.28425" calcext:value-type="float">
            <text:p>4.28425</text:p>
          </table:table-cell>
          <table:table-cell office:value-type="float" office:value="1.25268" calcext:value-type="float">
            <text:p>1.25268</text:p>
          </table:table-cell>
          <table:table-cell office:value-type="float" office:value="1.58221" calcext:value-type="float">
            <text:p>1.58221</text:p>
          </table:table-cell>
          <table:table-cell office:value-type="float" office:value="0.729192" calcext:value-type="float">
            <text:p>0.729192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1.73319" calcext:value-type="float">
            <text:p>1.73319</text:p>
          </table:table-cell>
          <table:table-cell office:value-type="float" office:value="1.12898" calcext:value-type="float">
            <text:p>1.12898</text:p>
          </table:table-cell>
          <table:table-cell office:value-type="float" office:value="0.450822" calcext:value-type="float">
            <text:p>0.450822</text:p>
          </table:table-cell>
          <table:table-cell office:value-type="float" office:value="0.840581" calcext:value-type="float">
            <text:p>0.840581</text:p>
          </table:table-cell>
          <table:table-cell office:value-type="float" office:value="1.1578" calcext:value-type="float">
            <text:p>1.1578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20.5326" calcext:value-type="float">
            <text:p>20.5326</text:p>
          </table:table-cell>
          <table:table-cell office:value-type="float" office:value="0.393616" calcext:value-type="float">
            <text:p>0.393616</text:p>
          </table:table-cell>
          <table:table-cell office:value-type="float" office:value="1.10536" calcext:value-type="float">
            <text:p>1.10536</text:p>
          </table:table-cell>
          <table:table-cell office:value-type="float" office:value="1.01714" calcext:value-type="float">
            <text:p>1.01714</text:p>
          </table:table-cell>
          <table:table-cell office:value-type="float" office:value="5.76809" calcext:value-type="float">
            <text:p>5.76809</text:p>
          </table:table-cell>
          <table:table-cell office:value-type="float" office:value="1.05125" calcext:value-type="float">
            <text:p>1.05125</text:p>
          </table:table-cell>
          <table:table-cell office:value-type="float" office:value="4.18282" calcext:value-type="float">
            <text:p>4.18282</text:p>
          </table:table-cell>
          <table:table-cell office:value-type="float" office:value="1.48285" calcext:value-type="float">
            <text:p>1.48285</text:p>
          </table:table-cell>
          <table:table-cell office:value-type="float" office:value="2.73533" calcext:value-type="float">
            <text:p>2.73533</text:p>
          </table:table-cell>
          <table:table-cell office:value-type="float" office:value="0.258949" calcext:value-type="float">
            <text:p>0.258949</text:p>
          </table:table-cell>
          <table:table-cell office:value-type="float" office:value="0.854978" calcext:value-type="float">
            <text:p>0.854978</text:p>
          </table:table-cell>
          <table:table-cell office:value-type="float" office:value="2.67997" calcext:value-type="float">
            <text:p>2.67997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0.859403" calcext:value-type="float">
            <text:p>0.859403</text:p>
          </table:table-cell>
          <table:table-cell office:value-type="float" office:value="1.24574" calcext:value-type="float">
            <text:p>1.24574</text:p>
          </table:table-cell>
          <table:table-cell office:value-type="float" office:value="1.61332" calcext:value-type="float">
            <text:p>1.61332</text:p>
          </table:table-cell>
          <table:table-cell office:value-type="float" office:value="1.23646" calcext:value-type="float">
            <text:p>1.23646</text:p>
          </table:table-cell>
          <table:table-cell office:value-type="float" office:value="1.70437" calcext:value-type="float">
            <text:p>1.70437</text:p>
          </table:table-cell>
          <table:table-cell office:value-type="float" office:value="1.04708" calcext:value-type="float">
            <text:p>1.04708</text:p>
          </table:table-cell>
          <table:table-cell office:value-type="float" office:value="1.18188" calcext:value-type="float">
            <text:p>1.18188</text:p>
          </table:table-cell>
          <table:table-cell office:value-type="float" office:value="1.07232" calcext:value-type="float">
            <text:p>1.07232</text:p>
          </table:table-cell>
          <table:table-cell office:value-type="float" office:value="1.75913" calcext:value-type="float">
            <text:p>1.75913</text:p>
          </table:table-cell>
          <table:table-cell office:value-type="float" office:value="0" calcext:value-type="float">
            <text:p>0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2794" calcext:value-type="float">
            <text:p>1.2794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.80469" calcext:value-type="float">
            <text:p>1.80469</text:p>
          </table:table-cell>
          <table:table-cell office:value-type="float" office:value="2.02424" calcext:value-type="float">
            <text:p>2.02424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61069" calcext:value-type="float">
            <text:p>1.61069</text:p>
          </table:table-cell>
          <table:table-cell office:value-type="float" office:value="2.59302" calcext:value-type="float">
            <text:p>2.59302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1.39516" calcext:value-type="float">
            <text:p>1.39516</text:p>
          </table:table-cell>
          <table:table-cell office:value-type="float" office:value="1.082" calcext:value-type="float">
            <text:p>1.082</text:p>
          </table:table-cell>
          <table:table-cell office:value-type="float" office:value="1.4983" calcext:value-type="float">
            <text:p>1.4983</text:p>
          </table:table-cell>
          <table:table-cell office:value-type="float" office:value="1.2794" calcext:value-type="float">
            <text:p>1.2794</text:p>
          </table:table-cell>
          <table:table-cell office:value-type="float" office:value="1.11204" calcext:value-type="float">
            <text:p>1.11204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.32724" calcext:value-type="float">
            <text:p>1.32724</text:p>
          </table:table-cell>
          <table:table-cell office:value-type="float" office:value="1.02551" calcext:value-type="float">
            <text:p>1.02551</text:p>
          </table:table-cell>
          <table:table-cell office:value-type="float" office:value="3.00961" calcext:value-type="float">
            <text:p>3.00961</text:p>
          </table:table-cell>
          <table:table-cell office:value-type="float" office:value="0.67761" calcext:value-type="float">
            <text:p>0.67761</text:p>
          </table:table-cell>
          <table:table-cell office:value-type="float" office:value="19.7426" calcext:value-type="float">
            <text:p>19.7426</text:p>
          </table:table-cell>
          <table:table-cell office:value-type="float" office:value="5.5398" calcext:value-type="float">
            <text:p>5.5398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0.690712" calcext:value-type="float">
            <text:p>0.690712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1.49437" calcext:value-type="float">
            <text:p>1.49437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20.4888" calcext:value-type="float">
            <text:p>20.4888</text:p>
          </table:table-cell>
          <table:table-cell office:value-type="float" office:value="1.38155" calcext:value-type="float">
            <text:p>1.38155</text:p>
          </table:table-cell>
          <table:table-cell office:value-type="float" office:value="0.45666" calcext:value-type="float">
            <text:p>0.45666</text:p>
          </table:table-cell>
          <table:table-cell office:value-type="float" office:value="0.261902" calcext:value-type="float">
            <text:p>0.261902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13.863" calcext:value-type="float">
            <text:p>13.863</text:p>
          </table:table-cell>
          <table:table-cell office:value-type="float" office:value="2.73077" calcext:value-type="float">
            <text:p>2.73077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1.60494" calcext:value-type="float">
            <text:p>1.60494</text:p>
          </table:table-cell>
          <table:table-cell office:value-type="float" office:value="3.21945" calcext:value-type="float">
            <text:p>3.21945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1.22288" calcext:value-type="float">
            <text:p>1.22288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1.10537" calcext:value-type="float">
            <text:p>1.10537</text:p>
          </table:table-cell>
          <table:table-cell office:value-type="float" office:value="13.863" calcext:value-type="float">
            <text:p>13.863</text:p>
          </table:table-cell>
          <table:table-cell office:value-type="float" office:value="1.70959" calcext:value-type="float">
            <text:p>1.70959</text:p>
          </table:table-cell>
          <table:table-cell office:value-type="float" office:value="1.60219" calcext:value-type="float">
            <text:p>1.60219</text:p>
          </table:table-cell>
          <table:table-cell office:value-type="float" office:value="1.6078" calcext:value-type="float">
            <text:p>1.6078</text:p>
          </table:table-cell>
          <table:table-cell office:value-type="float" office:value="1.60923" calcext:value-type="float">
            <text:p>1.60923</text:p>
          </table:table-cell>
          <table:table-cell office:value-type="float" office:value="0.933861" calcext:value-type="float">
            <text:p>0.933861</text:p>
          </table:table-cell>
          <table:table-cell office:value-type="float" office:value="6.19496" calcext:value-type="float">
            <text:p>6.19496</text:p>
          </table:table-cell>
          <table:table-cell office:value-type="float" office:value="0.318098" calcext:value-type="float">
            <text:p>0.318098</text:p>
          </table:table-cell>
          <table:table-cell office:value-type="float" office:value="1.08927" calcext:value-type="float">
            <text:p>1.08927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5.52354" calcext:value-type="float">
            <text:p>5.52354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21.1189" calcext:value-type="float">
            <text:p>21.1189</text:p>
          </table:table-cell>
          <table:table-cell office:value-type="float" office:value="1.27858" calcext:value-type="float">
            <text:p>1.27858</text:p>
          </table:table-cell>
          <table:table-cell office:value-type="float" office:value="0.855025" calcext:value-type="float">
            <text:p>0.855025</text:p>
          </table:table-cell>
          <table:table-cell table:number-columns-repeated="6" office:value-type="float" office:value="5.49241" calcext:value-type="float">
            <text:p>5.492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1.6789" calcext:value-type="float">
            <text:p>1.6789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2.3248" calcext:value-type="float">
            <text:p>2.3248</text:p>
          </table:table-cell>
          <table:table-cell office:value-type="float" office:value="3.3161" calcext:value-type="float">
            <text:p>3.3161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1.1142" calcext:value-type="float">
            <text:p>1.1142</text:p>
          </table:table-cell>
          <table:table-cell office:value-type="float" office:value="2.258" calcext:value-type="float">
            <text:p>2.258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1.2794" calcext:value-type="float">
            <text:p>1.2794</text:p>
          </table:table-cell>
          <table:table-cell office:value-type="float" office:value="3.6539" calcext:value-type="float">
            <text:p>3.6539</text:p>
          </table:table-cell>
          <table:table-cell office:value-type="float" office:value="0" calcext:value-type="float">
            <text:p>0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0" calcext:value-type="float">
            <text:p>0</text:p>
          </table:table-cell>
          <table:table-cell office:value-type="float" office:value="2.3654" calcext:value-type="float">
            <text:p>2.3654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2.6324" calcext:value-type="float">
            <text:p>2.6324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3.6539" calcext:value-type="float">
            <text:p>3.6539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329" calcext:value-type="float">
            <text:p>2.329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0.449555" calcext:value-type="float">
            <text:p>0.449555</text:p>
          </table:table-cell>
          <table:table-cell table:number-columns-repeated="6" office:value-type="float" office:value="4.34594" calcext:value-type="float">
            <text:p>4.345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4.921" calcext:value-type="float">
            <text:p>14.921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2.868" calcext:value-type="float">
            <text:p>12.868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2.371" calcext:value-type="float">
            <text:p>12.371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12.888" calcext:value-type="float">
            <text:p>12.888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3.97" calcext:value-type="float">
            <text:p>13.97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3.089" calcext:value-type="float">
            <text:p>13.089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12.261" calcext:value-type="float">
            <text:p>12.261</text:p>
          </table:table-cell>
          <table:table-cell office:value-type="float" office:value="14.921" calcext:value-type="float">
            <text:p>14.92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" calcext:value-type="float">
            <text:p>0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14.877" calcext:value-type="float">
            <text:p>14.877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0" calcext:value-type="float">
            <text:p>0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2.499" calcext:value-type="float">
            <text:p>12.49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12.909" calcext:value-type="float">
            <text:p>12.909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12.909" calcext:value-type="float">
            <text:p>12.909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4.042" calcext:value-type="float">
            <text:p>14.042</text:p>
          </table:table-cell>
          <table:table-cell office:value-type="float" office:value="13.1412" calcext:value-type="float">
            <text:p>13.1412</text:p>
          </table:table-cell>
          <table:table-cell table:number-columns-repeated="6" office:value-type="float" office:value="8.47397" calcext:value-type="float">
            <text:p>8.47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0.791191" calcext:value-type="float">
            <text:p>0.791191</text:p>
          </table:table-cell>
          <table:table-cell office:value-type="float" office:value="1.67249" calcext:value-type="float">
            <text:p>1.67249</text:p>
          </table:table-cell>
          <table:table-cell office:value-type="float" office:value="0.352078" calcext:value-type="float">
            <text:p>0.352078</text:p>
          </table:table-cell>
          <table:table-cell office:value-type="float" office:value="0.630208" calcext:value-type="float">
            <text:p>0.630208</text:p>
          </table:table-cell>
          <table:table-cell office:value-type="float" office:value="1.12783" calcext:value-type="float">
            <text:p>1.12783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4.02917" calcext:value-type="float">
            <text:p>4.02917</text:p>
          </table:table-cell>
          <table:table-cell office:value-type="float" office:value="2.72488" calcext:value-type="float">
            <text:p>2.72488</text:p>
          </table:table-cell>
          <table:table-cell office:value-type="float" office:value="0.248782" calcext:value-type="float">
            <text:p>0.248782</text:p>
          </table:table-cell>
          <table:table-cell office:value-type="float" office:value="2.3363" calcext:value-type="float">
            <text:p>2.3363</text:p>
          </table:table-cell>
          <table:table-cell office:value-type="float" office:value="3.49481" calcext:value-type="float">
            <text:p>3.49481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2.08435" calcext:value-type="float">
            <text:p>2.08435</text:p>
          </table:table-cell>
          <table:table-cell office:value-type="float" office:value="0.458167" calcext:value-type="float">
            <text:p>0.458167</text:p>
          </table:table-cell>
          <table:table-cell office:value-type="float" office:value="0.939492" calcext:value-type="float">
            <text:p>0.939492</text:p>
          </table:table-cell>
          <table:table-cell office:value-type="float" office:value="1.70513" calcext:value-type="float">
            <text:p>1.70513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1.63346" calcext:value-type="float">
            <text:p>1.63346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0.494285" calcext:value-type="float">
            <text:p>0.494285</text:p>
          </table:table-cell>
          <table:table-cell office:value-type="float" office:value="0.943676" calcext:value-type="float">
            <text:p>0.943676</text:p>
          </table:table-cell>
          <table:table-cell office:value-type="float" office:value="1.12008" calcext:value-type="float">
            <text:p>1.12008</text:p>
          </table:table-cell>
          <table:table-cell office:value-type="float" office:value="19.0492" calcext:value-type="float">
            <text:p>19.0492</text:p>
          </table:table-cell>
          <table:table-cell office:value-type="float" office:value="2.87453" calcext:value-type="float">
            <text:p>2.87453</text:p>
          </table:table-cell>
          <table:table-cell office:value-type="float" office:value="0.822697" calcext:value-type="float">
            <text:p>0.822697</text:p>
          </table:table-cell>
          <table:table-cell office:value-type="float" office:value="0.659502" calcext:value-type="float">
            <text:p>0.659502</text:p>
          </table:table-cell>
          <table:table-cell office:value-type="float" office:value="1.3594" calcext:value-type="float">
            <text:p>1.3594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2.27157" calcext:value-type="float">
            <text:p>2.27157</text:p>
          </table:table-cell>
          <table:table-cell office:value-type="float" office:value="1.11366" calcext:value-type="float">
            <text:p>1.11366</text:p>
          </table:table-cell>
          <table:table-cell office:value-type="float" office:value="1.35434" calcext:value-type="float">
            <text:p>1.35434</text:p>
          </table:table-cell>
          <table:table-cell office:value-type="float" office:value="1.07927" calcext:value-type="float">
            <text:p>1.07927</text:p>
          </table:table-cell>
          <table:table-cell office:value-type="float" office:value="0.710635" calcext:value-type="float">
            <text:p>0.710635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18.7971" calcext:value-type="float">
            <text:p>18.7971</text:p>
          </table:table-cell>
          <table:table-cell office:value-type="float" office:value="1.67545" calcext:value-type="float">
            <text:p>1.67545</text:p>
          </table:table-cell>
          <table:table-cell office:value-type="float" office:value="1.25828" calcext:value-type="float">
            <text:p>1.25828</text:p>
          </table:table-cell>
          <table:table-cell office:value-type="float" office:value="0.862639" calcext:value-type="float">
            <text:p>0.862639</text:p>
          </table:table-cell>
          <table:table-cell office:value-type="float" office:value="4.00059" calcext:value-type="float">
            <text:p>4.00059</text:p>
          </table:table-cell>
          <table:table-cell office:value-type="float" office:value="2.69818" calcext:value-type="float">
            <text:p>2.69818</text:p>
          </table:table-cell>
          <table:table-cell office:value-type="float" office:value="2.55861" calcext:value-type="float">
            <text:p>2.55861</text:p>
          </table:table-cell>
          <table:table-cell office:value-type="float" office:value="0.334435" calcext:value-type="float">
            <text:p>0.334435</text:p>
          </table:table-cell>
          <table:table-cell office:value-type="float" office:value="1.02772" calcext:value-type="float">
            <text:p>1.02772</text:p>
          </table:table-cell>
          <table:table-cell office:value-type="float" office:value="1.91341" calcext:value-type="float">
            <text:p>1.91341</text:p>
          </table:table-cell>
          <table:table-cell office:value-type="float" office:value="1.03897" calcext:value-type="float">
            <text:p>1.03897</text:p>
          </table:table-cell>
          <table:table-cell office:value-type="float" office:value="2.24397" calcext:value-type="float">
            <text:p>2.24397</text:p>
          </table:table-cell>
          <table:table-cell office:value-type="float" office:value="1.3046" calcext:value-type="float">
            <text:p>1.3046</text:p>
          </table:table-cell>
          <table:table-cell office:value-type="float" office:value="1.00214" calcext:value-type="float">
            <text:p>1.00214</text:p>
          </table:table-cell>
          <table:table-cell office:value-type="float" office:value="0.796695" calcext:value-type="float">
            <text:p>0.796695</text:p>
          </table:table-cell>
          <table:table-cell office:value-type="float" office:value="0.876371" calcext:value-type="float">
            <text:p>0.876371</text:p>
          </table:table-cell>
          <table:table-cell office:value-type="float" office:value="0.568248" calcext:value-type="float">
            <text:p>0.568248</text:p>
          </table:table-cell>
          <table:table-cell office:value-type="float" office:value="0.297923" calcext:value-type="float">
            <text:p>0.297923</text:p>
          </table:table-cell>
          <table:table-cell office:value-type="float" office:value="2.69771" calcext:value-type="float">
            <text:p>2.69771</text:p>
          </table:table-cell>
          <table:table-cell office:value-type="float" office:value="1.3046" calcext:value-type="float">
            <text:p>1.3046</text:p>
          </table:table-cell>
          <table:table-cell office:value-type="float" office:value="0.827878" calcext:value-type="float">
            <text:p>0.827878</text:p>
          </table:table-cell>
          <table:table-cell office:value-type="float" office:value="0.110464" calcext:value-type="float">
            <text:p>0.110464</text:p>
          </table:table-cell>
          <table:table-cell office:value-type="float" office:value="1.80469" calcext:value-type="float">
            <text:p>1.80469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0" calcext:value-type="float">
            <text:p>0</text:p>
          </table:table-cell>
          <table:table-cell office:value-type="float" office:value="0.794139" calcext:value-type="float">
            <text:p>0.794139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2.12643" calcext:value-type="float">
            <text:p>2.12643</text:p>
          </table:table-cell>
          <table:table-cell office:value-type="float" office:value="2.07873" calcext:value-type="float">
            <text:p>2.07873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2.3308" calcext:value-type="float">
            <text:p>2.3308</text:p>
          </table:table-cell>
          <table:table-cell office:value-type="float" office:value="1.24619" calcext:value-type="float">
            <text:p>1.24619</text:p>
          </table:table-cell>
          <table:table-cell office:value-type="float" office:value="2.69666" calcext:value-type="float">
            <text:p>2.69666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2.54185" calcext:value-type="float">
            <text:p>2.54185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0.477471" calcext:value-type="float">
            <text:p>0.477471</text:p>
          </table:table-cell>
          <table:table-cell office:value-type="float" office:value="2.63571" calcext:value-type="float">
            <text:p>2.63571</text:p>
          </table:table-cell>
          <table:table-cell office:value-type="float" office:value="2.03349" calcext:value-type="float">
            <text:p>2.03349</text:p>
          </table:table-cell>
          <table:table-cell office:value-type="float" office:value="1.32396" calcext:value-type="float">
            <text:p>1.32396</text:p>
          </table:table-cell>
          <table:table-cell office:value-type="float" office:value="19.2456" calcext:value-type="float">
            <text:p>19.2456</text:p>
          </table:table-cell>
          <table:table-cell office:value-type="float" office:value="4.78119" calcext:value-type="float">
            <text:p>4.78119</text:p>
          </table:table-cell>
          <table:table-cell office:value-type="float" office:value="1.43241" calcext:value-type="float">
            <text:p>1.43241</text:p>
          </table:table-cell>
          <table:table-cell office:value-type="float" office:value="2.48169" calcext:value-type="float">
            <text:p>2.48169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0.325802" calcext:value-type="float">
            <text:p>0.325802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8.7536" calcext:value-type="float">
            <text:p>18.7536</text:p>
          </table:table-cell>
          <table:table-cell office:value-type="float" office:value="2.76067" calcext:value-type="float">
            <text:p>2.76067</text:p>
          </table:table-cell>
          <table:table-cell office:value-type="float" office:value="2.21306" calcext:value-type="float">
            <text:p>2.21306</text:p>
          </table:table-cell>
          <table:table-cell office:value-type="float" office:value="1.95298" calcext:value-type="float">
            <text:p>1.95298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1.41566" calcext:value-type="float">
            <text:p>1.41566</text:p>
          </table:table-cell>
          <table:table-cell office:value-type="float" office:value="1.65861" calcext:value-type="float">
            <text:p>1.6586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1.80166" calcext:value-type="float">
            <text:p>1.80166</text:p>
          </table:table-cell>
          <table:table-cell office:value-type="float" office:value="1.87399" calcext:value-type="float">
            <text:p>1.87399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0.570388" calcext:value-type="float">
            <text:p>0.570388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2.63438" calcext:value-type="float">
            <text:p>2.63438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2.54016" calcext:value-type="float">
            <text:p>2.54016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0.38226" calcext:value-type="float">
            <text:p>0.38226</text:p>
          </table:table-cell>
          <table:table-cell office:value-type="float" office:value="1.1395" calcext:value-type="float">
            <text:p>1.1395</text:p>
          </table:table-cell>
          <table:table-cell office:value-type="float" office:value="1.66545" calcext:value-type="float">
            <text:p>1.66545</text:p>
          </table:table-cell>
          <table:table-cell office:value-type="float" office:value="0.269203" calcext:value-type="float">
            <text:p>0.269203</text:p>
          </table:table-cell>
          <table:table-cell office:value-type="float" office:value="1.23383" calcext:value-type="float">
            <text:p>1.23383</text:p>
          </table:table-cell>
          <table:table-cell office:value-type="float" office:value="5.46891" calcext:value-type="float">
            <text:p>5.46891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2.63738" calcext:value-type="float">
            <text:p>2.63738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4.76364" calcext:value-type="float">
            <text:p>4.76364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19.3721" calcext:value-type="float">
            <text:p>19.3721</text:p>
          </table:table-cell>
          <table:table-cell office:value-type="float" office:value="1.91807" calcext:value-type="float">
            <text:p>1.91807</text:p>
          </table:table-cell>
          <table:table-cell office:value-type="float" office:value="1.21532" calcext:value-type="float">
            <text:p>1.21532</text:p>
          </table:table-cell>
          <table:table-cell table:number-columns-repeated="6" office:value-type="float" office:value="3.85367" calcext:value-type="float">
            <text:p>3.853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1.08077" calcext:value-type="float">
            <text:p>1.08077</text:p>
          </table:table-cell>
          <table:table-cell office:value-type="float" office:value="0.881235" calcext:value-type="float">
            <text:p>0.881235</text:p>
          </table:table-cell>
          <table:table-cell office:value-type="float" office:value="0.656696" calcext:value-type="float">
            <text:p>0.656696</text:p>
          </table:table-cell>
          <table:table-cell office:value-type="float" office:value="1.4214" calcext:value-type="float">
            <text:p>1.4214</text:p>
          </table:table-cell>
          <table:table-cell office:value-type="float" office:value="1.11671" calcext:value-type="float">
            <text:p>1.11671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4.67146" calcext:value-type="float">
            <text:p>4.67146</text:p>
          </table:table-cell>
          <table:table-cell office:value-type="float" office:value="3.34115" calcext:value-type="float">
            <text:p>3.34115</text:p>
          </table:table-cell>
          <table:table-cell office:value-type="float" office:value="0.666311" calcext:value-type="float">
            <text:p>0.666311</text:p>
          </table:table-cell>
          <table:table-cell office:value-type="float" office:value="2.93617" calcext:value-type="float">
            <text:p>2.93617</text:p>
          </table:table-cell>
          <table:table-cell office:value-type="float" office:value="3.67178" calcext:value-type="float">
            <text:p>3.67178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2.57234" calcext:value-type="float">
            <text:p>2.57234</text:p>
          </table:table-cell>
          <table:table-cell office:value-type="float" office:value="1.13528" calcext:value-type="float">
            <text:p>1.13528</text:p>
          </table:table-cell>
          <table:table-cell office:value-type="float" office:value="1.26279" calcext:value-type="float">
            <text:p>1.26279</text:p>
          </table:table-cell>
          <table:table-cell office:value-type="float" office:value="1.37914" calcext:value-type="float">
            <text:p>1.37914</text:p>
          </table:table-cell>
          <table:table-cell office:value-type="float" office:value="0.482788" calcext:value-type="float">
            <text:p>0.482788</text:p>
          </table:table-cell>
          <table:table-cell office:value-type="float" office:value="2.42627" calcext:value-type="float">
            <text:p>2.42627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1.39588" calcext:value-type="float">
            <text:p>1.39588</text:p>
          </table:table-cell>
          <table:table-cell office:value-type="float" office:value="0.942805" calcext:value-type="float">
            <text:p>0.942805</text:p>
          </table:table-cell>
          <table:table-cell office:value-type="float" office:value="1.15013" calcext:value-type="float">
            <text:p>1.15013</text:p>
          </table:table-cell>
          <table:table-cell office:value-type="float" office:value="1.90495" calcext:value-type="float">
            <text:p>1.90495</text:p>
          </table:table-cell>
          <table:table-cell office:value-type="float" office:value="18.2663" calcext:value-type="float">
            <text:p>18.2663</text:p>
          </table:table-cell>
          <table:table-cell office:value-type="float" office:value="3.47834" calcext:value-type="float">
            <text:p>3.47834</text:p>
          </table:table-cell>
          <table:table-cell office:value-type="float" office:value="0.771636" calcext:value-type="float">
            <text:p>0.771636</text:p>
          </table:table-cell>
          <table:table-cell office:value-type="float" office:value="0.445838" calcext:value-type="float">
            <text:p>0.445838</text:p>
          </table:table-cell>
          <table:table-cell office:value-type="float" office:value="1.35861" calcext:value-type="float">
            <text:p>1.35861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2.9441" calcext:value-type="float">
            <text:p>2.9441</text:p>
          </table:table-cell>
          <table:table-cell office:value-type="float" office:value="0.959364" calcext:value-type="float">
            <text:p>0.959364</text:p>
          </table:table-cell>
          <table:table-cell office:value-type="float" office:value="1.61067" calcext:value-type="float">
            <text:p>1.61067</text:p>
          </table:table-cell>
          <table:table-cell office:value-type="float" office:value="1.18368" calcext:value-type="float">
            <text:p>1.18368</text:p>
          </table:table-cell>
          <table:table-cell office:value-type="float" office:value="0.917839" calcext:value-type="float">
            <text:p>0.917839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18.5293" calcext:value-type="float">
            <text:p>18.5293</text:p>
          </table:table-cell>
          <table:table-cell office:value-type="float" office:value="1.75046" calcext:value-type="float">
            <text:p>1.75046</text:p>
          </table:table-cell>
          <table:table-cell office:value-type="float" office:value="1.06113" calcext:value-type="float">
            <text:p>1.06113</text:p>
          </table:table-cell>
          <table:table-cell office:value-type="float" office:value="1.37314" calcext:value-type="float">
            <text:p>1.37314</text:p>
          </table:table-cell>
          <table:table-cell office:value-type="float" office:value="4.20944" calcext:value-type="float">
            <text:p>4.20944</text:p>
          </table:table-cell>
          <table:table-cell office:value-type="float" office:value="3.04618" calcext:value-type="float">
            <text:p>3.04618</text:p>
          </table:table-cell>
          <table:table-cell office:value-type="float" office:value="3.02846" calcext:value-type="float">
            <text:p>3.02846</text:p>
          </table:table-cell>
          <table:table-cell office:value-type="float" office:value="0.954304" calcext:value-type="float">
            <text:p>0.954304</text:p>
          </table:table-cell>
          <table:table-cell office:value-type="float" office:value="1.55912" calcext:value-type="float">
            <text:p>1.55912</text:p>
          </table:table-cell>
          <table:table-cell office:value-type="float" office:value="2.03227" calcext:value-type="float">
            <text:p>2.03227</text:p>
          </table:table-cell>
          <table:table-cell office:value-type="float" office:value="1.17203" calcext:value-type="float">
            <text:p>1.17203</text:p>
          </table:table-cell>
          <table:table-cell office:value-type="float" office:value="3.0369" calcext:value-type="float">
            <text:p>3.0369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1.17816" calcext:value-type="float">
            <text:p>1.17816</text:p>
          </table:table-cell>
          <table:table-cell office:value-type="float" office:value="0.779223" calcext:value-type="float">
            <text:p>0.779223</text:p>
          </table:table-cell>
          <table:table-cell office:value-type="float" office:value="0.452281" calcext:value-type="float">
            <text:p>0.452281</text:p>
          </table:table-cell>
          <table:table-cell office:value-type="float" office:value="1.00693" calcext:value-type="float">
            <text:p>1.00693</text:p>
          </table:table-cell>
          <table:table-cell office:value-type="float" office:value="0.55062" calcext:value-type="float">
            <text:p>0.55062</text:p>
          </table:table-cell>
          <table:table-cell office:value-type="float" office:value="3.04355" calcext:value-type="float">
            <text:p>3.04355</text:p>
          </table:table-cell>
          <table:table-cell office:value-type="float" office:value="1.04687" calcext:value-type="float">
            <text:p>1.04687</text:p>
          </table:table-cell>
          <table:table-cell office:value-type="float" office:value="0.96916" calcext:value-type="float">
            <text:p>0.96916</text:p>
          </table:table-cell>
          <table:table-cell office:value-type="float" office:value="0.897665" calcext:value-type="float">
            <text:p>0.897665</text:p>
          </table:table-cell>
          <table:table-cell office:value-type="float" office:value="2.02424" calcext:value-type="float">
            <text:p>2.02424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0.794139" calcext:value-type="float">
            <text:p>0.794139</text:p>
          </table:table-cell>
          <table:table-cell office:value-type="float" office:value="0" calcext:value-type="float">
            <text:p>0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2.79343" calcext:value-type="float">
            <text:p>2.79343</text:p>
          </table:table-cell>
          <table:table-cell office:value-type="float" office:value="2.8724" calcext:value-type="float">
            <text:p>2.8724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2.91348" calcext:value-type="float">
            <text:p>2.91348</text:p>
          </table:table-cell>
          <table:table-cell office:value-type="float" office:value="1.0681" calcext:value-type="float">
            <text:p>1.0681</text:p>
          </table:table-cell>
          <table:table-cell office:value-type="float" office:value="3.2268" calcext:value-type="float">
            <text:p>3.2268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2.98336" calcext:value-type="float">
            <text:p>2.98336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0.953016" calcext:value-type="float">
            <text:p>0.953016</text:p>
          </table:table-cell>
          <table:table-cell office:value-type="float" office:value="3.002" calcext:value-type="float">
            <text:p>3.002</text:p>
          </table:table-cell>
          <table:table-cell office:value-type="float" office:value="2.80161" calcext:value-type="float">
            <text:p>2.80161</text:p>
          </table:table-cell>
          <table:table-cell office:value-type="float" office:value="1.37481" calcext:value-type="float">
            <text:p>1.37481</text:p>
          </table:table-cell>
          <table:table-cell office:value-type="float" office:value="18.4622" calcext:value-type="float">
            <text:p>18.4622</text:p>
          </table:table-cell>
          <table:table-cell office:value-type="float" office:value="5.53586" calcext:value-type="float">
            <text:p>5.53586</text:p>
          </table:table-cell>
          <table:table-cell office:value-type="float" office:value="1.68265" calcext:value-type="float">
            <text:p>1.68265</text:p>
          </table:table-cell>
          <table:table-cell office:value-type="float" office:value="2.70774" calcext:value-type="float">
            <text:p>2.70774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0.793886" calcext:value-type="float">
            <text:p>0.793886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18.4853" calcext:value-type="float">
            <text:p>18.4853</text:p>
          </table:table-cell>
          <table:table-cell office:value-type="float" office:value="3.23199" calcext:value-type="float">
            <text:p>3.23199</text:p>
          </table:table-cell>
          <table:table-cell office:value-type="float" office:value="2.32948" calcext:value-type="float">
            <text:p>2.32948</text:p>
          </table:table-cell>
          <table:table-cell office:value-type="float" office:value="2.07736" calcext:value-type="float">
            <text:p>2.07736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0.734312" calcext:value-type="float">
            <text:p>0.734312</text:p>
          </table:table-cell>
          <table:table-cell office:value-type="float" office:value="1.16292" calcext:value-type="float">
            <text:p>1.16292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2.50558" calcext:value-type="float">
            <text:p>2.50558</text:p>
          </table:table-cell>
          <table:table-cell office:value-type="float" office:value="2.55748" calcext:value-type="float">
            <text:p>2.55748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0.866234" calcext:value-type="float">
            <text:p>0.866234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08764" calcext:value-type="float">
            <text:p>3.08764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2.97966" calcext:value-type="float">
            <text:p>2.97966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1.16614" calcext:value-type="float">
            <text:p>1.16614</text:p>
          </table:table-cell>
          <table:table-cell office:value-type="float" office:value="1.8903" calcext:value-type="float">
            <text:p>1.8903</text:p>
          </table:table-cell>
          <table:table-cell office:value-type="float" office:value="2.38268" calcext:value-type="float">
            <text:p>2.38268</text:p>
          </table:table-cell>
          <table:table-cell office:value-type="float" office:value="0.671191" calcext:value-type="float">
            <text:p>0.671191</text:p>
          </table:table-cell>
          <table:table-cell office:value-type="float" office:value="1.15807" calcext:value-type="float">
            <text:p>1.15807</text:p>
          </table:table-cell>
          <table:table-cell office:value-type="float" office:value="6.2231" calcext:value-type="float">
            <text:p>6.2231</text:p>
          </table:table-cell>
          <table:table-cell office:value-type="float" office:value="1.77786" calcext:value-type="float">
            <text:p>1.77786</text:p>
          </table:table-cell>
          <table:table-cell office:value-type="float" office:value="3.03391" calcext:value-type="float">
            <text:p>3.03391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5.51827" calcext:value-type="float">
            <text:p>5.51827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19.1229" calcext:value-type="float">
            <text:p>19.1229</text:p>
          </table:table-cell>
          <table:table-cell office:value-type="float" office:value="2.53666" calcext:value-type="float">
            <text:p>2.53666</text:p>
          </table:table-cell>
          <table:table-cell office:value-type="float" office:value="1.20387" calcext:value-type="float">
            <text:p>1.20387</text:p>
          </table:table-cell>
          <table:table-cell table:number-columns-repeated="6" office:value-type="float" office:value="3.47138" calcext:value-type="float">
            <text:p>3.471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1.80391" calcext:value-type="float">
            <text:p>1.80391</text:p>
          </table:table-cell>
          <table:table-cell office:value-type="float" office:value="3.5523" calcext:value-type="float">
            <text:p>3.5523</text:p>
          </table:table-cell>
          <table:table-cell office:value-type="float" office:value="2.13737" calcext:value-type="float">
            <text:p>2.13737</text:p>
          </table:table-cell>
          <table:table-cell office:value-type="float" office:value="1.61809" calcext:value-type="float">
            <text:p>1.61809</text:p>
          </table:table-cell>
          <table:table-cell office:value-type="float" office:value="2.099" calcext:value-type="float">
            <text:p>2.099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4.1292" calcext:value-type="float">
            <text:p>4.1292</text:p>
          </table:table-cell>
          <table:table-cell office:value-type="float" office:value="0.646385" calcext:value-type="float">
            <text:p>0.646385</text:p>
          </table:table-cell>
          <table:table-cell office:value-type="float" office:value="2.14393" calcext:value-type="float">
            <text:p>2.14393</text:p>
          </table:table-cell>
          <table:table-cell office:value-type="float" office:value="0.397308" calcext:value-type="float">
            <text:p>0.397308</text:p>
          </table:table-cell>
          <table:table-cell office:value-type="float" office:value="4.95419" calcext:value-type="float">
            <text:p>4.95419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3.19145" calcext:value-type="float">
            <text:p>3.19145</text:p>
          </table:table-cell>
          <table:table-cell office:value-type="float" office:value="1.68476" calcext:value-type="float">
            <text:p>1.68476</text:p>
          </table:table-cell>
          <table:table-cell office:value-type="float" office:value="2.77588" calcext:value-type="float">
            <text:p>2.77588</text:p>
          </table:table-cell>
          <table:table-cell office:value-type="float" office:value="2.69944" calcext:value-type="float">
            <text:p>2.69944</text:p>
          </table:table-cell>
          <table:table-cell office:value-type="float" office:value="2.34721" calcext:value-type="float">
            <text:p>2.34721</text:p>
          </table:table-cell>
          <table:table-cell office:value-type="float" office:value="1.43322" calcext:value-type="float">
            <text:p>1.43322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1.69368" calcext:value-type="float">
            <text:p>1.69368</text:p>
          </table:table-cell>
          <table:table-cell office:value-type="float" office:value="1.85323" calcext:value-type="float">
            <text:p>1.85323</text:p>
          </table:table-cell>
          <table:table-cell office:value-type="float" office:value="1.8342" calcext:value-type="float">
            <text:p>1.8342</text:p>
          </table:table-cell>
          <table:table-cell office:value-type="float" office:value="1.6425" calcext:value-type="float">
            <text:p>1.6425</text:p>
          </table:table-cell>
          <table:table-cell office:value-type="float" office:value="20.9371" calcext:value-type="float">
            <text:p>20.9371</text:p>
          </table:table-cell>
          <table:table-cell office:value-type="float" office:value="3.38269" calcext:value-type="float">
            <text:p>3.38269</text:p>
          </table:table-cell>
          <table:table-cell office:value-type="float" office:value="2.20846" calcext:value-type="float">
            <text:p>2.20846</text:p>
          </table:table-cell>
          <table:table-cell office:value-type="float" office:value="2.4089" calcext:value-type="float">
            <text:p>2.4089</text:p>
          </table:table-cell>
          <table:table-cell office:value-type="float" office:value="2.06753" calcext:value-type="float">
            <text:p>2.06753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0.151977" calcext:value-type="float">
            <text:p>0.151977</text:p>
          </table:table-cell>
          <table:table-cell office:value-type="float" office:value="2.29884" calcext:value-type="float">
            <text:p>2.29884</text:p>
          </table:table-cell>
          <table:table-cell office:value-type="float" office:value="1.58794" calcext:value-type="float">
            <text:p>1.58794</text:p>
          </table:table-cell>
          <table:table-cell office:value-type="float" office:value="1.93586" calcext:value-type="float">
            <text:p>1.93586</text:p>
          </table:table-cell>
          <table:table-cell office:value-type="float" office:value="1.95822" calcext:value-type="float">
            <text:p>1.95822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20.6514" calcext:value-type="float">
            <text:p>20.6514</text:p>
          </table:table-cell>
          <table:table-cell office:value-type="float" office:value="1.93464" calcext:value-type="float">
            <text:p>1.93464</text:p>
          </table:table-cell>
          <table:table-cell office:value-type="float" office:value="2.36854" calcext:value-type="float">
            <text:p>2.36854</text:p>
          </table:table-cell>
          <table:table-cell office:value-type="float" office:value="1.4433" calcext:value-type="float">
            <text:p>1.4433</text:p>
          </table:table-cell>
          <table:table-cell office:value-type="float" office:value="5.35126" calcext:value-type="float">
            <text:p>5.35126</text:p>
          </table:table-cell>
          <table:table-cell office:value-type="float" office:value="1.47918" calcext:value-type="float">
            <text:p>1.47918</text:p>
          </table:table-cell>
          <table:table-cell office:value-type="float" office:value="3.57088" calcext:value-type="float">
            <text:p>3.57088</text:p>
          </table:table-cell>
          <table:table-cell office:value-type="float" office:value="1.85583" calcext:value-type="float">
            <text:p>1.85583</text:p>
          </table:table-cell>
          <table:table-cell office:value-type="float" office:value="2.53472" calcext:value-type="float">
            <text:p>2.53472</text:p>
          </table:table-cell>
          <table:table-cell office:value-type="float" office:value="1.86751" calcext:value-type="float">
            <text:p>1.86751</text:p>
          </table:table-cell>
          <table:table-cell office:value-type="float" office:value="1.90471" calcext:value-type="float">
            <text:p>1.90471</text:p>
          </table:table-cell>
          <table:table-cell office:value-type="float" office:value="1.30496" calcext:value-type="float">
            <text:p>1.30496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1.85364" calcext:value-type="float">
            <text:p>1.85364</text:p>
          </table:table-cell>
          <table:table-cell office:value-type="float" office:value="2.17868" calcext:value-type="float">
            <text:p>2.17868</text:p>
          </table:table-cell>
          <table:table-cell office:value-type="float" office:value="2.57153" calcext:value-type="float">
            <text:p>2.57153</text:p>
          </table:table-cell>
          <table:table-cell office:value-type="float" office:value="1.79547" calcext:value-type="float">
            <text:p>1.79547</text:p>
          </table:table-cell>
          <table:table-cell office:value-type="float" office:value="2.26094" calcext:value-type="float">
            <text:p>2.26094</text:p>
          </table:table-cell>
          <table:table-cell office:value-type="float" office:value="1.48579" calcext:value-type="float">
            <text:p>1.48579</text:p>
          </table:table-cell>
          <table:table-cell office:value-type="float" office:value="2.46262" calcext:value-type="float">
            <text:p>2.46262</text:p>
          </table:table-cell>
          <table:table-cell office:value-type="float" office:value="1.97707" calcext:value-type="float">
            <text:p>1.97707</text:p>
          </table:table-cell>
          <table:table-cell office:value-type="float" office:value="2.02078" calcext:value-type="float">
            <text:p>2.02078</text:p>
          </table:table-cell>
          <table:table-cell office:value-type="float" office:value="1.61069" calcext:value-type="float">
            <text:p>1.61069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2.12643" calcext:value-type="float">
            <text:p>2.12643</text:p>
          </table:table-cell>
          <table:table-cell office:value-type="float" office:value="2.79343" calcext:value-type="float">
            <text:p>2.79343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0" calcext:value-type="float">
            <text:p>0</text:p>
          </table:table-cell>
          <table:table-cell office:value-type="float" office:value="1.29862" calcext:value-type="float">
            <text:p>1.29862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0.465708" calcext:value-type="float">
            <text:p>0.465708</text:p>
          </table:table-cell>
          <table:table-cell office:value-type="float" office:value="2.3399" calcext:value-type="float">
            <text:p>2.3399</text:p>
          </table:table-cell>
          <table:table-cell office:value-type="float" office:value="0.872177" calcext:value-type="float">
            <text:p>0.872177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1.09218" calcext:value-type="float">
            <text:p>1.09218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1.84117" calcext:value-type="float">
            <text:p>1.84117</text:p>
          </table:table-cell>
          <table:table-cell office:value-type="float" office:value="1.38885" calcext:value-type="float">
            <text:p>1.38885</text:p>
          </table:table-cell>
          <table:table-cell office:value-type="float" office:value="1.94215" calcext:value-type="float">
            <text:p>1.94215</text:p>
          </table:table-cell>
          <table:table-cell office:value-type="float" office:value="1.97993" calcext:value-type="float">
            <text:p>1.97993</text:p>
          </table:table-cell>
          <table:table-cell office:value-type="float" office:value="21.1294" calcext:value-type="float">
            <text:p>21.1294</text:p>
          </table:table-cell>
          <table:table-cell office:value-type="float" office:value="4.06976" calcext:value-type="float">
            <text:p>4.06976</text:p>
          </table:table-cell>
          <table:table-cell office:value-type="float" office:value="1.57926" calcext:value-type="float">
            <text:p>1.57926</text:p>
          </table:table-cell>
          <table:table-cell office:value-type="float" office:value="1.75016" calcext:value-type="float">
            <text:p>1.75016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00291" calcext:value-type="float">
            <text:p>2.00291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0.6086" calcext:value-type="float">
            <text:p>20.6086</text:p>
          </table:table-cell>
          <table:table-cell office:value-type="float" office:value="1.11062" calcext:value-type="float">
            <text:p>1.11062</text:p>
          </table:table-cell>
          <table:table-cell office:value-type="float" office:value="1.95038" calcext:value-type="float">
            <text:p>1.95038</text:p>
          </table:table-cell>
          <table:table-cell office:value-type="float" office:value="1.86165" calcext:value-type="float">
            <text:p>1.86165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3.50461" calcext:value-type="float">
            <text:p>3.50461</text:p>
          </table:table-cell>
          <table:table-cell office:value-type="float" office:value="2.95812" calcext:value-type="float">
            <text:p>2.95812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2.43274" calcext:value-type="float">
            <text:p>2.43274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1.9533" calcext:value-type="float">
            <text:p>1.9533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1.09795" calcext:value-type="float">
            <text:p>1.09795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1.09836" calcext:value-type="float">
            <text:p>1.09836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1.77814" calcext:value-type="float">
            <text:p>1.77814</text:p>
          </table:table-cell>
          <table:table-cell office:value-type="float" office:value="1.05334" calcext:value-type="float">
            <text:p>1.05334</text:p>
          </table:table-cell>
          <table:table-cell office:value-type="float" office:value="0.522856" calcext:value-type="float">
            <text:p>0.522856</text:p>
          </table:table-cell>
          <table:table-cell office:value-type="float" office:value="2.13373" calcext:value-type="float">
            <text:p>2.13373</text:p>
          </table:table-cell>
          <table:table-cell office:value-type="float" office:value="2.18885" calcext:value-type="float">
            <text:p>2.18885</text:p>
          </table:table-cell>
          <table:table-cell office:value-type="float" office:value="4.69432" calcext:value-type="float">
            <text:p>4.69432</text:p>
          </table:table-cell>
          <table:table-cell office:value-type="float" office:value="1.49619" calcext:value-type="float">
            <text:p>1.49619</text:p>
          </table:table-cell>
          <table:table-cell office:value-type="float" office:value="1.29077" calcext:value-type="float">
            <text:p>1.29077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4.05459" calcext:value-type="float">
            <text:p>4.05459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1.2" calcext:value-type="float">
            <text:p>21.2</text:p>
          </table:table-cell>
          <table:table-cell office:value-type="float" office:value="0.335927" calcext:value-type="float">
            <text:p>0.335927</text:p>
          </table:table-cell>
          <table:table-cell office:value-type="float" office:value="2.09088" calcext:value-type="float">
            <text:p>2.09088</text:p>
          </table:table-cell>
          <table:table-cell table:number-columns-repeated="6" office:value-type="float" office:value="5.91548" calcext:value-type="float">
            <text:p>5.915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2.24611" calcext:value-type="float">
            <text:p>2.24611</text:p>
          </table:table-cell>
          <table:table-cell office:value-type="float" office:value="3.74635" calcext:value-type="float">
            <text:p>3.74635</text:p>
          </table:table-cell>
          <table:table-cell office:value-type="float" office:value="2.28958" calcext:value-type="float">
            <text:p>2.28958</text:p>
          </table:table-cell>
          <table:table-cell office:value-type="float" office:value="1.45209" calcext:value-type="float">
            <text:p>1.45209</text:p>
          </table:table-cell>
          <table:table-cell office:value-type="float" office:value="2.67021" calcext:value-type="float">
            <text:p>2.67021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2.83209" calcext:value-type="float">
            <text:p>2.83209</text:p>
          </table:table-cell>
          <table:table-cell office:value-type="float" office:value="1.81574" calcext:value-type="float">
            <text:p>1.81574</text:p>
          </table:table-cell>
          <table:table-cell office:value-type="float" office:value="2.23616" calcext:value-type="float">
            <text:p>2.23616</text:p>
          </table:table-cell>
          <table:table-cell office:value-type="float" office:value="1.69334" calcext:value-type="float">
            <text:p>1.69334</text:p>
          </table:table-cell>
          <table:table-cell office:value-type="float" office:value="3.93137" calcext:value-type="float">
            <text:p>3.93137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2.16297" calcext:value-type="float">
            <text:p>2.16297</text:p>
          </table:table-cell>
          <table:table-cell office:value-type="float" office:value="1.81587" calcext:value-type="float">
            <text:p>1.81587</text:p>
          </table:table-cell>
          <table:table-cell office:value-type="float" office:value="2.26937" calcext:value-type="float">
            <text:p>2.26937</text:p>
          </table:table-cell>
          <table:table-cell office:value-type="float" office:value="3.35818" calcext:value-type="float">
            <text:p>3.35818</text:p>
          </table:table-cell>
          <table:table-cell office:value-type="float" office:value="2.56701" calcext:value-type="float">
            <text:p>2.56701</text:p>
          </table:table-cell>
          <table:table-cell office:value-type="float" office:value="0.490176" calcext:value-type="float">
            <text:p>0.490176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2.35407" calcext:value-type="float">
            <text:p>2.35407</text:p>
          </table:table-cell>
          <table:table-cell office:value-type="float" office:value="2.10839" calcext:value-type="float">
            <text:p>2.10839</text:p>
          </table:table-cell>
          <table:table-cell office:value-type="float" office:value="2.36051" calcext:value-type="float">
            <text:p>2.36051</text:p>
          </table:table-cell>
          <table:table-cell office:value-type="float" office:value="1.02625" calcext:value-type="float">
            <text:p>1.02625</text:p>
          </table:table-cell>
          <table:table-cell office:value-type="float" office:value="21.1135" calcext:value-type="float">
            <text:p>21.1135</text:p>
          </table:table-cell>
          <table:table-cell office:value-type="float" office:value="2.13258" calcext:value-type="float">
            <text:p>2.13258</text:p>
          </table:table-cell>
          <table:table-cell office:value-type="float" office:value="2.59681" calcext:value-type="float">
            <text:p>2.59681</text:p>
          </table:table-cell>
          <table:table-cell office:value-type="float" office:value="2.63827" calcext:value-type="float">
            <text:p>2.63827</text:p>
          </table:table-cell>
          <table:table-cell office:value-type="float" office:value="2.75752" calcext:value-type="float">
            <text:p>2.75752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1.31307" calcext:value-type="float">
            <text:p>1.31307</text:p>
          </table:table-cell>
          <table:table-cell office:value-type="float" office:value="2.80859" calcext:value-type="float">
            <text:p>2.80859</text:p>
          </table:table-cell>
          <table:table-cell office:value-type="float" office:value="2.36387" calcext:value-type="float">
            <text:p>2.36387</text:p>
          </table:table-cell>
          <table:table-cell office:value-type="float" office:value="2.51782" calcext:value-type="float">
            <text:p>2.51782</text:p>
          </table:table-cell>
          <table:table-cell office:value-type="float" office:value="2.34025" calcext:value-type="float">
            <text:p>2.34025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19.7085" calcext:value-type="float">
            <text:p>19.7085</text:p>
          </table:table-cell>
          <table:table-cell office:value-type="float" office:value="2.79723" calcext:value-type="float">
            <text:p>2.79723</text:p>
          </table:table-cell>
          <table:table-cell office:value-type="float" office:value="2.9276" calcext:value-type="float">
            <text:p>2.9276</text:p>
          </table:table-cell>
          <table:table-cell office:value-type="float" office:value="1.89576" calcext:value-type="float">
            <text:p>1.89576</text:p>
          </table:table-cell>
          <table:table-cell office:value-type="float" office:value="4.26131" calcext:value-type="float">
            <text:p>4.26131</text:p>
          </table:table-cell>
          <table:table-cell office:value-type="float" office:value="2.75484" calcext:value-type="float">
            <text:p>2.75484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1.98477" calcext:value-type="float">
            <text:p>1.98477</text:p>
          </table:table-cell>
          <table:table-cell office:value-type="float" office:value="1.8938" calcext:value-type="float">
            <text:p>1.8938</text:p>
          </table:table-cell>
          <table:table-cell office:value-type="float" office:value="2.84277" calcext:value-type="float">
            <text:p>2.84277</text:p>
          </table:table-cell>
          <table:table-cell office:value-type="float" office:value="2.47147" calcext:value-type="float">
            <text:p>2.47147</text:p>
          </table:table-cell>
          <table:table-cell office:value-type="float" office:value="0.172776" calcext:value-type="float">
            <text:p>0.172776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2.40901" calcext:value-type="float">
            <text:p>2.40901</text:p>
          </table:table-cell>
          <table:table-cell office:value-type="float" office:value="2.56164" calcext:value-type="float">
            <text:p>2.56164</text:p>
          </table:table-cell>
          <table:table-cell office:value-type="float" office:value="2.85237" calcext:value-type="float">
            <text:p>2.85237</text:p>
          </table:table-cell>
          <table:table-cell office:value-type="float" office:value="2.09527" calcext:value-type="float">
            <text:p>2.09527</text:p>
          </table:table-cell>
          <table:table-cell office:value-type="float" office:value="2.33977" calcext:value-type="float">
            <text:p>2.33977</text:p>
          </table:table-cell>
          <table:table-cell office:value-type="float" office:value="2.76069" calcext:value-type="float">
            <text:p>2.76069</text:p>
          </table:table-cell>
          <table:table-cell office:value-type="float" office:value="3.01335" calcext:value-type="float">
            <text:p>3.01335</text:p>
          </table:table-cell>
          <table:table-cell office:value-type="float" office:value="2.42023" calcext:value-type="float">
            <text:p>2.42023</text:p>
          </table:table-cell>
          <table:table-cell office:value-type="float" office:value="1.9749" calcext:value-type="float">
            <text:p>1.9749</text:p>
          </table:table-cell>
          <table:table-cell office:value-type="float" office:value="2.59302" calcext:value-type="float">
            <text:p>2.59302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2.07873" calcext:value-type="float">
            <text:p>2.07873</text:p>
          </table:table-cell>
          <table:table-cell office:value-type="float" office:value="2.8724" calcext:value-type="float">
            <text:p>2.8724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1.29862" calcext:value-type="float">
            <text:p>1.29862</text:p>
          </table:table-cell>
          <table:table-cell office:value-type="float" office:value="0" calcext:value-type="float">
            <text:p>0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1.76431" calcext:value-type="float">
            <text:p>1.76431</text:p>
          </table:table-cell>
          <table:table-cell office:value-type="float" office:value="2.90206" calcext:value-type="float">
            <text:p>2.90206</text:p>
          </table:table-cell>
          <table:table-cell office:value-type="float" office:value="2.15847" calcext:value-type="float">
            <text:p>2.15847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2.3804" calcext:value-type="float">
            <text:p>2.3804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2.08294" calcext:value-type="float">
            <text:p>2.08294</text:p>
          </table:table-cell>
          <table:table-cell office:value-type="float" office:value="2.66401" calcext:value-type="float">
            <text:p>2.66401</text:p>
          </table:table-cell>
          <table:table-cell office:value-type="float" office:value="0.703324" calcext:value-type="float">
            <text:p>0.703324</text:p>
          </table:table-cell>
          <table:table-cell office:value-type="float" office:value="2.67328" calcext:value-type="float">
            <text:p>2.67328</text:p>
          </table:table-cell>
          <table:table-cell office:value-type="float" office:value="21.3108" calcext:value-type="float">
            <text:p>21.3108</text:p>
          </table:table-cell>
          <table:table-cell office:value-type="float" office:value="2.95603" calcext:value-type="float">
            <text:p>2.95603</text:p>
          </table:table-cell>
          <table:table-cell office:value-type="float" office:value="2.39611" calcext:value-type="float">
            <text:p>2.39611</text:p>
          </table:table-cell>
          <table:table-cell office:value-type="float" office:value="2.94021" calcext:value-type="float">
            <text:p>2.94021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2.15683" calcext:value-type="float">
            <text:p>2.15683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19.6665" calcext:value-type="float">
            <text:p>19.6665</text:p>
          </table:table-cell>
          <table:table-cell office:value-type="float" office:value="2.40825" calcext:value-type="float">
            <text:p>2.40825</text:p>
          </table:table-cell>
          <table:table-cell office:value-type="float" office:value="3.01832" calcext:value-type="float">
            <text:p>3.01832</text:p>
          </table:table-cell>
          <table:table-cell office:value-type="float" office:value="2.85359" calcext:value-type="float">
            <text:p>2.85359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13.194" calcext:value-type="float">
            <text:p>13.194</text:p>
          </table:table-cell>
          <table:table-cell office:value-type="float" office:value="3.44861" calcext:value-type="float">
            <text:p>3.44861</text:p>
          </table:table-cell>
          <table:table-cell office:value-type="float" office:value="3.49289" calcext:value-type="float">
            <text:p>3.49289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1.05859" calcext:value-type="float">
            <text:p>1.05859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2.25614" calcext:value-type="float">
            <text:p>2.25614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2.39436" calcext:value-type="float">
            <text:p>2.39436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2.3859" calcext:value-type="float">
            <text:p>2.3859</text:p>
          </table:table-cell>
          <table:table-cell office:value-type="float" office:value="13.194" calcext:value-type="float">
            <text:p>13.194</text:p>
          </table:table-cell>
          <table:table-cell office:value-type="float" office:value="1.71001" calcext:value-type="float">
            <text:p>1.71001</text:p>
          </table:table-cell>
          <table:table-cell office:value-type="float" office:value="1.113" calcext:value-type="float">
            <text:p>1.113</text:p>
          </table:table-cell>
          <table:table-cell office:value-type="float" office:value="1.00308" calcext:value-type="float">
            <text:p>1.00308</text:p>
          </table:table-cell>
          <table:table-cell office:value-type="float" office:value="2.23998" calcext:value-type="float">
            <text:p>2.23998</text:p>
          </table:table-cell>
          <table:table-cell office:value-type="float" office:value="2.78864" calcext:value-type="float">
            <text:p>2.78864</text:p>
          </table:table-cell>
          <table:table-cell office:value-type="float" office:value="3.62301" calcext:value-type="float">
            <text:p>3.62301</text:p>
          </table:table-cell>
          <table:table-cell office:value-type="float" office:value="2.35639" calcext:value-type="float">
            <text:p>2.35639</text:p>
          </table:table-cell>
          <table:table-cell office:value-type="float" office:value="2.57535" calcext:value-type="float">
            <text:p>2.57535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2.93943" calcext:value-type="float">
            <text:p>2.93943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20.2347" calcext:value-type="float">
            <text:p>20.2347</text:p>
          </table:table-cell>
          <table:table-cell office:value-type="float" office:value="1.48641" calcext:value-type="float">
            <text:p>1.48641</text:p>
          </table:table-cell>
          <table:table-cell office:value-type="float" office:value="2.70673" calcext:value-type="float">
            <text:p>2.70673</text:p>
          </table:table-cell>
          <table:table-cell table:number-columns-repeated="6" office:value-type="float" office:value="5.35593" calcext:value-type="float">
            <text:p>5.355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4.643" calcext:value-type="float">
            <text:p>4.643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4.643" calcext:value-type="float">
            <text:p>4.643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3.3223" calcext:value-type="float">
            <text:p>3.3223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0" calcext:value-type="float">
            <text:p>0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" calcext:value-type="float">
            <text:p>0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19.523" calcext:value-type="float">
            <text:p>19.523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1725" calcext:value-type="float">
            <text:p>2.1725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" calcext:value-type="float">
            <text:p>0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62426" calcext:value-type="float">
            <text:p>0.262426</text:p>
          </table:table-cell>
          <table:table-cell table:number-columns-repeated="6" office:value-type="float" office:value="4.49752" calcext:value-type="float">
            <text:p>4.497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1.85719" calcext:value-type="float">
            <text:p>1.85719</text:p>
          </table:table-cell>
          <table:table-cell office:value-type="float" office:value="3.60048" calcext:value-type="float">
            <text:p>3.60048</text:p>
          </table:table-cell>
          <table:table-cell office:value-type="float" office:value="2.27302" calcext:value-type="float">
            <text:p>2.27302</text:p>
          </table:table-cell>
          <table:table-cell office:value-type="float" office:value="1.90646" calcext:value-type="float">
            <text:p>1.90646</text:p>
          </table:table-cell>
          <table:table-cell office:value-type="float" office:value="2.06601" calcext:value-type="float">
            <text:p>2.06601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4.5944" calcext:value-type="float">
            <text:p>4.5944</text:p>
          </table:table-cell>
          <table:table-cell office:value-type="float" office:value="0.450591" calcext:value-type="float">
            <text:p>0.450591</text:p>
          </table:table-cell>
          <table:table-cell office:value-type="float" office:value="2.30029" calcext:value-type="float">
            <text:p>2.30029</text:p>
          </table:table-cell>
          <table:table-cell office:value-type="float" office:value="0.08592" calcext:value-type="float">
            <text:p>0.08592</text:p>
          </table:table-cell>
          <table:table-cell office:value-type="float" office:value="5.35241" calcext:value-type="float">
            <text:p>5.35241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3.60494" calcext:value-type="float">
            <text:p>3.60494</text:p>
          </table:table-cell>
          <table:table-cell office:value-type="float" office:value="1.87336" calcext:value-type="float">
            <text:p>1.87336</text:p>
          </table:table-cell>
          <table:table-cell office:value-type="float" office:value="3.07621" calcext:value-type="float">
            <text:p>3.07621</text:p>
          </table:table-cell>
          <table:table-cell office:value-type="float" office:value="2.58839" calcext:value-type="float">
            <text:p>2.58839</text:p>
          </table:table-cell>
          <table:table-cell office:value-type="float" office:value="2.44213" calcext:value-type="float">
            <text:p>2.44213</text:p>
          </table:table-cell>
          <table:table-cell office:value-type="float" office:value="1.87895" calcext:value-type="float">
            <text:p>1.87895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1.65709" calcext:value-type="float">
            <text:p>1.65709</text:p>
          </table:table-cell>
          <table:table-cell office:value-type="float" office:value="1.97726" calcext:value-type="float">
            <text:p>1.97726</text:p>
          </table:table-cell>
          <table:table-cell office:value-type="float" office:value="1.84664" calcext:value-type="float">
            <text:p>1.84664</text:p>
          </table:table-cell>
          <table:table-cell office:value-type="float" office:value="2.02932" calcext:value-type="float">
            <text:p>2.02932</text:p>
          </table:table-cell>
          <table:table-cell office:value-type="float" office:value="20.8975" calcext:value-type="float">
            <text:p>20.8975</text:p>
          </table:table-cell>
          <table:table-cell office:value-type="float" office:value="3.83966" calcext:value-type="float">
            <text:p>3.83966</text:p>
          </table:table-cell>
          <table:table-cell office:value-type="float" office:value="2.24698" calcext:value-type="float">
            <text:p>2.24698</text:p>
          </table:table-cell>
          <table:table-cell office:value-type="float" office:value="2.49602" calcext:value-type="float">
            <text:p>2.49602</text:p>
          </table:table-cell>
          <table:table-cell office:value-type="float" office:value="1.97978" calcext:value-type="float">
            <text:p>1.97978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0.48312" calcext:value-type="float">
            <text:p>0.48312</text:p>
          </table:table-cell>
          <table:table-cell office:value-type="float" office:value="2.27868" calcext:value-type="float">
            <text:p>2.27868</text:p>
          </table:table-cell>
          <table:table-cell office:value-type="float" office:value="1.5022" calcext:value-type="float">
            <text:p>1.5022</text:p>
          </table:table-cell>
          <table:table-cell office:value-type="float" office:value="1.91215" calcext:value-type="float">
            <text:p>1.91215</text:p>
          </table:table-cell>
          <table:table-cell office:value-type="float" office:value="2.02099" calcext:value-type="float">
            <text:p>2.02099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21.0016" calcext:value-type="float">
            <text:p>21.0016</text:p>
          </table:table-cell>
          <table:table-cell office:value-type="float" office:value="1.76509" calcext:value-type="float">
            <text:p>1.76509</text:p>
          </table:table-cell>
          <table:table-cell office:value-type="float" office:value="2.32162" calcext:value-type="float">
            <text:p>2.32162</text:p>
          </table:table-cell>
          <table:table-cell office:value-type="float" office:value="1.54127" calcext:value-type="float">
            <text:p>1.54127</text:p>
          </table:table-cell>
          <table:table-cell office:value-type="float" office:value="5.76518" calcext:value-type="float">
            <text:p>5.76518</text:p>
          </table:table-cell>
          <table:table-cell office:value-type="float" office:value="1.03732" calcext:value-type="float">
            <text:p>1.03732</text:p>
          </table:table-cell>
          <table:table-cell office:value-type="float" office:value="3.99955" calcext:value-type="float">
            <text:p>3.99955</text:p>
          </table:table-cell>
          <table:table-cell office:value-type="float" office:value="2.02578" calcext:value-type="float">
            <text:p>2.02578</text:p>
          </table:table-cell>
          <table:table-cell office:value-type="float" office:value="2.87754" calcext:value-type="float">
            <text:p>2.87754</text:p>
          </table:table-cell>
          <table:table-cell office:value-type="float" office:value="1.6355" calcext:value-type="float">
            <text:p>1.6355</text:p>
          </table:table-cell>
          <table:table-cell office:value-type="float" office:value="1.89115" calcext:value-type="float">
            <text:p>1.89115</text:p>
          </table:table-cell>
          <table:table-cell office:value-type="float" office:value="1.76721" calcext:value-type="float">
            <text:p>1.76721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1.85058" calcext:value-type="float">
            <text:p>1.85058</text:p>
          </table:table-cell>
          <table:table-cell office:value-type="float" office:value="2.22177" calcext:value-type="float">
            <text:p>2.22177</text:p>
          </table:table-cell>
          <table:table-cell office:value-type="float" office:value="2.62879" calcext:value-type="float">
            <text:p>2.62879</text:p>
          </table:table-cell>
          <table:table-cell office:value-type="float" office:value="1.90855" calcext:value-type="float">
            <text:p>1.90855</text:p>
          </table:table-cell>
          <table:table-cell office:value-type="float" office:value="2.413" calcext:value-type="float">
            <text:p>2.413</text:p>
          </table:table-cell>
          <table:table-cell office:value-type="float" office:value="1.04456" calcext:value-type="float">
            <text:p>1.04456</text:p>
          </table:table-cell>
          <table:table-cell office:value-type="float" office:value="2.41363" calcext:value-type="float">
            <text:p>2.41363</text:p>
          </table:table-cell>
          <table:table-cell office:value-type="float" office:value="2.01216" calcext:value-type="float">
            <text:p>2.01216</text:p>
          </table:table-cell>
          <table:table-cell office:value-type="float" office:value="2.23323" calcext:value-type="float">
            <text:p>2.23323</text:p>
          </table:table-cell>
          <table:table-cell office:value-type="float" office:value="1.39516" calcext:value-type="float">
            <text:p>1.39516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2.3308" calcext:value-type="float">
            <text:p>2.3308</text:p>
          </table:table-cell>
          <table:table-cell office:value-type="float" office:value="2.91348" calcext:value-type="float">
            <text:p>2.9134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0.465708" calcext:value-type="float">
            <text:p>0.465708</text:p>
          </table:table-cell>
          <table:table-cell office:value-type="float" office:value="1.76431" calcext:value-type="float">
            <text:p>1.76431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" calcext:value-type="float">
            <text:p>0</text:p>
          </table:table-cell>
          <table:table-cell office:value-type="float" office:value="2.29344" calcext:value-type="float">
            <text:p>2.29344</text:p>
          </table:table-cell>
          <table:table-cell office:value-type="float" office:value="0.427488" calcext:value-type="float">
            <text:p>0.427488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0.641927" calcext:value-type="float">
            <text:p>0.641927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1.97158" calcext:value-type="float">
            <text:p>1.97158</text:p>
          </table:table-cell>
          <table:table-cell office:value-type="float" office:value="0.948898" calcext:value-type="float">
            <text:p>0.948898</text:p>
          </table:table-cell>
          <table:table-cell office:value-type="float" office:value="2.40246" calcext:value-type="float">
            <text:p>2.40246</text:p>
          </table:table-cell>
          <table:table-cell office:value-type="float" office:value="1.89768" calcext:value-type="float">
            <text:p>1.89768</text:p>
          </table:table-cell>
          <table:table-cell office:value-type="float" office:value="21.0878" calcext:value-type="float">
            <text:p>21.0878</text:p>
          </table:table-cell>
          <table:table-cell office:value-type="float" office:value="4.49167" calcext:value-type="float">
            <text:p>4.49167</text:p>
          </table:table-cell>
          <table:table-cell office:value-type="float" office:value="1.47101" calcext:value-type="float">
            <text:p>1.47101</text:p>
          </table:table-cell>
          <table:table-cell office:value-type="float" office:value="1.3751" calcext:value-type="float">
            <text:p>1.3751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2.14958" calcext:value-type="float">
            <text:p>2.14958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20.9586" calcext:value-type="float">
            <text:p>20.9586</text:p>
          </table:table-cell>
          <table:table-cell office:value-type="float" office:value="0.645842" calcext:value-type="float">
            <text:p>0.645842</text:p>
          </table:table-cell>
          <table:table-cell office:value-type="float" office:value="1.65367" calcext:value-type="float">
            <text:p>1.65367</text:p>
          </table:table-cell>
          <table:table-cell office:value-type="float" office:value="1.61951" calcext:value-type="float">
            <text:p>1.61951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2.4316" calcext:value-type="float">
            <text:p>2.4316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3.64323" calcext:value-type="float">
            <text:p>3.64323</text:p>
          </table:table-cell>
          <table:table-cell office:value-type="float" office:value="2.89137" calcext:value-type="float">
            <text:p>2.89137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0.781346" calcext:value-type="float">
            <text:p>0.781346</text:p>
          </table:table-cell>
          <table:table-cell office:value-type="float" office:value="2.87106" calcext:value-type="float">
            <text:p>2.87106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2.04861" calcext:value-type="float">
            <text:p>2.04861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635896" calcext:value-type="float">
            <text:p>0.635896</text:p>
          </table:table-cell>
          <table:table-cell office:value-type="float" office:value="2.4316" calcext:value-type="float">
            <text:p>2.4316</text:p>
          </table:table-cell>
          <table:table-cell office:value-type="float" office:value="0.648939" calcext:value-type="float">
            <text:p>0.648939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2.02056" calcext:value-type="float">
            <text:p>2.02056</text:p>
          </table:table-cell>
          <table:table-cell office:value-type="float" office:value="1.37563" calcext:value-type="float">
            <text:p>1.37563</text:p>
          </table:table-cell>
          <table:table-cell office:value-type="float" office:value="0.914039" calcext:value-type="float">
            <text:p>0.914039</text:p>
          </table:table-cell>
          <table:table-cell office:value-type="float" office:value="2.28601" calcext:value-type="float">
            <text:p>2.28601</text:p>
          </table:table-cell>
          <table:table-cell office:value-type="float" office:value="2.13557" calcext:value-type="float">
            <text:p>2.13557</text:p>
          </table:table-cell>
          <table:table-cell office:value-type="float" office:value="5.1023" calcext:value-type="float">
            <text:p>5.1023</text:p>
          </table:table-cell>
          <table:table-cell office:value-type="float" office:value="1.37244" calcext:value-type="float">
            <text:p>1.37244</text:p>
          </table:table-cell>
          <table:table-cell office:value-type="float" office:value="0.842074" calcext:value-type="float">
            <text:p>0.842074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4.47693" calcext:value-type="float">
            <text:p>4.47693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21.5575" calcext:value-type="float">
            <text:p>21.5575</text:p>
          </table:table-cell>
          <table:table-cell office:value-type="float" office:value="0.430374" calcext:value-type="float">
            <text:p>0.430374</text:p>
          </table:table-cell>
          <table:table-cell office:value-type="float" office:value="2.03753" calcext:value-type="float">
            <text:p>2.03753</text:p>
          </table:table-cell>
          <table:table-cell table:number-columns-repeated="6" office:value-type="float" office:value="6.17415" calcext:value-type="float">
            <text:p>6.1741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0.658668" calcext:value-type="float">
            <text:p>0.658668</text:p>
          </table:table-cell>
          <table:table-cell office:value-type="float" office:value="1.3926" calcext:value-type="float">
            <text:p>1.3926</text:p>
          </table:table-cell>
          <table:table-cell office:value-type="float" office:value="0.895041" calcext:value-type="float">
            <text:p>0.895041</text:p>
          </table:table-cell>
          <table:table-cell office:value-type="float" office:value="1.61189" calcext:value-type="float">
            <text:p>1.61189</text:p>
          </table:table-cell>
          <table:table-cell office:value-type="float" office:value="0.243961" calcext:value-type="float">
            <text:p>0.243961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5.22333" calcext:value-type="float">
            <text:p>5.22333</text:p>
          </table:table-cell>
          <table:table-cell office:value-type="float" office:value="2.74403" calcext:value-type="float">
            <text:p>2.74403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2.34241" calcext:value-type="float">
            <text:p>2.34241</text:p>
          </table:table-cell>
          <table:table-cell office:value-type="float" office:value="4.65277" calcext:value-type="float">
            <text:p>4.65277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3.33003" calcext:value-type="float">
            <text:p>3.33003</text:p>
          </table:table-cell>
          <table:table-cell office:value-type="float" office:value="1.17004" calcext:value-type="float">
            <text:p>1.17004</text:p>
          </table:table-cell>
          <table:table-cell office:value-type="float" office:value="2.11899" calcext:value-type="float">
            <text:p>2.11899</text:p>
          </table:table-cell>
          <table:table-cell office:value-type="float" office:value="0.478844" calcext:value-type="float">
            <text:p>0.478844</text:p>
          </table:table-cell>
          <table:table-cell office:value-type="float" office:value="0.720244" calcext:value-type="float">
            <text:p>0.720244</text:p>
          </table:table-cell>
          <table:table-cell office:value-type="float" office:value="2.56993" calcext:value-type="float">
            <text:p>2.56993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0.647137" calcext:value-type="float">
            <text:p>0.647137</text:p>
          </table:table-cell>
          <table:table-cell office:value-type="float" office:value="0.872849" calcext:value-type="float">
            <text:p>0.872849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2.17259" calcext:value-type="float">
            <text:p>2.17259</text:p>
          </table:table-cell>
          <table:table-cell office:value-type="float" office:value="18.6112" calcext:value-type="float">
            <text:p>18.6112</text:p>
          </table:table-cell>
          <table:table-cell office:value-type="float" office:value="4.09907" calcext:value-type="float">
            <text:p>4.09907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0.697807" calcext:value-type="float">
            <text:p>0.697807</text:p>
          </table:table-cell>
          <table:table-cell office:value-type="float" office:value="0.352808" calcext:value-type="float">
            <text:p>0.352808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2.48757" calcext:value-type="float">
            <text:p>2.48757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0.408357" calcext:value-type="float">
            <text:p>0.408357</text:p>
          </table:table-cell>
          <table:table-cell office:value-type="float" office:value="0.601525" calcext:value-type="float">
            <text:p>0.601525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19.5782" calcext:value-type="float">
            <text:p>19.5782</text:p>
          </table:table-cell>
          <table:table-cell office:value-type="float" office:value="0.732842" calcext:value-type="float">
            <text:p>0.732842</text:p>
          </table:table-cell>
          <table:table-cell office:value-type="float" office:value="0.0286437" calcext:value-type="float">
            <text:p>0.0286437</text:p>
          </table:table-cell>
          <table:table-cell office:value-type="float" office:value="1.01175" calcext:value-type="float">
            <text:p>1.01175</text:p>
          </table:table-cell>
          <table:table-cell office:value-type="float" office:value="5.17731" calcext:value-type="float">
            <text:p>5.17731</text:p>
          </table:table-cell>
          <table:table-cell office:value-type="float" office:value="2.13257" calcext:value-type="float">
            <text:p>2.13257</text:p>
          </table:table-cell>
          <table:table-cell office:value-type="float" office:value="3.80406" calcext:value-type="float">
            <text:p>3.80406</text:p>
          </table:table-cell>
          <table:table-cell office:value-type="float" office:value="1.06389" calcext:value-type="float">
            <text:p>1.06389</text:p>
          </table:table-cell>
          <table:table-cell office:value-type="float" office:value="2.27203" calcext:value-type="float">
            <text:p>2.27203</text:p>
          </table:table-cell>
          <table:table-cell office:value-type="float" office:value="1.01628" calcext:value-type="float">
            <text:p>1.01628</text:p>
          </table:table-cell>
          <table:table-cell office:value-type="float" office:value="0.446712" calcext:value-type="float">
            <text:p>0.446712</text:p>
          </table:table-cell>
          <table:table-cell office:value-type="float" office:value="3.03713" calcext:value-type="float">
            <text:p>3.03713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0.505872" calcext:value-type="float">
            <text:p>0.505872</text:p>
          </table:table-cell>
          <table:table-cell office:value-type="float" office:value="0.449559" calcext:value-type="float">
            <text:p>0.449559</text:p>
          </table:table-cell>
          <table:table-cell office:value-type="float" office:value="0.616313" calcext:value-type="float">
            <text:p>0.616313</text:p>
          </table:table-cell>
          <table:table-cell office:value-type="float" office:value="0.851284" calcext:value-type="float">
            <text:p>0.851284</text:p>
          </table:table-cell>
          <table:table-cell office:value-type="float" office:value="0.998713" calcext:value-type="float">
            <text:p>0.998713</text:p>
          </table:table-cell>
          <table:table-cell office:value-type="float" office:value="2.12819" calcext:value-type="float">
            <text:p>2.12819</text:p>
          </table:table-cell>
          <table:table-cell office:value-type="float" office:value="0.122728" calcext:value-type="float">
            <text:p>0.122728</text:p>
          </table:table-cell>
          <table:table-cell office:value-type="float" office:value="0.496612" calcext:value-type="float">
            <text:p>0.496612</text:p>
          </table:table-cell>
          <table:table-cell office:value-type="float" office:value="1.2701" calcext:value-type="float">
            <text:p>1.2701</text:p>
          </table:table-cell>
          <table:table-cell office:value-type="float" office:value="1.082" calcext:value-type="float">
            <text:p>1.08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1.24619" calcext:value-type="float">
            <text:p>1.24619</text:p>
          </table:table-cell>
          <table:table-cell office:value-type="float" office:value="1.0681" calcext:value-type="float">
            <text:p>1.0681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2.3399" calcext:value-type="float">
            <text:p>2.3399</text:p>
          </table:table-cell>
          <table:table-cell office:value-type="float" office:value="2.90206" calcext:value-type="float">
            <text:p>2.90206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29344" calcext:value-type="float">
            <text:p>2.29344</text:p>
          </table:table-cell>
          <table:table-cell office:value-type="float" office:value="0" calcext:value-type="float">
            <text:p>0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2.16689" calcext:value-type="float">
            <text:p>2.16689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0.901476" calcext:value-type="float">
            <text:p>0.901476</text:p>
          </table:table-cell>
          <table:table-cell office:value-type="float" office:value="2.10721" calcext:value-type="float">
            <text:p>2.10721</text:p>
          </table:table-cell>
          <table:table-cell office:value-type="float" office:value="3.08539" calcext:value-type="float">
            <text:p>3.08539</text:p>
          </table:table-cell>
          <table:table-cell office:value-type="float" office:value="0.414165" calcext:value-type="float">
            <text:p>0.414165</text:p>
          </table:table-cell>
          <table:table-cell office:value-type="float" office:value="18.8024" calcext:value-type="float">
            <text:p>18.8024</text:p>
          </table:table-cell>
          <table:table-cell office:value-type="float" office:value="5.80694" calcext:value-type="float">
            <text:p>5.80694</text:p>
          </table:table-cell>
          <table:table-cell office:value-type="float" office:value="0.83662" calcext:value-type="float">
            <text:p>0.83662</text:p>
          </table:table-cell>
          <table:table-cell office:value-type="float" office:value="1.71842" calcext:value-type="float">
            <text:p>1.71842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0.946386" calcext:value-type="float">
            <text:p>0.946386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19.5342" calcext:value-type="float">
            <text:p>19.5342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1.29624" calcext:value-type="float">
            <text:p>1.29624</text:p>
          </table:table-cell>
          <table:table-cell office:value-type="float" office:value="1.06139" calcext:value-type="float">
            <text:p>1.06139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.70636" calcext:value-type="float">
            <text:p>1.70636</text:p>
          </table:table-cell>
          <table:table-cell office:value-type="float" office:value="0.62109" calcext:value-type="float">
            <text:p>0.62109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2.1699" calcext:value-type="float">
            <text:p>2.1699</text:p>
          </table:table-cell>
          <table:table-cell office:value-type="float" office:value="3.06575" calcext:value-type="float">
            <text:p>3.06575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0.729066" calcext:value-type="float">
            <text:p>0.729066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27758" calcext:value-type="float">
            <text:p>2.27758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2.16119" calcext:value-type="float">
            <text:p>2.16119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.39845" calcext:value-type="float">
            <text:p>1.39845</text:p>
          </table:table-cell>
          <table:table-cell office:value-type="float" office:value="1.78933" calcext:value-type="float">
            <text:p>1.78933</text:p>
          </table:table-cell>
          <table:table-cell office:value-type="float" office:value="2.09779" calcext:value-type="float">
            <text:p>2.09779</text:p>
          </table:table-cell>
          <table:table-cell office:value-type="float" office:value="0.978006" calcext:value-type="float">
            <text:p>0.978006</text:p>
          </table:table-cell>
          <table:table-cell office:value-type="float" office:value="0.158767" calcext:value-type="float">
            <text:p>0.158767</text:p>
          </table:table-cell>
          <table:table-cell office:value-type="float" office:value="6.48847" calcext:value-type="float">
            <text:p>6.48847</text:p>
          </table:table-cell>
          <table:table-cell office:value-type="float" office:value="0.941072" calcext:value-type="float">
            <text:p>0.941072</text:p>
          </table:table-cell>
          <table:table-cell office:value-type="float" office:value="2.1664" calcext:value-type="float">
            <text:p>2.1664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5.78972" calcext:value-type="float">
            <text:p>5.78972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20.1763" calcext:value-type="float">
            <text:p>20.1763</text:p>
          </table:table-cell>
          <table:table-cell office:value-type="float" office:value="2.01924" calcext:value-type="float">
            <text:p>2.01924</text:p>
          </table:table-cell>
          <table:table-cell office:value-type="float" office:value="0.255971" calcext:value-type="float">
            <text:p>0.255971</text:p>
          </table:table-cell>
          <table:table-cell table:number-columns-repeated="6" office:value-type="float" office:value="4.50863" calcext:value-type="float">
            <text:p>4.508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5.7784" calcext:value-type="float">
            <text:p>5.7784</text:p>
          </table:table-cell>
          <table:table-cell office:value-type="float" office:value="2.15056" calcext:value-type="float">
            <text:p>2.15056</text:p>
          </table:table-cell>
          <table:table-cell office:value-type="float" office:value="3.85914" calcext:value-type="float">
            <text:p>3.85914</text:p>
          </table:table-cell>
          <table:table-cell office:value-type="float" office:value="2.6046" calcext:value-type="float">
            <text:p>2.6046</text:p>
          </table:table-cell>
          <table:table-cell office:value-type="float" office:value="2.31046" calcext:value-type="float">
            <text:p>2.31046</text:p>
          </table:table-cell>
          <table:table-cell office:value-type="float" office:value="2.29376" calcext:value-type="float">
            <text:p>2.29376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4.97761" calcext:value-type="float">
            <text:p>4.97761</text:p>
          </table:table-cell>
          <table:table-cell office:value-type="float" office:value="0.474481" calcext:value-type="float">
            <text:p>0.474481</text:p>
          </table:table-cell>
          <table:table-cell office:value-type="float" office:value="2.64259" calcext:value-type="float">
            <text:p>2.64259</text:p>
          </table:table-cell>
          <table:table-cell office:value-type="float" office:value="0.477631" calcext:value-type="float">
            <text:p>0.477631</text:p>
          </table:table-cell>
          <table:table-cell office:value-type="float" office:value="5.7784" calcext:value-type="float">
            <text:p>5.7784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4.0324" calcext:value-type="float">
            <text:p>4.0324</text:p>
          </table:table-cell>
          <table:table-cell office:value-type="float" office:value="2.23888" calcext:value-type="float">
            <text:p>2.23888</text:p>
          </table:table-cell>
          <table:table-cell office:value-type="float" office:value="3.47746" calcext:value-type="float">
            <text:p>3.47746</text:p>
          </table:table-cell>
          <table:table-cell office:value-type="float" office:value="2.73791" calcext:value-type="float">
            <text:p>2.73791</text:p>
          </table:table-cell>
          <table:table-cell office:value-type="float" office:value="2.74711" calcext:value-type="float">
            <text:p>2.74711</text:p>
          </table:table-cell>
          <table:table-cell office:value-type="float" office:value="2.30083" calcext:value-type="float">
            <text:p>2.30083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1.89823" calcext:value-type="float">
            <text:p>1.89823</text:p>
          </table:table-cell>
          <table:table-cell office:value-type="float" office:value="2.3084" calcext:value-type="float">
            <text:p>2.3084</text:p>
          </table:table-cell>
          <table:table-cell office:value-type="float" office:value="2.11405" calcext:value-type="float">
            <text:p>2.11405</text:p>
          </table:table-cell>
          <table:table-cell office:value-type="float" office:value="2.45544" calcext:value-type="float">
            <text:p>2.45544</text:p>
          </table:table-cell>
          <table:table-cell office:value-type="float" office:value="21.0523" calcext:value-type="float">
            <text:p>21.0523</text:p>
          </table:table-cell>
          <table:table-cell office:value-type="float" office:value="4.25486" calcext:value-type="float">
            <text:p>4.25486</text:p>
          </table:table-cell>
          <table:table-cell office:value-type="float" office:value="2.52008" calcext:value-type="float">
            <text:p>2.52008</text:p>
          </table:table-cell>
          <table:table-cell office:value-type="float" office:value="2.79526" calcext:value-type="float">
            <text:p>2.79526</text:p>
          </table:table-cell>
          <table:table-cell office:value-type="float" office:value="2.16766" calcext:value-type="float">
            <text:p>2.16766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0.846772" calcext:value-type="float">
            <text:p>0.846772</text:p>
          </table:table-cell>
          <table:table-cell office:value-type="float" office:value="2.50973" calcext:value-type="float">
            <text:p>2.50973</text:p>
          </table:table-cell>
          <table:table-cell office:value-type="float" office:value="1.71477" calcext:value-type="float">
            <text:p>1.71477</text:p>
          </table:table-cell>
          <table:table-cell office:value-type="float" office:value="2.152" calcext:value-type="float">
            <text:p>2.152</text:p>
          </table:table-cell>
          <table:table-cell office:value-type="float" office:value="2.31544" calcext:value-type="float">
            <text:p>2.31544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21.4131" calcext:value-type="float">
            <text:p>21.4131</text:p>
          </table:table-cell>
          <table:table-cell office:value-type="float" office:value="1.89016" calcext:value-type="float">
            <text:p>1.89016</text:p>
          </table:table-cell>
          <table:table-cell office:value-type="float" office:value="2.53117" calcext:value-type="float">
            <text:p>2.53117</text:p>
          </table:table-cell>
          <table:table-cell office:value-type="float" office:value="1.87124" calcext:value-type="float">
            <text:p>1.87124</text:p>
          </table:table-cell>
          <table:table-cell office:value-type="float" office:value="6.19257" calcext:value-type="float">
            <text:p>6.19257</text:p>
          </table:table-cell>
          <table:table-cell office:value-type="float" office:value="0.809007" calcext:value-type="float">
            <text:p>0.809007</text:p>
          </table:table-cell>
          <table:table-cell office:value-type="float" office:value="4.42641" calcext:value-type="float">
            <text:p>4.42641</text:p>
          </table:table-cell>
          <table:table-cell office:value-type="float" office:value="2.37965" calcext:value-type="float">
            <text:p>2.37965</text:p>
          </table:table-cell>
          <table:table-cell office:value-type="float" office:value="3.29328" calcext:value-type="float">
            <text:p>3.29328</text:p>
          </table:table-cell>
          <table:table-cell office:value-type="float" office:value="1.70416" calcext:value-type="float">
            <text:p>1.70416</text:p>
          </table:table-cell>
          <table:table-cell office:value-type="float" office:value="2.13903" calcext:value-type="float">
            <text:p>2.13903</text:p>
          </table:table-cell>
          <table:table-cell office:value-type="float" office:value="2.14518" calcext:value-type="float">
            <text:p>2.14518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2.10729" calcext:value-type="float">
            <text:p>2.10729</text:p>
          </table:table-cell>
          <table:table-cell office:value-type="float" office:value="2.4985" calcext:value-type="float">
            <text:p>2.4985</text:p>
          </table:table-cell>
          <table:table-cell office:value-type="float" office:value="2.90653" calcext:value-type="float">
            <text:p>2.90653</text:p>
          </table:table-cell>
          <table:table-cell office:value-type="float" office:value="2.23537" calcext:value-type="float">
            <text:p>2.23537</text:p>
          </table:table-cell>
          <table:table-cell office:value-type="float" office:value="2.75129" calcext:value-type="float">
            <text:p>2.75129</text:p>
          </table:table-cell>
          <table:table-cell office:value-type="float" office:value="0.817615" calcext:value-type="float">
            <text:p>0.817615</text:p>
          </table:table-cell>
          <table:table-cell office:value-type="float" office:value="2.61914" calcext:value-type="float">
            <text:p>2.61914</text:p>
          </table:table-cell>
          <table:table-cell office:value-type="float" office:value="2.28922" calcext:value-type="float">
            <text:p>2.28922</text:p>
          </table:table-cell>
          <table:table-cell office:value-type="float" office:value="2.60403" calcext:value-type="float">
            <text:p>2.60403</text:p>
          </table:table-cell>
          <table:table-cell office:value-type="float" office:value="1.4983" calcext:value-type="float">
            <text:p>1.4983</text:p>
          </table:table-cell>
          <table:table-cell office:value-type="float" office:value="3.8582" calcext:value-type="float">
            <text:p>3.8582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14.877" calcext:value-type="float">
            <text:p>14.877</text:p>
          </table:table-cell>
          <table:table-cell office:value-type="float" office:value="2.69666" calcext:value-type="float">
            <text:p>2.69666</text:p>
          </table:table-cell>
          <table:table-cell office:value-type="float" office:value="3.2268" calcext:value-type="float">
            <text:p>3.2268</text:p>
          </table:table-cell>
          <table:table-cell office:value-type="float" office:value="3.8582" calcext:value-type="float">
            <text:p>3.8582</text:p>
          </table:table-cell>
          <table:table-cell office:value-type="float" office:value="0.872177" calcext:value-type="float">
            <text:p>0.872177</text:p>
          </table:table-cell>
          <table:table-cell office:value-type="float" office:value="2.15847" calcext:value-type="float">
            <text:p>2.15847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427488" calcext:value-type="float">
            <text:p>0.427488</text:p>
          </table:table-cell>
          <table:table-cell office:value-type="float" office:value="2.50412" calcext:value-type="float">
            <text:p>2.50412</text:p>
          </table:table-cell>
          <table:table-cell office:value-type="float" office:value="0" calcext:value-type="float">
            <text:p>0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0.449812" calcext:value-type="float">
            <text:p>0.449812</text:p>
          </table:table-cell>
          <table:table-cell office:value-type="float" office:value="14.877" calcext:value-type="float">
            <text:p>14.877</text:p>
          </table:table-cell>
          <table:table-cell office:value-type="float" office:value="2.30628" calcext:value-type="float">
            <text:p>2.30628</text:p>
          </table:table-cell>
          <table:table-cell office:value-type="float" office:value="0.736864" calcext:value-type="float">
            <text:p>0.736864</text:p>
          </table:table-cell>
          <table:table-cell office:value-type="float" office:value="2.81388" calcext:value-type="float">
            <text:p>2.81388</text:p>
          </table:table-cell>
          <table:table-cell office:value-type="float" office:value="2.09328" calcext:value-type="float">
            <text:p>2.09328</text:p>
          </table:table-cell>
          <table:table-cell office:value-type="float" office:value="21.2408" calcext:value-type="float">
            <text:p>21.2408</text:p>
          </table:table-cell>
          <table:table-cell office:value-type="float" office:value="4.78466" calcext:value-type="float">
            <text:p>4.78466</text:p>
          </table:table-cell>
          <table:table-cell office:value-type="float" office:value="1.66754" calcext:value-type="float">
            <text:p>1.66754</text:p>
          </table:table-cell>
          <table:table-cell office:value-type="float" office:value="1.26832" calcext:value-type="float">
            <text:p>1.26832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2.48932" calcext:value-type="float">
            <text:p>2.48932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21.37" calcext:value-type="float">
            <text:p>21.37</text:p>
          </table:table-cell>
          <table:table-cell office:value-type="float" office:value="0.285646" calcext:value-type="float">
            <text:p>0.285646</text:p>
          </table:table-cell>
          <table:table-cell office:value-type="float" office:value="1.64444" calcext:value-type="float">
            <text:p>1.64444</text:p>
          </table:table-cell>
          <table:table-cell office:value-type="float" office:value="1.67795" calcext:value-type="float">
            <text:p>1.67795</text:p>
          </table:table-cell>
          <table:table-cell office:value-type="float" office:value="3.8582" calcext:value-type="float">
            <text:p>3.8582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3.96085" calcext:value-type="float">
            <text:p>3.96085</text:p>
          </table:table-cell>
          <table:table-cell office:value-type="float" office:value="3.07216" calcext:value-type="float">
            <text:p>3.07216</text:p>
          </table:table-cell>
          <table:table-cell office:value-type="float" office:value="3.8582" calcext:value-type="float">
            <text:p>3.8582</text:p>
          </table:table-cell>
          <table:table-cell office:value-type="float" office:value="1.20729" calcext:value-type="float">
            <text:p>1.20729</text:p>
          </table:table-cell>
          <table:table-cell office:value-type="float" office:value="3.29591" calcext:value-type="float">
            <text:p>3.29591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2.36192" calcext:value-type="float">
            <text:p>2.36192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372084" calcext:value-type="float">
            <text:p>0.372084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0.458584" calcext:value-type="float">
            <text:p>0.458584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2.40677" calcext:value-type="float">
            <text:p>2.40677</text:p>
          </table:table-cell>
          <table:table-cell office:value-type="float" office:value="1.79369" calcext:value-type="float">
            <text:p>1.79369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2.62638" calcext:value-type="float">
            <text:p>2.62638</text:p>
          </table:table-cell>
          <table:table-cell office:value-type="float" office:value="2.34559" calcext:value-type="float">
            <text:p>2.34559</text:p>
          </table:table-cell>
          <table:table-cell office:value-type="float" office:value="5.37338" calcext:value-type="float">
            <text:p>5.37338</text:p>
          </table:table-cell>
          <table:table-cell office:value-type="float" office:value="1.56306" calcext:value-type="float">
            <text:p>1.56306</text:p>
          </table:table-cell>
          <table:table-cell office:value-type="float" office:value="0.613385" calcext:value-type="float">
            <text:p>0.613385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4.7706" calcext:value-type="float">
            <text:p>4.7706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21.9716" calcext:value-type="float">
            <text:p>21.9716</text:p>
          </table:table-cell>
          <table:table-cell office:value-type="float" office:value="0.846244" calcext:value-type="float">
            <text:p>0.846244</text:p>
          </table:table-cell>
          <table:table-cell office:value-type="float" office:value="2.25074" calcext:value-type="float">
            <text:p>2.25074</text:p>
          </table:table-cell>
          <table:table-cell table:number-columns-repeated="6" office:value-type="float" office:value="6.54956" calcext:value-type="float">
            <text:p>6.549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0.776172" calcext:value-type="float">
            <text:p>0.776172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0.896911" calcext:value-type="float">
            <text:p>0.896911</text:p>
          </table:table-cell>
          <table:table-cell office:value-type="float" office:value="1.6789" calcext:value-type="float">
            <text:p>1.6789</text:p>
          </table:table-cell>
          <table:table-cell office:value-type="float" office:value="0.418135" calcext:value-type="float">
            <text:p>0.418135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5.26178" calcext:value-type="float">
            <text:p>5.26178</text:p>
          </table:table-cell>
          <table:table-cell office:value-type="float" office:value="2.93312" calcext:value-type="float">
            <text:p>2.93312</text:p>
          </table:table-cell>
          <table:table-cell office:value-type="float" office:value="0.998045" calcext:value-type="float">
            <text:p>0.998045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4.57852" calcext:value-type="float">
            <text:p>4.57852</text:p>
          </table:table-cell>
          <table:table-cell office:value-type="float" office:value="2.3248" calcext:value-type="float">
            <text:p>2.3248</text:p>
          </table:table-cell>
          <table:table-cell office:value-type="float" office:value="3.3161" calcext:value-type="float">
            <text:p>3.3161</text:p>
          </table:table-cell>
          <table:table-cell office:value-type="float" office:value="1.24312" calcext:value-type="float">
            <text:p>1.24312</text:p>
          </table:table-cell>
          <table:table-cell office:value-type="float" office:value="2.07061" calcext:value-type="float">
            <text:p>2.07061</text:p>
          </table:table-cell>
          <table:table-cell office:value-type="float" office:value="0.468398" calcext:value-type="float">
            <text:p>0.468398</text:p>
          </table:table-cell>
          <table:table-cell office:value-type="float" office:value="0.672864" calcext:value-type="float">
            <text:p>0.672864</text:p>
          </table:table-cell>
          <table:table-cell office:value-type="float" office:value="2.66474" calcext:value-type="float">
            <text:p>2.66474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828685" calcext:value-type="float">
            <text:p>0.828685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0.691918" calcext:value-type="float">
            <text:p>0.691918</text:p>
          </table:table-cell>
          <table:table-cell office:value-type="float" office:value="2.24073" calcext:value-type="float">
            <text:p>2.24073</text:p>
          </table:table-cell>
          <table:table-cell office:value-type="float" office:value="18.4289" calcext:value-type="float">
            <text:p>18.4289</text:p>
          </table:table-cell>
          <table:table-cell office:value-type="float" office:value="4.11941" calcext:value-type="float">
            <text:p>4.11941</text:p>
          </table:table-cell>
          <table:table-cell office:value-type="float" office:value="0.446392" calcext:value-type="float">
            <text:p>0.446392</text:p>
          </table:table-cell>
          <table:table-cell office:value-type="float" office:value="0.632552" calcext:value-type="float">
            <text:p>0.632552</text:p>
          </table:table-cell>
          <table:table-cell office:value-type="float" office:value="0.550573" calcext:value-type="float">
            <text:p>0.550573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66299" calcext:value-type="float">
            <text:p>2.66299</text:p>
          </table:table-cell>
          <table:table-cell office:value-type="float" office:value="0.218352" calcext:value-type="float">
            <text:p>0.218352</text:p>
          </table:table-cell>
          <table:table-cell office:value-type="float" office:value="0.987431" calcext:value-type="float">
            <text:p>0.987431</text:p>
          </table:table-cell>
          <table:table-cell office:value-type="float" office:value="0.57876" calcext:value-type="float">
            <text:p>0.57876</text:p>
          </table:table-cell>
          <table:table-cell office:value-type="float" office:value="0.681875" calcext:value-type="float">
            <text:p>0.6818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0.923218" calcext:value-type="float">
            <text:p>0.923218</text:p>
          </table:table-cell>
          <table:table-cell office:value-type="float" office:value="0.174094" calcext:value-type="float">
            <text:p>0.174094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5.1087" calcext:value-type="float">
            <text:p>5.1087</text:p>
          </table:table-cell>
          <table:table-cell office:value-type="float" office:value="2.32927" calcext:value-type="float">
            <text:p>2.32927</text:p>
          </table:table-cell>
          <table:table-cell office:value-type="float" office:value="3.78827" calcext:value-type="float">
            <text:p>3.78827</text:p>
          </table:table-cell>
          <table:table-cell office:value-type="float" office:value="1.1142" calcext:value-type="float">
            <text:p>1.1142</text:p>
          </table:table-cell>
          <table:table-cell office:value-type="float" office:value="2.258" calcext:value-type="float">
            <text:p>2.258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0.609635" calcext:value-type="float">
            <text:p>0.609635</text:p>
          </table:table-cell>
          <table:table-cell office:value-type="float" office:value="3.15859" calcext:value-type="float">
            <text:p>3.15859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663107" calcext:value-type="float">
            <text:p>0.663107</text:p>
          </table:table-cell>
          <table:table-cell office:value-type="float" office:value="0.479817" calcext:value-type="float">
            <text:p>0.479817</text:p>
          </table:table-cell>
          <table:table-cell office:value-type="float" office:value="0.49577" calcext:value-type="float">
            <text:p>0.49577</text:p>
          </table:table-cell>
          <table:table-cell office:value-type="float" office:value="0.93335" calcext:value-type="float">
            <text:p>0.93335</text:p>
          </table:table-cell>
          <table:table-cell office:value-type="float" office:value="0.973585" calcext:value-type="float">
            <text:p>0.973585</text:p>
          </table:table-cell>
          <table:table-cell office:value-type="float" office:value="2.3248" calcext:value-type="float">
            <text:p>2.3248</text:p>
          </table:table-cell>
          <table:table-cell office:value-type="float" office:value="0.111671" calcext:value-type="float">
            <text:p>0.111671</text:p>
          </table:table-cell>
          <table:table-cell office:value-type="float" office:value="0.59833" calcext:value-type="float">
            <text:p>0.59833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1.2794" calcext:value-type="float">
            <text:p>1.2794</text:p>
          </table:table-cell>
          <table:table-cell office:value-type="float" office:value="3.6539" calcext:value-type="float">
            <text:p>3.6539</text:p>
          </table:table-cell>
          <table:table-cell office:value-type="float" office:value="0" calcext:value-type="float">
            <text:p>0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.24665" calcext:value-type="float">
            <text:p>1.24665</text:p>
          </table:table-cell>
          <table:table-cell office:value-type="float" office:value="0.942067" calcext:value-type="float">
            <text:p>0.942067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51407" calcext:value-type="float">
            <text:p>2.51407</text:p>
          </table:table-cell>
          <table:table-cell office:value-type="float" office:value="3.01805" calcext:value-type="float">
            <text:p>3.01805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8271" calcext:value-type="float">
            <text:p>2.48271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2.70023" calcext:value-type="float">
            <text:p>2.70023</text:p>
          </table:table-cell>
          <table:table-cell office:value-type="float" office:value="0" calcext:value-type="float">
            <text:p>0</text:p>
          </table:table-cell>
          <table:table-cell office:value-type="float" office:value="2.3654" calcext:value-type="float">
            <text:p>2.3654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2.6324" calcext:value-type="float">
            <text:p>2.6324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3.6539" calcext:value-type="float">
            <text:p>3.6539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3.6539" calcext:value-type="float">
            <text:p>3.6539</text:p>
          </table:table-cell>
          <table:table-cell office:value-type="float" office:value="2.329" calcext:value-type="float">
            <text:p>2.329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0.449555" calcext:value-type="float">
            <text:p>0.449555</text:p>
          </table:table-cell>
          <table:table-cell table:number-columns-repeated="6" office:value-type="float" office:value="4.34594" calcext:value-type="float">
            <text:p>4.345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1.90448" calcext:value-type="float">
            <text:p>1.90448</text:p>
          </table:table-cell>
          <table:table-cell office:value-type="float" office:value="3.54834" calcext:value-type="float">
            <text:p>3.54834</text:p>
          </table:table-cell>
          <table:table-cell office:value-type="float" office:value="2.39649" calcext:value-type="float">
            <text:p>2.39649</text:p>
          </table:table-cell>
          <table:table-cell office:value-type="float" office:value="2.25046" calcext:value-type="float">
            <text:p>2.25046</text:p>
          </table:table-cell>
          <table:table-cell office:value-type="float" office:value="1.97559" calcext:value-type="float">
            <text:p>1.97559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5.212" calcext:value-type="float">
            <text:p>5.212</text:p>
          </table:table-cell>
          <table:table-cell office:value-type="float" office:value="0.900067" calcext:value-type="float">
            <text:p>0.900067</text:p>
          </table:table-cell>
          <table:table-cell office:value-type="float" office:value="2.44958" calcext:value-type="float">
            <text:p>2.44958</text:p>
          </table:table-cell>
          <table:table-cell office:value-type="float" office:value="0.725429" calcext:value-type="float">
            <text:p>0.725429</text:p>
          </table:table-cell>
          <table:table-cell office:value-type="float" office:value="5.79128" calcext:value-type="float">
            <text:p>5.79128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4.08378" calcext:value-type="float">
            <text:p>4.08378</text:p>
          </table:table-cell>
          <table:table-cell office:value-type="float" office:value="2.0947" calcext:value-type="float">
            <text:p>2.0947</text:p>
          </table:table-cell>
          <table:table-cell office:value-type="float" office:value="3.38977" calcext:value-type="float">
            <text:p>3.38977</text:p>
          </table:table-cell>
          <table:table-cell office:value-type="float" office:value="2.35351" calcext:value-type="float">
            <text:p>2.35351</text:p>
          </table:table-cell>
          <table:table-cell office:value-type="float" office:value="2.50066" calcext:value-type="float">
            <text:p>2.50066</text:p>
          </table:table-cell>
          <table:table-cell office:value-type="float" office:value="2.43741" calcext:value-type="float">
            <text:p>2.43741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1.60461" calcext:value-type="float">
            <text:p>1.60461</text:p>
          </table:table-cell>
          <table:table-cell office:value-type="float" office:value="2.10695" calcext:value-type="float">
            <text:p>2.10695</text:p>
          </table:table-cell>
          <table:table-cell office:value-type="float" office:value="1.83979" calcext:value-type="float">
            <text:p>1.83979</text:p>
          </table:table-cell>
          <table:table-cell office:value-type="float" office:value="2.49516" calcext:value-type="float">
            <text:p>2.49516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4.40807" calcext:value-type="float">
            <text:p>4.40807</text:p>
          </table:table-cell>
          <table:table-cell office:value-type="float" office:value="2.24139" calcext:value-type="float">
            <text:p>2.24139</text:p>
          </table:table-cell>
          <table:table-cell office:value-type="float" office:value="2.54092" calcext:value-type="float">
            <text:p>2.54092</text:p>
          </table:table-cell>
          <table:table-cell office:value-type="float" office:value="1.81918" calcext:value-type="float">
            <text:p>1.81918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1.125" calcext:value-type="float">
            <text:p>1.125</text:p>
          </table:table-cell>
          <table:table-cell office:value-type="float" office:value="2.18992" calcext:value-type="float">
            <text:p>2.18992</text:p>
          </table:table-cell>
          <table:table-cell office:value-type="float" office:value="1.40196" calcext:value-type="float">
            <text:p>1.40196</text:p>
          </table:table-cell>
          <table:table-cell office:value-type="float" office:value="1.84871" calcext:value-type="float">
            <text:p>1.84871</text:p>
          </table:table-cell>
          <table:table-cell office:value-type="float" office:value="2.06582" calcext:value-type="float">
            <text:p>2.06582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21.3276" calcext:value-type="float">
            <text:p>21.3276</text:p>
          </table:table-cell>
          <table:table-cell office:value-type="float" office:value="1.50489" calcext:value-type="float">
            <text:p>1.50489</text:p>
          </table:table-cell>
          <table:table-cell office:value-type="float" office:value="2.19253" calcext:value-type="float">
            <text:p>2.19253</text:p>
          </table:table-cell>
          <table:table-cell office:value-type="float" office:value="1.68365" calcext:value-type="float">
            <text:p>1.68365</text:p>
          </table:table-cell>
          <table:table-cell office:value-type="float" office:value="6.23113" calcext:value-type="float">
            <text:p>6.23113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4.50325" calcext:value-type="float">
            <text:p>4.50325</text:p>
          </table:table-cell>
          <table:table-cell office:value-type="float" office:value="2.21131" calcext:value-type="float">
            <text:p>2.21131</text:p>
          </table:table-cell>
          <table:table-cell office:value-type="float" office:value="3.25695" calcext:value-type="float">
            <text:p>3.25695</text:p>
          </table:table-cell>
          <table:table-cell office:value-type="float" office:value="1.29229" calcext:value-type="float">
            <text:p>1.29229</text:p>
          </table:table-cell>
          <table:table-cell office:value-type="float" office:value="1.84394" calcext:value-type="float">
            <text:p>1.84394</text:p>
          </table:table-cell>
          <table:table-cell office:value-type="float" office:value="2.39626" calcext:value-type="float">
            <text:p>2.39626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1.82203" calcext:value-type="float">
            <text:p>1.82203</text:p>
          </table:table-cell>
          <table:table-cell office:value-type="float" office:value="2.2242" calcext:value-type="float">
            <text:p>2.2242</text:p>
          </table:table-cell>
          <table:table-cell office:value-type="float" office:value="2.62581" calcext:value-type="float">
            <text:p>2.62581</text:p>
          </table:table-cell>
          <table:table-cell office:value-type="float" office:value="2.0299" calcext:value-type="float">
            <text:p>2.0299</text:p>
          </table:table-cell>
          <table:table-cell office:value-type="float" office:value="2.55002" calcext:value-type="float">
            <text:p>2.55002</text:p>
          </table:table-cell>
          <table:table-cell office:value-type="float" office:value="0.404881" calcext:value-type="float">
            <text:p>0.404881</text:p>
          </table:table-cell>
          <table:table-cell office:value-type="float" office:value="2.27576" calcext:value-type="float">
            <text:p>2.27576</text:p>
          </table:table-cell>
          <table:table-cell office:value-type="float" office:value="2.02035" calcext:value-type="float">
            <text:p>2.02035</text:p>
          </table:table-cell>
          <table:table-cell office:value-type="float" office:value="2.46036" calcext:value-type="float">
            <text:p>2.46036</text:p>
          </table:table-cell>
          <table:table-cell office:value-type="float" office:value="1.11204" calcext:value-type="float">
            <text:p>1.11204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2.3654" calcext:value-type="float">
            <text:p>2.3654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2.54185" calcext:value-type="float">
            <text:p>2.54185</text:p>
          </table:table-cell>
          <table:table-cell office:value-type="float" office:value="2.98336" calcext:value-type="float">
            <text:p>2.98336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.09218" calcext:value-type="float">
            <text:p>1.09218</text:p>
          </table:table-cell>
          <table:table-cell office:value-type="float" office:value="2.3804" calcext:value-type="float">
            <text:p>2.3804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0.641927" calcext:value-type="float">
            <text:p>0.641927</text:p>
          </table:table-cell>
          <table:table-cell office:value-type="float" office:value="2.16689" calcext:value-type="float">
            <text:p>2.16689</text:p>
          </table:table-cell>
          <table:table-cell office:value-type="float" office:value="0.449812" calcext:value-type="float">
            <text:p>0.449812</text:p>
          </table:table-cell>
          <table:table-cell office:value-type="float" office:value="2.3654" calcext:value-type="float">
            <text:p>2.3654</text:p>
          </table:table-cell>
          <table:table-cell office:value-type="float" office:value="0" calcext:value-type="float">
            <text:p>0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2.11008" calcext:value-type="float">
            <text:p>2.11008</text:p>
          </table:table-cell>
          <table:table-cell office:value-type="float" office:value="0.311549" calcext:value-type="float">
            <text:p>0.311549</text:p>
          </table:table-cell>
          <table:table-cell office:value-type="float" office:value="2.98761" calcext:value-type="float">
            <text:p>2.98761</text:p>
          </table:table-cell>
          <table:table-cell office:value-type="float" office:value="1.75276" calcext:value-type="float">
            <text:p>1.75276</text:p>
          </table:table-cell>
          <table:table-cell office:value-type="float" office:value="20.8359" calcext:value-type="float">
            <text:p>20.8359</text:p>
          </table:table-cell>
          <table:table-cell office:value-type="float" office:value="5.13199" calcext:value-type="float">
            <text:p>5.13199</text:p>
          </table:table-cell>
          <table:table-cell office:value-type="float" office:value="1.34279" calcext:value-type="float">
            <text:p>1.34279</text:p>
          </table:table-cell>
          <table:table-cell office:value-type="float" office:value="0.818667" calcext:value-type="float">
            <text:p>0.818667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2.29585" calcext:value-type="float">
            <text:p>2.29585</text:p>
          </table:table-cell>
          <table:table-cell office:value-type="float" office:value="2.1315" calcext:value-type="float">
            <text:p>2.1315</text:p>
          </table:table-cell>
          <table:table-cell office:value-type="float" office:value="21.2843" calcext:value-type="float">
            <text:p>21.2843</text:p>
          </table:table-cell>
          <table:table-cell office:value-type="float" office:value="0.269535" calcext:value-type="float">
            <text:p>0.269535</text:p>
          </table:table-cell>
          <table:table-cell office:value-type="float" office:value="1.20446" calcext:value-type="float">
            <text:p>1.20446</text:p>
          </table:table-cell>
          <table:table-cell office:value-type="float" office:value="1.26184" calcext:value-type="float">
            <text:p>1.26184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2.4672" calcext:value-type="float">
            <text:p>2.4672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3.71517" calcext:value-type="float">
            <text:p>3.71517</text:p>
          </table:table-cell>
          <table:table-cell office:value-type="float" office:value="2.70465" calcext:value-type="float">
            <text:p>2.70465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.34535" calcext:value-type="float">
            <text:p>1.34535</text:p>
          </table:table-cell>
          <table:table-cell office:value-type="float" office:value="3.40269" calcext:value-type="float">
            <text:p>3.40269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2.1346" calcext:value-type="float">
            <text:p>2.1346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0.11108" calcext:value-type="float">
            <text:p>0.11108</text:p>
          </table:table-cell>
          <table:table-cell office:value-type="float" office:value="2.4672" calcext:value-type="float">
            <text:p>2.4672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2.29935" calcext:value-type="float">
            <text:p>2.29935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2.43077" calcext:value-type="float">
            <text:p>2.43077</text:p>
          </table:table-cell>
          <table:table-cell office:value-type="float" office:value="2.01092" calcext:value-type="float">
            <text:p>2.01092</text:p>
          </table:table-cell>
          <table:table-cell office:value-type="float" office:value="5.73849" calcext:value-type="float">
            <text:p>5.73849</text:p>
          </table:table-cell>
          <table:table-cell office:value-type="float" office:value="1.2385" calcext:value-type="float">
            <text:p>1.2385</text:p>
          </table:table-cell>
          <table:table-cell office:value-type="float" office:value="0.20015" calcext:value-type="float">
            <text:p>0.20015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5.11734" calcext:value-type="float">
            <text:p>5.11734</text:p>
          </table:table-cell>
          <table:table-cell office:value-type="float" office:value="2.1315" calcext:value-type="float">
            <text:p>2.1315</text:p>
          </table:table-cell>
          <table:table-cell office:value-type="float" office:value="21.8962" calcext:value-type="float">
            <text:p>21.8962</text:p>
          </table:table-cell>
          <table:table-cell office:value-type="float" office:value="0.919884" calcext:value-type="float">
            <text:p>0.919884</text:p>
          </table:table-cell>
          <table:table-cell office:value-type="float" office:value="1.92087" calcext:value-type="float">
            <text:p>1.92087</text:p>
          </table:table-cell>
          <table:table-cell table:number-columns-repeated="6" office:value-type="float" office:value="6.38248" calcext:value-type="float">
            <text:p>6.382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2.9387" calcext:value-type="float">
            <text:p>12.9387</text:p>
          </table:table-cell>
          <table:table-cell office:value-type="float" office:value="11.7671" calcext:value-type="float">
            <text:p>11.7671</text:p>
          </table:table-cell>
          <table:table-cell office:value-type="float" office:value="12.4179" calcext:value-type="float">
            <text:p>12.4179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13.0545" calcext:value-type="float">
            <text:p>13.0545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1.7944" calcext:value-type="float">
            <text:p>11.7944</text:p>
          </table:table-cell>
          <table:table-cell office:value-type="float" office:value="14.7874" calcext:value-type="float">
            <text:p>14.7874</text:p>
          </table:table-cell>
          <table:table-cell office:value-type="float" office:value="12.3489" calcext:value-type="float">
            <text:p>12.3489</text:p>
          </table:table-cell>
          <table:table-cell office:value-type="float" office:value="14.4546" calcext:value-type="float">
            <text:p>14.4546</text:p>
          </table:table-cell>
          <table:table-cell office:value-type="float" office:value="9.37259" calcext:value-type="float">
            <text:p>9.37259</text:p>
          </table:table-cell>
          <table:table-cell office:value-type="float" office:value="14.921" calcext:value-type="float">
            <text:p>14.921</text:p>
          </table:table-cell>
          <table:table-cell office:value-type="float" office:value="11.1097" calcext:value-type="float">
            <text:p>11.1097</text:p>
          </table:table-cell>
          <table:table-cell office:value-type="float" office:value="12.6759" calcext:value-type="float">
            <text:p>12.6759</text:p>
          </table:table-cell>
          <table:table-cell office:value-type="float" office:value="11.3996" calcext:value-type="float">
            <text:p>11.3996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12.868" calcext:value-type="float">
            <text:p>12.868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13.0492" calcext:value-type="float">
            <text:p>13.0492</text:p>
          </table:table-cell>
          <table:table-cell office:value-type="float" office:value="12.5133" calcext:value-type="float">
            <text:p>12.5133</text:p>
          </table:table-cell>
          <table:table-cell office:value-type="float" office:value="16.0984" calcext:value-type="float">
            <text:p>16.0984</text:p>
          </table:table-cell>
          <table:table-cell office:value-type="float" office:value="11.4725" calcext:value-type="float">
            <text:p>11.4725</text:p>
          </table:table-cell>
          <table:table-cell office:value-type="float" office:value="12.7045" calcext:value-type="float">
            <text:p>12.7045</text:p>
          </table:table-cell>
          <table:table-cell office:value-type="float" office:value="12.371" calcext:value-type="float">
            <text:p>12.371</text:p>
          </table:table-cell>
          <table:table-cell office:value-type="float" office:value="13.2946" calcext:value-type="float">
            <text:p>13.2946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2544" calcext:value-type="float">
            <text:p>14.2544</text:p>
          </table:table-cell>
          <table:table-cell office:value-type="float" office:value="12.888" calcext:value-type="float">
            <text:p>12.888</text:p>
          </table:table-cell>
          <table:table-cell office:value-type="float" office:value="13.5123" calcext:value-type="float">
            <text:p>13.5123</text:p>
          </table:table-cell>
          <table:table-cell office:value-type="float" office:value="13.1123" calcext:value-type="float">
            <text:p>13.1123</text:p>
          </table:table-cell>
          <table:table-cell office:value-type="float" office:value="12.7954" calcext:value-type="float">
            <text:p>12.7954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6.60179" calcext:value-type="float">
            <text:p>6.60179</text:p>
          </table:table-cell>
          <table:table-cell office:value-type="float" office:value="13.6878" calcext:value-type="float">
            <text:p>13.6878</text:p>
          </table:table-cell>
          <table:table-cell office:value-type="float" office:value="12.9696" calcext:value-type="float">
            <text:p>12.9696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9.15553" calcext:value-type="float">
            <text:p>9.15553</text:p>
          </table:table-cell>
          <table:table-cell office:value-type="float" office:value="14.9221" calcext:value-type="float">
            <text:p>14.9221</text:p>
          </table:table-cell>
          <table:table-cell office:value-type="float" office:value="10.8803" calcext:value-type="float">
            <text:p>10.8803</text:p>
          </table:table-cell>
          <table:table-cell office:value-type="float" office:value="12.5651" calcext:value-type="float">
            <text:p>12.5651</text:p>
          </table:table-cell>
          <table:table-cell office:value-type="float" office:value="11.6067" calcext:value-type="float">
            <text:p>11.6067</text:p>
          </table:table-cell>
          <table:table-cell office:value-type="float" office:value="13.97" calcext:value-type="float">
            <text:p>13.97</text:p>
          </table:table-cell>
          <table:table-cell office:value-type="float" office:value="13.0942" calcext:value-type="float">
            <text:p>13.0942</text:p>
          </table:table-cell>
          <table:table-cell office:value-type="float" office:value="13.4055" calcext:value-type="float">
            <text:p>13.4055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3.089" calcext:value-type="float">
            <text:p>13.089</text:p>
          </table:table-cell>
          <table:table-cell office:value-type="float" office:value="12.7076" calcext:value-type="float">
            <text:p>12.7076</text:p>
          </table:table-cell>
          <table:table-cell office:value-type="float" office:value="12.3759" calcext:value-type="float">
            <text:p>12.3759</text:p>
          </table:table-cell>
          <table:table-cell office:value-type="float" office:value="12.7685" calcext:value-type="float">
            <text:p>12.7685</text:p>
          </table:table-cell>
          <table:table-cell office:value-type="float" office:value="12.261" calcext:value-type="float">
            <text:p>12.261</text:p>
          </table:table-cell>
          <table:table-cell office:value-type="float" office:value="14.921" calcext:value-type="float">
            <text:p>14.921</text:p>
          </table:table-cell>
          <table:table-cell office:value-type="float" office:value="12.9313" calcext:value-type="float">
            <text:p>12.9313</text:p>
          </table:table-cell>
          <table:table-cell office:value-type="float" office:value="12.8759" calcext:value-type="float">
            <text:p>12.8759</text:p>
          </table:table-cell>
          <table:table-cell office:value-type="float" office:value="12.3106" calcext:value-type="float">
            <text:p>12.3106</text:p>
          </table:table-cell>
          <table:table-cell office:value-type="float" office:value="13.9481" calcext:value-type="float">
            <text:p>13.948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0" calcext:value-type="float">
            <text:p>0</text:p>
          </table:table-cell>
          <table:table-cell office:value-type="float" office:value="12.2319" calcext:value-type="float">
            <text:p>12.2319</text:p>
          </table:table-cell>
          <table:table-cell office:value-type="float" office:value="11.9378" calcext:value-type="float">
            <text:p>11.9378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4.1412" calcext:value-type="float">
            <text:p>14.1412</text:p>
          </table:table-cell>
          <table:table-cell office:value-type="float" office:value="13.2697" calcext:value-type="float">
            <text:p>13.269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4723" calcext:value-type="float">
            <text:p>14.4723</text:p>
          </table:table-cell>
          <table:table-cell office:value-type="float" office:value="12.9823" calcext:value-type="float">
            <text:p>12.9823</text:p>
          </table:table-cell>
          <table:table-cell office:value-type="float" office:value="14.877" calcext:value-type="float">
            <text:p>14.877</text:p>
          </table:table-cell>
          <table:table-cell office:value-type="float" office:value="12.8197" calcext:value-type="float">
            <text:p>12.8197</text:p>
          </table:table-cell>
          <table:table-cell office:value-type="float" office:value="14.7706" calcext:value-type="float">
            <text:p>14.7706</text:p>
          </table:table-cell>
          <table:table-cell office:value-type="float" office:value="0" calcext:value-type="float">
            <text:p>0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2.499" calcext:value-type="float">
            <text:p>12.49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12.909" calcext:value-type="float">
            <text:p>12.909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12.909" calcext:value-type="float">
            <text:p>12.909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4.042" calcext:value-type="float">
            <text:p>14.042</text:p>
          </table:table-cell>
          <table:table-cell office:value-type="float" office:value="13.1412" calcext:value-type="float">
            <text:p>13.1412</text:p>
          </table:table-cell>
          <table:table-cell table:number-columns-repeated="6" office:value-type="float" office:value="8.47397" calcext:value-type="float">
            <text:p>8.47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0.324648" calcext:value-type="float">
            <text:p>0.324648</text:p>
          </table:table-cell>
          <table:table-cell office:value-type="float" office:value="1.74098" calcext:value-type="float">
            <text:p>1.74098</text:p>
          </table:table-cell>
          <table:table-cell office:value-type="float" office:value="0.301567" calcext:value-type="float">
            <text:p>0.301567</text:p>
          </table:table-cell>
          <table:table-cell office:value-type="float" office:value="0.713082" calcext:value-type="float">
            <text:p>0.713082</text:p>
          </table:table-cell>
          <table:table-cell office:value-type="float" office:value="0.725004" calcext:value-type="float">
            <text:p>0.725004</text:p>
          </table:table-cell>
          <table:table-cell office:value-type="float" office:value="2.3924" calcext:value-type="float">
            <text:p>2.3924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4.32377" calcext:value-type="float">
            <text:p>4.32377</text:p>
          </table:table-cell>
          <table:table-cell office:value-type="float" office:value="2.3924" calcext:value-type="float">
            <text:p>2.3924</text:p>
          </table:table-cell>
          <table:table-cell office:value-type="float" office:value="0.339663" calcext:value-type="float">
            <text:p>0.339663</text:p>
          </table:table-cell>
          <table:table-cell office:value-type="float" office:value="1.98981" calcext:value-type="float">
            <text:p>1.98981</text:p>
          </table:table-cell>
          <table:table-cell office:value-type="float" office:value="3.96545" calcext:value-type="float">
            <text:p>3.96545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2.49653" calcext:value-type="float">
            <text:p>2.49653</text:p>
          </table:table-cell>
          <table:table-cell office:value-type="float" office:value="0.276341" calcext:value-type="float">
            <text:p>0.276341</text:p>
          </table:table-cell>
          <table:table-cell office:value-type="float" office:value="1.41468" calcext:value-type="float">
            <text:p>1.41468</text:p>
          </table:table-cell>
          <table:table-cell office:value-type="float" office:value="1.38021" calcext:value-type="float">
            <text:p>1.38021</text:p>
          </table:table-cell>
          <table:table-cell office:value-type="float" office:value="0.518918" calcext:value-type="float">
            <text:p>0.518918</text:p>
          </table:table-cell>
          <table:table-cell office:value-type="float" office:value="1.70413" calcext:value-type="float">
            <text:p>1.70413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0.684995" calcext:value-type="float">
            <text:p>0.684995</text:p>
          </table:table-cell>
          <table:table-cell office:value-type="float" office:value="0.0286448" calcext:value-type="float">
            <text:p>0.0286448</text:p>
          </table:table-cell>
          <table:table-cell office:value-type="float" office:value="0.484758" calcext:value-type="float">
            <text:p>0.484758</text:p>
          </table:table-cell>
          <table:table-cell office:value-type="float" office:value="1.2751" calcext:value-type="float">
            <text:p>1.2751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3.21177" calcext:value-type="float">
            <text:p>3.21177</text:p>
          </table:table-cell>
          <table:table-cell office:value-type="float" office:value="0.524878" calcext:value-type="float">
            <text:p>0.524878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0.928627" calcext:value-type="float">
            <text:p>0.928627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1.99217" calcext:value-type="float">
            <text:p>1.99217</text:p>
          </table:table-cell>
          <table:table-cell office:value-type="float" office:value="0.781436" calcext:value-type="float">
            <text:p>0.781436</text:p>
          </table:table-cell>
          <table:table-cell office:value-type="float" office:value="0.876875" calcext:value-type="float">
            <text:p>0.876875</text:p>
          </table:table-cell>
          <table:table-cell office:value-type="float" office:value="0.638329" calcext:value-type="float">
            <text:p>0.638329</text:p>
          </table:table-cell>
          <table:table-cell office:value-type="float" office:value="0.301002" calcext:value-type="float">
            <text:p>0.301002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19.254" calcext:value-type="float">
            <text:p>19.254</text:p>
          </table:table-cell>
          <table:table-cell office:value-type="float" office:value="1.21207" calcext:value-type="float">
            <text:p>1.21207</text:p>
          </table:table-cell>
          <table:table-cell office:value-type="float" office:value="0.921" calcext:value-type="float">
            <text:p>0.921</text:p>
          </table:table-cell>
          <table:table-cell office:value-type="float" office:value="0.435056" calcext:value-type="float">
            <text:p>0.435056</text:p>
          </table:table-cell>
          <table:table-cell office:value-type="float" office:value="4.46613" calcext:value-type="float">
            <text:p>4.46613</text:p>
          </table:table-cell>
          <table:table-cell office:value-type="float" office:value="2.24006" calcext:value-type="float">
            <text:p>2.24006</text:p>
          </table:table-cell>
          <table:table-cell office:value-type="float" office:value="2.9699" calcext:value-type="float">
            <text:p>2.9699</text:p>
          </table:table-cell>
          <table:table-cell office:value-type="float" office:value="0.17586" calcext:value-type="float">
            <text:p>0.17586</text:p>
          </table:table-cell>
          <table:table-cell office:value-type="float" office:value="1.45828" calcext:value-type="float">
            <text:p>1.45828</text:p>
          </table:table-cell>
          <table:table-cell office:value-type="float" office:value="1.44041" calcext:value-type="float">
            <text:p>1.44041</text:p>
          </table:table-cell>
          <table:table-cell office:value-type="float" office:value="0.592815" calcext:value-type="float">
            <text:p>0.592815</text:p>
          </table:table-cell>
          <table:table-cell office:value-type="float" office:value="2.23302" calcext:value-type="float">
            <text:p>2.23302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0.546436" calcext:value-type="float">
            <text:p>0.546436</text:p>
          </table:table-cell>
          <table:table-cell office:value-type="float" office:value="0.490106" calcext:value-type="float">
            <text:p>0.490106</text:p>
          </table:table-cell>
          <table:table-cell office:value-type="float" office:value="0.783505" calcext:value-type="float">
            <text:p>0.783505</text:p>
          </table:table-cell>
          <table:table-cell office:value-type="float" office:value="0.0907806" calcext:value-type="float">
            <text:p>0.0907806</text:p>
          </table:table-cell>
          <table:table-cell office:value-type="float" office:value="0.445058" calcext:value-type="float">
            <text:p>0.445058</text:p>
          </table:table-cell>
          <table:table-cell office:value-type="float" office:value="2.23911" calcext:value-type="float">
            <text:p>2.23911</text:p>
          </table:table-cell>
          <table:table-cell office:value-type="float" office:value="0.990536" calcext:value-type="float">
            <text:p>0.990536</text:p>
          </table:table-cell>
          <table:table-cell office:value-type="float" office:value="0.41518" calcext:value-type="float">
            <text:p>0.41518</text:p>
          </table:table-cell>
          <table:table-cell office:value-type="float" office:value="0.441303" calcext:value-type="float">
            <text:p>0.441303</text:p>
          </table:table-cell>
          <table:table-cell office:value-type="float" office:value="1.32724" calcext:value-type="float">
            <text:p>1.32724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0.477471" calcext:value-type="float">
            <text:p>0.477471</text:p>
          </table:table-cell>
          <table:table-cell office:value-type="float" office:value="0.953016" calcext:value-type="float">
            <text:p>0.953016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1.84117" calcext:value-type="float">
            <text:p>1.84117</text:p>
          </table:table-cell>
          <table:table-cell office:value-type="float" office:value="2.08294" calcext:value-type="float">
            <text:p>2.08294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1.97158" calcext:value-type="float">
            <text:p>1.97158</text:p>
          </table:table-cell>
          <table:table-cell office:value-type="float" office:value="0.901476" calcext:value-type="float">
            <text:p>0.901476</text:p>
          </table:table-cell>
          <table:table-cell office:value-type="float" office:value="2.30628" calcext:value-type="float">
            <text:p>2.30628</text:p>
          </table:table-cell>
          <table:table-cell office:value-type="float" office:value="0.967313" calcext:value-type="float">
            <text:p>0.967313</text:p>
          </table:table-cell>
          <table:table-cell office:value-type="float" office:value="2.11008" calcext:value-type="float">
            <text:p>2.11008</text:p>
          </table:table-cell>
          <table:table-cell office:value-type="float" office:value="12.6824" calcext:value-type="float">
            <text:p>12.6824</text:p>
          </table:table-cell>
          <table:table-cell office:value-type="float" office:value="0" calcext:value-type="float">
            <text:p>0</text:p>
          </table:table-cell>
          <table:table-cell office:value-type="float" office:value="2.18152" calcext:value-type="float">
            <text:p>2.18152</text:p>
          </table:table-cell>
          <table:table-cell office:value-type="float" office:value="2.19514" calcext:value-type="float">
            <text:p>2.19514</text:p>
          </table:table-cell>
          <table:table-cell office:value-type="float" office:value="0.879707" calcext:value-type="float">
            <text:p>0.879707</text:p>
          </table:table-cell>
          <table:table-cell office:value-type="float" office:value="19.3583" calcext:value-type="float">
            <text:p>19.3583</text:p>
          </table:table-cell>
          <table:table-cell office:value-type="float" office:value="4.93277" calcext:value-type="float">
            <text:p>4.93277</text:p>
          </table:table-cell>
          <table:table-cell office:value-type="float" office:value="0.954938" calcext:value-type="float">
            <text:p>0.954938</text:p>
          </table:table-cell>
          <table:table-cell office:value-type="float" office:value="2.00578" calcext:value-type="float">
            <text:p>2.00578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19.2104" calcext:value-type="float">
            <text:p>19.2104</text:p>
          </table:table-cell>
          <table:table-cell office:value-type="float" office:value="2.34208" calcext:value-type="float">
            <text:p>2.34208</text:p>
          </table:table-cell>
          <table:table-cell office:value-type="float" office:value="1.7383" calcext:value-type="float">
            <text:p>1.7383</text:p>
          </table:table-cell>
          <table:table-cell office:value-type="float" office:value="1.47913" calcext:value-type="float">
            <text:p>1.47913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1.67436" calcext:value-type="float">
            <text:p>1.67436</text:p>
          </table:table-cell>
          <table:table-cell office:value-type="float" office:value="1.43212" calcext:value-type="float">
            <text:p>1.43212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1.5639" calcext:value-type="float">
            <text:p>1.5639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0.179095" calcext:value-type="float">
            <text:p>0.179095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20768" calcext:value-type="float">
            <text:p>2.20768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2.10764" calcext:value-type="float">
            <text:p>2.10764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0.499718" calcext:value-type="float">
            <text:p>0.499718</text:p>
          </table:table-cell>
          <table:table-cell office:value-type="float" office:value="1.00394" calcext:value-type="float">
            <text:p>1.00394</text:p>
          </table:table-cell>
          <table:table-cell office:value-type="float" office:value="1.44927" calcext:value-type="float">
            <text:p>1.44927</text:p>
          </table:table-cell>
          <table:table-cell office:value-type="float" office:value="0.321599" calcext:value-type="float">
            <text:p>0.321599</text:p>
          </table:table-cell>
          <table:table-cell office:value-type="float" office:value="0.8439" calcext:value-type="float">
            <text:p>0.8439</text:p>
          </table:table-cell>
          <table:table-cell office:value-type="float" office:value="5.61742" calcext:value-type="float">
            <text:p>5.61742</text:p>
          </table:table-cell>
          <table:table-cell office:value-type="float" office:value="1.02051" calcext:value-type="float">
            <text:p>1.02051</text:p>
          </table:table-cell>
          <table:table-cell office:value-type="float" office:value="2.19136" calcext:value-type="float">
            <text:p>2.19136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4.91541" calcext:value-type="float">
            <text:p>4.91541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19.8323" calcext:value-type="float">
            <text:p>19.8323</text:p>
          </table:table-cell>
          <table:table-cell office:value-type="float" office:value="1.58548" calcext:value-type="float">
            <text:p>1.58548</text:p>
          </table:table-cell>
          <table:table-cell office:value-type="float" office:value="0.801397" calcext:value-type="float">
            <text:p>0.801397</text:p>
          </table:table-cell>
          <table:table-cell table:number-columns-repeated="6" office:value-type="float" office:value="4.27255" calcext:value-type="float">
            <text:p>4.272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1.94041" calcext:value-type="float">
            <text:p>1.94041</text:p>
          </table:table-cell>
          <table:table-cell office:value-type="float" office:value="3.49966" calcext:value-type="float">
            <text:p>3.49966</text:p>
          </table:table-cell>
          <table:table-cell office:value-type="float" office:value="2.45279" calcext:value-type="float">
            <text:p>2.45279</text:p>
          </table:table-cell>
          <table:table-cell office:value-type="float" office:value="2.41081" calcext:value-type="float">
            <text:p>2.41081</text:p>
          </table:table-cell>
          <table:table-cell office:value-type="float" office:value="1.9408" calcext:value-type="float">
            <text:p>1.9408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5.49186" calcext:value-type="float">
            <text:p>5.49186</text:p>
          </table:table-cell>
          <table:table-cell office:value-type="float" office:value="1.20246" calcext:value-type="float">
            <text:p>1.20246</text:p>
          </table:table-cell>
          <table:table-cell office:value-type="float" office:value="2.51671" calcext:value-type="float">
            <text:p>2.51671</text:p>
          </table:table-cell>
          <table:table-cell office:value-type="float" office:value="1.03347" calcext:value-type="float">
            <text:p>1.03347</text:p>
          </table:table-cell>
          <table:table-cell office:value-type="float" office:value="5.96897" calcext:value-type="float">
            <text:p>5.96897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4.28812" calcext:value-type="float">
            <text:p>4.28812</text:p>
          </table:table-cell>
          <table:table-cell office:value-type="float" office:value="2.20449" calcext:value-type="float">
            <text:p>2.20449</text:p>
          </table:table-cell>
          <table:table-cell office:value-type="float" office:value="3.51893" calcext:value-type="float">
            <text:p>3.51893</text:p>
          </table:table-cell>
          <table:table-cell office:value-type="float" office:value="2.23288" calcext:value-type="float">
            <text:p>2.23288</text:p>
          </table:table-cell>
          <table:table-cell office:value-type="float" office:value="2.52345" calcext:value-type="float">
            <text:p>2.52345</text:p>
          </table:table-cell>
          <table:table-cell office:value-type="float" office:value="2.6911" calcext:value-type="float">
            <text:p>2.6911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1.60627" calcext:value-type="float">
            <text:p>1.60627</text:p>
          </table:table-cell>
          <table:table-cell office:value-type="float" office:value="2.1744" calcext:value-type="float">
            <text:p>2.1744</text:p>
          </table:table-cell>
          <table:table-cell office:value-type="float" office:value="1.85225" calcext:value-type="float">
            <text:p>1.85225</text:p>
          </table:table-cell>
          <table:table-cell office:value-type="float" office:value="2.70554" calcext:value-type="float">
            <text:p>2.70554</text:p>
          </table:table-cell>
          <table:table-cell office:value-type="float" office:value="20.4756" calcext:value-type="float">
            <text:p>20.4756</text:p>
          </table:table-cell>
          <table:table-cell office:value-type="float" office:value="4.65859" calcext:value-type="float">
            <text:p>4.65859</text:p>
          </table:table-cell>
          <table:table-cell office:value-type="float" office:value="2.23996" calcext:value-type="float">
            <text:p>2.23996</text:p>
          </table:table-cell>
          <table:table-cell office:value-type="float" office:value="2.55619" calcext:value-type="float">
            <text:p>2.55619</text:p>
          </table:table-cell>
          <table:table-cell office:value-type="float" office:value="1.75443" calcext:value-type="float">
            <text:p>1.75443</text:p>
          </table:table-cell>
          <table:table-cell office:value-type="float" office:value="6.4219" calcext:value-type="float">
            <text:p>6.4219</text:p>
          </table:table-cell>
          <table:table-cell office:value-type="float" office:value="1.4308" calcext:value-type="float">
            <text:p>1.4308</text:p>
          </table:table-cell>
          <table:table-cell office:value-type="float" office:value="2.14871" calcext:value-type="float">
            <text:p>2.14871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1.83269" calcext:value-type="float">
            <text:p>1.83269</text:p>
          </table:table-cell>
          <table:table-cell office:value-type="float" office:value="2.09451" calcext:value-type="float">
            <text:p>2.09451</text:p>
          </table:table-cell>
          <table:table-cell office:value-type="float" office:value="1.4014" calcext:value-type="float">
            <text:p>1.4014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1.4326" calcext:value-type="float">
            <text:p>21.4326</text:p>
          </table:table-cell>
          <table:table-cell office:value-type="float" office:value="1.4014" calcext:value-type="float">
            <text:p>1.4014</text:p>
          </table:table-cell>
          <table:table-cell office:value-type="float" office:value="2.13078" calcext:value-type="float">
            <text:p>2.13078</text:p>
          </table:table-cell>
          <table:table-cell office:value-type="float" office:value="1.77374" calcext:value-type="float">
            <text:p>1.77374</text:p>
          </table:table-cell>
          <table:table-cell office:value-type="float" office:value="6.4219" calcext:value-type="float">
            <text:p>6.4219</text:p>
          </table:table-cell>
          <table:table-cell office:value-type="float" office:value="0.0908407" calcext:value-type="float">
            <text:p>0.0908407</text:p>
          </table:table-cell>
          <table:table-cell office:value-type="float" office:value="4.71863" calcext:value-type="float">
            <text:p>4.71863</text:p>
          </table:table-cell>
          <table:table-cell office:value-type="float" office:value="2.30142" calcext:value-type="float">
            <text:p>2.30142</text:p>
          </table:table-cell>
          <table:table-cell office:value-type="float" office:value="3.41866" calcext:value-type="float">
            <text:p>3.41866</text:p>
          </table:table-cell>
          <table:table-cell office:value-type="float" office:value="1.15307" calcext:value-type="float">
            <text:p>1.15307</text:p>
          </table:table-cell>
          <table:table-cell office:value-type="float" office:value="1.83625" calcext:value-type="float">
            <text:p>1.83625</text:p>
          </table:table-cell>
          <table:table-cell office:value-type="float" office:value="2.68797" calcext:value-type="float">
            <text:p>2.68797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1.8246" calcext:value-type="float">
            <text:p>1.8246</text:p>
          </table:table-cell>
          <table:table-cell office:value-type="float" office:value="2.22721" calcext:value-type="float">
            <text:p>2.22721</text:p>
          </table:table-cell>
          <table:table-cell office:value-type="float" office:value="2.6159" calcext:value-type="float">
            <text:p>2.6159</text:p>
          </table:table-cell>
          <table:table-cell office:value-type="float" office:value="2.09605" calcext:value-type="float">
            <text:p>2.09605</text:p>
          </table:table-cell>
          <table:table-cell office:value-type="float" office:value="2.60908" calcext:value-type="float">
            <text:p>2.60908</text:p>
          </table:table-cell>
          <table:table-cell office:value-type="float" office:value="0.0970176" calcext:value-type="float">
            <text:p>0.0970176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2.03293" calcext:value-type="float">
            <text:p>2.03293</text:p>
          </table:table-cell>
          <table:table-cell office:value-type="float" office:value="2.56341" calcext:value-type="float">
            <text:p>2.56341</text:p>
          </table:table-cell>
          <table:table-cell office:value-type="float" office:value="1.02551" calcext:value-type="float">
            <text:p>1.02551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2.63571" calcext:value-type="float">
            <text:p>2.63571</text:p>
          </table:table-cell>
          <table:table-cell office:value-type="float" office:value="3.002" calcext:value-type="float">
            <text:p>3.002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38885" calcext:value-type="float">
            <text:p>1.38885</text:p>
          </table:table-cell>
          <table:table-cell office:value-type="float" office:value="2.66401" calcext:value-type="float">
            <text:p>2.66401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0.948898" calcext:value-type="float">
            <text:p>0.948898</text:p>
          </table:table-cell>
          <table:table-cell office:value-type="float" office:value="2.10721" calcext:value-type="float">
            <text:p>2.10721</text:p>
          </table:table-cell>
          <table:table-cell office:value-type="float" office:value="0.736864" calcext:value-type="float">
            <text:p>0.736864</text:p>
          </table:table-cell>
          <table:table-cell office:value-type="float" office:value="2.30485" calcext:value-type="float">
            <text:p>2.30485</text:p>
          </table:table-cell>
          <table:table-cell office:value-type="float" office:value="0.311549" calcext:value-type="float">
            <text:p>0.311549</text:p>
          </table:table-cell>
          <table:table-cell office:value-type="float" office:value="14.8637" calcext:value-type="float">
            <text:p>14.8637</text:p>
          </table:table-cell>
          <table:table-cell office:value-type="float" office:value="2.18152" calcext:value-type="float">
            <text:p>2.18152</text:p>
          </table:table-cell>
          <table:table-cell office:value-type="float" office:value="0" calcext:value-type="float">
            <text:p>0</text:p>
          </table:table-cell>
          <table:table-cell office:value-type="float" office:value="3.25172" calcext:value-type="float">
            <text:p>3.25172</text:p>
          </table:table-cell>
          <table:table-cell office:value-type="float" office:value="1.69922" calcext:value-type="float">
            <text:p>1.69922</text:p>
          </table:table-cell>
          <table:table-cell office:value-type="float" office:value="20.662" calcext:value-type="float">
            <text:p>20.662</text:p>
          </table:table-cell>
          <table:table-cell office:value-type="float" office:value="5.44055" calcext:value-type="float">
            <text:p>5.44055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0.561909" calcext:value-type="float">
            <text:p>0.561909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2.36546" calcext:value-type="float">
            <text:p>2.36546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1.3891" calcext:value-type="float">
            <text:p>21.3891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1.00261" calcext:value-type="float">
            <text:p>1.00261</text:p>
          </table:table-cell>
          <table:table-cell office:value-type="float" office:value="1.11573" calcext:value-type="float">
            <text:p>1.11573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14.78" calcext:value-type="float">
            <text:p>14.78</text:p>
          </table:table-cell>
          <table:table-cell office:value-type="float" office:value="3.72498" calcext:value-type="float">
            <text:p>3.72498</text:p>
          </table:table-cell>
          <table:table-cell office:value-type="float" office:value="2.60151" calcext:value-type="float">
            <text:p>2.60151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6154" calcext:value-type="float">
            <text:p>1.6154</text:p>
          </table:table-cell>
          <table:table-cell office:value-type="float" office:value="3.63707" calcext:value-type="float">
            <text:p>3.63707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18063" calcext:value-type="float">
            <text:p>2.18063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0.364882" calcext:value-type="float">
            <text:p>0.364882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0.303626" calcext:value-type="float">
            <text:p>0.303626</text:p>
          </table:table-cell>
          <table:table-cell office:value-type="float" office:value="14.78" calcext:value-type="float">
            <text:p>14.78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2.0042" calcext:value-type="float">
            <text:p>2.0042</text:p>
          </table:table-cell>
          <table:table-cell office:value-type="float" office:value="1.70772" calcext:value-type="float">
            <text:p>1.70772</text:p>
          </table:table-cell>
          <table:table-cell office:value-type="float" office:value="2.49623" calcext:value-type="float">
            <text:p>2.49623</text:p>
          </table:table-cell>
          <table:table-cell office:value-type="float" office:value="1.95737" calcext:value-type="float">
            <text:p>1.95737</text:p>
          </table:table-cell>
          <table:table-cell office:value-type="float" office:value="6.04902" calcext:value-type="float">
            <text:p>6.04902</text:p>
          </table:table-cell>
          <table:table-cell office:value-type="float" office:value="1.22496" calcext:value-type="float">
            <text:p>1.22496</text:p>
          </table:table-cell>
          <table:table-cell office:value-type="float" office:value="0.123638" calcext:value-type="float">
            <text:p>0.123638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5.42582" calcext:value-type="float">
            <text:p>5.42582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2.0077" calcext:value-type="float">
            <text:p>22.0077</text:p>
          </table:table-cell>
          <table:table-cell office:value-type="float" office:value="1.18448" calcext:value-type="float">
            <text:p>1.18448</text:p>
          </table:table-cell>
          <table:table-cell office:value-type="float" office:value="1.8748" calcext:value-type="float">
            <text:p>1.8748</text:p>
          </table:table-cell>
          <table:table-cell table:number-columns-repeated="6" office:value-type="float" office:value="6.44235" calcext:value-type="float">
            <text:p>6.442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2.4358" calcext:value-type="float">
            <text:p>2.4358</text:p>
          </table:table-cell>
          <table:table-cell office:value-type="float" office:value="3.67948" calcext:value-type="float">
            <text:p>3.67948</text:p>
          </table:table-cell>
          <table:table-cell office:value-type="float" office:value="2.32321" calcext:value-type="float">
            <text:p>2.32321</text:p>
          </table:table-cell>
          <table:table-cell office:value-type="float" office:value="1.48477" calcext:value-type="float">
            <text:p>1.48477</text:p>
          </table:table-cell>
          <table:table-cell office:value-type="float" office:value="2.87759" calcext:value-type="float">
            <text:p>2.87759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2.27277" calcext:value-type="float">
            <text:p>2.27277</text:p>
          </table:table-cell>
          <table:table-cell office:value-type="float" office:value="2.5019" calcext:value-type="float">
            <text:p>2.5019</text:p>
          </table:table-cell>
          <table:table-cell office:value-type="float" office:value="2.24472" calcext:value-type="float">
            <text:p>2.24472</text:p>
          </table:table-cell>
          <table:table-cell office:value-type="float" office:value="2.33906" calcext:value-type="float">
            <text:p>2.33906</text:p>
          </table:table-cell>
          <table:table-cell office:value-type="float" office:value="3.25375" calcext:value-type="float">
            <text:p>3.25375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1.50825" calcext:value-type="float">
            <text:p>1.50825</text:p>
          </table:table-cell>
          <table:table-cell office:value-type="float" office:value="1.91991" calcext:value-type="float">
            <text:p>1.91991</text:p>
          </table:table-cell>
          <table:table-cell office:value-type="float" office:value="1.91915" calcext:value-type="float">
            <text:p>1.91915</text:p>
          </table:table-cell>
          <table:table-cell office:value-type="float" office:value="3.5619" calcext:value-type="float">
            <text:p>3.5619</text:p>
          </table:table-cell>
          <table:table-cell office:value-type="float" office:value="2.60279" calcext:value-type="float">
            <text:p>2.60279</text:p>
          </table:table-cell>
          <table:table-cell office:value-type="float" office:value="0.58109" calcext:value-type="float">
            <text:p>0.58109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2.63658" calcext:value-type="float">
            <text:p>2.63658</text:p>
          </table:table-cell>
          <table:table-cell office:value-type="float" office:value="2.22345" calcext:value-type="float">
            <text:p>2.22345</text:p>
          </table:table-cell>
          <table:table-cell office:value-type="float" office:value="2.57741" calcext:value-type="float">
            <text:p>2.57741</text:p>
          </table:table-cell>
          <table:table-cell office:value-type="float" office:value="0.926385" calcext:value-type="float">
            <text:p>0.926385</text:p>
          </table:table-cell>
          <table:table-cell office:value-type="float" office:value="20.8848" calcext:value-type="float">
            <text:p>20.8848</text:p>
          </table:table-cell>
          <table:table-cell office:value-type="float" office:value="1.44371" calcext:value-type="float">
            <text:p>1.44371</text:p>
          </table:table-cell>
          <table:table-cell office:value-type="float" office:value="2.71804" calcext:value-type="float">
            <text:p>2.71804</text:p>
          </table:table-cell>
          <table:table-cell office:value-type="float" office:value="2.67157" calcext:value-type="float">
            <text:p>2.67157</text:p>
          </table:table-cell>
          <table:table-cell office:value-type="float" office:value="3.01721" calcext:value-type="float">
            <text:p>3.01721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1.9803" calcext:value-type="float">
            <text:p>1.9803</text:p>
          </table:table-cell>
          <table:table-cell office:value-type="float" office:value="2.97254" calcext:value-type="float">
            <text:p>2.97254</text:p>
          </table:table-cell>
          <table:table-cell office:value-type="float" office:value="2.69997" calcext:value-type="float">
            <text:p>2.69997</text:p>
          </table:table-cell>
          <table:table-cell office:value-type="float" office:value="2.7451" calcext:value-type="float">
            <text:p>2.7451</text:p>
          </table:table-cell>
          <table:table-cell office:value-type="float" office:value="2.48751" calcext:value-type="float">
            <text:p>2.48751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19.031" calcext:value-type="float">
            <text:p>19.031</text:p>
          </table:table-cell>
          <table:table-cell office:value-type="float" office:value="3.14072" calcext:value-type="float">
            <text:p>3.14072</text:p>
          </table:table-cell>
          <table:table-cell office:value-type="float" office:value="3.10736" calcext:value-type="float">
            <text:p>3.10736</text:p>
          </table:table-cell>
          <table:table-cell office:value-type="float" office:value="2.14475" calcext:value-type="float">
            <text:p>2.14475</text:p>
          </table:table-cell>
          <table:table-cell office:value-type="float" office:value="3.56613" calcext:value-type="float">
            <text:p>3.56613</text:p>
          </table:table-cell>
          <table:table-cell office:value-type="float" office:value="3.34156" calcext:value-type="float">
            <text:p>3.34156</text:p>
          </table:table-cell>
          <table:table-cell office:value-type="float" office:value="1.76269" calcext:value-type="float">
            <text:p>1.76269</text:p>
          </table:table-cell>
          <table:table-cell office:value-type="float" office:value="2.05423" calcext:value-type="float">
            <text:p>2.05423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3.24111" calcext:value-type="float">
            <text:p>3.24111</text:p>
          </table:table-cell>
          <table:table-cell office:value-type="float" office:value="2.69601" calcext:value-type="float">
            <text:p>2.69601</text:p>
          </table:table-cell>
          <table:table-cell office:value-type="float" office:value="0.806346" calcext:value-type="float">
            <text:p>0.806346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2.63467" calcext:value-type="float">
            <text:p>2.63467</text:p>
          </table:table-cell>
          <table:table-cell office:value-type="float" office:value="2.68376" calcext:value-type="float">
            <text:p>2.68376</text:p>
          </table:table-cell>
          <table:table-cell office:value-type="float" office:value="2.89264" calcext:value-type="float">
            <text:p>2.89264</text:p>
          </table:table-cell>
          <table:table-cell office:value-type="float" office:value="2.23538" calcext:value-type="float">
            <text:p>2.23538</text:p>
          </table:table-cell>
          <table:table-cell office:value-type="float" office:value="2.32656" calcext:value-type="float">
            <text:p>2.32656</text:p>
          </table:table-cell>
          <table:table-cell office:value-type="float" office:value="3.34653" calcext:value-type="float">
            <text:p>3.34653</text:p>
          </table:table-cell>
          <table:table-cell office:value-type="float" office:value="3.18239" calcext:value-type="float">
            <text:p>3.18239</text:p>
          </table:table-cell>
          <table:table-cell office:value-type="float" office:value="2.58878" calcext:value-type="float">
            <text:p>2.58878</text:p>
          </table:table-cell>
          <table:table-cell office:value-type="float" office:value="1.94898" calcext:value-type="float">
            <text:p>1.94898</text:p>
          </table:table-cell>
          <table:table-cell office:value-type="float" office:value="3.00961" calcext:value-type="float">
            <text:p>3.00961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2.03349" calcext:value-type="float">
            <text:p>2.03349</text:p>
          </table:table-cell>
          <table:table-cell office:value-type="float" office:value="2.80161" calcext:value-type="float">
            <text:p>2.80161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1.94215" calcext:value-type="float">
            <text:p>1.94215</text:p>
          </table:table-cell>
          <table:table-cell office:value-type="float" office:value="0.703324" calcext:value-type="float">
            <text:p>0.703324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2.40246" calcext:value-type="float">
            <text:p>2.40246</text:p>
          </table:table-cell>
          <table:table-cell office:value-type="float" office:value="3.08539" calcext:value-type="float">
            <text:p>3.08539</text:p>
          </table:table-cell>
          <table:table-cell office:value-type="float" office:value="2.81388" calcext:value-type="float">
            <text:p>2.81388</text:p>
          </table:table-cell>
          <table:table-cell office:value-type="float" office:value="3.16239" calcext:value-type="float">
            <text:p>3.16239</text:p>
          </table:table-cell>
          <table:table-cell office:value-type="float" office:value="2.98761" calcext:value-type="float">
            <text:p>2.98761</text:p>
          </table:table-cell>
          <table:table-cell office:value-type="float" office:value="12.6131" calcext:value-type="float">
            <text:p>12.6131</text:p>
          </table:table-cell>
          <table:table-cell office:value-type="float" office:value="2.19514" calcext:value-type="float">
            <text:p>2.19514</text:p>
          </table:table-cell>
          <table:table-cell office:value-type="float" office:value="3.25172" calcext:value-type="float">
            <text:p>3.25172</text:p>
          </table:table-cell>
          <table:table-cell office:value-type="float" office:value="0" calcext:value-type="float">
            <text:p>0</text:p>
          </table:table-cell>
          <table:table-cell office:value-type="float" office:value="2.94149" calcext:value-type="float">
            <text:p>2.94149</text:p>
          </table:table-cell>
          <table:table-cell office:value-type="float" office:value="21.0845" calcext:value-type="float">
            <text:p>21.0845</text:p>
          </table:table-cell>
          <table:table-cell office:value-type="float" office:value="2.75042" calcext:value-type="float">
            <text:p>2.75042</text:p>
          </table:table-cell>
          <table:table-cell office:value-type="float" office:value="2.74837" calcext:value-type="float">
            <text:p>2.74837</text:p>
          </table:table-cell>
          <table:table-cell office:value-type="float" office:value="3.45603" calcext:value-type="float">
            <text:p>3.4560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2.21081" calcext:value-type="float">
            <text:p>2.21081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18.9892" calcext:value-type="float">
            <text:p>18.9892</text:p>
          </table:table-cell>
          <table:table-cell office:value-type="float" office:value="3.04756" calcext:value-type="float">
            <text:p>3.04756</text:p>
          </table:table-cell>
          <table:table-cell office:value-type="float" office:value="3.45832" calcext:value-type="float">
            <text:p>3.45832</text:p>
          </table:table-cell>
          <table:table-cell office:value-type="float" office:value="3.26006" calcext:value-type="float">
            <text:p>3.26006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3.26197" calcext:value-type="float">
            <text:p>3.26197</text:p>
          </table:table-cell>
          <table:table-cell office:value-type="float" office:value="3.62314" calcext:value-type="float">
            <text:p>3.62314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1.64237" calcext:value-type="float">
            <text:p>1.64237</text:p>
          </table:table-cell>
          <table:table-cell office:value-type="float" office:value="0.663817" calcext:value-type="float">
            <text:p>0.66381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2.37396" calcext:value-type="float">
            <text:p>2.37396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3.01553" calcext:value-type="float">
            <text:p>3.01553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2.99215" calcext:value-type="float">
            <text:p>2.99215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1.72762" calcext:value-type="float">
            <text:p>1.72762</text:p>
          </table:table-cell>
          <table:table-cell office:value-type="float" office:value="1.41106" calcext:value-type="float">
            <text:p>1.41106</text:p>
          </table:table-cell>
          <table:table-cell office:value-type="float" office:value="1.54421" calcext:value-type="float">
            <text:p>1.54421</text:p>
          </table:table-cell>
          <table:table-cell office:value-type="float" office:value="2.25567" calcext:value-type="float">
            <text:p>2.25567</text:p>
          </table:table-cell>
          <table:table-cell office:value-type="float" office:value="3.00027" calcext:value-type="float">
            <text:p>3.00027</text:p>
          </table:table-cell>
          <table:table-cell office:value-type="float" office:value="3.43778" calcext:value-type="float">
            <text:p>3.43778</text:p>
          </table:table-cell>
          <table:table-cell office:value-type="float" office:value="2.73251" calcext:value-type="float">
            <text:p>2.73251</text:p>
          </table:table-cell>
          <table:table-cell office:value-type="float" office:value="3.17497" calcext:value-type="float">
            <text:p>3.1749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2.73292" calcext:value-type="float">
            <text:p>2.73292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19.5523" calcext:value-type="float">
            <text:p>19.5523</text:p>
          </table:table-cell>
          <table:table-cell office:value-type="float" office:value="2.06965" calcext:value-type="float">
            <text:p>2.06965</text:p>
          </table:table-cell>
          <table:table-cell office:value-type="float" office:value="2.93336" calcext:value-type="float">
            <text:p>2.93336</text:p>
          </table:table-cell>
          <table:table-cell table:number-columns-repeated="6" office:value-type="float" office:value="4.8486" calcext:value-type="float">
            <text:p>4.84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0.559245" calcext:value-type="float">
            <text:p>0.559245</text:p>
          </table:table-cell>
          <table:table-cell office:value-type="float" office:value="1.80193" calcext:value-type="float">
            <text:p>1.80193</text:p>
          </table:table-cell>
          <table:table-cell office:value-type="float" office:value="1.00547" calcext:value-type="float">
            <text:p>1.00547</text:p>
          </table:table-cell>
          <table:table-cell office:value-type="float" office:value="1.52599" calcext:value-type="float">
            <text:p>1.5259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5.1463" calcext:value-type="float">
            <text:p>5.1463</text:p>
          </table:table-cell>
          <table:table-cell office:value-type="float" office:value="2.34777" calcext:value-type="float">
            <text:p>2.34777</text:p>
          </table:table-cell>
          <table:table-cell office:value-type="float" office:value="1.10442" calcext:value-type="float">
            <text:p>1.10442</text:p>
          </table:table-cell>
          <table:table-cell office:value-type="float" office:value="1.95086" calcext:value-type="float">
            <text:p>1.95086</text:p>
          </table:table-cell>
          <table:table-cell office:value-type="float" office:value="4.81167" calcext:value-type="float">
            <text:p>4.81167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3.37617" calcext:value-type="float">
            <text:p>3.37617</text:p>
          </table:table-cell>
          <table:table-cell office:value-type="float" office:value="1.09964" calcext:value-type="float">
            <text:p>1.09964</text:p>
          </table:table-cell>
          <table:table-cell office:value-type="float" office:value="2.25433" calcext:value-type="float">
            <text:p>2.25433</text:p>
          </table:table-cell>
          <table:table-cell office:value-type="float" office:value="0.723004" calcext:value-type="float">
            <text:p>0.723004</text:p>
          </table:table-cell>
          <table:table-cell office:value-type="float" office:value="0.939249" calcext:value-type="float">
            <text:p>0.939249</text:p>
          </table:table-cell>
          <table:table-cell office:value-type="float" office:value="2.39367" calcext:value-type="float">
            <text:p>2.39367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319806" calcext:value-type="float">
            <text:p>0.319806</text:p>
          </table:table-cell>
          <table:table-cell office:value-type="float" office:value="0.854721" calcext:value-type="float">
            <text:p>0.854721</text:p>
          </table:table-cell>
          <table:table-cell office:value-type="float" office:value="0.397678" calcext:value-type="float">
            <text:p>0.397678</text:p>
          </table:table-cell>
          <table:table-cell office:value-type="float" office:value="2.06444" calcext:value-type="float">
            <text:p>2.06444</text:p>
          </table:table-cell>
          <table:table-cell office:value-type="float" office:value="19.0001" calcext:value-type="float">
            <text:p>19.0001</text:p>
          </table:table-cell>
          <table:table-cell office:value-type="float" office:value="4.06679" calcext:value-type="float">
            <text:p>4.06679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946416" calcext:value-type="float">
            <text:p>0.946416</text:p>
          </table:table-cell>
          <table:table-cell office:value-type="float" office:value="0.0886712" calcext:value-type="float">
            <text:p>0.0886712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2.12375" calcext:value-type="float">
            <text:p>2.12375</text:p>
          </table:table-cell>
          <table:table-cell office:value-type="float" office:value="0.45143" calcext:value-type="float">
            <text:p>0.45143</text:p>
          </table:table-cell>
          <table:table-cell office:value-type="float" office:value="0.397452" calcext:value-type="float">
            <text:p>0.397452</text:p>
          </table:table-cell>
          <table:table-cell office:value-type="float" office:value="0.244759" calcext:value-type="float">
            <text:p>0.244759</text:p>
          </table:table-cell>
          <table:table-cell office:value-type="float" office:value="0.613844" calcext:value-type="float">
            <text:p>0.613844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19.9033" calcext:value-type="float">
            <text:p>19.9033</text:p>
          </table:table-cell>
          <table:table-cell office:value-type="float" office:value="0.37942" calcext:value-type="float">
            <text:p>0.37942</text:p>
          </table:table-cell>
          <table:table-cell office:value-type="float" office:value="0.440099" calcext:value-type="float">
            <text:p>0.440099</text:p>
          </table:table-cell>
          <table:table-cell office:value-type="float" office:value="0.797749" calcext:value-type="float">
            <text:p>0.797749</text:p>
          </table:table-cell>
          <table:table-cell office:value-type="float" office:value="5.32242" calcext:value-type="float">
            <text:p>5.32242</text:p>
          </table:table-cell>
          <table:table-cell office:value-type="float" office:value="1.72825" calcext:value-type="float">
            <text:p>1.72825</text:p>
          </table:table-cell>
          <table:table-cell office:value-type="float" office:value="3.84938" calcext:value-type="float">
            <text:p>3.84938</text:p>
          </table:table-cell>
          <table:table-cell office:value-type="float" office:value="1.05545" calcext:value-type="float">
            <text:p>1.05545</text:p>
          </table:table-cell>
          <table:table-cell office:value-type="float" office:value="2.33553" calcext:value-type="float">
            <text:p>2.33553</text:p>
          </table:table-cell>
          <table:table-cell office:value-type="float" office:value="0.657753" calcext:value-type="float">
            <text:p>0.657753</text:p>
          </table:table-cell>
          <table:table-cell office:value-type="float" office:value="0.287385" calcext:value-type="float">
            <text:p>0.287385</text:p>
          </table:table-cell>
          <table:table-cell office:value-type="float" office:value="2.79452" calcext:value-type="float">
            <text:p>2.79452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0.335107" calcext:value-type="float">
            <text:p>0.335107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0.945884" calcext:value-type="float">
            <text:p>0.945884</text:p>
          </table:table-cell>
          <table:table-cell office:value-type="float" office:value="0.799995" calcext:value-type="float">
            <text:p>0.799995</text:p>
          </table:table-cell>
          <table:table-cell office:value-type="float" office:value="1.14632" calcext:value-type="float">
            <text:p>1.14632</text:p>
          </table:table-cell>
          <table:table-cell office:value-type="float" office:value="1.72423" calcext:value-type="float">
            <text:p>1.72423</text:p>
          </table:table-cell>
          <table:table-cell office:value-type="float" office:value="0.526052" calcext:value-type="float">
            <text:p>0.526052</text:p>
          </table:table-cell>
          <table:table-cell office:value-type="float" office:value="0.499265" calcext:value-type="float">
            <text:p>0.499265</text:p>
          </table:table-cell>
          <table:table-cell office:value-type="float" office:value="1.31279" calcext:value-type="float">
            <text:p>1.31279</text:p>
          </table:table-cell>
          <table:table-cell office:value-type="float" office:value="0.67761" calcext:value-type="float">
            <text:p>0.67761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1.32396" calcext:value-type="float">
            <text:p>1.32396</text:p>
          </table:table-cell>
          <table:table-cell office:value-type="float" office:value="1.37481" calcext:value-type="float">
            <text:p>1.37481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1.97993" calcext:value-type="float">
            <text:p>1.97993</text:p>
          </table:table-cell>
          <table:table-cell office:value-type="float" office:value="2.67328" calcext:value-type="float">
            <text:p>2.67328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.89768" calcext:value-type="float">
            <text:p>1.89768</text:p>
          </table:table-cell>
          <table:table-cell office:value-type="float" office:value="0.414165" calcext:value-type="float">
            <text:p>0.414165</text:p>
          </table:table-cell>
          <table:table-cell office:value-type="float" office:value="2.09328" calcext:value-type="float">
            <text:p>2.09328</text:p>
          </table:table-cell>
          <table:table-cell office:value-type="float" office:value="0.612641" calcext:value-type="float">
            <text:p>0.612641</text:p>
          </table:table-cell>
          <table:table-cell office:value-type="float" office:value="1.75276" calcext:value-type="float">
            <text:p>1.75276</text:p>
          </table:table-cell>
          <table:table-cell office:value-type="float" office:value="13.3125" calcext:value-type="float">
            <text:p>13.3125</text:p>
          </table:table-cell>
          <table:table-cell office:value-type="float" office:value="0.879707" calcext:value-type="float">
            <text:p>0.879707</text:p>
          </table:table-cell>
          <table:table-cell office:value-type="float" office:value="1.69922" calcext:value-type="float">
            <text:p>1.69922</text:p>
          </table:table-cell>
          <table:table-cell office:value-type="float" office:value="2.94149" calcext:value-type="float">
            <text:p>2.94149</text:p>
          </table:table-cell>
          <table:table-cell office:value-type="float" office:value="0" calcext:value-type="float">
            <text:p>0</text:p>
          </table:table-cell>
          <table:table-cell office:value-type="float" office:value="19.1905" calcext:value-type="float">
            <text:p>19.1905</text:p>
          </table:table-cell>
          <table:table-cell office:value-type="float" office:value="5.61546" calcext:value-type="float">
            <text:p>5.61546</text:p>
          </table:table-cell>
          <table:table-cell office:value-type="float" office:value="0.428715" calcext:value-type="float">
            <text:p>0.428715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0.998348" calcext:value-type="float">
            <text:p>0.998348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19.8593" calcext:value-type="float">
            <text:p>19.8593</text:p>
          </table:table-cell>
          <table:table-cell office:value-type="float" office:value="2.01986" calcext:value-type="float">
            <text:p>2.01986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0.702718" calcext:value-type="float">
            <text:p>0.702718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2.06351" calcext:value-type="float">
            <text:p>2.06351</text:p>
          </table:table-cell>
          <table:table-cell office:value-type="float" office:value="0.993808" calcext:value-type="float">
            <text:p>0.993808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1.84826" calcext:value-type="float">
            <text:p>1.84826</text:p>
          </table:table-cell>
          <table:table-cell office:value-type="float" office:value="3.00996" calcext:value-type="float">
            <text:p>3.00996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0.753605" calcext:value-type="float">
            <text:p>0.753605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.86343" calcext:value-type="float">
            <text:p>1.86343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.74708" calcext:value-type="float">
            <text:p>1.74708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1.36128" calcext:value-type="float">
            <text:p>1.36128</text:p>
          </table:table-cell>
          <table:table-cell office:value-type="float" office:value="1.57114" calcext:value-type="float">
            <text:p>1.57114</text:p>
          </table:table-cell>
          <table:table-cell office:value-type="float" office:value="1.79513" calcext:value-type="float">
            <text:p>1.79513</text:p>
          </table:table-cell>
          <table:table-cell office:value-type="float" office:value="1.0805" calcext:value-type="float">
            <text:p>1.0805</text:p>
          </table:table-cell>
          <table:table-cell office:value-type="float" office:value="0.259044" calcext:value-type="float">
            <text:p>0.259044</text:p>
          </table:table-cell>
          <table:table-cell office:value-type="float" office:value="6.29017" calcext:value-type="float">
            <text:p>6.29017</text:p>
          </table:table-cell>
          <table:table-cell office:value-type="float" office:value="0.531523" calcext:value-type="float">
            <text:p>0.531523</text:p>
          </table:table-cell>
          <table:table-cell office:value-type="float" office:value="1.75501" calcext:value-type="float">
            <text:p>1.75501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5.59851" calcext:value-type="float">
            <text:p>5.59851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20.4954" calcext:value-type="float">
            <text:p>20.4954</text:p>
          </table:table-cell>
          <table:table-cell office:value-type="float" office:value="1.65091" calcext:value-type="float">
            <text:p>1.65091</text:p>
          </table:table-cell>
          <table:table-cell office:value-type="float" office:value="0.177978" calcext:value-type="float">
            <text:p>0.177978</text:p>
          </table:table-cell>
          <table:table-cell table:number-columns-repeated="6" office:value-type="float" office:value="4.84519" calcext:value-type="float">
            <text:p>4.845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19.333" calcext:value-type="float">
            <text:p>19.333</text:p>
          </table:table-cell>
          <table:table-cell office:value-type="float" office:value="17.6183" calcext:value-type="float">
            <text:p>17.6183</text:p>
          </table:table-cell>
          <table:table-cell office:value-type="float" office:value="19.0933" calcext:value-type="float">
            <text:p>19.0933</text:p>
          </table:table-cell>
          <table:table-cell office:value-type="float" office:value="19.8755" calcext:value-type="float">
            <text:p>19.8755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22.125" calcext:value-type="float">
            <text:p>22.125</text:p>
          </table:table-cell>
          <table:table-cell office:value-type="float" office:value="21.5372" calcext:value-type="float">
            <text:p>21.5372</text:p>
          </table:table-cell>
          <table:table-cell office:value-type="float" office:value="19.1233" calcext:value-type="float">
            <text:p>19.1233</text:p>
          </table:table-cell>
          <table:table-cell office:value-type="float" office:value="21.1413" calcext:value-type="float">
            <text:p>21.1413</text:p>
          </table:table-cell>
          <table:table-cell office:value-type="float" office:value="19.4025" calcext:value-type="float">
            <text:p>19.4025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20.0712" calcext:value-type="float">
            <text:p>20.0712</text:p>
          </table:table-cell>
          <table:table-cell office:value-type="float" office:value="19.5845" calcext:value-type="float">
            <text:p>19.5845</text:p>
          </table:table-cell>
          <table:table-cell office:value-type="float" office:value="19.1687" calcext:value-type="float">
            <text:p>19.1687</text:p>
          </table:table-cell>
          <table:table-cell office:value-type="float" office:value="18.5078" calcext:value-type="float">
            <text:p>18.5078</text:p>
          </table:table-cell>
          <table:table-cell office:value-type="float" office:value="18.8398" calcext:value-type="float">
            <text:p>18.8398</text:p>
          </table:table-cell>
          <table:table-cell office:value-type="float" office:value="20.8389" calcext:value-type="float">
            <text:p>20.8389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19.4482" calcext:value-type="float">
            <text:p>19.4482</text:p>
          </table:table-cell>
          <table:table-cell office:value-type="float" office:value="19.3395" calcext:value-type="float">
            <text:p>19.3395</text:p>
          </table:table-cell>
          <table:table-cell office:value-type="float" office:value="19.2952" calcext:value-type="float">
            <text:p>19.2952</text:p>
          </table:table-cell>
          <table:table-cell office:value-type="float" office:value="20.2974" calcext:value-type="float">
            <text:p>20.2974</text:p>
          </table:table-cell>
          <table:table-cell office:value-type="float" office:value="0.211656" calcext:value-type="float">
            <text:p>0.211656</text:p>
          </table:table-cell>
          <table:table-cell office:value-type="float" office:value="21.0407" calcext:value-type="float">
            <text:p>21.0407</text:p>
          </table:table-cell>
          <table:table-cell office:value-type="float" office:value="18.9285" calcext:value-type="float">
            <text:p>18.9285</text:p>
          </table:table-cell>
          <table:table-cell office:value-type="float" office:value="18.7716" calcext:value-type="float">
            <text:p>18.7716</text:p>
          </table:table-cell>
          <table:table-cell office:value-type="float" office:value="19.108" calcext:value-type="float">
            <text:p>19.108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21.2797" calcext:value-type="float">
            <text:p>21.2797</text:p>
          </table:table-cell>
          <table:table-cell office:value-type="float" office:value="18.8331" calcext:value-type="float">
            <text:p>18.8331</text:p>
          </table:table-cell>
          <table:table-cell office:value-type="float" office:value="19.5872" calcext:value-type="float">
            <text:p>19.5872</text:p>
          </table:table-cell>
          <table:table-cell office:value-type="float" office:value="19.1989" calcext:value-type="float">
            <text:p>19.1989</text:p>
          </table:table-cell>
          <table:table-cell office:value-type="float" office:value="19.1863" calcext:value-type="float">
            <text:p>19.1863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9.0047" calcext:value-type="float">
            <text:p>19.0047</text:p>
          </table:table-cell>
          <table:table-cell office:value-type="float" office:value="19.3517" calcext:value-type="float">
            <text:p>19.3517</text:p>
          </table:table-cell>
          <table:table-cell office:value-type="float" office:value="18.7739" calcext:value-type="float">
            <text:p>18.7739</text:p>
          </table:table-cell>
          <table:table-cell office:value-type="float" office:value="19.7051" calcext:value-type="float">
            <text:p>19.7051</text:p>
          </table:table-cell>
          <table:table-cell office:value-type="float" office:value="19.6984" calcext:value-type="float">
            <text:p>19.6984</text:p>
          </table:table-cell>
          <table:table-cell office:value-type="float" office:value="20.6439" calcext:value-type="float">
            <text:p>20.6439</text:p>
          </table:table-cell>
          <table:table-cell office:value-type="float" office:value="20.2708" calcext:value-type="float">
            <text:p>20.2708</text:p>
          </table:table-cell>
          <table:table-cell office:value-type="float" office:value="19.4032" calcext:value-type="float">
            <text:p>19.4032</text:p>
          </table:table-cell>
          <table:table-cell office:value-type="float" office:value="19.5859" calcext:value-type="float">
            <text:p>19.5859</text:p>
          </table:table-cell>
          <table:table-cell office:value-type="float" office:value="19.544" calcext:value-type="float">
            <text:p>19.544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21.4802" calcext:value-type="float">
            <text:p>21.4802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19.2768" calcext:value-type="float">
            <text:p>19.2768</text:p>
          </table:table-cell>
          <table:table-cell office:value-type="float" office:value="18.9599" calcext:value-type="float">
            <text:p>18.9599</text:p>
          </table:table-cell>
          <table:table-cell office:value-type="float" office:value="18.5842" calcext:value-type="float">
            <text:p>18.5842</text:p>
          </table:table-cell>
          <table:table-cell office:value-type="float" office:value="19.3818" calcext:value-type="float">
            <text:p>19.3818</text:p>
          </table:table-cell>
          <table:table-cell office:value-type="float" office:value="19.0105" calcext:value-type="float">
            <text:p>19.0105</text:p>
          </table:table-cell>
          <table:table-cell office:value-type="float" office:value="20.6364" calcext:value-type="float">
            <text:p>20.6364</text:p>
          </table:table-cell>
          <table:table-cell office:value-type="float" office:value="18.6806" calcext:value-type="float">
            <text:p>18.6806</text:p>
          </table:table-cell>
          <table:table-cell office:value-type="float" office:value="19.1561" calcext:value-type="float">
            <text:p>19.1561</text:p>
          </table:table-cell>
          <table:table-cell office:value-type="float" office:value="19.3534" calcext:value-type="float">
            <text:p>19.3534</text:p>
          </table:table-cell>
          <table:table-cell office:value-type="float" office:value="19.7426" calcext:value-type="float">
            <text:p>19.7426</text:p>
          </table:table-cell>
          <table:table-cell office:value-type="float" office:value="20.784" calcext:value-type="float">
            <text:p>20.784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9.2456" calcext:value-type="float">
            <text:p>19.2456</text:p>
          </table:table-cell>
          <table:table-cell office:value-type="float" office:value="18.4622" calcext:value-type="float">
            <text:p>18.4622</text:p>
          </table:table-cell>
          <table:table-cell office:value-type="float" office:value="20.784" calcext:value-type="float">
            <text:p>20.784</text:p>
          </table:table-cell>
          <table:table-cell office:value-type="float" office:value="21.1294" calcext:value-type="float">
            <text:p>21.1294</text:p>
          </table:table-cell>
          <table:table-cell office:value-type="float" office:value="21.3108" calcext:value-type="float">
            <text:p>21.3108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21.0878" calcext:value-type="float">
            <text:p>21.0878</text:p>
          </table:table-cell>
          <table:table-cell office:value-type="float" office:value="18.8024" calcext:value-type="float">
            <text:p>18.8024</text:p>
          </table:table-cell>
          <table:table-cell office:value-type="float" office:value="21.2408" calcext:value-type="float">
            <text:p>21.2408</text:p>
          </table:table-cell>
          <table:table-cell office:value-type="float" office:value="18.6204" calcext:value-type="float">
            <text:p>18.6204</text:p>
          </table:table-cell>
          <table:table-cell office:value-type="float" office:value="20.8359" calcext:value-type="float">
            <text:p>20.8359</text:p>
          </table:table-cell>
          <table:table-cell office:value-type="float" office:value="16.3002" calcext:value-type="float">
            <text:p>16.3002</text:p>
          </table:table-cell>
          <table:table-cell office:value-type="float" office:value="19.3583" calcext:value-type="float">
            <text:p>19.3583</text:p>
          </table:table-cell>
          <table:table-cell office:value-type="float" office:value="20.662" calcext:value-type="float">
            <text:p>20.662</text:p>
          </table:table-cell>
          <table:table-cell office:value-type="float" office:value="21.0845" calcext:value-type="float">
            <text:p>21.0845</text:p>
          </table:table-cell>
          <table:table-cell office:value-type="float" office:value="19.1905" calcext:value-type="float">
            <text:p>19.1905</text:p>
          </table:table-cell>
          <table:table-cell office:value-type="float" office:value="0" calcext:value-type="float">
            <text:p>0</text:p>
          </table:table-cell>
          <table:table-cell office:value-type="float" office:value="23.5489" calcext:value-type="float">
            <text:p>23.5489</text:p>
          </table:table-cell>
          <table:table-cell office:value-type="float" office:value="19.6168" calcext:value-type="float">
            <text:p>19.6168</text:p>
          </table:table-cell>
          <table:table-cell office:value-type="float" office:value="20.1167" calcext:value-type="float">
            <text:p>20.116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19.2332" calcext:value-type="float">
            <text:p>19.2332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18.9724" calcext:value-type="float">
            <text:p>18.9724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19.574" calcext:value-type="float">
            <text:p>19.574</text:p>
          </table:table-cell>
          <table:table-cell office:value-type="float" office:value="20.784" calcext:value-type="float">
            <text:p>20.784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16.244" calcext:value-type="float">
            <text:p>16.244</text:p>
          </table:table-cell>
          <table:table-cell office:value-type="float" office:value="17.8635" calcext:value-type="float">
            <text:p>17.8635</text:p>
          </table:table-cell>
          <table:table-cell office:value-type="float" office:value="18.1967" calcext:value-type="float">
            <text:p>18.1967</text:p>
          </table:table-cell>
          <table:table-cell office:value-type="float" office:value="20.784" calcext:value-type="float">
            <text:p>20.784</text:p>
          </table:table-cell>
          <table:table-cell office:value-type="float" office:value="20.9075" calcext:value-type="float">
            <text:p>20.9075</text:p>
          </table:table-cell>
          <table:table-cell office:value-type="float" office:value="20.6017" calcext:value-type="float">
            <text:p>20.6017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19.2152" calcext:value-type="float">
            <text:p>19.2152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20.9436" calcext:value-type="float">
            <text:p>20.9436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20.8283" calcext:value-type="float">
            <text:p>20.8283</text:p>
          </table:table-cell>
          <table:table-cell office:value-type="float" office:value="16.244" calcext:value-type="float">
            <text:p>16.244</text:p>
          </table:table-cell>
          <table:table-cell office:value-type="float" office:value="19.6251" calcext:value-type="float">
            <text:p>19.6251</text:p>
          </table:table-cell>
          <table:table-cell office:value-type="float" office:value="20.346" calcext:value-type="float">
            <text:p>20.346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9.1249" calcext:value-type="float">
            <text:p>19.1249</text:p>
          </table:table-cell>
          <table:table-cell office:value-type="float" office:value="18.9583" calcext:value-type="float">
            <text:p>18.9583</text:p>
          </table:table-cell>
          <table:table-cell office:value-type="float" office:value="24.1846" calcext:value-type="float">
            <text:p>24.1846</text:p>
          </table:table-cell>
          <table:table-cell office:value-type="float" office:value="19.716" calcext:value-type="float">
            <text:p>19.716</text:p>
          </table:table-cell>
          <table:table-cell office:value-type="float" office:value="20.7619" calcext:value-type="float">
            <text:p>20.7619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23.5322" calcext:value-type="float">
            <text:p>23.5322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19.708" calcext:value-type="float">
            <text:p>19.708</text:p>
          </table:table-cell>
          <table:table-cell office:value-type="float" office:value="20.8178" calcext:value-type="float">
            <text:p>20.8178</text:p>
          </table:table-cell>
          <table:table-cell office:value-type="float" office:value="19.0569" calcext:value-type="float">
            <text:p>19.0569</text:p>
          </table:table-cell>
          <table:table-cell table:number-columns-repeated="6" office:value-type="float" office:value="16.8373" calcext:value-type="float">
            <text:p>16.83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5.14934" calcext:value-type="float">
            <text:p>5.14934</text:p>
          </table:table-cell>
          <table:table-cell office:value-type="float" office:value="6.40535" calcext:value-type="float">
            <text:p>6.40535</text:p>
          </table:table-cell>
          <table:table-cell office:value-type="float" office:value="5.07327" calcext:value-type="float">
            <text:p>5.07327</text:p>
          </table:table-cell>
          <table:table-cell office:value-type="float" office:value="4.22932" calcext:value-type="float">
            <text:p>4.22932</text:p>
          </table:table-cell>
          <table:table-cell office:value-type="float" office:value="5.5868" calcext:value-type="float">
            <text:p>5.5868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1.67641" calcext:value-type="float">
            <text:p>1.67641</text:p>
          </table:table-cell>
          <table:table-cell office:value-type="float" office:value="4.32769" calcext:value-type="float">
            <text:p>4.32769</text:p>
          </table:table-cell>
          <table:table-cell office:value-type="float" office:value="4.99511" calcext:value-type="float">
            <text:p>4.99511</text:p>
          </table:table-cell>
          <table:table-cell office:value-type="float" office:value="4.40712" calcext:value-type="float">
            <text:p>4.40712</text:p>
          </table:table-cell>
          <table:table-cell office:value-type="float" office:value="4.50982" calcext:value-type="float">
            <text:p>4.50982</text:p>
          </table:table-cell>
          <table:table-cell office:value-type="float" office:value="5.536" calcext:value-type="float">
            <text:p>5.536</text:p>
          </table:table-cell>
          <table:table-cell office:value-type="float" office:value="3.47766" calcext:value-type="float">
            <text:p>3.47766</text:p>
          </table:table-cell>
          <table:table-cell office:value-type="float" office:value="4.65643" calcext:value-type="float">
            <text:p>4.65643</text:p>
          </table:table-cell>
          <table:table-cell office:value-type="float" office:value="4.50298" calcext:value-type="float">
            <text:p>4.50298</text:p>
          </table:table-cell>
          <table:table-cell office:value-type="float" office:value="6.27695" calcext:value-type="float">
            <text:p>6.27695</text:p>
          </table:table-cell>
          <table:table-cell office:value-type="float" office:value="5.35314" calcext:value-type="float">
            <text:p>5.35314</text:p>
          </table:table-cell>
          <table:table-cell office:value-type="float" office:value="3.23702" calcext:value-type="float">
            <text:p>3.23702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5.29856" calcext:value-type="float">
            <text:p>5.29856</text:p>
          </table:table-cell>
          <table:table-cell office:value-type="float" office:value="4.96064" calcext:value-type="float">
            <text:p>4.96064</text:p>
          </table:table-cell>
          <table:table-cell office:value-type="float" office:value="5.27932" calcext:value-type="float">
            <text:p>5.27932</text:p>
          </table:table-cell>
          <table:table-cell office:value-type="float" office:value="3.67573" calcext:value-type="float">
            <text:p>3.67573</text:p>
          </table:table-cell>
          <table:table-cell office:value-type="float" office:value="23.3456" calcext:value-type="float">
            <text:p>23.3456</text:p>
          </table:table-cell>
          <table:table-cell office:value-type="float" office:value="2.52665" calcext:value-type="float">
            <text:p>2.52665</text:p>
          </table:table-cell>
          <table:table-cell office:value-type="float" office:value="5.45758" calcext:value-type="float">
            <text:p>5.45758</text:p>
          </table:table-cell>
          <table:table-cell office:value-type="float" office:value="5.42198" calcext:value-type="float">
            <text:p>5.42198</text:p>
          </table:table-cell>
          <table:table-cell office:value-type="float" office:value="5.69736" calcext:value-type="float">
            <text:p>5.69736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4.01099" calcext:value-type="float">
            <text:p>4.01099</text:p>
          </table:table-cell>
          <table:table-cell office:value-type="float" office:value="5.70088" calcext:value-type="float">
            <text:p>5.70088</text:p>
          </table:table-cell>
          <table:table-cell office:value-type="float" office:value="5.31879" calcext:value-type="float">
            <text:p>5.31879</text:p>
          </table:table-cell>
          <table:table-cell office:value-type="float" office:value="5.44293" calcext:value-type="float">
            <text:p>5.44293</text:p>
          </table:table-cell>
          <table:table-cell office:value-type="float" office:value="5.21785" calcext:value-type="float">
            <text:p>5.21785</text:p>
          </table:table-cell>
          <table:table-cell office:value-type="float" office:value="5.7532" calcext:value-type="float">
            <text:p>5.7532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19.4995" calcext:value-type="float">
            <text:p>19.4995</text:p>
          </table:table-cell>
          <table:table-cell office:value-type="float" office:value="5.7532" calcext:value-type="float">
            <text:p>5.7532</text:p>
          </table:table-cell>
          <table:table-cell office:value-type="float" office:value="5.83052" calcext:value-type="float">
            <text:p>5.83052</text:p>
          </table:table-cell>
          <table:table-cell office:value-type="float" office:value="4.82392" calcext:value-type="float">
            <text:p>4.82392</text:p>
          </table:table-cell>
          <table:table-cell office:value-type="float" office:value="4.48229" calcext:value-type="float">
            <text:p>4.48229</text:p>
          </table:table-cell>
          <table:table-cell office:value-type="float" office:value="5.52864" calcext:value-type="float">
            <text:p>5.52864</text:p>
          </table:table-cell>
          <table:table-cell office:value-type="float" office:value="3.30951" calcext:value-type="float">
            <text:p>3.30951</text:p>
          </table:table-cell>
          <table:table-cell office:value-type="float" office:value="4.79931" calcext:value-type="float">
            <text:p>4.79931</text:p>
          </table:table-cell>
          <table:table-cell office:value-type="float" office:value="4.09461" calcext:value-type="float">
            <text:p>4.09461</text:p>
          </table:table-cell>
          <table:table-cell office:value-type="float" office:value="5.79285" calcext:value-type="float">
            <text:p>5.79285</text:p>
          </table:table-cell>
          <table:table-cell office:value-type="float" office:value="5.39493" calcext:value-type="float">
            <text:p>5.39493</text:p>
          </table:table-cell>
          <table:table-cell office:value-type="float" office:value="2.85989" calcext:value-type="float">
            <text:p>2.85989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5.33246" calcext:value-type="float">
            <text:p>5.33246</text:p>
          </table:table-cell>
          <table:table-cell office:value-type="float" office:value="5.42287" calcext:value-type="float">
            <text:p>5.42287</text:p>
          </table:table-cell>
          <table:table-cell office:value-type="float" office:value="5.64305" calcext:value-type="float">
            <text:p>5.64305</text:p>
          </table:table-cell>
          <table:table-cell office:value-type="float" office:value="4.9655" calcext:value-type="float">
            <text:p>4.9655</text:p>
          </table:table-cell>
          <table:table-cell office:value-type="float" office:value="5.07579" calcext:value-type="float">
            <text:p>5.07579</text:p>
          </table:table-cell>
          <table:table-cell office:value-type="float" office:value="5.536" calcext:value-type="float">
            <text:p>5.536</text:p>
          </table:table-cell>
          <table:table-cell office:value-type="float" office:value="5.91014" calcext:value-type="float">
            <text:p>5.91014</text:p>
          </table:table-cell>
          <table:table-cell office:value-type="float" office:value="5.3125" calcext:value-type="float">
            <text:p>5.3125</text:p>
          </table:table-cell>
          <table:table-cell office:value-type="float" office:value="4.69881" calcext:value-type="float">
            <text:p>4.69881</text:p>
          </table:table-cell>
          <table:table-cell office:value-type="float" office:value="5.5398" calcext:value-type="float">
            <text:p>5.5398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4.78119" calcext:value-type="float">
            <text:p>4.78119</text:p>
          </table:table-cell>
          <table:table-cell office:value-type="float" office:value="5.53586" calcext:value-type="float">
            <text:p>5.53586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4.06976" calcext:value-type="float">
            <text:p>4.06976</text:p>
          </table:table-cell>
          <table:table-cell office:value-type="float" office:value="2.95603" calcext:value-type="float">
            <text:p>2.95603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4.49167" calcext:value-type="float">
            <text:p>4.49167</text:p>
          </table:table-cell>
          <table:table-cell office:value-type="float" office:value="5.80694" calcext:value-type="float">
            <text:p>5.80694</text:p>
          </table:table-cell>
          <table:table-cell office:value-type="float" office:value="4.78466" calcext:value-type="float">
            <text:p>4.78466</text:p>
          </table:table-cell>
          <table:table-cell office:value-type="float" office:value="5.89826" calcext:value-type="float">
            <text:p>5.89826</text:p>
          </table:table-cell>
          <table:table-cell office:value-type="float" office:value="5.13199" calcext:value-type="float">
            <text:p>5.13199</text:p>
          </table:table-cell>
          <table:table-cell office:value-type="float" office:value="13.4334" calcext:value-type="float">
            <text:p>13.4334</text:p>
          </table:table-cell>
          <table:table-cell office:value-type="float" office:value="4.93277" calcext:value-type="float">
            <text:p>4.93277</text:p>
          </table:table-cell>
          <table:table-cell office:value-type="float" office:value="5.44055" calcext:value-type="float">
            <text:p>5.44055</text:p>
          </table:table-cell>
          <table:table-cell office:value-type="float" office:value="2.75042" calcext:value-type="float">
            <text:p>2.75042</text:p>
          </table:table-cell>
          <table:table-cell office:value-type="float" office:value="5.61546" calcext:value-type="float">
            <text:p>5.61546</text:p>
          </table:table-cell>
          <table:table-cell office:value-type="float" office:value="23.5489" calcext:value-type="float">
            <text:p>23.5489</text:p>
          </table:table-cell>
          <table:table-cell office:value-type="float" office:value="0" calcext:value-type="float">
            <text:p>0</text:p>
          </table:table-cell>
          <table:table-cell office:value-type="float" office:value="5.35206" calcext:value-type="float">
            <text:p>5.35206</text:p>
          </table:table-cell>
          <table:table-cell office:value-type="float" office:value="5.81496" calcext:value-type="float">
            <text:p>5.81496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4.95897" calcext:value-type="float">
            <text:p>4.95897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19.4605" calcext:value-type="float">
            <text:p>19.4605</text:p>
          </table:table-cell>
          <table:table-cell office:value-type="float" office:value="5.06861" calcext:value-type="float">
            <text:p>5.06861</text:p>
          </table:table-cell>
          <table:table-cell office:value-type="float" office:value="5.95143" calcext:value-type="float">
            <text:p>5.95143</text:p>
          </table:table-cell>
          <table:table-cell office:value-type="float" office:value="5.80145" calcext:value-type="float">
            <text:p>5.80145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5.92523" calcext:value-type="float">
            <text:p>5.92523</text:p>
          </table:table-cell>
          <table:table-cell office:value-type="float" office:value="6.36472" calcext:value-type="float">
            <text:p>6.36472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95239" calcext:value-type="float">
            <text:p>3.95239</text:p>
          </table:table-cell>
          <table:table-cell office:value-type="float" office:value="3.03518" calcext:value-type="float">
            <text:p>3.03518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5.11182" calcext:value-type="float">
            <text:p>5.1118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5.11027" calcext:value-type="float">
            <text:p>5.11027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5.13932" calcext:value-type="float">
            <text:p>5.13932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4.47649" calcext:value-type="float">
            <text:p>4.47649</text:p>
          </table:table-cell>
          <table:table-cell office:value-type="float" office:value="4.04433" calcext:value-type="float">
            <text:p>4.04433</text:p>
          </table:table-cell>
          <table:table-cell office:value-type="float" office:value="3.93306" calcext:value-type="float">
            <text:p>3.93306</text:p>
          </table:table-cell>
          <table:table-cell office:value-type="float" office:value="5.00609" calcext:value-type="float">
            <text:p>5.00609</text:p>
          </table:table-cell>
          <table:table-cell office:value-type="float" office:value="5.70824" calcext:value-type="float">
            <text:p>5.70824</text:p>
          </table:table-cell>
          <table:table-cell office:value-type="float" office:value="0.687733" calcext:value-type="float">
            <text:p>0.687733</text:p>
          </table:table-cell>
          <table:table-cell office:value-type="float" office:value="5.31184" calcext:value-type="float">
            <text:p>5.31184</text:p>
          </table:table-cell>
          <table:table-cell office:value-type="float" office:value="5.33163" calcext:value-type="float">
            <text:p>5.33163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0.0175973" calcext:value-type="float">
            <text:p>0.0175973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19.9409" calcext:value-type="float">
            <text:p>19.9409</text:p>
          </table:table-cell>
          <table:table-cell office:value-type="float" office:value="4.34571" calcext:value-type="float">
            <text:p>4.34571</text:p>
          </table:table-cell>
          <table:table-cell office:value-type="float" office:value="5.63296" calcext:value-type="float">
            <text:p>5.63296</text:p>
          </table:table-cell>
          <table:table-cell table:number-columns-repeated="6" office:value-type="float" office:value="6.85227" calcext:value-type="float">
            <text:p>6.852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0.657341" calcext:value-type="float">
            <text:p>0.657341</text:p>
          </table:table-cell>
          <table:table-cell office:value-type="float" office:value="2.20603" calcext:value-type="float">
            <text:p>2.20603</text:p>
          </table:table-cell>
          <table:table-cell office:value-type="float" office:value="1.18016" calcext:value-type="float">
            <text:p>1.18016</text:p>
          </table:table-cell>
          <table:table-cell office:value-type="float" office:value="1.44878" calcext:value-type="float">
            <text:p>1.44878</text:p>
          </table:table-cell>
          <table:table-cell office:value-type="float" office:value="0.633071" calcext:value-type="float">
            <text:p>0.633071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4.99841" calcext:value-type="float">
            <text:p>4.99841</text:p>
          </table:table-cell>
          <table:table-cell office:value-type="float" office:value="1.92056" calcext:value-type="float">
            <text:p>1.92056</text:p>
          </table:table-cell>
          <table:table-cell office:value-type="float" office:value="1.26103" calcext:value-type="float">
            <text:p>1.26103</text:p>
          </table:table-cell>
          <table:table-cell office:value-type="float" office:value="1.52616" calcext:value-type="float">
            <text:p>1.52616</text:p>
          </table:table-cell>
          <table:table-cell office:value-type="float" office:value="4.91067" calcext:value-type="float">
            <text:p>4.91067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3.37293" calcext:value-type="float">
            <text:p>3.37293</text:p>
          </table:table-cell>
          <table:table-cell office:value-type="float" office:value="1.08494" calcext:value-type="float">
            <text:p>1.08494</text:p>
          </table:table-cell>
          <table:table-cell office:value-type="float" office:value="2.36782" calcext:value-type="float">
            <text:p>2.36782</text:p>
          </table:table-cell>
          <table:table-cell office:value-type="float" office:value="1.12604" calcext:value-type="float">
            <text:p>1.12604</text:p>
          </table:table-cell>
          <table:table-cell office:value-type="float" office:value="1.20919" calcext:value-type="float">
            <text:p>1.20919</text:p>
          </table:table-cell>
          <table:table-cell office:value-type="float" office:value="2.17796" calcext:value-type="float">
            <text:p>2.17796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0.291573" calcext:value-type="float">
            <text:p>0.291573</text:p>
          </table:table-cell>
          <table:table-cell office:value-type="float" office:value="0.938984" calcext:value-type="float">
            <text:p>0.938984</text:p>
          </table:table-cell>
          <table:table-cell office:value-type="float" office:value="0.540188" calcext:value-type="float">
            <text:p>0.540188</text:p>
          </table:table-cell>
          <table:table-cell office:value-type="float" office:value="1.93294" calcext:value-type="float">
            <text:p>1.93294</text:p>
          </table:table-cell>
          <table:table-cell office:value-type="float" office:value="19.4265" calcext:value-type="float">
            <text:p>19.4265</text:p>
          </table:table-cell>
          <table:table-cell office:value-type="float" office:value="3.97344" calcext:value-type="float">
            <text:p>3.97344</text:p>
          </table:table-cell>
          <table:table-cell office:value-type="float" office:value="0.916912" calcext:value-type="float">
            <text:p>0.916912</text:p>
          </table:table-cell>
          <table:table-cell office:value-type="float" office:value="1.23719" calcext:value-type="float">
            <text:p>1.23719</text:p>
          </table:table-cell>
          <table:table-cell office:value-type="float" office:value="0.50894" calcext:value-type="float">
            <text:p>0.50894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0.848151" calcext:value-type="float">
            <text:p>0.848151</text:p>
          </table:table-cell>
          <table:table-cell office:value-type="float" office:value="0.0784217" calcext:value-type="float">
            <text:p>0.0784217</text:p>
          </table:table-cell>
          <table:table-cell office:value-type="float" office:value="0.510528" calcext:value-type="float">
            <text:p>0.510528</text:p>
          </table:table-cell>
          <table:table-cell office:value-type="float" office:value="0.793526" calcext:value-type="float">
            <text:p>0.793526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20.1706" calcext:value-type="float">
            <text:p>20.1706</text:p>
          </table:table-cell>
          <table:table-cell office:value-type="float" office:value="0.401151" calcext:value-type="float">
            <text:p>0.401151</text:p>
          </table:table-cell>
          <table:table-cell office:value-type="float" office:value="0.863779" calcext:value-type="float">
            <text:p>0.863779</text:p>
          </table:table-cell>
          <table:table-cell office:value-type="float" office:value="0.668862" calcext:value-type="float">
            <text:p>0.668862</text:p>
          </table:table-cell>
          <table:table-cell office:value-type="float" office:value="5.40345" calcext:value-type="float">
            <text:p>5.40345</text:p>
          </table:table-cell>
          <table:table-cell office:value-type="float" office:value="1.36419" calcext:value-type="float">
            <text:p>1.36419</text:p>
          </table:table-cell>
          <table:table-cell office:value-type="float" office:value="3.83871" calcext:value-type="float">
            <text:p>3.83871</text:p>
          </table:table-cell>
          <table:table-cell office:value-type="float" office:value="1.11218" calcext:value-type="float">
            <text:p>1.11218</text:p>
          </table:table-cell>
          <table:table-cell office:value-type="float" office:value="2.37385" calcext:value-type="float">
            <text:p>2.37385</text:p>
          </table:table-cell>
          <table:table-cell office:value-type="float" office:value="0.519559" calcext:value-type="float">
            <text:p>0.519559</text:p>
          </table:table-cell>
          <table:table-cell office:value-type="float" office:value="0.513102" calcext:value-type="float">
            <text:p>0.513102</text:p>
          </table:table-cell>
          <table:table-cell office:value-type="float" office:value="2.50123" calcext:value-type="float">
            <text:p>2.50123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0.50507" calcext:value-type="float">
            <text:p>0.50507</text:p>
          </table:table-cell>
          <table:table-cell office:value-type="float" office:value="0.905018" calcext:value-type="float">
            <text:p>0.905018</text:p>
          </table:table-cell>
          <table:table-cell office:value-type="float" office:value="1.29364" calcext:value-type="float">
            <text:p>1.29364</text:p>
          </table:table-cell>
          <table:table-cell office:value-type="float" office:value="0.864162" calcext:value-type="float">
            <text:p>0.864162</text:p>
          </table:table-cell>
          <table:table-cell office:value-type="float" office:value="1.33589" calcext:value-type="float">
            <text:p>1.33589</text:p>
          </table:table-cell>
          <table:table-cell office:value-type="float" office:value="1.36138" calcext:value-type="float">
            <text:p>1.36138</text:p>
          </table:table-cell>
          <table:table-cell office:value-type="float" office:value="0.952589" calcext:value-type="float">
            <text:p>0.952589</text:p>
          </table:table-cell>
          <table:table-cell office:value-type="float" office:value="0.717108" calcext:value-type="float">
            <text:p>0.717108</text:p>
          </table:table-cell>
          <table:table-cell office:value-type="float" office:value="1.38841" calcext:value-type="float">
            <text:p>1.38841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1.43241" calcext:value-type="float">
            <text:p>1.43241</text:p>
          </table:table-cell>
          <table:table-cell office:value-type="float" office:value="1.68265" calcext:value-type="float">
            <text:p>1.68265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57926" calcext:value-type="float">
            <text:p>1.57926</text:p>
          </table:table-cell>
          <table:table-cell office:value-type="float" office:value="2.39611" calcext:value-type="float">
            <text:p>2.39611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47101" calcext:value-type="float">
            <text:p>1.47101</text:p>
          </table:table-cell>
          <table:table-cell office:value-type="float" office:value="0.83662" calcext:value-type="float">
            <text:p>0.83662</text:p>
          </table:table-cell>
          <table:table-cell office:value-type="float" office:value="1.66754" calcext:value-type="float">
            <text:p>1.66754</text:p>
          </table:table-cell>
          <table:table-cell office:value-type="float" office:value="1.03284" calcext:value-type="float">
            <text:p>1.03284</text:p>
          </table:table-cell>
          <table:table-cell office:value-type="float" office:value="1.34279" calcext:value-type="float">
            <text:p>1.34279</text:p>
          </table:table-cell>
          <table:table-cell office:value-type="float" office:value="13.5888" calcext:value-type="float">
            <text:p>13.5888</text:p>
          </table:table-cell>
          <table:table-cell office:value-type="float" office:value="0.954938" calcext:value-type="float">
            <text:p>0.954938</text:p>
          </table:table-cell>
          <table:table-cell office:value-type="float" office:value="1.32323" calcext:value-type="float">
            <text:p>1.32323</text:p>
          </table:table-cell>
          <table:table-cell office:value-type="float" office:value="2.74837" calcext:value-type="float">
            <text:p>2.74837</text:p>
          </table:table-cell>
          <table:table-cell office:value-type="float" office:value="0.428715" calcext:value-type="float">
            <text:p>0.428715</text:p>
          </table:table-cell>
          <table:table-cell office:value-type="float" office:value="19.6168" calcext:value-type="float">
            <text:p>19.6168</text:p>
          </table:table-cell>
          <table:table-cell office:value-type="float" office:value="5.35206" calcext:value-type="float">
            <text:p>5.35206</text:p>
          </table:table-cell>
          <table:table-cell office:value-type="float" office:value="0" calcext:value-type="float">
            <text:p>0</text:p>
          </table:table-cell>
          <table:table-cell office:value-type="float" office:value="1.05816" calcext:value-type="float">
            <text:p>1.05816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1221" calcext:value-type="float">
            <text:p>1.1221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20.1268" calcext:value-type="float">
            <text:p>20.1268</text:p>
          </table:table-cell>
          <table:table-cell office:value-type="float" office:value="1.60659" calcext:value-type="float">
            <text:p>1.60659</text:p>
          </table:table-cell>
          <table:table-cell office:value-type="float" office:value="0.798552" calcext:value-type="float">
            <text:p>0.798552</text:p>
          </table:table-cell>
          <table:table-cell office:value-type="float" office:value="0.550558" calcext:value-type="float">
            <text:p>0.550558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13.504" calcext:value-type="float">
            <text:p>13.504</text:p>
          </table:table-cell>
          <table:table-cell office:value-type="float" office:value="2.40212" calcext:value-type="float">
            <text:p>2.40212</text:p>
          </table:table-cell>
          <table:table-cell office:value-type="float" office:value="1.42086" calcext:value-type="float">
            <text:p>1.42086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1.48769" calcext:value-type="float">
            <text:p>1.48769</text:p>
          </table:table-cell>
          <table:table-cell office:value-type="float" office:value="2.9075" calcext:value-type="float">
            <text:p>2.9075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45238" calcext:value-type="float">
            <text:p>1.45238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1.33768" calcext:value-type="float">
            <text:p>1.33768</text:p>
          </table:table-cell>
          <table:table-cell office:value-type="float" office:value="13.504" calcext:value-type="float">
            <text:p>13.504</text:p>
          </table:table-cell>
          <table:table-cell office:value-type="float" office:value="1.35083" calcext:value-type="float">
            <text:p>1.35083</text:p>
          </table:table-cell>
          <table:table-cell office:value-type="float" office:value="1.33961" calcext:value-type="float">
            <text:p>1.33961</text:p>
          </table:table-cell>
          <table:table-cell office:value-type="float" office:value="1.45652" calcext:value-type="float">
            <text:p>1.45652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0.678051" calcext:value-type="float">
            <text:p>0.678051</text:p>
          </table:table-cell>
          <table:table-cell office:value-type="float" office:value="6.01796" calcext:value-type="float">
            <text:p>6.01796</text:p>
          </table:table-cell>
          <table:table-cell office:value-type="float" office:value="0.105" calcext:value-type="float">
            <text:p>0.105</text:p>
          </table:table-cell>
          <table:table-cell office:value-type="float" office:value="1.36471" calcext:value-type="float">
            <text:p>1.36471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5.33543" calcext:value-type="float">
            <text:p>5.33543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20.755" calcext:value-type="float">
            <text:p>20.755</text:p>
          </table:table-cell>
          <table:table-cell office:value-type="float" office:value="1.24542" calcext:value-type="float">
            <text:p>1.24542</text:p>
          </table:table-cell>
          <table:table-cell office:value-type="float" office:value="0.583614" calcext:value-type="float">
            <text:p>0.583614</text:p>
          </table:table-cell>
          <table:table-cell table:number-columns-repeated="6" office:value-type="float" office:value="5.14105" calcext:value-type="float">
            <text:p>5.14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1.71549" calcext:value-type="float">
            <text:p>1.71549</text:p>
          </table:table-cell>
          <table:table-cell office:value-type="float" office:value="3.09647" calcext:value-type="float">
            <text:p>3.09647</text:p>
          </table:table-cell>
          <table:table-cell office:value-type="float" office:value="2.23823" calcext:value-type="float">
            <text:p>2.23823</text:p>
          </table:table-cell>
          <table:table-cell office:value-type="float" office:value="2.39347" calcext:value-type="float">
            <text:p>2.39347</text:p>
          </table:table-cell>
          <table:table-cell office:value-type="float" office:value="1.59776" calcext:value-type="float">
            <text:p>1.59776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5.72593" calcext:value-type="float">
            <text:p>5.72593</text:p>
          </table:table-cell>
          <table:table-cell office:value-type="float" office:value="1.70998" calcext:value-type="float">
            <text:p>1.70998</text:p>
          </table:table-cell>
          <table:table-cell office:value-type="float" office:value="2.31881" calcext:value-type="float">
            <text:p>2.31881</text:p>
          </table:table-cell>
          <table:table-cell office:value-type="float" office:value="1.46026" calcext:value-type="float">
            <text:p>1.46026</text:p>
          </table:table-cell>
          <table:table-cell office:value-type="float" office:value="5.93007" calcext:value-type="float">
            <text:p>5.93007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4.32383" calcext:value-type="float">
            <text:p>4.32383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3.40857" calcext:value-type="float">
            <text:p>3.40857</text:p>
          </table:table-cell>
          <table:table-cell office:value-type="float" office:value="1.75774" calcext:value-type="float">
            <text:p>1.75774</text:p>
          </table:table-cell>
          <table:table-cell office:value-type="float" office:value="2.24927" calcext:value-type="float">
            <text:p>2.24927</text:p>
          </table:table-cell>
          <table:table-cell office:value-type="float" office:value="2.87748" calcext:value-type="float">
            <text:p>2.87748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1.34702" calcext:value-type="float">
            <text:p>1.34702</text:p>
          </table:table-cell>
          <table:table-cell office:value-type="float" office:value="1.99187" calcext:value-type="float">
            <text:p>1.99187</text:p>
          </table:table-cell>
          <table:table-cell office:value-type="float" office:value="1.59254" calcext:value-type="float">
            <text:p>1.59254</text:p>
          </table:table-cell>
          <table:table-cell office:value-type="float" office:value="2.78511" calcext:value-type="float">
            <text:p>2.78511</text:p>
          </table:table-cell>
          <table:table-cell office:value-type="float" office:value="19.931" calcext:value-type="float">
            <text:p>19.931</text:p>
          </table:table-cell>
          <table:table-cell office:value-type="float" office:value="4.80698" calcext:value-type="float">
            <text:p>4.80698</text:p>
          </table:table-cell>
          <table:table-cell office:value-type="float" office:value="1.93665" calcext:value-type="float">
            <text:p>1.93665</text:p>
          </table:table-cell>
          <table:table-cell office:value-type="float" office:value="2.26854" calcext:value-type="float">
            <text:p>2.26854</text:p>
          </table:table-cell>
          <table:table-cell office:value-type="float" office:value="1.37453" calcext:value-type="float">
            <text:p>1.37453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1.82845" calcext:value-type="float">
            <text:p>1.82845</text:p>
          </table:table-cell>
          <table:table-cell office:value-type="float" office:value="1.7862" calcext:value-type="float">
            <text:p>1.7862</text:p>
          </table:table-cell>
          <table:table-cell office:value-type="float" office:value="1.13635" calcext:value-type="float">
            <text:p>1.13635</text:p>
          </table:table-cell>
          <table:table-cell office:value-type="float" office:value="1.52632" calcext:value-type="float">
            <text:p>1.52632</text:p>
          </table:table-cell>
          <table:table-cell office:value-type="float" office:value="1.84831" calcext:value-type="float">
            <text:p>1.84831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21.223" calcext:value-type="float">
            <text:p>21.223</text:p>
          </table:table-cell>
          <table:table-cell office:value-type="float" office:value="0.985614" calcext:value-type="float">
            <text:p>0.985614</text:p>
          </table:table-cell>
          <table:table-cell office:value-type="float" office:value="1.73806" calcext:value-type="float">
            <text:p>1.73806</text:p>
          </table:table-cell>
          <table:table-cell office:value-type="float" office:value="1.65774" calcext:value-type="float">
            <text:p>1.65774</text:p>
          </table:table-cell>
          <table:table-cell office:value-type="float" office:value="6.40911" calcext:value-type="float">
            <text:p>6.40911</text:p>
          </table:table-cell>
          <table:table-cell office:value-type="float" office:value="0.529371" calcext:value-type="float">
            <text:p>0.529371</text:p>
          </table:table-cell>
          <table:table-cell office:value-type="float" office:value="4.77569" calcext:value-type="float">
            <text:p>4.77569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3.37523" calcext:value-type="float">
            <text:p>3.37523</text:p>
          </table:table-cell>
          <table:table-cell office:value-type="float" office:value="0.704362" calcext:value-type="float">
            <text:p>0.704362</text:p>
          </table:table-cell>
          <table:table-cell office:value-type="float" office:value="1.54353" calcext:value-type="float">
            <text:p>1.54353</text:p>
          </table:table-cell>
          <table:table-cell office:value-type="float" office:value="2.99291" calcext:value-type="float">
            <text:p>2.99291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1.5499" calcext:value-type="float">
            <text:p>1.5499</text:p>
          </table:table-cell>
          <table:table-cell office:value-type="float" office:value="1.93169" calcext:value-type="float">
            <text:p>1.93169</text:p>
          </table:table-cell>
          <table:table-cell office:value-type="float" office:value="2.28617" calcext:value-type="float">
            <text:p>2.28617</text:p>
          </table:table-cell>
          <table:table-cell office:value-type="float" office:value="1.91531" calcext:value-type="float">
            <text:p>1.91531</text:p>
          </table:table-cell>
          <table:table-cell office:value-type="float" office:value="2.39372" calcext:value-type="float">
            <text:p>2.39372</text:p>
          </table:table-cell>
          <table:table-cell office:value-type="float" office:value="0.521494" calcext:value-type="float">
            <text:p>0.521494</text:p>
          </table:table-cell>
          <table:table-cell office:value-type="float" office:value="1.80183" calcext:value-type="float">
            <text:p>1.80183</text:p>
          </table:table-cell>
          <table:table-cell office:value-type="float" office:value="1.76263" calcext:value-type="float">
            <text:p>1.76263</text:p>
          </table:table-cell>
          <table:table-cell office:value-type="float" office:value="2.42891" calcext:value-type="float">
            <text:p>2.42891</text:p>
          </table:table-cell>
          <table:table-cell office:value-type="float" office:value="0.690712" calcext:value-type="float">
            <text:p>0.690712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2.48169" calcext:value-type="float">
            <text:p>2.48169</text:p>
          </table:table-cell>
          <table:table-cell office:value-type="float" office:value="2.70774" calcext:value-type="float">
            <text:p>2.70774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1.75016" calcext:value-type="float">
            <text:p>1.75016</text:p>
          </table:table-cell>
          <table:table-cell office:value-type="float" office:value="2.94021" calcext:value-type="float">
            <text:p>2.94021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1.3751" calcext:value-type="float">
            <text:p>1.3751</text:p>
          </table:table-cell>
          <table:table-cell office:value-type="float" office:value="1.71842" calcext:value-type="float">
            <text:p>1.71842</text:p>
          </table:table-cell>
          <table:table-cell office:value-type="float" office:value="1.26832" calcext:value-type="float">
            <text:p>1.26832</text:p>
          </table:table-cell>
          <table:table-cell office:value-type="float" office:value="1.90808" calcext:value-type="float">
            <text:p>1.90808</text:p>
          </table:table-cell>
          <table:table-cell office:value-type="float" office:value="0.818667" calcext:value-type="float">
            <text:p>0.818667</text:p>
          </table:table-cell>
          <table:table-cell office:value-type="float" office:value="14.6377" calcext:value-type="float">
            <text:p>14.6377</text:p>
          </table:table-cell>
          <table:table-cell office:value-type="float" office:value="2.00578" calcext:value-type="float">
            <text:p>2.00578</text:p>
          </table:table-cell>
          <table:table-cell office:value-type="float" office:value="0.561909" calcext:value-type="float">
            <text:p>0.561909</text:p>
          </table:table-cell>
          <table:table-cell office:value-type="float" office:value="3.45603" calcext:value-type="float">
            <text:p>3.45603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20.1167" calcext:value-type="float">
            <text:p>20.1167</text:p>
          </table:table-cell>
          <table:table-cell office:value-type="float" office:value="5.81496" calcext:value-type="float">
            <text:p>5.81496</text:p>
          </table:table-cell>
          <table:table-cell office:value-type="float" office:value="1.05816" calcext:value-type="float">
            <text:p>1.05816</text:p>
          </table:table-cell>
          <table:table-cell office:value-type="float" office:value="0" calcext:value-type="float">
            <text:p>0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2.17793" calcext:value-type="float">
            <text:p>2.17793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21.1792" calcext:value-type="float">
            <text:p>21.1792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0.474352" calcext:value-type="float">
            <text:p>0.474352</text:p>
          </table:table-cell>
          <table:table-cell office:value-type="float" office:value="0.660099" calcext:value-type="float">
            <text:p>0.660099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2.14076" calcext:value-type="float">
            <text:p>2.14076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1.88546" calcext:value-type="float">
            <text:p>1.88546</text:p>
          </table:table-cell>
          <table:table-cell office:value-type="float" office:value="3.75447" calcext:value-type="float">
            <text:p>3.75447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1.96001" calcext:value-type="float">
            <text:p>1.96001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.904022" calcext:value-type="float">
            <text:p>0.904022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0.809879" calcext:value-type="float">
            <text:p>0.809879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2.35176" calcext:value-type="float">
            <text:p>2.35176</text:p>
          </table:table-cell>
          <table:table-cell office:value-type="float" office:value="2.09967" calcext:value-type="float">
            <text:p>2.09967</text:p>
          </table:table-cell>
          <table:table-cell office:value-type="float" office:value="1.94068" calcext:value-type="float">
            <text:p>1.94068</text:p>
          </table:table-cell>
          <table:table-cell office:value-type="float" office:value="2.29612" calcext:value-type="float">
            <text:p>2.29612</text:p>
          </table:table-cell>
          <table:table-cell office:value-type="float" office:value="1.58416" calcext:value-type="float">
            <text:p>1.58416</text:p>
          </table:table-cell>
          <table:table-cell office:value-type="float" office:value="6.44412" calcext:value-type="float">
            <text:p>6.44412</text:p>
          </table:table-cell>
          <table:table-cell office:value-type="float" office:value="0.98532" calcext:value-type="float">
            <text:p>0.98532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5.79956" calcext:value-type="float">
            <text:p>5.79956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1.47219" calcext:value-type="float">
            <text:p>1.47219</text:p>
          </table:table-cell>
          <table:table-cell office:value-type="float" office:value="1.51737" calcext:value-type="float">
            <text:p>1.51737</text:p>
          </table:table-cell>
          <table:table-cell table:number-columns-repeated="6" office:value-type="float" office:value="6.17851" calcext:value-type="float">
            <text:p>6.178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4.643" calcext:value-type="float">
            <text:p>4.643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4.643" calcext:value-type="float">
            <text:p>4.643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3.3223" calcext:value-type="float">
            <text:p>3.3223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0" calcext:value-type="float">
            <text:p>0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" calcext:value-type="float">
            <text:p>0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19.523" calcext:value-type="float">
            <text:p>19.523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1725" calcext:value-type="float">
            <text:p>2.1725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" calcext:value-type="float">
            <text:p>0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62426" calcext:value-type="float">
            <text:p>0.262426</text:p>
          </table:table-cell>
          <table:table-cell table:number-columns-repeated="6" office:value-type="float" office:value="4.49752" calcext:value-type="float">
            <text:p>4.497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0.470539" calcext:value-type="float">
            <text:p>0.470539</text:p>
          </table:table-cell>
          <table:table-cell office:value-type="float" office:value="1.61664" calcext:value-type="float">
            <text:p>1.61664</text:p>
          </table:table-cell>
          <table:table-cell office:value-type="float" office:value="0.140116" calcext:value-type="float">
            <text:p>0.140116</text:p>
          </table:table-cell>
          <table:table-cell office:value-type="float" office:value="0.731583" calcext:value-type="float">
            <text:p>0.731583</text:p>
          </table:table-cell>
          <table:table-cell office:value-type="float" office:value="0.808404" calcext:value-type="float">
            <text:p>0.808404</text:p>
          </table:table-cell>
          <table:table-cell office:value-type="float" office:value="2.566" calcext:value-type="float">
            <text:p>2.566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4.28762" calcext:value-type="float">
            <text:p>4.28762</text:p>
          </table:table-cell>
          <table:table-cell office:value-type="float" office:value="2.566" calcext:value-type="float">
            <text:p>2.566</text:p>
          </table:table-cell>
          <table:table-cell office:value-type="float" office:value="0.154048" calcext:value-type="float">
            <text:p>0.154048</text:p>
          </table:table-cell>
          <table:table-cell office:value-type="float" office:value="2.1655" calcext:value-type="float">
            <text:p>2.1655</text:p>
          </table:table-cell>
          <table:table-cell office:value-type="float" office:value="3.81935" calcext:value-type="float">
            <text:p>3.81935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2.39655" calcext:value-type="float">
            <text:p>2.39655</text:p>
          </table:table-cell>
          <table:table-cell office:value-type="float" office:value="0.351864" calcext:value-type="float">
            <text:p>0.351864</text:p>
          </table:table-cell>
          <table:table-cell office:value-type="float" office:value="1.26247" calcext:value-type="float">
            <text:p>1.26247</text:p>
          </table:table-cell>
          <table:table-cell office:value-type="float" office:value="1.41738" calcext:value-type="float">
            <text:p>1.41738</text:p>
          </table:table-cell>
          <table:table-cell office:value-type="float" office:value="0.410179" calcext:value-type="float">
            <text:p>0.410179</text:p>
          </table:table-cell>
          <table:table-cell office:value-type="float" office:value="1.75109" calcext:value-type="float">
            <text:p>1.75109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842377" calcext:value-type="float">
            <text:p>0.842377</text:p>
          </table:table-cell>
          <table:table-cell office:value-type="float" office:value="0.191082" calcext:value-type="float">
            <text:p>0.191082</text:p>
          </table:table-cell>
          <table:table-cell office:value-type="float" office:value="0.619258" calcext:value-type="float">
            <text:p>0.619258</text:p>
          </table:table-cell>
          <table:table-cell office:value-type="float" office:value="1.28445" calcext:value-type="float">
            <text:p>1.28445</text:p>
          </table:table-cell>
          <table:table-cell office:value-type="float" office:value="19.0382" calcext:value-type="float">
            <text:p>19.0382</text:p>
          </table:table-cell>
          <table:table-cell office:value-type="float" office:value="3.15359" calcext:value-type="float">
            <text:p>3.15359</text:p>
          </table:table-cell>
          <table:table-cell office:value-type="float" office:value="0.531955" calcext:value-type="float">
            <text:p>0.531955</text:p>
          </table:table-cell>
          <table:table-cell office:value-type="float" office:value="0.481436" calcext:value-type="float">
            <text:p>0.481436</text:p>
          </table:table-cell>
          <table:table-cell office:value-type="float" office:value="1.03533" calcext:value-type="float">
            <text:p>1.03533</text:p>
          </table:table-cell>
          <table:table-cell office:value-type="float" office:value="4.3262" calcext:value-type="float">
            <text:p>4.3262</text:p>
          </table:table-cell>
          <table:table-cell office:value-type="float" office:value="2.15296" calcext:value-type="float">
            <text:p>2.15296</text:p>
          </table:table-cell>
          <table:table-cell office:value-type="float" office:value="0.816836" calcext:value-type="float">
            <text:p>0.816836</text:p>
          </table:table-cell>
          <table:table-cell office:value-type="float" office:value="1.04369" calcext:value-type="float">
            <text:p>1.04369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385756" calcext:value-type="float">
            <text:p>0.385756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19.072" calcext:value-type="float">
            <text:p>19.072</text:p>
          </table:table-cell>
          <table:table-cell office:value-type="float" office:value="1.35055" calcext:value-type="float">
            <text:p>1.35055</text:p>
          </table:table-cell>
          <table:table-cell office:value-type="float" office:value="0.961497" calcext:value-type="float">
            <text:p>0.961497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4.3262" calcext:value-type="float">
            <text:p>4.3262</text:p>
          </table:table-cell>
          <table:table-cell office:value-type="float" office:value="2.42312" calcext:value-type="float">
            <text:p>2.42312</text:p>
          </table:table-cell>
          <table:table-cell office:value-type="float" office:value="2.87099" calcext:value-type="float">
            <text:p>2.87099</text:p>
          </table:table-cell>
          <table:table-cell office:value-type="float" office:value="0.172989" calcext:value-type="float">
            <text:p>0.172989</text:p>
          </table:table-cell>
          <table:table-cell office:value-type="float" office:value="1.3448" calcext:value-type="float">
            <text:p>1.3448</text:p>
          </table:table-cell>
          <table:table-cell office:value-type="float" office:value="1.59226" calcext:value-type="float">
            <text:p>1.59226</text:p>
          </table:table-cell>
          <table:table-cell office:value-type="float" office:value="0.713165" calcext:value-type="float">
            <text:p>0.713165</text:p>
          </table:table-cell>
          <table:table-cell office:value-type="float" office:value="2.31306" calcext:value-type="float">
            <text:p>2.31306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67698" calcext:value-type="float">
            <text:p>0.67698</text:p>
          </table:table-cell>
          <table:table-cell office:value-type="float" office:value="0.501395" calcext:value-type="float">
            <text:p>0.501395</text:p>
          </table:table-cell>
          <table:table-cell office:value-type="float" office:value="0.69726" calcext:value-type="float">
            <text:p>0.69726</text:p>
          </table:table-cell>
          <table:table-cell office:value-type="float" office:value="0.269485" calcext:value-type="float">
            <text:p>0.269485</text:p>
          </table:table-cell>
          <table:table-cell office:value-type="float" office:value="0.263415" calcext:value-type="float">
            <text:p>0.263415</text:p>
          </table:table-cell>
          <table:table-cell office:value-type="float" office:value="2.42205" calcext:value-type="float">
            <text:p>2.42205</text:p>
          </table:table-cell>
          <table:table-cell office:value-type="float" office:value="1.01795" calcext:value-type="float">
            <text:p>1.01795</text:p>
          </table:table-cell>
          <table:table-cell office:value-type="float" office:value="0.503932" calcext:value-type="float">
            <text:p>0.503932</text:p>
          </table:table-cell>
          <table:table-cell office:value-type="float" office:value="0.325577" calcext:value-type="float">
            <text:p>0.325577</text:p>
          </table:table-cell>
          <table:table-cell office:value-type="float" office:value="1.49437" calcext:value-type="float">
            <text:p>1.49437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12.499" calcext:value-type="float">
            <text:p>12.499</text:p>
          </table:table-cell>
          <table:table-cell office:value-type="float" office:value="0.325802" calcext:value-type="float">
            <text:p>0.325802</text:p>
          </table:table-cell>
          <table:table-cell office:value-type="float" office:value="0.793886" calcext:value-type="float">
            <text:p>0.793886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2.00291" calcext:value-type="float">
            <text:p>2.00291</text:p>
          </table:table-cell>
          <table:table-cell office:value-type="float" office:value="2.15683" calcext:value-type="float">
            <text:p>2.15683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2.14958" calcext:value-type="float">
            <text:p>2.14958</text:p>
          </table:table-cell>
          <table:table-cell office:value-type="float" office:value="0.946386" calcext:value-type="float">
            <text:p>0.946386</text:p>
          </table:table-cell>
          <table:table-cell office:value-type="float" office:value="2.48932" calcext:value-type="float">
            <text:p>2.48932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2.29585" calcext:value-type="float">
            <text:p>2.29585</text:p>
          </table:table-cell>
          <table:table-cell office:value-type="float" office:value="12.499" calcext:value-type="float">
            <text:p>12.499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2.36546" calcext:value-type="float">
            <text:p>2.36546</text:p>
          </table:table-cell>
          <table:table-cell office:value-type="float" office:value="2.21081" calcext:value-type="float">
            <text:p>2.21081</text:p>
          </table:table-cell>
          <table:table-cell office:value-type="float" office:value="0.998348" calcext:value-type="float">
            <text:p>0.998348</text:p>
          </table:table-cell>
          <table:table-cell office:value-type="float" office:value="19.2332" calcext:value-type="float">
            <text:p>19.2332</text:p>
          </table:table-cell>
          <table:table-cell office:value-type="float" office:value="4.95897" calcext:value-type="float">
            <text:p>4.95897</text:p>
          </table:table-cell>
          <table:table-cell office:value-type="float" office:value="1.1221" calcext:value-type="float">
            <text:p>1.1221</text:p>
          </table:table-cell>
          <table:table-cell office:value-type="float" office:value="2.17793" calcext:value-type="float">
            <text:p>2.17793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" calcext:value-type="float">
            <text:p>0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19.0283" calcext:value-type="float">
            <text:p>19.0283</text:p>
          </table:table-cell>
          <table:table-cell office:value-type="float" office:value="2.52757" calcext:value-type="float">
            <text:p>2.52757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1.63253" calcext:value-type="float">
            <text:p>1.63253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1.41821" calcext:value-type="float">
            <text:p>1.41821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1.71177" calcext:value-type="float">
            <text:p>1.71177</text:p>
          </table:table-cell>
          <table:table-cell office:value-type="float" office:value="2.12798" calcext:value-type="float">
            <text:p>2.12798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0.244764" calcext:value-type="float">
            <text:p>0.244764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2.39342" calcext:value-type="float">
            <text:p>2.39342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2.2934" calcext:value-type="float">
            <text:p>2.2934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0.483364" calcext:value-type="float">
            <text:p>0.483364</text:p>
          </table:table-cell>
          <table:table-cell office:value-type="float" office:value="1.11345" calcext:value-type="float">
            <text:p>1.11345</text:p>
          </table:table-cell>
          <table:table-cell office:value-type="float" office:value="1.59014" calcext:value-type="float">
            <text:p>1.59014</text:p>
          </table:table-cell>
          <table:table-cell office:value-type="float" office:value="0.13707" calcext:value-type="float">
            <text:p>0.13707</text:p>
          </table:table-cell>
          <table:table-cell office:value-type="float" office:value="0.918611" calcext:value-type="float">
            <text:p>0.918611</text:p>
          </table:table-cell>
          <table:table-cell office:value-type="float" office:value="5.64547" calcext:value-type="float">
            <text:p>5.64547</text:p>
          </table:table-cell>
          <table:table-cell office:value-type="float" office:value="1.19324" calcext:value-type="float">
            <text:p>1.19324</text:p>
          </table:table-cell>
          <table:table-cell office:value-type="float" office:value="2.37644" calcext:value-type="float">
            <text:p>2.37644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19.6513" calcext:value-type="float">
            <text:p>19.6513</text:p>
          </table:table-cell>
          <table:table-cell office:value-type="float" office:value="1.75735" calcext:value-type="float">
            <text:p>1.75735</text:p>
          </table:table-cell>
          <table:table-cell office:value-type="float" office:value="0.893903" calcext:value-type="float">
            <text:p>0.893903</text:p>
          </table:table-cell>
          <table:table-cell table:number-columns-repeated="6" office:value-type="float" office:value="4.08681" calcext:value-type="float">
            <text:p>4.086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6" calcext:value-type="float">
            <text:p>86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1.4242" calcext:value-type="float">
            <text:p>1.4242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.8958" calcext:value-type="float">
            <text:p>1.8958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3401" calcext:value-type="float">
            <text:p>2.3401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1.022" calcext:value-type="float">
            <text:p>1.022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.1315" calcext:value-type="float">
            <text:p>2.1315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0" calcext:value-type="float">
            <text:p>0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0" calcext:value-type="float">
            <text:p>0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0.267322" calcext:value-type="float">
            <text:p>0.267322</text:p>
          </table:table-cell>
          <table:table-cell table:number-columns-repeated="6" office:value-type="float" office:value="4.40783" calcext:value-type="float">
            <text:p>4.407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19.4739" calcext:value-type="float">
            <text:p>19.4739</text:p>
          </table:table-cell>
          <table:table-cell office:value-type="float" office:value="18.3244" calcext:value-type="float">
            <text:p>18.3244</text:p>
          </table:table-cell>
          <table:table-cell office:value-type="float" office:value="18.9516" calcext:value-type="float">
            <text:p>18.9516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19.6017" calcext:value-type="float">
            <text:p>19.6017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17.9001" calcext:value-type="float">
            <text:p>17.9001</text:p>
          </table:table-cell>
          <table:table-cell office:value-type="float" office:value="21.2544" calcext:value-type="float">
            <text:p>21.2544</text:p>
          </table:table-cell>
          <table:table-cell office:value-type="float" office:value="18.8797" calcext:value-type="float">
            <text:p>18.8797</text:p>
          </table:table-cell>
          <table:table-cell office:value-type="float" office:value="20.9362" calcext:value-type="float">
            <text:p>20.9362</text:p>
          </table:table-cell>
          <table:table-cell office:value-type="float" office:value="15.7363" calcext:value-type="float">
            <text:p>15.7363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17.5056" calcext:value-type="float">
            <text:p>17.5056</text:p>
          </table:table-cell>
          <table:table-cell office:value-type="float" office:value="19.1919" calcext:value-type="float">
            <text:p>19.1919</text:p>
          </table:table-cell>
          <table:table-cell office:value-type="float" office:value="17.8995" calcext:value-type="float">
            <text:p>17.8995</text:p>
          </table:table-cell>
          <table:table-cell office:value-type="float" office:value="19.7089" calcext:value-type="float">
            <text:p>19.7089</text:p>
          </table:table-cell>
          <table:table-cell office:value-type="float" office:value="18.9313" calcext:value-type="float">
            <text:p>18.9313</text:p>
          </table:table-cell>
          <table:table-cell office:value-type="float" office:value="19.2907" calcext:value-type="float">
            <text:p>19.2907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19.8356" calcext:value-type="float">
            <text:p>19.8356</text:p>
          </table:table-cell>
          <table:table-cell office:value-type="float" office:value="19.2192" calcext:value-type="float">
            <text:p>19.2192</text:p>
          </table:table-cell>
          <table:table-cell office:value-type="float" office:value="19.5881" calcext:value-type="float">
            <text:p>19.5881</text:p>
          </table:table-cell>
          <table:table-cell office:value-type="float" office:value="18.9696" calcext:value-type="float">
            <text:p>18.9696</text:p>
          </table:table-cell>
          <table:table-cell office:value-type="float" office:value="18.8038" calcext:value-type="float">
            <text:p>18.8038</text:p>
          </table:table-cell>
          <table:table-cell office:value-type="float" office:value="17.7546" calcext:value-type="float">
            <text:p>17.7546</text:p>
          </table:table-cell>
          <table:table-cell office:value-type="float" office:value="19.2496" calcext:value-type="float">
            <text:p>19.2496</text:p>
          </table:table-cell>
          <table:table-cell office:value-type="float" office:value="18.9157" calcext:value-type="float">
            <text:p>18.9157</text:p>
          </table:table-cell>
          <table:table-cell office:value-type="float" office:value="19.8433" calcext:value-type="float">
            <text:p>19.8433</text:p>
          </table:table-cell>
          <table:table-cell office:value-type="float" office:value="15.45" calcext:value-type="float">
            <text:p>15.45</text:p>
          </table:table-cell>
          <table:table-cell office:value-type="float" office:value="20.7152" calcext:value-type="float">
            <text:p>20.7152</text:p>
          </table:table-cell>
          <table:table-cell office:value-type="float" office:value="19.4382" calcext:value-type="float">
            <text:p>19.4382</text:p>
          </table:table-cell>
          <table:table-cell office:value-type="float" office:value="20.0497" calcext:value-type="float">
            <text:p>20.0497</text:p>
          </table:table-cell>
          <table:table-cell office:value-type="float" office:value="19.6557" calcext:value-type="float">
            <text:p>19.6557</text:p>
          </table:table-cell>
          <table:table-cell office:value-type="float" office:value="19.3334" calcext:value-type="float">
            <text:p>19.3334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0.0453943" calcext:value-type="float">
            <text:p>0.0453943</text:p>
          </table:table-cell>
          <table:table-cell office:value-type="float" office:value="20.2357" calcext:value-type="float">
            <text:p>20.2357</text:p>
          </table:table-cell>
          <table:table-cell office:value-type="float" office:value="19.5219" calcext:value-type="float">
            <text:p>19.5219</text:p>
          </table:table-cell>
          <table:table-cell office:value-type="float" office:value="19.6161" calcext:value-type="float">
            <text:p>19.6161</text:p>
          </table:table-cell>
          <table:table-cell office:value-type="float" office:value="15.45" calcext:value-type="float">
            <text:p>15.45</text:p>
          </table:table-cell>
          <table:table-cell office:value-type="float" office:value="21.4499" calcext:value-type="float">
            <text:p>21.4499</text:p>
          </table:table-cell>
          <table:table-cell office:value-type="float" office:value="17.2315" calcext:value-type="float">
            <text:p>17.2315</text:p>
          </table:table-cell>
          <table:table-cell office:value-type="float" office:value="19.0877" calcext:value-type="float">
            <text:p>19.0877</text:p>
          </table:table-cell>
          <table:table-cell office:value-type="float" office:value="18.0822" calcext:value-type="float">
            <text:p>18.0822</text:p>
          </table:table-cell>
          <table:table-cell office:value-type="float" office:value="20.5171" calcext:value-type="float">
            <text:p>20.5171</text:p>
          </table:table-cell>
          <table:table-cell office:value-type="float" office:value="19.6363" calcext:value-type="float">
            <text:p>19.6363</text:p>
          </table:table-cell>
          <table:table-cell office:value-type="float" office:value="19.7922" calcext:value-type="float">
            <text:p>19.7922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19.6294" calcext:value-type="float">
            <text:p>19.6294</text:p>
          </table:table-cell>
          <table:table-cell office:value-type="float" office:value="19.2518" calcext:value-type="float">
            <text:p>19.2518</text:p>
          </table:table-cell>
          <table:table-cell office:value-type="float" office:value="18.9258" calcext:value-type="float">
            <text:p>18.9258</text:p>
          </table:table-cell>
          <table:table-cell office:value-type="float" office:value="19.2976" calcext:value-type="float">
            <text:p>19.2976</text:p>
          </table:table-cell>
          <table:table-cell office:value-type="float" office:value="18.7948" calcext:value-type="float">
            <text:p>18.7948</text:p>
          </table:table-cell>
          <table:table-cell office:value-type="float" office:value="21.4491" calcext:value-type="float">
            <text:p>21.4491</text:p>
          </table:table-cell>
          <table:table-cell office:value-type="float" office:value="19.4849" calcext:value-type="float">
            <text:p>19.4849</text:p>
          </table:table-cell>
          <table:table-cell office:value-type="float" office:value="19.4166" calcext:value-type="float">
            <text:p>19.4166</text:p>
          </table:table-cell>
          <table:table-cell office:value-type="float" office:value="18.8286" calcext:value-type="float">
            <text:p>18.8286</text:p>
          </table:table-cell>
          <table:table-cell office:value-type="float" office:value="20.4888" calcext:value-type="float">
            <text:p>20.4888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8.7536" calcext:value-type="float">
            <text:p>18.7536</text:p>
          </table:table-cell>
          <table:table-cell office:value-type="float" office:value="18.4853" calcext:value-type="float">
            <text:p>18.4853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20.6086" calcext:value-type="float">
            <text:p>20.6086</text:p>
          </table:table-cell>
          <table:table-cell office:value-type="float" office:value="19.6665" calcext:value-type="float">
            <text:p>19.6665</text:p>
          </table:table-cell>
          <table:table-cell office:value-type="float" office:value="19.523" calcext:value-type="float">
            <text:p>19.523</text:p>
          </table:table-cell>
          <table:table-cell office:value-type="float" office:value="20.9586" calcext:value-type="float">
            <text:p>20.9586</text:p>
          </table:table-cell>
          <table:table-cell office:value-type="float" office:value="19.5342" calcext:value-type="float">
            <text:p>19.5342</text:p>
          </table:table-cell>
          <table:table-cell office:value-type="float" office:value="21.37" calcext:value-type="float">
            <text:p>21.37</text:p>
          </table:table-cell>
          <table:table-cell office:value-type="float" office:value="19.3733" calcext:value-type="float">
            <text:p>19.3733</text:p>
          </table:table-cell>
          <table:table-cell office:value-type="float" office:value="21.2843" calcext:value-type="float">
            <text:p>21.2843</text:p>
          </table:table-cell>
          <table:table-cell office:value-type="float" office:value="6.55735" calcext:value-type="float">
            <text:p>6.55735</text:p>
          </table:table-cell>
          <table:table-cell office:value-type="float" office:value="19.2104" calcext:value-type="float">
            <text:p>19.2104</text:p>
          </table:table-cell>
          <table:table-cell office:value-type="float" office:value="21.3891" calcext:value-type="float">
            <text:p>21.3891</text:p>
          </table:table-cell>
          <table:table-cell office:value-type="float" office:value="18.9892" calcext:value-type="float">
            <text:p>18.9892</text:p>
          </table:table-cell>
          <table:table-cell office:value-type="float" office:value="19.8593" calcext:value-type="float">
            <text:p>19.8593</text:p>
          </table:table-cell>
          <table:table-cell office:value-type="float" office:value="18.9724" calcext:value-type="float">
            <text:p>18.9724</text:p>
          </table:table-cell>
          <table:table-cell office:value-type="float" office:value="19.4605" calcext:value-type="float">
            <text:p>19.4605</text:p>
          </table:table-cell>
          <table:table-cell office:value-type="float" office:value="20.1268" calcext:value-type="float">
            <text:p>20.1268</text:p>
          </table:table-cell>
          <table:table-cell office:value-type="float" office:value="21.1792" calcext:value-type="float">
            <text:p>21.1792</text:p>
          </table:table-cell>
          <table:table-cell office:value-type="float" office:value="19.523" calcext:value-type="float">
            <text:p>19.523</text:p>
          </table:table-cell>
          <table:table-cell office:value-type="float" office:value="19.0283" calcext:value-type="float">
            <text:p>19.0283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0" calcext:value-type="float">
            <text:p>0</text:p>
          </table:table-cell>
          <table:table-cell office:value-type="float" office:value="21.4838" calcext:value-type="float">
            <text:p>21.4838</text:p>
          </table:table-cell>
          <table:table-cell office:value-type="float" office:value="20.8147" calcext:value-type="float">
            <text:p>20.8147</text:p>
          </table:table-cell>
          <table:table-cell office:value-type="float" office:value="20.562" calcext:value-type="float">
            <text:p>20.562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7.8345" calcext:value-type="float">
            <text:p>17.8345</text:p>
          </table:table-cell>
          <table:table-cell office:value-type="float" office:value="19.3499" calcext:value-type="float">
            <text:p>19.3499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20.2362" calcext:value-type="float">
            <text:p>20.2362</text:p>
          </table:table-cell>
          <table:table-cell office:value-type="float" office:value="18.3443" calcext:value-type="float">
            <text:p>18.3443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19.229" calcext:value-type="float">
            <text:p>19.229</text:p>
          </table:table-cell>
          <table:table-cell office:value-type="float" office:value="19.523" calcext:value-type="float">
            <text:p>19.523</text:p>
          </table:table-cell>
          <table:table-cell office:value-type="float" office:value="21.3703" calcext:value-type="float">
            <text:p>21.3703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21.2834" calcext:value-type="float">
            <text:p>21.2834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8.9865" calcext:value-type="float">
            <text:p>18.9865</text:p>
          </table:table-cell>
          <table:table-cell office:value-type="float" office:value="19.584" calcext:value-type="float">
            <text:p>19.584</text:p>
          </table:table-cell>
          <table:table-cell office:value-type="float" office:value="20.0866" calcext:value-type="float">
            <text:p>20.0866</text:p>
          </table:table-cell>
          <table:table-cell office:value-type="float" office:value="18.9011" calcext:value-type="float">
            <text:p>18.9011</text:p>
          </table:table-cell>
          <table:table-cell office:value-type="float" office:value="19.6401" calcext:value-type="float">
            <text:p>19.6401</text:p>
          </table:table-cell>
          <table:table-cell office:value-type="float" office:value="19.6611" calcext:value-type="float">
            <text:p>19.6611</text:p>
          </table:table-cell>
          <table:table-cell office:value-type="float" office:value="20.2098" calcext:value-type="float">
            <text:p>20.2098</text:p>
          </table:table-cell>
          <table:table-cell office:value-type="float" office:value="21.3898" calcext:value-type="float">
            <text:p>21.3898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19.4546" calcext:value-type="float">
            <text:p>19.4546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0.791084" calcext:value-type="float">
            <text:p>0.791084</text:p>
          </table:table-cell>
          <table:table-cell office:value-type="float" office:value="20.5288" calcext:value-type="float">
            <text:p>20.5288</text:p>
          </table:table-cell>
          <table:table-cell office:value-type="float" office:value="19.6891" calcext:value-type="float">
            <text:p>19.6891</text:p>
          </table:table-cell>
          <table:table-cell table:number-columns-repeated="6" office:value-type="float" office:value="15.0275" calcext:value-type="float">
            <text:p>15.02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8" calcext:value-type="float">
            <text:p>88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2.15137" calcext:value-type="float">
            <text:p>2.15137</text:p>
          </table:table-cell>
          <table:table-cell office:value-type="float" office:value="3.81261" calcext:value-type="float">
            <text:p>3.81261</text:p>
          </table:table-cell>
          <table:table-cell office:value-type="float" office:value="2.63335" calcext:value-type="float">
            <text:p>2.63335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2.23966" calcext:value-type="float">
            <text:p>2.23966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5.23568" calcext:value-type="float">
            <text:p>5.23568</text:p>
          </table:table-cell>
          <table:table-cell office:value-type="float" office:value="0.758214" calcext:value-type="float">
            <text:p>0.758214</text:p>
          </table:table-cell>
          <table:table-cell office:value-type="float" office:value="2.68162" calcext:value-type="float">
            <text:p>2.68162</text:p>
          </table:table-cell>
          <table:table-cell office:value-type="float" office:value="0.714952" calcext:value-type="float">
            <text:p>0.714952</text:p>
          </table:table-cell>
          <table:table-cell office:value-type="float" office:value="5.94329" calcext:value-type="float">
            <text:p>5.94329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4.21462" calcext:value-type="float">
            <text:p>4.21462</text:p>
          </table:table-cell>
          <table:table-cell office:value-type="float" office:value="2.30786" calcext:value-type="float">
            <text:p>2.30786</text:p>
          </table:table-cell>
          <table:table-cell office:value-type="float" office:value="3.58429" calcext:value-type="float">
            <text:p>3.58429</text:p>
          </table:table-cell>
          <table:table-cell office:value-type="float" office:value="2.62269" calcext:value-type="float">
            <text:p>2.62269</text:p>
          </table:table-cell>
          <table:table-cell office:value-type="float" office:value="2.74928" calcext:value-type="float">
            <text:p>2.74928</text:p>
          </table:table-cell>
          <table:table-cell office:value-type="float" office:value="2.51762" calcext:value-type="float">
            <text:p>2.51762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1.86283" calcext:value-type="float">
            <text:p>1.86283</text:p>
          </table:table-cell>
          <table:table-cell office:value-type="float" office:value="2.34069" calcext:value-type="float">
            <text:p>2.34069</text:p>
          </table:table-cell>
          <table:table-cell office:value-type="float" office:value="2.0941" calcext:value-type="float">
            <text:p>2.0941</text:p>
          </table:table-cell>
          <table:table-cell office:value-type="float" office:value="2.62799" calcext:value-type="float">
            <text:p>2.62799</text:p>
          </table:table-cell>
          <table:table-cell office:value-type="float" office:value="20.9131" calcext:value-type="float">
            <text:p>20.9131</text:p>
          </table:table-cell>
          <table:table-cell office:value-type="float" office:value="4.48279" calcext:value-type="float">
            <text:p>4.48279</text:p>
          </table:table-cell>
          <table:table-cell office:value-type="float" office:value="2.49779" calcext:value-type="float">
            <text:p>2.49779</text:p>
          </table:table-cell>
          <table:table-cell office:value-type="float" office:value="2.79176" calcext:value-type="float">
            <text:p>2.79176</text:p>
          </table:table-cell>
          <table:table-cell office:value-type="float" office:value="2.08725" calcext:value-type="float">
            <text:p>2.08725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1.10665" calcext:value-type="float">
            <text:p>1.10665</text:p>
          </table:table-cell>
          <table:table-cell office:value-type="float" office:value="2.45456" calcext:value-type="float">
            <text:p>2.45456</text:p>
          </table:table-cell>
          <table:table-cell office:value-type="float" office:value="1.66365" calcext:value-type="float">
            <text:p>1.66365</text:p>
          </table:table-cell>
          <table:table-cell office:value-type="float" office:value="2.10972" calcext:value-type="float">
            <text:p>2.10972</text:p>
          </table:table-cell>
          <table:table-cell office:value-type="float" office:value="2.31425" calcext:value-type="float">
            <text:p>2.31425</text:p>
          </table:table-cell>
          <table:table-cell office:value-type="float" office:value="1.7743" calcext:value-type="float">
            <text:p>1.7743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21.527" calcext:value-type="float">
            <text:p>21.527</text:p>
          </table:table-cell>
          <table:table-cell office:value-type="float" office:value="1.7743" calcext:value-type="float">
            <text:p>1.7743</text:p>
          </table:table-cell>
          <table:table-cell office:value-type="float" office:value="2.45985" calcext:value-type="float">
            <text:p>2.45985</text:p>
          </table:table-cell>
          <table:table-cell office:value-type="float" office:value="1.91062" calcext:value-type="float">
            <text:p>1.91062</text:p>
          </table:table-cell>
          <table:table-cell office:value-type="float" office:value="6.37067" calcext:value-type="float">
            <text:p>6.37067</text:p>
          </table:table-cell>
          <table:table-cell office:value-type="float" office:value="0.545764" calcext:value-type="float">
            <text:p>0.545764</text:p>
          </table:table-cell>
          <table:table-cell office:value-type="float" office:value="4.62127" calcext:value-type="float">
            <text:p>4.62127</text:p>
          </table:table-cell>
          <table:table-cell office:value-type="float" office:value="2.43395" calcext:value-type="float">
            <text:p>2.43395</text:p>
          </table:table-cell>
          <table:table-cell office:value-type="float" office:value="3.42877" calcext:value-type="float">
            <text:p>3.42877</text:p>
          </table:table-cell>
          <table:table-cell office:value-type="float" office:value="1.55865" calcext:value-type="float">
            <text:p>1.55865</text:p>
          </table:table-cell>
          <table:table-cell office:value-type="float" office:value="2.10319" calcext:value-type="float">
            <text:p>2.10319</text:p>
          </table:table-cell>
          <table:table-cell office:value-type="float" office:value="2.40474" calcext:value-type="float">
            <text:p>2.40474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2.07899" calcext:value-type="float">
            <text:p>2.07899</text:p>
          </table:table-cell>
          <table:table-cell office:value-type="float" office:value="2.47951" calcext:value-type="float">
            <text:p>2.47951</text:p>
          </table:table-cell>
          <table:table-cell office:value-type="float" office:value="2.88333" calcext:value-type="float">
            <text:p>2.88333</text:p>
          </table:table-cell>
          <table:table-cell office:value-type="float" office:value="2.26469" calcext:value-type="float">
            <text:p>2.26469</text:p>
          </table:table-cell>
          <table:table-cell office:value-type="float" office:value="2.78507" calcext:value-type="float">
            <text:p>2.78507</text:p>
          </table:table-cell>
          <table:table-cell office:value-type="float" office:value="0.554552" calcext:value-type="float">
            <text:p>0.554552</text:p>
          </table:table-cell>
          <table:table-cell office:value-type="float" office:value="2.54367" calcext:value-type="float">
            <text:p>2.54367</text:p>
          </table:table-cell>
          <table:table-cell office:value-type="float" office:value="2.27381" calcext:value-type="float">
            <text:p>2.27381</text:p>
          </table:table-cell>
          <table:table-cell office:value-type="float" office:value="2.67476" calcext:value-type="float">
            <text:p>2.67476</text:p>
          </table:table-cell>
          <table:table-cell office:value-type="float" office:value="1.38155" calcext:value-type="float">
            <text:p>1.38155</text:p>
          </table:table-cell>
          <table:table-cell office:value-type="float" office:value="4.0757" calcext:value-type="float">
            <text:p>4.0757</text:p>
          </table:table-cell>
          <table:table-cell office:value-type="float" office:value="2.6324" calcext:value-type="float">
            <text:p>2.6324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2.76067" calcext:value-type="float">
            <text:p>2.76067</text:p>
          </table:table-cell>
          <table:table-cell office:value-type="float" office:value="3.23199" calcext:value-type="float">
            <text:p>3.23199</text:p>
          </table:table-cell>
          <table:table-cell office:value-type="float" office:value="4.0757" calcext:value-type="float">
            <text:p>4.0757</text:p>
          </table:table-cell>
          <table:table-cell office:value-type="float" office:value="1.11062" calcext:value-type="float">
            <text:p>1.11062</text:p>
          </table:table-cell>
          <table:table-cell office:value-type="float" office:value="2.40825" calcext:value-type="float">
            <text:p>2.40825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0.645842" calcext:value-type="float">
            <text:p>0.645842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0.285646" calcext:value-type="float">
            <text:p>0.285646</text:p>
          </table:table-cell>
          <table:table-cell office:value-type="float" office:value="2.6324" calcext:value-type="float">
            <text:p>2.6324</text:p>
          </table:table-cell>
          <table:table-cell office:value-type="float" office:value="0.269535" calcext:value-type="float">
            <text:p>0.269535</text:p>
          </table:table-cell>
          <table:table-cell office:value-type="float" office:value="14.9779" calcext:value-type="float">
            <text:p>14.9779</text:p>
          </table:table-cell>
          <table:table-cell office:value-type="float" office:value="2.34208" calcext:value-type="float">
            <text:p>2.34208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3.04756" calcext:value-type="float">
            <text:p>3.04756</text:p>
          </table:table-cell>
          <table:table-cell office:value-type="float" office:value="2.01986" calcext:value-type="float">
            <text:p>2.01986</text:p>
          </table:table-cell>
          <table:table-cell office:value-type="float" office:value="21.1005" calcext:value-type="float">
            <text:p>21.1005</text:p>
          </table:table-cell>
          <table:table-cell office:value-type="float" office:value="5.06861" calcext:value-type="float">
            <text:p>5.06861</text:p>
          </table:table-cell>
          <table:table-cell office:value-type="float" office:value="1.60659" calcext:value-type="float">
            <text:p>1.60659</text:p>
          </table:table-cell>
          <table:table-cell office:value-type="float" office:value="1.04197" calcext:value-type="float">
            <text:p>1.04197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2.52757" calcext:value-type="float">
            <text:p>2.52757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21.4838" calcext:value-type="float">
            <text:p>21.4838</text:p>
          </table:table-cell>
          <table:table-cell office:value-type="float" office:value="0" calcext:value-type="float">
            <text:p>0</text:p>
          </table:table-cell>
          <table:table-cell office:value-type="float" office:value="1.4563" calcext:value-type="float">
            <text:p>1.4563</text:p>
          </table:table-cell>
          <table:table-cell office:value-type="float" office:value="1.52716" calcext:value-type="float">
            <text:p>1.527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3.96527" calcext:value-type="float">
            <text:p>3.96527</text:p>
          </table:table-cell>
          <table:table-cell office:value-type="float" office:value="2.97416" calcext:value-type="float">
            <text:p>2.974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1.41646" calcext:value-type="float">
            <text:p>1.41646</text:p>
          </table:table-cell>
          <table:table-cell office:value-type="float" office:value="3.50259" calcext:value-type="float">
            <text:p>3.50259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2.3767" calcext:value-type="float">
            <text:p>2.3767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0.158747" calcext:value-type="float">
            <text:p>0.158747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0.276198" calcext:value-type="float">
            <text:p>0.276198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2.49885" calcext:value-type="float">
            <text:p>2.49885</text:p>
          </table:table-cell>
          <table:table-cell office:value-type="float" office:value="1.94501" calcext:value-type="float">
            <text:p>1.94501</text:p>
          </table:table-cell>
          <table:table-cell office:value-type="float" office:value="1.53902" calcext:value-type="float">
            <text:p>1.53902</text:p>
          </table:table-cell>
          <table:table-cell office:value-type="float" office:value="2.66362" calcext:value-type="float">
            <text:p>2.66362</text:p>
          </table:table-cell>
          <table:table-cell office:value-type="float" office:value="2.27756" calcext:value-type="float">
            <text:p>2.27756</text:p>
          </table:table-cell>
          <table:table-cell office:value-type="float" office:value="5.65878" calcext:value-type="float">
            <text:p>5.65878</text:p>
          </table:table-cell>
          <table:table-cell office:value-type="float" office:value="1.5019" calcext:value-type="float">
            <text:p>1.5019</text:p>
          </table:table-cell>
          <table:table-cell office:value-type="float" office:value="0.36488" calcext:value-type="float">
            <text:p>0.36488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5.05448" calcext:value-type="float">
            <text:p>5.05448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22.0915" calcext:value-type="float">
            <text:p>22.0915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2.18674" calcext:value-type="float">
            <text:p>2.18674</text:p>
          </table:table-cell>
          <table:table-cell table:number-columns-repeated="6" office:value-type="float" office:value="6.61028" calcext:value-type="float">
            <text:p>6.6102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9" calcext:value-type="float">
            <text:p>89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1.42294" calcext:value-type="float">
            <text:p>1.42294</text:p>
          </table:table-cell>
          <table:table-cell office:value-type="float" office:value="2.65022" calcext:value-type="float">
            <text:p>2.65022</text:p>
          </table:table-cell>
          <table:table-cell office:value-type="float" office:value="1.92994" calcext:value-type="float">
            <text:p>1.92994</text:p>
          </table:table-cell>
          <table:table-cell office:value-type="float" office:value="2.23932" calcext:value-type="float">
            <text:p>2.23932</text:p>
          </table:table-cell>
          <table:table-cell office:value-type="float" office:value="1.21372" calcext:value-type="float">
            <text:p>1.21372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5.72748" calcext:value-type="float">
            <text:p>5.72748</text:p>
          </table:table-cell>
          <table:table-cell office:value-type="float" office:value="2.04524" calcext:value-type="float">
            <text:p>2.04524</text:p>
          </table:table-cell>
          <table:table-cell office:value-type="float" office:value="2.02086" calcext:value-type="float">
            <text:p>2.02086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5.70285" calcext:value-type="float">
            <text:p>5.70285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4.16924" calcext:value-type="float">
            <text:p>4.16924</text:p>
          </table:table-cell>
          <table:table-cell office:value-type="float" office:value="1.88336" calcext:value-type="float">
            <text:p>1.88336</text:p>
          </table:table-cell>
          <table:table-cell office:value-type="float" office:value="3.15234" calcext:value-type="float">
            <text:p>3.15234</text:p>
          </table:table-cell>
          <table:table-cell office:value-type="float" office:value="1.28891" calcext:value-type="float">
            <text:p>1.28891</text:p>
          </table:table-cell>
          <table:table-cell office:value-type="float" office:value="1.89498" calcext:value-type="float">
            <text:p>1.89498</text:p>
          </table:table-cell>
          <table:table-cell office:value-type="float" office:value="2.87818" calcext:value-type="float">
            <text:p>2.87818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05345" calcext:value-type="float">
            <text:p>1.05345</text:p>
          </table:table-cell>
          <table:table-cell office:value-type="float" office:value="1.71947" calcext:value-type="float">
            <text:p>1.71947</text:p>
          </table:table-cell>
          <table:table-cell office:value-type="float" office:value="1.27821" calcext:value-type="float">
            <text:p>1.27821</text:p>
          </table:table-cell>
          <table:table-cell office:value-type="float" office:value="2.69756" calcext:value-type="float">
            <text:p>2.69756</text:p>
          </table:table-cell>
          <table:table-cell office:value-type="float" office:value="19.4731" calcext:value-type="float">
            <text:p>19.4731</text:p>
          </table:table-cell>
          <table:table-cell office:value-type="float" office:value="4.74089" calcext:value-type="float">
            <text:p>4.74089</text:p>
          </table:table-cell>
          <table:table-cell office:value-type="float" office:value="1.57006" calcext:value-type="float">
            <text:p>1.57006</text:p>
          </table:table-cell>
          <table:table-cell office:value-type="float" office:value="1.90382" calcext:value-type="float">
            <text:p>1.90382</text:p>
          </table:table-cell>
          <table:table-cell office:value-type="float" office:value="0.971748" calcext:value-type="float">
            <text:p>0.971748</text:p>
          </table:table-cell>
          <table:table-cell office:value-type="float" office:value="6.1992" calcext:value-type="float">
            <text:p>6.1992</text:p>
          </table:table-cell>
          <table:table-cell office:value-type="float" office:value="2.05567" calcext:value-type="float">
            <text:p>2.05567</text:p>
          </table:table-cell>
          <table:table-cell office:value-type="float" office:value="1.38054" calcext:value-type="float">
            <text:p>1.38054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1.17632" calcext:value-type="float">
            <text:p>1.17632</text:p>
          </table:table-cell>
          <table:table-cell office:value-type="float" office:value="1.53065" calcext:value-type="float">
            <text:p>1.53065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20.8587" calcext:value-type="float">
            <text:p>20.8587</text:p>
          </table:table-cell>
          <table:table-cell office:value-type="float" office:value="0.579151" calcext:value-type="float">
            <text:p>0.579151</text:p>
          </table:table-cell>
          <table:table-cell office:value-type="float" office:value="1.31272" calcext:value-type="float">
            <text:p>1.31272</text:p>
          </table:table-cell>
          <table:table-cell office:value-type="float" office:value="1.4634" calcext:value-type="float">
            <text:p>1.4634</text:p>
          </table:table-cell>
          <table:table-cell office:value-type="float" office:value="6.1992" calcext:value-type="float">
            <text:p>6.1992</text:p>
          </table:table-cell>
          <table:table-cell office:value-type="float" office:value="0.9878" calcext:value-type="float">
            <text:p>0.9878</text:p>
          </table:table-cell>
          <table:table-cell office:value-type="float" office:value="4.63337" calcext:value-type="float">
            <text:p>4.63337</text:p>
          </table:table-cell>
          <table:table-cell office:value-type="float" office:value="1.90252" calcext:value-type="float">
            <text:p>1.90252</text:p>
          </table:table-cell>
          <table:table-cell office:value-type="float" office:value="3.17191" calcext:value-type="float">
            <text:p>3.17191</text:p>
          </table:table-cell>
          <table:table-cell office:value-type="float" office:value="0.303775" calcext:value-type="float">
            <text:p>0.303775</text:p>
          </table:table-cell>
          <table:table-cell office:value-type="float" office:value="1.20409" calcext:value-type="float">
            <text:p>1.20409</text:p>
          </table:table-cell>
          <table:table-cell office:value-type="float" office:value="3.09576" calcext:value-type="float">
            <text:p>3.09576</text:p>
          </table:table-cell>
          <table:table-cell office:value-type="float" office:value="1.367" calcext:value-type="float">
            <text:p>1.367</text:p>
          </table:table-cell>
          <table:table-cell office:value-type="float" office:value="1.22553" calcext:value-type="float">
            <text:p>1.22553</text:p>
          </table:table-cell>
          <table:table-cell office:value-type="float" office:value="1.57124" calcext:value-type="float">
            <text:p>1.57124</text:p>
          </table:table-cell>
          <table:table-cell office:value-type="float" office:value="1.8913" calcext:value-type="float">
            <text:p>1.8913</text:p>
          </table:table-cell>
          <table:table-cell office:value-type="float" office:value="1.64832" calcext:value-type="float">
            <text:p>1.64832</text:p>
          </table:table-cell>
          <table:table-cell office:value-type="float" office:value="2.07987" calcext:value-type="float">
            <text:p>2.07987</text:p>
          </table:table-cell>
          <table:table-cell office:value-type="float" office:value="0.980687" calcext:value-type="float">
            <text:p>0.980687</text:p>
          </table:table-cell>
          <table:table-cell office:value-type="float" office:value="1.367" calcext:value-type="float">
            <text:p>1.367</text:p>
          </table:table-cell>
          <table:table-cell office:value-type="float" office:value="1.42949" calcext:value-type="float">
            <text:p>1.42949</text:p>
          </table:table-cell>
          <table:table-cell office:value-type="float" office:value="2.17757" calcext:value-type="float">
            <text:p>2.17757</text:p>
          </table:table-cell>
          <table:table-cell office:value-type="float" office:value="0.45666" calcext:value-type="float">
            <text:p>0.45666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2.21306" calcext:value-type="float">
            <text:p>2.21306</text:p>
          </table:table-cell>
          <table:table-cell office:value-type="float" office:value="2.32948" calcext:value-type="float">
            <text:p>2.32948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1.95038" calcext:value-type="float">
            <text:p>1.95038</text:p>
          </table:table-cell>
          <table:table-cell office:value-type="float" office:value="3.01832" calcext:value-type="float">
            <text:p>3.01832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65367" calcext:value-type="float">
            <text:p>1.65367</text:p>
          </table:table-cell>
          <table:table-cell office:value-type="float" office:value="1.29624" calcext:value-type="float">
            <text:p>1.29624</text:p>
          </table:table-cell>
          <table:table-cell office:value-type="float" office:value="1.64444" calcext:value-type="float">
            <text:p>1.64444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1.20446" calcext:value-type="float">
            <text:p>1.20446</text:p>
          </table:table-cell>
          <table:table-cell office:value-type="float" office:value="14.2664" calcext:value-type="float">
            <text:p>14.2664</text:p>
          </table:table-cell>
          <table:table-cell office:value-type="float" office:value="1.7383" calcext:value-type="float">
            <text:p>1.7383</text:p>
          </table:table-cell>
          <table:table-cell office:value-type="float" office:value="1.00261" calcext:value-type="float">
            <text:p>1.00261</text:p>
          </table:table-cell>
          <table:table-cell office:value-type="float" office:value="3.45832" calcext:value-type="float">
            <text:p>3.45832</text:p>
          </table:table-cell>
          <table:table-cell office:value-type="float" office:value="0.957426" calcext:value-type="float">
            <text:p>0.957426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5.95143" calcext:value-type="float">
            <text:p>5.95143</text:p>
          </table:table-cell>
          <table:table-cell office:value-type="float" office:value="0.798552" calcext:value-type="float">
            <text:p>0.798552</text:p>
          </table:table-cell>
          <table:table-cell office:value-type="float" office:value="0.474352" calcext:value-type="float">
            <text:p>0.474352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89332" calcext:value-type="float">
            <text:p>1.89332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20.8147" calcext:value-type="float">
            <text:p>20.8147</text:p>
          </table:table-cell>
          <table:table-cell office:value-type="float" office:value="1.4563" calcext:value-type="float">
            <text:p>1.4563</text:p>
          </table:table-cell>
          <table:table-cell office:value-type="float" office:value="0" calcext:value-type="float">
            <text:p>0</text:p>
          </table:table-cell>
          <table:table-cell office:value-type="float" office:value="0.261427" calcext:value-type="float">
            <text:p>0.26142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3.00049" calcext:value-type="float">
            <text:p>3.00049</text:p>
          </table:table-cell>
          <table:table-cell office:value-type="float" office:value="1.67496" calcext:value-type="float">
            <text:p>1.67496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2.00057" calcext:value-type="float">
            <text:p>2.00057</text:p>
          </table:table-cell>
          <table:table-cell office:value-type="float" office:value="3.67611" calcext:value-type="float">
            <text:p>3.67611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1.65792" calcext:value-type="float">
            <text:p>1.65792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30502" calcext:value-type="float">
            <text:p>1.30502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.19611" calcext:value-type="float">
            <text:p>1.19611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2.14938" calcext:value-type="float">
            <text:p>2.14938</text:p>
          </table:table-cell>
          <table:table-cell office:value-type="float" office:value="2.05463" calcext:value-type="float">
            <text:p>2.05463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1.9972" calcext:value-type="float">
            <text:p>1.9972</text:p>
          </table:table-cell>
          <table:table-cell office:value-type="float" office:value="1.17734" calcext:value-type="float">
            <text:p>1.17734</text:p>
          </table:table-cell>
          <table:table-cell office:value-type="float" office:value="6.59914" calcext:value-type="float">
            <text:p>6.59914</text:p>
          </table:table-cell>
          <table:table-cell office:value-type="float" office:value="0.767088" calcext:value-type="float">
            <text:p>0.767088</text:p>
          </table:table-cell>
          <table:table-cell office:value-type="float" office:value="1.10517" calcext:value-type="float">
            <text:p>1.10517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5.93542" calcext:value-type="float">
            <text:p>5.93542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21.452" calcext:value-type="float">
            <text:p>21.452</text:p>
          </table:table-cell>
          <table:table-cell office:value-type="float" office:value="1.63328" calcext:value-type="float">
            <text:p>1.63328</text:p>
          </table:table-cell>
          <table:table-cell office:value-type="float" office:value="1.12561" calcext:value-type="float">
            <text:p>1.12561</text:p>
          </table:table-cell>
          <table:table-cell table:number-columns-repeated="6" office:value-type="float" office:value="5.79574" calcext:value-type="float">
            <text:p>5.7957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1.16234" calcext:value-type="float">
            <text:p>1.16234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1.66852" calcext:value-type="float">
            <text:p>1.66852</text:p>
          </table:table-cell>
          <table:table-cell office:value-type="float" office:value="1.9988" calcext:value-type="float">
            <text:p>1.9988</text:p>
          </table:table-cell>
          <table:table-cell office:value-type="float" office:value="0.960653" calcext:value-type="float">
            <text:p>0.960653</text:p>
          </table:table-cell>
          <table:table-cell office:value-type="float" office:value="2.0388" calcext:value-type="float">
            <text:p>2.0388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5.52264" calcext:value-type="float">
            <text:p>5.52264</text:p>
          </table:table-cell>
          <table:table-cell office:value-type="float" office:value="2.0388" calcext:value-type="float">
            <text:p>2.0388</text:p>
          </table:table-cell>
          <table:table-cell office:value-type="float" office:value="1.7595" calcext:value-type="float">
            <text:p>1.7595</text:p>
          </table:table-cell>
          <table:table-cell office:value-type="float" office:value="1.69332" calcext:value-type="float">
            <text:p>1.69332</text:p>
          </table:table-cell>
          <table:table-cell office:value-type="float" office:value="5.44442" calcext:value-type="float">
            <text:p>5.44442</text:p>
          </table:table-cell>
          <table:table-cell office:value-type="float" office:value="1.1149" calcext:value-type="float">
            <text:p>1.1149</text:p>
          </table:table-cell>
          <table:table-cell office:value-type="float" office:value="3.92308" calcext:value-type="float">
            <text:p>3.92308</text:p>
          </table:table-cell>
          <table:table-cell office:value-type="float" office:value="1.63144" calcext:value-type="float">
            <text:p>1.63144</text:p>
          </table:table-cell>
          <table:table-cell office:value-type="float" office:value="2.89242" calcext:value-type="float">
            <text:p>2.89242</text:p>
          </table:table-cell>
          <table:table-cell office:value-type="float" office:value="1.11846" calcext:value-type="float">
            <text:p>1.11846</text:p>
          </table:table-cell>
          <table:table-cell office:value-type="float" office:value="1.63705" calcext:value-type="float">
            <text:p>1.63705</text:p>
          </table:table-cell>
          <table:table-cell office:value-type="float" office:value="2.68269" calcext:value-type="float">
            <text:p>2.68269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0.794156" calcext:value-type="float">
            <text:p>0.794156</text:p>
          </table:table-cell>
          <table:table-cell office:value-type="float" office:value="1.45986" calcext:value-type="float">
            <text:p>1.45986</text:p>
          </table:table-cell>
          <table:table-cell office:value-type="float" office:value="1.01684" calcext:value-type="float">
            <text:p>1.01684</text:p>
          </table:table-cell>
          <table:table-cell office:value-type="float" office:value="2.47293" calcext:value-type="float">
            <text:p>2.47293</text:p>
          </table:table-cell>
          <table:table-cell office:value-type="float" office:value="19.3864" calcext:value-type="float">
            <text:p>19.3864</text:p>
          </table:table-cell>
          <table:table-cell office:value-type="float" office:value="4.51603" calcext:value-type="float">
            <text:p>4.51603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1.6478" calcext:value-type="float">
            <text:p>1.6478</text:p>
          </table:table-cell>
          <table:table-cell office:value-type="float" office:value="0.724588" calcext:value-type="float">
            <text:p>0.724588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1.97994" calcext:value-type="float">
            <text:p>1.97994</text:p>
          </table:table-cell>
          <table:table-cell office:value-type="float" office:value="1.13649" calcext:value-type="float">
            <text:p>1.13649</text:p>
          </table:table-cell>
          <table:table-cell office:value-type="float" office:value="0.621142" calcext:value-type="float">
            <text:p>0.621142</text:p>
          </table:table-cell>
          <table:table-cell office:value-type="float" office:value="0.916282" calcext:value-type="float">
            <text:p>0.916282</text:p>
          </table:table-cell>
          <table:table-cell office:value-type="float" office:value="1.26925" calcext:value-type="float">
            <text:p>1.26925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20.606" calcext:value-type="float">
            <text:p>20.606</text:p>
          </table:table-cell>
          <table:table-cell office:value-type="float" office:value="0.33042" calcext:value-type="float">
            <text:p>0.33042</text:p>
          </table:table-cell>
          <table:table-cell office:value-type="float" office:value="1.08011" calcext:value-type="float">
            <text:p>1.08011</text:p>
          </table:table-cell>
          <table:table-cell office:value-type="float" office:value="1.21934" calcext:value-type="float">
            <text:p>1.21934</text:p>
          </table:table-cell>
          <table:table-cell office:value-type="float" office:value="5.94254" calcext:value-type="float">
            <text:p>5.94254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4.3892" calcext:value-type="float">
            <text:p>4.3892</text:p>
          </table:table-cell>
          <table:table-cell office:value-type="float" office:value="1.64476" calcext:value-type="float">
            <text:p>1.64476</text:p>
          </table:table-cell>
          <table:table-cell office:value-type="float" office:value="2.91831" calcext:value-type="float">
            <text:p>2.91831</text:p>
          </table:table-cell>
          <table:table-cell office:value-type="float" office:value="0.0453901" calcext:value-type="float">
            <text:p>0.0453901</text:p>
          </table:table-cell>
          <table:table-cell office:value-type="float" office:value="0.943195" calcext:value-type="float">
            <text:p>0.943195</text:p>
          </table:table-cell>
          <table:table-cell office:value-type="float" office:value="2.94158" calcext:value-type="float">
            <text:p>2.94158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0.964116" calcext:value-type="float">
            <text:p>0.964116</text:p>
          </table:table-cell>
          <table:table-cell office:value-type="float" office:value="1.31374" calcext:value-type="float">
            <text:p>1.31374</text:p>
          </table:table-cell>
          <table:table-cell office:value-type="float" office:value="1.64389" calcext:value-type="float">
            <text:p>1.64389</text:p>
          </table:table-cell>
          <table:table-cell office:value-type="float" office:value="1.38945" calcext:value-type="float">
            <text:p>1.38945</text:p>
          </table:table-cell>
          <table:table-cell office:value-type="float" office:value="1.81857" calcext:value-type="float">
            <text:p>1.81857</text:p>
          </table:table-cell>
          <table:table-cell office:value-type="float" office:value="1.1149" calcext:value-type="float">
            <text:p>1.1149</text:p>
          </table:table-cell>
          <table:table-cell office:value-type="float" office:value="1.14204" calcext:value-type="float">
            <text:p>1.14204</text:p>
          </table:table-cell>
          <table:table-cell office:value-type="float" office:value="1.16855" calcext:value-type="float">
            <text:p>1.16855</text:p>
          </table:table-cell>
          <table:table-cell office:value-type="float" office:value="1.91917" calcext:value-type="float">
            <text:p>1.91917</text:p>
          </table:table-cell>
          <table:table-cell office:value-type="float" office:value="0.261902" calcext:value-type="float">
            <text:p>0.261902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.95298" calcext:value-type="float">
            <text:p>1.95298</text:p>
          </table:table-cell>
          <table:table-cell office:value-type="float" office:value="2.07736" calcext:value-type="float">
            <text:p>2.07736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86165" calcext:value-type="float">
            <text:p>1.86165</text:p>
          </table:table-cell>
          <table:table-cell office:value-type="float" office:value="2.85359" calcext:value-type="float">
            <text:p>2.85359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1.61951" calcext:value-type="float">
            <text:p>1.61951</text:p>
          </table:table-cell>
          <table:table-cell office:value-type="float" office:value="1.06139" calcext:value-type="float">
            <text:p>1.06139</text:p>
          </table:table-cell>
          <table:table-cell office:value-type="float" office:value="1.67795" calcext:value-type="float">
            <text:p>1.67795</text:p>
          </table:table-cell>
          <table:table-cell office:value-type="float" office:value="1.24891" calcext:value-type="float">
            <text:p>1.24891</text:p>
          </table:table-cell>
          <table:table-cell office:value-type="float" office:value="1.26184" calcext:value-type="float">
            <text:p>1.26184</text:p>
          </table:table-cell>
          <table:table-cell office:value-type="float" office:value="14.0151" calcext:value-type="float">
            <text:p>14.0151</text:p>
          </table:table-cell>
          <table:table-cell office:value-type="float" office:value="1.47913" calcext:value-type="float">
            <text:p>1.47913</text:p>
          </table:table-cell>
          <table:table-cell office:value-type="float" office:value="1.11573" calcext:value-type="float">
            <text:p>1.11573</text:p>
          </table:table-cell>
          <table:table-cell office:value-type="float" office:value="3.26006" calcext:value-type="float">
            <text:p>3.26006</text:p>
          </table:table-cell>
          <table:table-cell office:value-type="float" office:value="0.702718" calcext:value-type="float">
            <text:p>0.702718</text:p>
          </table:table-cell>
          <table:table-cell office:value-type="float" office:value="19.574" calcext:value-type="float">
            <text:p>19.574</text:p>
          </table:table-cell>
          <table:table-cell office:value-type="float" office:value="5.80145" calcext:value-type="float">
            <text:p>5.80145</text:p>
          </table:table-cell>
          <table:table-cell office:value-type="float" office:value="0.550558" calcext:value-type="float">
            <text:p>0.550558</text:p>
          </table:table-cell>
          <table:table-cell office:value-type="float" office:value="0.660099" calcext:value-type="float">
            <text:p>0.660099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1.63253" calcext:value-type="float">
            <text:p>1.63253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20.562" calcext:value-type="float">
            <text:p>20.562</text:p>
          </table:table-cell>
          <table:table-cell office:value-type="float" office:value="1.52716" calcext:value-type="float">
            <text:p>1.52716</text:p>
          </table:table-cell>
          <table:table-cell office:value-type="float" office:value="0.261427" calcext:value-type="float">
            <text:p>0.261427</text:p>
          </table:table-cell>
          <table:table-cell office:value-type="float" office:value="0" calcext:value-type="float">
            <text:p>0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2.75789" calcext:value-type="float">
            <text:p>2.75789</text:p>
          </table:table-cell>
          <table:table-cell office:value-type="float" office:value="1.49314" calcext:value-type="float">
            <text:p>1.49314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1.86612" calcext:value-type="float">
            <text:p>1.86612</text:p>
          </table:table-cell>
          <table:table-cell office:value-type="float" office:value="3.45015" calcext:value-type="float">
            <text:p>3.45015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1.39661" calcext:value-type="float">
            <text:p>1.39661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1.36973" calcext:value-type="float">
            <text:p>1.36973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1.25425" calcext:value-type="float">
            <text:p>1.25425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1.89857" calcext:value-type="float">
            <text:p>1.89857</text:p>
          </table:table-cell>
          <table:table-cell office:value-type="float" office:value="1.84996" calcext:value-type="float">
            <text:p>1.84996</text:p>
          </table:table-cell>
          <table:table-cell office:value-type="float" office:value="1.86968" calcext:value-type="float">
            <text:p>1.86968</text:p>
          </table:table-cell>
          <table:table-cell office:value-type="float" office:value="1.73583" calcext:value-type="float">
            <text:p>1.73583</text:p>
          </table:table-cell>
          <table:table-cell office:value-type="float" office:value="0.933144" calcext:value-type="float">
            <text:p>0.933144</text:p>
          </table:table-cell>
          <table:table-cell office:value-type="float" office:value="6.45686" calcext:value-type="float">
            <text:p>6.45686</text:p>
          </table:table-cell>
          <table:table-cell office:value-type="float" office:value="0.535101" calcext:value-type="float">
            <text:p>0.535101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5.78518" calcext:value-type="float">
            <text:p>5.78518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21.1978" calcext:value-type="float">
            <text:p>21.1978</text:p>
          </table:table-cell>
          <table:table-cell office:value-type="float" office:value="1.53215" calcext:value-type="float">
            <text:p>1.53215</text:p>
          </table:table-cell>
          <table:table-cell office:value-type="float" office:value="0.874719" calcext:value-type="float">
            <text:p>0.874719</text:p>
          </table:table-cell>
          <table:table-cell table:number-columns-repeated="6" office:value-type="float" office:value="5.54683" calcext:value-type="float">
            <text:p>5.546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1" calcext:value-type="float">
            <text:p>91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2.7348" calcext:value-type="float">
            <text:p>2.7348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3.5531" calcext:value-type="float">
            <text:p>3.55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9.038" calcext:value-type="float">
            <text:p>19.038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1.6774" calcext:value-type="float">
            <text:p>1.6774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4316" calcext:value-type="float">
            <text:p>2.4316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4672" calcext:value-type="float">
            <text:p>2.4672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" calcext:value-type="float">
            <text:p>0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0" calcext:value-type="float">
            <text:p>0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.99" calcext:value-type="float">
            <text:p>1.99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5.4043" calcext:value-type="float">
            <text:p>5.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2.0752" calcext:value-type="float">
            <text:p>2.0752</text:p>
          </table:table-cell>
          <table:table-cell office:value-type="float" office:value="0.706836" calcext:value-type="float">
            <text:p>0.706836</text:p>
          </table:table-cell>
          <table:table-cell table:number-columns-repeated="6" office:value-type="float" office:value="3.98872" calcext:value-type="float">
            <text:p>3.988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3" calcext:value-type="float">
            <text:p>93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3.064" calcext:value-type="float">
            <text:p>13.064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11.527" calcext:value-type="float">
            <text:p>11.527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3.004" calcext:value-type="float">
            <text:p>13.004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13.863" calcext:value-type="float">
            <text:p>13.863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13.194" calcext:value-type="float">
            <text:p>13.19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14.78" calcext:value-type="float">
            <text:p>14.78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16.244" calcext:value-type="float">
            <text:p>16.244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13.504" calcext:value-type="float">
            <text:p>13.504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" calcext:value-type="float">
            <text:p>0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0" calcext:value-type="float">
            <text:p>0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13.004" calcext:value-type="float">
            <text:p>13.004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3.364" calcext:value-type="float">
            <text:p>13.36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3.0552" calcext:value-type="float">
            <text:p>13.0552</text:p>
          </table:table-cell>
          <table:table-cell table:number-columns-repeated="6" office:value-type="float" office:value="8.38712" calcext:value-type="float">
            <text:p>8.387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1.81464" calcext:value-type="float">
            <text:p>1.81464</text:p>
          </table:table-cell>
          <table:table-cell office:value-type="float" office:value="0.708868" calcext:value-type="float">
            <text:p>0.708868</text:p>
          </table:table-cell>
          <table:table-cell office:value-type="float" office:value="1.37318" calcext:value-type="float">
            <text:p>1.37318</text:p>
          </table:table-cell>
          <table:table-cell office:value-type="float" office:value="2.0332" calcext:value-type="float">
            <text:p>2.0332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4.88469" calcext:value-type="float">
            <text:p>4.88469</text:p>
          </table:table-cell>
          <table:table-cell office:value-type="float" office:value="4.06676" calcext:value-type="float">
            <text:p>4.06676</text:p>
          </table:table-cell>
          <table:table-cell office:value-type="float" office:value="1.36069" calcext:value-type="float">
            <text:p>1.36069</text:p>
          </table:table-cell>
          <table:table-cell office:value-type="float" office:value="3.66361" calcext:value-type="float">
            <text:p>3.66361</text:p>
          </table:table-cell>
          <table:table-cell office:value-type="float" office:value="3.42258" calcext:value-type="float">
            <text:p>3.42258</text:p>
          </table:table-cell>
          <table:table-cell office:value-type="float" office:value="3.7629" calcext:value-type="float">
            <text:p>3.7629</text:p>
          </table:table-cell>
          <table:table-cell office:value-type="float" office:value="2.68676" calcext:value-type="float">
            <text:p>2.68676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43495" calcext:value-type="float">
            <text:p>1.43495</text:p>
          </table:table-cell>
          <table:table-cell office:value-type="float" office:value="1.89419" calcext:value-type="float">
            <text:p>1.89419</text:p>
          </table:table-cell>
          <table:table-cell office:value-type="float" office:value="1.21629" calcext:value-type="float">
            <text:p>1.21629</text:p>
          </table:table-cell>
          <table:table-cell office:value-type="float" office:value="2.97553" calcext:value-type="float">
            <text:p>2.97553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2.11991" calcext:value-type="float">
            <text:p>2.11991</text:p>
          </table:table-cell>
          <table:table-cell office:value-type="float" office:value="1.66696" calcext:value-type="float">
            <text:p>1.66696</text:p>
          </table:table-cell>
          <table:table-cell office:value-type="float" office:value="1.8775" calcext:value-type="float">
            <text:p>1.8775</text:p>
          </table:table-cell>
          <table:table-cell office:value-type="float" office:value="2.43459" calcext:value-type="float">
            <text:p>2.43459</text:p>
          </table:table-cell>
          <table:table-cell office:value-type="float" office:value="17.6658" calcext:value-type="float">
            <text:p>17.6658</text:p>
          </table:table-cell>
          <table:table-cell office:value-type="float" office:value="3.67306" calcext:value-type="float">
            <text:p>3.67306</text:p>
          </table:table-cell>
          <table:table-cell office:value-type="float" office:value="1.48522" calcext:value-type="float">
            <text:p>1.48522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2.03338" calcext:value-type="float">
            <text:p>2.03338</text:p>
          </table:table-cell>
          <table:table-cell office:value-type="float" office:value="3.9704" calcext:value-type="float">
            <text:p>3.9704</text:p>
          </table:table-cell>
          <table:table-cell office:value-type="float" office:value="3.65388" calcext:value-type="float">
            <text:p>3.65388</text:p>
          </table:table-cell>
          <table:table-cell office:value-type="float" office:value="1.62144" calcext:value-type="float">
            <text:p>1.62144</text:p>
          </table:table-cell>
          <table:table-cell office:value-type="float" office:value="2.33254" calcext:value-type="float">
            <text:p>2.33254</text:p>
          </table:table-cell>
          <table:table-cell office:value-type="float" office:value="1.89517" calcext:value-type="float">
            <text:p>1.89517</text:p>
          </table:table-cell>
          <table:table-cell office:value-type="float" office:value="1.65113" calcext:value-type="float">
            <text:p>1.65113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17.8787" calcext:value-type="float">
            <text:p>17.8787</text:p>
          </table:table-cell>
          <table:table-cell office:value-type="float" office:value="2.42753" calcext:value-type="float">
            <text:p>2.42753</text:p>
          </table:table-cell>
          <table:table-cell office:value-type="float" office:value="1.6921" calcext:value-type="float">
            <text:p>1.6921</text:p>
          </table:table-cell>
          <table:table-cell office:value-type="float" office:value="2.10197" calcext:value-type="float">
            <text:p>2.10197</text:p>
          </table:table-cell>
          <table:table-cell office:value-type="float" office:value="3.9704" calcext:value-type="float">
            <text:p>3.9704</text:p>
          </table:table-cell>
          <table:table-cell office:value-type="float" office:value="3.76589" calcext:value-type="float">
            <text:p>3.76589</text:p>
          </table:table-cell>
          <table:table-cell office:value-type="float" office:value="3.09454" calcext:value-type="float">
            <text:p>3.09454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1.83237" calcext:value-type="float">
            <text:p>1.83237</text:p>
          </table:table-cell>
          <table:table-cell office:value-type="float" office:value="2.7125" calcext:value-type="float">
            <text:p>2.7125</text:p>
          </table:table-cell>
          <table:table-cell office:value-type="float" office:value="1.88905" calcext:value-type="float">
            <text:p>1.88905</text:p>
          </table:table-cell>
          <table:table-cell office:value-type="float" office:value="3.61887" calcext:value-type="float">
            <text:p>3.61887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1.90113" calcext:value-type="float">
            <text:p>1.90113</text:p>
          </table:table-cell>
          <table:table-cell office:value-type="float" office:value="1.49788" calcext:value-type="float">
            <text:p>1.49788</text:p>
          </table:table-cell>
          <table:table-cell office:value-type="float" office:value="1.1182" calcext:value-type="float">
            <text:p>1.1182</text:p>
          </table:table-cell>
          <table:table-cell office:value-type="float" office:value="1.73469" calcext:value-type="float">
            <text:p>1.73469</text:p>
          </table:table-cell>
          <table:table-cell office:value-type="float" office:value="1.24369" calcext:value-type="float">
            <text:p>1.24369</text:p>
          </table:table-cell>
          <table:table-cell office:value-type="float" office:value="3.7629" calcext:value-type="float">
            <text:p>3.7629</text:p>
          </table:table-cell>
          <table:table-cell office:value-type="float" office:value="1.65097" calcext:value-type="float">
            <text:p>1.65097</text:p>
          </table:table-cell>
          <table:table-cell office:value-type="float" office:value="1.69634" calcext:value-type="float">
            <text:p>1.69634</text:p>
          </table:table-cell>
          <table:table-cell office:value-type="float" office:value="1.52612" calcext:value-type="float">
            <text:p>1.52612</text:p>
          </table:table-cell>
          <table:table-cell office:value-type="float" office:value="2.73077" calcext:value-type="float">
            <text:p>2.73077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.41566" calcext:value-type="float">
            <text:p>1.41566</text:p>
          </table:table-cell>
          <table:table-cell office:value-type="float" office:value="0.734312" calcext:value-type="float">
            <text:p>0.734312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3.50461" calcext:value-type="float">
            <text:p>3.50461</text:p>
          </table:table-cell>
          <table:table-cell office:value-type="float" office:value="3.44861" calcext:value-type="float">
            <text:p>3.44861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3.64323" calcext:value-type="float">
            <text:p>3.64323</text:p>
          </table:table-cell>
          <table:table-cell office:value-type="float" office:value="1.70636" calcext:value-type="float">
            <text:p>1.70636</text:p>
          </table:table-cell>
          <table:table-cell office:value-type="float" office:value="3.96085" calcext:value-type="float">
            <text:p>3.96085</text:p>
          </table:table-cell>
          <table:table-cell office:value-type="float" office:value="1.53931" calcext:value-type="float">
            <text:p>1.53931</text:p>
          </table:table-cell>
          <table:table-cell office:value-type="float" office:value="3.71517" calcext:value-type="float">
            <text:p>3.71517</text:p>
          </table:table-cell>
          <table:table-cell office:value-type="float" office:value="11.2805" calcext:value-type="float">
            <text:p>11.2805</text:p>
          </table:table-cell>
          <table:table-cell office:value-type="float" office:value="1.67436" calcext:value-type="float">
            <text:p>1.67436</text:p>
          </table:table-cell>
          <table:table-cell office:value-type="float" office:value="3.72498" calcext:value-type="float">
            <text:p>3.72498</text:p>
          </table:table-cell>
          <table:table-cell office:value-type="float" office:value="3.26197" calcext:value-type="float">
            <text:p>3.26197</text:p>
          </table:table-cell>
          <table:table-cell office:value-type="float" office:value="2.06351" calcext:value-type="float">
            <text:p>2.06351</text:p>
          </table:table-cell>
          <table:table-cell office:value-type="float" office:value="17.8635" calcext:value-type="float">
            <text:p>17.8635</text:p>
          </table:table-cell>
          <table:table-cell office:value-type="float" office:value="5.92523" calcext:value-type="float">
            <text:p>5.92523</text:p>
          </table:table-cell>
          <table:table-cell office:value-type="float" office:value="2.40212" calcext:value-type="float">
            <text:p>2.40212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17.8345" calcext:value-type="float">
            <text:p>17.8345</text:p>
          </table:table-cell>
          <table:table-cell office:value-type="float" office:value="3.96527" calcext:value-type="float">
            <text:p>3.96527</text:p>
          </table:table-cell>
          <table:table-cell office:value-type="float" office:value="3.00049" calcext:value-type="float">
            <text:p>3.00049</text:p>
          </table:table-cell>
          <table:table-cell office:value-type="float" office:value="2.75789" calcext:value-type="float">
            <text:p>2.75789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0" calcext:value-type="float">
            <text:p>0</text:p>
          </table:table-cell>
          <table:table-cell office:value-type="float" office:value="1.57136" calcext:value-type="float">
            <text:p>1.57136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3.20082" calcext:value-type="float">
            <text:p>3.20082</text:p>
          </table:table-cell>
          <table:table-cell office:value-type="float" office:value="2.89156" calcext:value-type="float">
            <text:p>2.89156</text:p>
          </table:table-cell>
          <table:table-cell office:value-type="float" office:value="1.6401" calcext:value-type="float">
            <text:p>1.6401</text:p>
          </table:table-cell>
          <table:table-cell office:value-type="float" office:value="1.59935" calcext:value-type="float">
            <text:p>1.5993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3.82008" calcext:value-type="float">
            <text:p>3.82008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3.71132" calcext:value-type="float">
            <text:p>3.71132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1.79674" calcext:value-type="float">
            <text:p>1.79674</text:p>
          </table:table-cell>
          <table:table-cell office:value-type="float" office:value="2.55401" calcext:value-type="float">
            <text:p>2.55401</text:p>
          </table:table-cell>
          <table:table-cell office:value-type="float" office:value="3.07056" calcext:value-type="float">
            <text:p>3.07056</text:p>
          </table:table-cell>
          <table:table-cell office:value-type="float" office:value="1.37104" calcext:value-type="float">
            <text:p>1.37104</text:p>
          </table:table-cell>
          <table:table-cell office:value-type="float" office:value="1.82486" calcext:value-type="float">
            <text:p>1.82486</text:p>
          </table:table-cell>
          <table:table-cell office:value-type="float" office:value="6.60613" calcext:value-type="float">
            <text:p>6.60613</text:p>
          </table:table-cell>
          <table:table-cell office:value-type="float" office:value="2.50011" calcext:value-type="float">
            <text:p>2.50011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1.6401" calcext:value-type="float">
            <text:p>1.6401</text:p>
          </table:table-cell>
          <table:table-cell office:value-type="float" office:value="5.90769" calcext:value-type="float">
            <text:p>5.90769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18.4809" calcext:value-type="float">
            <text:p>18.4809</text:p>
          </table:table-cell>
          <table:table-cell office:value-type="float" office:value="3.25947" calcext:value-type="float">
            <text:p>3.25947</text:p>
          </table:table-cell>
          <table:table-cell office:value-type="float" office:value="1.88676" calcext:value-type="float">
            <text:p>1.88676</text:p>
          </table:table-cell>
          <table:table-cell table:number-columns-repeated="6" office:value-type="float" office:value="2.80703" calcext:value-type="float">
            <text:p>2.807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1.25102" calcext:value-type="float">
            <text:p>1.25102</text:p>
          </table:table-cell>
          <table:table-cell office:value-type="float" office:value="1.03156" calcext:value-type="float">
            <text:p>1.03156</text:p>
          </table:table-cell>
          <table:table-cell office:value-type="float" office:value="1.32178" calcext:value-type="float">
            <text:p>1.32178</text:p>
          </table:table-cell>
          <table:table-cell office:value-type="float" office:value="2.13839" calcext:value-type="float">
            <text:p>2.13839</text:p>
          </table:table-cell>
          <table:table-cell office:value-type="float" office:value="0.864897" calcext:value-type="float">
            <text:p>0.864897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5.68776" calcext:value-type="float">
            <text:p>5.68776</text:p>
          </table:table-cell>
          <table:table-cell office:value-type="float" office:value="3.34127" calcext:value-type="float">
            <text:p>3.34127</text:p>
          </table:table-cell>
          <table:table-cell office:value-type="float" office:value="1.41559" calcext:value-type="float">
            <text:p>1.41559</text:p>
          </table:table-cell>
          <table:table-cell office:value-type="float" office:value="2.94459" calcext:value-type="float">
            <text:p>2.94459</text:p>
          </table:table-cell>
          <table:table-cell office:value-type="float" office:value="4.83054" calcext:value-type="float">
            <text:p>4.83054</text:p>
          </table:table-cell>
          <table:table-cell office:value-type="float" office:value="2.6067" calcext:value-type="float">
            <text:p>2.6067</text:p>
          </table:table-cell>
          <table:table-cell office:value-type="float" office:value="3.68314" calcext:value-type="float">
            <text:p>3.68314</text:p>
          </table:table-cell>
          <table:table-cell office:value-type="float" office:value="1.70844" calcext:value-type="float">
            <text:p>1.70844</text:p>
          </table:table-cell>
          <table:table-cell office:value-type="float" office:value="2.39767" calcext:value-type="float">
            <text:p>2.39767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1.06203" calcext:value-type="float">
            <text:p>1.06203</text:p>
          </table:table-cell>
          <table:table-cell office:value-type="float" office:value="3.13468" calcext:value-type="float">
            <text:p>3.13468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1.2645" calcext:value-type="float">
            <text:p>1.2645</text:p>
          </table:table-cell>
          <table:table-cell office:value-type="float" office:value="1.40439" calcext:value-type="float">
            <text:p>1.40439</text:p>
          </table:table-cell>
          <table:table-cell office:value-type="float" office:value="1.15921" calcext:value-type="float">
            <text:p>1.15921</text:p>
          </table:table-cell>
          <table:table-cell office:value-type="float" office:value="2.69835" calcext:value-type="float">
            <text:p>2.69835</text:p>
          </table:table-cell>
          <table:table-cell office:value-type="float" office:value="18.0063" calcext:value-type="float">
            <text:p>18.0063</text:p>
          </table:table-cell>
          <table:table-cell office:value-type="float" office:value="4.52778" calcext:value-type="float">
            <text:p>4.52778</text:p>
          </table:table-cell>
          <table:table-cell office:value-type="float" office:value="0.907238" calcext:value-type="float">
            <text:p>0.907238</text:p>
          </table:table-cell>
          <table:table-cell office:value-type="float" office:value="1.00408" calcext:value-type="float">
            <text:p>1.00408</text:p>
          </table:table-cell>
          <table:table-cell office:value-type="float" office:value="0.911936" calcext:value-type="float">
            <text:p>0.911936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3.1049" calcext:value-type="float">
            <text:p>3.1049</text:p>
          </table:table-cell>
          <table:table-cell office:value-type="float" office:value="0.689443" calcext:value-type="float">
            <text:p>0.689443</text:p>
          </table:table-cell>
          <table:table-cell office:value-type="float" office:value="1.39059" calcext:value-type="float">
            <text:p>1.39059</text:p>
          </table:table-cell>
          <table:table-cell office:value-type="float" office:value="1.02938" calcext:value-type="float">
            <text:p>1.02938</text:p>
          </table:table-cell>
          <table:table-cell office:value-type="float" office:value="1.15441" calcext:value-type="float">
            <text:p>1.15441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19.3943" calcext:value-type="float">
            <text:p>19.3943</text:p>
          </table:table-cell>
          <table:table-cell office:value-type="float" office:value="1.20332" calcext:value-type="float">
            <text:p>1.20332</text:p>
          </table:table-cell>
          <table:table-cell office:value-type="float" office:value="0.592688" calcext:value-type="float">
            <text:p>0.592688</text:p>
          </table:table-cell>
          <table:table-cell office:value-type="float" office:value="1.61974" calcext:value-type="float">
            <text:p>1.61974</text:p>
          </table:table-cell>
          <table:table-cell office:value-type="float" office:value="5.37011" calcext:value-type="float">
            <text:p>5.37011</text:p>
          </table:table-cell>
          <table:table-cell office:value-type="float" office:value="2.61229" calcext:value-type="float">
            <text:p>2.61229</text:p>
          </table:table-cell>
          <table:table-cell office:value-type="float" office:value="4.14991" calcext:value-type="float">
            <text:p>4.14991</text:p>
          </table:table-cell>
          <table:table-cell office:value-type="float" office:value="1.56921" calcext:value-type="float">
            <text:p>1.56921</text:p>
          </table:table-cell>
          <table:table-cell office:value-type="float" office:value="2.63423" calcext:value-type="float">
            <text:p>2.63423</text:p>
          </table:table-cell>
          <table:table-cell office:value-type="float" office:value="1.4527" calcext:value-type="float">
            <text:p>1.4527</text:p>
          </table:table-cell>
          <table:table-cell office:value-type="float" office:value="1.06659" calcext:value-type="float">
            <text:p>1.06659</text:p>
          </table:table-cell>
          <table:table-cell office:value-type="float" office:value="3.63377" calcext:value-type="float">
            <text:p>3.6337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1.12424" calcext:value-type="float">
            <text:p>1.12424</text:p>
          </table:table-cell>
          <table:table-cell office:value-type="float" office:value="0.942059" calcext:value-type="float">
            <text:p>0.942059</text:p>
          </table:table-cell>
          <table:table-cell office:value-type="float" office:value="0.803336" calcext:value-type="float">
            <text:p>0.803336</text:p>
          </table:table-cell>
          <table:table-cell office:value-type="float" office:value="1.40416" calcext:value-type="float">
            <text:p>1.40416</text:p>
          </table:table-cell>
          <table:table-cell office:value-type="float" office:value="1.36761" calcext:value-type="float">
            <text:p>1.36761</text:p>
          </table:table-cell>
          <table:table-cell office:value-type="float" office:value="2.6067" calcext:value-type="float">
            <text:p>2.6067</text:p>
          </table:table-cell>
          <table:table-cell office:value-type="float" office:value="0.499112" calcext:value-type="float">
            <text:p>0.499112</text:p>
          </table:table-cell>
          <table:table-cell office:value-type="float" office:value="1.07352" calcext:value-type="float">
            <text:p>1.07352</text:p>
          </table:table-cell>
          <table:table-cell office:value-type="float" office:value="1.71427" calcext:value-type="float">
            <text:p>1.71427</text:p>
          </table:table-cell>
          <table:table-cell office:value-type="float" office:value="1.59329" calcext:value-type="float">
            <text:p>1.59329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.65861" calcext:value-type="float">
            <text:p>1.65861</text:p>
          </table:table-cell>
          <table:table-cell office:value-type="float" office:value="1.16292" calcext:value-type="float">
            <text:p>1.16292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2.95812" calcext:value-type="float">
            <text:p>2.95812</text:p>
          </table:table-cell>
          <table:table-cell office:value-type="float" office:value="3.49289" calcext:value-type="float">
            <text:p>3.49289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2.89137" calcext:value-type="float">
            <text:p>2.89137</text:p>
          </table:table-cell>
          <table:table-cell office:value-type="float" office:value="0.62109" calcext:value-type="float">
            <text:p>0.62109</text:p>
          </table:table-cell>
          <table:table-cell office:value-type="float" office:value="3.07216" calcext:value-type="float">
            <text:p>3.07216</text:p>
          </table:table-cell>
          <table:table-cell office:value-type="float" office:value="0.475193" calcext:value-type="float">
            <text:p>0.475193</text:p>
          </table:table-cell>
          <table:table-cell office:value-type="float" office:value="2.70465" calcext:value-type="float">
            <text:p>2.70465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.43212" calcext:value-type="float">
            <text:p>1.43212</text:p>
          </table:table-cell>
          <table:table-cell office:value-type="float" office:value="2.60151" calcext:value-type="float">
            <text:p>2.60151</text:p>
          </table:table-cell>
          <table:table-cell office:value-type="float" office:value="3.62314" calcext:value-type="float">
            <text:p>3.62314</text:p>
          </table:table-cell>
          <table:table-cell office:value-type="float" office:value="0.993808" calcext:value-type="float">
            <text:p>0.993808</text:p>
          </table:table-cell>
          <table:table-cell office:value-type="float" office:value="18.1967" calcext:value-type="float">
            <text:p>18.1967</text:p>
          </table:table-cell>
          <table:table-cell office:value-type="float" office:value="6.36472" calcext:value-type="float">
            <text:p>6.36472</text:p>
          </table:table-cell>
          <table:table-cell office:value-type="float" office:value="1.42086" calcext:value-type="float">
            <text:p>1.42086</text:p>
          </table:table-cell>
          <table:table-cell office:value-type="float" office:value="2.14076" calcext:value-type="float">
            <text:p>2.14076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1.41821" calcext:value-type="float">
            <text:p>1.41821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19.3499" calcext:value-type="float">
            <text:p>19.3499</text:p>
          </table:table-cell>
          <table:table-cell office:value-type="float" office:value="2.97416" calcext:value-type="float">
            <text:p>2.97416</text:p>
          </table:table-cell>
          <table:table-cell office:value-type="float" office:value="1.67496" calcext:value-type="float">
            <text:p>1.67496</text:p>
          </table:table-cell>
          <table:table-cell office:value-type="float" office:value="1.49314" calcext:value-type="float">
            <text:p>1.49314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.57136" calcext:value-type="float">
            <text:p>1.57136</text:p>
          </table:table-cell>
          <table:table-cell office:value-type="float" office:value="0" calcext:value-type="float">
            <text:p>0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2.79063" calcext:value-type="float">
            <text:p>2.79063</text:p>
          </table:table-cell>
          <table:table-cell office:value-type="float" office:value="3.53114" calcext:value-type="float">
            <text:p>3.53114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1.25318" calcext:value-type="float">
            <text:p>1.25318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2.81563" calcext:value-type="float">
            <text:p>2.81563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2.69813" calcext:value-type="float">
            <text:p>2.69813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.90001" calcext:value-type="float">
            <text:p>1.90001</text:p>
          </table:table-cell>
          <table:table-cell office:value-type="float" office:value="2.38475" calcext:value-type="float">
            <text:p>2.38475</text:p>
          </table:table-cell>
          <table:table-cell office:value-type="float" office:value="2.71641" calcext:value-type="float">
            <text:p>2.71641</text:p>
          </table:table-cell>
          <table:table-cell office:value-type="float" office:value="1.39915" calcext:value-type="float">
            <text:p>1.39915</text:p>
          </table:table-cell>
          <table:table-cell office:value-type="float" office:value="0.769268" calcext:value-type="float">
            <text:p>0.769268</text:p>
          </table:table-cell>
          <table:table-cell office:value-type="float" office:value="7.04952" calcext:value-type="float">
            <text:p>7.04952</text:p>
          </table:table-cell>
          <table:table-cell office:value-type="float" office:value="1.52142" calcext:value-type="float">
            <text:p>1.52142</text:p>
          </table:table-cell>
          <table:table-cell office:value-type="float" office:value="2.67665" calcext:value-type="float">
            <text:p>2.67665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6.34736" calcext:value-type="float">
            <text:p>6.34736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20.0057" calcext:value-type="float">
            <text:p>20.0057</text:p>
          </table:table-cell>
          <table:table-cell office:value-type="float" office:value="2.63469" calcext:value-type="float">
            <text:p>2.63469</text:p>
          </table:table-cell>
          <table:table-cell office:value-type="float" office:value="0.867301" calcext:value-type="float">
            <text:p>0.867301</text:p>
          </table:table-cell>
          <table:table-cell table:number-columns-repeated="6" office:value-type="float" office:value="4.33964" calcext:value-type="float">
            <text:p>4.3396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3.04414" calcext:value-type="float">
            <text:p>3.04414</text:p>
          </table:table-cell>
          <table:table-cell office:value-type="float" office:value="3.84171" calcext:value-type="float">
            <text:p>3.84171</text:p>
          </table:table-cell>
          <table:table-cell office:value-type="float" office:value="2.75727" calcext:value-type="float">
            <text:p>2.75727</text:p>
          </table:table-cell>
          <table:table-cell office:value-type="float" office:value="2.0754" calcext:value-type="float">
            <text:p>2.0754</text:p>
          </table:table-cell>
          <table:table-cell office:value-type="float" office:value="3.46754" calcext:value-type="float">
            <text:p>3.46754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63786" calcext:value-type="float">
            <text:p>1.63786</text:p>
          </table:table-cell>
          <table:table-cell office:value-type="float" office:value="3.57283" calcext:value-type="float">
            <text:p>3.57283</text:p>
          </table:table-cell>
          <table:table-cell office:value-type="float" office:value="2.65769" calcext:value-type="float">
            <text:p>2.65769</text:p>
          </table:table-cell>
          <table:table-cell office:value-type="float" office:value="3.3806" calcext:value-type="float">
            <text:p>3.3806</text:p>
          </table:table-cell>
          <table:table-cell office:value-type="float" office:value="2.24404" calcext:value-type="float">
            <text:p>2.24404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0.718933" calcext:value-type="float">
            <text:p>0.718933</text:p>
          </table:table-cell>
          <table:table-cell office:value-type="float" office:value="2.49898" calcext:value-type="float">
            <text:p>2.49898</text:p>
          </table:table-cell>
          <table:table-cell office:value-type="float" office:value="1.83936" calcext:value-type="float">
            <text:p>1.83936</text:p>
          </table:table-cell>
          <table:table-cell office:value-type="float" office:value="4.10349" calcext:value-type="float">
            <text:p>4.10349</text:p>
          </table:table-cell>
          <table:table-cell office:value-type="float" office:value="3.00491" calcext:value-type="float">
            <text:p>3.00491</text:p>
          </table:table-cell>
          <table:table-cell office:value-type="float" office:value="1.55847" calcext:value-type="float">
            <text:p>1.55847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33009" calcext:value-type="float">
            <text:p>3.33009</text:p>
          </table:table-cell>
          <table:table-cell office:value-type="float" office:value="2.77048" calcext:value-type="float">
            <text:p>2.77048</text:p>
          </table:table-cell>
          <table:table-cell office:value-type="float" office:value="3.2031" calcext:value-type="float">
            <text:p>3.2031</text:p>
          </table:table-cell>
          <table:table-cell office:value-type="float" office:value="1.58293" calcext:value-type="float">
            <text:p>1.58293</text:p>
          </table:table-cell>
          <table:table-cell office:value-type="float" office:value="20.5811" calcext:value-type="float">
            <text:p>20.5811</text:p>
          </table:table-cell>
          <table:table-cell office:value-type="float" office:value="0.469433" calcext:value-type="float">
            <text:p>0.469433</text:p>
          </table:table-cell>
          <table:table-cell office:value-type="float" office:value="3.21727" calcext:value-type="float">
            <text:p>3.21727</text:p>
          </table:table-cell>
          <table:table-cell office:value-type="float" office:value="3.06279" calcext:value-type="float">
            <text:p>3.06279</text:p>
          </table:table-cell>
          <table:table-cell office:value-type="float" office:value="3.65856" calcext:value-type="float">
            <text:p>3.65856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3.04124" calcext:value-type="float">
            <text:p>3.04124</text:p>
          </table:table-cell>
          <table:table-cell office:value-type="float" office:value="3.50273" calcext:value-type="float">
            <text:p>3.50273</text:p>
          </table:table-cell>
          <table:table-cell office:value-type="float" office:value="3.44627" calcext:value-type="float">
            <text:p>3.44627</text:p>
          </table:table-cell>
          <table:table-cell office:value-type="float" office:value="3.36854" calcext:value-type="float">
            <text:p>3.36854</text:p>
          </table:table-cell>
          <table:table-cell office:value-type="float" office:value="3.04138" calcext:value-type="float">
            <text:p>3.04138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7.9932" calcext:value-type="float">
            <text:p>17.9932</text:p>
          </table:table-cell>
          <table:table-cell office:value-type="float" office:value="3.86992" calcext:value-type="float">
            <text:p>3.86992</text:p>
          </table:table-cell>
          <table:table-cell office:value-type="float" office:value="3.64711" calcext:value-type="float">
            <text:p>3.64711</text:p>
          </table:table-cell>
          <table:table-cell office:value-type="float" office:value="2.84787" calcext:value-type="float">
            <text:p>2.84787</text:p>
          </table:table-cell>
          <table:table-cell office:value-type="float" office:value="2.50577" calcext:value-type="float">
            <text:p>2.50577</text:p>
          </table:table-cell>
          <table:table-cell office:value-type="float" office:value="4.31672" calcext:value-type="float">
            <text:p>4.31672</text:p>
          </table:table-cell>
          <table:table-cell office:value-type="float" office:value="0.73926" calcext:value-type="float">
            <text:p>0.73926</text:p>
          </table:table-cell>
          <table:table-cell office:value-type="float" office:value="2.57182" calcext:value-type="float">
            <text:p>2.57182</text:p>
          </table:table-cell>
          <table:table-cell office:value-type="float" office:value="1.47776" calcext:value-type="float">
            <text:p>1.47776</text:p>
          </table:table-cell>
          <table:table-cell office:value-type="float" office:value="4.02581" calcext:value-type="float">
            <text:p>4.02581</text:p>
          </table:table-cell>
          <table:table-cell office:value-type="float" office:value="3.32026" calcext:value-type="float">
            <text:p>3.32026</text:p>
          </table:table-cell>
          <table:table-cell office:value-type="float" office:value="1.88137" calcext:value-type="float">
            <text:p>1.88137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26531" calcext:value-type="float">
            <text:p>3.26531</text:p>
          </table:table-cell>
          <table:table-cell office:value-type="float" office:value="3.18739" calcext:value-type="float">
            <text:p>3.18739</text:p>
          </table:table-cell>
          <table:table-cell office:value-type="float" office:value="3.27073" calcext:value-type="float">
            <text:p>3.27073</text:p>
          </table:table-cell>
          <table:table-cell office:value-type="float" office:value="2.80989" calcext:value-type="float">
            <text:p>2.80989</text:p>
          </table:table-cell>
          <table:table-cell office:value-type="float" office:value="2.69901" calcext:value-type="float">
            <text:p>2.69901</text:p>
          </table:table-cell>
          <table:table-cell office:value-type="float" office:value="4.32074" calcext:value-type="float">
            <text:p>4.32074</text:p>
          </table:table-cell>
          <table:table-cell office:value-type="float" office:value="3.70361" calcext:value-type="float">
            <text:p>3.70361</text:p>
          </table:table-cell>
          <table:table-cell office:value-type="float" office:value="3.15759" calcext:value-type="float">
            <text:p>3.15759</text:p>
          </table:table-cell>
          <table:table-cell office:value-type="float" office:value="2.36718" calcext:value-type="float">
            <text:p>2.36718</text:p>
          </table:table-cell>
          <table:table-cell office:value-type="float" office:value="3.82346" calcext:value-type="float">
            <text:p>3.82346</text:p>
          </table:table-cell>
          <table:table-cell office:value-type="float" office:value="0" calcext:value-type="float">
            <text:p>0</text:p>
          </table:table-cell>
          <table:table-cell office:value-type="float" office:value="3.6539" calcext:value-type="float">
            <text:p>3.6539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41067" calcext:value-type="float">
            <text:p>2.41067</text:p>
          </table:table-cell>
          <table:table-cell office:value-type="float" office:value="3.03376" calcext:value-type="float">
            <text:p>3.03376</text:p>
          </table:table-cell>
          <table:table-cell office:value-type="float" office:value="0" calcext:value-type="float">
            <text:p>0</text:p>
          </table:table-cell>
          <table:table-cell office:value-type="float" office:value="2.98811" calcext:value-type="float">
            <text:p>2.98811</text:p>
          </table:table-cell>
          <table:table-cell office:value-type="float" office:value="1.78674" calcext:value-type="float">
            <text:p>1.78674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3.43732" calcext:value-type="float">
            <text:p>3.43732</text:p>
          </table:table-cell>
          <table:table-cell office:value-type="float" office:value="3.63107" calcext:value-type="float">
            <text:p>3.63107</text:p>
          </table:table-cell>
          <table:table-cell office:value-type="float" office:value="3.8582" calcext:value-type="float">
            <text:p>3.8582</text:p>
          </table:table-cell>
          <table:table-cell office:value-type="float" office:value="3.6539" calcext:value-type="float">
            <text:p>3.6539</text:p>
          </table:table-cell>
          <table:table-cell office:value-type="float" office:value="3.98755" calcext:value-type="float">
            <text:p>3.98755</text:p>
          </table:table-cell>
          <table:table-cell office:value-type="float" office:value="11.6151" calcext:value-type="float">
            <text:p>11.6151</text:p>
          </table:table-cell>
          <table:table-cell office:value-type="float" office:value="2.74258" calcext:value-type="float">
            <text:p>2.74258</text:p>
          </table:table-cell>
          <table:table-cell office:value-type="float" office:value="4.22925" calcext:value-type="float">
            <text:p>4.22925</text:p>
          </table:table-cell>
          <table:table-cell office:value-type="float" office:value="1.08342" calcext:value-type="float">
            <text:p>1.08342</text:p>
          </table:table-cell>
          <table:table-cell office:value-type="float" office:value="3.59756" calcext:value-type="float">
            <text:p>3.59756</text:p>
          </table:table-cell>
          <table:table-cell office:value-type="float" office:value="20.784" calcext:value-type="float">
            <text:p>20.784</text:p>
          </table:table-cell>
          <table:table-cell office:value-type="float" office:value="2.76713" calcext:value-type="float">
            <text:p>2.76713</text:p>
          </table:table-cell>
          <table:table-cell office:value-type="float" office:value="3.50861" calcext:value-type="float">
            <text:p>3.50861</text:p>
          </table:table-cell>
          <table:table-cell office:value-type="float" office:value="4.35788" calcext:value-type="float">
            <text:p>4.3578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68616" calcext:value-type="float">
            <text:p>2.68616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7.9516" calcext:value-type="float">
            <text:p>17.9516</text:p>
          </table:table-cell>
          <table:table-cell office:value-type="float" office:value="4.0757" calcext:value-type="float">
            <text:p>4.0757</text:p>
          </table:table-cell>
          <table:table-cell office:value-type="float" office:value="4.28009" calcext:value-type="float">
            <text:p>4.28009</text:p>
          </table:table-cell>
          <table:table-cell office:value-type="float" office:value="4.05276" calcext:value-type="float">
            <text:p>4.05276</text:p>
          </table:table-cell>
          <table:table-cell office:value-type="float" office:value="0" calcext:value-type="float">
            <text:p>0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0" calcext:value-type="float">
            <text:p>0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3.54188" calcext:value-type="float">
            <text:p>3.54188</text:p>
          </table:table-cell>
          <table:table-cell table:number-columns-repeated="6" office:value-type="float" office:value="4.18535" calcext:value-type="float">
            <text:p>4.185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7" calcext:value-type="float">
            <text:p>97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1.57921" calcext:value-type="float">
            <text:p>1.57921</text:p>
          </table:table-cell>
          <table:table-cell office:value-type="float" office:value="3.29974" calcext:value-type="float">
            <text:p>3.29974</text:p>
          </table:table-cell>
          <table:table-cell office:value-type="float" office:value="1.85004" calcext:value-type="float">
            <text:p>1.85004</text:p>
          </table:table-cell>
          <table:table-cell office:value-type="float" office:value="1.26248" calcext:value-type="float">
            <text:p>1.26248</text:p>
          </table:table-cell>
          <table:table-cell office:value-type="float" office:value="1.92594" calcext:value-type="float">
            <text:p>1.92594</text:p>
          </table:table-cell>
          <table:table-cell office:value-type="float" office:value="1.0188" calcext:value-type="float">
            <text:p>1.0188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3.87745" calcext:value-type="float">
            <text:p>3.87745</text:p>
          </table:table-cell>
          <table:table-cell office:value-type="float" office:value="1.0188" calcext:value-type="float">
            <text:p>1.0188</text:p>
          </table:table-cell>
          <table:table-cell office:value-type="float" office:value="1.84448" calcext:value-type="float">
            <text:p>1.84448</text:p>
          </table:table-cell>
          <table:table-cell office:value-type="float" office:value="0.732585" calcext:value-type="float">
            <text:p>0.732585</text:p>
          </table:table-cell>
          <table:table-cell office:value-type="float" office:value="4.58797" calcext:value-type="float">
            <text:p>4.58797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2.83053" calcext:value-type="float">
            <text:p>2.83053</text:p>
          </table:table-cell>
          <table:table-cell office:value-type="float" office:value="1.37664" calcext:value-type="float">
            <text:p>1.37664</text:p>
          </table:table-cell>
          <table:table-cell office:value-type="float" office:value="2.41085" calcext:value-type="float">
            <text:p>2.41085</text:p>
          </table:table-cell>
          <table:table-cell office:value-type="float" office:value="2.57008" calcext:value-type="float">
            <text:p>2.57008</text:p>
          </table:table-cell>
          <table:table-cell office:value-type="float" office:value="2.08064" calcext:value-type="float">
            <text:p>2.08064</text:p>
          </table:table-cell>
          <table:table-cell office:value-type="float" office:value="1.10123" calcext:value-type="float">
            <text:p>1.10123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1.53971" calcext:value-type="float">
            <text:p>1.53971</text:p>
          </table:table-cell>
          <table:table-cell office:value-type="float" office:value="1.57965" calcext:value-type="float">
            <text:p>1.57965</text:p>
          </table:table-cell>
          <table:table-cell office:value-type="float" office:value="1.6374" calcext:value-type="float">
            <text:p>1.6374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20.7139" calcext:value-type="float">
            <text:p>20.7139</text:p>
          </table:table-cell>
          <table:table-cell office:value-type="float" office:value="3.06893" calcext:value-type="float">
            <text:p>3.06893</text:p>
          </table:table-cell>
          <table:table-cell office:value-type="float" office:value="1.98156" calcext:value-type="float">
            <text:p>1.98156</text:p>
          </table:table-cell>
          <table:table-cell office:value-type="float" office:value="2.14607" calcext:value-type="float">
            <text:p>2.14607</text:p>
          </table:table-cell>
          <table:table-cell office:value-type="float" office:value="1.93691" calcext:value-type="float">
            <text:p>1.93691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0.492392" calcext:value-type="float">
            <text:p>0.492392</text:p>
          </table:table-cell>
          <table:table-cell office:value-type="float" office:value="2.11074" calcext:value-type="float">
            <text:p>2.11074</text:p>
          </table:table-cell>
          <table:table-cell office:value-type="float" office:value="1.47802" calcext:value-type="float">
            <text:p>1.47802</text:p>
          </table:table-cell>
          <table:table-cell office:value-type="float" office:value="1.7616" calcext:value-type="float">
            <text:p>1.7616</text:p>
          </table:table-cell>
          <table:table-cell office:value-type="float" office:value="1.72174" calcext:value-type="float">
            <text:p>1.72174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20.2789" calcext:value-type="float">
            <text:p>20.2789</text:p>
          </table:table-cell>
          <table:table-cell office:value-type="float" office:value="1.87447" calcext:value-type="float">
            <text:p>1.87447</text:p>
          </table:table-cell>
          <table:table-cell office:value-type="float" office:value="2.19816" calcext:value-type="float">
            <text:p>2.19816</text:p>
          </table:table-cell>
          <table:table-cell office:value-type="float" office:value="1.20379" calcext:value-type="float">
            <text:p>1.20379</text:p>
          </table:table-cell>
          <table:table-cell office:value-type="float" office:value="4.99121" calcext:value-type="float">
            <text:p>4.99121</text:p>
          </table:table-cell>
          <table:table-cell office:value-type="float" office:value="1.7059" calcext:value-type="float">
            <text:p>1.7059</text:p>
          </table:table-cell>
          <table:table-cell office:value-type="float" office:value="3.21936" calcext:value-type="float">
            <text:p>3.21936</text:p>
          </table:table-cell>
          <table:table-cell office:value-type="float" office:value="1.55432" calcext:value-type="float">
            <text:p>1.55432</text:p>
          </table:table-cell>
          <table:table-cell office:value-type="float" office:value="2.16296" calcext:value-type="float">
            <text:p>2.16296</text:p>
          </table:table-cell>
          <table:table-cell office:value-type="float" office:value="1.86291" calcext:value-type="float">
            <text:p>1.86291</text:p>
          </table:table-cell>
          <table:table-cell office:value-type="float" office:value="1.72413" calcext:value-type="float">
            <text:p>1.72413</text:p>
          </table:table-cell>
          <table:table-cell office:value-type="float" office:value="1.1082" calcext:value-type="float">
            <text:p>1.1082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1.66737" calcext:value-type="float">
            <text:p>1.66737</text:p>
          </table:table-cell>
          <table:table-cell office:value-type="float" office:value="1.94943" calcext:value-type="float">
            <text:p>1.94943</text:p>
          </table:table-cell>
          <table:table-cell office:value-type="float" office:value="2.32485" calcext:value-type="float">
            <text:p>2.32485</text:p>
          </table:table-cell>
          <table:table-cell office:value-type="float" office:value="1.53064" calcext:value-type="float">
            <text:p>1.53064</text:p>
          </table:table-cell>
          <table:table-cell office:value-type="float" office:value="1.962" calcext:value-type="float">
            <text:p>1.962</text:p>
          </table:table-cell>
          <table:table-cell office:value-type="float" office:value="1.71131" calcext:value-type="float">
            <text:p>1.71131</text:p>
          </table:table-cell>
          <table:table-cell office:value-type="float" office:value="2.29152" calcext:value-type="float">
            <text:p>2.29152</text:p>
          </table:table-cell>
          <table:table-cell office:value-type="float" office:value="1.75905" calcext:value-type="float">
            <text:p>1.75905</text:p>
          </table:table-cell>
          <table:table-cell office:value-type="float" office:value="1.69343" calcext:value-type="float">
            <text:p>1.69343</text:p>
          </table:table-cell>
          <table:table-cell office:value-type="float" office:value="1.60494" calcext:value-type="float">
            <text:p>1.60494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2.329" calcext:value-type="float">
            <text:p>2.329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.80166" calcext:value-type="float">
            <text:p>1.80166</text:p>
          </table:table-cell>
          <table:table-cell office:value-type="float" office:value="2.50558" calcext:value-type="float">
            <text:p>2.50558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.372493" calcext:value-type="float">
            <text:p>0.372493</text:p>
          </table:table-cell>
          <table:table-cell office:value-type="float" office:value="1.05859" calcext:value-type="float">
            <text:p>1.05859</text:p>
          </table:table-cell>
          <table:table-cell office:value-type="float" office:value="2.1725" calcext:value-type="float">
            <text:p>2.1725</text:p>
          </table:table-cell>
          <table:table-cell office:value-type="float" office:value="0.781346" calcext:value-type="float">
            <text:p>0.781346</text:p>
          </table:table-cell>
          <table:table-cell office:value-type="float" office:value="2.1699" calcext:value-type="float">
            <text:p>2.1699</text:p>
          </table:table-cell>
          <table:table-cell office:value-type="float" office:value="1.20729" calcext:value-type="float">
            <text:p>1.20729</text:p>
          </table:table-cell>
          <table:table-cell office:value-type="float" office:value="2.329" calcext:value-type="float">
            <text:p>2.329</text:p>
          </table:table-cell>
          <table:table-cell office:value-type="float" office:value="1.34535" calcext:value-type="float">
            <text:p>1.34535</text:p>
          </table:table-cell>
          <table:table-cell office:value-type="float" office:value="13.7691" calcext:value-type="float">
            <text:p>13.7691</text:p>
          </table:table-cell>
          <table:table-cell office:value-type="float" office:value="1.5639" calcext:value-type="float">
            <text:p>1.5639</text:p>
          </table:table-cell>
          <table:table-cell office:value-type="float" office:value="1.6154" calcext:value-type="float">
            <text:p>1.6154</text:p>
          </table:table-cell>
          <table:table-cell office:value-type="float" office:value="1.64237" calcext:value-type="float">
            <text:p>1.64237</text:p>
          </table:table-cell>
          <table:table-cell office:value-type="float" office:value="1.84826" calcext:value-type="float">
            <text:p>1.84826</text:p>
          </table:table-cell>
          <table:table-cell office:value-type="float" office:value="20.9075" calcext:value-type="float">
            <text:p>20.9075</text:p>
          </table:table-cell>
          <table:table-cell office:value-type="float" office:value="3.95239" calcext:value-type="float">
            <text:p>3.95239</text:p>
          </table:table-cell>
          <table:table-cell office:value-type="float" office:value="1.48769" calcext:value-type="float">
            <text:p>1.48769</text:p>
          </table:table-cell>
          <table:table-cell office:value-type="float" office:value="1.88546" calcext:value-type="float">
            <text:p>1.88546</text:p>
          </table:table-cell>
          <table:table-cell office:value-type="float" office:value="2.1725" calcext:value-type="float">
            <text:p>2.1725</text:p>
          </table:table-cell>
          <table:table-cell office:value-type="float" office:value="1.71177" calcext:value-type="float">
            <text:p>1.71177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0.2362" calcext:value-type="float">
            <text:p>20.2362</text:p>
          </table:table-cell>
          <table:table-cell office:value-type="float" office:value="1.41646" calcext:value-type="float">
            <text:p>1.41646</text:p>
          </table:table-cell>
          <table:table-cell office:value-type="float" office:value="2.00057" calcext:value-type="float">
            <text:p>2.00057</text:p>
          </table:table-cell>
          <table:table-cell office:value-type="float" office:value="1.86612" calcext:value-type="float">
            <text:p>1.86612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3.20082" calcext:value-type="float">
            <text:p>3.20082</text:p>
          </table:table-cell>
          <table:table-cell office:value-type="float" office:value="2.79063" calcext:value-type="float">
            <text:p>2.79063</text:p>
          </table:table-cell>
          <table:table-cell office:value-type="float" office:value="2.65927" calcext:value-type="float">
            <text:p>2.65927</text:p>
          </table:table-cell>
          <table:table-cell office:value-type="float" office:value="0" calcext:value-type="float">
            <text:p>0</text:p>
          </table:table-cell>
          <table:table-cell office:value-type="float" office:value="2.0898" calcext:value-type="float">
            <text:p>2.0898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1.69534" calcext:value-type="float">
            <text:p>1.69534</text:p>
          </table:table-cell>
          <table:table-cell office:value-type="float" office:value="2.1725" calcext:value-type="float">
            <text:p>2.1725</text:p>
          </table:table-cell>
          <table:table-cell office:value-type="float" office:value="1.37462" calcext:value-type="float">
            <text:p>1.37462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1.34997" calcext:value-type="float">
            <text:p>1.34997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1.4399" calcext:value-type="float">
            <text:p>1.4399</text:p>
          </table:table-cell>
          <table:table-cell office:value-type="float" office:value="0.693421" calcext:value-type="float">
            <text:p>0.693421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1.83678" calcext:value-type="float">
            <text:p>1.83678</text:p>
          </table:table-cell>
          <table:table-cell office:value-type="float" office:value="2.02811" calcext:value-type="float">
            <text:p>2.02811</text:p>
          </table:table-cell>
          <table:table-cell office:value-type="float" office:value="4.59861" calcext:value-type="float">
            <text:p>4.59861</text:p>
          </table:table-cell>
          <table:table-cell office:value-type="float" office:value="1.42255" calcext:value-type="float">
            <text:p>1.42255</text:p>
          </table:table-cell>
          <table:table-cell office:value-type="float" office:value="1.53417" calcext:value-type="float">
            <text:p>1.53417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3.9365" calcext:value-type="float">
            <text:p>3.9365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0.8279" calcext:value-type="float">
            <text:p>20.8279</text:p>
          </table:table-cell>
          <table:table-cell office:value-type="float" office:value="0.43116" calcext:value-type="float">
            <text:p>0.43116</text:p>
          </table:table-cell>
          <table:table-cell office:value-type="float" office:value="1.93324" calcext:value-type="float">
            <text:p>1.93324</text:p>
          </table:table-cell>
          <table:table-cell table:number-columns-repeated="6" office:value-type="float" office:value="5.55722" calcext:value-type="float">
            <text:p>5.557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2.46134" calcext:value-type="float">
            <text:p>2.46134</text:p>
          </table:table-cell>
          <table:table-cell office:value-type="float" office:value="3.40286" calcext:value-type="float">
            <text:p>3.40286</text:p>
          </table:table-cell>
          <table:table-cell office:value-type="float" office:value="2.21094" calcext:value-type="float">
            <text:p>2.21094</text:p>
          </table:table-cell>
          <table:table-cell office:value-type="float" office:value="1.48413" calcext:value-type="float">
            <text:p>1.48413</text:p>
          </table:table-cell>
          <table:table-cell office:value-type="float" office:value="2.89142" calcext:value-type="float">
            <text:p>2.89142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2.15967" calcext:value-type="float">
            <text:p>2.15967</text:p>
          </table:table-cell>
          <table:table-cell office:value-type="float" office:value="3.03942" calcext:value-type="float">
            <text:p>3.03942</text:p>
          </table:table-cell>
          <table:table-cell office:value-type="float" office:value="2.11557" calcext:value-type="float">
            <text:p>2.11557</text:p>
          </table:table-cell>
          <table:table-cell office:value-type="float" office:value="2.819" calcext:value-type="float">
            <text:p>2.819</text:p>
          </table:table-cell>
          <table:table-cell office:value-type="float" office:value="2.60895" calcext:value-type="float">
            <text:p>2.60895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0.846677" calcext:value-type="float">
            <text:p>0.846677</text:p>
          </table:table-cell>
          <table:table-cell office:value-type="float" office:value="1.91586" calcext:value-type="float">
            <text:p>1.91586</text:p>
          </table:table-cell>
          <table:table-cell office:value-type="float" office:value="1.46881" calcext:value-type="float">
            <text:p>1.46881</text:p>
          </table:table-cell>
          <table:table-cell office:value-type="float" office:value="3.54209" calcext:value-type="float">
            <text:p>3.54209</text:p>
          </table:table-cell>
          <table:table-cell office:value-type="float" office:value="2.47124" calcext:value-type="float">
            <text:p>2.47124</text:p>
          </table:table-cell>
          <table:table-cell office:value-type="float" office:value="1.00201" calcext:value-type="float">
            <text:p>1.00201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2.73564" calcext:value-type="float">
            <text:p>2.73564</text:p>
          </table:table-cell>
          <table:table-cell office:value-type="float" office:value="2.19699" calcext:value-type="float">
            <text:p>2.19699</text:p>
          </table:table-cell>
          <table:table-cell office:value-type="float" office:value="2.61839" calcext:value-type="float">
            <text:p>2.61839</text:p>
          </table:table-cell>
          <table:table-cell office:value-type="float" office:value="0.978588" calcext:value-type="float">
            <text:p>0.978588</text:p>
          </table:table-cell>
          <table:table-cell office:value-type="float" office:value="20.4006" calcext:value-type="float">
            <text:p>20.4006</text:p>
          </table:table-cell>
          <table:table-cell office:value-type="float" office:value="1.066" calcext:value-type="float">
            <text:p>1.066</text:p>
          </table:table-cell>
          <table:table-cell office:value-type="float" office:value="2.65967" calcext:value-type="float">
            <text:p>2.65967</text:p>
          </table:table-cell>
          <table:table-cell office:value-type="float" office:value="2.53314" calcext:value-type="float">
            <text:p>2.53314</text:p>
          </table:table-cell>
          <table:table-cell office:value-type="float" office:value="3.07378" calcext:value-type="float">
            <text:p>3.07378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2.49886" calcext:value-type="float">
            <text:p>2.49886</text:p>
          </table:table-cell>
          <table:table-cell office:value-type="float" office:value="2.94011" calcext:value-type="float">
            <text:p>2.94011</text:p>
          </table:table-cell>
          <table:table-cell office:value-type="float" office:value="2.84624" calcext:value-type="float">
            <text:p>2.84624</text:p>
          </table:table-cell>
          <table:table-cell office:value-type="float" office:value="2.78533" calcext:value-type="float">
            <text:p>2.78533</text:p>
          </table:table-cell>
          <table:table-cell office:value-type="float" office:value="2.46936" calcext:value-type="float">
            <text:p>2.46936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18.3864" calcext:value-type="float">
            <text:p>18.3864</text:p>
          </table:table-cell>
          <table:table-cell office:value-type="float" office:value="3.27291" calcext:value-type="float">
            <text:p>3.27291</text:p>
          </table:table-cell>
          <table:table-cell office:value-type="float" office:value="3.08329" calcext:value-type="float">
            <text:p>3.08329</text:p>
          </table:table-cell>
          <table:table-cell office:value-type="float" office:value="2.24987" calcext:value-type="float">
            <text:p>2.24987</text:p>
          </table:table-cell>
          <table:table-cell office:value-type="float" office:value="2.95041" calcext:value-type="float">
            <text:p>2.95041</text:p>
          </table:table-cell>
          <table:table-cell office:value-type="float" office:value="3.72375" calcext:value-type="float">
            <text:p>3.72375</text:p>
          </table:table-cell>
          <table:table-cell office:value-type="float" office:value="1.14785" calcext:value-type="float">
            <text:p>1.14785</text:p>
          </table:table-cell>
          <table:table-cell office:value-type="float" office:value="2.00202" calcext:value-type="float">
            <text:p>2.00202</text:p>
          </table:table-cell>
          <table:table-cell office:value-type="float" office:value="1.05962" calcext:value-type="float">
            <text:p>1.05962</text:p>
          </table:table-cell>
          <table:table-cell office:value-type="float" office:value="3.42373" calcext:value-type="float">
            <text:p>3.42373</text:p>
          </table:table-cell>
          <table:table-cell office:value-type="float" office:value="2.73659" calcext:value-type="float">
            <text:p>2.73659</text:p>
          </table:table-cell>
          <table:table-cell office:value-type="float" office:value="1.45054" calcext:value-type="float">
            <text:p>1.45054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2.68015" calcext:value-type="float">
            <text:p>2.68015</text:p>
          </table:table-cell>
          <table:table-cell office:value-type="float" office:value="2.6284" calcext:value-type="float">
            <text:p>2.6284</text:p>
          </table:table-cell>
          <table:table-cell office:value-type="float" office:value="2.74771" calcext:value-type="float">
            <text:p>2.74771</text:p>
          </table:table-cell>
          <table:table-cell office:value-type="float" office:value="2.23129" calcext:value-type="float">
            <text:p>2.23129</text:p>
          </table:table-cell>
          <table:table-cell office:value-type="float" office:value="2.16946" calcext:value-type="float">
            <text:p>2.16946</text:p>
          </table:table-cell>
          <table:table-cell office:value-type="float" office:value="3.72755" calcext:value-type="float">
            <text:p>3.72755</text:p>
          </table:table-cell>
          <table:table-cell office:value-type="float" office:value="3.14466" calcext:value-type="float">
            <text:p>3.14466</text:p>
          </table:table-cell>
          <table:table-cell office:value-type="float" office:value="2.58347" calcext:value-type="float">
            <text:p>2.58347</text:p>
          </table:table-cell>
          <table:table-cell office:value-type="float" office:value="1.818" calcext:value-type="float">
            <text:p>1.818</text:p>
          </table:table-cell>
          <table:table-cell office:value-type="float" office:value="3.21945" calcext:value-type="float">
            <text:p>3.21945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1.87399" calcext:value-type="float">
            <text:p>1.87399</text:p>
          </table:table-cell>
          <table:table-cell office:value-type="float" office:value="2.55748" calcext:value-type="float">
            <text:p>2.55748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2.43274" calcext:value-type="float">
            <text:p>2.43274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2.87106" calcext:value-type="float">
            <text:p>2.87106</text:p>
          </table:table-cell>
          <table:table-cell office:value-type="float" office:value="3.06575" calcext:value-type="float">
            <text:p>3.06575</text:p>
          </table:table-cell>
          <table:table-cell office:value-type="float" office:value="3.29591" calcext:value-type="float">
            <text:p>3.29591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3.40269" calcext:value-type="float">
            <text:p>3.40269</text:p>
          </table:table-cell>
          <table:table-cell office:value-type="float" office:value="11.9558" calcext:value-type="float">
            <text:p>11.9558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3.63707" calcext:value-type="float">
            <text:p>3.63707</text:p>
          </table:table-cell>
          <table:table-cell office:value-type="float" office:value="0.663817" calcext:value-type="float">
            <text:p>0.663817</text:p>
          </table:table-cell>
          <table:table-cell office:value-type="float" office:value="3.00996" calcext:value-type="float">
            <text:p>3.00996</text:p>
          </table:table-cell>
          <table:table-cell office:value-type="float" office:value="20.6017" calcext:value-type="float">
            <text:p>20.6017</text:p>
          </table:table-cell>
          <table:table-cell office:value-type="float" office:value="3.03518" calcext:value-type="float">
            <text:p>3.03518</text:p>
          </table:table-cell>
          <table:table-cell office:value-type="float" office:value="2.9075" calcext:value-type="float">
            <text:p>2.9075</text:p>
          </table:table-cell>
          <table:table-cell office:value-type="float" office:value="3.75447" calcext:value-type="float">
            <text:p>3.75447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2.12798" calcext:value-type="float">
            <text:p>2.12798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18.3443" calcext:value-type="float">
            <text:p>18.3443</text:p>
          </table:table-cell>
          <table:table-cell office:value-type="float" office:value="3.50259" calcext:value-type="float">
            <text:p>3.50259</text:p>
          </table:table-cell>
          <table:table-cell office:value-type="float" office:value="3.67611" calcext:value-type="float">
            <text:p>3.67611</text:p>
          </table:table-cell>
          <table:table-cell office:value-type="float" office:value="3.45015" calcext:value-type="float">
            <text:p>3.45015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2.89156" calcext:value-type="float">
            <text:p>2.89156</text:p>
          </table:table-cell>
          <table:table-cell office:value-type="float" office:value="3.53114" calcext:value-type="float">
            <text:p>3.53114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2.0898" calcext:value-type="float">
            <text:p>2.0898</text:p>
          </table:table-cell>
          <table:table-cell office:value-type="float" office:value="0" calcext:value-type="float">
            <text:p>0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2.33694" calcext:value-type="float">
            <text:p>2.33694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3.44734" calcext:value-type="float">
            <text:p>3.44734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3.40595" calcext:value-type="float">
            <text:p>3.40595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1.66901" calcext:value-type="float">
            <text:p>1.66901</text:p>
          </table:table-cell>
          <table:table-cell office:value-type="float" office:value="1.65577" calcext:value-type="float">
            <text:p>1.65577</text:p>
          </table:table-cell>
          <table:table-cell office:value-type="float" office:value="1.9636" calcext:value-type="float">
            <text:p>1.9636</text:p>
          </table:table-cell>
          <table:table-cell office:value-type="float" office:value="2.13232" calcext:value-type="float">
            <text:p>2.13232</text:p>
          </table:table-cell>
          <table:table-cell office:value-type="float" office:value="3.01175" calcext:value-type="float">
            <text:p>3.01175</text:p>
          </table:table-cell>
          <table:table-cell office:value-type="float" office:value="3.71472" calcext:value-type="float">
            <text:p>3.71472</text:p>
          </table:table-cell>
          <table:table-cell office:value-type="float" office:value="2.91546" calcext:value-type="float">
            <text:p>2.91546</text:p>
          </table:table-cell>
          <table:table-cell office:value-type="float" office:value="3.57645" calcext:value-type="float">
            <text:p>3.57645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3.01769" calcext:value-type="float">
            <text:p>3.01769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18.9123" calcext:value-type="float">
            <text:p>18.9123</text:p>
          </table:table-cell>
          <table:table-cell office:value-type="float" office:value="2.49026" calcext:value-type="float">
            <text:p>2.49026</text:p>
          </table:table-cell>
          <table:table-cell office:value-type="float" office:value="2.96254" calcext:value-type="float">
            <text:p>2.96254</text:p>
          </table:table-cell>
          <table:table-cell table:number-columns-repeated="6" office:value-type="float" office:value="4.2192" calcext:value-type="float">
            <text:p>4.21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3.9973" calcext:value-type="float">
            <text:p>3.9973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12.909" calcext:value-type="float">
            <text:p>12.909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12.909" calcext:value-type="float">
            <text:p>12.909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6401" calcext:value-type="float">
            <text:p>1.6401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0" calcext:value-type="float">
            <text:p>0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2.0436" calcext:value-type="float">
            <text:p>2.0436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0" calcext:value-type="float">
            <text:p>0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20.1" calcext:value-type="float">
            <text:p>20.1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0.263409" calcext:value-type="float">
            <text:p>0.263409</text:p>
          </table:table-cell>
          <table:table-cell table:number-columns-repeated="6" office:value-type="float" office:value="4.43648" calcext:value-type="float">
            <text:p>4.436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0.24507" calcext:value-type="float">
            <text:p>0.24507</text:p>
          </table:table-cell>
          <table:table-cell office:value-type="float" office:value="1.60484" calcext:value-type="float">
            <text:p>1.60484</text:p>
          </table:table-cell>
          <table:table-cell office:value-type="float" office:value="0.27831" calcext:value-type="float">
            <text:p>0.27831</text:p>
          </table:table-cell>
          <table:table-cell office:value-type="float" office:value="0.890969" calcext:value-type="float">
            <text:p>0.890969</text:p>
          </table:table-cell>
          <table:table-cell office:value-type="float" office:value="0.569545" calcext:value-type="float">
            <text:p>0.569545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4.49426" calcext:value-type="float">
            <text:p>4.49426</text:p>
          </table:table-cell>
          <table:table-cell office:value-type="float" office:value="2.47992" calcext:value-type="float">
            <text:p>2.47992</text:p>
          </table:table-cell>
          <table:table-cell office:value-type="float" office:value="0.363123" calcext:value-type="float">
            <text:p>0.363123</text:p>
          </table:table-cell>
          <table:table-cell office:value-type="float" office:value="2.07342" calcext:value-type="float">
            <text:p>2.07342</text:p>
          </table:table-cell>
          <table:table-cell office:value-type="float" office:value="4.06203" calcext:value-type="float">
            <text:p>4.06203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2.63598" calcext:value-type="float">
            <text:p>2.63598</text:p>
          </table:table-cell>
          <table:table-cell office:value-type="float" office:value="0.455399" calcext:value-type="float">
            <text:p>0.455399</text:p>
          </table:table-cell>
          <table:table-cell office:value-type="float" office:value="1.50448" calcext:value-type="float">
            <text:p>1.50448</text:p>
          </table:table-cell>
          <table:table-cell office:value-type="float" office:value="1.20682" calcext:value-type="float">
            <text:p>1.20682</text:p>
          </table:table-cell>
          <table:table-cell office:value-type="float" office:value="0.395873" calcext:value-type="float">
            <text:p>0.395873</text:p>
          </table:table-cell>
          <table:table-cell office:value-type="float" office:value="1.88237" calcext:value-type="float">
            <text:p>1.88237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614552" calcext:value-type="float">
            <text:p>0.614552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1.45301" calcext:value-type="float">
            <text:p>1.45301</text:p>
          </table:table-cell>
          <table:table-cell office:value-type="float" office:value="19.0212" calcext:value-type="float">
            <text:p>19.0212</text:p>
          </table:table-cell>
          <table:table-cell office:value-type="float" office:value="3.37418" calcext:value-type="float">
            <text:p>3.37418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0.455652" calcext:value-type="float">
            <text:p>0.455652</text:p>
          </table:table-cell>
          <table:table-cell office:value-type="float" office:value="0.791309" calcext:value-type="float">
            <text:p>0.791309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2.10514" calcext:value-type="float">
            <text:p>2.10514</text:p>
          </table:table-cell>
          <table:table-cell office:value-type="float" office:value="0.605944" calcext:value-type="float">
            <text:p>0.605944</text:p>
          </table:table-cell>
          <table:table-cell office:value-type="float" office:value="0.823843" calcext:value-type="float">
            <text:p>0.823843</text:p>
          </table:table-cell>
          <table:table-cell office:value-type="float" office:value="0.508886" calcext:value-type="float">
            <text:p>0.508886</text:p>
          </table:table-cell>
          <table:table-cell office:value-type="float" office:value="0.14189" calcext:value-type="float">
            <text:p>0.14189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19.2728" calcext:value-type="float">
            <text:p>19.2728</text:p>
          </table:table-cell>
          <table:table-cell office:value-type="float" office:value="1.10841" calcext:value-type="float">
            <text:p>1.10841</text:p>
          </table:table-cell>
          <table:table-cell office:value-type="float" office:value="0.747378" calcext:value-type="float">
            <text:p>0.747378</text:p>
          </table:table-cell>
          <table:table-cell office:value-type="float" office:value="0.513254" calcext:value-type="float">
            <text:p>0.513254</text:p>
          </table:table-cell>
          <table:table-cell office:value-type="float" office:value="4.57015" calcext:value-type="float">
            <text:p>4.57015</text:p>
          </table:table-cell>
          <table:table-cell office:value-type="float" office:value="2.23336" calcext:value-type="float">
            <text:p>2.23336</text:p>
          </table:table-cell>
          <table:table-cell office:value-type="float" office:value="3.11026" calcext:value-type="float">
            <text:p>3.11026</text:p>
          </table:table-cell>
          <table:table-cell office:value-type="float" office:value="0.334923" calcext:value-type="float">
            <text:p>0.334923</text:p>
          </table:table-cell>
          <table:table-cell office:value-type="float" office:value="1.58718" calcext:value-type="float">
            <text:p>1.58718</text:p>
          </table:table-cell>
          <table:table-cell office:value-type="float" office:value="1.35549" calcext:value-type="float">
            <text:p>1.35549</text:p>
          </table:table-cell>
          <table:table-cell office:value-type="float" office:value="0.468931" calcext:value-type="float">
            <text:p>0.468931</text:p>
          </table:table-cell>
          <table:table-cell office:value-type="float" office:value="2.40432" calcext:value-type="float">
            <text:p>2.40432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435285" calcext:value-type="float">
            <text:p>0.435285</text:p>
          </table:table-cell>
          <table:table-cell office:value-type="float" office:value="0.31112" calcext:value-type="float">
            <text:p>0.31112</text:p>
          </table:table-cell>
          <table:table-cell office:value-type="float" office:value="0.631193" calcext:value-type="float">
            <text:p>0.631193</text:p>
          </table:table-cell>
          <table:table-cell office:value-type="float" office:value="0.167855" calcext:value-type="float">
            <text:p>0.167855</text:p>
          </table:table-cell>
          <table:table-cell office:value-type="float" office:value="0.434519" calcext:value-type="float">
            <text:p>0.434519</text:p>
          </table:table-cell>
          <table:table-cell office:value-type="float" office:value="2.23171" calcext:value-type="float">
            <text:p>2.23171</text:p>
          </table:table-cell>
          <table:table-cell office:value-type="float" office:value="0.814104" calcext:value-type="float">
            <text:p>0.814104</text:p>
          </table:table-cell>
          <table:table-cell office:value-type="float" office:value="0.260947" calcext:value-type="float">
            <text:p>0.260947</text:p>
          </table:table-cell>
          <table:table-cell office:value-type="float" office:value="0.564457" calcext:value-type="float">
            <text:p>0.564457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0.570388" calcext:value-type="float">
            <text:p>0.570388</text:p>
          </table:table-cell>
          <table:table-cell office:value-type="float" office:value="0.866234" calcext:value-type="float">
            <text:p>0.866234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1.9533" calcext:value-type="float">
            <text:p>1.9533</text:p>
          </table:table-cell>
          <table:table-cell office:value-type="float" office:value="2.25614" calcext:value-type="float">
            <text:p>2.25614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2.04861" calcext:value-type="float">
            <text:p>2.04861</text:p>
          </table:table-cell>
          <table:table-cell office:value-type="float" office:value="0.729066" calcext:value-type="float">
            <text:p>0.729066</text:p>
          </table:table-cell>
          <table:table-cell office:value-type="float" office:value="2.36192" calcext:value-type="float">
            <text:p>2.36192</text:p>
          </table:table-cell>
          <table:table-cell office:value-type="float" office:value="0.788437" calcext:value-type="float">
            <text:p>0.788437</text:p>
          </table:table-cell>
          <table:table-cell office:value-type="float" office:value="2.1346" calcext:value-type="float">
            <text:p>2.1346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0.179095" calcext:value-type="float">
            <text:p>0.179095</text:p>
          </table:table-cell>
          <table:table-cell office:value-type="float" office:value="2.18063" calcext:value-type="float">
            <text:p>2.18063</text:p>
          </table:table-cell>
          <table:table-cell office:value-type="float" office:value="2.37396" calcext:value-type="float">
            <text:p>2.37396</text:p>
          </table:table-cell>
          <table:table-cell office:value-type="float" office:value="0.753605" calcext:value-type="float">
            <text:p>0.753605</text:p>
          </table:table-cell>
          <table:table-cell office:value-type="float" office:value="19.2152" calcext:value-type="float">
            <text:p>19.2152</text:p>
          </table:table-cell>
          <table:table-cell office:value-type="float" office:value="5.11182" calcext:value-type="float">
            <text:p>5.11182</text:p>
          </table:table-cell>
          <table:table-cell office:value-type="float" office:value="0.901895" calcext:value-type="float">
            <text:p>0.901895</text:p>
          </table:table-cell>
          <table:table-cell office:value-type="float" office:value="1.96001" calcext:value-type="float">
            <text:p>1.9600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.244764" calcext:value-type="float">
            <text:p>0.244764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19.229" calcext:value-type="float">
            <text:p>19.229</text:p>
          </table:table-cell>
          <table:table-cell office:value-type="float" office:value="2.3767" calcext:value-type="float">
            <text:p>2.3767</text:p>
          </table:table-cell>
          <table:table-cell office:value-type="float" office:value="1.65792" calcext:value-type="float">
            <text:p>1.65792</text:p>
          </table:table-cell>
          <table:table-cell office:value-type="float" office:value="1.39661" calcext:value-type="float">
            <text:p>1.39661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1.59935" calcext:value-type="float">
            <text:p>1.59935</text:p>
          </table:table-cell>
          <table:table-cell office:value-type="float" office:value="1.25318" calcext:value-type="float">
            <text:p>1.25318</text:p>
          </table:table-cell>
          <table:table-cell office:value-type="float" office:value="2.90551" calcext:value-type="float">
            <text:p>2.90551</text:p>
          </table:table-cell>
          <table:table-cell office:value-type="float" office:value="1.69534" calcext:value-type="float">
            <text:p>1.69534</text:p>
          </table:table-cell>
          <table:table-cell office:value-type="float" office:value="2.33694" calcext:value-type="float">
            <text:p>2.33694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0" calcext:value-type="float">
            <text:p>0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2.2362" calcext:value-type="float">
            <text:p>2.2362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2.13147" calcext:value-type="float">
            <text:p>2.13147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0.669515" calcext:value-type="float">
            <text:p>0.669515</text:p>
          </table:table-cell>
          <table:table-cell office:value-type="float" office:value="1.16733" calcext:value-type="float">
            <text:p>1.16733</text:p>
          </table:table-cell>
          <table:table-cell office:value-type="float" office:value="1.58838" calcext:value-type="float">
            <text:p>1.58838</text:p>
          </table:table-cell>
          <table:table-cell office:value-type="float" office:value="0.339602" calcext:value-type="float">
            <text:p>0.339602</text:p>
          </table:table-cell>
          <table:table-cell office:value-type="float" office:value="0.683885" calcext:value-type="float">
            <text:p>0.683885</text:p>
          </table:table-cell>
          <table:table-cell office:value-type="float" office:value="5.79641" calcext:value-type="float">
            <text:p>5.79641</text:p>
          </table:table-cell>
          <table:table-cell office:value-type="float" office:value="0.981071" calcext:value-type="float">
            <text:p>0.981071</text:p>
          </table:table-cell>
          <table:table-cell office:value-type="float" office:value="2.20052" calcext:value-type="float">
            <text:p>2.20052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5.09447" calcext:value-type="float">
            <text:p>5.09447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19.8554" calcext:value-type="float">
            <text:p>19.8554</text:p>
          </table:table-cell>
          <table:table-cell office:value-type="float" office:value="1.68043" calcext:value-type="float">
            <text:p>1.68043</text:p>
          </table:table-cell>
          <table:table-cell office:value-type="float" office:value="0.652497" calcext:value-type="float">
            <text:p>0.652497</text:p>
          </table:table-cell>
          <table:table-cell table:number-columns-repeated="6" office:value-type="float" office:value="4.26172" calcext:value-type="float">
            <text:p>4.261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1" calcext:value-type="float">
            <text:p>101</text:p>
          </table:table-cell>
          <table:table-cell office:value-type="float" office:value="4.643" calcext:value-type="float">
            <text:p>4.643</text:p>
          </table:table-cell>
          <table:table-cell office:value-type="float" office:value="0.657067" calcext:value-type="float">
            <text:p>0.657067</text:p>
          </table:table-cell>
          <table:table-cell office:value-type="float" office:value="1.38309" calcext:value-type="float">
            <text:p>1.38309</text:p>
          </table:table-cell>
          <table:table-cell office:value-type="float" office:value="0.887324" calcext:value-type="float">
            <text:p>0.887324</text:p>
          </table:table-cell>
          <table:table-cell office:value-type="float" office:value="1.60777" calcext:value-type="float">
            <text:p>1.60777</text:p>
          </table:table-cell>
          <table:table-cell office:value-type="float" office:value="0.246739" calcext:value-type="float">
            <text:p>0.246739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5.21807" calcext:value-type="float">
            <text:p>5.21807</text:p>
          </table:table-cell>
          <table:table-cell office:value-type="float" office:value="2.75014" calcext:value-type="float">
            <text:p>2.75014</text:p>
          </table:table-cell>
          <table:table-cell office:value-type="float" office:value="0.992069" calcext:value-type="float">
            <text:p>0.992069</text:p>
          </table:table-cell>
          <table:table-cell office:value-type="float" office:value="2.34825" calcext:value-type="float">
            <text:p>2.34825</text:p>
          </table:table-cell>
          <table:table-cell office:value-type="float" office:value="4.643" calcext:value-type="float">
            <text:p>4.643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3.3223" calcext:value-type="float">
            <text:p>3.3223</text:p>
          </table:table-cell>
          <table:table-cell office:value-type="float" office:value="1.16606" calcext:value-type="float">
            <text:p>1.16606</text:p>
          </table:table-cell>
          <table:table-cell office:value-type="float" office:value="2.10988" calcext:value-type="float">
            <text:p>2.10988</text:p>
          </table:table-cell>
          <table:table-cell office:value-type="float" office:value="0.483353" calcext:value-type="float">
            <text:p>0.483353</text:p>
          </table:table-cell>
          <table:table-cell office:value-type="float" office:value="0.71063" calcext:value-type="float">
            <text:p>0.71063</text:p>
          </table:table-cell>
          <table:table-cell office:value-type="float" office:value="2.56769" calcext:value-type="float">
            <text:p>2.56769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51812" calcext:value-type="float">
            <text:p>0.651812</text:p>
          </table:table-cell>
          <table:table-cell office:value-type="float" office:value="0.868223" calcext:value-type="float">
            <text:p>0.868223</text:p>
          </table:table-cell>
          <table:table-cell office:value-type="float" office:value="0.546453" calcext:value-type="float">
            <text:p>0.546453</text:p>
          </table:table-cell>
          <table:table-cell office:value-type="float" office:value="2.16868" calcext:value-type="float">
            <text:p>2.16868</text:p>
          </table:table-cell>
          <table:table-cell office:value-type="float" office:value="18.6059" calcext:value-type="float">
            <text:p>18.6059</text:p>
          </table:table-cell>
          <table:table-cell office:value-type="float" office:value="4.09288" calcext:value-type="float">
            <text:p>4.09288</text:p>
          </table:table-cell>
          <table:table-cell office:value-type="float" office:value="0.416228" calcext:value-type="float">
            <text:p>0.41622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362339" calcext:value-type="float">
            <text:p>0.362339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49188" calcext:value-type="float">
            <text:p>2.49188</text:p>
          </table:table-cell>
          <table:table-cell office:value-type="float" office:value="0.125183" calcext:value-type="float">
            <text:p>0.125183</text:p>
          </table:table-cell>
          <table:table-cell office:value-type="float" office:value="0.800692" calcext:value-type="float">
            <text:p>0.800692</text:p>
          </table:table-cell>
          <table:table-cell office:value-type="float" office:value="0.411231" calcext:value-type="float">
            <text:p>0.411231</text:p>
          </table:table-cell>
          <table:table-cell office:value-type="float" office:value="0.597286" calcext:value-type="float">
            <text:p>0.597286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19.5671" calcext:value-type="float">
            <text:p>19.5671</text:p>
          </table:table-cell>
          <table:table-cell office:value-type="float" office:value="0.743336" calcext:value-type="float">
            <text:p>0.743336</text:p>
          </table:table-cell>
          <table:table-cell office:value-type="float" office:value="0.0263918" calcext:value-type="float">
            <text:p>0.0263918</text:p>
          </table:table-cell>
          <table:table-cell office:value-type="float" office:value="1.01193" calcext:value-type="float">
            <text:p>1.01193</text:p>
          </table:table-cell>
          <table:table-cell office:value-type="float" office:value="5.16772" calcext:value-type="float">
            <text:p>5.16772</text:p>
          </table:table-cell>
          <table:table-cell office:value-type="float" office:value="2.14223" calcext:value-type="float">
            <text:p>2.14223</text:p>
          </table:table-cell>
          <table:table-cell office:value-type="float" office:value="3.79629" calcext:value-type="float">
            <text:p>3.79629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2.26419" calcext:value-type="float">
            <text:p>2.26419</text:p>
          </table:table-cell>
          <table:table-cell office:value-type="float" office:value="1.02689" calcext:value-type="float">
            <text:p>1.02689</text:p>
          </table:table-cell>
          <table:table-cell office:value-type="float" office:value="0.448788" calcext:value-type="float">
            <text:p>0.448788</text:p>
          </table:table-cell>
          <table:table-cell office:value-type="float" office:value="3.03674" calcext:value-type="float">
            <text:p>3.03674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507463" calcext:value-type="float">
            <text:p>0.507463</text:p>
          </table:table-cell>
          <table:table-cell office:value-type="float" office:value="0.442194" calcext:value-type="float">
            <text:p>0.442194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847564" calcext:value-type="float">
            <text:p>0.847564</text:p>
          </table:table-cell>
          <table:table-cell office:value-type="float" office:value="0.990052" calcext:value-type="float">
            <text:p>0.990052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0.119142" calcext:value-type="float">
            <text:p>0.119142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09152" calcext:value-type="float">
            <text:p>1.0915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1.23866" calcext:value-type="float">
            <text:p>1.23866</text:p>
          </table:table-cell>
          <table:table-cell office:value-type="float" office:value="1.05708" calcext:value-type="float">
            <text:p>1.05708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34405" calcext:value-type="float">
            <text:p>2.34405</text:p>
          </table:table-cell>
          <table:table-cell office:value-type="float" office:value="2.90127" calcext:value-type="float">
            <text:p>2.90127</text:p>
          </table:table-cell>
          <table:table-cell office:value-type="float" office:value="0" calcext:value-type="float">
            <text:p>0</text:p>
          </table:table-cell>
          <table:table-cell office:value-type="float" office:value="2.29957" calcext:value-type="float">
            <text:p>2.29957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51161" calcext:value-type="float">
            <text:p>2.51161</text:p>
          </table:table-cell>
          <table:table-cell office:value-type="float" office:value="0.190035" calcext:value-type="float">
            <text:p>0.190035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12.9712" calcext:value-type="float">
            <text:p>12.9712</text:p>
          </table:table-cell>
          <table:table-cell office:value-type="float" office:value="0.89686" calcext:value-type="float">
            <text:p>0.89686</text:p>
          </table:table-cell>
          <table:table-cell office:value-type="float" office:value="2.11663" calcext:value-type="float">
            <text:p>2.11663</text:p>
          </table:table-cell>
          <table:table-cell office:value-type="float" office:value="3.08211" calcext:value-type="float">
            <text:p>3.08211</text:p>
          </table:table-cell>
          <table:table-cell office:value-type="float" office:value="0.422607" calcext:value-type="float">
            <text:p>0.422607</text:p>
          </table:table-cell>
          <table:table-cell office:value-type="float" office:value="18.7972" calcext:value-type="float">
            <text:p>18.7972</text:p>
          </table:table-cell>
          <table:table-cell office:value-type="float" office:value="5.80467" calcext:value-type="float">
            <text:p>5.80467</text:p>
          </table:table-cell>
          <table:table-cell office:value-type="float" office:value="0.844068" calcext:value-type="float">
            <text:p>0.844068</text:p>
          </table:table-cell>
          <table:table-cell office:value-type="float" office:value="1.72888" calcext:value-type="float">
            <text:p>1.72888</text:p>
          </table:table-cell>
          <table:table-cell office:value-type="float" office:value="0" calcext:value-type="float">
            <text:p>0</text:p>
          </table:table-cell>
          <table:table-cell office:value-type="float" office:value="0.939882" calcext:value-type="float">
            <text:p>0.9398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19.523" calcext:value-type="float">
            <text:p>19.523</text:p>
          </table:table-cell>
          <table:table-cell office:value-type="float" office:value="2.44238" calcext:value-type="float">
            <text:p>2.44238</text:p>
          </table:table-cell>
          <table:table-cell office:value-type="float" office:value="1.30714" calcext:value-type="float">
            <text:p>1.30714</text:p>
          </table:table-cell>
          <table:table-cell office:value-type="float" office:value="1.07202" calcext:value-type="float">
            <text:p>1.07202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69532" calcext:value-type="float">
            <text:p>1.69532</text:p>
          </table:table-cell>
          <table:table-cell office:value-type="float" office:value="0.618191" calcext:value-type="float">
            <text:p>0.618191</text:p>
          </table:table-cell>
          <table:table-cell office:value-type="float" office:value="3.62498" calcext:value-type="float">
            <text:p>3.62498</text:p>
          </table:table-cell>
          <table:table-cell office:value-type="float" office:value="2.1725" calcext:value-type="float">
            <text:p>2.1725</text:p>
          </table:table-cell>
          <table:table-cell office:value-type="float" office:value="3.06027" calcext:value-type="float">
            <text:p>3.06027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723863" calcext:value-type="float">
            <text:p>0.723863</text:p>
          </table:table-cell>
          <table:table-cell office:value-type="float" office:value="0" calcext:value-type="float">
            <text:p>0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262426" calcext:value-type="float">
            <text:p>0.262426</text:p>
          </table:table-cell>
          <table:table-cell table:number-columns-repeated="6" office:value-type="float" office:value="4.49752" calcext:value-type="float">
            <text:p>4.4975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2" calcext:value-type="float">
            <text:p>102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2.00787" calcext:value-type="float">
            <text:p>2.00787</text:p>
          </table:table-cell>
          <table:table-cell office:value-type="float" office:value="3.65821" calcext:value-type="float">
            <text:p>3.65821</text:p>
          </table:table-cell>
          <table:table-cell office:value-type="float" office:value="2.49612" calcext:value-type="float">
            <text:p>2.49612</text:p>
          </table:table-cell>
          <table:table-cell office:value-type="float" office:value="2.32669" calcext:value-type="float">
            <text:p>2.32669</text:p>
          </table:table-cell>
          <table:table-cell office:value-type="float" office:value="2.08534" calcext:value-type="float">
            <text:p>2.08534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5.22622" calcext:value-type="float">
            <text:p>5.22622</text:p>
          </table:table-cell>
          <table:table-cell office:value-type="float" office:value="0.839263" calcext:value-type="float">
            <text:p>0.839263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0.714991" calcext:value-type="float">
            <text:p>0.714991</text:p>
          </table:table-cell>
          <table:table-cell office:value-type="float" office:value="5.85792" calcext:value-type="float">
            <text:p>5.85792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4.14141" calcext:value-type="float">
            <text:p>4.14141</text:p>
          </table:table-cell>
          <table:table-cell office:value-type="float" office:value="2.18471" calcext:value-type="float">
            <text:p>2.18471</text:p>
          </table:table-cell>
          <table:table-cell office:value-type="float" office:value="3.4729" calcext:value-type="float">
            <text:p>3.4729</text:p>
          </table:table-cell>
          <table:table-cell office:value-type="float" office:value="2.46395" calcext:value-type="float">
            <text:p>2.46395</text:p>
          </table:table-cell>
          <table:table-cell office:value-type="float" office:value="2.60486" calcext:value-type="float">
            <text:p>2.60486</text:p>
          </table:table-cell>
          <table:table-cell office:value-type="float" office:value="2.47308" calcext:value-type="float">
            <text:p>2.47308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1.71224" calcext:value-type="float">
            <text:p>1.71224</text:p>
          </table:table-cell>
          <table:table-cell office:value-type="float" office:value="2.20525" calcext:value-type="float">
            <text:p>2.20525</text:p>
          </table:table-cell>
          <table:table-cell office:value-type="float" office:value="1.94601" calcext:value-type="float">
            <text:p>1.94601</text:p>
          </table:table-cell>
          <table:table-cell office:value-type="float" office:value="2.5526" calcext:value-type="float">
            <text:p>2.5526</text:p>
          </table:table-cell>
          <table:table-cell office:value-type="float" office:value="20.7561" calcext:value-type="float">
            <text:p>20.7561</text:p>
          </table:table-cell>
          <table:table-cell office:value-type="float" office:value="4.44292" calcext:value-type="float">
            <text:p>4.44292</text:p>
          </table:table-cell>
          <table:table-cell office:value-type="float" office:value="2.34846" calcext:value-type="float">
            <text:p>2.34846</text:p>
          </table:table-cell>
          <table:table-cell office:value-type="float" office:value="2.64597" calcext:value-type="float">
            <text:p>2.64597</text:p>
          </table:table-cell>
          <table:table-cell office:value-type="float" office:value="1.93009" calcext:value-type="float">
            <text:p>1.93009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1.11574" calcext:value-type="float">
            <text:p>1.11574</text:p>
          </table:table-cell>
          <table:table-cell office:value-type="float" office:value="2.29987" calcext:value-type="float">
            <text:p>2.29987</text:p>
          </table:table-cell>
          <table:table-cell office:value-type="float" office:value="1.51082" calcext:value-type="float">
            <text:p>1.51082</text:p>
          </table:table-cell>
          <table:table-cell office:value-type="float" office:value="1.9574" calcext:value-type="float">
            <text:p>1.9574</text:p>
          </table:table-cell>
          <table:table-cell office:value-type="float" office:value="2.16986" calcext:value-type="float">
            <text:p>2.1698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21.4136" calcext:value-type="float">
            <text:p>21.4136</text:p>
          </table:table-cell>
          <table:table-cell office:value-type="float" office:value="1.61557" calcext:value-type="float">
            <text:p>1.61557</text:p>
          </table:table-cell>
          <table:table-cell office:value-type="float" office:value="2.30327" calcext:value-type="float">
            <text:p>2.30327</text:p>
          </table:table-cell>
          <table:table-cell office:value-type="float" office:value="1.77897" calcext:value-type="float">
            <text:p>1.77897</text:p>
          </table:table-cell>
          <table:table-cell office:value-type="float" office:value="6.29282" calcext:value-type="float">
            <text:p>6.29282</text:p>
          </table:table-cell>
          <table:table-cell office:value-type="float" office:value="0.439579" calcext:value-type="float">
            <text:p>0.439579</text:p>
          </table:table-cell>
          <table:table-cell office:value-type="float" office:value="4.55582" calcext:value-type="float">
            <text:p>4.55582</text:p>
          </table:table-cell>
          <table:table-cell office:value-type="float" office:value="2.30522" calcext:value-type="float">
            <text:p>2.30522</text:p>
          </table:table-cell>
          <table:table-cell office:value-type="float" office:value="3.33086" calcext:value-type="float">
            <text:p>3.33086</text:p>
          </table:table-cell>
          <table:table-cell office:value-type="float" office:value="1.4008" calcext:value-type="float">
            <text:p>1.4008</text:p>
          </table:table-cell>
          <table:table-cell office:value-type="float" office:value="1.95199" calcext:value-type="float">
            <text:p>1.95199</text:p>
          </table:table-cell>
          <table:table-cell office:value-type="float" office:value="2.40225" calcext:value-type="float">
            <text:p>2.40225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1.92924" calcext:value-type="float">
            <text:p>1.92924</text:p>
          </table:table-cell>
          <table:table-cell office:value-type="float" office:value="2.33087" calcext:value-type="float">
            <text:p>2.33087</text:p>
          </table:table-cell>
          <table:table-cell office:value-type="float" office:value="2.73334" calcext:value-type="float">
            <text:p>2.73334</text:p>
          </table:table-cell>
          <table:table-cell office:value-type="float" office:value="2.12858" calcext:value-type="float">
            <text:p>2.12858</text:p>
          </table:table-cell>
          <table:table-cell office:value-type="float" office:value="2.64899" calcext:value-type="float">
            <text:p>2.64899</text:p>
          </table:table-cell>
          <table:table-cell office:value-type="float" office:value="0.448033" calcext:value-type="float">
            <text:p>0.448033</text:p>
          </table:table-cell>
          <table:table-cell office:value-type="float" office:value="2.38665" calcext:value-type="float">
            <text:p>2.38665</text:p>
          </table:table-cell>
          <table:table-cell office:value-type="float" office:value="2.12629" calcext:value-type="float">
            <text:p>2.12629</text:p>
          </table:table-cell>
          <table:table-cell office:value-type="float" office:value="2.55109" calcext:value-type="float">
            <text:p>2.55109</text:p>
          </table:table-cell>
          <table:table-cell office:value-type="float" office:value="1.22288" calcext:value-type="float">
            <text:p>1.22288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2.63438" calcext:value-type="float">
            <text:p>2.63438</text:p>
          </table:table-cell>
          <table:table-cell office:value-type="float" office:value="3.08764" calcext:value-type="float">
            <text:p>3.08764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1.09795" calcext:value-type="float">
            <text:p>1.09795</text:p>
          </table:table-cell>
          <table:table-cell office:value-type="float" office:value="2.39436" calcext:value-type="float">
            <text:p>2.39436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.635896" calcext:value-type="float">
            <text:p>0.635896</text:p>
          </table:table-cell>
          <table:table-cell office:value-type="float" office:value="2.27758" calcext:value-type="float">
            <text:p>2.27758</text:p>
          </table:table-cell>
          <table:table-cell office:value-type="float" office:value="0.372084" calcext:value-type="float">
            <text:p>0.372084</text:p>
          </table:table-cell>
          <table:table-cell office:value-type="float" office:value="2.47606" calcext:value-type="float">
            <text:p>2.47606</text:p>
          </table:table-cell>
          <table:table-cell office:value-type="float" office:value="0.11108" calcext:value-type="float">
            <text:p>0.11108</text:p>
          </table:table-cell>
          <table:table-cell office:value-type="float" office:value="14.8596" calcext:value-type="float">
            <text:p>14.8596</text:p>
          </table:table-cell>
          <table:table-cell office:value-type="float" office:value="2.20768" calcext:value-type="float">
            <text:p>2.20768</text:p>
          </table:table-cell>
          <table:table-cell office:value-type="float" office:value="0.364882" calcext:value-type="float">
            <text:p>0.364882</text:p>
          </table:table-cell>
          <table:table-cell office:value-type="float" office:value="3.01553" calcext:value-type="float">
            <text:p>3.01553</text:p>
          </table:table-cell>
          <table:table-cell office:value-type="float" office:value="1.86343" calcext:value-type="float">
            <text:p>1.86343</text:p>
          </table:table-cell>
          <table:table-cell office:value-type="float" office:value="20.9436" calcext:value-type="float">
            <text:p>20.9436</text:p>
          </table:table-cell>
          <table:table-cell office:value-type="float" office:value="5.11027" calcext:value-type="float">
            <text:p>5.11027</text:p>
          </table:table-cell>
          <table:table-cell office:value-type="float" office:value="1.45238" calcext:value-type="float">
            <text:p>1.45238</text:p>
          </table:table-cell>
          <table:table-cell office:value-type="float" office:value="0.904022" calcext:value-type="float">
            <text:p>0.904022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2.39342" calcext:value-type="float">
            <text:p>2.39342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21.3703" calcext:value-type="float">
            <text:p>21.3703</text:p>
          </table:table-cell>
          <table:table-cell office:value-type="float" office:value="0.158747" calcext:value-type="float">
            <text:p>0.158747</text:p>
          </table:table-cell>
          <table:table-cell office:value-type="float" office:value="1.30502" calcext:value-type="float">
            <text:p>1.30502</text:p>
          </table:table-cell>
          <table:table-cell office:value-type="float" office:value="1.36973" calcext:value-type="float">
            <text:p>1.36973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3.82008" calcext:value-type="float">
            <text:p>3.82008</text:p>
          </table:table-cell>
          <table:table-cell office:value-type="float" office:value="2.81563" calcext:value-type="float">
            <text:p>2.81563</text:p>
          </table:table-cell>
          <table:table-cell office:value-type="float" office:value="4.02772" calcext:value-type="float">
            <text:p>4.02772</text:p>
          </table:table-cell>
          <table:table-cell office:value-type="float" office:value="1.37462" calcext:value-type="float">
            <text:p>1.37462</text:p>
          </table:table-cell>
          <table:table-cell office:value-type="float" office:value="3.44734" calcext:value-type="float">
            <text:p>3.44734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2.2362" calcext:value-type="float">
            <text:p>2.2362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0" calcext:value-type="float">
            <text:p>0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1.86103" calcext:value-type="float">
            <text:p>1.86103</text:p>
          </table:table-cell>
          <table:table-cell office:value-type="float" office:value="1.48727" calcext:value-type="float">
            <text:p>1.48727</text:p>
          </table:table-cell>
          <table:table-cell office:value-type="float" office:value="2.52884" calcext:value-type="float">
            <text:p>2.52884</text:p>
          </table:table-cell>
          <table:table-cell office:value-type="float" office:value="2.12147" calcext:value-type="float">
            <text:p>2.12147</text:p>
          </table:table-cell>
          <table:table-cell office:value-type="float" office:value="5.71018" calcext:value-type="float">
            <text:p>5.71018</text:p>
          </table:table-cell>
          <table:table-cell office:value-type="float" office:value="1.34793" calcext:value-type="float">
            <text:p>1.34793</text:p>
          </table:table-cell>
          <table:table-cell office:value-type="float" office:value="0.241615" calcext:value-type="float">
            <text:p>0.241615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5.09584" calcext:value-type="float">
            <text:p>5.09584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21.9806" calcext:value-type="float">
            <text:p>21.9806</text:p>
          </table:table-cell>
          <table:table-cell office:value-type="float" office:value="0.95757" calcext:value-type="float">
            <text:p>0.95757</text:p>
          </table:table-cell>
          <table:table-cell office:value-type="float" office:value="2.03119" calcext:value-type="float">
            <text:p>2.03119</text:p>
          </table:table-cell>
          <table:table-cell table:number-columns-repeated="6" office:value-type="float" office:value="6.47914" calcext:value-type="float">
            <text:p>6.479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3" calcext:value-type="float">
            <text:p>103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0.576337" calcext:value-type="float">
            <text:p>0.576337</text:p>
          </table:table-cell>
          <table:table-cell office:value-type="float" office:value="1.20177" calcext:value-type="float">
            <text:p>1.20177</text:p>
          </table:table-cell>
          <table:table-cell office:value-type="float" office:value="0.34956" calcext:value-type="float">
            <text:p>0.34956</text:p>
          </table:table-cell>
          <table:table-cell office:value-type="float" office:value="1.19734" calcext:value-type="float">
            <text:p>1.19734</text:p>
          </table:table-cell>
          <table:table-cell office:value-type="float" office:value="0.61537" calcext:value-type="float">
            <text:p>0.61537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4.70949" calcext:value-type="float">
            <text:p>4.70949</text:p>
          </table:table-cell>
          <table:table-cell office:value-type="float" office:value="2.86862" calcext:value-type="float">
            <text:p>2.86862</text:p>
          </table:table-cell>
          <table:table-cell office:value-type="float" office:value="0.438098" calcext:value-type="float">
            <text:p>0.438098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4.02088" calcext:value-type="float">
            <text:p>4.02088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2.7348" calcext:value-type="float">
            <text:p>2.7348</text:p>
          </table:table-cell>
          <table:table-cell office:value-type="float" office:value="0.802993" calcext:value-type="float">
            <text:p>0.802993</text:p>
          </table:table-cell>
          <table:table-cell office:value-type="float" office:value="1.49325" calcext:value-type="float">
            <text:p>1.49325</text:p>
          </table:table-cell>
          <table:table-cell office:value-type="float" office:value="1.04996" calcext:value-type="float">
            <text:p>1.04996</text:p>
          </table:table-cell>
          <table:table-cell office:value-type="float" office:value="0.0908529" calcext:value-type="float">
            <text:p>0.0908529</text:p>
          </table:table-cell>
          <table:table-cell office:value-type="float" office:value="2.21731" calcext:value-type="float">
            <text:p>2.217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873455" calcext:value-type="float">
            <text:p>0.873455</text:p>
          </table:table-cell>
          <table:table-cell office:value-type="float" office:value="0.527774" calcext:value-type="float">
            <text:p>0.527774</text:p>
          </table:table-cell>
          <table:table-cell office:value-type="float" office:value="0.629115" calcext:value-type="float">
            <text:p>0.629115</text:p>
          </table:table-cell>
          <table:table-cell office:value-type="float" office:value="1.74606" calcext:value-type="float">
            <text:p>1.74606</text:p>
          </table:table-cell>
          <table:table-cell office:value-type="float" office:value="18.6198" calcext:value-type="float">
            <text:p>18.6198</text:p>
          </table:table-cell>
          <table:table-cell office:value-type="float" office:value="3.5531" calcext:value-type="float">
            <text:p>3.5531</text:p>
          </table:table-cell>
          <table:table-cell office:value-type="float" office:value="0.256045" calcext:value-type="float">
            <text:p>0.256045</text:p>
          </table:table-cell>
          <table:table-cell office:value-type="float" office:value="0.0784218" calcext:value-type="float">
            <text:p>0.0784218</text:p>
          </table:table-cell>
          <table:table-cell office:value-type="float" office:value="0.864789" calcext:value-type="float">
            <text:p>0.864789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0598" calcext:value-type="float">
            <text:p>2.50598</text:p>
          </table:table-cell>
          <table:table-cell office:value-type="float" office:value="0.502899" calcext:value-type="float">
            <text:p>0.502899</text:p>
          </table:table-cell>
          <table:table-cell office:value-type="float" office:value="1.08795" calcext:value-type="float">
            <text:p>1.08795</text:p>
          </table:table-cell>
          <table:table-cell office:value-type="float" office:value="0.663902" calcext:value-type="float">
            <text:p>0.663902</text:p>
          </table:table-cell>
          <table:table-cell office:value-type="float" office:value="0.411483" calcext:value-type="float">
            <text:p>0.411483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19.038" calcext:value-type="float">
            <text:p>19.038</text:p>
          </table:table-cell>
          <table:table-cell office:value-type="float" office:value="1.24794" calcext:value-type="float">
            <text:p>1.24794</text:p>
          </table:table-cell>
          <table:table-cell office:value-type="float" office:value="0.635227" calcext:value-type="float">
            <text:p>0.635227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4.54593" calcext:value-type="float">
            <text:p>4.54593</text:p>
          </table:table-cell>
          <table:table-cell office:value-type="float" office:value="2.52344" calcext:value-type="float">
            <text:p>2.52344</text:p>
          </table:table-cell>
          <table:table-cell office:value-type="float" office:value="3.20655" calcext:value-type="float">
            <text:p>3.20655</text:p>
          </table:table-cell>
          <table:table-cell office:value-type="float" office:value="0.635009" calcext:value-type="float">
            <text:p>0.635009</text:p>
          </table:table-cell>
          <table:table-cell office:value-type="float" office:value="1.6774" calcext:value-type="float">
            <text:p>1.6774</text:p>
          </table:table-cell>
          <table:table-cell office:value-type="float" office:value="1.52516" calcext:value-type="float">
            <text:p>1.52516</text:p>
          </table:table-cell>
          <table:table-cell office:value-type="float" office:value="0.649971" calcext:value-type="float">
            <text:p>0.649971</text:p>
          </table:table-cell>
          <table:table-cell office:value-type="float" office:value="2.77207" calcext:value-type="float">
            <text:p>2.77207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655429" calcext:value-type="float">
            <text:p>0.655429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35421" calcext:value-type="float">
            <text:p>0.235421</text:p>
          </table:table-cell>
          <table:table-cell office:value-type="float" office:value="0.568205" calcext:value-type="float">
            <text:p>0.568205</text:p>
          </table:table-cell>
          <table:table-cell office:value-type="float" office:value="0.394385" calcext:value-type="float">
            <text:p>0.394385</text:p>
          </table:table-cell>
          <table:table-cell office:value-type="float" office:value="2.52079" calcext:value-type="float">
            <text:p>2.52079</text:p>
          </table:table-cell>
          <table:table-cell office:value-type="float" office:value="0.658185" calcext:value-type="float">
            <text:p>0.658185</text:p>
          </table:table-cell>
          <table:table-cell office:value-type="float" office:value="0.447906" calcext:value-type="float">
            <text:p>0.447906</text:p>
          </table:table-cell>
          <table:table-cell office:value-type="float" office:value="0.738216" calcext:value-type="float">
            <text:p>0.738216</text:p>
          </table:table-cell>
          <table:table-cell office:value-type="float" office:value="1.50394" calcext:value-type="float">
            <text:p>1.50394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680488" calcext:value-type="float">
            <text:p>0.680488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35405" calcext:value-type="float">
            <text:p>2.35405</text:p>
          </table:table-cell>
          <table:table-cell office:value-type="float" office:value="2.61816" calcext:value-type="float">
            <text:p>2.61816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4316" calcext:value-type="float">
            <text:p>2.4316</text:p>
          </table:table-cell>
          <table:table-cell office:value-type="float" office:value="0.631899" calcext:value-type="float">
            <text:p>0.631899</text:p>
          </table:table-cell>
          <table:table-cell office:value-type="float" office:value="2.72602" calcext:value-type="float">
            <text:p>2.72602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2.4672" calcext:value-type="float">
            <text:p>2.4672</text:p>
          </table:table-cell>
          <table:table-cell office:value-type="float" office:value="12.4494" calcext:value-type="float">
            <text:p>12.4494</text:p>
          </table:table-cell>
          <table:table-cell office:value-type="float" office:value="0.54878" calcext:value-type="float">
            <text:p>0.54878</text:p>
          </table:table-cell>
          <table:table-cell office:value-type="float" office:value="2.47973" calcext:value-type="float">
            <text:p>2.47973</text:p>
          </table:table-cell>
          <table:table-cell office:value-type="float" office:value="2.67207" calcext:value-type="float">
            <text:p>2.67207</text:p>
          </table:table-cell>
          <table:table-cell office:value-type="float" office:value="0.868727" calcext:value-type="float">
            <text:p>0.868727</text:p>
          </table:table-cell>
          <table:table-cell office:value-type="float" office:value="18.8139" calcext:value-type="float">
            <text:p>18.8139</text:p>
          </table:table-cell>
          <table:table-cell office:value-type="float" office:value="5.42177" calcext:value-type="float">
            <text:p>5.42177</text:p>
          </table:table-cell>
          <table:table-cell office:value-type="float" office:value="1.15985" calcext:value-type="float">
            <text:p>1.15985</text:p>
          </table:table-cell>
          <table:table-cell office:value-type="float" office:value="2.19014" calcext:value-type="float">
            <text:p>2.19014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8.9941" calcext:value-type="float">
            <text:p>18.9941</text:p>
          </table:table-cell>
          <table:table-cell office:value-type="float" office:value="2.71908" calcext:value-type="float">
            <text:p>2.71908</text:p>
          </table:table-cell>
          <table:table-cell office:value-type="float" office:value="1.82605" calcext:value-type="float">
            <text:p>1.82605</text:p>
          </table:table-cell>
          <table:table-cell office:value-type="float" office:value="1.56976" calcext:value-type="float">
            <text:p>1.56976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0" calcext:value-type="float">
            <text:p>0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.24854" calcext:value-type="float">
            <text:p>1.24854</text:p>
          </table:table-cell>
          <table:table-cell office:value-type="float" office:value="0.978302" calcext:value-type="float">
            <text:p>0.978302</text:p>
          </table:table-cell>
          <table:table-cell office:value-type="float" office:value="3.09032" calcext:value-type="float">
            <text:p>3.09032</text:p>
          </table:table-cell>
          <table:table-cell office:value-type="float" office:value="2.09826" calcext:value-type="float">
            <text:p>2.09826</text:p>
          </table:table-cell>
          <table:table-cell office:value-type="float" office:value="2.55307" calcext:value-type="float">
            <text:p>2.55307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0.40307" calcext:value-type="float">
            <text:p>0.40307</text:p>
          </table:table-cell>
          <table:table-cell office:value-type="float" office:value="0.622115" calcext:value-type="float">
            <text:p>0.622115</text:p>
          </table:table-cell>
          <table:table-cell office:value-type="float" office:value="2.57263" calcext:value-type="float">
            <text:p>2.57263</text:p>
          </table:table-cell>
          <table:table-cell office:value-type="float" office:value="0" calcext:value-type="float">
            <text:p>0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.99" calcext:value-type="float">
            <text:p>1.99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5.4043" calcext:value-type="float">
            <text:p>5.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2.0752" calcext:value-type="float">
            <text:p>2.0752</text:p>
          </table:table-cell>
          <table:table-cell office:value-type="float" office:value="0.706836" calcext:value-type="float">
            <text:p>0.706836</text:p>
          </table:table-cell>
          <table:table-cell table:number-columns-repeated="6" office:value-type="float" office:value="3.98872" calcext:value-type="float">
            <text:p>3.9887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1.901" calcext:value-type="float">
            <text:p>1.901</text:p>
          </table:table-cell>
          <table:table-cell office:value-type="float" office:value="3.54307" calcext:value-type="float">
            <text:p>3.54307</text:p>
          </table:table-cell>
          <table:table-cell office:value-type="float" office:value="2.3937" calcext:value-type="float">
            <text:p>2.3937</text:p>
          </table:table-cell>
          <table:table-cell office:value-type="float" office:value="2.25082" calcext:value-type="float">
            <text:p>2.25082</text:p>
          </table:table-cell>
          <table:table-cell office:value-type="float" office:value="1.97039" calcext:value-type="float">
            <text:p>1.97039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5.21739" calcext:value-type="float">
            <text:p>5.21739</text:p>
          </table:table-cell>
          <table:table-cell office:value-type="float" office:value="0.908749" calcext:value-type="float">
            <text:p>0.908749</text:p>
          </table:table-cell>
          <table:table-cell office:value-type="float" office:value="2.4471" calcext:value-type="float">
            <text:p>2.4471</text:p>
          </table:table-cell>
          <table:table-cell office:value-type="float" office:value="0.732592" calcext:value-type="float">
            <text:p>0.732592</text:p>
          </table:table-cell>
          <table:table-cell office:value-type="float" office:value="5.79253" calcext:value-type="float">
            <text:p>5.79253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4.08591" calcext:value-type="float">
            <text:p>4.08591</text:p>
          </table:table-cell>
          <table:table-cell office:value-type="float" office:value="2.09339" calcext:value-type="float">
            <text:p>2.09339</text:p>
          </table:table-cell>
          <table:table-cell office:value-type="float" office:value="3.38928" calcext:value-type="float">
            <text:p>3.38928</text:p>
          </table:table-cell>
          <table:table-cell office:value-type="float" office:value="2.34661" calcext:value-type="float">
            <text:p>2.34661</text:p>
          </table:table-cell>
          <table:table-cell office:value-type="float" office:value="2.49699" calcext:value-type="float">
            <text:p>2.49699</text:p>
          </table:table-cell>
          <table:table-cell office:value-type="float" office:value="2.44142" calcext:value-type="float">
            <text:p>2.44142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1.60014" calcext:value-type="float">
            <text:p>1.60014</text:p>
          </table:table-cell>
          <table:table-cell office:value-type="float" office:value="2.10439" calcext:value-type="float">
            <text:p>2.10439</text:p>
          </table:table-cell>
          <table:table-cell office:value-type="float" office:value="1.83568" calcext:value-type="float">
            <text:p>1.83568</text:p>
          </table:table-cell>
          <table:table-cell office:value-type="float" office:value="2.49738" calcext:value-type="float">
            <text:p>2.49738</text:p>
          </table:table-cell>
          <table:table-cell office:value-type="float" office:value="20.6407" calcext:value-type="float">
            <text:p>20.6407</text:p>
          </table:table-cell>
          <table:table-cell office:value-type="float" office:value="4.41206" calcext:value-type="float">
            <text:p>4.41206</text:p>
          </table:table-cell>
          <table:table-cell office:value-type="float" office:value="2.23705" calcext:value-type="float">
            <text:p>2.23705</text:p>
          </table:table-cell>
          <table:table-cell office:value-type="float" office:value="2.53706" calcext:value-type="float">
            <text:p>2.53706</text:p>
          </table:table-cell>
          <table:table-cell office:value-type="float" office:value="1.81328" calcext:value-type="float">
            <text:p>1.81328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1.13195" calcext:value-type="float">
            <text:p>1.13195</text:p>
          </table:table-cell>
          <table:table-cell office:value-type="float" office:value="2.18463" calcext:value-type="float">
            <text:p>2.18463</text:p>
          </table:table-cell>
          <table:table-cell office:value-type="float" office:value="1.39713" calcext:value-type="float">
            <text:p>1.39713</text:p>
          </table:table-cell>
          <table:table-cell office:value-type="float" office:value="1.84392" calcext:value-type="float">
            <text:p>1.84392</text:p>
          </table:table-cell>
          <table:table-cell office:value-type="float" office:value="2.0622" calcext:value-type="float">
            <text:p>2.0622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21.3267" calcext:value-type="float">
            <text:p>21.3267</text:p>
          </table:table-cell>
          <table:table-cell office:value-type="float" office:value="1.49811" calcext:value-type="float">
            <text:p>1.49811</text:p>
          </table:table-cell>
          <table:table-cell office:value-type="float" office:value="2.18679" calcext:value-type="float">
            <text:p>2.18679</text:p>
          </table:table-cell>
          <table:table-cell office:value-type="float" office:value="1.68161" calcext:value-type="float">
            <text:p>1.68161</text:p>
          </table:table-cell>
          <table:table-cell office:value-type="float" office:value="6.23285" calcext:value-type="float">
            <text:p>6.23285</text:p>
          </table:table-cell>
          <table:table-cell office:value-type="float" office:value="0.389692" calcext:value-type="float">
            <text:p>0.389692</text:p>
          </table:table-cell>
          <table:table-cell office:value-type="float" office:value="4.50582" calcext:value-type="float">
            <text:p>4.50582</text:p>
          </table:table-cell>
          <table:table-cell office:value-type="float" office:value="2.20943" calcext:value-type="float">
            <text:p>2.20943</text:p>
          </table:table-cell>
          <table:table-cell office:value-type="float" office:value="3.25751" calcext:value-type="float">
            <text:p>3.25751</text:p>
          </table:table-cell>
          <table:table-cell office:value-type="float" office:value="1.28481" calcext:value-type="float">
            <text:p>1.28481</text:p>
          </table:table-cell>
          <table:table-cell office:value-type="float" office:value="1.83934" calcext:value-type="float">
            <text:p>1.83934</text:p>
          </table:table-cell>
          <table:table-cell office:value-type="float" office:value="2.40224" calcext:value-type="float">
            <text:p>2.40224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1.81768" calcext:value-type="float">
            <text:p>1.81768</text:p>
          </table:table-cell>
          <table:table-cell office:value-type="float" office:value="2.21997" calcext:value-type="float">
            <text:p>2.21997</text:p>
          </table:table-cell>
          <table:table-cell office:value-type="float" office:value="2.62134" calcext:value-type="float">
            <text:p>2.62134</text:p>
          </table:table-cell>
          <table:table-cell office:value-type="float" office:value="2.02729" calcext:value-type="float">
            <text:p>2.02729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0.397262" calcext:value-type="float">
            <text:p>0.397262</text:p>
          </table:table-cell>
          <table:table-cell office:value-type="float" office:value="2.26989" calcext:value-type="float">
            <text:p>2.26989</text:p>
          </table:table-cell>
          <table:table-cell office:value-type="float" office:value="2.0163" calcext:value-type="float">
            <text:p>2.0163</text:p>
          </table:table-cell>
          <table:table-cell office:value-type="float" office:value="2.45893" calcext:value-type="float">
            <text:p>2.45893</text:p>
          </table:table-cell>
          <table:table-cell office:value-type="float" office:value="1.10537" calcext:value-type="float">
            <text:p>1.10537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2.54016" calcext:value-type="float">
            <text:p>2.54016</text:p>
          </table:table-cell>
          <table:table-cell office:value-type="float" office:value="2.97966" calcext:value-type="float">
            <text:p>2.97966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.09836" calcext:value-type="float">
            <text:p>1.09836</text:p>
          </table:table-cell>
          <table:table-cell office:value-type="float" office:value="2.3859" calcext:value-type="float">
            <text:p>2.3859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0.648939" calcext:value-type="float">
            <text:p>0.648939</text:p>
          </table:table-cell>
          <table:table-cell office:value-type="float" office:value="2.16119" calcext:value-type="float">
            <text:p>2.16119</text:p>
          </table:table-cell>
          <table:table-cell office:value-type="float" office:value="0.458584" calcext:value-type="float">
            <text:p>0.458584</text:p>
          </table:table-cell>
          <table:table-cell office:value-type="float" office:value="2.35972" calcext:value-type="float">
            <text:p>2.35972</text:p>
          </table:table-cell>
          <table:table-cell office:value-type="float" office:value="0.00879568" calcext:value-type="float">
            <text:p>0.00879568</text:p>
          </table:table-cell>
          <table:table-cell office:value-type="float" office:value="14.7693" calcext:value-type="float">
            <text:p>14.7693</text:p>
          </table:table-cell>
          <table:table-cell office:value-type="float" office:value="2.10764" calcext:value-type="float">
            <text:p>2.10764</text:p>
          </table:table-cell>
          <table:table-cell office:value-type="float" office:value="0.303626" calcext:value-type="float">
            <text:p>0.303626</text:p>
          </table:table-cell>
          <table:table-cell office:value-type="float" office:value="2.99215" calcext:value-type="float">
            <text:p>2.99215</text:p>
          </table:table-cell>
          <table:table-cell office:value-type="float" office:value="1.74708" calcext:value-type="float">
            <text:p>1.74708</text:p>
          </table:table-cell>
          <table:table-cell office:value-type="float" office:value="20.8283" calcext:value-type="float">
            <text:p>20.8283</text:p>
          </table:table-cell>
          <table:table-cell office:value-type="float" office:value="5.13932" calcext:value-type="float">
            <text:p>5.13932</text:p>
          </table:table-cell>
          <table:table-cell office:value-type="float" office:value="1.33768" calcext:value-type="float">
            <text:p>1.33768</text:p>
          </table:table-cell>
          <table:table-cell office:value-type="float" office:value="0.809879" calcext:value-type="float">
            <text:p>0.809879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2.2934" calcext:value-type="float">
            <text:p>2.2934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21.2834" calcext:value-type="float">
            <text:p>21.2834</text:p>
          </table:table-cell>
          <table:table-cell office:value-type="float" office:value="0.276198" calcext:value-type="float">
            <text:p>0.276198</text:p>
          </table:table-cell>
          <table:table-cell office:value-type="float" office:value="1.19611" calcext:value-type="float">
            <text:p>1.19611</text:p>
          </table:table-cell>
          <table:table-cell office:value-type="float" office:value="1.25425" calcext:value-type="float">
            <text:p>1.25425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3.71132" calcext:value-type="float">
            <text:p>3.71132</text:p>
          </table:table-cell>
          <table:table-cell office:value-type="float" office:value="2.69813" calcext:value-type="float">
            <text:p>2.69813</text:p>
          </table:table-cell>
          <table:table-cell office:value-type="float" office:value="3.99115" calcext:value-type="float">
            <text:p>3.99115</text:p>
          </table:table-cell>
          <table:table-cell office:value-type="float" office:value="1.34997" calcext:value-type="float">
            <text:p>1.34997</text:p>
          </table:table-cell>
          <table:table-cell office:value-type="float" office:value="3.40595" calcext:value-type="float">
            <text:p>3.40595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2.13147" calcext:value-type="float">
            <text:p>2.13147</text:p>
          </table:table-cell>
          <table:table-cell office:value-type="float" office:value="2.16969" calcext:value-type="float">
            <text:p>2.16969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2.46326" calcext:value-type="float">
            <text:p>2.46326</text:p>
          </table:table-cell>
          <table:table-cell office:value-type="float" office:value="0" calcext:value-type="float">
            <text:p>0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.801" calcext:value-type="float">
            <text:p>1.801</text:p>
          </table:table-cell>
          <table:table-cell office:value-type="float" office:value="1.45414" calcext:value-type="float">
            <text:p>1.45414</text:p>
          </table:table-cell>
          <table:table-cell office:value-type="float" office:value="2.42824" calcext:value-type="float">
            <text:p>2.42824</text:p>
          </table:table-cell>
          <table:table-cell office:value-type="float" office:value="2.00531" calcext:value-type="float">
            <text:p>2.00531</text:p>
          </table:table-cell>
          <table:table-cell office:value-type="float" office:value="5.7461" calcext:value-type="float">
            <text:p>5.7461</text:p>
          </table:table-cell>
          <table:table-cell office:value-type="float" office:value="1.23347" calcext:value-type="float">
            <text:p>1.23347</text:p>
          </table:table-cell>
          <table:table-cell office:value-type="float" office:value="0.193268" calcext:value-type="float">
            <text:p>0.193268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5.12466" calcext:value-type="float">
            <text:p>5.12466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21.8955" calcext:value-type="float">
            <text:p>21.8955</text:p>
          </table:table-cell>
          <table:table-cell office:value-type="float" office:value="0.924037" calcext:value-type="float">
            <text:p>0.924037</text:p>
          </table:table-cell>
          <table:table-cell office:value-type="float" office:value="1.91541" calcext:value-type="float">
            <text:p>1.91541</text:p>
          </table:table-cell>
          <table:table-cell table:number-columns-repeated="6" office:value-type="float" office:value="6.38011" calcext:value-type="float">
            <text:p>6.3801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2.8542" calcext:value-type="float">
            <text:p>12.8542</text:p>
          </table:table-cell>
          <table:table-cell office:value-type="float" office:value="11.6783" calcext:value-type="float">
            <text:p>11.6783</text:p>
          </table:table-cell>
          <table:table-cell office:value-type="float" office:value="12.3336" calcext:value-type="float">
            <text:p>12.3336</text:p>
          </table:table-cell>
          <table:table-cell office:value-type="float" office:value="12.4861" calcext:value-type="float">
            <text:p>12.4861</text:p>
          </table:table-cell>
          <table:table-cell office:value-type="float" office:value="12.9685" calcext:value-type="float">
            <text:p>12.968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1.7315" calcext:value-type="float">
            <text:p>11.7315</text:p>
          </table:table-cell>
          <table:table-cell office:value-type="float" office:value="14.7078" calcext:value-type="float">
            <text:p>14.7078</text:p>
          </table:table-cell>
          <table:table-cell office:value-type="float" office:value="12.2649" calcext:value-type="float">
            <text:p>12.2649</text:p>
          </table:table-cell>
          <table:table-cell office:value-type="float" office:value="14.3741" calcext:value-type="float">
            <text:p>14.3741</text:p>
          </table:table-cell>
          <table:table-cell office:value-type="float" office:value="9.29984" calcext:value-type="float">
            <text:p>9.29984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1.0346" calcext:value-type="float">
            <text:p>11.0346</text:p>
          </table:table-cell>
          <table:table-cell office:value-type="float" office:value="12.5931" calcext:value-type="float">
            <text:p>12.5931</text:p>
          </table:table-cell>
          <table:table-cell office:value-type="float" office:value="11.3183" calcext:value-type="float">
            <text:p>11.3183</text:p>
          </table:table-cell>
          <table:table-cell office:value-type="float" office:value="13.064" calcext:value-type="float">
            <text:p>13.064</text:p>
          </table:table-cell>
          <table:table-cell office:value-type="float" office:value="12.3032" calcext:value-type="float">
            <text:p>12.3032</text:p>
          </table:table-cell>
          <table:table-cell office:value-type="float" office:value="12.7911" calcext:value-type="float">
            <text:p>12.7911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3.2125" calcext:value-type="float">
            <text:p>13.2125</text:p>
          </table:table-cell>
          <table:table-cell office:value-type="float" office:value="12.6062" calcext:value-type="float">
            <text:p>12.6062</text:p>
          </table:table-cell>
          <table:table-cell office:value-type="float" office:value="12.9643" calcext:value-type="float">
            <text:p>12.9643</text:p>
          </table:table-cell>
          <table:table-cell office:value-type="float" office:value="12.4346" calcext:value-type="float">
            <text:p>12.4346</text:p>
          </table:table-cell>
          <table:table-cell office:value-type="float" office:value="16.0419" calcext:value-type="float">
            <text:p>16.0419</text:p>
          </table:table-cell>
          <table:table-cell office:value-type="float" office:value="11.4027" calcext:value-type="float">
            <text:p>11.4027</text:p>
          </table:table-cell>
          <table:table-cell office:value-type="float" office:value="12.6189" calcext:value-type="float">
            <text:p>12.6189</text:p>
          </table:table-cell>
          <table:table-cell office:value-type="float" office:value="12.2855" calcext:value-type="float">
            <text:p>12.2855</text:p>
          </table:table-cell>
          <table:table-cell office:value-type="float" office:value="13.2085" calcext:value-type="float">
            <text:p>13.2085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1752" calcext:value-type="float">
            <text:p>14.1752</text:p>
          </table:table-cell>
          <table:table-cell office:value-type="float" office:value="12.8016" calcext:value-type="float">
            <text:p>12.8016</text:p>
          </table:table-cell>
          <table:table-cell office:value-type="float" office:value="13.4275" calcext:value-type="float">
            <text:p>13.4275</text:p>
          </table:table-cell>
          <table:table-cell office:value-type="float" office:value="13.0268" calcext:value-type="float">
            <text:p>13.0268</text:p>
          </table:table-cell>
          <table:table-cell office:value-type="float" office:value="12.7106" calcext:value-type="float">
            <text:p>12.7106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6.69062" calcext:value-type="float">
            <text:p>6.69062</text:p>
          </table:table-cell>
          <table:table-cell office:value-type="float" office:value="13.6017" calcext:value-type="float">
            <text:p>13.6017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13.0109" calcext:value-type="float">
            <text:p>13.0109</text:p>
          </table:table-cell>
          <table:table-cell office:value-type="float" office:value="9.08629" calcext:value-type="float">
            <text:p>9.08629</text:p>
          </table:table-cell>
          <table:table-cell office:value-type="float" office:value="14.8382" calcext:value-type="float">
            <text:p>14.8382</text:p>
          </table:table-cell>
          <table:table-cell office:value-type="float" office:value="10.8076" calcext:value-type="float">
            <text:p>10.8076</text:p>
          </table:table-cell>
          <table:table-cell office:value-type="float" office:value="12.4818" calcext:value-type="float">
            <text:p>12.4818</text:p>
          </table:table-cell>
          <table:table-cell office:value-type="float" office:value="11.527" calcext:value-type="float">
            <text:p>11.527</text:p>
          </table:table-cell>
          <table:table-cell office:value-type="float" office:value="13.8841" calcext:value-type="float">
            <text:p>13.8841</text:p>
          </table:table-cell>
          <table:table-cell office:value-type="float" office:value="13.0089" calcext:value-type="float">
            <text:p>13.0089</text:p>
          </table:table-cell>
          <table:table-cell office:value-type="float" office:value="13.3303" calcext:value-type="float">
            <text:p>13.3303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3.004" calcext:value-type="float">
            <text:p>13.004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.2896" calcext:value-type="float">
            <text:p>12.2896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2.1767" calcext:value-type="float">
            <text:p>12.1767</text:p>
          </table:table-cell>
          <table:table-cell office:value-type="float" office:value="14.8371" calcext:value-type="float">
            <text:p>14.8371</text:p>
          </table:table-cell>
          <table:table-cell office:value-type="float" office:value="12.8443" calcext:value-type="float">
            <text:p>12.8443</text:p>
          </table:table-cell>
          <table:table-cell office:value-type="float" office:value="12.7909" calcext:value-type="float">
            <text:p>12.7909</text:p>
          </table:table-cell>
          <table:table-cell office:value-type="float" office:value="12.2277" calcext:value-type="float">
            <text:p>12.2277</text:p>
          </table:table-cell>
          <table:table-cell office:value-type="float" office:value="13.863" calcext:value-type="float">
            <text:p>13.863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1487" calcext:value-type="float">
            <text:p>12.1487</text:p>
          </table:table-cell>
          <table:table-cell office:value-type="float" office:value="11.8518" calcext:value-type="float">
            <text:p>11.8518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4.0616" calcext:value-type="float">
            <text:p>14.0616</text:p>
          </table:table-cell>
          <table:table-cell office:value-type="float" office:value="13.194" calcext:value-type="float">
            <text:p>13.19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3915" calcext:value-type="float">
            <text:p>14.3915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4.7957" calcext:value-type="float">
            <text:p>14.7957</text:p>
          </table:table-cell>
          <table:table-cell office:value-type="float" office:value="12.7327" calcext:value-type="float">
            <text:p>12.7327</text:p>
          </table:table-cell>
          <table:table-cell office:value-type="float" office:value="14.6878" calcext:value-type="float">
            <text:p>14.6878</text:p>
          </table:table-cell>
          <table:table-cell office:value-type="float" office:value="0.0957793" calcext:value-type="float">
            <text:p>0.0957793</text:p>
          </table:table-cell>
          <table:table-cell office:value-type="float" office:value="12.5986" calcext:value-type="float">
            <text:p>12.5986</text:p>
          </table:table-cell>
          <table:table-cell office:value-type="float" office:value="14.78" calcext:value-type="float">
            <text:p>14.78</text:p>
          </table:table-cell>
          <table:table-cell office:value-type="float" office:value="12.5386" calcext:value-type="float">
            <text:p>12.5386</text:p>
          </table:table-cell>
          <table:table-cell office:value-type="float" office:value="13.2266" calcext:value-type="float">
            <text:p>13.2266</text:p>
          </table:table-cell>
          <table:table-cell office:value-type="float" office:value="16.244" calcext:value-type="float">
            <text:p>16.244</text:p>
          </table:table-cell>
          <table:table-cell office:value-type="float" office:value="13.3725" calcext:value-type="float">
            <text:p>13.3725</text:p>
          </table:table-cell>
          <table:table-cell office:value-type="float" office:value="13.504" calcext:value-type="float">
            <text:p>13.504</text:p>
          </table:table-cell>
          <table:table-cell office:value-type="float" office:value="14.5524" calcext:value-type="float">
            <text:p>14.5524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2.4151" calcext:value-type="float">
            <text:p>12.415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6.64613" calcext:value-type="float">
            <text:p>6.64613</text:p>
          </table:table-cell>
          <table:table-cell office:value-type="float" office:value="14.8957" calcext:value-type="float">
            <text:p>14.8957</text:p>
          </table:table-cell>
          <table:table-cell office:value-type="float" office:value="14.1802" calcext:value-type="float">
            <text:p>14.1802</text:p>
          </table:table-cell>
          <table:table-cell office:value-type="float" office:value="13.9292" calcext:value-type="float">
            <text:p>13.9292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0" calcext:value-type="float">
            <text:p>0</text:p>
          </table:table-cell>
          <table:table-cell office:value-type="float" office:value="11.1934" calcext:value-type="float">
            <text:p>11.1934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11.5428" calcext:value-type="float">
            <text:p>11.5428</text:p>
          </table:table-cell>
          <table:table-cell office:value-type="float" office:value="13.6895" calcext:value-type="float">
            <text:p>13.6895</text:p>
          </table:table-cell>
          <table:table-cell office:value-type="float" office:value="11.8809" calcext:value-type="float">
            <text:p>11.8809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2.6099" calcext:value-type="float">
            <text:p>12.6099</text:p>
          </table:table-cell>
          <table:table-cell office:value-type="float" office:value="12.8845" calcext:value-type="float">
            <text:p>12.8845</text:p>
          </table:table-cell>
          <table:table-cell office:value-type="float" office:value="14.7771" calcext:value-type="float">
            <text:p>14.7771</text:p>
          </table:table-cell>
          <table:table-cell office:value-type="float" office:value="12.3639" calcext:value-type="float">
            <text:p>12.3639</text:p>
          </table:table-cell>
          <table:table-cell office:value-type="float" office:value="14.6865" calcext:value-type="float">
            <text:p>14.6865</text:p>
          </table:table-cell>
          <table:table-cell office:value-type="float" office:value="0" calcext:value-type="float">
            <text:p>0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13.004" calcext:value-type="float">
            <text:p>13.004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3.364" calcext:value-type="float">
            <text:p>13.36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3.0552" calcext:value-type="float">
            <text:p>13.0552</text:p>
          </table:table-cell>
          <table:table-cell table:number-columns-repeated="6" office:value-type="float" office:value="8.38712" calcext:value-type="float">
            <text:p>8.3871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6" calcext:value-type="float">
            <text:p>106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0.80312" calcext:value-type="float">
            <text:p>0.80312</text:p>
          </table:table-cell>
          <table:table-cell office:value-type="float" office:value="2.03643" calcext:value-type="float">
            <text:p>2.03643</text:p>
          </table:table-cell>
          <table:table-cell office:value-type="float" office:value="0.598676" calcext:value-type="float">
            <text:p>0.598676</text:p>
          </table:table-cell>
          <table:table-cell office:value-type="float" office:value="0.258997" calcext:value-type="float">
            <text:p>0.258997</text:p>
          </table:table-cell>
          <table:table-cell office:value-type="float" office:value="1.22382" calcext:value-type="float">
            <text:p>1.22382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3.82503" calcext:value-type="float">
            <text:p>3.82503</text:p>
          </table:table-cell>
          <table:table-cell office:value-type="float" office:value="2.39387" calcext:value-type="float">
            <text:p>2.39387</text:p>
          </table:table-cell>
          <table:table-cell office:value-type="float" office:value="0.530807" calcext:value-type="float">
            <text:p>0.530807</text:p>
          </table:table-cell>
          <table:table-cell office:value-type="float" office:value="2.01746" calcext:value-type="float">
            <text:p>2.01746</text:p>
          </table:table-cell>
          <table:table-cell office:value-type="float" office:value="3.57831" calcext:value-type="float">
            <text:p>3.57831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2.02905" calcext:value-type="float">
            <text:p>2.02905</text:p>
          </table:table-cell>
          <table:table-cell office:value-type="float" office:value="0.268219" calcext:value-type="float">
            <text:p>0.268219</text:p>
          </table:table-cell>
          <table:table-cell office:value-type="float" office:value="1.09129" calcext:value-type="float">
            <text:p>1.09129</text:p>
          </table:table-cell>
          <table:table-cell office:value-type="float" office:value="1.87633" calcext:value-type="float">
            <text:p>1.87633</text:p>
          </table:table-cell>
          <table:table-cell office:value-type="float" office:value="0.880078" calcext:value-type="float">
            <text:p>0.880078</text:p>
          </table:table-cell>
          <table:table-cell office:value-type="float" office:value="1.28156" calcext:value-type="float">
            <text:p>1.28156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1.12122" calcext:value-type="float">
            <text:p>1.12122</text:p>
          </table:table-cell>
          <table:table-cell office:value-type="float" office:value="0.527995" calcext:value-type="float">
            <text:p>0.527995</text:p>
          </table:table-cell>
          <table:table-cell office:value-type="float" office:value="0.963945" calcext:value-type="float">
            <text:p>0.963945</text:p>
          </table:table-cell>
          <table:table-cell office:value-type="float" office:value="0.801237" calcext:value-type="float">
            <text:p>0.801237</text:p>
          </table:table-cell>
          <table:table-cell office:value-type="float" office:value="19.4289" calcext:value-type="float">
            <text:p>19.4289</text:p>
          </table:table-cell>
          <table:table-cell office:value-type="float" office:value="2.71351" calcext:value-type="float">
            <text:p>2.71351</text:p>
          </table:table-cell>
          <table:table-cell office:value-type="float" office:value="1.00263" calcext:value-type="float">
            <text:p>1.00263</text:p>
          </table:table-cell>
          <table:table-cell office:value-type="float" office:value="0.950246" calcext:value-type="float">
            <text:p>0.950246</text:p>
          </table:table-cell>
          <table:table-cell office:value-type="float" office:value="1.41771" calcext:value-type="float">
            <text:p>1.41771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1.91943" calcext:value-type="float">
            <text:p>1.91943</text:p>
          </table:table-cell>
          <table:table-cell office:value-type="float" office:value="1.27507" calcext:value-type="float">
            <text:p>1.27507</text:p>
          </table:table-cell>
          <table:table-cell office:value-type="float" office:value="1.27776" calcext:value-type="float">
            <text:p>1.27776</text:p>
          </table:table-cell>
          <table:table-cell office:value-type="float" office:value="1.12677" calcext:value-type="float">
            <text:p>1.12677</text:p>
          </table:table-cell>
          <table:table-cell office:value-type="float" office:value="0.800353" calcext:value-type="float">
            <text:p>0.800353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9.0297" calcext:value-type="float">
            <text:p>19.0297</text:p>
          </table:table-cell>
          <table:table-cell office:value-type="float" office:value="1.66518" calcext:value-type="float">
            <text:p>1.66518</text:p>
          </table:table-cell>
          <table:table-cell office:value-type="float" office:value="1.41689" calcext:value-type="float">
            <text:p>1.41689</text:p>
          </table:table-cell>
          <table:table-cell office:value-type="float" office:value="0.695501" calcext:value-type="float">
            <text:p>0.695501</text:p>
          </table:table-cell>
          <table:table-cell office:value-type="float" office:value="4.06067" calcext:value-type="float">
            <text:p>4.06067</text:p>
          </table:table-cell>
          <table:table-cell office:value-type="float" office:value="2.49985" calcext:value-type="float">
            <text:p>2.49985</text:p>
          </table:table-cell>
          <table:table-cell office:value-type="float" office:value="2.49905" calcext:value-type="float">
            <text:p>2.49905</text:p>
          </table:table-cell>
          <table:table-cell office:value-type="float" office:value="0.335656" calcext:value-type="float">
            <text:p>0.335656</text:p>
          </table:table-cell>
          <table:table-cell office:value-type="float" office:value="1.02623" calcext:value-type="float">
            <text:p>1.02623</text:p>
          </table:table-cell>
          <table:table-cell office:value-type="float" office:value="1.86418" calcext:value-type="float">
            <text:p>1.86418</text:p>
          </table:table-cell>
          <table:table-cell office:value-type="float" office:value="1.07914" calcext:value-type="float">
            <text:p>1.07914</text:p>
          </table:table-cell>
          <table:table-cell office:value-type="float" office:value="1.87259" calcext:value-type="float">
            <text:p>1.87259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1.02652" calcext:value-type="float">
            <text:p>1.02652</text:p>
          </table:table-cell>
          <table:table-cell office:value-type="float" office:value="0.969663" calcext:value-type="float">
            <text:p>0.969663</text:p>
          </table:table-cell>
          <table:table-cell office:value-type="float" office:value="1.17061" calcext:value-type="float">
            <text:p>1.17061</text:p>
          </table:table-cell>
          <table:table-cell office:value-type="float" office:value="0.566045" calcext:value-type="float">
            <text:p>0.566045</text:p>
          </table:table-cell>
          <table:table-cell office:value-type="float" office:value="0.630185" calcext:value-type="float">
            <text:p>0.630185</text:p>
          </table:table-cell>
          <table:table-cell office:value-type="float" office:value="2.50049" calcext:value-type="float">
            <text:p>2.50049</text:p>
          </table:table-cell>
          <table:table-cell office:value-type="float" office:value="1.48222" calcext:value-type="float">
            <text:p>1.48222</text:p>
          </table:table-cell>
          <table:table-cell office:value-type="float" office:value="0.914766" calcext:value-type="float">
            <text:p>0.914766</text:p>
          </table:table-cell>
          <table:table-cell office:value-type="float" office:value="0.272534" calcext:value-type="float">
            <text:p>0.272534</text:p>
          </table:table-cell>
          <table:table-cell office:value-type="float" office:value="1.70959" calcext:value-type="float">
            <text:p>1.70959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0.38226" calcext:value-type="float">
            <text:p>0.38226</text:p>
          </table:table-cell>
          <table:table-cell office:value-type="float" office:value="1.16614" calcext:value-type="float">
            <text:p>1.16614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1.77814" calcext:value-type="float">
            <text:p>1.77814</text:p>
          </table:table-cell>
          <table:table-cell office:value-type="float" office:value="1.71001" calcext:value-type="float">
            <text:p>1.71001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2.02056" calcext:value-type="float">
            <text:p>2.02056</text:p>
          </table:table-cell>
          <table:table-cell office:value-type="float" office:value="1.39845" calcext:value-type="float">
            <text:p>1.39845</text:p>
          </table:table-cell>
          <table:table-cell office:value-type="float" office:value="2.40677" calcext:value-type="float">
            <text:p>2.40677</text:p>
          </table:table-cell>
          <table:table-cell office:value-type="float" office:value="1.44895" calcext:value-type="float">
            <text:p>1.44895</text:p>
          </table:table-cell>
          <table:table-cell office:value-type="float" office:value="2.29935" calcext:value-type="float">
            <text:p>2.29935</text:p>
          </table:table-cell>
          <table:table-cell office:value-type="float" office:value="12.4793" calcext:value-type="float">
            <text:p>12.4793</text:p>
          </table:table-cell>
          <table:table-cell office:value-type="float" office:value="0.499718" calcext:value-type="float">
            <text:p>0.499718</text:p>
          </table:table-cell>
          <table:table-cell office:value-type="float" office:value="2.42955" calcext:value-type="float">
            <text:p>2.42955</text:p>
          </table:table-cell>
          <table:table-cell office:value-type="float" office:value="1.72762" calcext:value-type="float">
            <text:p>1.72762</text:p>
          </table:table-cell>
          <table:table-cell office:value-type="float" office:value="1.36128" calcext:value-type="float">
            <text:p>1.36128</text:p>
          </table:table-cell>
          <table:table-cell office:value-type="float" office:value="19.6251" calcext:value-type="float">
            <text:p>19.6251</text:p>
          </table:table-cell>
          <table:table-cell office:value-type="float" office:value="4.47649" calcext:value-type="float">
            <text:p>4.47649</text:p>
          </table:table-cell>
          <table:table-cell office:value-type="float" office:value="1.35083" calcext:value-type="float">
            <text:p>1.35083</text:p>
          </table:table-cell>
          <table:table-cell office:value-type="float" office:value="2.35176" calcext:value-type="float">
            <text:p>2.35176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0.483364" calcext:value-type="float">
            <text:p>0.483364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8.9865" calcext:value-type="float">
            <text:p>18.9865</text:p>
          </table:table-cell>
          <table:table-cell office:value-type="float" office:value="2.49885" calcext:value-type="float">
            <text:p>2.49885</text:p>
          </table:table-cell>
          <table:table-cell office:value-type="float" office:value="2.14938" calcext:value-type="float">
            <text:p>2.14938</text:p>
          </table:table-cell>
          <table:table-cell office:value-type="float" office:value="1.89857" calcext:value-type="float">
            <text:p>1.89857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1.79674" calcext:value-type="float">
            <text:p>1.79674</text:p>
          </table:table-cell>
          <table:table-cell office:value-type="float" office:value="1.90001" calcext:value-type="float">
            <text:p>1.90001</text:p>
          </table:table-cell>
          <table:table-cell office:value-type="float" office:value="2.24416" calcext:value-type="float">
            <text:p>2.24416</text:p>
          </table:table-cell>
          <table:table-cell office:value-type="float" office:value="1.4399" calcext:value-type="float">
            <text:p>1.4399</text:p>
          </table:table-cell>
          <table:table-cell office:value-type="float" office:value="1.66901" calcext:value-type="float">
            <text:p>1.66901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0.669515" calcext:value-type="float">
            <text:p>0.669515</text:p>
          </table:table-cell>
          <table:table-cell office:value-type="float" office:value="1.39334" calcext:value-type="float">
            <text:p>1.39334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0.945582" calcext:value-type="float">
            <text:p>0.945582</text:p>
          </table:table-cell>
          <table:table-cell office:value-type="float" office:value="2.29873" calcext:value-type="float">
            <text:p>2.29873</text:p>
          </table:table-cell>
          <table:table-cell office:value-type="float" office:value="12.3972" calcext:value-type="float">
            <text:p>12.3972</text:p>
          </table:table-cell>
          <table:table-cell office:value-type="float" office:value="0" calcext:value-type="float">
            <text:p>0</text:p>
          </table:table-cell>
          <table:table-cell office:value-type="float" office:value="0.763582" calcext:value-type="float">
            <text:p>0.763582</text:p>
          </table:table-cell>
          <table:table-cell office:value-type="float" office:value="1.29911" calcext:value-type="float">
            <text:p>1.29911</text:p>
          </table:table-cell>
          <table:table-cell office:value-type="float" office:value="0.537716" calcext:value-type="float">
            <text:p>0.537716</text:p>
          </table:table-cell>
          <table:table-cell office:value-type="float" office:value="1.34338" calcext:value-type="float">
            <text:p>1.34338</text:p>
          </table:table-cell>
          <table:table-cell office:value-type="float" office:value="5.16323" calcext:value-type="float">
            <text:p>5.16323</text:p>
          </table:table-cell>
          <table:table-cell office:value-type="float" office:value="1.39157" calcext:value-type="float">
            <text:p>1.39157</text:p>
          </table:table-cell>
          <table:table-cell office:value-type="float" office:value="2.41574" calcext:value-type="float">
            <text:p>2.41574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4.45902" calcext:value-type="float">
            <text:p>4.45902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9.597" calcext:value-type="float">
            <text:p>19.597</text:p>
          </table:table-cell>
          <table:table-cell office:value-type="float" office:value="1.59689" calcext:value-type="float">
            <text:p>1.59689</text:p>
          </table:table-cell>
          <table:table-cell office:value-type="float" office:value="1.29777" calcext:value-type="float">
            <text:p>1.29777</text:p>
          </table:table-cell>
          <table:table-cell table:number-columns-repeated="6" office:value-type="float" office:value="4.15482" calcext:value-type="float">
            <text:p>4.154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7" calcext:value-type="float">
            <text:p>107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1.13492" calcext:value-type="float">
            <text:p>1.13492</text:p>
          </table:table-cell>
          <table:table-cell office:value-type="float" office:value="2.73006" calcext:value-type="float">
            <text:p>2.73006</text:p>
          </table:table-cell>
          <table:table-cell office:value-type="float" office:value="1.25311" calcext:value-type="float">
            <text:p>1.25311</text:p>
          </table:table-cell>
          <table:table-cell office:value-type="float" office:value="0.5694" calcext:value-type="float">
            <text:p>0.5694</text:p>
          </table:table-cell>
          <table:table-cell office:value-type="float" office:value="1.55731" calcext:value-type="float">
            <text:p>1.55731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3.67388" calcext:value-type="float">
            <text:p>3.67388</text:p>
          </table:table-cell>
          <table:table-cell office:value-type="float" office:value="1.69291" calcext:value-type="float">
            <text:p>1.69291</text:p>
          </table:table-cell>
          <table:table-cell office:value-type="float" office:value="1.2248" calcext:value-type="float">
            <text:p>1.2248</text:p>
          </table:table-cell>
          <table:table-cell office:value-type="float" office:value="1.35247" calcext:value-type="float">
            <text:p>1.35247</text:p>
          </table:table-cell>
          <table:table-cell office:value-type="float" office:value="3.99854" calcext:value-type="float">
            <text:p>3.99854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2.28629" calcext:value-type="float">
            <text:p>2.28629</text:p>
          </table:table-cell>
          <table:table-cell office:value-type="float" office:value="0.761707" calcext:value-type="float">
            <text:p>0.761707</text:p>
          </table:table-cell>
          <table:table-cell office:value-type="float" office:value="1.72301" calcext:value-type="float">
            <text:p>1.72301</text:p>
          </table:table-cell>
          <table:table-cell office:value-type="float" office:value="2.24591" calcext:value-type="float">
            <text:p>2.24591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0.838365" calcext:value-type="float">
            <text:p>0.838365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25486" calcext:value-type="float">
            <text:p>1.25486</text:p>
          </table:table-cell>
          <table:table-cell office:value-type="float" office:value="1.02657" calcext:value-type="float">
            <text:p>1.02657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701486" calcext:value-type="float">
            <text:p>0.701486</text:p>
          </table:table-cell>
          <table:table-cell office:value-type="float" office:value="20.1508" calcext:value-type="float">
            <text:p>20.1508</text:p>
          </table:table-cell>
          <table:table-cell office:value-type="float" office:value="2.70802" calcext:value-type="float">
            <text:p>2.70802</text:p>
          </table:table-cell>
          <table:table-cell office:value-type="float" office:value="1.49878" calcext:value-type="float">
            <text:p>1.49878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1.65322" calcext:value-type="float">
            <text:p>1.65322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1.18425" calcext:value-type="float">
            <text:p>1.18425</text:p>
          </table:table-cell>
          <table:table-cell office:value-type="float" office:value="1.69793" calcext:value-type="float">
            <text:p>1.69793</text:p>
          </table:table-cell>
          <table:table-cell office:value-type="float" office:value="1.29468" calcext:value-type="float">
            <text:p>1.29468</text:p>
          </table:table-cell>
          <table:table-cell office:value-type="float" office:value="1.40597" calcext:value-type="float">
            <text:p>1.40597</text:p>
          </table:table-cell>
          <table:table-cell office:value-type="float" office:value="1.23772" calcext:value-type="float">
            <text:p>1.23772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9.627" calcext:value-type="float">
            <text:p>19.627</text:p>
          </table:table-cell>
          <table:table-cell office:value-type="float" office:value="1.73563" calcext:value-type="float">
            <text:p>1.73563</text:p>
          </table:table-cell>
          <table:table-cell office:value-type="float" office:value="1.81502" calcext:value-type="float">
            <text:p>1.81502</text:p>
          </table:table-cell>
          <table:table-cell office:value-type="float" office:value="0.783791" calcext:value-type="float">
            <text:p>0.783791</text:p>
          </table:table-cell>
          <table:table-cell office:value-type="float" office:value="4.43231" calcext:value-type="float">
            <text:p>4.43231</text:p>
          </table:table-cell>
          <table:table-cell office:value-type="float" office:value="2.08785" calcext:value-type="float">
            <text:p>2.08785</text:p>
          </table:table-cell>
          <table:table-cell office:value-type="float" office:value="2.71457" calcext:value-type="float">
            <text:p>2.71457</text:p>
          </table:table-cell>
          <table:table-cell office:value-type="float" office:value="0.94279" calcext:value-type="float">
            <text:p>0.94279</text:p>
          </table:table-cell>
          <table:table-cell office:value-type="float" office:value="1.50208" calcext:value-type="float">
            <text:p>1.50208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1.35923" calcext:value-type="float">
            <text:p>1.35923</text:p>
          </table:table-cell>
          <table:table-cell office:value-type="float" office:value="1.24923" calcext:value-type="float">
            <text:p>1.24923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1.2967" calcext:value-type="float">
            <text:p>1.2967</text:p>
          </table:table-cell>
          <table:table-cell office:value-type="float" office:value="1.46387" calcext:value-type="float">
            <text:p>1.46387</text:p>
          </table:table-cell>
          <table:table-cell office:value-type="float" office:value="1.78719" calcext:value-type="float">
            <text:p>1.78719</text:p>
          </table:table-cell>
          <table:table-cell office:value-type="float" office:value="1.00129" calcext:value-type="float">
            <text:p>1.00129</text:p>
          </table:table-cell>
          <table:table-cell office:value-type="float" office:value="1.33969" calcext:value-type="float">
            <text:p>1.33969</text:p>
          </table:table-cell>
          <table:table-cell office:value-type="float" office:value="2.09091" calcext:value-type="float">
            <text:p>2.09091</text:p>
          </table:table-cell>
          <table:table-cell office:value-type="float" office:value="1.90141" calcext:value-type="float">
            <text:p>1.90141</text:p>
          </table:table-cell>
          <table:table-cell office:value-type="float" office:value="1.31124" calcext:value-type="float">
            <text:p>1.31124</text:p>
          </table:table-cell>
          <table:table-cell office:value-type="float" office:value="1.02919" calcext:value-type="float">
            <text:p>1.02919</text:p>
          </table:table-cell>
          <table:table-cell office:value-type="float" office:value="1.60219" calcext:value-type="float">
            <text:p>1.60219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.1395" calcext:value-type="float">
            <text:p>1.1395</text:p>
          </table:table-cell>
          <table:table-cell office:value-type="float" office:value="1.8903" calcext:value-type="float">
            <text:p>1.8903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1.05334" calcext:value-type="float">
            <text:p>1.05334</text:p>
          </table:table-cell>
          <table:table-cell office:value-type="float" office:value="1.113" calcext:value-type="float">
            <text:p>1.113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1.37563" calcext:value-type="float">
            <text:p>1.37563</text:p>
          </table:table-cell>
          <table:table-cell office:value-type="float" office:value="1.78933" calcext:value-type="float">
            <text:p>1.78933</text:p>
          </table:table-cell>
          <table:table-cell office:value-type="float" office:value="1.79369" calcext:value-type="float">
            <text:p>1.79369</text:p>
          </table:table-cell>
          <table:table-cell office:value-type="float" office:value="1.90956" calcext:value-type="float">
            <text:p>1.90956</text:p>
          </table:table-cell>
          <table:table-cell office:value-type="float" office:value="1.79913" calcext:value-type="float">
            <text:p>1.79913</text:p>
          </table:table-cell>
          <table:table-cell office:value-type="float" office:value="13.1032" calcext:value-type="float">
            <text:p>13.1032</text:p>
          </table:table-cell>
          <table:table-cell office:value-type="float" office:value="1.00394" calcext:value-type="float">
            <text:p>1.00394</text:p>
          </table:table-cell>
          <table:table-cell office:value-type="float" office:value="2.0042" calcext:value-type="float">
            <text:p>2.0042</text:p>
          </table:table-cell>
          <table:table-cell office:value-type="float" office:value="1.41106" calcext:value-type="float">
            <text:p>1.41106</text:p>
          </table:table-cell>
          <table:table-cell office:value-type="float" office:value="1.57114" calcext:value-type="float">
            <text:p>1.57114</text:p>
          </table:table-cell>
          <table:table-cell office:value-type="float" office:value="20.346" calcext:value-type="float">
            <text:p>20.346</text:p>
          </table:table-cell>
          <table:table-cell office:value-type="float" office:value="4.04433" calcext:value-type="float">
            <text:p>4.04433</text:p>
          </table:table-cell>
          <table:table-cell office:value-type="float" office:value="1.33961" calcext:value-type="float">
            <text:p>1.33961</text:p>
          </table:table-cell>
          <table:table-cell office:value-type="float" office:value="2.09967" calcext:value-type="float">
            <text:p>2.09967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1.11345" calcext:value-type="float">
            <text:p>1.11345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19.584" calcext:value-type="float">
            <text:p>19.584</text:p>
          </table:table-cell>
          <table:table-cell office:value-type="float" office:value="1.94501" calcext:value-type="float">
            <text:p>1.94501</text:p>
          </table:table-cell>
          <table:table-cell office:value-type="float" office:value="2.05463" calcext:value-type="float">
            <text:p>2.05463</text:p>
          </table:table-cell>
          <table:table-cell office:value-type="float" office:value="1.84996" calcext:value-type="float">
            <text:p>1.84996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2.55401" calcext:value-type="float">
            <text:p>2.55401</text:p>
          </table:table-cell>
          <table:table-cell office:value-type="float" office:value="2.38475" calcext:value-type="float">
            <text:p>2.38475</text:p>
          </table:table-cell>
          <table:table-cell office:value-type="float" office:value="2.25843" calcext:value-type="float">
            <text:p>2.25843</text:p>
          </table:table-cell>
          <table:table-cell office:value-type="float" office:value="0.693421" calcext:value-type="float">
            <text:p>0.693421</text:p>
          </table:table-cell>
          <table:table-cell office:value-type="float" office:value="1.65577" calcext:value-type="float">
            <text:p>1.65577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1.16733" calcext:value-type="float">
            <text:p>1.16733</text:p>
          </table:table-cell>
          <table:table-cell office:value-type="float" office:value="1.78867" calcext:value-type="float">
            <text:p>1.78867</text:p>
          </table:table-cell>
          <table:table-cell office:value-type="float" office:value="1.86103" calcext:value-type="float">
            <text:p>1.86103</text:p>
          </table:table-cell>
          <table:table-cell office:value-type="float" office:value="1.55205" calcext:value-type="float">
            <text:p>1.55205</text:p>
          </table:table-cell>
          <table:table-cell office:value-type="float" office:value="1.801" calcext:value-type="float">
            <text:p>1.80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0.763582" calcext:value-type="float">
            <text:p>0.763582</text:p>
          </table:table-cell>
          <table:table-cell office:value-type="float" office:value="0" calcext:value-type="float">
            <text:p>0</text:p>
          </table:table-cell>
          <table:table-cell office:value-type="float" office:value="0.545765" calcext:value-type="float">
            <text:p>0.545765</text:p>
          </table:table-cell>
          <table:table-cell office:value-type="float" office:value="1.22202" calcext:value-type="float">
            <text:p>1.22202</text:p>
          </table:table-cell>
          <table:table-cell office:value-type="float" office:value="1.67609" calcext:value-type="float">
            <text:p>1.67609</text:p>
          </table:table-cell>
          <table:table-cell office:value-type="float" office:value="4.71965" calcext:value-type="float">
            <text:p>4.71965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.9564" calcext:value-type="float">
            <text:p>1.9564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4.02738" calcext:value-type="float">
            <text:p>4.02738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20.182" calcext:value-type="float">
            <text:p>20.182</text:p>
          </table:table-cell>
          <table:table-cell office:value-type="float" office:value="0.947724" calcext:value-type="float">
            <text:p>0.947724</text:p>
          </table:table-cell>
          <table:table-cell office:value-type="float" office:value="1.59539" calcext:value-type="float">
            <text:p>1.59539</text:p>
          </table:table-cell>
          <table:table-cell table:number-columns-repeated="6" office:value-type="float" office:value="4.86432" calcext:value-type="float">
            <text:p>4.8643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8" calcext:value-type="float">
            <text:p>108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1.48807" calcext:value-type="float">
            <text:p>1.48807</text:p>
          </table:table-cell>
          <table:table-cell office:value-type="float" office:value="3.18941" calcext:value-type="float">
            <text:p>3.18941</text:p>
          </table:table-cell>
          <table:table-cell office:value-type="float" office:value="1.72941" calcext:value-type="float">
            <text:p>1.72941</text:p>
          </table:table-cell>
          <table:table-cell office:value-type="float" office:value="1.11516" calcext:value-type="float">
            <text:p>1.11516</text:p>
          </table:table-cell>
          <table:table-cell office:value-type="float" office:value="1.85431" calcext:value-type="float">
            <text:p>1.85431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3.79689" calcext:value-type="float">
            <text:p>3.79689</text:p>
          </table:table-cell>
          <table:table-cell office:value-type="float" office:value="1.16922" calcext:value-type="float">
            <text:p>1.16922</text:p>
          </table:table-cell>
          <table:table-cell office:value-type="float" office:value="1.71871" calcext:value-type="float">
            <text:p>1.71871</text:p>
          </table:table-cell>
          <table:table-cell office:value-type="float" office:value="0.871173" calcext:value-type="float">
            <text:p>0.871173</text:p>
          </table:table-cell>
          <table:table-cell office:value-type="float" office:value="4.44464" calcext:value-type="float">
            <text:p>4.44464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69153" calcext:value-type="float">
            <text:p>2.69153</text:p>
          </table:table-cell>
          <table:table-cell office:value-type="float" office:value="1.24933" calcext:value-type="float">
            <text:p>1.24933</text:p>
          </table:table-cell>
          <table:table-cell office:value-type="float" office:value="2.2602" calcext:value-type="float">
            <text:p>2.2602</text:p>
          </table:table-cell>
          <table:table-cell office:value-type="float" office:value="2.5127" calcext:value-type="float">
            <text:p>2.5127</text:p>
          </table:table-cell>
          <table:table-cell office:value-type="float" office:value="1.96788" calcext:value-type="float">
            <text:p>1.96788</text:p>
          </table:table-cell>
          <table:table-cell office:value-type="float" office:value="0.987293" calcext:value-type="float">
            <text:p>0.987293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1.48057" calcext:value-type="float">
            <text:p>1.48057</text:p>
          </table:table-cell>
          <table:table-cell office:value-type="float" office:value="1.46655" calcext:value-type="float">
            <text:p>1.46655</text:p>
          </table:table-cell>
          <table:table-cell office:value-type="float" office:value="1.55811" calcext:value-type="float">
            <text:p>1.55811</text:p>
          </table:table-cell>
          <table:table-cell office:value-type="float" office:value="1.12492" calcext:value-type="float">
            <text:p>1.12492</text:p>
          </table:table-cell>
          <table:table-cell office:value-type="float" office:value="20.6096" calcext:value-type="float">
            <text:p>20.6096</text:p>
          </table:table-cell>
          <table:table-cell office:value-type="float" office:value="2.95796" calcext:value-type="float">
            <text:p>2.95796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2.03462" calcext:value-type="float">
            <text:p>2.03462</text:p>
          </table:table-cell>
          <table:table-cell office:value-type="float" office:value="1.88337" calcext:value-type="float">
            <text:p>1.88337</text:p>
          </table:table-cell>
          <table:table-cell office:value-type="float" office:value="4.8521" calcext:value-type="float">
            <text:p>4.8521</text:p>
          </table:table-cell>
          <table:table-cell office:value-type="float" office:value="0.643186" calcext:value-type="float">
            <text:p>0.643186</text:p>
          </table:table-cell>
          <table:table-cell office:value-type="float" office:value="2.0313" calcext:value-type="float">
            <text:p>2.0313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69094" calcext:value-type="float">
            <text:p>1.69094</text:p>
          </table:table-cell>
          <table:table-cell office:value-type="float" office:value="1.62409" calcext:value-type="float">
            <text:p>1.62409</text:p>
          </table:table-cell>
          <table:table-cell office:value-type="float" office:value="1.8513" calcext:value-type="float">
            <text:p>1.8513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20.1294" calcext:value-type="float">
            <text:p>20.1294</text:p>
          </table:table-cell>
          <table:table-cell office:value-type="float" office:value="1.8513" calcext:value-type="float">
            <text:p>1.8513</text:p>
          </table:table-cell>
          <table:table-cell office:value-type="float" office:value="2.1257" calcext:value-type="float">
            <text:p>2.1257</text:p>
          </table:table-cell>
          <table:table-cell office:value-type="float" office:value="1.11063" calcext:value-type="float">
            <text:p>1.11063</text:p>
          </table:table-cell>
          <table:table-cell office:value-type="float" office:value="4.8521" calcext:value-type="float">
            <text:p>4.8521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3.08633" calcext:value-type="float">
            <text:p>3.08633</text:p>
          </table:table-cell>
          <table:table-cell office:value-type="float" office:value="1.42895" calcext:value-type="float">
            <text:p>1.42895</text:p>
          </table:table-cell>
          <table:table-cell office:value-type="float" office:value="2.012" calcext:value-type="float">
            <text:p>2.012</text:p>
          </table:table-cell>
          <table:table-cell office:value-type="float" office:value="1.86282" calcext:value-type="float">
            <text:p>1.86282</text:p>
          </table:table-cell>
          <table:table-cell office:value-type="float" office:value="1.65108" calcext:value-type="float">
            <text:p>1.65108</text:p>
          </table:table-cell>
          <table:table-cell office:value-type="float" office:value="1.07472" calcext:value-type="float">
            <text:p>1.07472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5924" calcext:value-type="float">
            <text:p>1.5924</text:p>
          </table:table-cell>
          <table:table-cell office:value-type="float" office:value="1.85335" calcext:value-type="float">
            <text:p>1.85335</text:p>
          </table:table-cell>
          <table:table-cell office:value-type="float" office:value="2.21948" calcext:value-type="float">
            <text:p>2.21948</text:p>
          </table:table-cell>
          <table:table-cell office:value-type="float" office:value="1.42186" calcext:value-type="float">
            <text:p>1.42186</text:p>
          </table:table-cell>
          <table:table-cell office:value-type="float" office:value="1.83603" calcext:value-type="float">
            <text:p>1.83603</text:p>
          </table:table-cell>
          <table:table-cell office:value-type="float" office:value="1.80237" calcext:value-type="float">
            <text:p>1.80237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1.66923" calcext:value-type="float">
            <text:p>1.66923</text:p>
          </table:table-cell>
          <table:table-cell office:value-type="float" office:value="1.55645" calcext:value-type="float">
            <text:p>1.55645</text:p>
          </table:table-cell>
          <table:table-cell office:value-type="float" office:value="1.6078" calcext:value-type="float">
            <text:p>1.6078</text:p>
          </table:table-cell>
          <table:table-cell office:value-type="float" office:value="2.5405" calcext:value-type="float">
            <text:p>2.5405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.66545" calcext:value-type="float">
            <text:p>1.66545</text:p>
          </table:table-cell>
          <table:table-cell office:value-type="float" office:value="2.38268" calcext:value-type="float">
            <text:p>2.38268</text:p>
          </table:table-cell>
          <table:table-cell office:value-type="float" office:value="2.5405" calcext:value-type="float">
            <text:p>2.5405</text:p>
          </table:table-cell>
          <table:table-cell office:value-type="float" office:value="0.522856" calcext:value-type="float">
            <text:p>0.522856</text:p>
          </table:table-cell>
          <table:table-cell office:value-type="float" office:value="1.00308" calcext:value-type="float">
            <text:p>1.00308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0.914039" calcext:value-type="float">
            <text:p>0.914039</text:p>
          </table:table-cell>
          <table:table-cell office:value-type="float" office:value="2.09779" calcext:value-type="float">
            <text:p>2.09779</text:p>
          </table:table-cell>
          <table:table-cell office:value-type="float" office:value="1.34147" calcext:value-type="float">
            <text:p>1.34147</text:p>
          </table:table-cell>
          <table:table-cell office:value-type="float" office:value="2.24956" calcext:value-type="float">
            <text:p>2.24956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13.6183" calcext:value-type="float">
            <text:p>13.6183</text:p>
          </table:table-cell>
          <table:table-cell office:value-type="float" office:value="1.44927" calcext:value-type="float">
            <text:p>1.44927</text:p>
          </table:table-cell>
          <table:table-cell office:value-type="float" office:value="1.70772" calcext:value-type="float">
            <text:p>1.70772</text:p>
          </table:table-cell>
          <table:table-cell office:value-type="float" office:value="1.54421" calcext:value-type="float">
            <text:p>1.54421</text:p>
          </table:table-cell>
          <table:table-cell office:value-type="float" office:value="1.79513" calcext:value-type="float">
            <text:p>1.79513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3.93306" calcext:value-type="float">
            <text:p>3.93306</text:p>
          </table:table-cell>
          <table:table-cell office:value-type="float" office:value="1.45652" calcext:value-type="float">
            <text:p>1.45652</text:p>
          </table:table-cell>
          <table:table-cell office:value-type="float" office:value="1.94068" calcext:value-type="float">
            <text:p>1.94068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1.59014" calcext:value-type="float">
            <text:p>1.59014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20.0866" calcext:value-type="float">
            <text:p>20.0866</text:p>
          </table:table-cell>
          <table:table-cell office:value-type="float" office:value="1.53902" calcext:value-type="float">
            <text:p>1.53902</text:p>
          </table:table-cell>
          <table:table-cell office:value-type="float" office:value="2.02116" calcext:value-type="float">
            <text:p>2.02116</text:p>
          </table:table-cell>
          <table:table-cell office:value-type="float" office:value="1.86968" calcext:value-type="float">
            <text:p>1.86968</text:p>
          </table:table-cell>
          <table:table-cell office:value-type="float" office:value="2.5405" calcext:value-type="float">
            <text:p>2.5405</text:p>
          </table:table-cell>
          <table:table-cell office:value-type="float" office:value="1.99" calcext:value-type="float">
            <text:p>1.99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3.07056" calcext:value-type="float">
            <text:p>3.07056</text:p>
          </table:table-cell>
          <table:table-cell office:value-type="float" office:value="2.71641" calcext:value-type="float">
            <text:p>2.71641</text:p>
          </table:table-cell>
          <table:table-cell office:value-type="float" office:value="2.5405" calcext:value-type="float">
            <text:p>2.5405</text:p>
          </table:table-cell>
          <table:table-cell office:value-type="float" office:value="0.151257" calcext:value-type="float">
            <text:p>0.151257</text:p>
          </table:table-cell>
          <table:table-cell office:value-type="float" office:value="1.9636" calcext:value-type="float">
            <text:p>1.9636</text:p>
          </table:table-cell>
          <table:table-cell office:value-type="float" office:value="2.0436" calcext:value-type="float">
            <text:p>2.0436</text:p>
          </table:table-cell>
          <table:table-cell office:value-type="float" office:value="1.58838" calcext:value-type="float">
            <text:p>1.58838</text:p>
          </table:table-cell>
          <table:table-cell office:value-type="float" office:value="2.09971" calcext:value-type="float">
            <text:p>2.09971</text:p>
          </table:table-cell>
          <table:table-cell office:value-type="float" office:value="1.48727" calcext:value-type="float">
            <text:p>1.48727</text:p>
          </table:table-cell>
          <table:table-cell office:value-type="float" office:value="1.99" calcext:value-type="float">
            <text:p>1.99</text:p>
          </table:table-cell>
          <table:table-cell office:value-type="float" office:value="1.45414" calcext:value-type="float">
            <text:p>1.45414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1.29911" calcext:value-type="float">
            <text:p>1.29911</text:p>
          </table:table-cell>
          <table:table-cell office:value-type="float" office:value="0.545765" calcext:value-type="float">
            <text:p>0.545765</text:p>
          </table:table-cell>
          <table:table-cell office:value-type="float" office:value="0" calcext:value-type="float">
            <text:p>0</text:p>
          </table:table-cell>
          <table:table-cell office:value-type="float" office:value="1.7121" calcext:value-type="float">
            <text:p>1.7121</text:p>
          </table:table-cell>
          <table:table-cell office:value-type="float" office:value="1.96093" calcext:value-type="float">
            <text:p>1.96093</text:p>
          </table:table-cell>
          <table:table-cell office:value-type="float" office:value="4.58719" calcext:value-type="float">
            <text:p>4.58719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1.63342" calcext:value-type="float">
            <text:p>1.63342</text:p>
          </table:table-cell>
          <table:table-cell office:value-type="float" office:value="2.0436" calcext:value-type="float">
            <text:p>2.0436</text:p>
          </table:table-cell>
          <table:table-cell office:value-type="float" office:value="3.91689" calcext:value-type="float">
            <text:p>3.91689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20.6789" calcext:value-type="float">
            <text:p>20.6789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1.86818" calcext:value-type="float">
            <text:p>1.86818</text:p>
          </table:table-cell>
          <table:table-cell table:number-columns-repeated="6" office:value-type="float" office:value="5.40789" calcext:value-type="float">
            <text:p>5.4078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9" calcext:value-type="float">
            <text:p>109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0.581286" calcext:value-type="float">
            <text:p>0.581286</text:p>
          </table:table-cell>
          <table:table-cell office:value-type="float" office:value="1.51452" calcext:value-type="float">
            <text:p>1.51452</text:p>
          </table:table-cell>
          <table:table-cell office:value-type="float" office:value="0.0830125" calcext:value-type="float">
            <text:p>0.0830125</text:p>
          </table:table-cell>
          <table:table-cell office:value-type="float" office:value="0.795643" calcext:value-type="float">
            <text:p>0.795643</text:p>
          </table:table-cell>
          <table:table-cell office:value-type="float" office:value="0.870201" calcext:value-type="float">
            <text:p>0.870201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4.29026" calcext:value-type="float">
            <text:p>4.29026</text:p>
          </table:table-cell>
          <table:table-cell office:value-type="float" office:value="2.70113" calcext:value-type="float">
            <text:p>2.70113</text:p>
          </table:table-cell>
          <table:table-cell office:value-type="float" office:value="0.0239401" calcext:value-type="float">
            <text:p>0.0239401</text:p>
          </table:table-cell>
          <table:table-cell office:value-type="float" office:value="2.30132" calcext:value-type="float">
            <text:p>2.30132</text:p>
          </table:table-cell>
          <table:table-cell office:value-type="float" office:value="3.73121" calcext:value-type="float">
            <text:p>3.73121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2.35203" calcext:value-type="float">
            <text:p>2.35203</text:p>
          </table:table-cell>
          <table:table-cell office:value-type="float" office:value="0.464123" calcext:value-type="float">
            <text:p>0.464123</text:p>
          </table:table-cell>
          <table:table-cell office:value-type="float" office:value="1.17426" calcext:value-type="float">
            <text:p>1.17426</text:p>
          </table:table-cell>
          <table:table-cell office:value-type="float" office:value="1.43597" calcext:value-type="float">
            <text:p>1.43597</text:p>
          </table:table-cell>
          <table:table-cell office:value-type="float" office:value="0.347607" calcext:value-type="float">
            <text:p>0.347607</text:p>
          </table:table-cell>
          <table:table-cell office:value-type="float" office:value="1.81906" calcext:value-type="float">
            <text:p>1.81906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953139" calcext:value-type="float">
            <text:p>0.953139</text:p>
          </table:table-cell>
          <table:table-cell office:value-type="float" office:value="0.323885" calcext:value-type="float">
            <text:p>0.323885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1.33149" calcext:value-type="float">
            <text:p>1.33149</text:p>
          </table:table-cell>
          <table:table-cell office:value-type="float" office:value="18.9295" calcext:value-type="float">
            <text:p>18.9295</text:p>
          </table:table-cell>
          <table:table-cell office:value-type="float" office:value="3.14111" calcext:value-type="float">
            <text:p>3.14111</text:p>
          </table:table-cell>
          <table:table-cell office:value-type="float" office:value="0.554116" calcext:value-type="float">
            <text:p>0.554116</text:p>
          </table:table-cell>
          <table:table-cell office:value-type="float" office:value="0.415896" calcext:value-type="float">
            <text:p>0.415896</text:p>
          </table:table-cell>
          <table:table-cell office:value-type="float" office:value="1.10866" calcext:value-type="float">
            <text:p>1.10866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2.28328" calcext:value-type="float">
            <text:p>2.28328</text:p>
          </table:table-cell>
          <table:table-cell office:value-type="float" office:value="0.845201" calcext:value-type="float">
            <text:p>0.845201</text:p>
          </table:table-cell>
          <table:table-cell office:value-type="float" office:value="1.15991" calcext:value-type="float">
            <text:p>1.15991</text:p>
          </table:table-cell>
          <table:table-cell office:value-type="float" office:value="0.837896" calcext:value-type="float">
            <text:p>0.837896</text:p>
          </table:table-cell>
          <table:table-cell office:value-type="float" office:value="0.469741" calcext:value-type="float">
            <text:p>0.469741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18.9448" calcext:value-type="float">
            <text:p>18.9448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0.98962" calcext:value-type="float">
            <text:p>0.98962</text:p>
          </table:table-cell>
          <table:table-cell office:value-type="float" office:value="0.755778" calcext:value-type="float">
            <text:p>0.755778</text:p>
          </table:table-cell>
          <table:table-cell office:value-type="float" office:value="4.24342" calcext:value-type="float">
            <text:p>4.24342</text:p>
          </table:table-cell>
          <table:table-cell office:value-type="float" office:value="2.55266" calcext:value-type="float">
            <text:p>2.55266</text:p>
          </table:table-cell>
          <table:table-cell office:value-type="float" office:value="2.82609" calcext:value-type="float">
            <text:p>2.82609</text:p>
          </table:table-cell>
          <table:table-cell office:value-type="float" office:value="0.283212" calcext:value-type="float">
            <text:p>0.283212</text:p>
          </table:table-cell>
          <table:table-cell office:value-type="float" office:value="1.29423" calcext:value-type="float">
            <text:p>1.29423</text:p>
          </table:table-cell>
          <table:table-cell office:value-type="float" office:value="1.69448" calcext:value-type="float">
            <text:p>1.69448</text:p>
          </table:table-cell>
          <table:table-cell office:value-type="float" office:value="0.801692" calcext:value-type="float">
            <text:p>0.801692</text:p>
          </table:table-cell>
          <table:table-cell office:value-type="float" office:value="2.39953" calcext:value-type="float">
            <text:p>2.39953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772829" calcext:value-type="float">
            <text:p>0.772829</text:p>
          </table:table-cell>
          <table:table-cell office:value-type="float" office:value="0.528961" calcext:value-type="float">
            <text:p>0.528961</text:p>
          </table:table-cell>
          <table:table-cell office:value-type="float" office:value="0.636966" calcext:value-type="float">
            <text:p>0.636966</text:p>
          </table:table-cell>
          <table:table-cell office:value-type="float" office:value="0.401472" calcext:value-type="float">
            <text:p>0.401472</text:p>
          </table:table-cell>
          <table:table-cell office:value-type="float" office:value="0.127704" calcext:value-type="float">
            <text:p>0.127704</text:p>
          </table:table-cell>
          <table:table-cell office:value-type="float" office:value="2.55143" calcext:value-type="float">
            <text:p>2.55143</text:p>
          </table:table-cell>
          <table:table-cell office:value-type="float" office:value="1.03541" calcext:value-type="float">
            <text:p>1.03541</text:p>
          </table:table-cell>
          <table:table-cell office:value-type="float" office:value="0.581255" calcext:value-type="float">
            <text:p>0.581255</text:p>
          </table:table-cell>
          <table:table-cell office:value-type="float" office:value="0.315467" calcext:value-type="float">
            <text:p>0.315467</text:p>
          </table:table-cell>
          <table:table-cell office:value-type="float" office:value="1.60923" calcext:value-type="float">
            <text:p>1.60923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0.269203" calcext:value-type="float">
            <text:p>0.269203</text:p>
          </table:table-cell>
          <table:table-cell office:value-type="float" office:value="0.671191" calcext:value-type="float">
            <text:p>0.671191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2.13373" calcext:value-type="float">
            <text:p>2.13373</text:p>
          </table:table-cell>
          <table:table-cell office:value-type="float" office:value="2.23998" calcext:value-type="float">
            <text:p>2.23998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2.28601" calcext:value-type="float">
            <text:p>2.28601</text:p>
          </table:table-cell>
          <table:table-cell office:value-type="float" office:value="0.978006" calcext:value-type="float">
            <text:p>0.978006</text:p>
          </table:table-cell>
          <table:table-cell office:value-type="float" office:value="2.62638" calcext:value-type="float">
            <text:p>2.62638</text:p>
          </table:table-cell>
          <table:table-cell office:value-type="float" office:value="0.978606" calcext:value-type="float">
            <text:p>0.978606</text:p>
          </table:table-cell>
          <table:table-cell office:value-type="float" office:value="2.43077" calcext:value-type="float">
            <text:p>2.43077</text:p>
          </table:table-cell>
          <table:table-cell office:value-type="float" office:value="12.3699" calcext:value-type="float">
            <text:p>12.3699</text:p>
          </table:table-cell>
          <table:table-cell office:value-type="float" office:value="0.321599" calcext:value-type="float">
            <text:p>0.321599</text:p>
          </table:table-cell>
          <table:table-cell office:value-type="float" office:value="2.49623" calcext:value-type="float">
            <text:p>2.49623</text:p>
          </table:table-cell>
          <table:table-cell office:value-type="float" office:value="2.25567" calcext:value-type="float">
            <text:p>2.25567</text:p>
          </table:table-cell>
          <table:table-cell office:value-type="float" office:value="1.0805" calcext:value-type="float">
            <text:p>1.0805</text:p>
          </table:table-cell>
          <table:table-cell office:value-type="float" office:value="19.1249" calcext:value-type="float">
            <text:p>19.1249</text:p>
          </table:table-cell>
          <table:table-cell office:value-type="float" office:value="5.00609" calcext:value-type="float">
            <text:p>5.00609</text:p>
          </table:table-cell>
          <table:table-cell office:value-type="float" office:value="1.23823" calcext:value-type="float">
            <text:p>1.23823</text:p>
          </table:table-cell>
          <table:table-cell office:value-type="float" office:value="2.29612" calcext:value-type="float">
            <text:p>2.29612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0.13707" calcext:value-type="float">
            <text:p>0.13707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18.9011" calcext:value-type="float">
            <text:p>18.9011</text:p>
          </table:table-cell>
          <table:table-cell office:value-type="float" office:value="2.66362" calcext:value-type="float">
            <text:p>2.66362</text:p>
          </table:table-cell>
          <table:table-cell office:value-type="float" office:value="1.9972" calcext:value-type="float">
            <text:p>1.9972</text:p>
          </table:table-cell>
          <table:table-cell office:value-type="float" office:value="1.73583" calcext:value-type="float">
            <text:p>1.73583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1.37104" calcext:value-type="float">
            <text:p>1.37104</text:p>
          </table:table-cell>
          <table:table-cell office:value-type="float" office:value="1.39915" calcext:value-type="float">
            <text:p>1.39915</text:p>
          </table:table-cell>
          <table:table-cell office:value-type="float" office:value="2.67624" calcext:value-type="float">
            <text:p>2.67624</text:p>
          </table:table-cell>
          <table:table-cell office:value-type="float" office:value="1.83678" calcext:value-type="float">
            <text:p>1.83678</text:p>
          </table:table-cell>
          <table:table-cell office:value-type="float" office:value="2.13232" calcext:value-type="float">
            <text:p>2.13232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339602" calcext:value-type="float">
            <text:p>0.339602</text:p>
          </table:table-cell>
          <table:table-cell office:value-type="float" office:value="0.970309" calcext:value-type="float">
            <text:p>0.970309</text:p>
          </table:table-cell>
          <table:table-cell office:value-type="float" office:value="2.52884" calcext:value-type="float">
            <text:p>2.52884</text:p>
          </table:table-cell>
          <table:table-cell office:value-type="float" office:value="0.422826" calcext:value-type="float">
            <text:p>0.422826</text:p>
          </table:table-cell>
          <table:table-cell office:value-type="float" office:value="2.42824" calcext:value-type="float">
            <text:p>2.42824</text:p>
          </table:table-cell>
          <table:table-cell office:value-type="float" office:value="12.2859" calcext:value-type="float">
            <text:p>12.2859</text:p>
          </table:table-cell>
          <table:table-cell office:value-type="float" office:value="0.537716" calcext:value-type="float">
            <text:p>0.537716</text:p>
          </table:table-cell>
          <table:table-cell office:value-type="float" office:value="1.22202" calcext:value-type="float">
            <text:p>1.22202</text:p>
          </table:table-cell>
          <table:table-cell office:value-type="float" office:value="1.7121" calcext:value-type="float">
            <text:p>1.7121</text:p>
          </table:table-cell>
          <table:table-cell office:value-type="float" office:value="0" calcext:value-type="float">
            <text:p>0</text:p>
          </table:table-cell>
          <table:table-cell office:value-type="float" office:value="0.971803" calcext:value-type="float">
            <text:p>0.971803</text:p>
          </table:table-cell>
          <table:table-cell office:value-type="float" office:value="5.69339" calcext:value-type="float">
            <text:p>5.69339</text:p>
          </table:table-cell>
          <table:table-cell office:value-type="float" office:value="1.31365" calcext:value-type="float">
            <text:p>1.31365</text:p>
          </table:table-cell>
          <table:table-cell office:value-type="float" office:value="2.50912" calcext:value-type="float">
            <text:p>2.50912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4.98859" calcext:value-type="float">
            <text:p>4.98859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19.5254" calcext:value-type="float">
            <text:p>19.5254</text:p>
          </table:table-cell>
          <table:table-cell office:value-type="float" office:value="1.89211" calcext:value-type="float">
            <text:p>1.89211</text:p>
          </table:table-cell>
          <table:table-cell office:value-type="float" office:value="0.959874" calcext:value-type="float">
            <text:p>0.959874</text:p>
          </table:table-cell>
          <table:table-cell table:number-columns-repeated="6" office:value-type="float" office:value="3.9525" calcext:value-type="float">
            <text:p>3.95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4.6844" calcext:value-type="float">
            <text:p>4.6844</text:p>
          </table:table-cell>
          <table:table-cell office:value-type="float" office:value="0.564593" calcext:value-type="float">
            <text:p>0.564593</text:p>
          </table:table-cell>
          <table:table-cell office:value-type="float" office:value="1.54303" calcext:value-type="float">
            <text:p>1.54303</text:p>
          </table:table-cell>
          <table:table-cell office:value-type="float" office:value="0.890519" calcext:value-type="float">
            <text:p>0.890519</text:p>
          </table:table-cell>
          <table:table-cell office:value-type="float" office:value="1.54124" calcext:value-type="float">
            <text:p>1.54124</text:p>
          </table:table-cell>
          <table:table-cell office:value-type="float" office:value="0.122727" calcext:value-type="float">
            <text:p>0.122727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5.16427" calcext:value-type="float">
            <text:p>5.16427</text:p>
          </table:table-cell>
          <table:table-cell office:value-type="float" office:value="2.58616" calcext:value-type="float">
            <text:p>2.58616</text:p>
          </table:table-cell>
          <table:table-cell office:value-type="float" office:value="0.994933" calcext:value-type="float">
            <text:p>0.994933</text:p>
          </table:table-cell>
          <table:table-cell office:value-type="float" office:value="2.18514" calcext:value-type="float">
            <text:p>2.18514</text:p>
          </table:table-cell>
          <table:table-cell office:value-type="float" office:value="4.6844" calcext:value-type="float">
            <text:p>4.6844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3.31492" calcext:value-type="float">
            <text:p>3.31492</text:p>
          </table:table-cell>
          <table:table-cell office:value-type="float" office:value="1.10011" calcext:value-type="float">
            <text:p>1.10011</text:p>
          </table:table-cell>
          <table:table-cell office:value-type="float" office:value="2.1364" calcext:value-type="float">
            <text:p>2.1364</text:p>
          </table:table-cell>
          <table:table-cell office:value-type="float" office:value="0.570017" calcext:value-type="float">
            <text:p>0.570017</text:p>
          </table:table-cell>
          <table:table-cell office:value-type="float" office:value="0.761595" calcext:value-type="float">
            <text:p>0.761595</text:p>
          </table:table-cell>
          <table:table-cell office:value-type="float" office:value="2.4728" calcext:value-type="float">
            <text:p>2.4728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0.495247" calcext:value-type="float">
            <text:p>0.495247</text:p>
          </table:table-cell>
          <table:table-cell office:value-type="float" office:value="0.815871" calcext:value-type="float">
            <text:p>0.815871</text:p>
          </table:table-cell>
          <table:table-cell office:value-type="float" office:value="0.429397" calcext:value-type="float">
            <text:p>0.429397</text:p>
          </table:table-cell>
          <table:table-cell office:value-type="float" office:value="2.09729" calcext:value-type="float">
            <text:p>2.09729</text:p>
          </table:table-cell>
          <table:table-cell office:value-type="float" office:value="18.7673" calcext:value-type="float">
            <text:p>18.7673</text:p>
          </table:table-cell>
          <table:table-cell office:value-type="float" office:value="4.05535" calcext:value-type="float">
            <text:p>4.05535</text:p>
          </table:table-cell>
          <table:table-cell office:value-type="float" office:value="0.437688" calcext:value-type="float">
            <text:p>0.437688</text:p>
          </table:table-cell>
          <table:table-cell office:value-type="float" office:value="0.753511" calcext:value-type="float">
            <text:p>0.753511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2.33576" calcext:value-type="float">
            <text:p>2.33576</text:p>
          </table:table-cell>
          <table:table-cell office:value-type="float" office:value="0.203449" calcext:value-type="float">
            <text:p>0.203449</text:p>
          </table:table-cell>
          <table:table-cell office:value-type="float" office:value="0.635289" calcext:value-type="float">
            <text:p>0.635289</text:p>
          </table:table-cell>
          <table:table-cell office:value-type="float" office:value="0.272713" calcext:value-type="float">
            <text:p>0.272713</text:p>
          </table:table-cell>
          <table:table-cell office:value-type="float" office:value="0.545306" calcext:value-type="float">
            <text:p>0.545306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19.6841" calcext:value-type="float">
            <text:p>19.6841</text:p>
          </table:table-cell>
          <table:table-cell office:value-type="float" office:value="0.602733" calcext:value-type="float">
            <text:p>0.602733</text:p>
          </table:table-cell>
          <table:table-cell office:value-type="float" office:value="0.186438" calcext:value-type="float">
            <text:p>0.186438</text:p>
          </table:table-cell>
          <table:table-cell office:value-type="float" office:value="0.892972" calcext:value-type="float">
            <text:p>0.892972</text:p>
          </table:table-cell>
          <table:table-cell office:value-type="float" office:value="5.20366" calcext:value-type="float">
            <text:p>5.20366</text:p>
          </table:table-cell>
          <table:table-cell office:value-type="float" office:value="1.9851" calcext:value-type="float">
            <text:p>1.9851</text:p>
          </table:table-cell>
          <table:table-cell office:value-type="float" office:value="3.78937" calcext:value-type="float">
            <text:p>3.78937</text:p>
          </table:table-cell>
          <table:table-cell office:value-type="float" office:value="1.01487" calcext:value-type="float">
            <text:p>1.01487</text:p>
          </table:table-cell>
          <table:table-cell office:value-type="float" office:value="2.26095" calcext:value-type="float">
            <text:p>2.26095</text:p>
          </table:table-cell>
          <table:table-cell office:value-type="float" office:value="0.887759" calcext:value-type="float">
            <text:p>0.887759</text:p>
          </table:table-cell>
          <table:table-cell office:value-type="float" office:value="0.317481" calcext:value-type="float">
            <text:p>0.317481</text:p>
          </table:table-cell>
          <table:table-cell office:value-type="float" office:value="2.91958" calcext:value-type="float">
            <text:p>2.91958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0.379751" calcext:value-type="float">
            <text:p>0.379751</text:p>
          </table:table-cell>
          <table:table-cell office:value-type="float" office:value="0.452982" calcext:value-type="float">
            <text:p>0.452982</text:p>
          </table:table-cell>
          <table:table-cell office:value-type="float" office:value="0.714425" calcext:value-type="float">
            <text:p>0.714425</text:p>
          </table:table-cell>
          <table:table-cell office:value-type="float" office:value="0.781462" calcext:value-type="float">
            <text:p>0.781462</text:p>
          </table:table-cell>
          <table:table-cell office:value-type="float" office:value="1.01238" calcext:value-type="float">
            <text:p>1.01238</text:p>
          </table:table-cell>
          <table:table-cell office:value-type="float" office:value="1.98094" calcext:value-type="float">
            <text:p>1.98094</text:p>
          </table:table-cell>
          <table:table-cell office:value-type="float" office:value="0.278142" calcext:value-type="float">
            <text:p>0.278142</text:p>
          </table:table-cell>
          <table:table-cell office:value-type="float" office:value="0.428731" calcext:value-type="float">
            <text:p>0.428731</text:p>
          </table:table-cell>
          <table:table-cell office:value-type="float" office:value="1.24396" calcext:value-type="float">
            <text:p>1.24396</text:p>
          </table:table-cell>
          <table:table-cell office:value-type="float" office:value="0.933861" calcext:value-type="float">
            <text:p>0.933861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1.23383" calcext:value-type="float">
            <text:p>1.23383</text:p>
          </table:table-cell>
          <table:table-cell office:value-type="float" office:value="1.15807" calcext:value-type="float">
            <text:p>1.15807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2.18885" calcext:value-type="float">
            <text:p>2.18885</text:p>
          </table:table-cell>
          <table:table-cell office:value-type="float" office:value="2.78864" calcext:value-type="float">
            <text:p>2.78864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2.13557" calcext:value-type="float">
            <text:p>2.13557</text:p>
          </table:table-cell>
          <table:table-cell office:value-type="float" office:value="0.158767" calcext:value-type="float">
            <text:p>0.158767</text:p>
          </table:table-cell>
          <table:table-cell office:value-type="float" office:value="2.34559" calcext:value-type="float">
            <text:p>2.34559</text:p>
          </table:table-cell>
          <table:table-cell office:value-type="float" office:value="0.355296" calcext:value-type="float">
            <text:p>0.355296</text:p>
          </table:table-cell>
          <table:table-cell office:value-type="float" office:value="2.01092" calcext:value-type="float">
            <text:p>2.01092</text:p>
          </table:table-cell>
          <table:table-cell office:value-type="float" office:value="13.0903" calcext:value-type="float">
            <text:p>13.0903</text:p>
          </table:table-cell>
          <table:table-cell office:value-type="float" office:value="0.8439" calcext:value-type="float">
            <text:p>0.8439</text:p>
          </table:table-cell>
          <table:table-cell office:value-type="float" office:value="1.95737" calcext:value-type="float">
            <text:p>1.95737</text:p>
          </table:table-cell>
          <table:table-cell office:value-type="float" office:value="3.00027" calcext:value-type="float">
            <text:p>3.00027</text:p>
          </table:table-cell>
          <table:table-cell office:value-type="float" office:value="0.259044" calcext:value-type="float">
            <text:p>0.259044</text:p>
          </table:table-cell>
          <table:table-cell office:value-type="float" office:value="18.9583" calcext:value-type="float">
            <text:p>18.9583</text:p>
          </table:table-cell>
          <table:table-cell office:value-type="float" office:value="5.70824" calcext:value-type="float">
            <text:p>5.70824</text:p>
          </table:table-cell>
          <table:table-cell office:value-type="float" office:value="0.678051" calcext:value-type="float">
            <text:p>0.678051</text:p>
          </table:table-cell>
          <table:table-cell office:value-type="float" office:value="1.58416" calcext:value-type="float">
            <text:p>1.58416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0.918611" calcext:value-type="float">
            <text:p>0.918611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19.6401" calcext:value-type="float">
            <text:p>19.6401</text:p>
          </table:table-cell>
          <table:table-cell office:value-type="float" office:value="2.27756" calcext:value-type="float">
            <text:p>2.27756</text:p>
          </table:table-cell>
          <table:table-cell office:value-type="float" office:value="1.17734" calcext:value-type="float">
            <text:p>1.17734</text:p>
          </table:table-cell>
          <table:table-cell office:value-type="float" office:value="0.933144" calcext:value-type="float">
            <text:p>0.933144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82486" calcext:value-type="float">
            <text:p>1.82486</text:p>
          </table:table-cell>
          <table:table-cell office:value-type="float" office:value="0.769268" calcext:value-type="float">
            <text:p>0.769268</text:p>
          </table:table-cell>
          <table:table-cell office:value-type="float" office:value="3.58627" calcext:value-type="float">
            <text:p>3.58627</text:p>
          </table:table-cell>
          <table:table-cell office:value-type="float" office:value="2.02811" calcext:value-type="float">
            <text:p>2.02811</text:p>
          </table:table-cell>
          <table:table-cell office:value-type="float" office:value="3.01175" calcext:value-type="float">
            <text:p>3.01175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0.683885" calcext:value-type="float">
            <text:p>0.683885</text:p>
          </table:table-cell>
          <table:table-cell office:value-type="float" office:value="0.166017" calcext:value-type="float">
            <text:p>0.166017</text:p>
          </table:table-cell>
          <table:table-cell office:value-type="float" office:value="2.12147" calcext:value-type="float">
            <text:p>2.12147</text:p>
          </table:table-cell>
          <table:table-cell office:value-type="float" office:value="0.67997" calcext:value-type="float">
            <text:p>0.67997</text:p>
          </table:table-cell>
          <table:table-cell office:value-type="float" office:value="2.00531" calcext:value-type="float">
            <text:p>2.00531</text:p>
          </table:table-cell>
          <table:table-cell office:value-type="float" office:value="13.004" calcext:value-type="float">
            <text:p>13.004</text:p>
          </table:table-cell>
          <table:table-cell office:value-type="float" office:value="1.34338" calcext:value-type="float">
            <text:p>1.34338</text:p>
          </table:table-cell>
          <table:table-cell office:value-type="float" office:value="1.67609" calcext:value-type="float">
            <text:p>1.67609</text:p>
          </table:table-cell>
          <table:table-cell office:value-type="float" office:value="1.96093" calcext:value-type="float">
            <text:p>1.96093</text:p>
          </table:table-cell>
          <table:table-cell office:value-type="float" office:value="0.971803" calcext:value-type="float">
            <text:p>0.971803</text:p>
          </table:table-cell>
          <table:table-cell office:value-type="float" office:value="0" calcext:value-type="float">
            <text:p>0</text:p>
          </table:table-cell>
          <table:table-cell office:value-type="float" office:value="6.38775" calcext:value-type="float">
            <text:p>6.38775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2.01398" calcext:value-type="float">
            <text:p>2.01398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5.6911" calcext:value-type="float">
            <text:p>5.6911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20.2794" calcext:value-type="float">
            <text:p>20.2794</text:p>
          </table:table-cell>
          <table:table-cell office:value-type="float" office:value="1.8661" calcext:value-type="float">
            <text:p>1.8661</text:p>
          </table:table-cell>
          <table:table-cell office:value-type="float" office:value="0.0985995" calcext:value-type="float">
            <text:p>0.0985995</text:p>
          </table:table-cell>
          <table:table-cell table:number-columns-repeated="6" office:value-type="float" office:value="4.61868" calcext:value-type="float">
            <text:p>4.6186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1" calcext:value-type="float">
            <text:p>111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5.83034" calcext:value-type="float">
            <text:p>5.83034</text:p>
          </table:table-cell>
          <table:table-cell office:value-type="float" office:value="7.0918" calcext:value-type="float">
            <text:p>7.0918</text:p>
          </table:table-cell>
          <table:table-cell office:value-type="float" office:value="5.76031" calcext:value-type="float">
            <text:p>5.76031</text:p>
          </table:table-cell>
          <table:table-cell office:value-type="float" office:value="4.91537" calcext:value-type="float">
            <text:p>4.91537</text:p>
          </table:table-cell>
          <table:table-cell office:value-type="float" office:value="6.26665" calcext:value-type="float">
            <text:p>6.26665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2.15756" calcext:value-type="float">
            <text:p>2.15756</text:p>
          </table:table-cell>
          <table:table-cell office:value-type="float" office:value="4.90813" calcext:value-type="float">
            <text:p>4.90813</text:p>
          </table:table-cell>
          <table:table-cell office:value-type="float" office:value="5.6825" calcext:value-type="float">
            <text:p>5.6825</text:p>
          </table:table-cell>
          <table:table-cell office:value-type="float" office:value="5.01692" calcext:value-type="float">
            <text:p>5.01692</text:p>
          </table:table-cell>
          <table:table-cell office:value-type="float" office:value="5.03009" calcext:value-type="float">
            <text:p>5.03009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4.12122" calcext:value-type="float">
            <text:p>4.12122</text:p>
          </table:table-cell>
          <table:table-cell office:value-type="float" office:value="5.34109" calcext:value-type="float">
            <text:p>5.34109</text:p>
          </table:table-cell>
          <table:table-cell office:value-type="float" office:value="5.18042" calcext:value-type="float">
            <text:p>5.18042</text:p>
          </table:table-cell>
          <table:table-cell office:value-type="float" office:value="6.95703" calcext:value-type="float">
            <text:p>6.95703</text:p>
          </table:table-cell>
          <table:table-cell office:value-type="float" office:value="6.04034" calcext:value-type="float">
            <text:p>6.04034</text:p>
          </table:table-cell>
          <table:table-cell office:value-type="float" office:value="3.91893" calcext:value-type="float">
            <text:p>3.91893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5.97234" calcext:value-type="float">
            <text:p>5.97234</text:p>
          </table:table-cell>
          <table:table-cell office:value-type="float" office:value="5.6452" calcext:value-type="float">
            <text:p>5.6452</text:p>
          </table:table-cell>
          <table:table-cell office:value-type="float" office:value="5.95854" calcext:value-type="float">
            <text:p>5.95854</text:p>
          </table:table-cell>
          <table:table-cell office:value-type="float" office:value="4.36272" calcext:value-type="float">
            <text:p>4.36272</text:p>
          </table:table-cell>
          <table:table-cell office:value-type="float" office:value="23.9808" calcext:value-type="float">
            <text:p>23.9808</text:p>
          </table:table-cell>
          <table:table-cell office:value-type="float" office:value="3.14455" calcext:value-type="float">
            <text:p>3.14455</text:p>
          </table:table-cell>
          <table:table-cell office:value-type="float" office:value="6.14229" calcext:value-type="float">
            <text:p>6.14229</text:p>
          </table:table-cell>
          <table:table-cell office:value-type="float" office:value="6.10926" calcext:value-type="float">
            <text:p>6.10926</text:p>
          </table:table-cell>
          <table:table-cell office:value-type="float" office:value="6.37279" calcext:value-type="float">
            <text:p>6.37279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4.62608" calcext:value-type="float">
            <text:p>4.62608</text:p>
          </table:table-cell>
          <table:table-cell office:value-type="float" office:value="6.38358" calcext:value-type="float">
            <text:p>6.38358</text:p>
          </table:table-cell>
          <table:table-cell office:value-type="float" office:value="5.98681" calcext:value-type="float">
            <text:p>5.98681</text:p>
          </table:table-cell>
          <table:table-cell office:value-type="float" office:value="6.12132" calcext:value-type="float">
            <text:p>6.12132</text:p>
          </table:table-cell>
          <table:table-cell office:value-type="float" office:value="5.9012" calcext:value-type="float">
            <text:p>5.9012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19.6993" calcext:value-type="float">
            <text:p>19.6993</text:p>
          </table:table-cell>
          <table:table-cell office:value-type="float" office:value="6.41885" calcext:value-type="float">
            <text:p>6.41885</text:p>
          </table:table-cell>
          <table:table-cell office:value-type="float" office:value="6.51228" calcext:value-type="float">
            <text:p>6.51228</text:p>
          </table:table-cell>
          <table:table-cell office:value-type="float" office:value="5.50111" calcext:value-type="float">
            <text:p>5.50111</text:p>
          </table:table-cell>
          <table:table-cell office:value-type="float" office:value="4.94743" calcext:value-type="float">
            <text:p>4.94743</text:p>
          </table:table-cell>
          <table:table-cell office:value-type="float" office:value="6.13575" calcext:value-type="float">
            <text:p>6.13575</text:p>
          </table:table-cell>
          <table:table-cell office:value-type="float" office:value="3.91991" calcext:value-type="float">
            <text:p>3.91991</text:p>
          </table:table-cell>
          <table:table-cell office:value-type="float" office:value="5.48524" calcext:value-type="float">
            <text:p>5.48524</text:p>
          </table:table-cell>
          <table:table-cell office:value-type="float" office:value="4.77431" calcext:value-type="float">
            <text:p>4.77431</text:p>
          </table:table-cell>
          <table:table-cell office:value-type="float" office:value="6.44977" calcext:value-type="float">
            <text:p>6.44977</text:p>
          </table:table-cell>
          <table:table-cell office:value-type="float" office:value="6.07355" calcext:value-type="float">
            <text:p>6.07355</text:p>
          </table:table-cell>
          <table:table-cell office:value-type="float" office:value="3.51891" calcext:value-type="float">
            <text:p>3.51891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6.01102" calcext:value-type="float">
            <text:p>6.01102</text:p>
          </table:table-cell>
          <table:table-cell office:value-type="float" office:value="6.10751" calcext:value-type="float">
            <text:p>6.10751</text:p>
          </table:table-cell>
          <table:table-cell office:value-type="float" office:value="6.33034" calcext:value-type="float">
            <text:p>6.33034</text:p>
          </table:table-cell>
          <table:table-cell office:value-type="float" office:value="5.64901" calcext:value-type="float">
            <text:p>5.64901</text:p>
          </table:table-cell>
          <table:table-cell office:value-type="float" office:value="5.76343" calcext:value-type="float">
            <text:p>5.76343</text:p>
          </table:table-cell>
          <table:table-cell office:value-type="float" office:value="6.14336" calcext:value-type="float">
            <text:p>6.14336</text:p>
          </table:table-cell>
          <table:table-cell office:value-type="float" office:value="6.59261" calcext:value-type="float">
            <text:p>6.59261</text:p>
          </table:table-cell>
          <table:table-cell office:value-type="float" office:value="5.99478" calcext:value-type="float">
            <text:p>5.99478</text:p>
          </table:table-cell>
          <table:table-cell office:value-type="float" office:value="5.38638" calcext:value-type="float">
            <text:p>5.38638</text:p>
          </table:table-cell>
          <table:table-cell office:value-type="float" office:value="6.19496" calcext:value-type="float">
            <text:p>6.19496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5.46891" calcext:value-type="float">
            <text:p>5.46891</text:p>
          </table:table-cell>
          <table:table-cell office:value-type="float" office:value="6.2231" calcext:value-type="float">
            <text:p>6.2231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4.69432" calcext:value-type="float">
            <text:p>4.69432</text:p>
          </table:table-cell>
          <table:table-cell office:value-type="float" office:value="3.62301" calcext:value-type="float">
            <text:p>3.62301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5.1023" calcext:value-type="float">
            <text:p>5.1023</text:p>
          </table:table-cell>
          <table:table-cell office:value-type="float" office:value="6.48847" calcext:value-type="float">
            <text:p>6.48847</text:p>
          </table:table-cell>
          <table:table-cell office:value-type="float" office:value="5.37338" calcext:value-type="float">
            <text:p>5.37338</text:p>
          </table:table-cell>
          <table:table-cell office:value-type="float" office:value="6.58213" calcext:value-type="float">
            <text:p>6.58213</text:p>
          </table:table-cell>
          <table:table-cell office:value-type="float" office:value="5.73849" calcext:value-type="float">
            <text:p>5.73849</text:p>
          </table:table-cell>
          <table:table-cell office:value-type="float" office:value="13.7398" calcext:value-type="float">
            <text:p>13.7398</text:p>
          </table:table-cell>
          <table:table-cell office:value-type="float" office:value="5.61742" calcext:value-type="float">
            <text:p>5.61742</text:p>
          </table:table-cell>
          <table:table-cell office:value-type="float" office:value="6.04902" calcext:value-type="float">
            <text:p>6.04902</text:p>
          </table:table-cell>
          <table:table-cell office:value-type="float" office:value="3.43778" calcext:value-type="float">
            <text:p>3.43778</text:p>
          </table:table-cell>
          <table:table-cell office:value-type="float" office:value="6.29017" calcext:value-type="float">
            <text:p>6.29017</text:p>
          </table:table-cell>
          <table:table-cell office:value-type="float" office:value="24.1846" calcext:value-type="float">
            <text:p>24.1846</text:p>
          </table:table-cell>
          <table:table-cell office:value-type="float" office:value="0.687733" calcext:value-type="float">
            <text:p>0.687733</text:p>
          </table:table-cell>
          <table:table-cell office:value-type="float" office:value="6.01796" calcext:value-type="float">
            <text:p>6.01796</text:p>
          </table:table-cell>
          <table:table-cell office:value-type="float" office:value="6.44412" calcext:value-type="float">
            <text:p>6.44412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5.64547" calcext:value-type="float">
            <text:p>5.64547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19.6611" calcext:value-type="float">
            <text:p>19.6611</text:p>
          </table:table-cell>
          <table:table-cell office:value-type="float" office:value="5.65878" calcext:value-type="float">
            <text:p>5.65878</text:p>
          </table:table-cell>
          <table:table-cell office:value-type="float" office:value="6.59914" calcext:value-type="float">
            <text:p>6.59914</text:p>
          </table:table-cell>
          <table:table-cell office:value-type="float" office:value="6.45686" calcext:value-type="float">
            <text:p>6.45686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6.60613" calcext:value-type="float">
            <text:p>6.60613</text:p>
          </table:table-cell>
          <table:table-cell office:value-type="float" office:value="7.04952" calcext:value-type="float">
            <text:p>7.04952</text:p>
          </table:table-cell>
          <table:table-cell office:value-type="float" office:value="3.41967" calcext:value-type="float">
            <text:p>3.41967</text:p>
          </table:table-cell>
          <table:table-cell office:value-type="float" office:value="4.59861" calcext:value-type="float">
            <text:p>4.59861</text:p>
          </table:table-cell>
          <table:table-cell office:value-type="float" office:value="3.71472" calcext:value-type="float">
            <text:p>3.71472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5.79641" calcext:value-type="float">
            <text:p>5.79641</text:p>
          </table:table-cell>
          <table:table-cell office:value-type="float" office:value="6.48636" calcext:value-type="float">
            <text:p>6.48636</text:p>
          </table:table-cell>
          <table:table-cell office:value-type="float" office:value="5.71018" calcext:value-type="float">
            <text:p>5.71018</text:p>
          </table:table-cell>
          <table:table-cell office:value-type="float" office:value="6.10865" calcext:value-type="float">
            <text:p>6.10865</text:p>
          </table:table-cell>
          <table:table-cell office:value-type="float" office:value="5.7461" calcext:value-type="float">
            <text:p>5.7461</text:p>
          </table:table-cell>
          <table:table-cell office:value-type="float" office:value="13.6824" calcext:value-type="float">
            <text:p>13.6824</text:p>
          </table:table-cell>
          <table:table-cell office:value-type="float" office:value="5.16323" calcext:value-type="float">
            <text:p>5.16323</text:p>
          </table:table-cell>
          <table:table-cell office:value-type="float" office:value="4.71965" calcext:value-type="float">
            <text:p>4.71965</text:p>
          </table:table-cell>
          <table:table-cell office:value-type="float" office:value="4.58719" calcext:value-type="float">
            <text:p>4.58719</text:p>
          </table:table-cell>
          <table:table-cell office:value-type="float" office:value="5.69339" calcext:value-type="float">
            <text:p>5.69339</text:p>
          </table:table-cell>
          <table:table-cell office:value-type="float" office:value="6.38775" calcext:value-type="float">
            <text:p>6.38775</text:p>
          </table:table-cell>
          <table:table-cell office:value-type="float" office:value="0" calcext:value-type="float">
            <text:p>0</text:p>
          </table:table-cell>
          <table:table-cell office:value-type="float" office:value="5.97472" calcext:value-type="float">
            <text:p>5.97472</text:p>
          </table:table-cell>
          <table:table-cell office:value-type="float" office:value="5.93695" calcext:value-type="float">
            <text:p>5.93695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0.705294" calcext:value-type="float">
            <text:p>0.705294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20.1202" calcext:value-type="float">
            <text:p>20.1202</text:p>
          </table:table-cell>
          <table:table-cell office:value-type="float" office:value="4.98145" calcext:value-type="float">
            <text:p>4.98145</text:p>
          </table:table-cell>
          <table:table-cell office:value-type="float" office:value="6.31132" calcext:value-type="float">
            <text:p>6.31132</text:p>
          </table:table-cell>
          <table:table-cell table:number-columns-repeated="6" office:value-type="float" office:value="7.44125" calcext:value-type="float">
            <text:p>7.441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2" calcext:value-type="float">
            <text:p>112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0.736053" calcext:value-type="float">
            <text:p>0.736053</text:p>
          </table:table-cell>
          <table:table-cell office:value-type="float" office:value="2.31072" calcext:value-type="float">
            <text:p>2.31072</text:p>
          </table:table-cell>
          <table:table-cell office:value-type="float" office:value="1.25907" calcext:value-type="float">
            <text:p>1.25907</text:p>
          </table:table-cell>
          <table:table-cell office:value-type="float" office:value="1.47235" calcext:value-type="float">
            <text:p>1.47235</text:p>
          </table:table-cell>
          <table:table-cell office:value-type="float" office:value="0.737806" calcext:value-type="float">
            <text:p>0.737806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4.9907" calcext:value-type="float">
            <text:p>4.9907</text:p>
          </table:table-cell>
          <table:table-cell office:value-type="float" office:value="1.82123" calcext:value-type="float">
            <text:p>1.82123</text:p>
          </table:table-cell>
          <table:table-cell office:value-type="float" office:value="1.336" calcext:value-type="float">
            <text:p>1.336</text:p>
          </table:table-cell>
          <table:table-cell office:value-type="float" office:value="1.42931" calcext:value-type="float">
            <text:p>1.42931</text:p>
          </table:table-cell>
          <table:table-cell office:value-type="float" office:value="4.96223" calcext:value-type="float">
            <text:p>4.96223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3.40387" calcext:value-type="float">
            <text:p>3.40387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2.42735" calcext:value-type="float">
            <text:p>2.42735</text:p>
          </table:table-cell>
          <table:table-cell office:value-type="float" office:value="1.21903" calcext:value-type="float">
            <text:p>1.21903</text:p>
          </table:table-cell>
          <table:table-cell office:value-type="float" office:value="1.30162" calcext:value-type="float">
            <text:p>1.30162</text:p>
          </table:table-cell>
          <table:table-cell office:value-type="float" office:value="2.15791" calcext:value-type="float">
            <text:p>2.15791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0.382234" calcext:value-type="float">
            <text:p>0.382234</text:p>
          </table:table-cell>
          <table:table-cell office:value-type="float" office:value="1.00658" calcext:value-type="float">
            <text:p>1.00658</text:p>
          </table:table-cell>
          <table:table-cell office:value-type="float" office:value="0.63028" calcext:value-type="float">
            <text:p>0.63028</text:p>
          </table:table-cell>
          <table:table-cell office:value-type="float" office:value="1.93794" calcext:value-type="float">
            <text:p>1.93794</text:p>
          </table:table-cell>
          <table:table-cell office:value-type="float" office:value="19.5259" calcext:value-type="float">
            <text:p>19.5259</text:p>
          </table:table-cell>
          <table:table-cell office:value-type="float" office:value="3.98124" calcext:value-type="float">
            <text:p>3.98124</text:p>
          </table:table-cell>
          <table:table-cell office:value-type="float" office:value="1.01546" calcext:value-type="float">
            <text:p>1.01546</text:p>
          </table:table-cell>
          <table:table-cell office:value-type="float" office:value="1.33205" calcext:value-type="float">
            <text:p>1.33205</text:p>
          </table:table-cell>
          <table:table-cell office:value-type="float" office:value="0.609799" calcext:value-type="float">
            <text:p>0.609799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1.63318" calcext:value-type="float">
            <text:p>1.63318</text:p>
          </table:table-cell>
          <table:table-cell office:value-type="float" office:value="0.953037" calcext:value-type="float">
            <text:p>0.953037</text:p>
          </table:table-cell>
          <table:table-cell office:value-type="float" office:value="0.167577" calcext:value-type="float">
            <text:p>0.167577</text:p>
          </table:table-cell>
          <table:table-cell office:value-type="float" office:value="0.612366" calcext:value-type="float">
            <text:p>0.612366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20.2536" calcext:value-type="float">
            <text:p>20.2536</text:p>
          </table:table-cell>
          <table:table-cell office:value-type="float" office:value="0.452065" calcext:value-type="float">
            <text:p>0.452065</text:p>
          </table:table-cell>
          <table:table-cell office:value-type="float" office:value="0.968115" calcext:value-type="float">
            <text:p>0.968115</text:p>
          </table:table-cell>
          <table:table-cell office:value-type="float" office:value="0.69924" calcext:value-type="float">
            <text:p>0.69924</text:p>
          </table:table-cell>
          <table:table-cell office:value-type="float" office:value="5.45065" calcext:value-type="float">
            <text:p>5.45065</text:p>
          </table:table-cell>
          <table:table-cell office:value-type="float" office:value="1.26842" calcext:value-type="float">
            <text:p>1.26842</text:p>
          </table:table-cell>
          <table:table-cell office:value-type="float" office:value="3.86695" calcext:value-type="float">
            <text:p>3.86695</text:p>
          </table:table-cell>
          <table:table-cell office:value-type="float" office:value="1.17098" calcext:value-type="float">
            <text:p>1.17098</text:p>
          </table:table-cell>
          <table:table-cell office:value-type="float" office:value="2.41745" calcext:value-type="float">
            <text:p>2.41745</text:p>
          </table:table-cell>
          <table:table-cell office:value-type="float" office:value="0.511213" calcext:value-type="float">
            <text:p>0.511213</text:p>
          </table:table-cell>
          <table:table-cell office:value-type="float" office:value="0.612296" calcext:value-type="float">
            <text:p>0.612296</text:p>
          </table:table-cell>
          <table:table-cell office:value-type="float" office:value="2.456" calcext:value-type="float">
            <text:p>2.456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0.59983" calcext:value-type="float">
            <text:p>0.59983</text:p>
          </table:table-cell>
          <table:table-cell office:value-type="float" office:value="1.00227" calcext:value-type="float">
            <text:p>1.00227</text:p>
          </table:table-cell>
          <table:table-cell office:value-type="float" office:value="1.39453" calcext:value-type="float">
            <text:p>1.39453</text:p>
          </table:table-cell>
          <table:table-cell office:value-type="float" office:value="0.929999" calcext:value-type="float">
            <text:p>0.929999</text:p>
          </table:table-cell>
          <table:table-cell office:value-type="float" office:value="1.41556" calcext:value-type="float">
            <text:p>1.41556</text:p>
          </table:table-cell>
          <table:table-cell office:value-type="float" office:value="1.26589" calcext:value-type="float">
            <text:p>1.26589</text:p>
          </table:table-cell>
          <table:table-cell office:value-type="float" office:value="1.05648" calcext:value-type="float">
            <text:p>1.05648</text:p>
          </table:table-cell>
          <table:table-cell office:value-type="float" office:value="0.809706" calcext:value-type="float">
            <text:p>0.809706</text:p>
          </table:table-cell>
          <table:table-cell office:value-type="float" office:value="1.44695" calcext:value-type="float">
            <text:p>1.44695</text:p>
          </table:table-cell>
          <table:table-cell office:value-type="float" office:value="0.318098" calcext:value-type="float">
            <text:p>0.318098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.49685" calcext:value-type="float">
            <text:p>1.49685</text:p>
          </table:table-cell>
          <table:table-cell office:value-type="float" office:value="1.77786" calcext:value-type="float">
            <text:p>1.77786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49619" calcext:value-type="float">
            <text:p>1.49619</text:p>
          </table:table-cell>
          <table:table-cell office:value-type="float" office:value="2.35639" calcext:value-type="float">
            <text:p>2.35639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1.37244" calcext:value-type="float">
            <text:p>1.37244</text:p>
          </table:table-cell>
          <table:table-cell office:value-type="float" office:value="0.941072" calcext:value-type="float">
            <text:p>0.941072</text:p>
          </table:table-cell>
          <table:table-cell office:value-type="float" office:value="1.56306" calcext:value-type="float">
            <text:p>1.56306</text:p>
          </table:table-cell>
          <table:table-cell office:value-type="float" office:value="1.13757" calcext:value-type="float">
            <text:p>1.13757</text:p>
          </table:table-cell>
          <table:table-cell office:value-type="float" office:value="1.2385" calcext:value-type="float">
            <text:p>1.2385</text:p>
          </table:table-cell>
          <table:table-cell office:value-type="float" office:value="13.6738" calcext:value-type="float">
            <text:p>13.6738</text:p>
          </table:table-cell>
          <table:table-cell office:value-type="float" office:value="1.02051" calcext:value-type="float">
            <text:p>1.02051</text:p>
          </table:table-cell>
          <table:table-cell office:value-type="float" office:value="1.22496" calcext:value-type="float">
            <text:p>1.22496</text:p>
          </table:table-cell>
          <table:table-cell office:value-type="float" office:value="2.73251" calcext:value-type="float">
            <text:p>2.73251</text:p>
          </table:table-cell>
          <table:table-cell office:value-type="float" office:value="0.531523" calcext:value-type="float">
            <text:p>0.531523</text:p>
          </table:table-cell>
          <table:table-cell office:value-type="float" office:value="19.716" calcext:value-type="float">
            <text:p>19.716</text:p>
          </table:table-cell>
          <table:table-cell office:value-type="float" office:value="5.31184" calcext:value-type="float">
            <text:p>5.31184</text:p>
          </table:table-cell>
          <table:table-cell office:value-type="float" office:value="0.105" calcext:value-type="float">
            <text:p>0.105</text:p>
          </table:table-cell>
          <table:table-cell office:value-type="float" office:value="0.98532" calcext:value-type="float">
            <text:p>0.98532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1.19324" calcext:value-type="float">
            <text:p>1.19324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0.2098" calcext:value-type="float">
            <text:p>20.2098</text:p>
          </table:table-cell>
          <table:table-cell office:value-type="float" office:value="1.5019" calcext:value-type="float">
            <text:p>1.5019</text:p>
          </table:table-cell>
          <table:table-cell office:value-type="float" office:value="0.767088" calcext:value-type="float">
            <text:p>0.767088</text:p>
          </table:table-cell>
          <table:table-cell office:value-type="float" office:value="0.535101" calcext:value-type="float">
            <text:p>0.535101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2.50011" calcext:value-type="float">
            <text:p>2.50011</text:p>
          </table:table-cell>
          <table:table-cell office:value-type="float" office:value="1.52142" calcext:value-type="float">
            <text:p>1.52142</text:p>
          </table:table-cell>
          <table:table-cell office:value-type="float" office:value="3.51842" calcext:value-type="float">
            <text:p>3.51842</text:p>
          </table:table-cell>
          <table:table-cell office:value-type="float" office:value="1.42255" calcext:value-type="float">
            <text:p>1.42255</text:p>
          </table:table-cell>
          <table:table-cell office:value-type="float" office:value="2.91546" calcext:value-type="float">
            <text:p>2.91546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0.981071" calcext:value-type="float">
            <text:p>0.981071</text:p>
          </table:table-cell>
          <table:table-cell office:value-type="float" office:value="0.948614" calcext:value-type="float">
            <text:p>0.948614</text:p>
          </table:table-cell>
          <table:table-cell office:value-type="float" office:value="1.34793" calcext:value-type="float">
            <text:p>1.34793</text:p>
          </table:table-cell>
          <table:table-cell office:value-type="float" office:value="1.25523" calcext:value-type="float">
            <text:p>1.25523</text:p>
          </table:table-cell>
          <table:table-cell office:value-type="float" office:value="1.23347" calcext:value-type="float">
            <text:p>1.23347</text:p>
          </table:table-cell>
          <table:table-cell office:value-type="float" office:value="13.5892" calcext:value-type="float">
            <text:p>13.5892</text:p>
          </table:table-cell>
          <table:table-cell office:value-type="float" office:value="1.39157" calcext:value-type="float">
            <text:p>1.39157</text:p>
          </table:table-cell>
          <table:table-cell office:value-type="float" office:value="1.32145" calcext:value-type="float">
            <text:p>1.32145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1.31365" calcext:value-type="float">
            <text:p>1.31365</text:p>
          </table:table-cell>
          <table:table-cell office:value-type="float" office:value="0.782616" calcext:value-type="float">
            <text:p>0.782616</text:p>
          </table:table-cell>
          <table:table-cell office:value-type="float" office:value="5.97472" calcext:value-type="float">
            <text:p>5.97472</text:p>
          </table:table-cell>
          <table:table-cell office:value-type="float" office:value="0" calcext:value-type="float">
            <text:p>0</text:p>
          </table:table-cell>
          <table:table-cell office:value-type="float" office:value="1.26351" calcext:value-type="float">
            <text:p>1.26351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5.29532" calcext:value-type="float">
            <text:p>5.29532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0.8365" calcext:value-type="float">
            <text:p>20.8365</text:p>
          </table:table-cell>
          <table:table-cell office:value-type="float" office:value="1.16097" calcext:value-type="float">
            <text:p>1.16097</text:p>
          </table:table-cell>
          <table:table-cell office:value-type="float" office:value="0.68849" calcext:value-type="float">
            <text:p>0.68849</text:p>
          </table:table-cell>
          <table:table-cell table:number-columns-repeated="6" office:value-type="float" office:value="5.23084" calcext:value-type="float">
            <text:p>5.2308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3" calcext:value-type="float">
            <text:p>113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1.96357" calcext:value-type="float">
            <text:p>1.96357</text:p>
          </table:table-cell>
          <table:table-cell office:value-type="float" office:value="3.55693" calcext:value-type="float">
            <text:p>3.55693</text:p>
          </table:table-cell>
          <table:table-cell office:value-type="float" office:value="2.46923" calcext:value-type="float">
            <text:p>2.46923</text:p>
          </table:table-cell>
          <table:table-cell office:value-type="float" office:value="2.38396" calcext:value-type="float">
            <text:p>2.38396</text:p>
          </table:table-cell>
          <table:table-cell office:value-type="float" office:value="1.99058" calcext:value-type="float">
            <text:p>1.99058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5.40602" calcext:value-type="float">
            <text:p>5.40602</text:p>
          </table:table-cell>
          <table:table-cell office:value-type="float" office:value="1.08023" calcext:value-type="float">
            <text:p>1.08023</text:p>
          </table:table-cell>
          <table:table-cell office:value-type="float" office:value="2.52897" calcext:value-type="float">
            <text:p>2.52897</text:p>
          </table:table-cell>
          <table:table-cell office:value-type="float" office:value="0.925479" calcext:value-type="float">
            <text:p>0.925479</text:p>
          </table:table-cell>
          <table:table-cell office:value-type="float" office:value="5.93652" calcext:value-type="float">
            <text:p>5.93652</text:p>
          </table:table-cell>
          <table:table-cell office:value-type="float" office:value="0.2086" calcext:value-type="float">
            <text:p>0.2086</text:p>
          </table:table-cell>
          <table:table-cell office:value-type="float" office:value="4.24264" calcext:value-type="float">
            <text:p>4.24264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3.50688" calcext:value-type="float">
            <text:p>3.50688</text:p>
          </table:table-cell>
          <table:table-cell office:value-type="float" office:value="2.31327" calcext:value-type="float">
            <text:p>2.31327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2.61986" calcext:value-type="float">
            <text:p>2.61986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1.64129" calcext:value-type="float">
            <text:p>1.64129</text:p>
          </table:table-cell>
          <table:table-cell office:value-type="float" office:value="2.18582" calcext:value-type="float">
            <text:p>2.18582</text:p>
          </table:table-cell>
          <table:table-cell office:value-type="float" office:value="1.88413" calcext:value-type="float">
            <text:p>1.88413</text:p>
          </table:table-cell>
          <table:table-cell office:value-type="float" office:value="2.65619" calcext:value-type="float">
            <text:p>2.65619</text:p>
          </table:table-cell>
          <table:table-cell office:value-type="float" office:value="20.5752" calcext:value-type="float">
            <text:p>20.5752</text:p>
          </table:table-cell>
          <table:table-cell office:value-type="float" office:value="4.58977" calcext:value-type="float">
            <text:p>4.58977</text:p>
          </table:table-cell>
          <table:table-cell office:value-type="float" office:value="2.27816" calcext:value-type="float">
            <text:p>2.27816</text:p>
          </table:table-cell>
          <table:table-cell office:value-type="float" office:value="2.58872" calcext:value-type="float">
            <text:p>2.58872</text:p>
          </table:table-cell>
          <table:table-cell office:value-type="float" office:value="1.81443" calcext:value-type="float">
            <text:p>1.81443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2.20137" calcext:value-type="float">
            <text:p>2.20137</text:p>
          </table:table-cell>
          <table:table-cell office:value-type="float" office:value="1.43064" calcext:value-type="float">
            <text:p>1.43064</text:p>
          </table:table-cell>
          <table:table-cell office:value-type="float" office:value="1.87522" calcext:value-type="float">
            <text:p>1.87522</text:p>
          </table:table-cell>
          <table:table-cell office:value-type="float" office:value="2.12091" calcext:value-type="float">
            <text:p>2.12091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21.4333" calcext:value-type="float">
            <text:p>21.4333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2.19076" calcext:value-type="float">
            <text:p>2.19076</text:p>
          </table:table-cell>
          <table:table-cell office:value-type="float" office:value="1.77488" calcext:value-type="float">
            <text:p>1.77488</text:p>
          </table:table-cell>
          <table:table-cell office:value-type="float" office:value="6.38345" calcext:value-type="float">
            <text:p>6.38345</text:p>
          </table:table-cell>
          <table:table-cell office:value-type="float" office:value="0.200468" calcext:value-type="float">
            <text:p>0.200468</text:p>
          </table:table-cell>
          <table:table-cell office:value-type="float" office:value="4.66794" calcext:value-type="float">
            <text:p>4.66794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3.39234" calcext:value-type="float">
            <text:p>3.39234</text:p>
          </table:table-cell>
          <table:table-cell office:value-type="float" office:value="1.23621" calcext:value-type="float">
            <text:p>1.23621</text:p>
          </table:table-cell>
          <table:table-cell office:value-type="float" office:value="1.87568" calcext:value-type="float">
            <text:p>1.87568</text:p>
          </table:table-cell>
          <table:table-cell office:value-type="float" office:value="2.59387" calcext:value-type="float">
            <text:p>2.59387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1.86014" calcext:value-type="float">
            <text:p>1.86014</text:p>
          </table:table-cell>
          <table:table-cell office:value-type="float" office:value="2.26372" calcext:value-type="float">
            <text:p>2.26372</text:p>
          </table:table-cell>
          <table:table-cell office:value-type="float" office:value="2.658" calcext:value-type="float">
            <text:p>2.658</text:p>
          </table:table-cell>
          <table:table-cell office:value-type="float" office:value="2.10779" calcext:value-type="float">
            <text:p>2.10779</text:p>
          </table:table-cell>
          <table:table-cell office:value-type="float" office:value="2.62471" calcext:value-type="float">
            <text:p>2.62471</text:p>
          </table:table-cell>
          <table:table-cell office:value-type="float" office:value="0.2086" calcext:value-type="float">
            <text:p>0.2086</text:p>
          </table:table-cell>
          <table:table-cell office:value-type="float" office:value="2.26973" calcext:value-type="float">
            <text:p>2.26973</text:p>
          </table:table-cell>
          <table:table-cell office:value-type="float" office:value="2.06532" calcext:value-type="float">
            <text:p>2.06532</text:p>
          </table:table-cell>
          <table:table-cell office:value-type="float" office:value="2.56119" calcext:value-type="float">
            <text:p>2.56119</text:p>
          </table:table-cell>
          <table:table-cell office:value-type="float" office:value="1.08927" calcext:value-type="float">
            <text:p>1.08927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2.63738" calcext:value-type="float">
            <text:p>2.63738</text:p>
          </table:table-cell>
          <table:table-cell office:value-type="float" office:value="3.03391" calcext:value-type="float">
            <text:p>3.03391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1.29077" calcext:value-type="float">
            <text:p>1.29077</text:p>
          </table:table-cell>
          <table:table-cell office:value-type="float" office:value="2.57535" calcext:value-type="float">
            <text:p>2.57535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842074" calcext:value-type="float">
            <text:p>0.842074</text:p>
          </table:table-cell>
          <table:table-cell office:value-type="float" office:value="2.1664" calcext:value-type="float">
            <text:p>2.1664</text:p>
          </table:table-cell>
          <table:table-cell office:value-type="float" office:value="0.613385" calcext:value-type="float">
            <text:p>0.613385</text:p>
          </table:table-cell>
          <table:table-cell office:value-type="float" office:value="2.36477" calcext:value-type="float">
            <text:p>2.36477</text:p>
          </table:table-cell>
          <table:table-cell office:value-type="float" office:value="0.20015" calcext:value-type="float">
            <text:p>0.20015</text:p>
          </table:table-cell>
          <table:table-cell office:value-type="float" office:value="14.8691" calcext:value-type="float">
            <text:p>14.8691</text:p>
          </table:table-cell>
          <table:table-cell office:value-type="float" office:value="2.19136" calcext:value-type="float">
            <text:p>2.19136</text:p>
          </table:table-cell>
          <table:table-cell office:value-type="float" office:value="0.123638" calcext:value-type="float">
            <text:p>0.123638</text:p>
          </table:table-cell>
          <table:table-cell office:value-type="float" office:value="3.17497" calcext:value-type="float">
            <text:p>3.17497</text:p>
          </table:table-cell>
          <table:table-cell office:value-type="float" office:value="1.75501" calcext:value-type="float">
            <text:p>1.75501</text:p>
          </table:table-cell>
          <table:table-cell office:value-type="float" office:value="20.7619" calcext:value-type="float">
            <text:p>20.7619</text:p>
          </table:table-cell>
          <table:table-cell office:value-type="float" office:value="5.33163" calcext:value-type="float">
            <text:p>5.33163</text:p>
          </table:table-cell>
          <table:table-cell office:value-type="float" office:value="1.36471" calcext:value-type="float">
            <text:p>1.36471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1755" calcext:value-type="float">
            <text:p>2.1755</text:p>
          </table:table-cell>
          <table:table-cell office:value-type="float" office:value="2.37644" calcext:value-type="float">
            <text:p>2.37644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21.3898" calcext:value-type="float">
            <text:p>21.3898</text:p>
          </table:table-cell>
          <table:table-cell office:value-type="float" office:value="0.36488" calcext:value-type="float">
            <text:p>0.36488</text:p>
          </table:table-cell>
          <table:table-cell office:value-type="float" office:value="1.10517" calcext:value-type="float">
            <text:p>1.10517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2.67665" calcext:value-type="float">
            <text:p>2.67665</text:p>
          </table:table-cell>
          <table:table-cell office:value-type="float" office:value="4.16505" calcext:value-type="float">
            <text:p>4.16505</text:p>
          </table:table-cell>
          <table:table-cell office:value-type="float" office:value="1.53417" calcext:value-type="float">
            <text:p>1.53417</text:p>
          </table:table-cell>
          <table:table-cell office:value-type="float" office:value="3.57645" calcext:value-type="float">
            <text:p>3.57645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2.20052" calcext:value-type="float">
            <text:p>2.20052</text:p>
          </table:table-cell>
          <table:table-cell office:value-type="float" office:value="2.1755" calcext:value-type="float">
            <text:p>2.1755</text:p>
          </table:table-cell>
          <table:table-cell office:value-type="float" office:value="0.241615" calcext:value-type="float">
            <text:p>0.241615</text:p>
          </table:table-cell>
          <table:table-cell office:value-type="float" office:value="2.51316" calcext:value-type="float">
            <text:p>2.51316</text:p>
          </table:table-cell>
          <table:table-cell office:value-type="float" office:value="0.193268" calcext:value-type="float">
            <text:p>0.193268</text:p>
          </table:table-cell>
          <table:table-cell office:value-type="float" office:value="14.7858" calcext:value-type="float">
            <text:p>14.7858</text:p>
          </table:table-cell>
          <table:table-cell office:value-type="float" office:value="2.41574" calcext:value-type="float">
            <text:p>2.41574</text:p>
          </table:table-cell>
          <table:table-cell office:value-type="float" office:value="1.9564" calcext:value-type="float">
            <text:p>1.9564</text:p>
          </table:table-cell>
          <table:table-cell office:value-type="float" office:value="1.63342" calcext:value-type="float">
            <text:p>1.63342</text:p>
          </table:table-cell>
          <table:table-cell office:value-type="float" office:value="2.50912" calcext:value-type="float">
            <text:p>2.50912</text:p>
          </table:table-cell>
          <table:table-cell office:value-type="float" office:value="2.01398" calcext:value-type="float">
            <text:p>2.01398</text:p>
          </table:table-cell>
          <table:table-cell office:value-type="float" office:value="5.93695" calcext:value-type="float">
            <text:p>5.93695</text:p>
          </table:table-cell>
          <table:table-cell office:value-type="float" office:value="1.26351" calcext:value-type="float">
            <text:p>1.26351</text:p>
          </table:table-cell>
          <table:table-cell office:value-type="float" office:value="0" calcext:value-type="float">
            <text:p>0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5.31701" calcext:value-type="float">
            <text:p>5.31701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22.0056" calcext:value-type="float">
            <text:p>22.0056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1.92848" calcext:value-type="float">
            <text:p>1.92848</text:p>
          </table:table-cell>
          <table:table-cell table:number-columns-repeated="6" office:value-type="float" office:value="6.46025" calcext:value-type="float">
            <text:p>6.4602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4" calcext:value-type="float">
            <text:p>114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0.581054" calcext:value-type="float">
            <text:p>0.581054</text:p>
          </table:table-cell>
          <table:table-cell office:value-type="float" office:value="1.36612" calcext:value-type="float">
            <text:p>1.36612</text:p>
          </table:table-cell>
          <table:table-cell office:value-type="float" office:value="0.790295" calcext:value-type="float">
            <text:p>0.790295</text:p>
          </table:table-cell>
          <table:table-cell office:value-type="float" office:value="1.51823" calcext:value-type="float">
            <text:p>1.51823</text:p>
          </table:table-cell>
          <table:table-cell office:value-type="float" office:value="0.213973" calcext:value-type="float">
            <text:p>0.213973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5.12459" calcext:value-type="float">
            <text:p>5.12459</text:p>
          </table:table-cell>
          <table:table-cell office:value-type="float" office:value="2.72981" calcext:value-type="float">
            <text:p>2.72981</text:p>
          </table:table-cell>
          <table:table-cell office:value-type="float" office:value="0.895046" calcext:value-type="float">
            <text:p>0.895046</text:p>
          </table:table-cell>
          <table:table-cell office:value-type="float" office:value="2.32546" calcext:value-type="float">
            <text:p>2.32546</text:p>
          </table:table-cell>
          <table:table-cell office:value-type="float" office:value="4.55073" calcext:value-type="float">
            <text:p>4.5507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3.22527" calcext:value-type="float">
            <text:p>3.22527</text:p>
          </table:table-cell>
          <table:table-cell office:value-type="float" office:value="1.07729" calcext:value-type="float">
            <text:p>1.07729</text:p>
          </table:table-cell>
          <table:table-cell office:value-type="float" office:value="2.01484" calcext:value-type="float">
            <text:p>2.01484</text:p>
          </table:table-cell>
          <table:table-cell office:value-type="float" office:value="0.575958" calcext:value-type="float">
            <text:p>0.575958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2.48594" calcext:value-type="float">
            <text:p>2.48594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623292" calcext:value-type="float">
            <text:p>0.623292</text:p>
          </table:table-cell>
          <table:table-cell office:value-type="float" office:value="0.777297" calcext:value-type="float">
            <text:p>0.777297</text:p>
          </table:table-cell>
          <table:table-cell office:value-type="float" office:value="0.485506" calcext:value-type="float">
            <text:p>0.485506</text:p>
          </table:table-cell>
          <table:table-cell office:value-type="float" office:value="2.07976" calcext:value-type="float">
            <text:p>2.07976</text:p>
          </table:table-cell>
          <table:table-cell office:value-type="float" office:value="18.6363" calcext:value-type="float">
            <text:p>18.6363</text:p>
          </table:table-cell>
          <table:table-cell office:value-type="float" office:value="3.9973" calcext:value-type="float">
            <text:p>3.9973</text:p>
          </table:table-cell>
          <table:table-cell office:value-type="float" office:value="0.319205" calcext:value-type="float">
            <text:p>0.319205</text:p>
          </table:table-cell>
          <table:table-cell office:value-type="float" office:value="0.598498" calcext:value-type="float">
            <text:p>0.598498</text:p>
          </table:table-cell>
          <table:table-cell office:value-type="float" office:value="0.395401" calcext:value-type="float">
            <text:p>0.395401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45462" calcext:value-type="float">
            <text:p>2.45462</text:p>
          </table:table-cell>
          <table:table-cell office:value-type="float" office:value="0.0283779" calcext:value-type="float">
            <text:p>0.0283779</text:p>
          </table:table-cell>
          <table:table-cell office:value-type="float" office:value="0.791712" calcext:value-type="float">
            <text:p>0.791712</text:p>
          </table:table-cell>
          <table:table-cell office:value-type="float" office:value="0.371047" calcext:value-type="float">
            <text:p>0.371047</text:p>
          </table:table-cell>
          <table:table-cell office:value-type="float" office:value="0.508341" calcext:value-type="float">
            <text:p>0.508341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19.5036" calcext:value-type="float">
            <text:p>19.5036</text:p>
          </table:table-cell>
          <table:table-cell office:value-type="float" office:value="0.788026" calcext:value-type="float">
            <text:p>0.788026</text:p>
          </table:table-cell>
          <table:table-cell office:value-type="float" office:value="0.117584" calcext:value-type="float">
            <text:p>0.117584</text:p>
          </table:table-cell>
          <table:table-cell office:value-type="float" office:value="0.945517" calcext:value-type="float">
            <text:p>0.945517</text:p>
          </table:table-cell>
          <table:table-cell office:value-type="float" office:value="5.07451" calcext:value-type="float">
            <text:p>5.07451</text:p>
          </table:table-cell>
          <table:table-cell office:value-type="float" office:value="2.16728" calcext:value-type="float">
            <text:p>2.16728</text:p>
          </table:table-cell>
          <table:table-cell office:value-type="float" office:value="3.69926" calcext:value-type="float">
            <text:p>3.69926</text:p>
          </table:table-cell>
          <table:table-cell office:value-type="float" office:value="0.965311" calcext:value-type="float">
            <text:p>0.965311</text:p>
          </table:table-cell>
          <table:table-cell office:value-type="float" office:value="2.16718" calcext:value-type="float">
            <text:p>2.16718</text:p>
          </table:table-cell>
          <table:table-cell office:value-type="float" office:value="1.07306" calcext:value-type="float">
            <text:p>1.07306</text:p>
          </table:table-cell>
          <table:table-cell office:value-type="float" office:value="0.401012" calcext:value-type="float">
            <text:p>0.401012</text:p>
          </table:table-cell>
          <table:table-cell office:value-type="float" office:value="2.96491" calcext:value-type="float">
            <text:p>2.96491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54712" calcext:value-type="float">
            <text:p>0.454712</text:p>
          </table:table-cell>
          <table:table-cell office:value-type="float" office:value="0.345294" calcext:value-type="float">
            <text:p>0.345294</text:p>
          </table:table-cell>
          <table:table-cell office:value-type="float" office:value="0.534354" calcext:value-type="float">
            <text:p>0.534354</text:p>
          </table:table-cell>
          <table:table-cell office:value-type="float" office:value="0.760209" calcext:value-type="float">
            <text:p>0.760209</text:p>
          </table:table-cell>
          <table:table-cell office:value-type="float" office:value="0.893913" calcext:value-type="float">
            <text:p>0.893913</text:p>
          </table:table-cell>
          <table:table-cell office:value-type="float" office:value="2.16326" calcext:value-type="float">
            <text:p>2.16326</text:p>
          </table:table-cell>
          <table:table-cell office:value-type="float" office:value="0.187739" calcext:value-type="float">
            <text:p>0.187739</text:p>
          </table:table-cell>
          <table:table-cell office:value-type="float" office:value="0.410156" calcext:value-type="float">
            <text:p>0.410156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1647" calcext:value-type="float">
            <text:p>1.11647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12.909" calcext:value-type="float">
            <text:p>12.909</text:p>
          </table:table-cell>
          <table:table-cell office:value-type="float" office:value="1.14165" calcext:value-type="float">
            <text:p>1.14165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30558" calcext:value-type="float">
            <text:p>2.30558</text:p>
          </table:table-cell>
          <table:table-cell office:value-type="float" office:value="2.82714" calcext:value-type="float">
            <text:p>2.82714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7972" calcext:value-type="float">
            <text:p>2.27972</text:p>
          </table:table-cell>
          <table:table-cell office:value-type="float" office:value="0.105003" calcext:value-type="float">
            <text:p>0.105003</text:p>
          </table:table-cell>
          <table:table-cell office:value-type="float" office:value="2.50648" calcext:value-type="float">
            <text:p>2.50648</text:p>
          </table:table-cell>
          <table:table-cell office:value-type="float" office:value="0.208642" calcext:value-type="float">
            <text:p>0.208642</text:p>
          </table:table-cell>
          <table:table-cell office:value-type="float" office:value="2.18292" calcext:value-type="float">
            <text:p>2.18292</text:p>
          </table:table-cell>
          <table:table-cell office:value-type="float" office:value="12.909" calcext:value-type="float">
            <text:p>12.909</text:p>
          </table:table-cell>
          <table:table-cell office:value-type="float" office:value="0.805937" calcext:value-type="float">
            <text:p>0.805937</text:p>
          </table:table-cell>
          <table:table-cell office:value-type="float" office:value="2.13787" calcext:value-type="float">
            <text:p>2.13787</text:p>
          </table:table-cell>
          <table:table-cell office:value-type="float" office:value="2.99559" calcext:value-type="float">
            <text:p>2.99559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18.8279" calcext:value-type="float">
            <text:p>18.8279</text:p>
          </table:table-cell>
          <table:table-cell office:value-type="float" office:value="5.72243" calcext:value-type="float">
            <text:p>5.72243</text:p>
          </table:table-cell>
          <table:table-cell office:value-type="float" office:value="0.842497" calcext:value-type="float">
            <text:p>0.842497</text:p>
          </table:table-cell>
          <table:table-cell office:value-type="float" office:value="1.76992" calcext:value-type="float">
            <text:p>1.76992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0.843913" calcext:value-type="float">
            <text:p>0.84391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19.4596" calcext:value-type="float">
            <text:p>19.4596</text:p>
          </table:table-cell>
          <table:table-cell office:value-type="float" office:value="2.44816" calcext:value-type="float">
            <text:p>2.44816</text:p>
          </table:table-cell>
          <table:table-cell office:value-type="float" office:value="1.36085" calcext:value-type="float">
            <text:p>1.36085</text:p>
          </table:table-cell>
          <table:table-cell office:value-type="float" office:value="1.11843" calcext:value-type="float">
            <text:p>1.11843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6401" calcext:value-type="float">
            <text:p>1.6401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3.52958" calcext:value-type="float">
            <text:p>3.52958</text:p>
          </table:table-cell>
          <table:table-cell office:value-type="float" office:value="2.12143" calcext:value-type="float">
            <text:p>2.12143</text:p>
          </table:table-cell>
          <table:table-cell office:value-type="float" office:value="2.96626" calcext:value-type="float">
            <text:p>2.96626</text:p>
          </table:table-cell>
          <table:table-cell office:value-type="float" office:value="0" calcext:value-type="float">
            <text:p>0</text:p>
          </table:table-cell>
          <table:table-cell office:value-type="float" office:value="0.631176" calcext:value-type="float">
            <text:p>0.631176</text:p>
          </table:table-cell>
          <table:table-cell office:value-type="float" office:value="0.0970291" calcext:value-type="float">
            <text:p>0.0970291</text:p>
          </table:table-cell>
          <table:table-cell office:value-type="float" office:value="2.29306" calcext:value-type="float">
            <text:p>2.29306</text:p>
          </table:table-cell>
          <table:table-cell office:value-type="float" office:value="0.530535" calcext:value-type="float">
            <text:p>0.530535</text:p>
          </table:table-cell>
          <table:table-cell office:value-type="float" office:value="2.17754" calcext:value-type="float">
            <text:p>2.17754</text:p>
          </table:table-cell>
          <table:table-cell office:value-type="float" office:value="12.8226" calcext:value-type="float">
            <text:p>12.8226</text:p>
          </table:table-cell>
          <table:table-cell office:value-type="float" office:value="1.30056" calcext:value-type="float">
            <text:p>1.30056</text:p>
          </table:table-cell>
          <table:table-cell office:value-type="float" office:value="1.71582" calcext:value-type="float">
            <text:p>1.71582</text:p>
          </table:table-cell>
          <table:table-cell office:value-type="float" office:value="2.0436" calcext:value-type="float">
            <text:p>2.0436</text:p>
          </table:table-cell>
          <table:table-cell office:value-type="float" office:value="0.87328" calcext:value-type="float">
            <text:p>0.87328</text:p>
          </table:table-cell>
          <table:table-cell office:value-type="float" office:value="0.185775" calcext:value-type="float">
            <text:p>0.185775</text:p>
          </table:table-cell>
          <table:table-cell office:value-type="float" office:value="6.40487" calcext:value-type="float">
            <text:p>6.40487</text:p>
          </table:table-cell>
          <table:table-cell office:value-type="float" office:value="0.947484" calcext:value-type="float">
            <text:p>0.947484</text:p>
          </table:table-cell>
          <table:table-cell office:value-type="float" office:value="2.19189" calcext:value-type="float">
            <text:p>2.19189</text:p>
          </table:table-cell>
          <table:table-cell office:value-type="float" office:value="0" calcext:value-type="float">
            <text:p>0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20.1" calcext:value-type="float">
            <text:p>20.1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0.263409" calcext:value-type="float">
            <text:p>0.263409</text:p>
          </table:table-cell>
          <table:table-cell table:number-columns-repeated="6" office:value-type="float" office:value="4.43648" calcext:value-type="float">
            <text:p>4.436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5.13215" calcext:value-type="float">
            <text:p>5.13215</text:p>
          </table:table-cell>
          <table:table-cell office:value-type="float" office:value="6.38776" calcext:value-type="float">
            <text:p>6.38776</text:p>
          </table:table-cell>
          <table:table-cell office:value-type="float" office:value="5.05578" calcext:value-type="float">
            <text:p>5.05578</text:p>
          </table:table-cell>
          <table:table-cell office:value-type="float" office:value="4.2119" calcext:value-type="float">
            <text:p>4.2119</text:p>
          </table:table-cell>
          <table:table-cell office:value-type="float" office:value="5.56965" calcext:value-type="float">
            <text:p>5.56965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1.66511" calcext:value-type="float">
            <text:p>1.66511</text:p>
          </table:table-cell>
          <table:table-cell office:value-type="float" office:value="4.31393" calcext:value-type="float">
            <text:p>4.31393</text:p>
          </table:table-cell>
          <table:table-cell office:value-type="float" office:value="4.9776" calcext:value-type="float">
            <text:p>4.9776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4.49634" calcext:value-type="float">
            <text:p>4.49634</text:p>
          </table:table-cell>
          <table:table-cell office:value-type="float" office:value="5.5213" calcext:value-type="float">
            <text:p>5.5213</text:p>
          </table:table-cell>
          <table:table-cell office:value-type="float" office:value="3.46102" calcext:value-type="float">
            <text:p>3.46102</text:p>
          </table:table-cell>
          <table:table-cell office:value-type="float" office:value="4.63907" calcext:value-type="float">
            <text:p>4.63907</text:p>
          </table:table-cell>
          <table:table-cell office:value-type="float" office:value="4.48551" calcext:value-type="float">
            <text:p>4.48551</text:p>
          </table:table-cell>
          <table:table-cell office:value-type="float" office:value="6.25979" calcext:value-type="float">
            <text:p>6.25979</text:p>
          </table:table-cell>
          <table:table-cell office:value-type="float" office:value="5.33564" calcext:value-type="float">
            <text:p>5.33564</text:p>
          </table:table-cell>
          <table:table-cell office:value-type="float" office:value="3.2198" calcext:value-type="float">
            <text:p>3.2198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5.28165" calcext:value-type="float">
            <text:p>5.28165</text:p>
          </table:table-cell>
          <table:table-cell office:value-type="float" office:value="4.94328" calcext:value-type="float">
            <text:p>4.94328</text:p>
          </table:table-cell>
          <table:table-cell office:value-type="float" office:value="5.2622" calcext:value-type="float">
            <text:p>5.2622</text:p>
          </table:table-cell>
          <table:table-cell office:value-type="float" office:value="3.65825" calcext:value-type="float">
            <text:p>3.65825</text:p>
          </table:table-cell>
          <table:table-cell office:value-type="float" office:value="23.329" calcext:value-type="float">
            <text:p>23.329</text:p>
          </table:table-cell>
          <table:table-cell office:value-type="float" office:value="2.51079" calcext:value-type="float">
            <text:p>2.51079</text:p>
          </table:table-cell>
          <table:table-cell office:value-type="float" office:value="5.44022" calcext:value-type="float">
            <text:p>5.44022</text:p>
          </table:table-cell>
          <table:table-cell office:value-type="float" office:value="5.40448" calcext:value-type="float">
            <text:p>5.40448</text:p>
          </table:table-cell>
          <table:table-cell office:value-type="float" office:value="5.68038" calcext:value-type="float">
            <text:p>5.68038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3.99615" calcext:value-type="float">
            <text:p>3.99615</text:p>
          </table:table-cell>
          <table:table-cell office:value-type="float" office:value="5.68361" calcext:value-type="float">
            <text:p>5.68361</text:p>
          </table:table-cell>
          <table:table-cell office:value-type="float" office:value="5.30209" calcext:value-type="float">
            <text:p>5.30209</text:p>
          </table:table-cell>
          <table:table-cell office:value-type="float" office:value="5.42584" calcext:value-type="float">
            <text:p>5.42584</text:p>
          </table:table-cell>
          <table:table-cell office:value-type="float" office:value="5.20055" calcext:value-type="float">
            <text:p>5.20055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19.4936" calcext:value-type="float">
            <text:p>19.4936</text:p>
          </table:table-cell>
          <table:table-cell office:value-type="float" office:value="5.73658" calcext:value-type="float">
            <text:p>5.73658</text:p>
          </table:table-cell>
          <table:table-cell office:value-type="float" office:value="5.81329" calcext:value-type="float">
            <text:p>5.81329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4.47029" calcext:value-type="float">
            <text:p>4.47029</text:p>
          </table:table-cell>
          <table:table-cell office:value-type="float" office:value="5.51396" calcext:value-type="float">
            <text:p>5.51396</text:p>
          </table:table-cell>
          <table:table-cell office:value-type="float" office:value="3.29375" calcext:value-type="float">
            <text:p>3.29375</text:p>
          </table:table-cell>
          <table:table-cell office:value-type="float" office:value="4.78189" calcext:value-type="float">
            <text:p>4.78189</text:p>
          </table:table-cell>
          <table:table-cell office:value-type="float" office:value="4.0771" calcext:value-type="float">
            <text:p>4.0771</text:p>
          </table:table-cell>
          <table:table-cell office:value-type="float" office:value="5.77653" calcext:value-type="float">
            <text:p>5.77653</text:p>
          </table:table-cell>
          <table:table-cell office:value-type="float" office:value="5.37783" calcext:value-type="float">
            <text:p>5.37783</text:p>
          </table:table-cell>
          <table:table-cell office:value-type="float" office:value="2.84361" calcext:value-type="float">
            <text:p>2.84361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5.31536" calcext:value-type="float">
            <text:p>5.31536</text:p>
          </table:table-cell>
          <table:table-cell office:value-type="float" office:value="5.40551" calcext:value-type="float">
            <text:p>5.40551</text:p>
          </table:table-cell>
          <table:table-cell office:value-type="float" office:value="5.62555" calcext:value-type="float">
            <text:p>5.62555</text:p>
          </table:table-cell>
          <table:table-cell office:value-type="float" office:value="4.94819" calcext:value-type="float">
            <text:p>4.94819</text:p>
          </table:table-cell>
          <table:table-cell office:value-type="float" office:value="5.05825" calcext:value-type="float">
            <text:p>5.05825</text:p>
          </table:table-cell>
          <table:table-cell office:value-type="float" office:value="5.5213" calcext:value-type="float">
            <text:p>5.5213</text:p>
          </table:table-cell>
          <table:table-cell office:value-type="float" office:value="5.89288" calcext:value-type="float">
            <text:p>5.89288</text:p>
          </table:table-cell>
          <table:table-cell office:value-type="float" office:value="5.29525" calcext:value-type="float">
            <text:p>5.29525</text:p>
          </table:table-cell>
          <table:table-cell office:value-type="float" office:value="4.68128" calcext:value-type="float">
            <text:p>4.68128</text:p>
          </table:table-cell>
          <table:table-cell office:value-type="float" office:value="5.52354" calcext:value-type="float">
            <text:p>5.52354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4.76364" calcext:value-type="float">
            <text:p>4.76364</text:p>
          </table:table-cell>
          <table:table-cell office:value-type="float" office:value="5.51827" calcext:value-type="float">
            <text:p>5.51827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4.05459" calcext:value-type="float">
            <text:p>4.05459</text:p>
          </table:table-cell>
          <table:table-cell office:value-type="float" office:value="2.93943" calcext:value-type="float">
            <text:p>2.93943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4.47693" calcext:value-type="float">
            <text:p>4.47693</text:p>
          </table:table-cell>
          <table:table-cell office:value-type="float" office:value="5.78972" calcext:value-type="float">
            <text:p>5.78972</text:p>
          </table:table-cell>
          <table:table-cell office:value-type="float" office:value="4.7706" calcext:value-type="float">
            <text:p>4.7706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5.11734" calcext:value-type="float">
            <text:p>5.11734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4.91541" calcext:value-type="float">
            <text:p>4.91541</text:p>
          </table:table-cell>
          <table:table-cell office:value-type="float" office:value="5.42582" calcext:value-type="float">
            <text:p>5.42582</text:p>
          </table:table-cell>
          <table:table-cell office:value-type="float" office:value="2.73292" calcext:value-type="float">
            <text:p>2.73292</text:p>
          </table:table-cell>
          <table:table-cell office:value-type="float" office:value="5.59851" calcext:value-type="float">
            <text:p>5.59851</text:p>
          </table:table-cell>
          <table:table-cell office:value-type="float" office:value="23.5322" calcext:value-type="float">
            <text:p>23.5322</text:p>
          </table:table-cell>
          <table:table-cell office:value-type="float" office:value="0.0175973" calcext:value-type="float">
            <text:p>0.0175973</text:p>
          </table:table-cell>
          <table:table-cell office:value-type="float" office:value="5.33543" calcext:value-type="float">
            <text:p>5.33543</text:p>
          </table:table-cell>
          <table:table-cell office:value-type="float" office:value="5.79956" calcext:value-type="float">
            <text:p>5.79956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19.4546" calcext:value-type="float">
            <text:p>19.4546</text:p>
          </table:table-cell>
          <table:table-cell office:value-type="float" office:value="5.05448" calcext:value-type="float">
            <text:p>5.05448</text:p>
          </table:table-cell>
          <table:table-cell office:value-type="float" office:value="5.93542" calcext:value-type="float">
            <text:p>5.93542</text:p>
          </table:table-cell>
          <table:table-cell office:value-type="float" office:value="5.78518" calcext:value-type="float">
            <text:p>5.78518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5.4043" calcext:value-type="float">
            <text:p>5.4043</text:p>
          </table:table-cell>
          <table:table-cell office:value-type="float" office:value="13.364" calcext:value-type="float">
            <text:p>13.364</text:p>
          </table:table-cell>
          <table:table-cell office:value-type="float" office:value="5.90769" calcext:value-type="float">
            <text:p>5.90769</text:p>
          </table:table-cell>
          <table:table-cell office:value-type="float" office:value="6.34736" calcext:value-type="float">
            <text:p>6.34736</text:p>
          </table:table-cell>
          <table:table-cell office:value-type="float" office:value="2.75029" calcext:value-type="float">
            <text:p>2.75029</text:p>
          </table:table-cell>
          <table:table-cell office:value-type="float" office:value="3.9365" calcext:value-type="float">
            <text:p>3.9365</text:p>
          </table:table-cell>
          <table:table-cell office:value-type="float" office:value="3.01769" calcext:value-type="float">
            <text:p>3.01769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5.09447" calcext:value-type="float">
            <text:p>5.09447</text:p>
          </table:table-cell>
          <table:table-cell office:value-type="float" office:value="5.78745" calcext:value-type="float">
            <text:p>5.78745</text:p>
          </table:table-cell>
          <table:table-cell office:value-type="float" office:value="5.09584" calcext:value-type="float">
            <text:p>5.09584</text:p>
          </table:table-cell>
          <table:table-cell office:value-type="float" office:value="5.4043" calcext:value-type="float">
            <text:p>5.4043</text:p>
          </table:table-cell>
          <table:table-cell office:value-type="float" office:value="5.12466" calcext:value-type="float">
            <text:p>5.12466</text:p>
          </table:table-cell>
          <table:table-cell office:value-type="float" office:value="13.364" calcext:value-type="float">
            <text:p>13.364</text:p>
          </table:table-cell>
          <table:table-cell office:value-type="float" office:value="4.45902" calcext:value-type="float">
            <text:p>4.45902</text:p>
          </table:table-cell>
          <table:table-cell office:value-type="float" office:value="4.02738" calcext:value-type="float">
            <text:p>4.02738</text:p>
          </table:table-cell>
          <table:table-cell office:value-type="float" office:value="3.91689" calcext:value-type="float">
            <text:p>3.91689</text:p>
          </table:table-cell>
          <table:table-cell office:value-type="float" office:value="4.98859" calcext:value-type="float">
            <text:p>4.98859</text:p>
          </table:table-cell>
          <table:table-cell office:value-type="float" office:value="5.6911" calcext:value-type="float">
            <text:p>5.6911</text:p>
          </table:table-cell>
          <table:table-cell office:value-type="float" office:value="0.705294" calcext:value-type="float">
            <text:p>0.705294</text:p>
          </table:table-cell>
          <table:table-cell office:value-type="float" office:value="5.29532" calcext:value-type="float">
            <text:p>5.29532</text:p>
          </table:table-cell>
          <table:table-cell office:value-type="float" office:value="5.31701" calcext:value-type="float">
            <text:p>5.31701</text:p>
          </table:table-cell>
          <table:table-cell office:value-type="float" office:value="5.70517" calcext:value-type="float">
            <text:p>5.70517</text:p>
          </table:table-cell>
          <table:table-cell office:value-type="float" office:value="0" calcext:value-type="float">
            <text:p>0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19.9355" calcext:value-type="float">
            <text:p>19.9355</text:p>
          </table:table-cell>
          <table:table-cell office:value-type="float" office:value="4.33015" calcext:value-type="float">
            <text:p>4.33015</text:p>
          </table:table-cell>
          <table:table-cell office:value-type="float" office:value="5.61587" calcext:value-type="float">
            <text:p>5.61587</text:p>
          </table:table-cell>
          <table:table-cell table:number-columns-repeated="6" office:value-type="float" office:value="6.83686" calcext:value-type="float">
            <text:p>6.836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6" calcext:value-type="float">
            <text:p>116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0.431648" calcext:value-type="float">
            <text:p>0.431648</text:p>
          </table:table-cell>
          <table:table-cell office:value-type="float" office:value="1.4242" calcext:value-type="float">
            <text:p>1.4242</text:p>
          </table:table-cell>
          <table:table-cell office:value-type="float" office:value="0.655199" calcext:value-type="float">
            <text:p>0.655199</text:p>
          </table:table-cell>
          <table:table-cell office:value-type="float" office:value="1.36252" calcext:value-type="float">
            <text:p>1.36252</text:p>
          </table:table-cell>
          <table:table-cell office:value-type="float" office:value="0.178985" calcext:value-type="float">
            <text:p>0.178985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4.97163" calcext:value-type="float">
            <text:p>4.97163</text:p>
          </table:table-cell>
          <table:table-cell office:value-type="float" office:value="2.63655" calcext:value-type="float">
            <text:p>2.63655</text:p>
          </table:table-cell>
          <table:table-cell office:value-type="float" office:value="0.760153" calcext:value-type="float">
            <text:p>0.760153</text:p>
          </table:table-cell>
          <table:table-cell office:value-type="float" office:value="2.22979" calcext:value-type="float">
            <text:p>2.22979</text:p>
          </table:table-cell>
          <table:table-cell office:value-type="float" office:value="4.44203" calcext:value-type="float">
            <text:p>4.44203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3.08749" calcext:value-type="float">
            <text:p>3.08749</text:p>
          </table:table-cell>
          <table:table-cell office:value-type="float" office:value="0.921367" calcext:value-type="float">
            <text:p>0.921367</text:p>
          </table:table-cell>
          <table:table-cell office:value-type="float" office:value="1.8958" calcext:value-type="float">
            <text:p>1.8958</text:p>
          </table:table-cell>
          <table:table-cell office:value-type="float" office:value="0.729718" calcext:value-type="float">
            <text:p>0.729718</text:p>
          </table:table-cell>
          <table:table-cell office:value-type="float" office:value="0.520358" calcext:value-type="float">
            <text:p>0.520358</text:p>
          </table:table-cell>
          <table:table-cell office:value-type="float" office:value="2.33089" calcext:value-type="float">
            <text:p>2.33089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36965" calcext:value-type="float">
            <text:p>0.536965</text:p>
          </table:table-cell>
          <table:table-cell office:value-type="float" office:value="0.62208" calcext:value-type="float">
            <text:p>0.62208</text:p>
          </table:table-cell>
          <table:table-cell office:value-type="float" office:value="0.356224" calcext:value-type="float">
            <text:p>0.356224</text:p>
          </table:table-cell>
          <table:table-cell office:value-type="float" office:value="1.92392" calcext:value-type="float">
            <text:p>1.92392</text:p>
          </table:table-cell>
          <table:table-cell office:value-type="float" office:value="18.7475" calcext:value-type="float">
            <text:p>18.7475</text:p>
          </table:table-cell>
          <table:table-cell office:value-type="float" office:value="3.84824" calcext:value-type="float">
            <text:p>3.84824</text:p>
          </table:table-cell>
          <table:table-cell office:value-type="float" office:value="0.194923" calcext:value-type="float">
            <text:p>0.194923</text:p>
          </table:table-cell>
          <table:table-cell office:value-type="float" office:value="0.516904" calcext:value-type="float">
            <text:p>0.516904</text:p>
          </table:table-cell>
          <table:table-cell office:value-type="float" office:value="0.424492" calcext:value-type="float">
            <text:p>0.42449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3401" calcext:value-type="float">
            <text:p>2.3401</text:p>
          </table:table-cell>
          <table:table-cell office:value-type="float" office:value="0.133826" calcext:value-type="float">
            <text:p>0.133826</text:p>
          </table:table-cell>
          <table:table-cell office:value-type="float" office:value="0.729611" calcext:value-type="float">
            <text:p>0.729611</text:p>
          </table:table-cell>
          <table:table-cell office:value-type="float" office:value="0.283776" calcext:value-type="float">
            <text:p>0.283776</text:p>
          </table:table-cell>
          <table:table-cell office:value-type="float" office:value="0.352352" calcext:value-type="float">
            <text:p>0.352352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19.4668" calcext:value-type="float">
            <text:p>19.4668</text:p>
          </table:table-cell>
          <table:table-cell office:value-type="float" office:value="0.813093" calcext:value-type="float">
            <text:p>0.813093</text:p>
          </table:table-cell>
          <table:table-cell office:value-type="float" office:value="0.270314" calcext:value-type="float">
            <text:p>0.270314</text:p>
          </table:table-cell>
          <table:table-cell office:value-type="float" office:value="0.802952" calcext:value-type="float">
            <text:p>0.802952</text:p>
          </table:table-cell>
          <table:table-cell office:value-type="float" office:value="4.96195" calcext:value-type="float">
            <text:p>4.96195</text:p>
          </table:table-cell>
          <table:table-cell office:value-type="float" office:value="2.14376" calcext:value-type="float">
            <text:p>2.14376</text:p>
          </table:table-cell>
          <table:table-cell office:value-type="float" office:value="3.56183" calcext:value-type="float">
            <text:p>3.56183</text:p>
          </table:table-cell>
          <table:table-cell office:value-type="float" office:value="0.812172" calcext:value-type="float">
            <text:p>0.812172</text:p>
          </table:table-cell>
          <table:table-cell office:value-type="float" office:value="2.03092" calcext:value-type="float">
            <text:p>2.03092</text:p>
          </table:table-cell>
          <table:table-cell office:value-type="float" office:value="1.09451" calcext:value-type="float">
            <text:p>1.09451</text:p>
          </table:table-cell>
          <table:table-cell office:value-type="float" office:value="0.297529" calcext:value-type="float">
            <text:p>0.297529</text:p>
          </table:table-cell>
          <table:table-cell office:value-type="float" office:value="2.81519" calcext:value-type="float">
            <text:p>2.81519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339214" calcext:value-type="float">
            <text:p>0.339214</text:p>
          </table:table-cell>
          <table:table-cell office:value-type="float" office:value="0.211674" calcext:value-type="float">
            <text:p>0.211674</text:p>
          </table:table-cell>
          <table:table-cell office:value-type="float" office:value="0.512149" calcext:value-type="float">
            <text:p>0.512149</text:p>
          </table:table-cell>
          <table:table-cell office:value-type="float" office:value="0.60417" calcext:value-type="float">
            <text:p>0.60417</text:p>
          </table:table-cell>
          <table:table-cell office:value-type="float" office:value="0.771479" calcext:value-type="float">
            <text:p>0.771479</text:p>
          </table:table-cell>
          <table:table-cell office:value-type="float" office:value="2.14031" calcext:value-type="float">
            <text:p>2.14031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256095" calcext:value-type="float">
            <text:p>0.256095</text:p>
          </table:table-cell>
          <table:table-cell office:value-type="float" office:value="1.022" calcext:value-type="float">
            <text:p>1.022</text:p>
          </table:table-cell>
          <table:table-cell office:value-type="float" office:value="1.10125" calcext:value-type="float">
            <text:p>1.1012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1.00333" calcext:value-type="float">
            <text:p>1.00333</text:p>
          </table:table-cell>
          <table:table-cell office:value-type="float" office:value="0.937765" calcext:value-type="float">
            <text:p>0.937765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2.18986" calcext:value-type="float">
            <text:p>2.18986</text:p>
          </table:table-cell>
          <table:table-cell office:value-type="float" office:value="2.67591" calcext:value-type="float">
            <text:p>2.67591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18813" calcext:value-type="float">
            <text:p>2.18813</text:p>
          </table:table-cell>
          <table:table-cell office:value-type="float" office:value="0.251727" calcext:value-type="float">
            <text:p>0.251727</text:p>
          </table:table-cell>
          <table:table-cell office:value-type="float" office:value="2.43503" calcext:value-type="float">
            <text:p>2.43503</text:p>
          </table:table-cell>
          <table:table-cell office:value-type="float" office:value="0.344722" calcext:value-type="float">
            <text:p>0.344722</text:p>
          </table:table-cell>
          <table:table-cell office:value-type="float" office:value="2.1315" calcext:value-type="float">
            <text:p>2.1315</text:p>
          </table:table-cell>
          <table:table-cell office:value-type="float" office:value="12.8755" calcext:value-type="float">
            <text:p>12.8755</text:p>
          </table:table-cell>
          <table:table-cell office:value-type="float" office:value="0.650725" calcext:value-type="float">
            <text:p>0.650725</text:p>
          </table:table-cell>
          <table:table-cell office:value-type="float" office:value="2.10825" calcext:value-type="float">
            <text:p>2.10825</text:p>
          </table:table-cell>
          <table:table-cell office:value-type="float" office:value="2.83955" calcext:value-type="float">
            <text:p>2.83955</text:p>
          </table:table-cell>
          <table:table-cell office:value-type="float" office:value="0.43736" calcext:value-type="float">
            <text:p>0.43736</text:p>
          </table:table-cell>
          <table:table-cell office:value-type="float" office:value="18.9396" calcext:value-type="float">
            <text:p>18.9396</text:p>
          </table:table-cell>
          <table:table-cell office:value-type="float" office:value="5.56709" calcext:value-type="float">
            <text:p>5.56709</text:p>
          </table:table-cell>
          <table:table-cell office:value-type="float" office:value="0.790504" calcext:value-type="float">
            <text:p>0.790504</text:p>
          </table:table-cell>
          <table:table-cell office:value-type="float" office:value="1.77552" calcext:value-type="float">
            <text:p>1.7755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0.69715" calcext:value-type="float">
            <text:p>0.69715</text:p>
          </table:table-cell>
          <table:table-cell office:value-type="float" office:value="0" calcext:value-type="float">
            <text:p>0</text:p>
          </table:table-cell>
          <table:table-cell office:value-type="float" office:value="19.4229" calcext:value-type="float">
            <text:p>19.4229</text:p>
          </table:table-cell>
          <table:table-cell office:value-type="float" office:value="2.39311" calcext:value-type="float">
            <text:p>2.39311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1.13962" calcext:value-type="float">
            <text:p>1.13962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63015" calcext:value-type="float">
            <text:p>1.63015</text:p>
          </table:table-cell>
          <table:table-cell office:value-type="float" office:value="0.819373" calcext:value-type="float">
            <text:p>0.819373</text:p>
          </table:table-cell>
          <table:table-cell office:value-type="float" office:value="3.38006" calcext:value-type="float">
            <text:p>3.38006</text:p>
          </table:table-cell>
          <table:table-cell office:value-type="float" office:value="1.99147" calcext:value-type="float">
            <text:p>1.99147</text:p>
          </table:table-cell>
          <table:table-cell office:value-type="float" office:value="2.81403" calcext:value-type="float">
            <text:p>2.81403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0.477382" calcext:value-type="float">
            <text:p>0.477382</text:p>
          </table:table-cell>
          <table:table-cell office:value-type="float" office:value="0.246503" calcext:value-type="float">
            <text:p>0.246503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0.441324" calcext:value-type="float">
            <text:p>0.441324</text:p>
          </table:table-cell>
          <table:table-cell office:value-type="float" office:value="2.12661" calcext:value-type="float">
            <text:p>2.12661</text:p>
          </table:table-cell>
          <table:table-cell office:value-type="float" office:value="12.7896" calcext:value-type="float">
            <text:p>12.7896</text:p>
          </table:table-cell>
          <table:table-cell office:value-type="float" office:value="1.14684" calcext:value-type="float">
            <text:p>1.14684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1.90842" calcext:value-type="float">
            <text:p>1.90842</text:p>
          </table:table-cell>
          <table:table-cell office:value-type="float" office:value="0.737536" calcext:value-type="float">
            <text:p>0.737536</text:p>
          </table:table-cell>
          <table:table-cell office:value-type="float" office:value="0.242768" calcext:value-type="float">
            <text:p>0.242768</text:p>
          </table:table-cell>
          <table:table-cell office:value-type="float" office:value="6.24976" calcext:value-type="float">
            <text:p>6.24976</text:p>
          </table:table-cell>
          <table:table-cell office:value-type="float" office:value="0.893708" calcext:value-type="float">
            <text:p>0.893708</text:p>
          </table:table-cell>
          <table:table-cell office:value-type="float" office:value="2.15425" calcext:value-type="float">
            <text:p>2.15425</text:p>
          </table:table-cell>
          <table:table-cell office:value-type="float" office:value="0.156044" calcext:value-type="float">
            <text:p>0.156044</text:p>
          </table:table-cell>
          <table:table-cell office:value-type="float" office:value="5.54983" calcext:value-type="float">
            <text:p>5.54983</text:p>
          </table:table-cell>
          <table:table-cell office:value-type="float" office:value="0" calcext:value-type="float">
            <text:p>0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0.267322" calcext:value-type="float">
            <text:p>0.267322</text:p>
          </table:table-cell>
          <table:table-cell table:number-columns-repeated="6" office:value-type="float" office:value="4.40783" calcext:value-type="float">
            <text:p>4.407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7" calcext:value-type="float">
            <text:p>117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20.1004" calcext:value-type="float">
            <text:p>20.1004</text:p>
          </table:table-cell>
          <table:table-cell office:value-type="float" office:value="18.9831" calcext:value-type="float">
            <text:p>18.9831</text:p>
          </table:table-cell>
          <table:table-cell office:value-type="float" office:value="19.5775" calcext:value-type="float">
            <text:p>19.5775</text:p>
          </table:table-cell>
          <table:table-cell office:value-type="float" office:value="19.6647" calcext:value-type="float">
            <text:p>19.6647</text:p>
          </table:table-cell>
          <table:table-cell office:value-type="float" office:value="20.2383" calcext:value-type="float">
            <text:p>20.2383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18.4014" calcext:value-type="float">
            <text:p>18.4014</text:p>
          </table:table-cell>
          <table:table-cell office:value-type="float" office:value="21.8449" calcext:value-type="float">
            <text:p>21.8449</text:p>
          </table:table-cell>
          <table:table-cell office:value-type="float" office:value="19.5037" calcext:value-type="float">
            <text:p>19.5037</text:p>
          </table:table-cell>
          <table:table-cell office:value-type="float" office:value="21.5331" calcext:value-type="float">
            <text:p>21.5331</text:p>
          </table:table-cell>
          <table:table-cell office:value-type="float" office:value="16.3034" calcext:value-type="float">
            <text:p>16.3034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18.0775" calcext:value-type="float">
            <text:p>18.0775</text:p>
          </table:table-cell>
          <table:table-cell office:value-type="float" office:value="19.8069" calcext:value-type="float">
            <text:p>19.8069</text:p>
          </table:table-cell>
          <table:table-cell office:value-type="float" office:value="18.5079" calcext:value-type="float">
            <text:p>18.5079</text:p>
          </table:table-cell>
          <table:table-cell office:value-type="float" office:value="20.3611" calcext:value-type="float">
            <text:p>20.3611</text:p>
          </table:table-cell>
          <table:table-cell office:value-type="float" office:value="19.5642" calcext:value-type="float">
            <text:p>19.5642</text:p>
          </table:table-cell>
          <table:table-cell office:value-type="float" office:value="19.8677" calcext:value-type="float">
            <text:p>19.8677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20.4641" calcext:value-type="float">
            <text:p>20.4641</text:p>
          </table:table-cell>
          <table:table-cell office:value-type="float" office:value="19.8418" calcext:value-type="float">
            <text:p>19.8418</text:p>
          </table:table-cell>
          <table:table-cell office:value-type="float" office:value="20.2174" calcext:value-type="float">
            <text:p>20.2174</text:p>
          </table:table-cell>
          <table:table-cell office:value-type="float" office:value="19.5588" calcext:value-type="float">
            <text:p>19.5588</text:p>
          </table:table-cell>
          <table:table-cell office:value-type="float" office:value="19.5413" calcext:value-type="float">
            <text:p>19.5413</text:p>
          </table:table-cell>
          <table:table-cell office:value-type="float" office:value="18.2956" calcext:value-type="float">
            <text:p>18.2956</text:p>
          </table:table-cell>
          <table:table-cell office:value-type="float" office:value="19.8844" calcext:value-type="float">
            <text:p>19.8844</text:p>
          </table:table-cell>
          <table:table-cell office:value-type="float" office:value="19.5504" calcext:value-type="float">
            <text:p>19.5504</text:p>
          </table:table-cell>
          <table:table-cell office:value-type="float" office:value="20.4815" calcext:value-type="float">
            <text:p>20.4815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21.3038" calcext:value-type="float">
            <text:p>21.3038</text:p>
          </table:table-cell>
          <table:table-cell office:value-type="float" office:value="20.0782" calcext:value-type="float">
            <text:p>20.0782</text:p>
          </table:table-cell>
          <table:table-cell office:value-type="float" office:value="20.6776" calcext:value-type="float">
            <text:p>20.6776</text:p>
          </table:table-cell>
          <table:table-cell office:value-type="float" office:value="20.2886" calcext:value-type="float">
            <text:p>20.2886</text:p>
          </table:table-cell>
          <table:table-cell office:value-type="float" office:value="19.9621" calcext:value-type="float">
            <text:p>19.9621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0.749402" calcext:value-type="float">
            <text:p>0.749402</text:p>
          </table:table-cell>
          <table:table-cell office:value-type="float" office:value="20.8728" calcext:value-type="float">
            <text:p>20.8728</text:p>
          </table:table-cell>
          <table:table-cell office:value-type="float" office:value="20.1646" calcext:value-type="float">
            <text:p>20.1646</text:p>
          </table:table-cell>
          <table:table-cell office:value-type="float" office:value="20.234" calcext:value-type="float">
            <text:p>20.234</text:p>
          </table:table-cell>
          <table:table-cell office:value-type="float" office:value="16.0009" calcext:value-type="float">
            <text:p>16.0009</text:p>
          </table:table-cell>
          <table:table-cell office:value-type="float" office:value="22.0701" calcext:value-type="float">
            <text:p>22.0701</text:p>
          </table:table-cell>
          <table:table-cell office:value-type="float" office:value="17.7914" calcext:value-type="float">
            <text:p>17.7914</text:p>
          </table:table-cell>
          <table:table-cell office:value-type="float" office:value="19.7065" calcext:value-type="float">
            <text:p>19.7065</text:p>
          </table:table-cell>
          <table:table-cell office:value-type="float" office:value="18.68" calcext:value-type="float">
            <text:p>18.68</text:p>
          </table:table-cell>
          <table:table-cell office:value-type="float" office:value="21.153" calcext:value-type="float">
            <text:p>21.153</text:p>
          </table:table-cell>
          <table:table-cell office:value-type="float" office:value="20.2682" calcext:value-type="float">
            <text:p>20.2682</text:p>
          </table:table-cell>
          <table:table-cell office:value-type="float" office:value="20.357" calcext:value-type="float">
            <text:p>20.357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0.2598" calcext:value-type="float">
            <text:p>20.2598</text:p>
          </table:table-cell>
          <table:table-cell office:value-type="float" office:value="19.8857" calcext:value-type="float">
            <text:p>19.8857</text:p>
          </table:table-cell>
          <table:table-cell office:value-type="float" office:value="19.5658" calcext:value-type="float">
            <text:p>19.5658</text:p>
          </table:table-cell>
          <table:table-cell office:value-type="float" office:value="19.9201" calcext:value-type="float">
            <text:p>19.9201</text:p>
          </table:table-cell>
          <table:table-cell office:value-type="float" office:value="19.4209" calcext:value-type="float">
            <text:p>19.4209</text:p>
          </table:table-cell>
          <table:table-cell office:value-type="float" office:value="22.0695" calcext:value-type="float">
            <text:p>22.0695</text:p>
          </table:table-cell>
          <table:table-cell office:value-type="float" office:value="20.1297" calcext:value-type="float">
            <text:p>20.1297</text:p>
          </table:table-cell>
          <table:table-cell office:value-type="float" office:value="20.0473" calcext:value-type="float">
            <text:p>20.0473</text:p>
          </table:table-cell>
          <table:table-cell office:value-type="float" office:value="19.445" calcext:value-type="float">
            <text:p>19.445</text:p>
          </table:table-cell>
          <table:table-cell office:value-type="float" office:value="21.1189" calcext:value-type="float">
            <text:p>21.1189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9.3721" calcext:value-type="float">
            <text:p>19.3721</text:p>
          </table:table-cell>
          <table:table-cell office:value-type="float" office:value="19.1229" calcext:value-type="float">
            <text:p>19.1229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21.2" calcext:value-type="float">
            <text:p>21.2</text:p>
          </table:table-cell>
          <table:table-cell office:value-type="float" office:value="20.2347" calcext:value-type="float">
            <text:p>20.2347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1.5575" calcext:value-type="float">
            <text:p>21.5575</text:p>
          </table:table-cell>
          <table:table-cell office:value-type="float" office:value="20.1763" calcext:value-type="float">
            <text:p>20.1763</text:p>
          </table:table-cell>
          <table:table-cell office:value-type="float" office:value="21.9716" calcext:value-type="float">
            <text:p>21.9716</text:p>
          </table:table-cell>
          <table:table-cell office:value-type="float" office:value="20.0183" calcext:value-type="float">
            <text:p>20.0183</text:p>
          </table:table-cell>
          <table:table-cell office:value-type="float" office:value="21.8962" calcext:value-type="float">
            <text:p>21.8962</text:p>
          </table:table-cell>
          <table:table-cell office:value-type="float" office:value="7.22328" calcext:value-type="float">
            <text:p>7.22328</text:p>
          </table:table-cell>
          <table:table-cell office:value-type="float" office:value="19.8323" calcext:value-type="float">
            <text:p>19.8323</text:p>
          </table:table-cell>
          <table:table-cell office:value-type="float" office:value="22.0077" calcext:value-type="float">
            <text:p>22.0077</text:p>
          </table:table-cell>
          <table:table-cell office:value-type="float" office:value="19.5523" calcext:value-type="float">
            <text:p>19.5523</text:p>
          </table:table-cell>
          <table:table-cell office:value-type="float" office:value="20.4954" calcext:value-type="float">
            <text:p>20.4954</text:p>
          </table:table-cell>
          <table:table-cell office:value-type="float" office:value="19.708" calcext:value-type="float">
            <text:p>19.708</text:p>
          </table:table-cell>
          <table:table-cell office:value-type="float" office:value="19.9409" calcext:value-type="float">
            <text:p>19.9409</text:p>
          </table:table-cell>
          <table:table-cell office:value-type="float" office:value="20.755" calcext:value-type="float">
            <text:p>20.755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19.6513" calcext:value-type="float">
            <text:p>19.6513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0.791084" calcext:value-type="float">
            <text:p>0.791084</text:p>
          </table:table-cell>
          <table:table-cell office:value-type="float" office:value="22.0915" calcext:value-type="float">
            <text:p>22.0915</text:p>
          </table:table-cell>
          <table:table-cell office:value-type="float" office:value="21.452" calcext:value-type="float">
            <text:p>21.452</text:p>
          </table:table-cell>
          <table:table-cell office:value-type="float" office:value="21.1978" calcext:value-type="float">
            <text:p>21.1978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8.4809" calcext:value-type="float">
            <text:p>18.4809</text:p>
          </table:table-cell>
          <table:table-cell office:value-type="float" office:value="20.0057" calcext:value-type="float">
            <text:p>20.0057</text:p>
          </table:table-cell>
          <table:table-cell office:value-type="float" office:value="18.5059" calcext:value-type="float">
            <text:p>18.5059</text:p>
          </table:table-cell>
          <table:table-cell office:value-type="float" office:value="20.8279" calcext:value-type="float">
            <text:p>20.8279</text:p>
          </table:table-cell>
          <table:table-cell office:value-type="float" office:value="18.9123" calcext:value-type="float">
            <text:p>18.9123</text:p>
          </table:table-cell>
          <table:table-cell office:value-type="float" office:value="20.1" calcext:value-type="float">
            <text:p>20.1</text:p>
          </table:table-cell>
          <table:table-cell office:value-type="float" office:value="19.8554" calcext:value-type="float">
            <text:p>19.8554</text:p>
          </table:table-cell>
          <table:table-cell office:value-type="float" office:value="20.1652" calcext:value-type="float">
            <text:p>20.1652</text:p>
          </table:table-cell>
          <table:table-cell office:value-type="float" office:value="21.9806" calcext:value-type="float">
            <text:p>21.9806</text:p>
          </table:table-cell>
          <table:table-cell office:value-type="float" office:value="19.6286" calcext:value-type="float">
            <text:p>19.6286</text:p>
          </table:table-cell>
          <table:table-cell office:value-type="float" office:value="21.8955" calcext:value-type="float">
            <text:p>21.8955</text:p>
          </table:table-cell>
          <table:table-cell office:value-type="float" office:value="7.31409" calcext:value-type="float">
            <text:p>7.31409</text:p>
          </table:table-cell>
          <table:table-cell office:value-type="float" office:value="19.597" calcext:value-type="float">
            <text:p>19.597</text:p>
          </table:table-cell>
          <table:table-cell office:value-type="float" office:value="20.182" calcext:value-type="float">
            <text:p>20.182</text:p>
          </table:table-cell>
          <table:table-cell office:value-type="float" office:value="20.6789" calcext:value-type="float">
            <text:p>20.6789</text:p>
          </table:table-cell>
          <table:table-cell office:value-type="float" office:value="19.5254" calcext:value-type="float">
            <text:p>19.5254</text:p>
          </table:table-cell>
          <table:table-cell office:value-type="float" office:value="20.2794" calcext:value-type="float">
            <text:p>20.2794</text:p>
          </table:table-cell>
          <table:table-cell office:value-type="float" office:value="20.1202" calcext:value-type="float">
            <text:p>20.1202</text:p>
          </table:table-cell>
          <table:table-cell office:value-type="float" office:value="20.8365" calcext:value-type="float">
            <text:p>20.8365</text:p>
          </table:table-cell>
          <table:table-cell office:value-type="float" office:value="22.0056" calcext:value-type="float">
            <text:p>22.0056</text:p>
          </table:table-cell>
          <table:table-cell office:value-type="float" office:value="20.1" calcext:value-type="float">
            <text:p>20.1</text:p>
          </table:table-cell>
          <table:table-cell office:value-type="float" office:value="19.9355" calcext:value-type="float">
            <text:p>19.9355</text:p>
          </table:table-cell>
          <table:table-cell office:value-type="float" office:value="20.0597" calcext:value-type="float">
            <text:p>20.0597</text:p>
          </table:table-cell>
          <table:table-cell office:value-type="float" office:value="0" calcext:value-type="float">
            <text:p>0</text:p>
          </table:table-cell>
          <table:table-cell office:value-type="float" office:value="21.1284" calcext:value-type="float">
            <text:p>21.1284</text:p>
          </table:table-cell>
          <table:table-cell office:value-type="float" office:value="20.3265" calcext:value-type="float">
            <text:p>20.3265</text:p>
          </table:table-cell>
          <table:table-cell table:number-columns-repeated="6" office:value-type="float" office:value="15.6748" calcext:value-type="float">
            <text:p>15.674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8" calcext:value-type="float">
            <text:p>118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1.51155" calcext:value-type="float">
            <text:p>1.51155</text:p>
          </table:table-cell>
          <table:table-cell office:value-type="float" office:value="3.26481" calcext:value-type="float">
            <text:p>3.26481</text:p>
          </table:table-cell>
          <table:table-cell office:value-type="float" office:value="1.88631" calcext:value-type="float">
            <text:p>1.88631</text:p>
          </table:table-cell>
          <table:table-cell office:value-type="float" office:value="1.47649" calcext:value-type="float">
            <text:p>1.47649</text:p>
          </table:table-cell>
          <table:table-cell office:value-type="float" office:value="1.7806" calcext:value-type="float">
            <text:p>1.7806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2.0763" calcext:value-type="float">
            <text:p>2.0763</text:p>
          </table:table-cell>
          <table:table-cell office:value-type="float" office:value="4.30858" calcext:value-type="float">
            <text:p>4.30858</text:p>
          </table:table-cell>
          <table:table-cell office:value-type="float" office:value="0.809541" calcext:value-type="float">
            <text:p>0.809541</text:p>
          </table:table-cell>
          <table:table-cell office:value-type="float" office:value="1.90476" calcext:value-type="float">
            <text:p>1.90476</text:p>
          </table:table-cell>
          <table:table-cell office:value-type="float" office:value="0.420575" calcext:value-type="float">
            <text:p>0.420575</text:p>
          </table:table-cell>
          <table:table-cell office:value-type="float" office:value="4.93572" calcext:value-type="float">
            <text:p>4.93572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3.19885" calcext:value-type="float">
            <text:p>3.19885</text:p>
          </table:table-cell>
          <table:table-cell office:value-type="float" office:value="1.46342" calcext:value-type="float">
            <text:p>1.46342</text:p>
          </table:table-cell>
          <table:table-cell office:value-type="float" office:value="2.64636" calcext:value-type="float">
            <text:p>2.64636</text:p>
          </table:table-cell>
          <table:table-cell office:value-type="float" office:value="2.36808" calcext:value-type="float">
            <text:p>2.36808</text:p>
          </table:table-cell>
          <table:table-cell office:value-type="float" office:value="2.0763" calcext:value-type="float">
            <text:p>2.0763</text:p>
          </table:table-cell>
          <table:table-cell office:value-type="float" office:value="1.5177" calcext:value-type="float">
            <text:p>1.5177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1.3721" calcext:value-type="float">
            <text:p>1.3721</text:p>
          </table:table-cell>
          <table:table-cell office:value-type="float" office:value="1.59418" calcext:value-type="float">
            <text:p>1.59418</text:p>
          </table:table-cell>
          <table:table-cell office:value-type="float" office:value="1.52729" calcext:value-type="float">
            <text:p>1.52729</text:p>
          </table:table-cell>
          <table:table-cell office:value-type="float" office:value="1.6147" calcext:value-type="float">
            <text:p>1.6147</text:p>
          </table:table-cell>
          <table:table-cell office:value-type="float" office:value="20.626" calcext:value-type="float">
            <text:p>20.626</text:p>
          </table:table-cell>
          <table:table-cell office:value-type="float" office:value="3.48836" calcext:value-type="float">
            <text:p>3.48836</text:p>
          </table:table-cell>
          <table:table-cell office:value-type="float" office:value="1.91294" calcext:value-type="float">
            <text:p>1.91294</text:p>
          </table:table-cell>
          <table:table-cell office:value-type="float" office:value="2.13462" calcext:value-type="float">
            <text:p>2.13462</text:p>
          </table:table-cell>
          <table:table-cell office:value-type="float" office:value="1.73796" calcext:value-type="float">
            <text:p>1.73796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0.473517" calcext:value-type="float">
            <text:p>0.473517</text:p>
          </table:table-cell>
          <table:table-cell office:value-type="float" office:value="1.98469" calcext:value-type="float">
            <text:p>1.98469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1.61899" calcext:value-type="float">
            <text:p>1.61899</text:p>
          </table:table-cell>
          <table:table-cell office:value-type="float" office:value="1.67084" calcext:value-type="float">
            <text:p>1.67084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20.5718" calcext:value-type="float">
            <text:p>20.5718</text:p>
          </table:table-cell>
          <table:table-cell office:value-type="float" office:value="1.59873" calcext:value-type="float">
            <text:p>1.59873</text:p>
          </table:table-cell>
          <table:table-cell office:value-type="float" office:value="2.04787" calcext:value-type="float">
            <text:p>2.04787</text:p>
          </table:table-cell>
          <table:table-cell office:value-type="float" office:value="1.16722" calcext:value-type="float">
            <text:p>1.16722</text:p>
          </table:table-cell>
          <table:table-cell office:value-type="float" office:value="5.35657" calcext:value-type="float">
            <text:p>5.35657</text:p>
          </table:table-cell>
          <table:table-cell office:value-type="float" office:value="1.27491" calcext:value-type="float">
            <text:p>1.27491</text:p>
          </table:table-cell>
          <table:table-cell office:value-type="float" office:value="3.60459" calcext:value-type="float">
            <text:p>3.60459</text:p>
          </table:table-cell>
          <table:table-cell office:value-type="float" office:value="1.62342" calcext:value-type="float">
            <text:p>1.62342</text:p>
          </table:table-cell>
          <table:table-cell office:value-type="float" office:value="2.4487" calcext:value-type="float">
            <text:p>2.4487</text:p>
          </table:table-cell>
          <table:table-cell office:value-type="float" office:value="1.53638" calcext:value-type="float">
            <text:p>1.53638</text:p>
          </table:table-cell>
          <table:table-cell office:value-type="float" office:value="1.59041" calcext:value-type="float">
            <text:p>1.59041</text:p>
          </table:table-cell>
          <table:table-cell office:value-type="float" office:value="1.52536" calcext:value-type="float">
            <text:p>1.52536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1.54205" calcext:value-type="float">
            <text:p>1.54205</text:p>
          </table:table-cell>
          <table:table-cell office:value-type="float" office:value="1.88474" calcext:value-type="float">
            <text:p>1.88474</text:p>
          </table:table-cell>
          <table:table-cell office:value-type="float" office:value="2.28496" calcext:value-type="float">
            <text:p>2.28496</text:p>
          </table:table-cell>
          <table:table-cell office:value-type="float" office:value="1.53028" calcext:value-type="float">
            <text:p>1.53028</text:p>
          </table:table-cell>
          <table:table-cell office:value-type="float" office:value="2.01977" calcext:value-type="float">
            <text:p>2.01977</text:p>
          </table:table-cell>
          <table:table-cell office:value-type="float" office:value="1.28027" calcext:value-type="float">
            <text:p>1.28027</text:p>
          </table:table-cell>
          <table:table-cell office:value-type="float" office:value="2.14179" calcext:value-type="float">
            <text:p>2.14179</text:p>
          </table:table-cell>
          <table:table-cell office:value-type="float" office:value="1.67896" calcext:value-type="float">
            <text:p>1.67896</text:p>
          </table:table-cell>
          <table:table-cell office:value-type="float" office:value="1.81772" calcext:value-type="float">
            <text:p>1.81772</text:p>
          </table:table-cell>
          <table:table-cell office:value-type="float" office:value="1.27858" calcext:value-type="float">
            <text:p>1.27858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14.042" calcext:value-type="float">
            <text:p>14.042</text:p>
          </table:table-cell>
          <table:table-cell office:value-type="float" office:value="1.91807" calcext:value-type="float">
            <text:p>1.91807</text:p>
          </table:table-cell>
          <table:table-cell office:value-type="float" office:value="2.53666" calcext:value-type="float">
            <text:p>2.53666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335927" calcext:value-type="float">
            <text:p>0.335927</text:p>
          </table:table-cell>
          <table:table-cell office:value-type="float" office:value="1.48641" calcext:value-type="float">
            <text:p>1.48641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430374" calcext:value-type="float">
            <text:p>0.430374</text:p>
          </table:table-cell>
          <table:table-cell office:value-type="float" office:value="2.01924" calcext:value-type="float">
            <text:p>2.01924</text:p>
          </table:table-cell>
          <table:table-cell office:value-type="float" office:value="0.846244" calcext:value-type="float">
            <text:p>0.846244</text:p>
          </table:table-cell>
          <table:table-cell office:value-type="float" office:value="2.19772" calcext:value-type="float">
            <text:p>2.19772</text:p>
          </table:table-cell>
          <table:table-cell office:value-type="float" office:value="0.919884" calcext:value-type="float">
            <text:p>0.919884</text:p>
          </table:table-cell>
          <table:table-cell office:value-type="float" office:value="14.042" calcext:value-type="float">
            <text:p>14.042</text:p>
          </table:table-cell>
          <table:table-cell office:value-type="float" office:value="1.58548" calcext:value-type="float">
            <text:p>1.58548</text:p>
          </table:table-cell>
          <table:table-cell office:value-type="float" office:value="1.18448" calcext:value-type="float">
            <text:p>1.18448</text:p>
          </table:table-cell>
          <table:table-cell office:value-type="float" office:value="2.06965" calcext:value-type="float">
            <text:p>2.06965</text:p>
          </table:table-cell>
          <table:table-cell office:value-type="float" office:value="1.65091" calcext:value-type="float">
            <text:p>1.65091</text:p>
          </table:table-cell>
          <table:table-cell office:value-type="float" office:value="20.8178" calcext:value-type="float">
            <text:p>20.8178</text:p>
          </table:table-cell>
          <table:table-cell office:value-type="float" office:value="4.34571" calcext:value-type="float">
            <text:p>4.34571</text:p>
          </table:table-cell>
          <table:table-cell office:value-type="float" office:value="1.24542" calcext:value-type="float">
            <text:p>1.24542</text:p>
          </table:table-cell>
          <table:table-cell office:value-type="float" office:value="1.47219" calcext:value-type="float">
            <text:p>1.47219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1.75735" calcext:value-type="float">
            <text:p>1.75735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20.5288" calcext:value-type="float">
            <text:p>20.5288</text:p>
          </table:table-cell>
          <table:table-cell office:value-type="float" office:value="1.01683" calcext:value-type="float">
            <text:p>1.01683</text:p>
          </table:table-cell>
          <table:table-cell office:value-type="float" office:value="1.63328" calcext:value-type="float">
            <text:p>1.63328</text:p>
          </table:table-cell>
          <table:table-cell office:value-type="float" office:value="1.53215" calcext:value-type="float">
            <text:p>1.53215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2.0752" calcext:value-type="float">
            <text:p>2.0752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3.25947" calcext:value-type="float">
            <text:p>3.25947</text:p>
          </table:table-cell>
          <table:table-cell office:value-type="float" office:value="2.63469" calcext:value-type="float">
            <text:p>2.63469</text:p>
          </table:table-cell>
          <table:table-cell office:value-type="float" office:value="3.07036" calcext:value-type="float">
            <text:p>3.07036</text:p>
          </table:table-cell>
          <table:table-cell office:value-type="float" office:value="0.43116" calcext:value-type="float">
            <text:p>0.43116</text:p>
          </table:table-cell>
          <table:table-cell office:value-type="float" office:value="2.49026" calcext:value-type="float">
            <text:p>2.49026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1.68043" calcext:value-type="float">
            <text:p>1.68043</text:p>
          </table:table-cell>
          <table:table-cell office:value-type="float" office:value="2.02387" calcext:value-type="float">
            <text:p>2.02387</text:p>
          </table:table-cell>
          <table:table-cell office:value-type="float" office:value="0.95757" calcext:value-type="float">
            <text:p>0.95757</text:p>
          </table:table-cell>
          <table:table-cell office:value-type="float" office:value="2.0752" calcext:value-type="float">
            <text:p>2.0752</text:p>
          </table:table-cell>
          <table:table-cell office:value-type="float" office:value="0.924037" calcext:value-type="float">
            <text:p>0.924037</text:p>
          </table:table-cell>
          <table:table-cell office:value-type="float" office:value="13.9612" calcext:value-type="float">
            <text:p>13.9612</text:p>
          </table:table-cell>
          <table:table-cell office:value-type="float" office:value="1.59689" calcext:value-type="float">
            <text:p>1.59689</text:p>
          </table:table-cell>
          <table:table-cell office:value-type="float" office:value="0.947724" calcext:value-type="float">
            <text:p>0.947724</text:p>
          </table:table-cell>
          <table:table-cell office:value-type="float" office:value="0.530524" calcext:value-type="float">
            <text:p>0.530524</text:p>
          </table:table-cell>
          <table:table-cell office:value-type="float" office:value="1.89211" calcext:value-type="float">
            <text:p>1.89211</text:p>
          </table:table-cell>
          <table:table-cell office:value-type="float" office:value="1.8661" calcext:value-type="float">
            <text:p>1.8661</text:p>
          </table:table-cell>
          <table:table-cell office:value-type="float" office:value="4.98145" calcext:value-type="float">
            <text:p>4.98145</text:p>
          </table:table-cell>
          <table:table-cell office:value-type="float" office:value="1.16097" calcext:value-type="float">
            <text:p>1.16097</text:p>
          </table:table-cell>
          <table:table-cell office:value-type="float" office:value="1.10533" calcext:value-type="float">
            <text:p>1.10533</text:p>
          </table:table-cell>
          <table:table-cell office:value-type="float" office:value="1.98991" calcext:value-type="float">
            <text:p>1.98991</text:p>
          </table:table-cell>
          <table:table-cell office:value-type="float" office:value="4.33015" calcext:value-type="float">
            <text:p>4.33015</text:p>
          </table:table-cell>
          <table:table-cell office:value-type="float" office:value="1.88057" calcext:value-type="float">
            <text:p>1.88057</text:p>
          </table:table-cell>
          <table:table-cell office:value-type="float" office:value="21.1284" calcext:value-type="float">
            <text:p>21.1284</text:p>
          </table:table-cell>
          <table:table-cell office:value-type="float" office:value="0" calcext:value-type="float">
            <text:p>0</text:p>
          </table:table-cell>
          <table:table-cell office:value-type="float" office:value="1.76772" calcext:value-type="float">
            <text:p>1.76772</text:p>
          </table:table-cell>
          <table:table-cell table:number-columns-repeated="6" office:value-type="float" office:value="5.75171" calcext:value-type="float">
            <text:p>5.751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9" calcext:value-type="float">
            <text:p>119</text:p>
          </table:table-cell>
          <table:table-cell office:value-type="float" office:value="4.68572" calcext:value-type="float">
            <text:p>4.68572</text:p>
          </table:table-cell>
          <table:table-cell office:value-type="float" office:value="0.50345" calcext:value-type="float">
            <text:p>0.50345</text:p>
          </table:table-cell>
          <table:table-cell office:value-type="float" office:value="1.6292" calcext:value-type="float">
            <text:p>1.6292</text:p>
          </table:table-cell>
          <table:table-cell office:value-type="float" office:value="0.880829" calcext:value-type="float">
            <text:p>0.880829</text:p>
          </table:table-cell>
          <table:table-cell office:value-type="float" office:value="1.4853" calcext:value-type="float">
            <text:p>1.4853</text:p>
          </table:table-cell>
          <table:table-cell office:value-type="float" office:value="0.0928872" calcext:value-type="float">
            <text:p>0.0928872</text:p>
          </table:table-cell>
          <table:table-cell office:value-type="float" office:value="2.48812" calcext:value-type="float">
            <text:p>2.48812</text:p>
          </table:table-cell>
          <table:table-cell office:value-type="float" office:value="0.782559" calcext:value-type="float">
            <text:p>0.782559</text:p>
          </table:table-cell>
          <table:table-cell office:value-type="float" office:value="5.1108" calcext:value-type="float">
            <text:p>5.1108</text:p>
          </table:table-cell>
          <table:table-cell office:value-type="float" office:value="2.48812" calcext:value-type="float">
            <text:p>2.48812</text:p>
          </table:table-cell>
          <table:table-cell office:value-type="float" office:value="0.983506" calcext:value-type="float">
            <text:p>0.983506</text:p>
          </table:table-cell>
          <table:table-cell office:value-type="float" office:value="2.08681" calcext:value-type="float">
            <text:p>2.08681</text:p>
          </table:table-cell>
          <table:table-cell office:value-type="float" office:value="4.68572" calcext:value-type="float">
            <text:p>4.68572</text:p>
          </table:table-cell>
          <table:table-cell office:value-type="float" office:value="1.90109" calcext:value-type="float">
            <text:p>1.90109</text:p>
          </table:table-cell>
          <table:table-cell office:value-type="float" office:value="3.28847" calcext:value-type="float">
            <text:p>3.28847</text:p>
          </table:table-cell>
          <table:table-cell office:value-type="float" office:value="1.04704" calcext:value-type="float">
            <text:p>1.04704</text:p>
          </table:table-cell>
          <table:table-cell office:value-type="float" office:value="2.13203" calcext:value-type="float">
            <text:p>2.13203</text:p>
          </table:table-cell>
          <table:table-cell office:value-type="float" office:value="0.652507" calcext:value-type="float">
            <text:p>0.652507</text:p>
          </table:table-cell>
          <table:table-cell office:value-type="float" office:value="0.782559" calcext:value-type="float">
            <text:p>0.782559</text:p>
          </table:table-cell>
          <table:table-cell office:value-type="float" office:value="2.39977" calcext:value-type="float">
            <text:p>2.39977</text:p>
          </table:table-cell>
          <table:table-cell office:value-type="float" office:value="0.453902" calcext:value-type="float">
            <text:p>0.453902</text:p>
          </table:table-cell>
          <table:table-cell office:value-type="float" office:value="0.397601" calcext:value-type="float">
            <text:p>0.397601</text:p>
          </table:table-cell>
          <table:table-cell office:value-type="float" office:value="0.774187" calcext:value-type="float">
            <text:p>0.774187</text:p>
          </table:table-cell>
          <table:table-cell office:value-type="float" office:value="0.356016" calcext:value-type="float">
            <text:p>0.356016</text:p>
          </table:table-cell>
          <table:table-cell office:value-type="float" office:value="2.03709" calcext:value-type="float">
            <text:p>2.03709</text:p>
          </table:table-cell>
          <table:table-cell office:value-type="float" office:value="18.8658" calcext:value-type="float">
            <text:p>18.8658</text:p>
          </table:table-cell>
          <table:table-cell office:value-type="float" office:value="4.01126" calcext:value-type="float">
            <text:p>4.01126</text:p>
          </table:table-cell>
          <table:table-cell office:value-type="float" office:value="0.453902" calcext:value-type="float">
            <text:p>0.453902</text:p>
          </table:table-cell>
          <table:table-cell office:value-type="float" office:value="0.783279" calcext:value-type="float">
            <text:p>0.783279</text:p>
          </table:table-cell>
          <table:table-cell office:value-type="float" office:value="0.158072" calcext:value-type="float">
            <text:p>0.158072</text:p>
          </table:table-cell>
          <table:table-cell office:value-type="float" office:value="5.20139" calcext:value-type="float">
            <text:p>5.20139</text:p>
          </table:table-cell>
          <table:table-cell office:value-type="float" office:value="2.23761" calcext:value-type="float">
            <text:p>2.23761</text:p>
          </table:table-cell>
          <table:table-cell office:value-type="float" office:value="0.274137" calcext:value-type="float">
            <text:p>0.274137</text:p>
          </table:table-cell>
          <table:table-cell office:value-type="float" office:value="0.538363" calcext:value-type="float">
            <text:p>0.538363</text:p>
          </table:table-cell>
          <table:table-cell office:value-type="float" office:value="0.190031" calcext:value-type="float">
            <text:p>0.190031</text:p>
          </table:table-cell>
          <table:table-cell office:value-type="float" office:value="0.51086" calcext:value-type="float">
            <text:p>0.51086</text:p>
          </table:table-cell>
          <table:table-cell office:value-type="float" office:value="0.546621" calcext:value-type="float">
            <text:p>0.546621</text:p>
          </table:table-cell>
          <table:table-cell office:value-type="float" office:value="0.23828" calcext:value-type="float">
            <text:p>0.23828</text:p>
          </table:table-cell>
          <table:table-cell office:value-type="float" office:value="19.7331" calcext:value-type="float">
            <text:p>19.7331</text:p>
          </table:table-cell>
          <table:table-cell office:value-type="float" office:value="0.546621" calcext:value-type="float">
            <text:p>0.546621</text:p>
          </table:table-cell>
          <table:table-cell office:value-type="float" office:value="0.284092" calcext:value-type="float">
            <text:p>0.284092</text:p>
          </table:table-cell>
          <table:table-cell office:value-type="float" office:value="0.811615" calcext:value-type="float">
            <text:p>0.811615</text:p>
          </table:table-cell>
          <table:table-cell office:value-type="float" office:value="5.20139" calcext:value-type="float">
            <text:p>5.20139</text:p>
          </table:table-cell>
          <table:table-cell office:value-type="float" office:value="1.90502" calcext:value-type="float">
            <text:p>1.90502</text:p>
          </table:table-cell>
          <table:table-cell office:value-type="float" office:value="3.76273" calcext:value-type="float">
            <text:p>3.76273</text:p>
          </table:table-cell>
          <table:table-cell office:value-type="float" office:value="0.975607" calcext:value-type="float">
            <text:p>0.975607</text:p>
          </table:table-cell>
          <table:table-cell office:value-type="float" office:value="2.23867" calcext:value-type="float">
            <text:p>2.23867</text:p>
          </table:table-cell>
          <table:table-cell office:value-type="float" office:value="0.82946" calcext:value-type="float">
            <text:p>0.82946</text:p>
          </table:table-cell>
          <table:table-cell office:value-type="float" office:value="0.23828" calcext:value-type="float">
            <text:p>0.23828</text:p>
          </table:table-cell>
          <table:table-cell office:value-type="float" office:value="2.83551" calcext:value-type="float">
            <text:p>2.83551</text:p>
          </table:table-cell>
          <table:table-cell office:value-type="float" office:value="0.376516" calcext:value-type="float">
            <text:p>0.376516</text:p>
          </table:table-cell>
          <table:table-cell office:value-type="float" office:value="0.300584" calcext:value-type="float">
            <text:p>0.300584</text:p>
          </table:table-cell>
          <table:table-cell office:value-type="float" office:value="0.462014" calcext:value-type="float">
            <text:p>0.462014</text:p>
          </table:table-cell>
          <table:table-cell office:value-type="float" office:value="0.769978" calcext:value-type="float">
            <text:p>0.769978</text:p>
          </table:table-cell>
          <table:table-cell office:value-type="float" office:value="0.732064" calcext:value-type="float">
            <text:p>0.732064</text:p>
          </table:table-cell>
          <table:table-cell office:value-type="float" office:value="1.01229" calcext:value-type="float">
            <text:p>1.01229</text:p>
          </table:table-cell>
          <table:table-cell office:value-type="float" office:value="1.90109" calcext:value-type="float">
            <text:p>1.90109</text:p>
          </table:table-cell>
          <table:table-cell office:value-type="float" office:value="0.376516" calcext:value-type="float">
            <text:p>0.376516</text:p>
          </table:table-cell>
          <table:table-cell office:value-type="float" office:value="0.391701" calcext:value-type="float">
            <text:p>0.391701</text:p>
          </table:table-cell>
          <table:table-cell office:value-type="float" office:value="1.21683" calcext:value-type="float">
            <text:p>1.21683</text:p>
          </table:table-cell>
          <table:table-cell office:value-type="float" office:value="0.855025" calcext:value-type="float">
            <text:p>0.855025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0.449555" calcext:value-type="float">
            <text:p>0.449555</text:p>
          </table:table-cell>
          <table:table-cell office:value-type="float" office:value="13.1412" calcext:value-type="float">
            <text:p>13.1412</text:p>
          </table:table-cell>
          <table:table-cell office:value-type="float" office:value="1.21532" calcext:value-type="float">
            <text:p>1.21532</text:p>
          </table:table-cell>
          <table:table-cell office:value-type="float" office:value="1.20387" calcext:value-type="float">
            <text:p>1.20387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2.09088" calcext:value-type="float">
            <text:p>2.09088</text:p>
          </table:table-cell>
          <table:table-cell office:value-type="float" office:value="2.70673" calcext:value-type="float">
            <text:p>2.70673</text:p>
          </table:table-cell>
          <table:table-cell office:value-type="float" office:value="0.262426" calcext:value-type="float">
            <text:p>0.262426</text:p>
          </table:table-cell>
          <table:table-cell office:value-type="float" office:value="2.03753" calcext:value-type="float">
            <text:p>2.03753</text:p>
          </table:table-cell>
          <table:table-cell office:value-type="float" office:value="0.255971" calcext:value-type="float">
            <text:p>0.255971</text:p>
          </table:table-cell>
          <table:table-cell office:value-type="float" office:value="2.25074" calcext:value-type="float">
            <text:p>2.25074</text:p>
          </table:table-cell>
          <table:table-cell office:value-type="float" office:value="0.449555" calcext:value-type="float">
            <text:p>0.449555</text:p>
          </table:table-cell>
          <table:table-cell office:value-type="float" office:value="1.92087" calcext:value-type="float">
            <text:p>1.92087</text:p>
          </table:table-cell>
          <table:table-cell office:value-type="float" office:value="13.1412" calcext:value-type="float">
            <text:p>13.1412</text:p>
          </table:table-cell>
          <table:table-cell office:value-type="float" office:value="0.801397" calcext:value-type="float">
            <text:p>0.801397</text:p>
          </table:table-cell>
          <table:table-cell office:value-type="float" office:value="1.8748" calcext:value-type="float">
            <text:p>1.8748</text:p>
          </table:table-cell>
          <table:table-cell office:value-type="float" office:value="2.93336" calcext:value-type="float">
            <text:p>2.93336</text:p>
          </table:table-cell>
          <table:table-cell office:value-type="float" office:value="0.177978" calcext:value-type="float">
            <text:p>0.177978</text:p>
          </table:table-cell>
          <table:table-cell office:value-type="float" office:value="19.0569" calcext:value-type="float">
            <text:p>19.0569</text:p>
          </table:table-cell>
          <table:table-cell office:value-type="float" office:value="5.63296" calcext:value-type="float">
            <text:p>5.63296</text:p>
          </table:table-cell>
          <table:table-cell office:value-type="float" office:value="0.583614" calcext:value-type="float">
            <text:p>0.583614</text:p>
          </table:table-cell>
          <table:table-cell office:value-type="float" office:value="1.51737" calcext:value-type="float">
            <text:p>1.51737</text:p>
          </table:table-cell>
          <table:table-cell office:value-type="float" office:value="0.262426" calcext:value-type="float">
            <text:p>0.262426</text:p>
          </table:table-cell>
          <table:table-cell office:value-type="float" office:value="0.893903" calcext:value-type="float">
            <text:p>0.893903</text:p>
          </table:table-cell>
          <table:table-cell office:value-type="float" office:value="0.267322" calcext:value-type="float">
            <text:p>0.267322</text:p>
          </table:table-cell>
          <table:table-cell office:value-type="float" office:value="19.6891" calcext:value-type="float">
            <text:p>19.6891</text:p>
          </table:table-cell>
          <table:table-cell office:value-type="float" office:value="2.18674" calcext:value-type="float">
            <text:p>2.18674</text:p>
          </table:table-cell>
          <table:table-cell office:value-type="float" office:value="1.12561" calcext:value-type="float">
            <text:p>1.12561</text:p>
          </table:table-cell>
          <table:table-cell office:value-type="float" office:value="0.874719" calcext:value-type="float">
            <text:p>0.874719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0.706836" calcext:value-type="float">
            <text:p>0.706836</text:p>
          </table:table-cell>
          <table:table-cell office:value-type="float" office:value="13.0552" calcext:value-type="float">
            <text:p>13.0552</text:p>
          </table:table-cell>
          <table:table-cell office:value-type="float" office:value="1.88676" calcext:value-type="float">
            <text:p>1.88676</text:p>
          </table:table-cell>
          <table:table-cell office:value-type="float" office:value="0.867301" calcext:value-type="float">
            <text:p>0.867301</text:p>
          </table:table-cell>
          <table:table-cell office:value-type="float" office:value="3.54188" calcext:value-type="float">
            <text:p>3.54188</text:p>
          </table:table-cell>
          <table:table-cell office:value-type="float" office:value="1.93324" calcext:value-type="float">
            <text:p>1.93324</text:p>
          </table:table-cell>
          <table:table-cell office:value-type="float" office:value="2.96254" calcext:value-type="float">
            <text:p>2.96254</text:p>
          </table:table-cell>
          <table:table-cell office:value-type="float" office:value="0.263409" calcext:value-type="float">
            <text:p>0.263409</text:p>
          </table:table-cell>
          <table:table-cell office:value-type="float" office:value="0.652497" calcext:value-type="float">
            <text:p>0.652497</text:p>
          </table:table-cell>
          <table:table-cell office:value-type="float" office:value="0.262426" calcext:value-type="float">
            <text:p>0.262426</text:p>
          </table:table-cell>
          <table:table-cell office:value-type="float" office:value="2.03119" calcext:value-type="float">
            <text:p>2.03119</text:p>
          </table:table-cell>
          <table:table-cell office:value-type="float" office:value="0.706836" calcext:value-type="float">
            <text:p>0.706836</text:p>
          </table:table-cell>
          <table:table-cell office:value-type="float" office:value="1.91541" calcext:value-type="float">
            <text:p>1.91541</text:p>
          </table:table-cell>
          <table:table-cell office:value-type="float" office:value="13.0552" calcext:value-type="float">
            <text:p>13.0552</text:p>
          </table:table-cell>
          <table:table-cell office:value-type="float" office:value="1.29777" calcext:value-type="float">
            <text:p>1.29777</text:p>
          </table:table-cell>
          <table:table-cell office:value-type="float" office:value="1.59539" calcext:value-type="float">
            <text:p>1.59539</text:p>
          </table:table-cell>
          <table:table-cell office:value-type="float" office:value="1.86818" calcext:value-type="float">
            <text:p>1.86818</text:p>
          </table:table-cell>
          <table:table-cell office:value-type="float" office:value="0.959874" calcext:value-type="float">
            <text:p>0.959874</text:p>
          </table:table-cell>
          <table:table-cell office:value-type="float" office:value="0.0985995" calcext:value-type="float">
            <text:p>0.0985995</text:p>
          </table:table-cell>
          <table:table-cell office:value-type="float" office:value="6.31132" calcext:value-type="float">
            <text:p>6.31132</text:p>
          </table:table-cell>
          <table:table-cell office:value-type="float" office:value="0.68849" calcext:value-type="float">
            <text:p>0.68849</text:p>
          </table:table-cell>
          <table:table-cell office:value-type="float" office:value="1.92848" calcext:value-type="float">
            <text:p>1.92848</text:p>
          </table:table-cell>
          <table:table-cell office:value-type="float" office:value="0.263409" calcext:value-type="float">
            <text:p>0.263409</text:p>
          </table:table-cell>
          <table:table-cell office:value-type="float" office:value="5.61587" calcext:value-type="float">
            <text:p>5.61587</text:p>
          </table:table-cell>
          <table:table-cell office:value-type="float" office:value="0.267322" calcext:value-type="float">
            <text:p>0.267322</text:p>
          </table:table-cell>
          <table:table-cell office:value-type="float" office:value="20.3265" calcext:value-type="float">
            <text:p>20.3265</text:p>
          </table:table-cell>
          <table:table-cell office:value-type="float" office:value="1.76772" calcext:value-type="float">
            <text:p>1.7677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.67213" calcext:value-type="float">
            <text:p>4.672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1" calcext:value-type="float">
            <text:p>121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2" calcext:value-type="float">
            <text:p>122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3" calcext:value-type="float">
            <text:p>123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4" calcext:value-type="float">
            <text:p>124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4.50257" calcext:value-type="float">
            <text:p>4.50257</text:p>
          </table:table-cell>
          <table:table-cell office:value-type="float" office:value="3.33101" calcext:value-type="float">
            <text:p>3.33101</text:p>
          </table:table-cell>
          <table:table-cell office:value-type="float" office:value="3.99105" calcext:value-type="float">
            <text:p>3.99105</text:p>
          </table:table-cell>
          <table:table-cell office:value-type="float" office:value="4.2974" calcext:value-type="float">
            <text:p>4.2974</text:p>
          </table:table-cell>
          <table:table-cell office:value-type="float" office:value="4.58677" calcext:value-type="float">
            <text:p>4.58677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6.54473" calcext:value-type="float">
            <text:p>6.54473</text:p>
          </table:table-cell>
          <table:table-cell office:value-type="float" office:value="3.93329" calcext:value-type="float">
            <text:p>3.93329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2.57687" calcext:value-type="float">
            <text:p>2.57687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3.15707" calcext:value-type="float">
            <text:p>3.15707</text:p>
          </table:table-cell>
          <table:table-cell office:value-type="float" office:value="4.68835" calcext:value-type="float">
            <text:p>4.68835</text:p>
          </table:table-cell>
          <table:table-cell office:value-type="float" office:value="3.93288" calcext:value-type="float">
            <text:p>3.93288</text:p>
          </table:table-cell>
          <table:table-cell office:value-type="float" office:value="4.88098" calcext:value-type="float">
            <text:p>4.8809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4.8501" calcext:value-type="float">
            <text:p>4.8501</text:p>
          </table:table-cell>
          <table:table-cell office:value-type="float" office:value="4.27636" calcext:value-type="float">
            <text:p>4.27636</text:p>
          </table:table-cell>
          <table:table-cell office:value-type="float" office:value="4.60128" calcext:value-type="float">
            <text:p>4.60128</text:p>
          </table:table-cell>
          <table:table-cell office:value-type="float" office:value="4.40781" calcext:value-type="float">
            <text:p>4.40781</text:p>
          </table:table-cell>
          <table:table-cell office:value-type="float" office:value="16.6305" calcext:value-type="float">
            <text:p>16.6305</text:p>
          </table:table-cell>
          <table:table-cell office:value-type="float" office:value="4.33208" calcext:value-type="float">
            <text:p>4.33208</text:p>
          </table:table-cell>
          <table:table-cell office:value-type="float" office:value="4.24187" calcext:value-type="float">
            <text:p>4.24187</text:p>
          </table:table-cell>
          <table:table-cell office:value-type="float" office:value="3.91037" calcext:value-type="float">
            <text:p>3.91037</text:p>
          </table:table-cell>
          <table:table-cell office:value-type="float" office:value="4.8242" calcext:value-type="float">
            <text:p>4.8242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04857" calcext:value-type="float">
            <text:p>6.04857</text:p>
          </table:table-cell>
          <table:table-cell office:value-type="float" office:value="4.41588" calcext:value-type="float">
            <text:p>4.41588</text:p>
          </table:table-cell>
          <table:table-cell office:value-type="float" office:value="5.06611" calcext:value-type="float">
            <text:p>5.06611</text:p>
          </table:table-cell>
          <table:table-cell office:value-type="float" office:value="4.6526" calcext:value-type="float">
            <text:p>4.6526</text:p>
          </table:table-cell>
          <table:table-cell office:value-type="float" office:value="4.3518" calcext:value-type="float">
            <text:p>4.3518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15.0717" calcext:value-type="float">
            <text:p>15.0717</text:p>
          </table:table-cell>
          <table:table-cell office:value-type="float" office:value="5.21817" calcext:value-type="float">
            <text:p>5.21817</text:p>
          </table:table-cell>
          <table:table-cell office:value-type="float" office:value="4.49574" calcext:value-type="float">
            <text:p>4.4957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2.94008" calcext:value-type="float">
            <text:p>2.94008</text:p>
          </table:table-cell>
          <table:table-cell office:value-type="float" office:value="6.49408" calcext:value-type="float">
            <text:p>6.49408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1767" calcext:value-type="float">
            <text:p>4.1767</text:p>
          </table:table-cell>
          <table:table-cell office:value-type="float" office:value="3.47739" calcext:value-type="float">
            <text:p>3.47739</text:p>
          </table:table-cell>
          <table:table-cell office:value-type="float" office:value="5.50159" calcext:value-type="float">
            <text:p>5.50159</text:p>
          </table:table-cell>
          <table:table-cell office:value-type="float" office:value="4.63757" calcext:value-type="float">
            <text:p>4.63757</text:p>
          </table:table-cell>
          <table:table-cell office:value-type="float" office:value="5.52078" calcext:value-type="float">
            <text:p>5.52078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63706" calcext:value-type="float">
            <text:p>4.63706</text:p>
          </table:table-cell>
          <table:table-cell office:value-type="float" office:value="4.24713" calcext:value-type="float">
            <text:p>4.24713</text:p>
          </table:table-cell>
          <table:table-cell office:value-type="float" office:value="3.90445" calcext:value-type="float">
            <text:p>3.90445</text:p>
          </table:table-cell>
          <table:table-cell office:value-type="float" office:value="4.35392" calcext:value-type="float">
            <text:p>4.35392</text:p>
          </table:table-cell>
          <table:table-cell office:value-type="float" office:value="3.83559" calcext:value-type="float">
            <text:p>3.83559</text:p>
          </table:table-cell>
          <table:table-cell office:value-type="float" office:value="6.49222" calcext:value-type="float">
            <text:p>6.49222</text:p>
          </table:table-cell>
          <table:table-cell office:value-type="float" office:value="4.45755" calcext:value-type="float">
            <text:p>4.45755</text:p>
          </table:table-cell>
          <table:table-cell office:value-type="float" office:value="4.42423" calcext:value-type="float">
            <text:p>4.42423</text:p>
          </table:table-cell>
          <table:table-cell office:value-type="float" office:value="3.94558" calcext:value-type="float">
            <text:p>3.94558</text:p>
          </table:table-cell>
          <table:table-cell office:value-type="float" office:value="5.49241" calcext:value-type="float">
            <text:p>5.49241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3.47138" calcext:value-type="float">
            <text:p>3.47138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91548" calcext:value-type="float">
            <text:p>5.91548</text:p>
          </table:table-cell>
          <table:table-cell office:value-type="float" office:value="5.35593" calcext:value-type="float">
            <text:p>5.35593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17415" calcext:value-type="float">
            <text:p>6.17415</text:p>
          </table:table-cell>
          <table:table-cell office:value-type="float" office:value="4.50863" calcext:value-type="float">
            <text:p>4.50863</text:p>
          </table:table-cell>
          <table:table-cell office:value-type="float" office:value="6.54956" calcext:value-type="float">
            <text:p>6.54956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8.47397" calcext:value-type="float">
            <text:p>8.47397</text:p>
          </table:table-cell>
          <table:table-cell office:value-type="float" office:value="4.27255" calcext:value-type="float">
            <text:p>4.27255</text:p>
          </table:table-cell>
          <table:table-cell office:value-type="float" office:value="6.44235" calcext:value-type="float">
            <text:p>6.44235</text:p>
          </table:table-cell>
          <table:table-cell office:value-type="float" office:value="4.8486" calcext:value-type="float">
            <text:p>4.8486</text:p>
          </table:table-cell>
          <table:table-cell office:value-type="float" office:value="4.84519" calcext:value-type="float">
            <text:p>4.84519</text:p>
          </table:table-cell>
          <table:table-cell office:value-type="float" office:value="16.8373" calcext:value-type="float">
            <text:p>16.8373</text:p>
          </table:table-cell>
          <table:table-cell office:value-type="float" office:value="6.85227" calcext:value-type="float">
            <text:p>6.85227</text:p>
          </table:table-cell>
          <table:table-cell office:value-type="float" office:value="5.14105" calcext:value-type="float">
            <text:p>5.14105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6.61028" calcext:value-type="float">
            <text:p>6.61028</text:p>
          </table:table-cell>
          <table:table-cell office:value-type="float" office:value="5.79574" calcext:value-type="float">
            <text:p>5.79574</text:p>
          </table:table-cell>
          <table:table-cell office:value-type="float" office:value="5.54683" calcext:value-type="float">
            <text:p>5.54683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33964" calcext:value-type="float">
            <text:p>4.33964</text:p>
          </table:table-cell>
          <table:table-cell office:value-type="float" office:value="4.18535" calcext:value-type="float">
            <text:p>4.18535</text:p>
          </table:table-cell>
          <table:table-cell office:value-type="float" office:value="5.55722" calcext:value-type="float">
            <text:p>5.55722</text:p>
          </table:table-cell>
          <table:table-cell office:value-type="float" office:value="4.2192" calcext:value-type="float">
            <text:p>4.2192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4.26172" calcext:value-type="float">
            <text:p>4.26172</text:p>
          </table:table-cell>
          <table:table-cell office:value-type="float" office:value="4.49752" calcext:value-type="float">
            <text:p>4.49752</text:p>
          </table:table-cell>
          <table:table-cell office:value-type="float" office:value="6.47914" calcext:value-type="float">
            <text:p>6.47914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6.38011" calcext:value-type="float">
            <text:p>6.38011</text:p>
          </table:table-cell>
          <table:table-cell office:value-type="float" office:value="8.38712" calcext:value-type="float">
            <text:p>8.38712</text:p>
          </table:table-cell>
          <table:table-cell office:value-type="float" office:value="4.15482" calcext:value-type="float">
            <text:p>4.15482</text:p>
          </table:table-cell>
          <table:table-cell office:value-type="float" office:value="4.86432" calcext:value-type="float">
            <text:p>4.86432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3.9525" calcext:value-type="float">
            <text:p>3.9525</text:p>
          </table:table-cell>
          <table:table-cell office:value-type="float" office:value="4.61868" calcext:value-type="float">
            <text:p>4.61868</text:p>
          </table:table-cell>
          <table:table-cell office:value-type="float" office:value="7.44125" calcext:value-type="float">
            <text:p>7.44125</text:p>
          </table:table-cell>
          <table:table-cell office:value-type="float" office:value="5.23084" calcext:value-type="float">
            <text:p>5.23084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43648" calcext:value-type="float">
            <text:p>4.43648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5.75171" calcext:value-type="float">
            <text:p>5.75171</text:p>
          </table:table-cell>
          <table:table-cell office:value-type="float" office:value="4.67213" calcext:value-type="float">
            <text:p>4.6721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6" calcext:value-type="float">
            <text:p>126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7" calcext:value-type="float">
            <text:p>127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8" calcext:value-type="float">
            <text:p>128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9" calcext:value-type="float">
            <text:p>129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31" calcext:value-type="float">
            <text:p>131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7">
          <table:table-cell table:number-columns-repeated="140"/>
        </table:table-row>
        <table:table-row table:style-name="ro1">
          <table:table-cell/>
          <table:table-cell office:value-type="float" office:value="18.8149" calcext:value-type="float">
            <text:p>18.8149</text:p>
          </table:table-cell>
          <table:table-cell table:formula="of:=[.B143]/41" office:value-type="float" office:value="0.4589" calcext:value-type="float">
            <text:p>0.4589</text:p>
          </table:table-cell>
          <table:table-cell table:number-columns-repeated="137"/>
        </table:table-row>
        <table:table-row table:style-name="ro1">
          <table:table-cell/>
          <table:table-cell office:value-type="float" office:value="0.211656" calcext:value-type="float">
            <text:p>0.211656</text:p>
          </table:table-cell>
          <table:table-cell table:formula="of:=[.B144]/41" office:value-type="float" office:value="0.00516234146341463" calcext:value-type="float">
            <text:p>0.005162341463415</text:p>
          </table:table-cell>
          <table:table-cell table:number-columns-repeated="137"/>
        </table:table-row>
        <table:table-row table:style-name="ro1">
          <table:table-cell/>
          <table:table-cell office:value-type="float" office:value="19.0105" calcext:value-type="float">
            <text:p>19.0105</text:p>
          </table:table-cell>
          <table:table-cell table:formula="of:=[.B145]/41" office:value-type="float" office:value="0.463670731707317" calcext:value-type="float">
            <text:p>0.463670731707317</text:p>
          </table:table-cell>
          <table:table-cell table:formula="of:=[.C145]+[.C144]" office:value-type="float" office:value="0.468833073170732" calcext:value-type="float">
            <text:p>0.468833073170732</text:p>
          </table:table-cell>
          <table:table-cell table:number-columns-repeated="1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3" loext:min-decimal-places="3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number-style style:name="N135">
      <number:number number:decimal-places="5" loext:min-decimal-places="5" number:min-integer-digits="1" number:grouping="true"/>
    </number:number-style>
    <number:number-style style:name="N136">
      <number:number number:decimal-places="6" loext:min-decimal-places="6" number:min-integer-digits="1" number:grouping="true"/>
    </number:number-style>
    <number:number-style style:name="N137">
      <number:number number:decimal-places="7" loext:min-decimal-places="7" number:min-integer-digits="1" number:grouping="true"/>
    </number:number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14" loext:min-decimal-places="14" number:min-integer-digits="1"/>
    </number:number-style>
    <number:number-style style:name="N141">
      <number:number number:decimal-places="15" loext:min-decimal-places="15" number:min-integer-digits="1"/>
    </number:number-style>
    <number:number-style style:name="N142">
      <number:number number:decimal-places="16" loext:min-decimal-places="16" number:min-integer-digits="1"/>
    </number:number-style>
    <number:number-style style:name="N143">
      <number:number number:decimal-places="17" loext:min-decimal-places="17" number:min-integer-digits="1"/>
    </number:number-style>
    <number:number-style style:name="N144">
      <number:number number:decimal-places="18" loext:min-decimal-places="18" number:min-integer-digits="1"/>
    </number:number-style>
    <number:number-style style:name="N14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11:01:06.477610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56:46.557206862</meta:creation-date>
    <dc:date>2022-08-17T14:36:49.520396637</dc:date>
    <meta:editing-duration>P9DT8H38M10S</meta:editing-duration>
    <meta:editing-cycles>28</meta:editing-cycles>
    <meta:generator>LibreOffice/6.4.7.2$Linux_X86_64 LibreOffice_project/40$Build-2</meta:generator>
    <meta:document-statistic meta:table-count="2" meta:cell-count="20158" meta:object-count="0"/>
  </office:meta>
</office:document-meta>
</file>